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96.86pt"/>
    </style:style>
    <style:style style:name="co3" style:family="table-column">
      <style:table-column-properties fo:break-before="auto" style:column-width="50pt"/>
    </style:style>
    <style:style style:name="co4" style:family="table-column">
      <style:table-column-properties fo:break-before="auto" style:column-width="28.54pt"/>
    </style:style>
    <style:style style:name="co5" style:family="table-column">
      <style:table-column-properties fo:break-before="auto" style:column-width="38.89pt"/>
    </style:style>
    <style:style style:name="co6" style:family="table-column">
      <style:table-column-properties fo:break-before="auto" style:column-width="30.95pt"/>
    </style:style>
    <style:style style:name="co7" style:family="table-column">
      <style:table-column-properties fo:break-before="auto" style:column-width="40.51pt"/>
    </style:style>
    <style:style style:name="co8" style:family="table-column">
      <style:table-column-properties fo:break-before="auto" style:column-width="66.64pt"/>
    </style:style>
    <style:style style:name="co9" style:family="table-column">
      <style:table-column-properties fo:break-before="auto" style:column-width="60.35pt"/>
    </style:style>
    <style:style style:name="co10" style:family="table-column">
      <style:table-column-properties fo:break-before="auto" style:column-width="44.45pt"/>
    </style:style>
    <style:style style:name="co11" style:family="table-column">
      <style:table-column-properties fo:break-before="auto" style:column-width="214.3pt"/>
    </style:style>
    <style:style style:name="co12" style:family="table-column">
      <style:table-column-properties fo:break-before="auto" style:column-width="199.25pt"/>
    </style:style>
    <style:style style:name="co13" style:family="table-column">
      <style:table-column-properties fo:break-before="auto" style:column-width="55.56pt"/>
    </style:style>
    <style:style style:name="co14" style:family="table-column">
      <style:table-column-properties fo:break-before="auto" style:column-width="53.94pt"/>
    </style:style>
    <style:style style:name="co15" style:family="table-column">
      <style:table-column-properties fo:break-before="auto" style:column-width="64.29pt"/>
    </style:style>
    <style:style style:name="co16" style:family="table-column">
      <style:table-column-properties fo:break-before="auto" style:column-width="42.04pt"/>
    </style:style>
    <style:style style:name="co17" style:family="table-column">
      <style:table-column-properties fo:break-before="auto" style:column-width="36.51pt"/>
    </style:style>
    <style:style style:name="co18" style:family="table-column">
      <style:table-column-properties fo:break-before="auto" style:column-width="231.76pt"/>
    </style:style>
    <style:style style:name="co19" style:family="table-column">
      <style:table-column-properties fo:break-before="auto" style:column-width="63.5pt"/>
    </style:style>
    <style:style style:name="co20" style:family="table-column">
      <style:table-column-properties fo:break-before="auto" style:column-width="92.86pt"/>
    </style:style>
    <style:style style:name="co21" style:family="table-column">
      <style:table-column-properties fo:break-before="auto" style:column-width="411.45pt"/>
    </style:style>
    <style:style style:name="co22" style:family="table-column">
      <style:table-column-properties fo:break-before="auto" style:column-width="159.51pt"/>
    </style:style>
    <style:style style:name="co23" style:family="table-column">
      <style:table-column-properties fo:break-before="auto" style:column-width="77.81pt"/>
    </style:style>
    <style:style style:name="co24" style:family="table-column">
      <style:table-column-properties fo:break-before="auto" style:column-width="116.65pt"/>
    </style:style>
    <style:style style:name="co25" style:family="table-column">
      <style:table-column-properties fo:break-before="auto" style:column-width="103.21pt"/>
    </style:style>
    <style:style style:name="co26" style:family="table-column">
      <style:table-column-properties fo:break-before="auto" style:column-width="51.59pt"/>
    </style:style>
    <style:style style:name="co27" style:family="table-column">
      <style:table-column-properties fo:break-before="auto" style:column-width="52.41pt"/>
    </style:style>
    <style:style style:name="co28" style:family="table-column">
      <style:table-column-properties fo:break-before="auto" style:column-width="30.16pt"/>
    </style:style>
    <style:style style:name="ro1" style:family="table-row">
      <style:table-row-properties style:row-height="14.06pt" fo:break-before="auto" style:use-optimal-row-height="true"/>
    </style:style>
    <style:style style:name="ro2" style:family="table-row">
      <style:table-row-properties style:row-height="14.14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2.84pt" fo:break-before="auto" style:use-optimal-row-height="true"/>
    </style:style>
    <style:style style:name="ro5" style:family="table-row">
      <style:table-row-properties style:row-height="12.84pt" fo:break-before="auto" style:use-optimal-row-height="false"/>
    </style:style>
    <style:style style:name="ta1" style:family="table" style:master-page-name="PageStyle_5f_Description">
      <style:table-properties table:display="true" style:writing-mode="lr-tb"/>
    </style:style>
    <style:style style:name="ta2" style:family="table" style:master-page-name="PageStyle_5f_NFL">
      <style:table-properties table:display="true" style:writing-mode="lr-tb"/>
    </style:style>
    <style:style style:name="ta3" style:family="table" style:master-page-name="PageStyle_5f_MLB">
      <style:table-properties table:display="true" style:writing-mode="lr-tb"/>
    </style:style>
    <style:style style:name="ta4" style:family="table" style:master-page-name="PageStyle_5f_NHL">
      <style:table-properties table:display="true" style:writing-mode="lr-tb"/>
    </style:style>
    <style:style style:name="ta5" style:family="table" style:master-page-name="PageStyle_5f_NCAAFB">
      <style:table-properties table:display="true" style:writing-mode="lr-tb"/>
    </style:style>
    <style:style style:name="ta6" style:family="table" style:master-page-name="PageStyle_5f_NCAABB">
      <style:table-properties table:display="true" style:writing-mode="lr-tb"/>
    </style:style>
    <number:number-style style:name="N10004" number:language="en" number:country="US">
      <number:number number:decimal-places="2" loext:min-decimal-places="2" number:min-integer-digits="1" number:grouping="true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text-style style:name="N10100" number:language="en" number:country="US">
      <number:text-content/>
    </number:text-style>
    <style:style style:name="ce1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rmal">
      <style:table-cell-properties fo:background-color="#b6d7a8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20_Built-in_20_Normal">
      <style:table-cell-properties fo:background-color="#b6d7a8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20_Built-in_20_Normal" style:data-style-name="N10127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Excel_20_Built-in_20_Normal" style:data-style-name="N10011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pt" style:writing-mode="page"/>
      <style:text-properties fo:color="#0000ff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Excel_20_Built-in_20_Normal" style:data-style-name="N121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Excel_20_Built-in_20_Normal" style:data-style-name="N10004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Excel_20_Built-in_20_Normal">
      <style:table-cell-properties fo:background-color="#b6d7a8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Excel_20_Built-in_20_Normal">
      <style:table-cell-properties fo:background-color="#b6d7a8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Excel_20_Built-in_20_Normal" style:data-style-name="N122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Excel_20_Built-in_20_Normal" style:data-style-name="N10127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Excel_20_Built-in_20_Normal" style:data-style-name="N10011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Excel_20_Built-in_20_Normal" style:data-style-name="N1010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pt" style:writing-mode="page"/>
      <style:text-properties fo:color="#0000ff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Excel_20_Built-in_20_Normal" style:data-style-name="N10004">
      <style:table-cell-properties fo:background-color="#b6d7a8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Excel_20_Built-in_20_Normal" style:data-style-name="N10004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Excel_20_Built-in_20_Normal" style:data-style-name="N10004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Excel_20_Built-in_20_Normal" style:data-style-name="N10011">
      <style:table-cell-properties fo:background-color="#b6d7a8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Excel_20_Built-in_20_Normal" style:data-style-name="N10011">
      <style:table-cell-properties fo:background-color="#b6d7a8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fo:color="#222222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Excel_20_Built-in_20_Normal">
      <style:table-cell-properties fo:background-color="#cfe2f3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Excel_20_Built-in_20_Normal">
      <style:table-cell-properties fo:background-color="#c9daf8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Excel_20_Built-in_20_Normal">
      <style:table-cell-properties style:diagonal-bl-tr="none" style:diagonal-tl-br="none" style:rotation-align="none"/>
      <style:text-properties style:use-window-font-color="true" style:text-outline="false" style:text-line-through-style="solid" style:text-line-through-type="singl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Excel_20_Built-in_20_Normal" style:data-style-name="N10004">
      <style:table-cell-properties style:diagonal-bl-tr="none" style:diagonal-tl-b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Excel_20_Built-in_20_Normal">
      <style:table-cell-properties fo:background-color="#b6d7a8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Excel_20_Built-in_20_Normal">
      <style:table-cell-properties fo:background-color="#b6d7a8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Excel_20_Built-in_20_Normal" style:data-style-name="N10127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Excel_20_Built-in_20_Normal" style:data-style-name="N10004">
      <style:table-cell-properties fo:background-color="#b6d7a8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Excel_20_Built-in_20_Normal" style:data-style-name="N10004">
      <style:table-cell-properties fo:background-color="#b6d7a8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Excel_20_Built-in_20_Normal" style:data-style-name="N10004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Excel_20_Built-in_20_Normal" style:data-style-name="N10011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Excel_20_Built-in_20_Normal">
      <style:table-cell-properties style:diagonal-bl-tr="none" style:diagonal-tl-br="none"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Excel_20_Built-in_20_Normal">
      <style:table-cell-properties fo:background-color="#b6d7a8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Excel_20_Built-in_20_Normal" style:data-style-name="N10004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escription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table:style-name="ce1" table:number-columns-repeated="25"/>
          <table:table-cell table:number-columns-repeated="999"/>
        </table:table-row>
        <table:table-row table:style-name="ro1">
          <table:table-cell table:style-name="ce1" office:value-type="string" calcext:value-type="string">
            <text:p>Hello everyone, this is an attempt to get together a spreadsheet with contributors from SBR Forum.</text:p>
          </table:table-cell>
          <table:table-cell table:style-name="ce1" table:number-columns-repeated="24"/>
          <table:table-cell table:number-columns-repeated="999"/>
        </table:table-row>
        <table:table-row table:style-name="ro1">
          <table:table-cell table:style-name="ce1" office:value-type="string" calcext:value-type="string">
            <text:p>We have 4 threads active in SBR Forums but plan to set up a knowledgebase/chronology of SDQL plays/trend/and strategies.</text:p>
          </table:table-cell>
          <table:table-cell table:style-name="ce1" table:number-columns-repeated="24"/>
          <table:table-cell table:number-columns-repeated="999"/>
        </table:table-row>
        <table:table-row table:style-name="ro1">
          <table:table-cell table:style-name="ce1" office:value-type="string" calcext:value-type="string">
            <text:p>This is free for everyone to edit, if you want to share please refer to me via email and give your sbr:username just to link it to the profiles active there.</text:p>
          </table:table-cell>
          <table:table-cell table:style-name="ce1" table:number-columns-repeated="24"/>
          <table:table-cell table:number-columns-repeated="999"/>
        </table:table-row>
        <table:table-row table:style-name="ro1">
          <table:table-cell table:style-name="ce1" table:number-columns-repeated="25"/>
          <table:table-cell table:number-columns-repeated="999"/>
        </table:table-row>
        <table:table-row table:style-name="ro1">
          <table:table-cell table:style-name="ce1" office:value-type="string" calcext:value-type="string">
            <text:p>NBA Situational Plays:</text:p>
          </table:table-cell>
          <table:table-cell table:style-name="ce1"/>
          <table:table-cell table:style-name="ce1" office:value-type="string" calcext:value-type="string">
            <text:p>http://www.sportsbookreview.com/forum/nba-basketball-betting/2798632-nba-stituational-bet-sdql.html</text:p>
          </table:table-cell>
          <table:table-cell table:style-name="ce1" table:number-columns-repeated="22"/>
          <table:table-cell table:number-columns-repeated="999"/>
        </table:table-row>
        <table:table-row table:style-name="ro2">
          <table:table-cell table:style-name="ce1" office:value-type="string" calcext:value-type="string">
            <text:p>NHL Situational Plays:</text:p>
          </table:table-cell>
          <table:table-cell table:style-name="ce1"/>
          <table:table-cell table:style-name="ce2" office:value-type="string" calcext:value-type="string">
            <text:p><text:a xlink:href="http://www.sportsbookreview.com/forum/hockey-betting/2972151-nhl-situational-plays.html" xlink:type="simple">http://www.sportsbookreview.com/forum/hockey-betting/2972151-nhl-situational-plays.html</text:a></text:p>
          </table:table-cell>
          <table:table-cell table:style-name="ce1" table:number-columns-repeated="22"/>
          <table:table-cell table:number-columns-repeated="999"/>
        </table:table-row>
        <table:table-row table:style-name="ro2">
          <table:table-cell table:style-name="ce1" office:value-type="string" calcext:value-type="string">
            <text:p>MLB Situational Plays:</text:p>
          </table:table-cell>
          <table:table-cell table:style-name="ce1"/>
          <table:table-cell table:style-name="ce2" office:value-type="string" calcext:value-type="string">
            <text:p><text:a xlink:href="http://www.sportsbookreview.com/forum/baseball-betting/2831496-mlb-situation-plays-sdql.html" xlink:type="simple">http://www.sportsbookreview.com/forum/baseball-betting/2831496-mlb-situation-plays-sdql.html</text:a></text:p>
          </table:table-cell>
          <table:table-cell table:style-name="ce1" table:number-columns-repeated="22"/>
          <table:table-cell table:number-columns-repeated="999"/>
        </table:table-row>
        <table:table-row table:style-name="ro2">
          <table:table-cell table:style-name="ce1" office:value-type="string" calcext:value-type="string">
            <text:p>NFL Situational Plays:</text:p>
          </table:table-cell>
          <table:table-cell table:style-name="ce1"/>
          <table:table-cell table:style-name="ce2" office:value-type="string" calcext:value-type="string">
            <text:p><text:a xlink:href="http://www.sportsbookreview.com/forum/nfl-betting/2935861-nfl-situational-plays-sdql.html" xlink:type="simple">http://www.sportsbookreview.com/forum/nfl-betting/2935861-nfl-situational-plays-sdql.html</text:a>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1" table:number-columns-repeated="25"/>
          <table:table-cell table:number-columns-repeated="999"/>
        </table:table-row>
        <table:table-row table:style-name="ro2">
          <table:table-cell table:style-name="ce1" office:value-type="string" calcext:value-type="string">
            <text:p>Google Groups Discussion:</text:p>
          </table:table-cell>
          <table:table-cell table:style-name="ce1"/>
          <table:table-cell table:style-name="ce2" office:value-type="string" calcext:value-type="string">
            <text:p><text:a xlink:href="https://groups.google.com/forum/#!forum/sportsdatabase" xlink:type="simple">https://groups.google.com/forum/#!forum/sportsdatabase</text:a>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1" table:number-columns-repeated="25"/>
          <table:table-cell table:number-columns-repeated="999"/>
        </table:table-row>
        <table:table-row table:style-name="ro1">
          <table:table-cell table:style-name="ce1" office:value-type="string" calcext:value-type="string">
            <text:p>You can contribute in each section of the thread, for caution I will only use people after invite.</text:p>
          </table:table-cell>
          <table:table-cell table:style-name="ce1" table:number-columns-repeated="24"/>
          <table:table-cell table:number-columns-repeated="999"/>
        </table:table-row>
        <table:table-row table:style-name="ro1">
          <table:table-cell table:style-name="ce1" office:value-type="string" calcext:value-type="string">
            <text:p>I use for calculations european odds and formats, because it is easier for me to format this in my version of google docs.</text:p>
          </table:table-cell>
          <table:table-cell table:style-name="ce1" table:number-columns-repeated="24"/>
          <table:table-cell table:number-columns-repeated="999"/>
        </table:table-row>
        <table:table-row table:style-name="ro1">
          <table:table-cell table:style-name="ce1" table:number-columns-repeated="25"/>
          <table:table-cell table:number-columns-repeated="999"/>
        </table:table-row>
        <table:table-row table:style-name="ro1">
          <table:table-cell table:style-name="ce1" office:value-type="string" calcext:value-type="string">
            <text:p>PS: It may happen that I list some queries which I got from SBR/Google Groups form my past research, if anyone is responsible or the owner of the Query, please let me know. I will correct it asap</text:p>
          </table:table-cell>
          <table:table-cell table:style-name="ce1" table:number-columns-repeated="24"/>
          <table:table-cell table:number-columns-repeated="999"/>
        </table:table-row>
        <table:table-row table:style-name="ro1">
          <table:table-cell table:style-name="ce1" table:number-columns-repeated="25"/>
          <table:table-cell table:number-columns-repeated="999"/>
        </table:table-row>
        <table:table-row table:style-name="ro1">
          <table:table-cell table:style-name="ce1" office:value-type="string" calcext:value-type="string">
            <text:p>Some adjustments:</text:p>
          </table:table-cell>
          <table:table-cell table:style-name="ce1" table:number-columns-repeated="24"/>
          <table:table-cell table:number-columns-repeated="999"/>
        </table:table-row>
        <table:table-row table:style-name="ro1">
          <table:table-cell table:style-name="ce1" office:value-type="string" calcext:value-type="string">
            <text:p>ATS/TOT Profit is calculated manually. I use odds of 1.91 for NBA, NFL, NCAAF, NCAAB</text:p>
          </table:table-cell>
          <table:table-cell table:style-name="ce1" table:number-columns-repeated="24"/>
          <table:table-cell table:number-columns-repeated="999"/>
        </table:table-row>
        <table:table-row table:style-name="ro1">
          <table:table-cell table:style-name="ce1" office:value-type="string" calcext:value-type="string">
            <text:p>TOT in the NHL is calculated via AVG odds manual. I use 1.8 as conservative odds, just copy and paste things or add a comment and i will adjust</text:p>
          </table:table-cell>
          <table:table-cell table:style-name="ce1" table:number-columns-repeated="24"/>
          <table:table-cell table:number-columns-repeated="999"/>
        </table:table-row>
        <table:table-row table:style-name="ro1">
          <table:table-cell table:style-name="ce1" office:value-type="string" calcext:value-type="string">
            <text:p>General Profit is trimmed to 1 unit bets instead of 100$ bets from SDQL or Killersports website</text:p>
          </table:table-cell>
          <table:table-cell table:style-name="ce1" table:number-columns-repeated="24"/>
          <table:table-cell table:number-columns-repeated="999"/>
        </table:table-row>
        <table:table-row table:style-name="ro1">
          <table:table-cell table:style-name="ce1" office:value-type="string" calcext:value-type="string">
            <text:p>If a query pops up twice, it's because the usage varies. One is for ATS/SU and the other for Totals.</text:p>
          </table:table-cell>
          <table:table-cell table:style-name="ce1" table:number-columns-repeated="24"/>
          <table:table-cell table:number-columns-repeated="999"/>
        </table:table-row>
        <table:table-row table:style-name="ro1">
          <table:table-cell table:style-name="ce1" office:value-type="string" calcext:value-type="string">
            <text:p>If you add a query or want to add something, please leave a note in the discussions/chat section</text:p>
          </table:table-cell>
          <table:table-cell table:style-name="ce1" table:number-columns-repeated="24"/>
          <table:table-cell table:number-columns-repeated="999"/>
        </table:table-row>
        <table:table-row table:style-name="ro1" table:number-rows-repeated="976">
          <table:table-cell table:style-name="ce1" table:number-columns-repeated="25"/>
          <table:table-cell table:number-columns-repeated="999"/>
        </table:table-row>
        <table:table-row table:style-name="ro3" table:number-rows-repeated="104757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FL" table:style-name="ta2" table:print="false">
        <office:forms form:automatic-focus="false" form:apply-design-mode="false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" table:number-columns-repeated="1009" table:default-cell-style-name="Excel_20_Built-in_20_Normal"/>
        <table:table-row table:style-name="ro1">
          <table:table-cell table:style-name="ce5" office:value-type="string" calcext:value-type="string">
            <text:p>Please enter Details of your query if available. I calculate Profit based in avg odds of 1,91 for ATS and TOT</text:p>
          </table:table-cell>
          <table:table-cell table:style-name="ce5" table:number-columns-repeated="11"/>
          <table:table-cell table:style-name="ce8" table:number-columns-repeated="2"/>
          <table:table-cell table:number-columns-repeated="1010"/>
        </table:table-row>
        <table:table-row table:style-name="ro1">
          <table:table-cell table:style-name="ce6" office:value-type="string" calcext:value-type="string">
            <text:p>Date of Contirbution</text:p>
          </table:table-cell>
          <table:table-cell table:style-name="ce6" office:value-type="string" calcext:value-type="string">
            <text:p>Trend No.</text:p>
          </table:table-cell>
          <table:table-cell table:style-name="ce6" office:value-type="string" calcext:value-type="string">
            <text:p>Wins</text:p>
          </table:table-cell>
          <table:table-cell table:style-name="ce6" office:value-type="string" calcext:value-type="string">
            <text:p>Losses</text:p>
          </table:table-cell>
          <table:table-cell table:style-name="ce6" office:value-type="string" calcext:value-type="string">
            <text:p>Profit</text:p>
          </table:table-cell>
          <table:table-cell table:style-name="ce6" office:value-type="string" calcext:value-type="string">
            <text:p>ROI</text:p>
          </table:table-cell>
          <table:table-cell table:style-name="ce6" office:value-type="string" calcext:value-type="string">
            <text:p>SU/ATS/TOT</text:p>
          </table:table-cell>
          <table:table-cell table:style-name="ce6" office:value-type="string" calcext:value-type="string">
            <text:p>Home/Away</text:p>
          </table:table-cell>
          <table:table-cell table:style-name="ce6" office:value-type="string" calcext:value-type="string">
            <text:p>Dog/Fav</text:p>
          </table:table-cell>
          <table:table-cell table:style-name="ce6" office:value-type="string" calcext:value-type="string">
            <text:p>Trend Code</text:p>
          </table:table-cell>
          <table:table-cell table:style-name="ce6" office:value-type="string" calcext:value-type="string">
            <text:p>Trend Link</text:p>
          </table:table-cell>
          <table:table-cell table:style-name="ce6" office:value-type="string" calcext:value-type="string">
            <text:p>Contributor</text:p>
          </table:table-cell>
          <table:table-cell table:style-name="ce8" office:value-type="string" calcext:value-type="string">
            <text:p>TypeDetail</text:p>
          </table:table-cell>
          <table:table-cell table:style-name="ce8" office:value-type="string" calcext:value-type="string">
            <text:p>Total Games</text:p>
          </table:table-cell>
          <table:table-cell table:style-name="ce14" office:value-type="string" calcext:value-type="string">
            <text:p>Z Score</text:p>
          </table:table-cell>
          <table:table-cell table:number-columns-repeated="1009"/>
        </table:table-row>
        <table:table-row table:style-name="ro2">
          <table:table-cell table:style-name="ce7" office:value-type="date" office:date-value="2014-11-09" calcext:value-type="date">
            <text:p>11/9/2014</text:p>
          </table:table-cell>
          <table:table-cell table:style-name="ce8" office:value-type="string" calcext:value-type="string">
            <text:p>NFL01</text:p>
          </table:table-cell>
          <table:table-cell table:style-name="ce8" office:value-type="float" office:value="96" calcext:value-type="float">
            <text:p>96</text:p>
          </table:table-cell>
          <table:table-cell table:style-name="ce8" office:value-type="float" office:value="61" calcext:value-type="float">
            <text:p>61</text:p>
          </table:table-cell>
          <table:table-cell table:style-name="ce8" table:formula="of:=([.C3]*0.91)-[.D3]" office:value-type="float" office:value="26.36" calcext:value-type="float">
            <text:p>26.36</text:p>
          </table:table-cell>
          <table:table-cell table:style-name="ce9" table:formula="of:=[.E3]/([.C3]+[.D3])" office:value-type="percentage" office:value="0.167898089171975" calcext:value-type="percentage">
            <text:p>16.79%</text:p>
          </table:table-cell>
          <table:table-cell table:style-name="ce8" office:value-type="string" calcext:value-type="string">
            <text:p>ATS</text:p>
          </table:table-cell>
          <table:table-cell table:style-name="ce8" table:number-columns-repeated="2"/>
          <table:table-cell table:style-name="ce3" office:value-type="string" calcext:value-type="string">
            <text:p>Sum(ats margin &gt; 0@team and season, N=6) &lt; 2 and WP &lt; 25 and site != p:site</text:p>
          </table:table-cell>
          <table:table-cell table:style-name="ce12" office:value-type="string" calcext:value-type="string">
            <text:p><text:a xlink:href="http://sportsdatabase.com/nfl/query?output=default&amp;sdql=Sum%28ats+margin+%3E+0%40team+and+season%2C+N%3D6%29+%3C+2+and+WP+%3C+25+and+site+%21%3D+p%3Asite&amp;submit=++S+D+Q+L+%21++" xlink:type="simple">http://sportsdatabase.com/nfl/query?output=default&amp;sdql=Sum%28ats+margin+%3E+0%40team+and+season%2C+N%3D6%29+%3C+2+and+WP+%3C+25+and+site+%21%3D+p%3Asite&amp;submit=++S+D+Q+L+%21++</text:a></text:p>
          </table:table-cell>
          <table:table-cell table:style-name="ce3" office:value-type="string" calcext:value-type="string">
            <text:p>Nash13</text:p>
          </table:table-cell>
          <table:table-cell table:style-name="ce8" office:value-type="string" calcext:value-type="string">
            <text:p>ATS Back</text:p>
          </table:table-cell>
          <table:table-cell table:style-name="ce8" table:formula="of:=[.C3]+[.D3]" office:value-type="float" office:value="157" calcext:value-type="float">
            <text:p>157</text:p>
          </table:table-cell>
          <table:table-cell table:style-name="ce15" table:formula="of:=([.C3]-[.D3])/SQRT([.C3]+[.D3])" office:value-type="float" office:value="2.79330409563668" calcext:value-type="float">
            <text:p>2.79</text:p>
          </table:table-cell>
          <table:table-cell table:number-columns-repeated="1009"/>
        </table:table-row>
        <table:table-row table:style-name="ro2">
          <table:table-cell table:style-name="ce7" office:value-type="date" office:date-value="2014-11-09" calcext:value-type="date">
            <text:p>11/9/2014</text:p>
          </table:table-cell>
          <table:table-cell table:style-name="ce8" office:value-type="string" calcext:value-type="string">
            <text:p>NFL02</text:p>
          </table:table-cell>
          <table:table-cell table:style-name="ce8" office:value-type="float" office:value="94" calcext:value-type="float">
            <text:p>94</text:p>
          </table:table-cell>
          <table:table-cell table:style-name="ce8" office:value-type="float" office:value="63" calcext:value-type="float">
            <text:p>63</text:p>
          </table:table-cell>
          <table:table-cell table:style-name="ce8" table:formula="of:=([.C4]*0.91)-[.D4]" office:value-type="float" office:value="22.54" calcext:value-type="float">
            <text:p>22.54</text:p>
          </table:table-cell>
          <table:table-cell table:style-name="ce9" table:formula="of:=[.E4]/([.C4]+[.D4])" office:value-type="percentage" office:value="0.143566878980892" calcext:value-type="percentage">
            <text:p>14.36%</text:p>
          </table:table-cell>
          <table:table-cell table:style-name="ce8" office:value-type="string" calcext:value-type="string">
            <text:p>OVER</text:p>
          </table:table-cell>
          <table:table-cell table:style-name="ce8" table:number-columns-repeated="2"/>
          <table:table-cell table:style-name="ce3" office:value-type="string" calcext:value-type="string">
            <text:p>Sum(ats margin &gt; 0@team and season, N=6) &lt; 2 and WP &lt; 25 and site != p:site</text:p>
          </table:table-cell>
          <table:table-cell table:style-name="ce12" office:value-type="string" calcext:value-type="string">
            <text:p><text:a xlink:href="http://sportsdatabase.com/nfl/query?output=default&amp;sdql=Sum%28ats+margin+%3E+0%40team+and+season%2C+N%3D6%29+%3C+2+and+WP+%3C+25+and+site+%21%3D+p%3Asite&amp;submit=++S+D+Q+L+%21++" xlink:type="simple">http://sportsdatabase.com/nfl/query?output=default&amp;sdql=Sum%28ats+margin+%3E+0%40team+and+season%2C+N%3D6%29+%3C+2+and+WP+%3C+25+and+site+%21%3D+p%3Asite&amp;submit=++S+D+Q+L+%21++</text:a></text:p>
          </table:table-cell>
          <table:table-cell table:style-name="ce3" office:value-type="string" calcext:value-type="string">
            <text:p>Nash13</text:p>
          </table:table-cell>
          <table:table-cell table:style-name="ce8" office:value-type="string" calcext:value-type="string">
            <text:p>Over</text:p>
          </table:table-cell>
          <table:table-cell table:style-name="ce8" table:formula="of:=[.C4]+[.D4]" office:value-type="float" office:value="157" calcext:value-type="float">
            <text:p>157</text:p>
          </table:table-cell>
          <table:table-cell table:style-name="ce15" table:formula="of:=([.C4]-[.D4])/SQRT([.C4]+[.D4])" office:value-type="float" office:value="2.47406934184963" calcext:value-type="float">
            <text:p>2.47</text:p>
          </table:table-cell>
          <table:table-cell table:number-columns-repeated="1009"/>
        </table:table-row>
        <table:table-row table:style-name="ro2">
          <table:table-cell table:style-name="ce7" office:value-type="date" office:date-value="2014-11-09" calcext:value-type="date">
            <text:p>11/9/2014</text:p>
          </table:table-cell>
          <table:table-cell table:style-name="ce8" office:value-type="string" calcext:value-type="string">
            <text:p>NFL03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20" calcext:value-type="float">
            <text:p>20</text:p>
          </table:table-cell>
          <table:table-cell table:style-name="ce8" table:formula="of:=([.C5]*0.91)-[.D5]" office:value-type="float" office:value="19.13" calcext:value-type="float">
            <text:p>19.13</text:p>
          </table:table-cell>
          <table:table-cell table:style-name="ce9" table:formula="of:=[.E5]/([.C5]+[.D5])" office:value-type="percentage" office:value="0.303650793650794" calcext:value-type="percentage">
            <text:p>30.37%</text:p>
          </table:table-cell>
          <table:table-cell table:style-name="ce8" office:value-type="string" calcext:value-type="string">
            <text:p>ATS</text:p>
          </table:table-cell>
          <table:table-cell table:style-name="ce8" table:number-columns-repeated="2"/>
          <table:table-cell table:style-name="ce3" office:value-type="string" calcext:value-type="string">
            <text:p>week &gt; 7 and wins = 0 and line &gt; 5</text:p>
          </table:table-cell>
          <table:table-cell table:style-name="ce12" office:value-type="string" calcext:value-type="string">
            <text:p><text:a xlink:href="http://sportsdatabase.com/nfl/query?output=default&amp;sdql=week+%3E+7+and+wins+%3D+0+and+line+%3E+5&amp;submit=++S+D+Q+L+%21++" xlink:type="simple">http://sportsdatabase.com/nfl/query?output=default&amp;sdql=week+%3E+7+and+wins+%3D+0+and+line+%3E+5&amp;submit=++S+D+Q+L+%21++</text:a></text:p>
          </table:table-cell>
          <table:table-cell table:style-name="ce3" office:value-type="string" calcext:value-type="string">
            <text:p>Nash13</text:p>
          </table:table-cell>
          <table:table-cell table:style-name="ce8" office:value-type="string" calcext:value-type="string">
            <text:p>ATS Back</text:p>
          </table:table-cell>
          <table:table-cell table:style-name="ce8" table:formula="of:=[.C5]+[.D5]" office:value-type="float" office:value="63" calcext:value-type="float">
            <text:p>63</text:p>
          </table:table-cell>
          <table:table-cell table:style-name="ce15" table:formula="of:=([.C5]-[.D5])/SQRT([.C5]+[.D5])" office:value-type="float" office:value="2.89772762640408" calcext:value-type="float">
            <text:p>2.90</text:p>
          </table:table-cell>
          <table:table-cell table:number-columns-repeated="1009"/>
        </table:table-row>
        <table:table-row table:style-name="ro2">
          <table:table-cell table:style-name="ce7" office:value-type="date" office:date-value="2014-11-09" calcext:value-type="date">
            <text:p>11/9/2014</text:p>
          </table:table-cell>
          <table:table-cell table:style-name="ce8" office:value-type="string" calcext:value-type="string">
            <text:p>NFL04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31" calcext:value-type="float">
            <text:p>31</text:p>
          </table:table-cell>
          <table:table-cell table:style-name="ce8" table:formula="of:=([.C6]*0.91)-[.D6]" office:value-type="float" office:value="27.24" calcext:value-type="float">
            <text:p>27.24</text:p>
          </table:table-cell>
          <table:table-cell table:style-name="ce9" table:formula="of:=[.E6]/([.C6]+[.D6])" office:value-type="percentage" office:value="0.286736842105263" calcext:value-type="percentage">
            <text:p>28.67%</text:p>
          </table:table-cell>
          <table:table-cell table:style-name="ce8" office:value-type="string" calcext:value-type="string">
            <text:p>OVER</text:p>
          </table:table-cell>
          <table:table-cell table:style-name="ce8" table:number-columns-repeated="2"/>
          <table:table-cell table:style-name="ce3" office:value-type="string" calcext:value-type="string">
            <text:p>AF and p:W and pp:W and ppp:W and conference != o:conference and total &lt; 46</text:p>
          </table:table-cell>
          <table:table-cell table:style-name="ce12" office:value-type="string" calcext:value-type="string">
            <text:p><text:a xlink:href="http://sportsdatabase.com/nfl/query?output=default&amp;sdql=AF+and+p%3AW+and+pp%3AW+and+ppp%3AW+and+conference+%21%3D+o%3Aconference+and+total+%3C+46&amp;submit=++S+D+Q+L+%21++" xlink:type="simple">http://sportsdatabase.com/nfl/query?output=default&amp;sdql=AF+and+p%3AW+and+pp%3AW+and+ppp%3AW+and+conference+%21%3D+o%3Aconference+and+total+%3C+46&amp;submit=++S+D+Q+L+%21++</text:a></text:p>
          </table:table-cell>
          <table:table-cell table:style-name="ce3" office:value-type="string" calcext:value-type="string">
            <text:p>Nash13</text:p>
          </table:table-cell>
          <table:table-cell table:style-name="ce8" office:value-type="string" calcext:value-type="string">
            <text:p>Over</text:p>
          </table:table-cell>
          <table:table-cell table:style-name="ce8" table:formula="of:=[.C6]+[.D6]" office:value-type="float" office:value="95" calcext:value-type="float">
            <text:p>95</text:p>
          </table:table-cell>
          <table:table-cell table:style-name="ce15" table:formula="of:=([.C6]-[.D6])/SQRT([.C6]+[.D6])" office:value-type="float" office:value="3.38572856188101" calcext:value-type="float">
            <text:p>3.39</text:p>
          </table:table-cell>
          <table:table-cell table:number-columns-repeated="1009"/>
        </table:table-row>
        <table:table-row table:style-name="ro2">
          <table:table-cell table:style-name="ce7" office:value-type="date" office:date-value="2014-11-09" calcext:value-type="date">
            <text:p>11/9/2014</text:p>
          </table:table-cell>
          <table:table-cell table:style-name="ce8" office:value-type="string" calcext:value-type="string">
            <text:p>NFL05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formula="of:=([.C7]*0.91)-[.D7]" office:value-type="float" office:value="30.58" calcext:value-type="float">
            <text:p>30.58</text:p>
          </table:table-cell>
          <table:table-cell table:style-name="ce9" table:formula="of:=[.E7]/([.C7]+[.D7])" office:value-type="percentage" office:value="0.728095238095238" calcext:value-type="percentage">
            <text:p>72.81%</text:p>
          </table:table-cell>
          <table:table-cell table:style-name="ce8" office:value-type="string" calcext:value-type="string">
            <text:p>OVER</text:p>
          </table:table-cell>
          <table:table-cell table:style-name="ce8" table:number-columns-repeated="2"/>
          <table:table-cell table:style-name="ce3" office:value-type="string" calcext:value-type="string">
            <text:p>conference != o:conference and playoffs = 0 and H and WP &lt; o:WP and date &gt; 20120916 and line &gt; -3</text:p>
          </table:table-cell>
          <table:table-cell table:style-name="ce12" office:value-type="string" calcext:value-type="string">
            <text:p><text:a xlink:href="http://sportsdatabase.com/nfl/query?output=default&amp;sdql=conference+%21%3D+o%3Aconference+and+playoffs+%3D+0+and+H+and+WP+%3C+o%3AWP+and+date+%3E+20120916+and+line+%3E+-3&amp;submit=++S+D+Q+L+%21++" xlink:type="simple">http://sportsdatabase.com/nfl/query?output=default&amp;sdql=conference+%21%3D+o%3Aconference+and+playoffs+%3D+0+and+H+and+WP+%3C+o%3AWP+and+date+%3E+20120916+and+line+%3E+-3&amp;submit=++S+D+Q+L+%21++</text:a></text:p>
          </table:table-cell>
          <table:table-cell table:style-name="ce3" office:value-type="string" calcext:value-type="string">
            <text:p>Nash13</text:p>
          </table:table-cell>
          <table:table-cell table:style-name="ce8" office:value-type="string" calcext:value-type="string">
            <text:p>Over</text:p>
          </table:table-cell>
          <table:table-cell table:style-name="ce8" table:formula="of:=[.C7]+[.D7]" office:value-type="float" office:value="42" calcext:value-type="float">
            <text:p>42</text:p>
          </table:table-cell>
          <table:table-cell table:style-name="ce15" table:formula="of:=([.C7]-[.D7])/SQRT([.C7]+[.D7])" office:value-type="float" office:value="5.24631389871113" calcext:value-type="float">
            <text:p>5.25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14-11-10" calcext:value-type="date">
            <text:p>11/10/2014</text:p>
          </table:table-cell>
          <table:table-cell table:style-name="ce8" office:value-type="string" calcext:value-type="string">
            <text:p>NFL06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19" calcext:value-type="float">
            <text:p>19</text:p>
          </table:table-cell>
          <table:table-cell table:style-name="ce8" table:formula="of:=([.C8]*0.91)-[.D8]" office:value-type="float" office:value="26.5" calcext:value-type="float">
            <text:p>26.5</text:p>
          </table:table-cell>
          <table:table-cell table:style-name="ce9" table:formula="of:=[.E8]/([.C8]+[.D8])" office:value-type="percentage" office:value="0.384057971014493" calcext:value-type="percentage">
            <text:p>38.41%</text:p>
          </table:table-cell>
          <table:table-cell table:style-name="ce8" office:value-type="string" calcext:value-type="string">
            <text:p>ATS</text:p>
          </table:table-cell>
          <table:table-cell table:style-name="ce8" office:value-type="string" calcext:value-type="string">
            <text:p>AWAY</text:p>
          </table:table-cell>
          <table:table-cell table:style-name="ce8" office:value-type="string" calcext:value-type="string">
            <text:p>FAV</text:p>
          </table:table-cell>
          <table:table-cell table:style-name="ce10" office:value-type="string" calcext:value-type="string">
            <text:p>week = p:week + 2 and AF and playoffs = 0 and season &gt; 2001</text:p>
          </table:table-cell>
          <table:table-cell table:style-name="ce13" office:value-type="string" calcext:value-type="string">
            <text:p><text:a xlink:href="http://sportsdatabase.com/nfl/query?output=default&amp;sdql=week%3Dp%3Aweek%2B2+and+AF+and+playoffs%3D0+and+season%3E2001&amp;submit=++S+D+Q+L+%21++" xlink:type="simple">http://sportsdatabase.com/nfl/query?output=default&amp;sdql=week%3Dp%3Aweek%2B2+and+AF+and+playoffs%3D0+and+season%3E2001&amp;submit=++S+D+Q+L+%21++</text:a></text:p>
          </table:table-cell>
          <table:table-cell table:style-name="ce3" office:value-type="string" calcext:value-type="string">
            <text:p>?</text:p>
          </table:table-cell>
          <table:table-cell table:style-name="ce8" office:value-type="string" calcext:value-type="string">
            <text:p>ATS Back</text:p>
          </table:table-cell>
          <table:table-cell table:style-name="ce8" table:formula="of:=[.C8]+[.D8]" office:value-type="float" office:value="69" calcext:value-type="float">
            <text:p>69</text:p>
          </table:table-cell>
          <table:table-cell table:style-name="ce15" table:formula="of:=([.C8]-[.D8])/SQRT([.C8]+[.D8])" office:value-type="float" office:value="3.73196144565884" calcext:value-type="float">
            <text:p>3.73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14-11-10" calcext:value-type="date">
            <text:p>11/10/2014</text:p>
          </table:table-cell>
          <table:table-cell table:style-name="ce8" office:value-type="string" calcext:value-type="string">
            <text:p>NFL07</text:p>
          </table:table-cell>
          <table:table-cell table:style-name="ce8" office:value-type="float" office:value="89" calcext:value-type="float">
            <text:p>89</text:p>
          </table:table-cell>
          <table:table-cell table:style-name="ce8" office:value-type="float" office:value="52" calcext:value-type="float">
            <text:p>52</text:p>
          </table:table-cell>
          <table:table-cell table:style-name="ce8" table:formula="of:=([.C9]*0.91)-[.D9]" office:value-type="float" office:value="28.99" calcext:value-type="float">
            <text:p>28.99</text:p>
          </table:table-cell>
          <table:table-cell table:style-name="ce9" table:formula="of:=[.E9]/([.C9]+[.D9])" office:value-type="percentage" office:value="0.205602836879433" calcext:value-type="percentage">
            <text:p>20.56%</text:p>
          </table:table-cell>
          <table:table-cell table:style-name="ce8" office:value-type="string" calcext:value-type="string">
            <text:p>OVER</text:p>
          </table:table-cell>
          <table:table-cell table:style-name="ce8" table:number-columns-repeated="2"/>
          <table:table-cell table:style-name="ce10" office:value-type="string" calcext:value-type="string">
            <text:p>tA(RY) &lt;= 70 and 125 &gt;= oA(o:RY) &gt;= 95 and p:RY &lt;= 99 and pp:RY &lt;= 99</text:p>
          </table:table-cell>
          <table:table-cell table:style-name="ce13" office:value-type="string" calcext:value-type="string">
            <text:p><text:a xlink:href="http://sportsdatabase.com/nfl/query?output=default&amp;sdql=tA%28RY%29+%3C%3D+70+and+125+%3E%3D+oA%28o%3ARY%29+%3E%3D+95+and+p%3ARY+%3C%3D+99+and+pp%3ARY+%3C%3D+99+&amp;submit=++S+D+Q+L+!++" xlink:type="simple">http://sportsdatabase.com/nfl/query?output=default&amp;sdql=tA%28RY%29+%3C%3D+70+and+125+%3E%3D+oA%28o%3ARY%29+%3E%3D+95+and+p%3ARY+%3C%3D+99+and+pp%3ARY+%3C%3D+99+&amp;submit=++S+D+Q+L+!++</text:a></text:p>
          </table:table-cell>
          <table:table-cell table:style-name="ce3" office:value-type="string" calcext:value-type="string">
            <text:p>?</text:p>
          </table:table-cell>
          <table:table-cell table:style-name="ce8" office:value-type="string" calcext:value-type="string">
            <text:p>Over</text:p>
          </table:table-cell>
          <table:table-cell table:style-name="ce8" table:formula="of:=[.C9]+[.D9]" office:value-type="float" office:value="141" calcext:value-type="float">
            <text:p>141</text:p>
          </table:table-cell>
          <table:table-cell table:style-name="ce15" table:formula="of:=([.C9]-[.D9])/SQRT([.C9]+[.D9])" office:value-type="float" office:value="3.11596210794612" calcext:value-type="float">
            <text:p>3.12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14-11-10" calcext:value-type="date">
            <text:p>11/10/2014</text:p>
          </table:table-cell>
          <table:table-cell table:style-name="ce8" office:value-type="string" calcext:value-type="string">
            <text:p>NFL08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formula="of:=([.C10]*0.91)-[.D10]" office:value-type="float" office:value="16.84" calcext:value-type="float">
            <text:p>16.84</text:p>
          </table:table-cell>
          <table:table-cell table:style-name="ce9" table:formula="of:=[.E10]/([.C10]+[.D10])" office:value-type="percentage" office:value="0.580689655172414" calcext:value-type="percentage">
            <text:p>58.07%</text:p>
          </table:table-cell>
          <table:table-cell table:style-name="ce8" office:value-type="string" calcext:value-type="string">
            <text:p>ATS</text:p>
          </table:table-cell>
          <table:table-cell table:style-name="ce8" table:number-columns-repeated="2"/>
          <table:table-cell table:style-name="ce10" office:value-type="string" calcext:value-type="string">
            <text:p>8 &lt; t:rest and (2004 , 1) &lt;= (season , week) and op:HDW and (line &gt;= 3 or line &lt;= -3.5) and game number &gt; 2</text:p>
          </table:table-cell>
          <table:table-cell table:style-name="ce13" office:value-type="string" calcext:value-type="string">
            <text:p><text:a xlink:href="http://sportsdatabase.com/nfl/query?output=default&amp;sdql=8+%3C+t%3Arest+and+%282004+%2C+1%29+%3C%3D+%28season+%2C+week%29+and+op%3AHDW+and+%28line+%3E%3D+3+or+line+%3C%3D+-3.5%29+and+game+number+%3E+2&amp;submit=++S+D+Q+L+!++" xlink:type="simple">http://sportsdatabase.com/nfl/query?output=default&amp;sdql=8+%3C+t%3Arest+and+%282004+%2C+1%29+%3C%3D+%28season+%2C+week%29+and+op%3AHDW+and+%28line+%3E%3D+3+or+line+%3C%3D+-3.5%29+and+game+number+%3E+2&amp;submit=++S+D+Q+L+!++</text:a></text:p>
          </table:table-cell>
          <table:table-cell table:style-name="ce3" office:value-type="string" calcext:value-type="string">
            <text:p>?</text:p>
          </table:table-cell>
          <table:table-cell table:style-name="ce8" office:value-type="string" calcext:value-type="string">
            <text:p>ATS Back</text:p>
          </table:table-cell>
          <table:table-cell table:style-name="ce8" table:formula="of:=[.C10]+[.D10]" office:value-type="float" office:value="29" calcext:value-type="float">
            <text:p>29</text:p>
          </table:table-cell>
          <table:table-cell table:style-name="ce15" table:formula="of:=([.C10]-[.D10])/SQRT([.C10]+[.D10])" office:value-type="float" office:value="3.52821142536399" calcext:value-type="float">
            <text:p>3.53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14-11-10" calcext:value-type="date">
            <text:p>11/10/2014</text:p>
          </table:table-cell>
          <table:table-cell table:style-name="ce8" office:value-type="string" calcext:value-type="string">
            <text:p>NFL09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8" calcext:value-type="float">
            <text:p>8</text:p>
          </table:table-cell>
          <table:table-cell table:style-name="ce8" table:formula="of:=([.C11]*0.91)-[.D11]" office:value-type="float" office:value="20.21" calcext:value-type="float">
            <text:p>20.21</text:p>
          </table:table-cell>
          <table:table-cell table:style-name="ce9" table:formula="of:=[.E11]/([.C11]+[.D11])" office:value-type="percentage" office:value="0.518205128205128" calcext:value-type="percentage">
            <text:p>51.82%</text:p>
          </table:table-cell>
          <table:table-cell table:style-name="ce8" office:value-type="string" calcext:value-type="string">
            <text:p>OVER</text:p>
          </table:table-cell>
          <table:table-cell table:style-name="ce8" table:number-columns-repeated="2"/>
          <table:table-cell table:style-name="ce10" office:value-type="string" calcext:value-type="string">
            <text:p>-4&lt;=line&lt;=4 and not C and p:ATSW and op:ATSW and 47&gt;=total&gt;=43 and season&gt;=1997 and H</text:p>
          </table:table-cell>
          <table:table-cell table:style-name="ce13" office:value-type="string" calcext:value-type="string">
            <text:p><text:a xlink:href="http://sportsdatabase.com/nfl/query?output=default&amp;sdql=-4%3C%3Dline%3C%3D4+and+not+C+and+p%3AATSW+and+op%3AATSW+and+47%3E%3Dtotal%3E%3D43+and+season%3E%3D1997+and+H&amp;submit=++S+D+Q+L+!++" xlink:type="simple">http://sportsdatabase.com/nfl/query?output=default&amp;sdql=-4%3C%3Dline%3C%3D4+and+not+C+and+p%3AATSW+and+op%3AATSW+and+47%3E%3Dtotal%3E%3D43+and+season%3E%3D1997+and+H&amp;submit=++S+D+Q+L+!++</text:a></text:p>
          </table:table-cell>
          <table:table-cell table:style-name="ce3" office:value-type="string" calcext:value-type="string">
            <text:p>?</text:p>
          </table:table-cell>
          <table:table-cell table:style-name="ce8" office:value-type="string" calcext:value-type="string">
            <text:p>Over</text:p>
          </table:table-cell>
          <table:table-cell table:style-name="ce8" table:formula="of:=[.C11]+[.D11]" office:value-type="float" office:value="39" calcext:value-type="float">
            <text:p>39</text:p>
          </table:table-cell>
          <table:table-cell table:style-name="ce15" table:formula="of:=([.C11]-[.D11])/SQRT([.C11]+[.D11])" office:value-type="float" office:value="3.682947537517" calcext:value-type="float">
            <text:p>3.68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14-11-10" calcext:value-type="date">
            <text:p>11/10/2014</text:p>
          </table:table-cell>
          <table:table-cell table:style-name="ce8" office:value-type="string" calcext:value-type="string">
            <text:p>NFL10</text:p>
          </table:table-cell>
          <table:table-cell table:style-name="ce8" office:value-type="float" office:value="94" calcext:value-type="float">
            <text:p>94</text:p>
          </table:table-cell>
          <table:table-cell table:style-name="ce8" office:value-type="float" office:value="49" calcext:value-type="float">
            <text:p>49</text:p>
          </table:table-cell>
          <table:table-cell table:style-name="ce8" table:formula="of:=([.C12]*0.91)-[.D12]" office:value-type="float" office:value="36.54" calcext:value-type="float">
            <text:p>36.54</text:p>
          </table:table-cell>
          <table:table-cell table:style-name="ce9" table:formula="of:=[.E12]/([.C12]+[.D12])" office:value-type="percentage" office:value="0.255524475524476" calcext:value-type="percentage">
            <text:p>25.55%</text:p>
          </table:table-cell>
          <table:table-cell table:style-name="ce8" office:value-type="string" calcext:value-type="string">
            <text:p>ATS</text:p>
          </table:table-cell>
          <table:table-cell table:style-name="ce8" office:value-type="string" calcext:value-type="string">
            <text:p>HOME</text:p>
          </table:table-cell>
          <table:table-cell table:style-name="ce8" office:value-type="string" calcext:value-type="string">
            <text:p>DOG</text:p>
          </table:table-cell>
          <table:table-cell table:style-name="ce10" office:value-type="string" calcext:value-type="string">
            <text:p>HD and p:AW and line &lt; 6 and op:HW</text:p>
          </table:table-cell>
          <table:table-cell table:style-name="ce13" office:value-type="string" calcext:value-type="string">
            <text:p><text:a xlink:href="http://sportsdatabase.com/nfl/query?output=default&amp;sdql=HD+and+p%3AAW+and+line%3C6+and+op%3AHW+&amp;submit=++S+D+Q+L+!++" xlink:type="simple">http://sportsdatabase.com/nfl/query?output=default&amp;sdql=HD+and+p%3AAW+and+line%3C6+and+op%3AHW+&amp;submit=++S+D+Q+L+!++</text:a></text:p>
          </table:table-cell>
          <table:table-cell table:style-name="ce3" office:value-type="string" calcext:value-type="string">
            <text:p>?</text:p>
          </table:table-cell>
          <table:table-cell table:style-name="ce8" office:value-type="string" calcext:value-type="string">
            <text:p>ATS Back</text:p>
          </table:table-cell>
          <table:table-cell table:style-name="ce8" table:formula="of:=[.C12]+[.D12]" office:value-type="float" office:value="143" calcext:value-type="float">
            <text:p>143</text:p>
          </table:table-cell>
          <table:table-cell table:style-name="ce15" table:formula="of:=([.C12]-[.D12])/SQRT([.C12]+[.D12])" office:value-type="float" office:value="3.76308904503191" calcext:value-type="float">
            <text:p>3.76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14-11-10" calcext:value-type="date">
            <text:p>11/10/2014</text:p>
          </table:table-cell>
          <table:table-cell table:style-name="ce8" office:value-type="string" calcext:value-type="string">
            <text:p>NFL11</text:p>
          </table:table-cell>
          <table:table-cell table:style-name="ce8" office:value-type="float" office:value="84" calcext:value-type="float">
            <text:p>84</text:p>
          </table:table-cell>
          <table:table-cell table:style-name="ce8" office:value-type="float" office:value="30" calcext:value-type="float">
            <text:p>30</text:p>
          </table:table-cell>
          <table:table-cell table:style-name="ce8" table:formula="of:=([.C13]*0.91)-[.D13]" office:value-type="float" office:value="46.44" calcext:value-type="float">
            <text:p>46.44</text:p>
          </table:table-cell>
          <table:table-cell table:style-name="ce9" table:formula="of:=[.E13]/([.C13]+[.D13])" office:value-type="percentage" office:value="0.407368421052632" calcext:value-type="percentage">
            <text:p>40.74%</text:p>
          </table:table-cell>
          <table:table-cell table:style-name="ce8" office:value-type="string" calcext:value-type="string">
            <text:p>ATS</text:p>
          </table:table-cell>
          <table:table-cell table:style-name="ce8" office:value-type="string" calcext:value-type="string">
            <text:p>HOME</text:p>
          </table:table-cell>
          <table:table-cell table:style-name="ce8" office:value-type="string" calcext:value-type="string">
            <text:p>DOG</text:p>
          </table:table-cell>
          <table:table-cell table:style-name="ce10" office:value-type="string" calcext:value-type="string">
            <text:p>H and p:AW and op:HW and (5.5 &gt;= line &gt;= 1.5 or line &gt;= 8.5) and division != NFC East</text:p>
          </table:table-cell>
          <table:table-cell table:style-name="ce13" office:value-type="string" calcext:value-type="string">
            <text:p><text:a xlink:href="http://sportsdatabase.com/nfl/query?output=default&amp;sdql=H+and+p%3AAW+and+op%3AHW+and+%285.5+%3E%3D+line+%3E%3D+1.5+or+line+%3E%3D+8.5%29+and+division!%3DNFC+East+&amp;submit=++S+D+Q+L+!++" xlink:type="simple">http://sportsdatabase.com/nfl/query?output=default&amp;sdql=H+and+p%3AAW+and+op%3AHW+and+%285.5+%3E%3D+line+%3E%3D+1.5+or+line+%3E%3D+8.5%29+and+division!%3DNFC+East+&amp;submit=++S+D+Q+L+!++</text:a></text:p>
          </table:table-cell>
          <table:table-cell table:style-name="ce3" office:value-type="string" calcext:value-type="string">
            <text:p>?</text:p>
          </table:table-cell>
          <table:table-cell table:style-name="ce8" office:value-type="string" calcext:value-type="string">
            <text:p>ATS Back</text:p>
          </table:table-cell>
          <table:table-cell table:style-name="ce8" table:formula="of:=[.C13]+[.D13]" office:value-type="float" office:value="114" calcext:value-type="float">
            <text:p>114</text:p>
          </table:table-cell>
          <table:table-cell table:style-name="ce15" table:formula="of:=([.C13]-[.D13])/SQRT([.C13]+[.D13])" office:value-type="float" office:value="5.05756338254115" calcext:value-type="float">
            <text:p>5.06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14-11-10" calcext:value-type="date">
            <text:p>11/10/2014</text:p>
          </table:table-cell>
          <table:table-cell table:style-name="ce8" office:value-type="string" calcext:value-type="string">
            <text:p>NFL12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13" calcext:value-type="float">
            <text:p>13</text:p>
          </table:table-cell>
          <table:table-cell table:style-name="ce8" table:formula="of:=([.C14]*0.91)-[.D14]" office:value-type="float" office:value="9.75" calcext:value-type="float">
            <text:p>9.75</text:p>
          </table:table-cell>
          <table:table-cell table:style-name="ce9" table:formula="of:=[.E14]/([.C14]+[.D14])" office:value-type="percentage" office:value="0.256578947368421" calcext:value-type="percentage">
            <text:p>25.66%</text:p>
          </table:table-cell>
          <table:table-cell table:style-name="ce8" office:value-type="string" calcext:value-type="string">
            <text:p>ATS</text:p>
          </table:table-cell>
          <table:table-cell table:style-name="ce8" office:value-type="string" calcext:value-type="string">
            <text:p>HOME</text:p>
          </table:table-cell>
          <table:table-cell table:style-name="ce8" office:value-type="string" calcext:value-type="string">
            <text:p>FAV</text:p>
          </table:table-cell>
          <table:table-cell table:style-name="ce10" office:value-type="string" calcext:value-type="string">
            <text:p>p:ALF and HF and o:streak&gt;2</text:p>
          </table:table-cell>
          <table:table-cell table:style-name="ce13" office:value-type="string" calcext:value-type="string">
            <text:p><text:a xlink:href="http://sportsdatabase.com/nfl/query?output=default&amp;sdql=p%3AALF+and+HF+and+o%3Astreak%3E2+&amp;submit=++S+D+Q+L+!++" xlink:type="simple">http://sportsdatabase.com/nfl/query?output=default&amp;sdql=p%3AALF+and+HF+and+o%3Astreak%3E2+&amp;submit=++S+D+Q+L+!++</text:a></text:p>
          </table:table-cell>
          <table:table-cell table:style-name="ce3" office:value-type="string" calcext:value-type="string">
            <text:p>?</text:p>
          </table:table-cell>
          <table:table-cell table:style-name="ce8" office:value-type="string" calcext:value-type="string">
            <text:p>ATS Back</text:p>
          </table:table-cell>
          <table:table-cell table:style-name="ce8" table:formula="of:=[.C14]+[.D14]" office:value-type="float" office:value="38" calcext:value-type="float">
            <text:p>38</text:p>
          </table:table-cell>
          <table:table-cell table:style-name="ce15" table:formula="of:=([.C14]-[.D14])/SQRT([.C14]+[.D14])" office:value-type="float" office:value="1.94665705356915" calcext:value-type="float">
            <text:p>1.95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14-11-10" calcext:value-type="date">
            <text:p>11/10/2014</text:p>
          </table:table-cell>
          <table:table-cell table:style-name="ce8" office:value-type="string" calcext:value-type="string">
            <text:p>NFL13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12" calcext:value-type="float">
            <text:p>12</text:p>
          </table:table-cell>
          <table:table-cell table:style-name="ce8" table:formula="of:=([.C15]*0.91)-[.D15]" office:value-type="float" office:value="11.66" calcext:value-type="float">
            <text:p>11.66</text:p>
          </table:table-cell>
          <table:table-cell table:style-name="ce9" table:formula="of:=[.E15]/([.C15]+[.D15])" office:value-type="percentage" office:value="0.306842105263158" calcext:value-type="percentage">
            <text:p>30.68%</text:p>
          </table:table-cell>
          <table:table-cell table:style-name="ce8" office:value-type="string" calcext:value-type="string">
            <text:p>UNDER</text:p>
          </table:table-cell>
          <table:table-cell table:style-name="ce8" table:number-columns-repeated="2"/>
          <table:table-cell table:style-name="ce10" office:value-type="string" calcext:value-type="string">
            <text:p>p:ALF and HF and o:streak&gt;2</text:p>
          </table:table-cell>
          <table:table-cell table:style-name="ce13" office:value-type="string" calcext:value-type="string">
            <text:p><text:a xlink:href="http://sportsdatabase.com/nfl/query?output=default&amp;sdql=p%3AALF+and+HF+and+o%3Astreak%3E2+&amp;submit=++S+D+Q+L+!++" xlink:type="simple">http://sportsdatabase.com/nfl/query?output=default&amp;sdql=p%3AALF+and+HF+and+o%3Astreak%3E2+&amp;submit=++S+D+Q+L+!++</text:a></text:p>
          </table:table-cell>
          <table:table-cell table:style-name="ce3" office:value-type="string" calcext:value-type="string">
            <text:p>?</text:p>
          </table:table-cell>
          <table:table-cell table:style-name="ce8" office:value-type="string" calcext:value-type="string">
            <text:p>Under</text:p>
          </table:table-cell>
          <table:table-cell table:style-name="ce8" table:formula="of:=[.C15]+[.D15]" office:value-type="float" office:value="38" calcext:value-type="float">
            <text:p>38</text:p>
          </table:table-cell>
          <table:table-cell table:style-name="ce15" table:formula="of:=([.C15]-[.D15])/SQRT([.C15]+[.D15])" office:value-type="float" office:value="2.27109989583068" calcext:value-type="float">
            <text:p>2.27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14-11-10" calcext:value-type="date">
            <text:p>11/10/2014</text:p>
          </table:table-cell>
          <table:table-cell table:style-name="ce8" office:value-type="string" calcext:value-type="string">
            <text:p>NFL14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40" calcext:value-type="float">
            <text:p>40</text:p>
          </table:table-cell>
          <table:table-cell table:style-name="ce8" table:formula="of:=([.C16]*0.91)-[.D16]" office:value-type="float" office:value="15.51" calcext:value-type="float">
            <text:p>15.51</text:p>
          </table:table-cell>
          <table:table-cell table:style-name="ce9" table:formula="of:=[.E16]/([.C16]+[.D16])" office:value-type="percentage" office:value="0.153564356435644" calcext:value-type="percentage">
            <text:p>15.36%</text:p>
          </table:table-cell>
          <table:table-cell table:style-name="ce8" office:value-type="string" calcext:value-type="string">
            <text:p>ATS</text:p>
          </table:table-cell>
          <table:table-cell table:style-name="ce8" office:value-type="string" calcext:value-type="string">
            <text:p>HOME</text:p>
          </table:table-cell>
          <table:table-cell table:style-name="ce8" office:value-type="string" calcext:value-type="string">
            <text:p>DOG</text:p>
          </table:table-cell>
          <table:table-cell table:style-name="ce11" office:value-type="string" calcext:value-type="string">
            <text:p>p:AW and HD and line &lt; 4 and DIV</text:p>
          </table:table-cell>
          <table:table-cell table:style-name="ce13" office:value-type="string" calcext:value-type="string">
            <text:p><text:a xlink:href="http://sportsdatabase.com/nfl/query?output=default&amp;sdql=p%3AAW+and+HD+and+line%3C4+and+DIV+&amp;submit=++S+D+Q+L+!++" xlink:type="simple">http://sportsdatabase.com/nfl/query?output=default&amp;sdql=p%3AAW+and+HD+and+line%3C4+and+DIV+&amp;submit=++S+D+Q+L+!++</text:a></text:p>
          </table:table-cell>
          <table:table-cell table:style-name="ce3" office:value-type="string" calcext:value-type="string">
            <text:p>?</text:p>
          </table:table-cell>
          <table:table-cell table:style-name="ce8" office:value-type="string" calcext:value-type="string">
            <text:p>ATS Back</text:p>
          </table:table-cell>
          <table:table-cell table:style-name="ce8" table:formula="of:=[.C16]+[.D16]" office:value-type="float" office:value="101" calcext:value-type="float">
            <text:p>101</text:p>
          </table:table-cell>
          <table:table-cell table:style-name="ce15" table:formula="of:=([.C16]-[.D16])/SQRT([.C16]+[.D16])" office:value-type="float" office:value="2.08957809944098" calcext:value-type="float">
            <text:p>2.09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14-11-10" calcext:value-type="date">
            <text:p>11/10/2014</text:p>
          </table:table-cell>
          <table:table-cell table:style-name="ce8" office:value-type="string" calcext:value-type="string">
            <text:p>NFL15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4" calcext:value-type="float">
            <text:p>14</text:p>
          </table:table-cell>
          <table:table-cell table:style-name="ce8" table:formula="of:=([.C17]*0.91)-[.D17]" office:value-type="float" office:value="11.48" calcext:value-type="float">
            <text:p>11.48</text:p>
          </table:table-cell>
          <table:table-cell table:style-name="ce9" table:formula="of:=[.E17]/([.C17]+[.D17])" office:value-type="percentage" office:value="0.273333333333333" calcext:value-type="percentage">
            <text:p>27.33%</text:p>
          </table:table-cell>
          <table:table-cell table:style-name="ce8" office:value-type="string" calcext:value-type="string">
            <text:p>UNDER</text:p>
          </table:table-cell>
          <table:table-cell table:style-name="ce8" table:number-columns-repeated="2"/>
          <table:table-cell table:style-name="ce10" office:value-type="string" calcext:value-type="string">
            <text:p>p:O and pp:O and op:U and AD and 8&gt;line and season&gt;2003 and total&gt;45</text:p>
          </table:table-cell>
          <table:table-cell table:style-name="ce13" office:value-type="string" calcext:value-type="string">
            <text:p><text:a xlink:href="http://sportsdatabase.com/nfl/query?output=default&amp;sdql=p%3AO+and+pp%3AO+and+op%3AU+and+AD+and+8%3Eline+and+season%3E2003+and+total%3E45+&amp;submit=++S+D+Q+L+!++" xlink:type="simple">http://sportsdatabase.com/nfl/query?output=default&amp;sdql=p%3AO+and+pp%3AO+and+op%3AU+and+AD+and+8%3Eline+and+season%3E2003+and+total%3E45+&amp;submit=++S+D+Q+L+!++</text:a></text:p>
          </table:table-cell>
          <table:table-cell table:style-name="ce3" office:value-type="string" calcext:value-type="string">
            <text:p>?</text:p>
          </table:table-cell>
          <table:table-cell table:style-name="ce8" office:value-type="string" calcext:value-type="string">
            <text:p>Under</text:p>
          </table:table-cell>
          <table:table-cell table:style-name="ce8" table:formula="of:=[.C17]+[.D17]" office:value-type="float" office:value="42" calcext:value-type="float">
            <text:p>42</text:p>
          </table:table-cell>
          <table:table-cell table:style-name="ce15" table:formula="of:=([.C17]-[.D17])/SQRT([.C17]+[.D17])" office:value-type="float" office:value="2.16024689946929" calcext:value-type="float">
            <text:p>2.16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14-11-10" calcext:value-type="date">
            <text:p>11/10/2014</text:p>
          </table:table-cell>
          <table:table-cell table:style-name="ce8" office:value-type="string" calcext:value-type="string">
            <text:p>NFL16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20" calcext:value-type="float">
            <text:p>20</text:p>
          </table:table-cell>
          <table:table-cell table:style-name="ce8" table:formula="of:=([.C18]*0.91)-[.D18]" office:value-type="float" office:value="22.77" calcext:value-type="float">
            <text:p>22.77</text:p>
          </table:table-cell>
          <table:table-cell table:style-name="ce9" table:formula="of:=[.E18]/([.C18]+[.D18])" office:value-type="percentage" office:value="0.339850746268657" calcext:value-type="percentage">
            <text:p>33.99%</text:p>
          </table:table-cell>
          <table:table-cell table:style-name="ce8" office:value-type="string" calcext:value-type="string">
            <text:p>ATS</text:p>
          </table:table-cell>
          <table:table-cell table:style-name="ce8" office:value-type="string" calcext:value-type="string">
            <text:p>HOME</text:p>
          </table:table-cell>
          <table:table-cell table:style-name="ce8" office:value-type="string" calcext:value-type="string">
            <text:p>FAV</text:p>
          </table:table-cell>
          <table:table-cell table:style-name="ce10" office:value-type="string" calcext:value-type="string">
            <text:p>p:HLF and conference != o:conference and AD and line &lt; 6</text:p>
          </table:table-cell>
          <table:table-cell table:style-name="ce13" office:value-type="string" calcext:value-type="string">
            <text:p><text:a xlink:href="http://sportsdatabase.com/nfl/query?output=default&amp;sdql=p%3AHLF+and+conference!%3Do%3Aconference+and+AD+and+line%3C6&amp;submit=++S+D+Q+L+!++" xlink:type="simple">http://sportsdatabase.com/nfl/query?output=default&amp;sdql=p%3AHLF+and+conference!%3Do%3Aconference+and+AD+and+line%3C6&amp;submit=++S+D+Q+L+!++</text:a></text:p>
          </table:table-cell>
          <table:table-cell table:style-name="ce3" office:value-type="string" calcext:value-type="string">
            <text:p>?</text:p>
          </table:table-cell>
          <table:table-cell table:style-name="ce8" office:value-type="string" calcext:value-type="string">
            <text:p>ATS Fade</text:p>
          </table:table-cell>
          <table:table-cell table:style-name="ce8" table:formula="of:=[.C18]+[.D18]" office:value-type="float" office:value="67" calcext:value-type="float">
            <text:p>67</text:p>
          </table:table-cell>
          <table:table-cell table:style-name="ce15" table:formula="of:=([.C18]-[.D18])/SQRT([.C18]+[.D18])" office:value-type="float" office:value="3.29857499762024" calcext:value-type="float">
            <text:p>3.30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14-11-10" calcext:value-type="date">
            <text:p>11/10/2014</text:p>
          </table:table-cell>
          <table:table-cell table:style-name="ce8" office:value-type="string" calcext:value-type="string">
            <text:p>NFL17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13" calcext:value-type="float">
            <text:p>13</text:p>
          </table:table-cell>
          <table:table-cell table:style-name="ce8" table:formula="of:=([.C19]*0.91)-[.D19]" office:value-type="float" office:value="10.66" calcext:value-type="float">
            <text:p>10.66</text:p>
          </table:table-cell>
          <table:table-cell table:style-name="ce9" table:formula="of:=[.E19]/([.C19]+[.D19])" office:value-type="percentage" office:value="0.273333333333333" calcext:value-type="percentage">
            <text:p>27.33%</text:p>
          </table:table-cell>
          <table:table-cell table:style-name="ce8" office:value-type="string" calcext:value-type="string">
            <text:p>ATS</text:p>
          </table:table-cell>
          <table:table-cell table:style-name="ce8" office:value-type="string" calcext:value-type="string">
            <text:p>HOME</text:p>
          </table:table-cell>
          <table:table-cell table:style-name="ce8"/>
          <table:table-cell table:style-name="ce10" office:value-type="string" calcext:value-type="string">
            <text:p>month = 9 and A and time zone = P and season &gt; 2008</text:p>
          </table:table-cell>
          <table:table-cell table:style-name="ce13" office:value-type="string" calcext:value-type="string">
            <text:p><text:a xlink:href="http://sportsdatabase.com/nfl/query?output=default&amp;sdql=month%3D9+and+A+and+time+zone%3DP+and+season%3E2008&amp;submit=++S+D+Q+L+%21++" xlink:type="simple">http://sportsdatabase.com/nfl/query?output=default&amp;sdql=month%3D9+and+A+and+time+zone%3DP+and+season%3E2008&amp;submit=++S+D+Q+L+%21++</text:a></text:p>
          </table:table-cell>
          <table:table-cell table:style-name="ce3" office:value-type="string" calcext:value-type="string">
            <text:p>?</text:p>
          </table:table-cell>
          <table:table-cell table:style-name="ce8" office:value-type="string" calcext:value-type="string">
            <text:p>ATS Fade</text:p>
          </table:table-cell>
          <table:table-cell table:style-name="ce8" table:formula="of:=[.C19]+[.D19]" office:value-type="float" office:value="39" calcext:value-type="float">
            <text:p>39</text:p>
          </table:table-cell>
          <table:table-cell table:style-name="ce15" table:formula="of:=([.C19]-[.D19])/SQRT([.C19]+[.D19])" office:value-type="float" office:value="2.08166599946613" calcext:value-type="float">
            <text:p>2.08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14-11-10" calcext:value-type="date">
            <text:p>11/10/2014</text:p>
          </table:table-cell>
          <table:table-cell table:style-name="ce8" office:value-type="string" calcext:value-type="string">
            <text:p>NFL18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28" calcext:value-type="float">
            <text:p>28</text:p>
          </table:table-cell>
          <table:table-cell table:style-name="ce8" table:formula="of:=([.C20]*0.91)-[.D20]" office:value-type="float" office:value="11.13" calcext:value-type="float">
            <text:p>11.13</text:p>
          </table:table-cell>
          <table:table-cell table:style-name="ce9" table:formula="of:=[.E20]/([.C20]+[.D20])" office:value-type="percentage" office:value="0.156760563380282" calcext:value-type="percentage">
            <text:p>15.68%</text:p>
          </table:table-cell>
          <table:table-cell table:style-name="ce8" office:value-type="string" calcext:value-type="string">
            <text:p>ATS</text:p>
          </table:table-cell>
          <table:table-cell table:style-name="ce8" office:value-type="string" calcext:value-type="string">
            <text:p>HOME</text:p>
          </table:table-cell>
          <table:table-cell table:style-name="ce8" office:value-type="string" calcext:value-type="string">
            <text:p>FAV</text:p>
          </table:table-cell>
          <table:table-cell table:style-name="ce10" office:value-type="string" calcext:value-type="string">
            <text:p>week=1 and HF and line &gt;= -3</text:p>
          </table:table-cell>
          <table:table-cell table:style-name="ce13" office:value-type="string" calcext:value-type="string">
            <text:p><text:a xlink:href="http://sportsdatabase.com/nfl/query?output=default&amp;sdql=week%3D1+and+HF+and+line+%3E%3D+-3&amp;submit=++S+D+Q+L+%21++" xlink:type="simple">http://sportsdatabase.com/nfl/query?output=default&amp;sdql=week%3D1+and+HF+and+line+%3E%3D+-3&amp;submit=++S+D+Q+L+%21++</text:a></text:p>
          </table:table-cell>
          <table:table-cell table:style-name="ce3" office:value-type="string" calcext:value-type="string">
            <text:p>?</text:p>
          </table:table-cell>
          <table:table-cell table:style-name="ce8" office:value-type="string" calcext:value-type="string">
            <text:p>ATS Back</text:p>
          </table:table-cell>
          <table:table-cell table:style-name="ce8" table:formula="of:=[.C20]+[.D20]" office:value-type="float" office:value="71" calcext:value-type="float">
            <text:p>71</text:p>
          </table:table-cell>
          <table:table-cell table:style-name="ce15" table:formula="of:=([.C20]-[.D20])/SQRT([.C20]+[.D20])" office:value-type="float" office:value="1.78017248729078" calcext:value-type="float">
            <text:p>1.78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14-11-10" calcext:value-type="date">
            <text:p>11/10/2014</text:p>
          </table:table-cell>
          <table:table-cell table:style-name="ce8" office:value-type="string" calcext:value-type="string">
            <text:p>NFL19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32" calcext:value-type="float">
            <text:p>32</text:p>
          </table:table-cell>
          <table:table-cell table:style-name="ce8" table:formula="of:=([.C21]*0.91)-[.D21]" office:value-type="float" office:value="10.77" calcext:value-type="float">
            <text:p>10.77</text:p>
          </table:table-cell>
          <table:table-cell table:style-name="ce9" table:formula="of:=[.E21]/([.C21]+[.D21])" office:value-type="percentage" office:value="0.136329113924051" calcext:value-type="percentage">
            <text:p>13.63%</text:p>
          </table:table-cell>
          <table:table-cell table:style-name="ce8" office:value-type="string" calcext:value-type="string">
            <text:p>UNDER</text:p>
          </table:table-cell>
          <table:table-cell table:style-name="ce8" table:number-columns-repeated="2"/>
          <table:table-cell table:style-name="ce10" office:value-type="string" calcext:value-type="string">
            <text:p>week=1 and HF and line &gt;= -3</text:p>
          </table:table-cell>
          <table:table-cell table:style-name="ce13" office:value-type="string" calcext:value-type="string">
            <text:p><text:a xlink:href="http://sportsdatabase.com/nfl/query?output=default&amp;sdql=week%3D1+and+HF+and+line+%3E%3D+-3&amp;submit=++S+D+Q+L+%21++" xlink:type="simple">http://sportsdatabase.com/nfl/query?output=default&amp;sdql=week%3D1+and+HF+and+line+%3E%3D+-3&amp;submit=++S+D+Q+L+%21++</text:a></text:p>
          </table:table-cell>
          <table:table-cell table:style-name="ce3" office:value-type="string" calcext:value-type="string">
            <text:p>?</text:p>
          </table:table-cell>
          <table:table-cell table:style-name="ce8" office:value-type="string" calcext:value-type="string">
            <text:p>Under</text:p>
          </table:table-cell>
          <table:table-cell table:style-name="ce8" table:formula="of:=[.C21]+[.D21]" office:value-type="float" office:value="79" calcext:value-type="float">
            <text:p>79</text:p>
          </table:table-cell>
          <table:table-cell table:style-name="ce15" table:formula="of:=([.C21]-[.D21])/SQRT([.C21]+[.D21])" office:value-type="float" office:value="1.68763185138904" calcext:value-type="float">
            <text:p>1.69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14-11-10" calcext:value-type="date">
            <text:p>11/10/2014</text:p>
          </table:table-cell>
          <table:table-cell table:style-name="ce8" office:value-type="string" calcext:value-type="string">
            <text:p>NFL20</text:p>
          </table:table-cell>
          <table:table-cell table:style-name="ce8" office:value-type="float" office:value="312" calcext:value-type="float">
            <text:p>312</text:p>
          </table:table-cell>
          <table:table-cell table:style-name="ce8" office:value-type="float" office:value="246" calcext:value-type="float">
            <text:p>246</text:p>
          </table:table-cell>
          <table:table-cell table:style-name="ce8" table:formula="of:=([.C22]*0.91)-[.D22]" office:value-type="float" office:value="37.92" calcext:value-type="float">
            <text:p>37.92</text:p>
          </table:table-cell>
          <table:table-cell table:style-name="ce9" table:formula="of:=[.E22]/([.C22]+[.D22])" office:value-type="percentage" office:value="0.0679569892473119" calcext:value-type="percentage">
            <text:p>6.80%</text:p>
          </table:table-cell>
          <table:table-cell table:style-name="ce8" office:value-type="string" calcext:value-type="string">
            <text:p>UNDER</text:p>
          </table:table-cell>
          <table:table-cell table:style-name="ce8" table:number-columns-repeated="2"/>
          <table:table-cell table:style-name="ce10" office:value-type="string" calcext:value-type="string">
            <text:p>P:season = season -1 and -16 &gt; P:margin &gt; -36</text:p>
          </table:table-cell>
          <table:table-cell table:style-name="ce13" office:value-type="string" calcext:value-type="string">
            <text:p><text:a xlink:href="http://sportsdatabase.com/nfl/query?output=default&amp;sdql=P%3Aseason+%3D+season+-1+and+-16+%3E+P%3Amargin+%3E+-36&amp;submit=++S+D+Q+L+%21++" xlink:type="simple">http://sportsdatabase.com/nfl/query?output=default&amp;sdql=P%3Aseason+%3D+season+-1+and+-16+%3E+P%3Amargin+%3E+-36&amp;submit=++S+D+Q+L+%21++</text:a></text:p>
          </table:table-cell>
          <table:table-cell table:style-name="ce3" office:value-type="string" calcext:value-type="string">
            <text:p>?</text:p>
          </table:table-cell>
          <table:table-cell table:style-name="ce8" office:value-type="string" calcext:value-type="string">
            <text:p>Under</text:p>
          </table:table-cell>
          <table:table-cell table:style-name="ce8" table:formula="of:=[.C22]+[.D22]" office:value-type="float" office:value="558" calcext:value-type="float">
            <text:p>558</text:p>
          </table:table-cell>
          <table:table-cell table:style-name="ce15" table:formula="of:=([.C22]-[.D22])/SQRT([.C22]+[.D22])" office:value-type="float" office:value="2.79400279400419" calcext:value-type="float">
            <text:p>2.79</text:p>
          </table:table-cell>
          <table:table-cell table:style-name="ce3" office:value-type="string" calcext:value-type="string">
            <text:p>50/50 since 2010</text:p>
          </table:table-cell>
          <table:table-cell table:number-columns-repeated="1008"/>
        </table:table-row>
        <table:table-row table:style-name="ro1">
          <table:table-cell table:style-name="ce7" office:value-type="date" office:date-value="2014-11-10" calcext:value-type="date">
            <text:p>11/10/2014</text:p>
          </table:table-cell>
          <table:table-cell table:style-name="ce8" office:value-type="string" calcext:value-type="string">
            <text:p>NFL21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26" calcext:value-type="float">
            <text:p>26</text:p>
          </table:table-cell>
          <table:table-cell table:style-name="ce8" table:formula="of:=([.C23]*0.91)-[.D23]" office:value-type="float" office:value="44.98" calcext:value-type="float">
            <text:p>44.98</text:p>
          </table:table-cell>
          <table:table-cell table:style-name="ce9" table:formula="of:=[.E23]/([.C23]+[.D23])" office:value-type="percentage" office:value="0.4325" calcext:value-type="percentage">
            <text:p>43.25%</text:p>
          </table:table-cell>
          <table:table-cell table:style-name="ce8" office:value-type="string" calcext:value-type="string">
            <text:p>UNDER</text:p>
          </table:table-cell>
          <table:table-cell table:style-name="ce8" table:number-columns-repeated="2"/>
          <table:table-cell table:style-name="ce10" office:value-type="string" calcext:value-type="string">
            <text:p>P:season = season -1 and -16 &gt; P:margin &gt; -36 and game number &lt; 5 and 5 &gt;= line &gt;= -3.5 and total &lt; 48</text:p>
          </table:table-cell>
          <table:table-cell table:style-name="ce13" office:value-type="string" calcext:value-type="string">
            <text:p><text:a xlink:href="http://sportsdatabase.com/nfl/query?output=default&amp;sdql=P%3Aseason+%3D+season+-1+and+-16+%3E+P%3Amargin+%3E+-36+and+game+number+%3C+5+and+5+%3E%3D+line+%3E%3D+-3.5+and+total+%3C+48&amp;submit=++S+D+Q+L+%21++" xlink:type="simple">http://sportsdatabase.com/nfl/query?output=default&amp;sdql=P%3Aseason+%3D+season+-1+and+-16+%3E+P%3Amargin+%3E+-36+and+game+number+%3C+5+and+5+%3E%3D+line+%3E%3D+-3.5+and+total+%3C+48&amp;submit=++S+D+Q+L+%21++</text:a></text:p>
          </table:table-cell>
          <table:table-cell table:style-name="ce3" office:value-type="string" calcext:value-type="string">
            <text:p>?</text:p>
          </table:table-cell>
          <table:table-cell table:style-name="ce8" office:value-type="string" calcext:value-type="string">
            <text:p>Under</text:p>
          </table:table-cell>
          <table:table-cell table:style-name="ce8" table:formula="of:=[.C23]+[.D23]" office:value-type="float" office:value="104" calcext:value-type="float">
            <text:p>104</text:p>
          </table:table-cell>
          <table:table-cell table:style-name="ce15" table:formula="of:=([.C23]-[.D23])/SQRT([.C23]+[.D23])" office:value-type="float" office:value="5.09901951359279" calcext:value-type="float">
            <text:p>5.10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14-11-10" calcext:value-type="date">
            <text:p>11/10/2014</text:p>
          </table:table-cell>
          <table:table-cell table:style-name="ce8" office:value-type="string" calcext:value-type="string">
            <text:p>NFL22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7" calcext:value-type="float">
            <text:p>7</text:p>
          </table:table-cell>
          <table:table-cell table:style-name="ce8" table:formula="of:=([.C24]*0.91)-[.D24]" office:value-type="float" office:value="12.11" calcext:value-type="float">
            <text:p>12.11</text:p>
          </table:table-cell>
          <table:table-cell table:style-name="ce9" table:formula="of:=[.E24]/([.C24]+[.D24])" office:value-type="percentage" office:value="0.4325" calcext:value-type="percentage">
            <text:p>43.25%</text:p>
          </table:table-cell>
          <table:table-cell table:style-name="ce8" office:value-type="string" calcext:value-type="string">
            <text:p>ATS</text:p>
          </table:table-cell>
          <table:table-cell table:style-name="ce8" office:value-type="string" calcext:value-type="string">
            <text:p>AWAY</text:p>
          </table:table-cell>
          <table:table-cell table:style-name="ce8" office:value-type="string" calcext:value-type="string">
            <text:p>DOG</text:p>
          </table:table-cell>
          <table:table-cell table:style-name="ce10" office:value-type="string" calcext:value-type="string">
            <text:p>Sum(o:L@team and season)[team and season -1] &gt; 10 and 0 &lt; line and week = 1 and site = away and total &gt; 36.5</text:p>
          </table:table-cell>
          <table:table-cell table:style-name="ce13" office:value-type="string" calcext:value-type="string">
            <text:p><text:a xlink:href="http://sportsdatabase.com/nfl/query?output=default&amp;sdql=Sum%28o%3AL%40team+and+season%29%5Bteam+and+season-1%5D%3E10+and+0+%3C+line+and+week%3D1+and+site%3Daway+and+total%3E36.5&amp;submit=++S+D+Q+L+%21++" xlink:type="simple">http://sportsdatabase.com/nfl/query?output=default&amp;sdql=Sum%28o%3AL%40team+and+season%29%5Bteam+and+season-1%5D%3E10+and+0+%3C+line+and+week%3D1+and+site%3Daway+and+total%3E36.5&amp;submit=++S+D+Q+L+%21++</text:a></text:p>
          </table:table-cell>
          <table:table-cell table:style-name="ce3" office:value-type="string" calcext:value-type="string">
            <text:p>?</text:p>
          </table:table-cell>
          <table:table-cell table:style-name="ce8" office:value-type="string" calcext:value-type="string">
            <text:p>ATS Fade</text:p>
          </table:table-cell>
          <table:table-cell table:style-name="ce8" table:formula="of:=[.C24]+[.D24]" office:value-type="float" office:value="28" calcext:value-type="float">
            <text:p>28</text:p>
          </table:table-cell>
          <table:table-cell table:style-name="ce15" table:formula="of:=([.C24]-[.D24])/SQRT([.C24]+[.D24])" office:value-type="float" office:value="2.64575131106459" calcext:value-type="float">
            <text:p>2.65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14-11-10" calcext:value-type="date">
            <text:p>11/10/2014</text:p>
          </table:table-cell>
          <table:table-cell table:style-name="ce8" office:value-type="string" calcext:value-type="string">
            <text:p>NFL23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21" calcext:value-type="float">
            <text:p>21</text:p>
          </table:table-cell>
          <table:table-cell table:style-name="ce8" table:formula="of:=([.C25]*0.91)-[.D25]" office:value-type="float" office:value="35.42" calcext:value-type="float">
            <text:p>35.42</text:p>
          </table:table-cell>
          <table:table-cell table:style-name="ce9" table:formula="of:=[.E25]/([.C25]+[.D25])" office:value-type="percentage" office:value="0.426746987951807" calcext:value-type="percentage">
            <text:p>42.67%</text:p>
          </table:table-cell>
          <table:table-cell table:style-name="ce8" office:value-type="string" calcext:value-type="string">
            <text:p>ATS</text:p>
          </table:table-cell>
          <table:table-cell table:style-name="ce8" office:value-type="string" calcext:value-type="string">
            <text:p>AWAY</text:p>
          </table:table-cell>
          <table:table-cell table:style-name="ce8"/>
          <table:table-cell table:style-name="ce10" office:value-type="string" calcext:value-type="string">
            <text:p>A and P:L and p:AL and op:L and op:margin &lt; -6 and (D or line &lt;= -4.5) and game number&lt;12</text:p>
          </table:table-cell>
          <table:table-cell table:style-name="ce13" office:value-type="string" calcext:value-type="string">
            <text:p><text:a xlink:href="http://sportsdatabase.com/nfl/query?output=default&amp;sdql=A+and+P%3AL+and+p%3AAL+and+op%3AL+and+op%3Amargin+%3C+-6+and+%28D+or+line+%3C%3D+-4.5%29+and+game+number%3C12&amp;submit=++S+D+Q+L+%21++" xlink:type="simple">http://sportsdatabase.com/nfl/query?output=default&amp;sdql=A+and+P%3AL+and+p%3AAL+and+op%3AL+and+op%3Amargin+%3C+-6+and+%28D+or+line+%3C%3D+-4.5%29+and+game+number%3C12&amp;submit=++S+D+Q+L+%21++</text:a></text:p>
          </table:table-cell>
          <table:table-cell table:style-name="ce3" office:value-type="string" calcext:value-type="string">
            <text:p>?</text:p>
          </table:table-cell>
          <table:table-cell table:style-name="ce8" office:value-type="string" calcext:value-type="string">
            <text:p>ATS Back</text:p>
          </table:table-cell>
          <table:table-cell table:style-name="ce8" table:formula="of:=[.C25]+[.D25]" office:value-type="float" office:value="83" calcext:value-type="float">
            <text:p>83</text:p>
          </table:table-cell>
          <table:table-cell table:style-name="ce15" table:formula="of:=([.C25]-[.D25])/SQRT([.C25]+[.D25])" office:value-type="float" office:value="4.5003346595773" calcext:value-type="float">
            <text:p>4.50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14-11-10" calcext:value-type="date">
            <text:p>11/10/2014</text:p>
          </table:table-cell>
          <table:table-cell table:style-name="ce8" office:value-type="string" calcext:value-type="string">
            <text:p>NFL24</text:p>
          </table:table-cell>
          <table:table-cell table:style-name="ce8" office:value-type="float" office:value="105" calcext:value-type="float">
            <text:p>105</text:p>
          </table:table-cell>
          <table:table-cell table:style-name="ce8" office:value-type="float" office:value="62" calcext:value-type="float">
            <text:p>62</text:p>
          </table:table-cell>
          <table:table-cell table:style-name="ce8" table:formula="of:=([.C26]*0.91)-[.D26]" office:value-type="float" office:value="33.55" calcext:value-type="float">
            <text:p>33.55</text:p>
          </table:table-cell>
          <table:table-cell table:style-name="ce9" table:formula="of:=[.E26]/([.C26]+[.D26])" office:value-type="percentage" office:value="0.200898203592814" calcext:value-type="percentage">
            <text:p>20.09%</text:p>
          </table:table-cell>
          <table:table-cell table:style-name="ce8" office:value-type="string" calcext:value-type="string">
            <text:p>ATS</text:p>
          </table:table-cell>
          <table:table-cell table:style-name="ce8" office:value-type="string" calcext:value-type="string">
            <text:p>AWAY</text:p>
          </table:table-cell>
          <table:table-cell table:style-name="ce8" office:value-type="string" calcext:value-type="string">
            <text:p>DOG</text:p>
          </table:table-cell>
          <table:table-cell table:style-name="ce10" office:value-type="string" calcext:value-type="string">
            <text:p>A and DIV and line &gt;= 10.5 and 11 &gt;= game number &gt;= 1</text:p>
          </table:table-cell>
          <table:table-cell table:style-name="ce13" office:value-type="string" calcext:value-type="string">
            <text:p><text:a xlink:href="http://sportsdatabase.com/nfl/query?output=default&amp;sdql=A+and+DIV+and+line%3E%3D10.5+and+11%3E%3Dgame+number%3E%3D1&amp;submit=++S+D+Q+L+%21++" xlink:type="simple">http://sportsdatabase.com/nfl/query?output=default&amp;sdql=A+and+DIV+and+line%3E%3D10.5+and+11%3E%3Dgame+number%3E%3D1&amp;submit=++S+D+Q+L+%21++</text:a></text:p>
          </table:table-cell>
          <table:table-cell table:style-name="ce3" office:value-type="string" calcext:value-type="string">
            <text:p>?</text:p>
          </table:table-cell>
          <table:table-cell table:style-name="ce8" office:value-type="string" calcext:value-type="string">
            <text:p>ATS Back</text:p>
          </table:table-cell>
          <table:table-cell table:style-name="ce8" table:formula="of:=[.C26]+[.D26]" office:value-type="float" office:value="167" calcext:value-type="float">
            <text:p>167</text:p>
          </table:table-cell>
          <table:table-cell table:style-name="ce15" table:formula="of:=([.C26]-[.D26])/SQRT([.C26]+[.D26])" office:value-type="float" office:value="3.32743989989679" calcext:value-type="float">
            <text:p>3.33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14-11-10" calcext:value-type="date">
            <text:p>11/10/2014</text:p>
          </table:table-cell>
          <table:table-cell table:style-name="ce8" office:value-type="string" calcext:value-type="string">
            <text:p>NFL25</text:p>
          </table:table-cell>
          <table:table-cell table:style-name="ce8" office:value-type="float" office:value="118" calcext:value-type="float">
            <text:p>118</text:p>
          </table:table-cell>
          <table:table-cell table:style-name="ce8" office:value-type="float" office:value="85" calcext:value-type="float">
            <text:p>85</text:p>
          </table:table-cell>
          <table:table-cell table:style-name="ce8" table:formula="of:=([.C27]*0.91)-[.D27]" office:value-type="float" office:value="22.38" calcext:value-type="float">
            <text:p>22.38</text:p>
          </table:table-cell>
          <table:table-cell table:style-name="ce9" table:formula="of:=[.E27]/([.C27]+[.D27])" office:value-type="percentage" office:value="0.110246305418719" calcext:value-type="percentage">
            <text:p>11.02%</text:p>
          </table:table-cell>
          <table:table-cell table:style-name="ce8" office:value-type="string" calcext:value-type="string">
            <text:p>ATS</text:p>
          </table:table-cell>
          <table:table-cell table:style-name="ce8" table:number-columns-repeated="2"/>
          <table:table-cell table:style-name="ce10" office:value-type="string" calcext:value-type="string">
            <text:p>7 &gt;= line &gt;= 3 and NDIV and p:margin &lt;= -20</text:p>
          </table:table-cell>
          <table:table-cell table:style-name="ce13" office:value-type="string" calcext:value-type="string">
            <text:p><text:a xlink:href="http://sportsdatabase.com/nfl/query?output=default&amp;sdql=7%3E%3Dline%3E%3D3+and+NDIV+and+p%3Amargin%3C%3D-20&amp;submit=++S+D+Q+L+%21++" xlink:type="simple">http://sportsdatabase.com/nfl/query?output=default&amp;sdql=7%3E%3Dline%3E%3D3+and+NDIV+and+p%3Amargin%3C%3D-20&amp;submit=++S+D+Q+L+%21++</text:a></text:p>
          </table:table-cell>
          <table:table-cell table:style-name="ce3" office:value-type="string" calcext:value-type="string">
            <text:p>?</text:p>
          </table:table-cell>
          <table:table-cell table:style-name="ce8" office:value-type="string" calcext:value-type="string">
            <text:p>ATS Back</text:p>
          </table:table-cell>
          <table:table-cell table:style-name="ce8" table:formula="of:=[.C27]+[.D27]" office:value-type="float" office:value="203" calcext:value-type="float">
            <text:p>203</text:p>
          </table:table-cell>
          <table:table-cell table:style-name="ce15" table:formula="of:=([.C27]-[.D27])/SQRT([.C27]+[.D27])" office:value-type="float" office:value="2.31614594093387" calcext:value-type="float">
            <text:p>2.32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14-11-10" calcext:value-type="date">
            <text:p>11/10/2014</text:p>
          </table:table-cell>
          <table:table-cell table:style-name="ce8" office:value-type="string" calcext:value-type="string">
            <text:p>NFL26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52" calcext:value-type="float">
            <text:p>52</text:p>
          </table:table-cell>
          <table:table-cell table:style-name="ce8" table:formula="of:=([.C28]*0.91)-[.D28]" office:value-type="float" office:value="19.89" calcext:value-type="float">
            <text:p>19.89</text:p>
          </table:table-cell>
          <table:table-cell table:style-name="ce9" table:formula="of:=[.E28]/([.C28]+[.D28])" office:value-type="percentage" office:value="0.151832061068702" calcext:value-type="percentage">
            <text:p>15.18%</text:p>
          </table:table-cell>
          <table:table-cell table:style-name="ce8" office:value-type="string" calcext:value-type="string">
            <text:p>ATS</text:p>
          </table:table-cell>
          <table:table-cell table:style-name="ce8" office:value-type="string" calcext:value-type="string">
            <text:p>AWAY</text:p>
          </table:table-cell>
          <table:table-cell table:style-name="ce8"/>
          <table:table-cell table:style-name="ce10" office:value-type="string" calcext:value-type="string">
            <text:p>A and day = Monday and DIV and -8 &lt; line &lt; 6.5</text:p>
          </table:table-cell>
          <table:table-cell table:style-name="ce13" office:value-type="string" calcext:value-type="string">
            <text:p><text:a xlink:href="http://sportsdatabase.com/nfl/query?output=default&amp;sdql=A+and+day%3DMonday+and+DIV+and+-8%3C+line+%3C6.5&amp;submit=++S+D+Q+L+%21++" xlink:type="simple">http://sportsdatabase.com/nfl/query?output=default&amp;sdql=A+and+day%3DMonday+and+DIV+and+-8%3C+line+%3C6.5&amp;submit=++S+D+Q+L+%21++</text:a></text:p>
          </table:table-cell>
          <table:table-cell table:style-name="ce3" office:value-type="string" calcext:value-type="string">
            <text:p>?</text:p>
          </table:table-cell>
          <table:table-cell table:style-name="ce8" office:value-type="string" calcext:value-type="string">
            <text:p>ATS Back</text:p>
          </table:table-cell>
          <table:table-cell table:style-name="ce8" table:formula="of:=[.C28]+[.D28]" office:value-type="float" office:value="131" calcext:value-type="float">
            <text:p>131</text:p>
          </table:table-cell>
          <table:table-cell table:style-name="ce15" table:formula="of:=([.C28]-[.D28])/SQRT([.C28]+[.D28])" office:value-type="float" office:value="2.3590009529848" calcext:value-type="float">
            <text:p>2.36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14-11-10" calcext:value-type="date">
            <text:p>11/10/2014</text:p>
          </table:table-cell>
          <table:table-cell table:style-name="ce8" office:value-type="string" calcext:value-type="string">
            <text:p>NFL27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35" calcext:value-type="float">
            <text:p>35</text:p>
          </table:table-cell>
          <table:table-cell table:style-name="ce8" table:formula="of:=([.C29]*0.91)-[.D29]" office:value-type="float" office:value="15.96" calcext:value-type="float">
            <text:p>15.96</text:p>
          </table:table-cell>
          <table:table-cell table:style-name="ce9" table:formula="of:=[.E29]/([.C29]+[.D29])" office:value-type="percentage" office:value="0.175384615384615" calcext:value-type="percentage">
            <text:p>17.54%</text:p>
          </table:table-cell>
          <table:table-cell table:style-name="ce8" office:value-type="string" calcext:value-type="string">
            <text:p>ATS</text:p>
          </table:table-cell>
          <table:table-cell table:style-name="ce8"/>
          <table:table-cell table:style-name="ce8" office:value-type="string" calcext:value-type="string">
            <text:p>DOG</text:p>
          </table:table-cell>
          <table:table-cell table:style-name="ce10" office:value-type="string" calcext:value-type="string">
            <text:p>p:ats margin&gt;9 and p:H and F and season&gt;2003 and op:HW</text:p>
          </table:table-cell>
          <table:table-cell table:style-name="ce13" office:value-type="string" calcext:value-type="string">
            <text:p><text:a xlink:href="http://sportsdatabase.com/nfl/query?output=default&amp;sdql=WP+%3E+60+and+A+and+p%3AW+and+p%3Amargin+%3E+10+and+op%3Apoints+%2B+opo%3Apoints+%3E+49+and+16+%3E+game+number+%3E+2+and+playoffs+%3D+0+and+%28D+and+line+%3C%3D+4.5+or+-10+%3C%3D+line+%3C%3D+-3.5%29+and+division%21%3DAFC+South+&amp;submit=++S+D+Q+L+%21++" xlink:type="simple">http://sportsdatabase.com/nfl/query?output=default&amp;sdql=WP+%3E+60+and+A+and+p%3AW+and+p%3Amargin+%3E+10+and+op%3Apoints+%2B+opo%3Apoints+%3E+49+and+16+%3E+game+number+%3E+2+and+playoffs+%3D+0+and+%28D+and+line+%3C%3D+4.5+or+-10+%3C%3D+line+%3C%3D+-3.5%29+and+division%21%3DAFC+South+&amp;submit=++S+D+Q+L+%21++</text:a></text:p>
          </table:table-cell>
          <table:table-cell table:style-name="ce3" office:value-type="string" calcext:value-type="string">
            <text:p>?</text:p>
          </table:table-cell>
          <table:table-cell table:style-name="ce8" office:value-type="string" calcext:value-type="string">
            <text:p>ATS Fade</text:p>
          </table:table-cell>
          <table:table-cell table:style-name="ce8" table:formula="of:=[.C29]+[.D29]" office:value-type="float" office:value="91" calcext:value-type="float">
            <text:p>91</text:p>
          </table:table-cell>
          <table:table-cell table:style-name="ce15" table:formula="of:=([.C29]-[.D29])/SQRT([.C29]+[.D29])" office:value-type="float" office:value="2.20139815711603" calcext:value-type="float">
            <text:p>2.20</text:p>
          </table:table-cell>
          <table:table-cell table:number-columns-repeated="1009"/>
        </table:table-row>
        <table:table-row table:style-name="ro2">
          <table:table-cell table:style-name="ce7" office:value-type="date" office:date-value="2014-11-10" calcext:value-type="date">
            <text:p>11/10/2014</text:p>
          </table:table-cell>
          <table:table-cell table:style-name="ce8" office:value-type="string" calcext:value-type="string">
            <text:p>NFL28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28" calcext:value-type="float">
            <text:p>28</text:p>
          </table:table-cell>
          <table:table-cell table:style-name="ce8" table:formula="of:=([.C30]*0.91)-[.D30]" office:value-type="float" office:value="44.8" calcext:value-type="float">
            <text:p>44.8</text:p>
          </table:table-cell>
          <table:table-cell table:style-name="ce9" table:formula="of:=[.E30]/([.C30]+[.D30])" office:value-type="percentage" office:value="0.414814814814815" calcext:value-type="percentage">
            <text:p>41.48%</text:p>
          </table:table-cell>
          <table:table-cell table:style-name="ce8" office:value-type="string" calcext:value-type="string">
            <text:p>ATS</text:p>
          </table:table-cell>
          <table:table-cell table:style-name="ce8" office:value-type="string" calcext:value-type="string">
            <text:p>AWAY</text:p>
          </table:table-cell>
          <table:table-cell table:style-name="ce8"/>
          <table:table-cell table:style-name="ce10" office:value-type="string" calcext:value-type="string">
            <text:p>WP &gt; 60 and A and p:W and p:margin &gt; 10 and op:points + opo:points &gt; 49 and 16 &gt; game number &gt; 2 and playoffs = 0 and (D and line &lt;= 4.5 or -10 &lt;= line &lt;= -3.5) and division!=AFC South</text:p>
          </table:table-cell>
          <table:table-cell table:style-name="ce12" office:value-type="string" calcext:value-type="string">
            <text:p><text:a xlink:href="http://sportsdatabase.com/nfl/query?output=default&amp;sdql=WP+%3E+60+and+A+and+p%3AW+and+p%3Amargin+%3E+10+and+op%3Apoints+%2B+opo%3Apoints+%3E+49+and+16+%3E+game+number+%3E+2+and+playoffs+%3D+0+and+%28D+and+line+%3C%3D+4.5+or+-10+%3C%3D+line+%3C%3D+-3.5%29+and+division%21%3DAFC+South&amp;submit=++S+D+Q+L+%21++" xlink:type="simple">http://sportsdatabase.com/nfl/query?output=default&amp;sdql=WP+%3E+60+and+A+and+p%3AW+and+p%3Amargin+%3E+10+and+op%3Apoints+%2B+opo%3Apoints+%3E+49+and+16+%3E+game+number+%3E+2+and+playoffs+%3D+0+and+%28D+and+line+%3C%3D+4.5+or+-10+%3C%3D+line+%3C%3D+-3.5%29+and+division%21%3DAFC+South&amp;submit=++S+D+Q+L+%21++</text:a></text:p>
          </table:table-cell>
          <table:table-cell table:style-name="ce3" office:value-type="string" calcext:value-type="string">
            <text:p>?</text:p>
          </table:table-cell>
          <table:table-cell table:style-name="ce8" office:value-type="string" calcext:value-type="string">
            <text:p>ATS Fade</text:p>
          </table:table-cell>
          <table:table-cell table:style-name="ce8" table:formula="of:=[.C30]+[.D30]" office:value-type="float" office:value="108" calcext:value-type="float">
            <text:p>108</text:p>
          </table:table-cell>
          <table:table-cell table:style-name="ce15" table:formula="of:=([.C30]-[.D30])/SQRT([.C30]+[.D30])" office:value-type="float" office:value="5.00370233297676" calcext:value-type="float">
            <text:p>5.00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14-11-10" calcext:value-type="date">
            <text:p>11/10/2014</text:p>
          </table:table-cell>
          <table:table-cell table:style-name="ce8" office:value-type="string" calcext:value-type="string">
            <text:p>NFL29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10" calcext:value-type="float">
            <text:p>10</text:p>
          </table:table-cell>
          <table:table-cell table:style-name="ce8" table:formula="of:=([.C31]*0.91)-[.D31]" office:value-type="float" office:value="28.22" calcext:value-type="float">
            <text:p>28.22</text:p>
          </table:table-cell>
          <table:table-cell table:style-name="ce9" table:formula="of:=[.E31]/([.C31]+[.D31])" office:value-type="percentage" office:value="0.542692307692308" calcext:value-type="percentage">
            <text:p>54.27%</text:p>
          </table:table-cell>
          <table:table-cell table:style-name="ce8" office:value-type="string" calcext:value-type="string">
            <text:p>ATS</text:p>
          </table:table-cell>
          <table:table-cell table:style-name="ce8" office:value-type="string" calcext:value-type="string">
            <text:p>AWAY</text:p>
          </table:table-cell>
          <table:table-cell table:style-name="ce8"/>
          <table:table-cell table:style-name="ce10" office:value-type="string" calcext:value-type="string">
            <text:p>A and conference=o:conference and p:A and p:points&gt;=24 and po:points&gt;=24 and 2008&lt;=season and line&gt;-10 and game number&gt;2 and 40&lt; total&lt;51.5</text:p>
          </table:table-cell>
          <table:table-cell table:style-name="ce13" office:value-type="string" calcext:value-type="string">
            <text:p><text:a xlink:href="http://sportsdatabase.com/nfl/query?output=default&amp;sdql=A+and+conference%3Do%3Aconference+and+p%3AA+and+p%3Apoints%3E%3D24+and+po%3Apoints%3E%3D24+and+2008%3C%3Dseason+and+line%3E-10+and+game+number%3E2+and+40%3C+total%3C51.5&amp;submit=++S+D+Q+L+%21++" xlink:type="simple">http://sportsdatabase.com/nfl/query?output=default&amp;sdql=A+and+conference%3Do%3Aconference+and+p%3AA+and+p%3Apoints%3E%3D24+and+po%3Apoints%3E%3D24+and+2008%3C%3Dseason+and+line%3E-10+and+game+number%3E2+and+40%3C+total%3C51.5&amp;submit=++S+D+Q+L+%21++</text:a></text:p>
          </table:table-cell>
          <table:table-cell table:style-name="ce3" office:value-type="string" calcext:value-type="string">
            <text:p>?</text:p>
          </table:table-cell>
          <table:table-cell table:style-name="ce8" office:value-type="string" calcext:value-type="string">
            <text:p>ATS Back</text:p>
          </table:table-cell>
          <table:table-cell table:style-name="ce8" table:formula="of:=[.C31]+[.D31]" office:value-type="float" office:value="52" calcext:value-type="float">
            <text:p>52</text:p>
          </table:table-cell>
          <table:table-cell table:style-name="ce15" table:formula="of:=([.C31]-[.D31])/SQRT([.C31]+[.D31])" office:value-type="float" office:value="4.43760156980183" calcext:value-type="float">
            <text:p>4.44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14-11-10" calcext:value-type="date">
            <text:p>11/10/2014</text:p>
          </table:table-cell>
          <table:table-cell table:style-name="ce8" office:value-type="string" calcext:value-type="string">
            <text:p>NFL30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16" calcext:value-type="float">
            <text:p>16</text:p>
          </table:table-cell>
          <table:table-cell table:style-name="ce8" table:formula="of:=([.C32]*0.91)-[.D32]" office:value-type="float" office:value="25.86" calcext:value-type="float">
            <text:p>25.86</text:p>
          </table:table-cell>
          <table:table-cell table:style-name="ce9" table:formula="of:=[.E32]/([.C32]+[.D32])" office:value-type="percentage" office:value="0.417096774193548" calcext:value-type="percentage">
            <text:p>41.71%</text:p>
          </table:table-cell>
          <table:table-cell table:style-name="ce8" office:value-type="string" calcext:value-type="string">
            <text:p>ATS</text:p>
          </table:table-cell>
          <table:table-cell table:style-name="ce8" office:value-type="string" calcext:value-type="string">
            <text:p>HOME</text:p>
          </table:table-cell>
          <table:table-cell table:style-name="ce8" office:value-type="string" calcext:value-type="string">
            <text:p>FAV</text:p>
          </table:table-cell>
          <table:table-cell table:style-name="ce10" office:value-type="string" calcext:value-type="string">
            <text:p>A and 10 &gt;= line &gt;= 3.5 and 95 &gt;= tA(rushing yards) &gt;= 70 and 95 &gt;= oA(o:rushing yards) &gt;= 70 and 2003 &lt;= season</text:p>
          </table:table-cell>
          <table:table-cell table:style-name="ce13" office:value-type="string" calcext:value-type="string">
            <text:p><text:a xlink:href="http://sportsdatabase.com/nfl/query?output=default&amp;sdql=+A+and+10%3E%3Dline%3E%3D3.5+and+95%3E%3DtA%28rushing+yards%29%3E%3D70+and+95%3E%3DoA%28o%3Arushing+yards%29%3E%3D70+and+2003%3C%3Dseason&amp;submit=++S+D+Q+L+!++" xlink:type="simple">http://sportsdatabase.com/nfl/query?output=default&amp;sdql=+A+and+10%3E%3Dline%3E%3D3.5+and+95%3E%3DtA%28rushing+yards%29%3E%3D70+and+95%3E%3DoA%28o%3Arushing+yards%29%3E%3D70+and+2003%3C%3Dseason&amp;submit=++S+D+Q+L+!++</text:a></text:p>
          </table:table-cell>
          <table:table-cell table:style-name="ce3" office:value-type="string" calcext:value-type="string">
            <text:p>?</text:p>
          </table:table-cell>
          <table:table-cell table:style-name="ce8" office:value-type="string" calcext:value-type="string">
            <text:p>ATS Fade</text:p>
          </table:table-cell>
          <table:table-cell table:style-name="ce8" table:formula="of:=[.C32]+[.D32]" office:value-type="float" office:value="62" calcext:value-type="float">
            <text:p>62</text:p>
          </table:table-cell>
          <table:table-cell table:style-name="ce15" table:formula="of:=([.C32]-[.D32])/SQRT([.C32]+[.D32])" office:value-type="float" office:value="3.81000381000571" calcext:value-type="float">
            <text:p>3.81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14-11-10" calcext:value-type="date">
            <text:p>11/10/2014</text:p>
          </table:table-cell>
          <table:table-cell table:style-name="ce8" office:value-type="string" calcext:value-type="string">
            <text:p>NFL31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10" calcext:value-type="float">
            <text:p>10</text:p>
          </table:table-cell>
          <table:table-cell table:style-name="ce8" table:formula="of:=([.C33]*0.91)-[.D33]" office:value-type="float" office:value="24.58" calcext:value-type="float">
            <text:p>24.58</text:p>
          </table:table-cell>
          <table:table-cell table:style-name="ce9" table:formula="of:=[.E33]/([.C33]+[.D33])" office:value-type="percentage" office:value="0.512083333333333" calcext:value-type="percentage">
            <text:p>51.21%</text:p>
          </table:table-cell>
          <table:table-cell table:style-name="ce8" office:value-type="string" calcext:value-type="string">
            <text:p>ATS</text:p>
          </table:table-cell>
          <table:table-cell table:style-name="ce8" office:value-type="string" calcext:value-type="string">
            <text:p>AWAY</text:p>
          </table:table-cell>
          <table:table-cell table:style-name="ce8"/>
          <table:table-cell table:style-name="ce10" office:value-type="string" calcext:value-type="string">
            <text:p>4&lt; tS(ats margin&gt;0,N=7)&lt; 7 and H and month=11 and 2008&lt;=season and o:rest&lt;9</text:p>
          </table:table-cell>
          <table:table-cell table:style-name="ce13" office:value-type="string" calcext:value-type="string">
            <text:p><text:a xlink:href="http://sportsdatabase.com/nfl/query?output=default&amp;sdql=4%3C+tS%28ats+margin%3E0%2CN%3D7%29%3C+7+and+H+and+month%3D11+and+2008%3C%3Dseason+and+o%3Arest%3C9&amp;submit=++S+D+Q+L+%21++" xlink:type="simple">http://sportsdatabase.com/nfl/query?output=default&amp;sdql=4%3C+tS%28ats+margin%3E0%2CN%3D7%29%3C+7+and+H+and+month%3D11+and+2008%3C%3Dseason+and+o%3Arest%3C9&amp;submit=++S+D+Q+L+%21++</text:a></text:p>
          </table:table-cell>
          <table:table-cell table:style-name="ce3" office:value-type="string" calcext:value-type="string">
            <text:p>?</text:p>
          </table:table-cell>
          <table:table-cell table:style-name="ce8" office:value-type="string" calcext:value-type="string">
            <text:p>ATS Fade</text:p>
          </table:table-cell>
          <table:table-cell table:style-name="ce8" table:formula="of:=[.C33]+[.D33]" office:value-type="float" office:value="48" calcext:value-type="float">
            <text:p>48</text:p>
          </table:table-cell>
          <table:table-cell table:style-name="ce15" table:formula="of:=([.C33]-[.D33])/SQRT([.C33]+[.D33])" office:value-type="float" office:value="4.04145188432738" calcext:value-type="float">
            <text:p>4.04</text:p>
          </table:table-cell>
          <table:table-cell table:number-columns-repeated="1009"/>
        </table:table-row>
        <table:table-row table:style-name="ro2">
          <table:table-cell table:style-name="ce7" office:value-type="date" office:date-value="2014-11-16" calcext:value-type="date">
            <text:p>11/16/2014</text:p>
          </table:table-cell>
          <table:table-cell table:style-name="ce8" office:value-type="string" calcext:value-type="string">
            <text:p>NFL32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formula="of:=([.C34]*0.91)-[.D34]" office:value-type="float" office:value="14.2" calcext:value-type="float">
            <text:p>14.2</text:p>
          </table:table-cell>
          <table:table-cell table:style-name="ce9" table:formula="of:=[.E34]/([.C34]+[.D34])" office:value-type="percentage" office:value="0.591666666666667" calcext:value-type="percentage">
            <text:p>59.17%</text:p>
          </table:table-cell>
          <table:table-cell table:style-name="ce8" office:value-type="string" calcext:value-type="string">
            <text:p>ATS</text:p>
          </table:table-cell>
          <table:table-cell table:style-name="ce8" table:number-columns-repeated="2"/>
          <table:table-cell table:style-name="ce3" office:value-type="string" calcext:value-type="string">
            <text:p>50&gt;=Andrew Luck:p:passes&gt;=35 and Andrew Luck:p:completions/Andrew Luck:p:passes&gt;.45</text:p>
          </table:table-cell>
          <table:table-cell table:style-name="ce12" office:value-type="string" calcext:value-type="string">
            <text:p><text:a xlink:href="http://sportsdatabase.com/nfl/query?output=default&amp;sdql=50%3E%3DAndrew+Luck%3Ap%3Apasses%3E%3D35+and+Andrew+Luck%3Ap%3Acompletions%2FAndrew+Luck%3Ap%3Apasses%3E.45&amp;submit=++S+D+Q+L+%21++" xlink:type="simple">http://sportsdatabase.com/nfl/query?output=default&amp;sdql=50%3E%3DAndrew+Luck%3Ap%3Apasses%3E%3D35+and+Andrew+Luck%3Ap%3Acompletions%2FAndrew+Luck%3Ap%3Apasses%3E.45&amp;submit=++S+D+Q+L+%21++</text:a></text:p>
          </table:table-cell>
          <table:table-cell table:style-name="ce3" office:value-type="string" calcext:value-type="string">
            <text:p>moshi</text:p>
          </table:table-cell>
          <table:table-cell table:style-name="ce8" office:value-type="string" calcext:value-type="string">
            <text:p>ATS Back</text:p>
          </table:table-cell>
          <table:table-cell table:style-name="ce8" table:formula="of:=[.C34]+[.D34]" office:value-type="float" office:value="24" calcext:value-type="float">
            <text:p>24</text:p>
          </table:table-cell>
          <table:table-cell table:style-name="ce15" table:formula="of:=([.C34]-[.D34])/SQRT([.C34]+[.D34])" office:value-type="float" office:value="3.2659863237109" calcext:value-type="float">
            <text:p>3.27</text:p>
          </table:table-cell>
          <table:table-cell table:number-columns-repeated="1009"/>
        </table:table-row>
        <table:table-row table:style-name="ro2">
          <table:table-cell table:style-name="ce7" office:value-type="date" office:date-value="2014-11-18" calcext:value-type="date">
            <text:p>11/18/2014</text:p>
          </table:table-cell>
          <table:table-cell table:style-name="ce8" office:value-type="string" calcext:value-type="string">
            <text:p>NFL33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([.C35]*0.91)-[.D35]" office:value-type="float" office:value="18.93" calcext:value-type="float">
            <text:p>18.93</text:p>
          </table:table-cell>
          <table:table-cell table:style-name="ce9" table:formula="of:=[.E35]/([.C35]+[.D35])" office:value-type="percentage" office:value="0.7572" calcext:value-type="percentage">
            <text:p>75.72%</text:p>
          </table:table-cell>
          <table:table-cell table:style-name="ce8" office:value-type="string" calcext:value-type="string">
            <text:p>UNDER</text:p>
          </table:table-cell>
          <table:table-cell table:style-name="ce8" table:number-columns-repeated="2"/>
          <table:table-cell table:style-name="ce3" office:value-type="string" calcext:value-type="string">
            <text:p>HF and rest&gt;10 and po:TY - p:TY &gt;=150 and season&gt;=1996</text:p>
          </table:table-cell>
          <table:table-cell table:style-name="ce12" office:value-type="string" calcext:value-type="string">
            <text:p><text:a xlink:href="http://sportsdatabase.com/nfl/query?output=default&amp;sdql=HF+and+rest%3E10+and+po%3ATY+-+p%3ATY+%3E%3D150+and+season%3E%3D1996&amp;submit=++S+D+Q+L+%21++" xlink:type="simple">http://sportsdatabase.com/nfl/query?output=default&amp;sdql=HF+and+rest%3E10+and+po%3ATY+-+p%3ATY+%3E%3D150+and+season%3E%3D1996&amp;submit=++S+D+Q+L+%21++</text:a></text:p>
          </table:table-cell>
          <table:table-cell table:style-name="ce3" office:value-type="string" calcext:value-type="string">
            <text:p>b1slickguy</text:p>
          </table:table-cell>
          <table:table-cell table:style-name="ce8" office:value-type="string" calcext:value-type="string">
            <text:p>Under</text:p>
          </table:table-cell>
          <table:table-cell table:style-name="ce8" table:formula="of:=[.C35]+[.D35]" office:value-type="float" office:value="25" calcext:value-type="float">
            <text:p>25</text:p>
          </table:table-cell>
          <table:table-cell table:style-name="ce15" table:formula="of:=([.C35]-[.D35])/SQRT([.C35]+[.D35])" office:value-type="float" office:value="4.2" calcext:value-type="float">
            <text:p>4.20</text:p>
          </table:table-cell>
          <table:table-cell table:number-columns-repeated="1009"/>
        </table:table-row>
        <table:table-row table:style-name="ro2">
          <table:table-cell table:style-name="ce7" office:value-type="date" office:date-value="2014-11-18" calcext:value-type="date">
            <text:p>11/18/2014</text:p>
          </table:table-cell>
          <table:table-cell table:style-name="ce8" office:value-type="string" calcext:value-type="string">
            <text:p>NFL34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15" calcext:value-type="float">
            <text:p>15</text:p>
          </table:table-cell>
          <table:table-cell table:style-name="ce8" table:formula="of:=([.C36]*0.91)-[.D36]" office:value-type="float" office:value="28.68" calcext:value-type="float">
            <text:p>28.68</text:p>
          </table:table-cell>
          <table:table-cell table:style-name="ce9" table:formula="of:=[.E36]/([.C36]+[.D36])" office:value-type="percentage" office:value="0.455238095238095" calcext:value-type="percentage">
            <text:p>45.52%</text:p>
          </table:table-cell>
          <table:table-cell table:style-name="ce8" office:value-type="string" calcext:value-type="string">
            <text:p>ATS</text:p>
          </table:table-cell>
          <table:table-cell table:style-name="ce8"/>
          <table:table-cell table:style-name="ce8" office:value-type="string" calcext:value-type="string">
            <text:p>FAV</text:p>
          </table:table-cell>
          <table:table-cell table:style-name="ce3" office:value-type="string" calcext:value-type="string">
            <text:p>9&gt;=line &gt;= 3.5 and 20&gt;=week &gt;= 7 and WP &gt;= 77 and 1993&lt;=season</text:p>
          </table:table-cell>
          <table:table-cell table:style-name="ce12" office:value-type="string" calcext:value-type="string">
            <text:p><text:a xlink:href="http://sportsdatabase.com/nfl/query?output=default&amp;sdql=9%3E%3Dline+%3E%3D+3.5+and+20%3E%3Dweek+%3E%3D+7+and+WP+%3E%3D+77+and+1993%3C%3Dseason&amp;submit=++S+D+Q+L+%21++" xlink:type="simple">http://sportsdatabase.com/nfl/query?output=default&amp;sdql=9%3E%3Dline+%3E%3D+3.5+and+20%3E%3Dweek+%3E%3D+7+and+WP+%3E%3D+77+and+1993%3C%3Dseason&amp;submit=++S+D+Q+L+%21++</text:a></text:p>
          </table:table-cell>
          <table:table-cell table:style-name="ce3" office:value-type="string" calcext:value-type="string">
            <text:p>JMon</text:p>
          </table:table-cell>
          <table:table-cell table:style-name="ce8" office:value-type="string" calcext:value-type="string">
            <text:p>ATS Fade</text:p>
          </table:table-cell>
          <table:table-cell table:style-name="ce8" table:formula="of:=[.C36]+[.D36]" office:value-type="float" office:value="63" calcext:value-type="float">
            <text:p>63</text:p>
          </table:table-cell>
          <table:table-cell table:style-name="ce15" table:formula="of:=([.C36]-[.D36])/SQRT([.C36]+[.D36])" office:value-type="float" office:value="4.1576092031015" calcext:value-type="float">
            <text:p>4.16</text:p>
          </table:table-cell>
          <table:table-cell table:number-columns-repeated="1009"/>
        </table:table-row>
        <table:table-row table:style-name="ro2">
          <table:table-cell table:style-name="ce7" office:value-type="date" office:date-value="2014-11-18" calcext:value-type="date">
            <text:p>11/18/2014</text:p>
          </table:table-cell>
          <table:table-cell table:style-name="ce8" office:value-type="string" calcext:value-type="string">
            <text:p>NFL35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24" calcext:value-type="float">
            <text:p>24</text:p>
          </table:table-cell>
          <table:table-cell table:style-name="ce8" table:formula="of:=([.C37]*0.91)-[.D37]" office:value-type="float" office:value="15.13" calcext:value-type="float">
            <text:p>15.13</text:p>
          </table:table-cell>
          <table:table-cell table:style-name="ce9" table:formula="of:=[.E37]/([.C37]+[.D37])" office:value-type="percentage" office:value="0.225820895522388" calcext:value-type="percentage">
            <text:p>22.58%</text:p>
          </table:table-cell>
          <table:table-cell table:style-name="ce8" office:value-type="string" calcext:value-type="string">
            <text:p>ATS</text:p>
          </table:table-cell>
          <table:table-cell table:style-name="ce8"/>
          <table:table-cell table:style-name="ce8" office:value-type="string" calcext:value-type="string">
            <text:p>FAV</text:p>
          </table:table-cell>
          <table:table-cell table:style-name="ce3" office:value-type="string" calcext:value-type="string">
            <text:p>-9.5&lt;=line&lt;=-5 and po:rushing yards&lt;=99 and ppo:rushing yards&lt;=99 and op:rushing yards&lt;=99 and opp:rushing yards&lt;=99 and oppp:rushing yards&lt;=99</text:p>
          </table:table-cell>
          <table:table-cell table:style-name="ce12" office:value-type="string" calcext:value-type="string">
            <text:p><text:a xlink:href="http://sportsdatabase.com/nfl/query?output=default&amp;sdql=-9.5%3C%3Dline%3C%3D-5+and+po%3Arushing+yards%3C%3D99+and+ppo%3Arushing+yards%3C%3D99+and+op%3Arushing+yards%3C%3D99+and+opp%3Arushing+yards%3C%3D99+and+oppp%3Arushing+yards%3C%3D99&amp;submit=++S+D+Q+L+%21++" xlink:type="simple">http://sportsdatabase.com/nfl/query?output=default&amp;sdql=-9.5%3C%3Dline%3C%3D-5+and+po%3Arushing+yards%3C%3D99+and+ppo%3Arushing+yards%3C%3D99+and+op%3Arushing+yards%3C%3D99+and+opp%3Arushing+yards%3C%3D99+and+oppp%3Arushing+yards%3C%3D99&amp;submit=++S+D+Q+L+%21++</text:a></text:p>
          </table:table-cell>
          <table:table-cell table:style-name="ce3" office:value-type="string" calcext:value-type="string">
            <text:p>JMon</text:p>
          </table:table-cell>
          <table:table-cell table:style-name="ce8" office:value-type="string" calcext:value-type="string">
            <text:p>ATS Back</text:p>
          </table:table-cell>
          <table:table-cell table:style-name="ce8" table:formula="of:=[.C37]+[.D37]" office:value-type="float" office:value="67" calcext:value-type="float">
            <text:p>67</text:p>
          </table:table-cell>
          <table:table-cell table:style-name="ce15" table:formula="of:=([.C37]-[.D37])/SQRT([.C37]+[.D37])" office:value-type="float" office:value="2.3212194427698" calcext:value-type="float">
            <text:p>2.32</text:p>
          </table:table-cell>
          <table:table-cell table:number-columns-repeated="1009"/>
        </table:table-row>
        <table:table-row table:style-name="ro2">
          <table:table-cell table:style-name="ce7" office:value-type="date" office:date-value="2014-11-23" calcext:value-type="date">
            <text:p>11/23/2014</text:p>
          </table:table-cell>
          <table:table-cell table:style-name="ce8" office:value-type="string" calcext:value-type="string">
            <text:p>NFL36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([.C38]*0.91)-[.D38]" office:value-type="float" office:value="20.75" calcext:value-type="float">
            <text:p>20.75</text:p>
          </table:table-cell>
          <table:table-cell table:style-name="ce9" table:formula="of:=[.E38]/([.C38]+[.D38])" office:value-type="percentage" office:value="0.768518518518518" calcext:value-type="percentage">
            <text:p>76.85%</text:p>
          </table:table-cell>
          <table:table-cell table:style-name="ce8" office:value-type="string" calcext:value-type="string">
            <text:p>ATS</text:p>
          </table:table-cell>
          <table:table-cell table:style-name="ce8"/>
          <table:table-cell table:style-name="ce8" office:value-type="string" calcext:value-type="string">
            <text:p>FAV</text:p>
          </table:table-cell>
          <table:table-cell table:style-name="ce3" office:value-type="string" calcext:value-type="string">
            <text:p>F and 27&gt;=tA(points)&gt;=23 and 23&gt;=oA(o:points)&gt;=18 and game number&gt;=8 and p:W and p:margin&lt;=6 and 2005&lt;=season and line&gt;-5.5</text:p>
          </table:table-cell>
          <table:table-cell table:style-name="ce12" office:value-type="string" calcext:value-type="string">
            <text:p><text:a xlink:href="http://sportsdatabase.com/nfl/query?output=default&amp;sdql=F+and+27%3E%3DtA%28points%29%3E%3D23+and+23%3E%3DoA%28o%3Apoints%29%3E%3D18+and+game+number%3E%3D8+and+p%3AW+and+p%3Amargin%3C%3D6+and+2005%3C%3Dseason+and+line%3E-5.5&amp;submit=++S+D+Q+L+%21++" xlink:type="simple">http://sportsdatabase.com/nfl/query?output=default&amp;sdql=F+and+27%3E%3DtA%28points%29%3E%3D23+and+23%3E%3DoA%28o%3Apoints%29%3E%3D18+and+game+number%3E%3D8+and+p%3AW+and+p%3Amargin%3C%3D6+and+2005%3C%3Dseason+and+line%3E-5.5&amp;submit=++S+D+Q+L+%21++</text:a></text:p>
          </table:table-cell>
          <table:table-cell table:style-name="ce3" office:value-type="string" calcext:value-type="string">
            <text:p>JMon</text:p>
          </table:table-cell>
          <table:table-cell table:style-name="ce8" office:value-type="string" calcext:value-type="string">
            <text:p>ATS Back</text:p>
          </table:table-cell>
          <table:table-cell table:style-name="ce8" table:formula="of:=[.C38]+[.D38]" office:value-type="float" office:value="27" calcext:value-type="float">
            <text:p>27</text:p>
          </table:table-cell>
          <table:table-cell table:style-name="ce15" table:formula="of:=([.C38]-[.D38])/SQRT([.C38]+[.D38])" office:value-type="float" office:value="4.42635206378713" calcext:value-type="float">
            <text:p>4.43</text:p>
          </table:table-cell>
          <table:table-cell table:number-columns-repeated="1009"/>
        </table:table-row>
        <table:table-row table:style-name="ro2">
          <table:table-cell table:style-name="ce7" office:value-type="date" office:date-value="2014-11-23" calcext:value-type="date">
            <text:p>11/23/2014</text:p>
          </table:table-cell>
          <table:table-cell table:style-name="ce8" office:value-type="string" calcext:value-type="string">
            <text:p>NFL37</text:p>
          </table:table-cell>
          <table:table-cell table:style-name="ce8" office:value-type="float" office:value="266" calcext:value-type="float">
            <text:p>266</text:p>
          </table:table-cell>
          <table:table-cell table:style-name="ce8" office:value-type="float" office:value="183" calcext:value-type="float">
            <text:p>183</text:p>
          </table:table-cell>
          <table:table-cell table:style-name="ce8" table:formula="of:=([.C39]*0.91)-[.D39]" office:value-type="float" office:value="59.06" calcext:value-type="float">
            <text:p>59.06</text:p>
          </table:table-cell>
          <table:table-cell table:style-name="ce9" table:formula="of:=[.E39]/([.C39]+[.D39])" office:value-type="percentage" office:value="0.131536748329621" calcext:value-type="percentage">
            <text:p>13.15%</text:p>
          </table:table-cell>
          <table:table-cell table:style-name="ce8" office:value-type="string" calcext:value-type="string">
            <text:p>ATS</text:p>
          </table:table-cell>
          <table:table-cell table:style-name="ce8" office:value-type="string" calcext:value-type="string">
            <text:p>AWAY</text:p>
          </table:table-cell>
          <table:table-cell table:style-name="ce8"/>
          <table:table-cell table:style-name="ce3" office:value-type="string" calcext:value-type="string">
            <text:p>season&gt;=2003 and playoffs=0 and p:A and A and <text:s/>streak&lt;=-1</text:p>
          </table:table-cell>
          <table:table-cell table:style-name="ce12" office:value-type="string" calcext:value-type="string">
            <text:p><text:a xlink:href="http://sportsdatabase.com/nfl/query?output=default&amp;sdql=season%3E%3D2003+and+playoffs%3D0+and+p%3AA+and+A+and++streak%3C%3D-1+&amp;submit=++S+D+Q+L+%21++" xlink:type="simple">http://sportsdatabase.com/nfl/query?output=default&amp;sdql=season%3E%3D2003+and+playoffs%3D0+and+p%3AA+and+A+and++streak%3C%3D-1+&amp;submit=++S+D+Q+L+%21++</text:a></text:p>
          </table:table-cell>
          <table:table-cell table:style-name="ce3" office:value-type="string" calcext:value-type="string">
            <text:p>GoogleGr</text:p>
          </table:table-cell>
          <table:table-cell table:style-name="ce8" office:value-type="string" calcext:value-type="string">
            <text:p>ATS Back</text:p>
          </table:table-cell>
          <table:table-cell table:style-name="ce8" table:formula="of:=[.C39]+[.D39]" office:value-type="float" office:value="449" calcext:value-type="float">
            <text:p>449</text:p>
          </table:table-cell>
          <table:table-cell table:style-name="ce15" table:formula="of:=([.C39]-[.D39])/SQRT([.C39]+[.D39])" office:value-type="float" office:value="3.91701217891897" calcext:value-type="float">
            <text:p>3.92</text:p>
          </table:table-cell>
          <table:table-cell table:number-columns-repeated="1009"/>
        </table:table-row>
        <table:table-row table:style-name="ro2">
          <table:table-cell table:style-name="ce7" office:value-type="date" office:date-value="2014-12-21" calcext:value-type="date">
            <text:p>12/21/2014</text:p>
          </table:table-cell>
          <table:table-cell table:style-name="ce8" office:value-type="string" calcext:value-type="string">
            <text:p>NFL38</text:p>
          </table:table-cell>
          <table:table-cell table:style-name="ce8" office:value-type="float" office:value="89" calcext:value-type="float">
            <text:p>89</text:p>
          </table:table-cell>
          <table:table-cell table:style-name="ce8" office:value-type="float" office:value="59" calcext:value-type="float">
            <text:p>59</text:p>
          </table:table-cell>
          <table:table-cell table:style-name="ce8" table:formula="of:=([.C40]*0.91)-[.D40]" office:value-type="float" office:value="21.99" calcext:value-type="float">
            <text:p>21.99</text:p>
          </table:table-cell>
          <table:table-cell table:style-name="ce9" table:formula="of:=[.E40]/([.C40]+[.D40])" office:value-type="percentage" office:value="0.148581081081081" calcext:value-type="percentage">
            <text:p>14.86%</text:p>
          </table:table-cell>
          <table:table-cell table:style-name="ce8" office:value-type="string" calcext:value-type="string">
            <text:p>ATS</text:p>
          </table:table-cell>
          <table:table-cell table:style-name="ce8" office:value-type="string" calcext:value-type="string">
            <text:p>AWAY</text:p>
          </table:table-cell>
          <table:table-cell table:style-name="ce8"/>
          <table:table-cell table:style-name="ce3" office:value-type="string" calcext:value-type="string">
            <text:p>H and p:ATSL and month=11 and p:AL and 2006&lt;=season and line&lt;7.5 and -29</text:p>
          </table:table-cell>
          <table:table-cell table:style-name="ce12" office:value-type="string" calcext:value-type="string">
            <text:p><text:a xlink:href="http://sportsdatabase.com/nfl/query?output=default&amp;sdql=H+and+p%3AATSL+and+month%3D11+and+p%3AAL+and+2006%3C%3Dseason+and+line%3C7.5+and+-29&amp;submit=++S+D+Q+L+%21++" xlink:type="simple">http://sportsdatabase.com/nfl/query?output=default&amp;sdql=H+and+p%3AATSL+and+month%3D11+and+p%3AAL+and+2006%3C%3Dseason+and+line%3C7.5+and+-29&amp;submit=++S+D+Q+L+%21++</text:a></text:p>
          </table:table-cell>
          <table:table-cell table:style-name="ce3" office:value-type="string" calcext:value-type="string">
            <text:p>JMon</text:p>
          </table:table-cell>
          <table:table-cell table:style-name="ce8" office:value-type="string" calcext:value-type="string">
            <text:p>ATS Fade</text:p>
          </table:table-cell>
          <table:table-cell table:style-name="ce8" table:formula="of:=[.C40]+[.D40]" office:value-type="float" office:value="148" calcext:value-type="float">
            <text:p>148</text:p>
          </table:table-cell>
          <table:table-cell table:style-name="ce15" table:formula="of:=([.C40]-[.D40])/SQRT([.C40]+[.D40])" office:value-type="float" office:value="2.46598480958036" calcext:value-type="float">
            <text:p>2.47</text:p>
          </table:table-cell>
          <table:table-cell table:number-columns-repeated="1009"/>
        </table:table-row>
        <table:table-row table:style-name="ro2">
          <table:table-cell table:style-name="ce7" office:value-type="date" office:date-value="2015-01-01" calcext:value-type="date">
            <text:p>1/1/2015</text:p>
          </table:table-cell>
          <table:table-cell table:style-name="ce8" office:value-type="string" calcext:value-type="string">
            <text:p>NFL39</text:p>
          </table:table-cell>
          <table:table-cell table:style-name="ce8" office:value-type="float" office:value="233" calcext:value-type="float">
            <text:p>233</text:p>
          </table:table-cell>
          <table:table-cell table:style-name="ce8" office:value-type="float" office:value="157" calcext:value-type="float">
            <text:p>157</text:p>
          </table:table-cell>
          <table:table-cell table:style-name="ce8" table:formula="of:=([.C41]*0.91)-[.D41]" office:value-type="float" office:value="55.03" calcext:value-type="float">
            <text:p>55.03</text:p>
          </table:table-cell>
          <table:table-cell table:style-name="ce9" table:formula="of:=[.E41]/([.C41]+[.D41])" office:value-type="percentage" office:value="0.141102564102564" calcext:value-type="percentage">
            <text:p>14.11%</text:p>
          </table:table-cell>
          <table:table-cell table:style-name="ce8" office:value-type="string" calcext:value-type="string">
            <text:p>ATS</text:p>
          </table:table-cell>
          <table:table-cell table:style-name="ce8" table:number-columns-repeated="2"/>
          <table:table-cell table:style-name="ce3" office:value-type="string" calcext:value-type="string">
            <text:p>p:WO and P:W and op:O and P:season&gt;=season-1 and day=Sunday</text:p>
          </table:table-cell>
          <table:table-cell table:style-name="ce12" office:value-type="string" calcext:value-type="string">
            <text:p><text:a xlink:href="http://sportsdatabase.com/nfl/query?output=default&amp;sdql=p%3AWO+and+P%3AW+and+op%3AO+and+P%3Aseason%3E%3Dseason-1+and+day%3DSunday&amp;submit=++S+D+Q+L+!++" xlink:type="simple">http://sportsdatabase.com/nfl/query?output=default&amp;sdql=p%3AWO+and+P%3AW+and+op%3AO+and+P%3Aseason%3E%3Dseason-1+and+day%3DSunday&amp;submit=++S+D+Q+L+!++</text:a></text:p>
          </table:table-cell>
          <table:table-cell table:style-name="ce3" office:value-type="string" calcext:value-type="string">
            <text:p>GoogleGr</text:p>
          </table:table-cell>
          <table:table-cell table:style-name="ce8" office:value-type="string" calcext:value-type="string">
            <text:p>ATS Fade</text:p>
          </table:table-cell>
          <table:table-cell table:style-name="ce8" table:formula="of:=[.C41]+[.D41]" office:value-type="float" office:value="390" calcext:value-type="float">
            <text:p>390</text:p>
          </table:table-cell>
          <table:table-cell table:style-name="ce15" table:formula="of:=([.C41]-[.D41])/SQRT([.C41]+[.D41])" office:value-type="float" office:value="3.84840959491793" calcext:value-type="float">
            <text:p>3.85</text:p>
          </table:table-cell>
          <table:table-cell table:number-columns-repeated="1009"/>
        </table:table-row>
        <table:table-row table:style-name="ro2">
          <table:table-cell table:style-name="ce7" office:value-type="date" office:date-value="2015-01-01" calcext:value-type="date">
            <text:p>1/1/2015</text:p>
          </table:table-cell>
          <table:table-cell table:style-name="ce8" office:value-type="string" calcext:value-type="string">
            <text:p>NFL40</text:p>
          </table:table-cell>
          <table:table-cell table:style-name="ce8" office:value-type="float" office:value="172" calcext:value-type="float">
            <text:p>172</text:p>
          </table:table-cell>
          <table:table-cell table:style-name="ce8" office:value-type="float" office:value="103" calcext:value-type="float">
            <text:p>103</text:p>
          </table:table-cell>
          <table:table-cell table:style-name="ce8" table:formula="of:=([.C42]*0.91)-[.D42]" office:value-type="float" office:value="53.52" calcext:value-type="float">
            <text:p>53.52</text:p>
          </table:table-cell>
          <table:table-cell table:style-name="ce9" table:formula="of:=[.E42]/([.C42]+[.D42])" office:value-type="percentage" office:value="0.194618181818182" calcext:value-type="percentage">
            <text:p>19.46%</text:p>
          </table:table-cell>
          <table:table-cell table:style-name="ce8" office:value-type="string" calcext:value-type="string">
            <text:p>UNDER</text:p>
          </table:table-cell>
          <table:table-cell table:style-name="ce8" table:number-columns-repeated="2"/>
          <table:table-cell table:style-name="ce3" office:value-type="string" calcext:value-type="string">
            <text:p>p:M3&lt;=-5 and p:WO</text:p>
          </table:table-cell>
          <table:table-cell table:style-name="ce12" office:value-type="string" calcext:value-type="string">
            <text:p><text:a xlink:href="http://sportsdatabase.com/nfl/query?output=default&amp;sdql=p%3AM3%3C%3D-5+and+p%3AWO&amp;submit=++S+D+Q+L+!++" xlink:type="simple">http://sportsdatabase.com/nfl/query?output=default&amp;sdql=p%3AM3%3C%3D-5+and+p%3AWO&amp;submit=++S+D+Q+L+!++</text:a></text:p>
          </table:table-cell>
          <table:table-cell table:style-name="ce3" office:value-type="string" calcext:value-type="string">
            <text:p>GoogleGr</text:p>
          </table:table-cell>
          <table:table-cell table:style-name="ce8" office:value-type="string" calcext:value-type="string">
            <text:p>Under</text:p>
          </table:table-cell>
          <table:table-cell table:style-name="ce8" table:formula="of:=[.C42]+[.D42]" office:value-type="float" office:value="275" calcext:value-type="float">
            <text:p>275</text:p>
          </table:table-cell>
          <table:table-cell table:style-name="ce15" table:formula="of:=([.C42]-[.D42])/SQRT([.C42]+[.D42])" office:value-type="float" office:value="4.16085655517314" calcext:value-type="float">
            <text:p>4.16</text:p>
          </table:table-cell>
          <table:table-cell table:number-columns-repeated="1009"/>
        </table:table-row>
        <table:table-row table:style-name="ro2">
          <table:table-cell table:style-name="ce7" office:value-type="date" office:date-value="2015-01-01" calcext:value-type="date">
            <text:p>1/1/2015</text:p>
          </table:table-cell>
          <table:table-cell table:style-name="ce8" office:value-type="string" calcext:value-type="string">
            <text:p>NFL41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61" calcext:value-type="float">
            <text:p>61</text:p>
          </table:table-cell>
          <table:table-cell table:style-name="ce8" table:formula="of:=([.C43]*0.91)-[.D43]" office:value-type="float" office:value="23.63" calcext:value-type="float">
            <text:p>23.63</text:p>
          </table:table-cell>
          <table:table-cell table:style-name="ce9" table:formula="of:=[.E43]/([.C43]+[.D43])" office:value-type="percentage" office:value="0.153441558441559" calcext:value-type="percentage">
            <text:p>15.34%</text:p>
          </table:table-cell>
          <table:table-cell table:style-name="ce8" office:value-type="string" calcext:value-type="string">
            <text:p>ATS</text:p>
          </table:table-cell>
          <table:table-cell table:style-name="ce8" table:number-columns-repeated="2"/>
          <table:table-cell table:style-name="ce3" office:value-type="string" calcext:value-type="string">
            <text:p>p:dpa&gt;20 and p:points&gt;20</text:p>
          </table:table-cell>
          <table:table-cell table:style-name="ce12" office:value-type="string" calcext:value-type="string">
            <text:p><text:a xlink:href="http://sportsdatabase.com/nfl/query?output=default&amp;sdql=p%3Adpa%3E20+and+p%3Apoints%3E20&amp;submit=++S+D+Q+L+!++" xlink:type="simple">http://sportsdatabase.com/nfl/query?output=default&amp;sdql=p%3Adpa%3E20+and+p%3Apoints%3E20&amp;submit=++S+D+Q+L+!++</text:a></text:p>
          </table:table-cell>
          <table:table-cell table:style-name="ce3" office:value-type="string" calcext:value-type="string">
            <text:p>GoogleGr</text:p>
          </table:table-cell>
          <table:table-cell table:style-name="ce8" office:value-type="string" calcext:value-type="string">
            <text:p>ATS Back</text:p>
          </table:table-cell>
          <table:table-cell table:style-name="ce8" table:formula="of:=[.C43]+[.D43]" office:value-type="float" office:value="154" calcext:value-type="float">
            <text:p>154</text:p>
          </table:table-cell>
          <table:table-cell table:style-name="ce15" table:formula="of:=([.C43]-[.D43])/SQRT([.C43]+[.D43])" office:value-type="float" office:value="2.57863348488122" calcext:value-type="float">
            <text:p>2.58</text:p>
          </table:table-cell>
          <table:table-cell table:number-columns-repeated="1009"/>
        </table:table-row>
        <table:table-row table:style-name="ro2">
          <table:table-cell table:style-name="ce7" office:value-type="date" office:date-value="2015-01-01" calcext:value-type="date">
            <text:p>1/1/2015</text:p>
          </table:table-cell>
          <table:table-cell table:style-name="ce8" office:value-type="string" calcext:value-type="string">
            <text:p>NFL42</text:p>
          </table:table-cell>
          <table:table-cell table:style-name="ce8" office:value-type="float" office:value="86" calcext:value-type="float">
            <text:p>86</text:p>
          </table:table-cell>
          <table:table-cell table:style-name="ce8" office:value-type="float" office:value="58" calcext:value-type="float">
            <text:p>58</text:p>
          </table:table-cell>
          <table:table-cell table:style-name="ce8" table:formula="of:=([.C44]*0.91)-[.D44]" office:value-type="float" office:value="20.26" calcext:value-type="float">
            <text:p>20.26</text:p>
          </table:table-cell>
          <table:table-cell table:style-name="ce9" table:formula="of:=[.E44]/([.C44]+[.D44])" office:value-type="percentage" office:value="0.140694444444444" calcext:value-type="percentage">
            <text:p>14.07%</text:p>
          </table:table-cell>
          <table:table-cell table:style-name="ce8" office:value-type="string" calcext:value-type="string">
            <text:p>ATS</text:p>
          </table:table-cell>
          <table:table-cell table:style-name="ce8" table:number-columns-repeated="2"/>
          <table:table-cell table:style-name="ce3" office:value-type="string" calcext:value-type="string">
            <text:p>p:M3=0 and p:DO</text:p>
          </table:table-cell>
          <table:table-cell table:style-name="ce12" office:value-type="string" calcext:value-type="string">
            <text:p><text:a xlink:href="http://sportsdatabase.com/nfl/query?output=default&amp;sdql=p%3AM3%3D0+and+p%3ADO&amp;submit=++S+D+Q+L+!++" xlink:type="simple">http://sportsdatabase.com/nfl/query?output=default&amp;sdql=p%3AM3%3D0+and+p%3ADO&amp;submit=++S+D+Q+L+!++</text:a></text:p>
          </table:table-cell>
          <table:table-cell table:style-name="ce3" office:value-type="string" calcext:value-type="string">
            <text:p>GoogleGr</text:p>
          </table:table-cell>
          <table:table-cell table:style-name="ce8" office:value-type="string" calcext:value-type="string">
            <text:p>ATS Fade</text:p>
          </table:table-cell>
          <table:table-cell table:style-name="ce8" table:formula="of:=[.C44]+[.D44]" office:value-type="float" office:value="144" calcext:value-type="float">
            <text:p>144</text:p>
          </table:table-cell>
          <table:table-cell table:style-name="ce15" table:formula="of:=([.C44]-[.D44])/SQRT([.C44]+[.D44])" office:value-type="float" office:value="2.33333333333333" calcext:value-type="float">
            <text:p>2.33</text:p>
          </table:table-cell>
          <table:table-cell table:number-columns-repeated="1009"/>
        </table:table-row>
        <table:table-row table:style-name="ro2">
          <table:table-cell table:style-name="ce7" office:value-type="date" office:date-value="2015-01-01" calcext:value-type="date">
            <text:p>1/1/2015</text:p>
          </table:table-cell>
          <table:table-cell table:style-name="ce8" office:value-type="string" calcext:value-type="string">
            <text:p>NFL43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67" calcext:value-type="float">
            <text:p>67</text:p>
          </table:table-cell>
          <table:table-cell table:style-name="ce8" table:formula="of:=([.C45]*0.91)-[.D45]" office:value-type="float" office:value="19.45" calcext:value-type="float">
            <text:p>19.45</text:p>
          </table:table-cell>
          <table:table-cell table:style-name="ce9" table:formula="of:=[.E45]/([.C45]+[.D45])" office:value-type="percentage" office:value="0.120061728395062" calcext:value-type="percentage">
            <text:p>12.01%</text:p>
          </table:table-cell>
          <table:table-cell table:style-name="ce8" office:value-type="string" calcext:value-type="string">
            <text:p>ATS</text:p>
          </table:table-cell>
          <table:table-cell table:style-name="ce8" table:number-columns-repeated="2"/>
          <table:table-cell table:style-name="ce3" office:value-type="string" calcext:value-type="string">
            <text:p>p:M3=0 and p:F and op:O</text:p>
          </table:table-cell>
          <table:table-cell table:style-name="ce12" office:value-type="string" calcext:value-type="string">
            <text:p><text:a xlink:href="http://sportsdatabase.com/nfl/query?output=default&amp;sdql=p%3AM3%3D0+and+p%3AF+and+op%3AO+&amp;submit=++S+D+Q+L+!++" xlink:type="simple">http://sportsdatabase.com/nfl/query?output=default&amp;sdql=p%3AM3%3D0+and+p%3AF+and+op%3AO+&amp;submit=++S+D+Q+L+!++</text:a></text:p>
          </table:table-cell>
          <table:table-cell table:style-name="ce3" office:value-type="string" calcext:value-type="string">
            <text:p>GoogleGr</text:p>
          </table:table-cell>
          <table:table-cell table:style-name="ce8" office:value-type="string" calcext:value-type="string">
            <text:p>ATS Back</text:p>
          </table:table-cell>
          <table:table-cell table:style-name="ce8" table:formula="of:=[.C45]+[.D45]" office:value-type="float" office:value="162" calcext:value-type="float">
            <text:p>162</text:p>
          </table:table-cell>
          <table:table-cell table:style-name="ce15" table:formula="of:=([.C45]-[.D45])/SQRT([.C45]+[.D45])" office:value-type="float" office:value="2.19988776369148" calcext:value-type="float">
            <text:p>2.20</text:p>
          </table:table-cell>
          <table:table-cell table:number-columns-repeated="1009"/>
        </table:table-row>
        <table:table-row table:style-name="ro2">
          <table:table-cell table:style-name="ce7" office:value-type="date" office:date-value="2015-01-01" calcext:value-type="date">
            <text:p>1/1/2015</text:p>
          </table:table-cell>
          <table:table-cell table:style-name="ce8" office:value-type="string" calcext:value-type="string">
            <text:p>NFL44</text:p>
          </table:table-cell>
          <table:table-cell table:style-name="ce8" office:value-type="float" office:value="109" calcext:value-type="float">
            <text:p>109</text:p>
          </table:table-cell>
          <table:table-cell table:style-name="ce8" office:value-type="float" office:value="72" calcext:value-type="float">
            <text:p>72</text:p>
          </table:table-cell>
          <table:table-cell table:style-name="ce8" table:formula="of:=([.C46]*0.91)-[.D46]" office:value-type="float" office:value="27.19" calcext:value-type="float">
            <text:p>27.19</text:p>
          </table:table-cell>
          <table:table-cell table:style-name="ce9" table:formula="of:=[.E46]/([.C46]+[.D46])" office:value-type="percentage" office:value="0.150220994475138" calcext:value-type="percentage">
            <text:p>15.02%</text:p>
          </table:table-cell>
          <table:table-cell table:style-name="ce8" office:value-type="string" calcext:value-type="string">
            <text:p>UNDER</text:p>
          </table:table-cell>
          <table:table-cell table:style-name="ce8" table:number-columns-repeated="2"/>
          <table:table-cell table:style-name="ce3" office:value-type="string" calcext:value-type="string">
            <text:p>po:WP&lt;20 and p:LF and total&gt;40</text:p>
          </table:table-cell>
          <table:table-cell table:style-name="ce12" office:value-type="string" calcext:value-type="string">
            <text:p><text:a xlink:href="http://sportsdatabase.com/nfl/query?output=default&amp;sdql=po%3AWP%3C20+and+p%3ALF+and+total%3E40+&amp;submit=++S+D+Q+L+!++" xlink:type="simple">http://sportsdatabase.com/nfl/query?output=default&amp;sdql=po%3AWP%3C20+and+p%3ALF+and+total%3E40+&amp;submit=++S+D+Q+L+!++</text:a></text:p>
          </table:table-cell>
          <table:table-cell table:style-name="ce3" office:value-type="string" calcext:value-type="string">
            <text:p>GoogleGr</text:p>
          </table:table-cell>
          <table:table-cell table:style-name="ce8" office:value-type="string" calcext:value-type="string">
            <text:p>Under</text:p>
          </table:table-cell>
          <table:table-cell table:style-name="ce8" table:formula="of:=[.C46]+[.D46]" office:value-type="float" office:value="181" calcext:value-type="float">
            <text:p>181</text:p>
          </table:table-cell>
          <table:table-cell table:style-name="ce15" table:formula="of:=([.C46]-[.D46])/SQRT([.C46]+[.D46])" office:value-type="float" office:value="2.75018834111452" calcext:value-type="float">
            <text:p>2.75</text:p>
          </table:table-cell>
          <table:table-cell table:number-columns-repeated="1009"/>
        </table:table-row>
        <table:table-row table:style-name="ro2">
          <table:table-cell table:style-name="ce7" office:value-type="date" office:date-value="2015-01-01" calcext:value-type="date">
            <text:p>1/1/2015</text:p>
          </table:table-cell>
          <table:table-cell table:style-name="ce8" office:value-type="string" calcext:value-type="string">
            <text:p>NFL45</text:p>
          </table:table-cell>
          <table:table-cell table:style-name="ce8" office:value-type="float" office:value="148" calcext:value-type="float">
            <text:p>148</text:p>
          </table:table-cell>
          <table:table-cell table:style-name="ce8" office:value-type="float" office:value="98" calcext:value-type="float">
            <text:p>98</text:p>
          </table:table-cell>
          <table:table-cell table:style-name="ce8" table:formula="of:=([.C47]*0.91)-[.D47]" office:value-type="float" office:value="36.68" calcext:value-type="float">
            <text:p>36.68</text:p>
          </table:table-cell>
          <table:table-cell table:style-name="ce9" table:formula="of:=[.E47]/([.C47]+[.D47])" office:value-type="percentage" office:value="0.149105691056911" calcext:value-type="percentage">
            <text:p>14.91%</text:p>
          </table:table-cell>
          <table:table-cell table:style-name="ce8" office:value-type="string" calcext:value-type="string">
            <text:p>UNDER</text:p>
          </table:table-cell>
          <table:table-cell table:style-name="ce8" table:number-columns-repeated="2"/>
          <table:table-cell table:style-name="ce3" office:value-type="string" calcext:value-type="string">
            <text:p>p:P4-po:P4&gt;=10 and p:D and op:points&gt;20</text:p>
          </table:table-cell>
          <table:table-cell table:style-name="ce12" office:value-type="string" calcext:value-type="string">
            <text:p><text:a xlink:href="http://sportsdatabase.com/nfl/query?output=default&amp;sdql=p%3AP4-po%3AP4%3E%3D10+and+p%3AD+and+op%3Apoints%3E20&amp;submit=++S+D+Q+L+!++" xlink:type="simple">http://sportsdatabase.com/nfl/query?output=default&amp;sdql=p%3AP4-po%3AP4%3E%3D10+and+p%3AD+and+op%3Apoints%3E20&amp;submit=++S+D+Q+L+!++</text:a></text:p>
          </table:table-cell>
          <table:table-cell table:style-name="ce3" office:value-type="string" calcext:value-type="string">
            <text:p>GoogleGr</text:p>
          </table:table-cell>
          <table:table-cell table:style-name="ce8" office:value-type="string" calcext:value-type="string">
            <text:p>Under</text:p>
          </table:table-cell>
          <table:table-cell table:style-name="ce8" table:formula="of:=[.C47]+[.D47]" office:value-type="float" office:value="246" calcext:value-type="float">
            <text:p>246</text:p>
          </table:table-cell>
          <table:table-cell table:style-name="ce15" table:formula="of:=([.C47]-[.D47])/SQRT([.C47]+[.D47])" office:value-type="float" office:value="3.18788356531669" calcext:value-type="float">
            <text:p>3.19</text:p>
          </table:table-cell>
          <table:table-cell table:number-columns-repeated="1009"/>
        </table:table-row>
        <table:table-row table:style-name="ro2">
          <table:table-cell table:style-name="ce7" office:value-type="date" office:date-value="2015-01-01" calcext:value-type="date">
            <text:p>1/1/2015</text:p>
          </table:table-cell>
          <table:table-cell table:style-name="ce8" office:value-type="string" calcext:value-type="string">
            <text:p>NFL46</text:p>
          </table:table-cell>
          <table:table-cell table:style-name="ce8" office:value-type="float" office:value="174" calcext:value-type="float">
            <text:p>174</text:p>
          </table:table-cell>
          <table:table-cell table:style-name="ce8" office:value-type="float" office:value="113" calcext:value-type="float">
            <text:p>113</text:p>
          </table:table-cell>
          <table:table-cell table:style-name="ce8" table:formula="of:=([.C48]*0.91)-[.D48]" office:value-type="float" office:value="45.34" calcext:value-type="float">
            <text:p>45.34</text:p>
          </table:table-cell>
          <table:table-cell table:style-name="ce9" table:formula="of:=[.E48]/([.C48]+[.D48])" office:value-type="percentage" office:value="0.157979094076655" calcext:value-type="percentage">
            <text:p>15.80%</text:p>
          </table:table-cell>
          <table:table-cell table:style-name="ce8" office:value-type="string" calcext:value-type="string">
            <text:p>ATS</text:p>
          </table:table-cell>
          <table:table-cell table:style-name="ce8" office:value-type="string" calcext:value-type="string">
            <text:p>AWAY</text:p>
          </table:table-cell>
          <table:table-cell table:style-name="ce8"/>
          <table:table-cell table:style-name="ce3" office:value-type="string" calcext:value-type="string">
            <text:p>p:P1=0 and p:P2=0 and A and op:L</text:p>
          </table:table-cell>
          <table:table-cell table:style-name="ce12" office:value-type="string" calcext:value-type="string">
            <text:p><text:a xlink:href="http://sportsdatabase.com/nfl/query?output=default&amp;sdql=p%3AP1%3D0+and+p%3AP2%3D0+and+A+and+op%3AL+&amp;submit=++S+D+Q+L+!++" xlink:type="simple">http://sportsdatabase.com/nfl/query?output=default&amp;sdql=p%3AP1%3D0+and+p%3AP2%3D0+and+A+and+op%3AL+&amp;submit=++S+D+Q+L+!++</text:a></text:p>
          </table:table-cell>
          <table:table-cell table:style-name="ce3" office:value-type="string" calcext:value-type="string">
            <text:p>GoogleGr</text:p>
          </table:table-cell>
          <table:table-cell table:style-name="ce8" office:value-type="string" calcext:value-type="string">
            <text:p>ATS Back</text:p>
          </table:table-cell>
          <table:table-cell table:style-name="ce8" table:formula="of:=[.C48]+[.D48]" office:value-type="float" office:value="287" calcext:value-type="float">
            <text:p>287</text:p>
          </table:table-cell>
          <table:table-cell table:style-name="ce15" table:formula="of:=([.C48]-[.D48])/SQRT([.C48]+[.D48])" office:value-type="float" office:value="3.60071615021583" calcext:value-type="float">
            <text:p>3.60</text:p>
          </table:table-cell>
          <table:table-cell table:number-columns-repeated="1009"/>
        </table:table-row>
        <table:table-row table:style-name="ro2">
          <table:table-cell table:style-name="ce7" office:value-type="date" office:date-value="2015-01-01" calcext:value-type="date">
            <text:p>1/1/2015</text:p>
          </table:table-cell>
          <table:table-cell table:style-name="ce8" office:value-type="string" calcext:value-type="string">
            <text:p>NFL47</text:p>
          </table:table-cell>
          <table:table-cell table:style-name="ce8" office:value-type="float" office:value="155" calcext:value-type="float">
            <text:p>155</text:p>
          </table:table-cell>
          <table:table-cell table:style-name="ce8" office:value-type="float" office:value="107" calcext:value-type="float">
            <text:p>107</text:p>
          </table:table-cell>
          <table:table-cell table:style-name="ce8" table:formula="of:=([.C49]*0.91)-[.D49]" office:value-type="float" office:value="34.05" calcext:value-type="float">
            <text:p>34.05</text:p>
          </table:table-cell>
          <table:table-cell table:style-name="ce9" table:formula="of:=[.E49]/([.C49]+[.D49])" office:value-type="percentage" office:value="0.129961832061069" calcext:value-type="percentage">
            <text:p>13.00%</text:p>
          </table:table-cell>
          <table:table-cell table:style-name="ce8" office:value-type="string" calcext:value-type="string">
            <text:p>UNDER</text:p>
          </table:table-cell>
          <table:table-cell table:style-name="ce8" table:number-columns-repeated="2"/>
          <table:table-cell table:style-name="ce3" office:value-type="string" calcext:value-type="string">
            <text:p>po:streak&lt;=-2 and p:LU and op:U</text:p>
          </table:table-cell>
          <table:table-cell table:style-name="ce12" office:value-type="string" calcext:value-type="string">
            <text:p><text:a xlink:href="http://sportsdatabase.com/nfl/query?output=default&amp;sdql=+po%3Astreak%3C%3D-2+and+p%3ALU+and+op%3AU&amp;submit=++S+D+Q+L+!++" xlink:type="simple">http://sportsdatabase.com/nfl/query?output=default&amp;sdql=+po%3Astreak%3C%3D-2+and+p%3ALU+and+op%3AU&amp;submit=++S+D+Q+L+!++</text:a></text:p>
          </table:table-cell>
          <table:table-cell table:style-name="ce3" office:value-type="string" calcext:value-type="string">
            <text:p>GoogleGr</text:p>
          </table:table-cell>
          <table:table-cell table:style-name="ce8" office:value-type="string" calcext:value-type="string">
            <text:p>Under</text:p>
          </table:table-cell>
          <table:table-cell table:style-name="ce8" table:formula="of:=[.C49]+[.D49]" office:value-type="float" office:value="262" calcext:value-type="float">
            <text:p>262</text:p>
          </table:table-cell>
          <table:table-cell table:style-name="ce15" table:formula="of:=([.C49]-[.D49])/SQRT([.C49]+[.D49])" office:value-type="float" office:value="2.96544990343303" calcext:value-type="float">
            <text:p>2.97</text:p>
          </table:table-cell>
          <table:table-cell table:number-columns-repeated="1009"/>
        </table:table-row>
        <table:table-row table:style-name="ro2">
          <table:table-cell table:style-name="ce7" office:value-type="date" office:date-value="2015-01-01" calcext:value-type="date">
            <text:p>1/1/2015</text:p>
          </table:table-cell>
          <table:table-cell table:style-name="ce8" office:value-type="string" calcext:value-type="string">
            <text:p>NFL48</text:p>
          </table:table-cell>
          <table:table-cell table:style-name="ce8" office:value-type="float" office:value="224" calcext:value-type="float">
            <text:p>224</text:p>
          </table:table-cell>
          <table:table-cell table:style-name="ce8" office:value-type="float" office:value="158" calcext:value-type="float">
            <text:p>158</text:p>
          </table:table-cell>
          <table:table-cell table:style-name="ce8" table:formula="of:=([.C50]*0.91)-[.D50]" office:value-type="float" office:value="45.84" calcext:value-type="float">
            <text:p>45.84</text:p>
          </table:table-cell>
          <table:table-cell table:style-name="ce9" table:formula="of:=[.E50]/([.C50]+[.D50])" office:value-type="percentage" office:value="0.12" calcext:value-type="percentage">
            <text:p>12.00%</text:p>
          </table:table-cell>
          <table:table-cell table:style-name="ce8" office:value-type="string" calcext:value-type="string">
            <text:p>ATS</text:p>
          </table:table-cell>
          <table:table-cell table:style-name="ce8" table:number-columns-repeated="2"/>
          <table:table-cell table:style-name="ce3" office:value-type="string" calcext:value-type="string">
            <text:p>p:WO and <text:s/>p:margin&lt;=5 and p:D</text:p>
          </table:table-cell>
          <table:table-cell table:style-name="ce12" office:value-type="string" calcext:value-type="string">
            <text:p><text:a xlink:href="http://sportsdatabase.com/nfl/query?output=default&amp;sdql=p%3AWO+and++p%3Amargin%3C%3D5+and+p%3AD&amp;submit=++S+D+Q+L+!++" xlink:type="simple">http://sportsdatabase.com/nfl/query?output=default&amp;sdql=p%3AWO+and++p%3Amargin%3C%3D5+and+p%3AD&amp;submit=++S+D+Q+L+!++</text:a></text:p>
          </table:table-cell>
          <table:table-cell table:style-name="ce3" office:value-type="string" calcext:value-type="string">
            <text:p>GoogleGr</text:p>
          </table:table-cell>
          <table:table-cell table:style-name="ce8" office:value-type="string" calcext:value-type="string">
            <text:p>ATS Fade</text:p>
          </table:table-cell>
          <table:table-cell table:style-name="ce8" table:formula="of:=[.C50]+[.D50]" office:value-type="float" office:value="382" calcext:value-type="float">
            <text:p>382</text:p>
          </table:table-cell>
          <table:table-cell table:style-name="ce15" table:formula="of:=([.C50]-[.D50])/SQRT([.C50]+[.D50])" office:value-type="float" office:value="3.3768537666379" calcext:value-type="float">
            <text:p>3.38</text:p>
          </table:table-cell>
          <table:table-cell table:number-columns-repeated="1009"/>
        </table:table-row>
        <table:table-row table:style-name="ro2">
          <table:table-cell table:style-name="ce7" office:value-type="date" office:date-value="2015-01-01" calcext:value-type="date">
            <text:p>1/1/2015</text:p>
          </table:table-cell>
          <table:table-cell table:style-name="ce8" office:value-type="string" calcext:value-type="string">
            <text:p>NFL49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79" calcext:value-type="float">
            <text:p>79</text:p>
          </table:table-cell>
          <table:table-cell table:style-name="ce8" table:formula="of:=([.C51]*0.91)-[.D51]" office:value-type="float" office:value="30.2" calcext:value-type="float">
            <text:p>30.2</text:p>
          </table:table-cell>
          <table:table-cell table:style-name="ce9" table:formula="of:=[.E51]/([.C51]+[.D51])" office:value-type="percentage" office:value="0.151758793969849" calcext:value-type="percentage">
            <text:p>15.18%</text:p>
          </table:table-cell>
          <table:table-cell table:style-name="ce8" office:value-type="string" calcext:value-type="string">
            <text:p>UNDER</text:p>
          </table:table-cell>
          <table:table-cell table:style-name="ce8" table:number-columns-repeated="2"/>
          <table:table-cell table:style-name="ce3" office:value-type="string" calcext:value-type="string">
            <text:p>po:fumbles lost&gt;=2 and p:WO and <text:s/>p:margin&lt;=5</text:p>
          </table:table-cell>
          <table:table-cell table:style-name="ce12" office:value-type="string" calcext:value-type="string">
            <text:p><text:a xlink:href="http://sportsdatabase.com/nfl/query?output=default&amp;sdql=po%3Afumbles+lost%3E%3D2+and+p%3AWO+and++p%3Amargin%3C%3D5&amp;submit=++S+D+Q+L+!++" xlink:type="simple">http://sportsdatabase.com/nfl/query?output=default&amp;sdql=po%3Afumbles+lost%3E%3D2+and+p%3AWO+and++p%3Amargin%3C%3D5&amp;submit=++S+D+Q+L+!++</text:a></text:p>
          </table:table-cell>
          <table:table-cell table:style-name="ce3" office:value-type="string" calcext:value-type="string">
            <text:p>GoogleGr</text:p>
          </table:table-cell>
          <table:table-cell table:style-name="ce8" office:value-type="string" calcext:value-type="string">
            <text:p>Under</text:p>
          </table:table-cell>
          <table:table-cell table:style-name="ce8" table:formula="of:=[.C51]+[.D51]" office:value-type="float" office:value="199" calcext:value-type="float">
            <text:p>199</text:p>
          </table:table-cell>
          <table:table-cell table:style-name="ce15" table:formula="of:=([.C51]-[.D51])/SQRT([.C51]+[.D51])" office:value-type="float" office:value="2.90641294053418" calcext:value-type="float">
            <text:p>2.91</text:p>
          </table:table-cell>
          <table:table-cell table:number-columns-repeated="1009"/>
        </table:table-row>
        <table:table-row table:style-name="ro2">
          <table:table-cell table:style-name="ce7" office:value-type="date" office:date-value="2015-01-01" calcext:value-type="date">
            <text:p>1/1/2015</text:p>
          </table:table-cell>
          <table:table-cell table:style-name="ce8" office:value-type="string" calcext:value-type="string">
            <text:p>NFL50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float" office:value="71" calcext:value-type="float">
            <text:p>71</text:p>
          </table:table-cell>
          <table:table-cell table:style-name="ce8" table:formula="of:=([.C52]*0.91)-[.D52]" office:value-type="float" office:value="17.27" calcext:value-type="float">
            <text:p>17.27</text:p>
          </table:table-cell>
          <table:table-cell table:style-name="ce9" table:formula="of:=[.E52]/([.C52]+[.D52])" office:value-type="percentage" office:value="0.102797619047619" calcext:value-type="percentage">
            <text:p>10.28%</text:p>
          </table:table-cell>
          <table:table-cell table:style-name="ce8" office:value-type="string" calcext:value-type="string">
            <text:p>ATS</text:p>
          </table:table-cell>
          <table:table-cell table:style-name="ce8" table:number-columns-repeated="2"/>
          <table:table-cell table:style-name="ce3" office:value-type="string" calcext:value-type="string">
            <text:p>game number&lt;=2 and Sum(W@team and season and playoffs=1)[team and season-1 and playoffs=1]&gt;=1</text:p>
          </table:table-cell>
          <table:table-cell table:style-name="ce12" office:value-type="string" calcext:value-type="string">
            <text:p><text:a xlink:href="http://sportsdatabase.com/nfl/query?output=default&amp;sdql=game+number%3C%3D2+and+Sum%28W%40team+and+season+and+playoffs%3D1%29[team+and+season-1+and+playoffs%3D1]%3E%3D1+&amp;submit=++S+D+Q+L+!++" xlink:type="simple">http://sportsdatabase.com/nfl/query?output=default&amp;sdql=game+number%3C%3D2+and+Sum%28W%40team+and+season+and+playoffs%3D1%29[team+and+season-1+and+playoffs%3D1]%3E%3D1+&amp;submit=++S+D+Q+L+!++</text:a></text:p>
          </table:table-cell>
          <table:table-cell table:style-name="ce3" office:value-type="string" calcext:value-type="string">
            <text:p>GoogleGr</text:p>
          </table:table-cell>
          <table:table-cell table:style-name="ce8" office:value-type="string" calcext:value-type="string">
            <text:p>ATS Fade</text:p>
          </table:table-cell>
          <table:table-cell table:style-name="ce8" table:formula="of:=[.C52]+[.D52]" office:value-type="float" office:value="168" calcext:value-type="float">
            <text:p>168</text:p>
          </table:table-cell>
          <table:table-cell table:style-name="ce15" table:formula="of:=([.C52]-[.D52])/SQRT([.C52]+[.D52])" office:value-type="float" office:value="2.00594354950719" calcext:value-type="float">
            <text:p>2.01</text:p>
          </table:table-cell>
          <table:table-cell table:number-columns-repeated="1009"/>
        </table:table-row>
        <table:table-row table:style-name="ro1" table:number-rows-repeated="17">
          <table:table-cell table:style-name="ce8" table:number-columns-repeated="9"/>
          <table:table-cell table:number-columns-repeated="3"/>
          <table:table-cell table:style-name="ce8" table:number-columns-repeated="2"/>
          <table:table-cell table:style-name="ce14"/>
          <table:table-cell table:number-columns-repeated="1009"/>
        </table:table-row>
        <table:table-row table:style-name="ro1" table:number-rows-repeated="932">
          <table:table-cell table:style-name="ce8" table:number-columns-repeated="9"/>
          <table:table-cell table:number-columns-repeated="3"/>
          <table:table-cell table:style-name="ce8" table:number-columns-repeated="2"/>
          <table:table-cell table:number-columns-repeated="1010"/>
        </table:table-row>
        <table:table-row table:style-name="ro3" table:number-rows-repeated="1047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LB" table:style-name="ta3" table:print="false"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17" table:default-cell-style-name="Excel_20_Built-in_20_Normal"/>
        <table:table-column table:style-name="co10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8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9" table:default-cell-style-name="Excel_20_Built-in_20_Normal"/>
        <table:table-column table:style-name="co1" table:default-cell-style-name="Excel_20_Built-in_20_Normal"/>
        <table:table-column table:style-name="co20" table:default-cell-style-name="Excel_20_Built-in_20_Normal"/>
        <table:table-column table:style-name="co1" table:number-columns-repeated="1006" table:default-cell-style-name="Excel_20_Built-in_20_Normal"/>
        <table:table-row table:style-name="ro4">
          <table:table-cell table:style-name="ce16" office:value-type="string" calcext:value-type="string">
            <text:p>Please enter Details of your query if available. I calculate Profit based in avg odds of 1,91 for ATS and TOT</text:p>
          </table:table-cell>
          <table:table-cell table:style-name="ce16" table:number-columns-repeated="11"/>
          <table:table-cell table:style-name="ce20" table:number-columns-repeated="5"/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4">
          <table:table-cell table:style-name="ce17" office:value-type="string" calcext:value-type="string">
            <text:p>Date of Contirbution</text:p>
          </table:table-cell>
          <table:table-cell table:style-name="ce17" office:value-type="string" calcext:value-type="string">
            <text:p>Trend No.</text:p>
          </table:table-cell>
          <table:table-cell table:style-name="ce17" office:value-type="string" calcext:value-type="string">
            <text:p>Wins</text:p>
          </table:table-cell>
          <table:table-cell table:style-name="ce17" office:value-type="string" calcext:value-type="string">
            <text:p>Losses</text:p>
          </table:table-cell>
          <table:table-cell table:style-name="ce17" office:value-type="string" calcext:value-type="string">
            <text:p>Profit</text:p>
          </table:table-cell>
          <table:table-cell table:style-name="ce17" office:value-type="string" calcext:value-type="string">
            <text:p>ROI</text:p>
          </table:table-cell>
          <table:table-cell table:style-name="ce17" office:value-type="string" calcext:value-type="string">
            <text:p>SU/ATS/TOT</text:p>
          </table:table-cell>
          <table:table-cell table:style-name="ce17" office:value-type="string" calcext:value-type="string">
            <text:p>Home/Away</text:p>
          </table:table-cell>
          <table:table-cell table:style-name="ce17" office:value-type="string" calcext:value-type="string">
            <text:p>Dog/Fav</text:p>
          </table:table-cell>
          <table:table-cell table:style-name="ce17" office:value-type="string" calcext:value-type="string">
            <text:p>Trend Code</text:p>
          </table:table-cell>
          <table:table-cell table:style-name="ce17" office:value-type="string" calcext:value-type="string">
            <text:p>Trend Link</text:p>
          </table:table-cell>
          <table:table-cell table:style-name="ce17" office:value-type="string" calcext:value-type="string">
            <text:p>Contributor</text:p>
          </table:table-cell>
          <table:table-cell table:style-name="ce20" office:value-type="string" calcext:value-type="string">
            <text:p>TypeDetail</text:p>
          </table:table-cell>
          <table:table-cell table:style-name="ce20" office:value-type="string" calcext:value-type="string">
            <text:p>Total Games</text:p>
          </table:table-cell>
          <table:table-cell table:style-name="ce14" office:value-type="string" calcext:value-type="string">
            <text:p>Z Score</text:p>
          </table:table-cell>
          <table:table-cell table:style-name="ce20" office:value-type="string" calcext:value-type="string">
            <text:p>Abs Z Score</text:p>
          </table:table-cell>
          <table:table-cell table:style-name="ce10" office:value-type="string" calcext:value-type="string">
            <text:p>3 Star Trust Rating by Nash</text:p>
          </table:table-cell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4">
          <table:table-cell table:style-name="ce18" office:value-type="date" office:date-value="2014-11-09" calcext:value-type="date">
            <text:p>09.11.2014</text:p>
          </table:table-cell>
          <table:table-cell table:style-name="ce20" office:value-type="string" calcext:value-type="string">
            <text:p>MLB01</text:p>
          </table:table-cell>
          <table:table-cell table:style-name="ce20" office:value-type="float" office:value="291" calcext:value-type="float">
            <text:p>291</text:p>
          </table:table-cell>
          <table:table-cell table:style-name="ce20" office:value-type="float" office:value="335" calcext:value-type="float">
            <text:p>335</text:p>
          </table:table-cell>
          <table:table-cell table:style-name="ce15" office:value-type="float" office:value="50.77" calcext:value-type="float">
            <text:p>50.77</text:p>
          </table:table-cell>
          <table:table-cell table:style-name="ce21" office:value-type="percentage" office:value="0.081" calcext:value-type="percentage">
            <text:p>8.10%</text:p>
          </table:table-cell>
          <table:table-cell table:style-name="ce20" office:value-type="string" calcext:value-type="string">
            <text:p>SU</text:p>
          </table:table-cell>
          <table:table-cell table:style-name="ce20"/>
          <table:table-cell table:style-name="ce20" office:value-type="string" calcext:value-type="string">
            <text:p>DOG</text:p>
          </table:table-cell>
          <table:table-cell table:style-name="ce10" office:value-type="string" calcext:value-type="string">
            <text:p>p:margin =1 and pp:margin=1 and F</text:p>
          </table:table-cell>
          <table:table-cell table:style-name="ce13" office:value-type="string" calcext:value-type="string">
            <text:p><text:a xlink:href="http://sportsdatabase.com/mlb/query?sdql=p%3Amargin+%3D1+and+pp%3Amargin%3D1+and+F&amp;submit=S+D+Q+L+%21" xlink:type="simple">http://sportsdatabase.com/mlb/query?sdql=p%3Amargin+%3D1+and+pp%3Amargin%3D1+and+F&amp;submit=S+D+Q+L+%21</text:a></text:p>
          </table:table-cell>
          <table:table-cell table:style-name="ce20" office:value-type="string" calcext:value-type="string">
            <text:p>Nash13</text:p>
          </table:table-cell>
          <table:table-cell table:style-name="ce20" office:value-type="string" calcext:value-type="string">
            <text:p>SU Fade</text:p>
          </table:table-cell>
          <table:table-cell table:style-name="ce20" table:formula="of:=[.C3]+[.D3]" office:value-type="float" office:value="626" calcext:value-type="float">
            <text:p>626</text:p>
          </table:table-cell>
          <table:table-cell table:style-name="ce15" table:formula="of:=([.C3]-[.D3])/SQRT([.C3]+[.D3])" office:value-type="float" office:value="-1.75859368735035" calcext:value-type="float">
            <text:p>-1.76</text:p>
          </table:table-cell>
          <table:table-cell table:style-name="ce15" table:formula="of:=ABS([.O3])" office:value-type="float" office:value="1.75859368735035" calcext:value-type="float">
            <text:p>1.76</text:p>
          </table:table-cell>
          <table:table-cell table:style-name="ce20" office:value-type="float" office:value="1" calcext:value-type="float">
            <text:p>1</text:p>
          </table:table-cell>
          <table:table-cell table:style-name="ce10" office:value-type="string" calcext:value-type="string">
            <text:p>2014 Season Profit</text:p>
          </table:table-cell>
          <table:table-cell table:style-name="ce20" table:number-columns-repeated="10"/>
          <table:table-cell table:number-columns-repeated="996"/>
        </table:table-row>
        <table:table-row table:style-name="ro4">
          <table:table-cell table:style-name="ce19" office:value-type="date" office:date-value="2014-11-09" calcext:value-type="date">
            <text:p>11/9/2014</text:p>
          </table:table-cell>
          <table:table-cell table:style-name="ce20" office:value-type="string" calcext:value-type="string">
            <text:p>MLB02</text:p>
          </table:table-cell>
          <table:table-cell table:style-name="ce20" office:value-type="float" office:value="759" calcext:value-type="float">
            <text:p>759</text:p>
          </table:table-cell>
          <table:table-cell table:style-name="ce20" office:value-type="float" office:value="628" calcext:value-type="float">
            <text:p>628</text:p>
          </table:table-cell>
          <table:table-cell table:style-name="ce15" office:value-type="float" office:value="65.85" calcext:value-type="float">
            <text:p>65.85</text:p>
          </table:table-cell>
          <table:table-cell table:style-name="ce21" office:value-type="percentage" office:value="0.041" calcext:value-type="percentage">
            <text:p>4.10%</text:p>
          </table:table-cell>
          <table:table-cell table:style-name="ce20" office:value-type="string" calcext:value-type="string">
            <text:p>UNDER</text:p>
          </table:table-cell>
          <table:table-cell table:style-name="ce20" table:number-columns-repeated="2"/>
          <table:table-cell table:style-name="ce10" office:value-type="string" calcext:value-type="string">
            <text:p>p:SIP &gt; 8 and rest &lt;= 0</text:p>
          </table:table-cell>
          <table:table-cell table:style-name="ce13" office:value-type="string" calcext:value-type="string">
            <text:p><text:a xlink:href="http://sportsdatabase.com/mlb/query?output=default&amp;sdql=p%3ASIP+%3E+8+and+rest+%3C%3D+0&amp;submit=++S+D+Q+L+!++" xlink:type="simple">http://sportsdatabase.com/mlb/query?output=default&amp;sdql=p%3ASIP+%3E+8+and+rest+%3C%3D+0&amp;submit=++S+D+Q+L+!++</text:a></text:p>
          </table:table-cell>
          <table:table-cell table:style-name="ce20" office:value-type="string" calcext:value-type="string">
            <text:p>Nash13</text:p>
          </table:table-cell>
          <table:table-cell table:style-name="ce20" office:value-type="string" calcext:value-type="string">
            <text:p>Under</text:p>
          </table:table-cell>
          <table:table-cell table:style-name="ce20" table:formula="of:=[.C4]+[.D4]" office:value-type="float" office:value="1387" calcext:value-type="float">
            <text:p>1387</text:p>
          </table:table-cell>
          <table:table-cell table:style-name="ce15" table:formula="of:=([.C4]-[.D4])/SQRT([.C4]+[.D4])" office:value-type="float" office:value="3.51749156869391" calcext:value-type="float">
            <text:p>3.52</text:p>
          </table:table-cell>
          <table:table-cell table:style-name="ce15" table:formula="of:=ABS([.O4])" office:value-type="float" office:value="3.51749156869391" calcext:value-type="float">
            <text:p>3.52</text:p>
          </table:table-cell>
          <table:table-cell table:style-name="ce20" office:value-type="float" office:value="2" calcext:value-type="float">
            <text:p>2</text:p>
          </table:table-cell>
          <table:table-cell table:style-name="ce10" office:value-type="string" calcext:value-type="string">
            <text:p>1-Star Rating</text:p>
          </table:table-cell>
          <table:table-cell table:style-name="ce20" office:value-type="string" calcext:value-type="string">
            <text:p>-85.52</text:p>
          </table:table-cell>
          <table:table-cell table:style-name="ce20" table:number-columns-repeated="9"/>
          <table:table-cell table:number-columns-repeated="996"/>
        </table:table-row>
        <table:table-row table:style-name="ro4">
          <table:table-cell table:style-name="ce19" office:value-type="date" office:date-value="2014-11-09" calcext:value-type="date">
            <text:p>11/9/2014</text:p>
          </table:table-cell>
          <table:table-cell table:style-name="ce20" office:value-type="string" calcext:value-type="string">
            <text:p>MLB03</text:p>
          </table:table-cell>
          <table:table-cell table:style-name="ce20" office:value-type="float" office:value="725" calcext:value-type="float">
            <text:p>725</text:p>
          </table:table-cell>
          <table:table-cell table:style-name="ce20" office:value-type="float" office:value="511" calcext:value-type="float">
            <text:p>511</text:p>
          </table:table-cell>
          <table:table-cell table:style-name="ce15" office:value-type="float" office:value="90.28" calcext:value-type="float">
            <text:p>90.28</text:p>
          </table:table-cell>
          <table:table-cell table:style-name="ce21" office:value-type="percentage" office:value="0.056" calcext:value-type="percentage">
            <text:p>5.60%</text:p>
          </table:table-cell>
          <table:table-cell table:style-name="ce20" office:value-type="string" calcext:value-type="string">
            <text:p>SU</text:p>
          </table:table-cell>
          <table:table-cell table:style-name="ce20" office:value-type="string" calcext:value-type="string">
            <text:p>HOME</text:p>
          </table:table-cell>
          <table:table-cell table:style-name="ce20"/>
          <table:table-cell table:style-name="ce10" office:value-type="string" calcext:value-type="string">
            <text:p>Sum(( line+0&lt;0 and o:points&lt;points )*100 or ( 0&lt;0+line and points&lt;o:points )*(-100) or ( runs is not None )*(line+0)@team and season and line&lt;-105)[team and season-1 and line&lt;-105]&gt;1200 and site=away and line&gt;=-130</text:p>
          </table:table-cell>
          <table:table-cell table:style-name="ce13" office:value-type="string" calcext:value-type="string">
            <text:p><text:a xlink:href="http://sportsdatabase.com/mlb/query?output=default&amp;sdql=Sum%28%28+line%2B0%3C0+and+o%3Apoints%3Cpoints+%29*100+or+%28+0%3C0%2Bline+and+points%3Co%3Apoints+%29*%28-100%29+or+%28+runs+is+not+None+%29*%28line%2B0%29%40team+and+season+and+line%3C-105%29[team+and+season-1+and+line%3C-105]%3E1200+and+site%3Daway+and+line%3E%3D-130&amp;submit=++S+D+Q+L+!++" xlink:type="simple">http://sportsdatabase.com/mlb/query?output=default&amp;sdql=Sum%28%28+line%2B0%3C0+and+o%3Apoints%3Cpoints+%29*100+or+%28+0%3C0%2Bline+and+points%3Co%3Apoints+%29*%28-100%29+or+%28+runs+is+not+None+%29*%28line%2B0%29%40team+and+season+and+line%3C-105%29[team+and+season-1+and+line%3C-105]%3E1200+and+site%3Daway+and+line%3E%3D-130&amp;submit=++S+D+Q+L+!++</text:a></text:p>
          </table:table-cell>
          <table:table-cell table:style-name="ce20" office:value-type="string" calcext:value-type="string">
            <text:p>Nash13</text:p>
          </table:table-cell>
          <table:table-cell table:style-name="ce20" office:value-type="string" calcext:value-type="string">
            <text:p>SU Fade</text:p>
          </table:table-cell>
          <table:table-cell table:style-name="ce20" table:formula="of:=[.C5]+[.D5]" office:value-type="float" office:value="1236" calcext:value-type="float">
            <text:p>1236</text:p>
          </table:table-cell>
          <table:table-cell table:style-name="ce15" table:formula="of:=([.C5]-[.D5])/SQRT([.C5]+[.D5])" office:value-type="float" office:value="6.08701732667775" calcext:value-type="float">
            <text:p>6.09</text:p>
          </table:table-cell>
          <table:table-cell table:style-name="ce15" table:formula="of:=ABS([.O5])" office:value-type="float" office:value="6.08701732667775" calcext:value-type="float">
            <text:p>6.09</text:p>
          </table:table-cell>
          <table:table-cell table:style-name="ce20" office:value-type="float" office:value="2" calcext:value-type="float">
            <text:p>2</text:p>
          </table:table-cell>
          <table:table-cell table:style-name="ce10" office:value-type="string" calcext:value-type="string">
            <text:p>2-Star Rating</text:p>
          </table:table-cell>
          <table:table-cell table:style-name="ce20" office:value-type="string" calcext:value-type="string">
            <text:p>49.9</text:p>
          </table:table-cell>
          <table:table-cell table:style-name="ce20" table:number-columns-repeated="9"/>
          <table:table-cell table:number-columns-repeated="996"/>
        </table:table-row>
        <table:table-row table:style-name="ro4">
          <table:table-cell table:style-name="ce19" office:value-type="date" office:date-value="2014-11-09" calcext:value-type="date">
            <text:p>11/9/2014</text:p>
          </table:table-cell>
          <table:table-cell table:style-name="ce20" office:value-type="string" calcext:value-type="string">
            <text:p>MLB04</text:p>
          </table:table-cell>
          <table:table-cell table:style-name="ce20" office:value-type="float" office:value="845" calcext:value-type="float">
            <text:p>845</text:p>
          </table:table-cell>
          <table:table-cell table:style-name="ce20" office:value-type="float" office:value="889" calcext:value-type="float">
            <text:p>889</text:p>
          </table:table-cell>
          <table:table-cell table:style-name="ce15" office:value-type="float" office:value="120.5" calcext:value-type="float">
            <text:p>120.50</text:p>
          </table:table-cell>
          <table:table-cell table:style-name="ce21" office:value-type="percentage" office:value="0.069" calcext:value-type="percentage">
            <text:p>6.90%</text:p>
          </table:table-cell>
          <table:table-cell table:style-name="ce20" office:value-type="string" calcext:value-type="string">
            <text:p>SU</text:p>
          </table:table-cell>
          <table:table-cell table:style-name="ce20" office:value-type="string" calcext:value-type="string">
            <text:p>HOME</text:p>
          </table:table-cell>
          <table:table-cell table:style-name="ce20" office:value-type="string" calcext:value-type="string">
            <text:p>DOG</text:p>
          </table:table-cell>
          <table:table-cell table:style-name="ce10" office:value-type="string" calcext:value-type="string">
            <text:p>temperature &lt; 67 and site == home and line &gt; -105 and line &lt; 180</text:p>
          </table:table-cell>
          <table:table-cell table:style-name="ce13" office:value-type="string" calcext:value-type="string">
            <text:p><text:a xlink:href="http://sportsdatabase.com/mlb/query?output=default&amp;sdql=temperature+%3C+67+and+site+%3D%3D+home+and+line+%3E+-105+and+line+%3C+180&amp;submit=++S+D+Q+L+%21++" xlink:type="simple">http://sportsdatabase.com/mlb/query?output=default&amp;sdql=temperature+%3C+67+and+site+%3D%3D+home+and+line+%3E+-105+and+line+%3C+180&amp;submit=++S+D+Q+L+%21++</text:a></text:p>
          </table:table-cell>
          <table:table-cell table:style-name="ce20" office:value-type="string" calcext:value-type="string">
            <text:p>Nash13</text:p>
          </table:table-cell>
          <table:table-cell table:style-name="ce20" office:value-type="string" calcext:value-type="string">
            <text:p>SU Back</text:p>
          </table:table-cell>
          <table:table-cell table:style-name="ce20" table:formula="of:=[.C6]+[.D6]" office:value-type="float" office:value="1734" calcext:value-type="float">
            <text:p>1734</text:p>
          </table:table-cell>
          <table:table-cell table:style-name="ce15" table:formula="of:=([.C6]-[.D6])/SQRT([.C6]+[.D6])" office:value-type="float" office:value="-1.05664263414176" calcext:value-type="float">
            <text:p>-1.06</text:p>
          </table:table-cell>
          <table:table-cell table:style-name="ce15" table:formula="of:=ABS([.O6])" office:value-type="float" office:value="1.05664263414176" calcext:value-type="float">
            <text:p>1.06</text:p>
          </table:table-cell>
          <table:table-cell table:style-name="ce20" office:value-type="float" office:value="1" calcext:value-type="float">
            <text:p>1</text:p>
          </table:table-cell>
          <table:table-cell table:style-name="ce10" office:value-type="string" calcext:value-type="string">
            <text:p>3-Star Rating</text:p>
          </table:table-cell>
          <table:table-cell table:style-name="ce20" office:value-type="string" calcext:value-type="string">
            <text:p>285.17</text:p>
          </table:table-cell>
          <table:table-cell table:style-name="ce20" table:number-columns-repeated="9"/>
          <table:table-cell table:number-columns-repeated="996"/>
        </table:table-row>
        <table:table-row table:style-name="ro4">
          <table:table-cell table:style-name="ce19" office:value-type="date" office:date-value="2014-11-09" calcext:value-type="date">
            <text:p>11/9/2014</text:p>
          </table:table-cell>
          <table:table-cell table:style-name="ce20" office:value-type="string" calcext:value-type="string">
            <text:p>MLB05</text:p>
          </table:table-cell>
          <table:table-cell table:style-name="ce20" office:value-type="float" office:value="908" calcext:value-type="float">
            <text:p>908</text:p>
          </table:table-cell>
          <table:table-cell table:style-name="ce20" office:value-type="float" office:value="745" calcext:value-type="float">
            <text:p>745</text:p>
          </table:table-cell>
          <table:table-cell table:style-name="ce15" office:value-type="float" office:value="81.05" calcext:value-type="float">
            <text:p>81.05</text:p>
          </table:table-cell>
          <table:table-cell table:style-name="ce21" office:value-type="percentage" office:value="0.042" calcext:value-type="percentage">
            <text:p>4.20%</text:p>
          </table:table-cell>
          <table:table-cell table:style-name="ce20" office:value-type="string" calcext:value-type="string">
            <text:p>UNDER</text:p>
          </table:table-cell>
          <table:table-cell table:style-name="ce20" table:number-columns-repeated="2"/>
          <table:table-cell table:style-name="ce10" office:value-type="string" calcext:value-type="string">
            <text:p>temperature &lt; 67 and site == home and line &gt; -105 and line &lt; 180</text:p>
          </table:table-cell>
          <table:table-cell table:style-name="ce13" office:value-type="string" calcext:value-type="string">
            <text:p><text:a xlink:href="http://sportsdatabase.com/mlb/query?output=default&amp;sdql=temperature+%3C+67+and+site+%3D%3D+home+and+line+%3E+-105+and+line+%3C+180&amp;submit=++S+D+Q+L+%21++" xlink:type="simple">http://sportsdatabase.com/mlb/query?output=default&amp;sdql=temperature+%3C+67+and+site+%3D%3D+home+and+line+%3E+-105+and+line+%3C+180&amp;submit=++S+D+Q+L+%21++</text:a></text:p>
          </table:table-cell>
          <table:table-cell table:style-name="ce20" office:value-type="string" calcext:value-type="string">
            <text:p>Nash13</text:p>
          </table:table-cell>
          <table:table-cell table:style-name="ce20" office:value-type="string" calcext:value-type="string">
            <text:p>Under</text:p>
          </table:table-cell>
          <table:table-cell table:style-name="ce20" table:formula="of:=[.C7]+[.D7]" office:value-type="float" office:value="1653" calcext:value-type="float">
            <text:p>1653</text:p>
          </table:table-cell>
          <table:table-cell table:style-name="ce15" table:formula="of:=([.C7]-[.D7])/SQRT([.C7]+[.D7])" office:value-type="float" office:value="4.00913958873775" calcext:value-type="float">
            <text:p>4.01</text:p>
          </table:table-cell>
          <table:table-cell table:style-name="ce15" table:formula="of:=ABS([.O7])" office:value-type="float" office:value="4.00913958873775" calcext:value-type="float">
            <text:p>4.01</text:p>
          </table:table-cell>
          <table:table-cell table:style-name="ce20" office:value-type="float" office:value="1" calcext:value-type="float">
            <text:p>1</text:p>
          </table:table-cell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4">
          <table:table-cell table:style-name="ce19" office:value-type="date" office:date-value="2014-11-09" calcext:value-type="date">
            <text:p>11/9/2014</text:p>
          </table:table-cell>
          <table:table-cell table:style-name="ce20" office:value-type="string" calcext:value-type="string">
            <text:p>MLB06</text:p>
          </table:table-cell>
          <table:table-cell table:style-name="ce20" office:value-type="float" office:value="161" calcext:value-type="float">
            <text:p>161</text:p>
          </table:table-cell>
          <table:table-cell table:style-name="ce20" office:value-type="float" office:value="135" calcext:value-type="float">
            <text:p>135</text:p>
          </table:table-cell>
          <table:table-cell table:style-name="ce15" office:value-type="float" office:value="69.54" calcext:value-type="float">
            <text:p>69.54</text:p>
          </table:table-cell>
          <table:table-cell table:style-name="ce21" office:value-type="percentage" office:value="0.219" calcext:value-type="percentage">
            <text:p>21.90%</text:p>
          </table:table-cell>
          <table:table-cell table:style-name="ce20" office:value-type="string" calcext:value-type="string">
            <text:p>SU</text:p>
          </table:table-cell>
          <table:table-cell table:style-name="ce20" table:number-columns-repeated="2"/>
          <table:table-cell table:style-name="ce10" office:value-type="string" calcext:value-type="string">
            <text:p>S(points &gt; o:points@team and season,N=15) &gt;= 12 and WP &gt;= 62</text:p>
          </table:table-cell>
          <table:table-cell table:style-name="ce13" office:value-type="string" calcext:value-type="string">
            <text:p><text:a xlink:href="http://sportsdatabase.com/mlb/query?sdql=S%28points%3Eo%3Apoints%40team+and+season%2CN%3D15%29%3E%3D12+and+WP%3E%3D62&amp;submit=S+D+Q+L+!" xlink:type="simple">http://sportsdatabase.com/mlb/query?sdql=S%28points%3Eo%3Apoints%40team+and+season%2CN%3D15%29%3E%3D12+and+WP%3E%3D62&amp;submit=S+D+Q+L+!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SU Fade</text:p>
          </table:table-cell>
          <table:table-cell table:style-name="ce20" table:formula="of:=[.C8]+[.D8]" office:value-type="float" office:value="296" calcext:value-type="float">
            <text:p>296</text:p>
          </table:table-cell>
          <table:table-cell table:style-name="ce15" table:formula="of:=([.C8]-[.D8])/SQRT([.C8]+[.D8])" office:value-type="float" office:value="1.51121930366965" calcext:value-type="float">
            <text:p>1.51</text:p>
          </table:table-cell>
          <table:table-cell table:style-name="ce15" table:formula="of:=ABS([.O8])" office:value-type="float" office:value="1.51121930366965" calcext:value-type="float">
            <text:p>1.51</text:p>
          </table:table-cell>
          <table:table-cell table:style-name="ce20" office:value-type="float" office:value="2" calcext:value-type="float">
            <text:p>2</text:p>
          </table:table-cell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4">
          <table:table-cell table:style-name="ce19" office:value-type="date" office:date-value="2014-11-09" calcext:value-type="date">
            <text:p>11/9/2014</text:p>
          </table:table-cell>
          <table:table-cell table:style-name="ce20" office:value-type="string" calcext:value-type="string">
            <text:p>MLB07</text:p>
          </table:table-cell>
          <table:table-cell table:style-name="ce20" office:value-type="float" office:value="130" calcext:value-type="float">
            <text:p>130</text:p>
          </table:table-cell>
          <table:table-cell table:style-name="ce20" office:value-type="float" office:value="91" calcext:value-type="float">
            <text:p>91</text:p>
          </table:table-cell>
          <table:table-cell table:style-name="ce15" office:value-type="float" office:value="28.8" calcext:value-type="float">
            <text:p>28.80</text:p>
          </table:table-cell>
          <table:table-cell table:style-name="ce21" office:value-type="percentage" office:value="0.115" calcext:value-type="percentage">
            <text:p>11.50%</text:p>
          </table:table-cell>
          <table:table-cell table:style-name="ce20" office:value-type="string" calcext:value-type="string">
            <text:p>UNDER</text:p>
          </table:table-cell>
          <table:table-cell table:style-name="ce20" table:number-columns-repeated="2"/>
          <table:table-cell table:style-name="ce10" office:value-type="string" calcext:value-type="string">
            <text:p>p:start time &gt;= 1700 and start time &lt; 1250 and rest = 0 and temperature &lt; 80 and 5 &lt; month &lt; 10</text:p>
          </table:table-cell>
          <table:table-cell table:style-name="ce13" office:value-type="string" calcext:value-type="string">
            <text:p><text:a xlink:href="http://sportsdatabase.com/mlb/query?output=default&amp;sdql=p%3Astart+time+%3E%3D+1700+and+start+time+%3C+1250+and+rest+%3D+0+and+temperature+%3C+80+and+5+%3C+month+%3C+10&amp;submit=++S+D+Q+L+!++" xlink:type="simple">http://sportsdatabase.com/mlb/query?output=default&amp;sdql=p%3Astart+time+%3E%3D+1700+and+start+time+%3C+1250+and+rest+%3D+0+and+temperature+%3C+80+and+5+%3C+month+%3C+10&amp;submit=++S+D+Q+L+!++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Under</text:p>
          </table:table-cell>
          <table:table-cell table:style-name="ce20" table:formula="of:=[.C9]+[.D9]" office:value-type="float" office:value="221" calcext:value-type="float">
            <text:p>221</text:p>
          </table:table-cell>
          <table:table-cell table:style-name="ce15" table:formula="of:=([.C9]-[.D9])/SQRT([.C9]+[.D9])" office:value-type="float" office:value="2.62342389658562" calcext:value-type="float">
            <text:p>2.62</text:p>
          </table:table-cell>
          <table:table-cell table:style-name="ce15" table:formula="of:=ABS([.O9])" office:value-type="float" office:value="2.62342389658562" calcext:value-type="float">
            <text:p>2.62</text:p>
          </table:table-cell>
          <table:table-cell table:style-name="ce20" office:value-type="float" office:value="1" calcext:value-type="float">
            <text:p>1</text:p>
          </table:table-cell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4">
          <table:table-cell table:style-name="ce19" office:value-type="date" office:date-value="2014-11-09" calcext:value-type="date">
            <text:p>11/9/2014</text:p>
          </table:table-cell>
          <table:table-cell table:style-name="ce20" office:value-type="string" calcext:value-type="string">
            <text:p>MLB08</text:p>
          </table:table-cell>
          <table:table-cell table:style-name="ce20" office:value-type="float" office:value="137" calcext:value-type="float">
            <text:p>137</text:p>
          </table:table-cell>
          <table:table-cell table:style-name="ce20" office:value-type="float" office:value="92" calcext:value-type="float">
            <text:p>92</text:p>
          </table:table-cell>
          <table:table-cell table:style-name="ce15" office:value-type="float" office:value="35.25" calcext:value-type="float">
            <text:p>35.25</text:p>
          </table:table-cell>
          <table:table-cell table:style-name="ce21" office:value-type="percentage" office:value="0.135" calcext:value-type="percentage">
            <text:p>13.50%</text:p>
          </table:table-cell>
          <table:table-cell table:style-name="ce20" office:value-type="string" calcext:value-type="string">
            <text:p>UNDER</text:p>
          </table:table-cell>
          <table:table-cell table:style-name="ce20" table:number-columns-repeated="2"/>
          <table:table-cell table:style-name="ce10" office:value-type="string" calcext:value-type="string">
            <text:p>HF and p:HD and p:margin &gt; 4</text:p>
          </table:table-cell>
          <table:table-cell table:style-name="ce13" office:value-type="string" calcext:value-type="string">
            <text:p><text:a xlink:href="http://sportsdatabase.com/mlb/query?output=default&amp;sdql=HF+and+p%3AHD+and+p%3Amargin+%3E+4&amp;submit=++S+D+Q+L+!++" xlink:type="simple">http://sportsdatabase.com/mlb/query?output=default&amp;sdql=HF+and+p%3AHD+and+p%3Amargin+%3E+4&amp;submit=++S+D+Q+L+!++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Under</text:p>
          </table:table-cell>
          <table:table-cell table:style-name="ce20" table:formula="of:=[.C10]+[.D10]" office:value-type="float" office:value="229" calcext:value-type="float">
            <text:p>229</text:p>
          </table:table-cell>
          <table:table-cell table:style-name="ce15" table:formula="of:=([.C10]-[.D10])/SQRT([.C10]+[.D10])" office:value-type="float" office:value="2.9736837020479" calcext:value-type="float">
            <text:p>2.97</text:p>
          </table:table-cell>
          <table:table-cell table:style-name="ce15" table:formula="of:=ABS([.O10])" office:value-type="float" office:value="2.9736837020479" calcext:value-type="float">
            <text:p>2.97</text:p>
          </table:table-cell>
          <table:table-cell table:style-name="ce20" office:value-type="float" office:value="2" calcext:value-type="float">
            <text:p>2</text:p>
          </table:table-cell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4">
          <table:table-cell table:style-name="ce19" office:value-type="date" office:date-value="2014-11-09" calcext:value-type="date">
            <text:p>11/9/2014</text:p>
          </table:table-cell>
          <table:table-cell table:style-name="ce20" office:value-type="string" calcext:value-type="string">
            <text:p>MLB09</text:p>
          </table:table-cell>
          <table:table-cell table:style-name="ce20" office:value-type="float" office:value="313" calcext:value-type="float">
            <text:p>313</text:p>
          </table:table-cell>
          <table:table-cell table:style-name="ce20" office:value-type="float" office:value="369" calcext:value-type="float">
            <text:p>369</text:p>
          </table:table-cell>
          <table:table-cell table:style-name="ce15" office:value-type="float" office:value="58.49" calcext:value-type="float">
            <text:p>58.49</text:p>
          </table:table-cell>
          <table:table-cell table:style-name="ce21" office:value-type="percentage" office:value="0.083" calcext:value-type="percentage">
            <text:p>8.30%</text:p>
          </table:table-cell>
          <table:table-cell table:style-name="ce20" office:value-type="string" calcext:value-type="string">
            <text:p>SU</text:p>
          </table:table-cell>
          <table:table-cell table:style-name="ce20" table:number-columns-repeated="2"/>
          <table:table-cell table:style-name="ce10" office:value-type="string" calcext:value-type="string">
            <text:p>p:WOW and o:WP &lt; 50 and WP &gt; 50</text:p>
          </table:table-cell>
          <table:table-cell table:style-name="ce13" office:value-type="string" calcext:value-type="string">
            <text:p><text:a xlink:href="http://sportsdatabase.com/mlb/query?sdql=p%3AWOW+and+o%3AWP%3C50+and+WP%3E50&amp;submit=S+D+Q+L+!" xlink:type="simple">http://sportsdatabase.com/mlb/query?sdql=p%3AWOW+and+o%3AWP%3C50+and+WP%3E50&amp;submit=S+D+Q+L+!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SU Fade</text:p>
          </table:table-cell>
          <table:table-cell table:style-name="ce20" table:formula="of:=[.C11]+[.D11]" office:value-type="float" office:value="682" calcext:value-type="float">
            <text:p>682</text:p>
          </table:table-cell>
          <table:table-cell table:style-name="ce15" table:formula="of:=([.C11]-[.D11])/SQRT([.C11]+[.D11])" office:value-type="float" office:value="-2.14435082698895" calcext:value-type="float">
            <text:p>-2.14</text:p>
          </table:table-cell>
          <table:table-cell table:style-name="ce15" table:formula="of:=ABS([.O11])" office:value-type="float" office:value="2.14435082698895" calcext:value-type="float">
            <text:p>2.14</text:p>
          </table:table-cell>
          <table:table-cell table:style-name="ce20" office:value-type="float" office:value="1" calcext:value-type="float">
            <text:p>1</text:p>
          </table:table-cell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4">
          <table:table-cell table:style-name="ce19" office:value-type="date" office:date-value="2014-11-09" calcext:value-type="date">
            <text:p>11/9/2014</text:p>
          </table:table-cell>
          <table:table-cell table:style-name="ce20" office:value-type="string" calcext:value-type="string">
            <text:p>MLB10</text:p>
          </table:table-cell>
          <table:table-cell table:style-name="ce20" office:value-type="float" office:value="349" calcext:value-type="float">
            <text:p>349</text:p>
          </table:table-cell>
          <table:table-cell table:style-name="ce20" office:value-type="float" office:value="386" calcext:value-type="float">
            <text:p>386</text:p>
          </table:table-cell>
          <table:table-cell table:style-name="ce15" office:value-type="float" office:value="129.09" calcext:value-type="float">
            <text:p>129.09</text:p>
          </table:table-cell>
          <table:table-cell table:style-name="ce21" office:value-type="percentage" office:value="0.117" calcext:value-type="percentage">
            <text:p>11.70%</text:p>
          </table:table-cell>
          <table:table-cell table:style-name="ce20" office:value-type="string" calcext:value-type="string">
            <text:p>SU</text:p>
          </table:table-cell>
          <table:table-cell table:style-name="ce20" table:number-columns-repeated="2"/>
          <table:table-cell table:style-name="ce10" office:value-type="string" calcext:value-type="string">
            <text:p>D and p:D and p:W and p:runs &lt;= 3 and P:LOB &lt;= 13</text:p>
          </table:table-cell>
          <table:table-cell table:style-name="ce13" office:value-type="string" calcext:value-type="string">
            <text:p><text:a xlink:href="http://sportsdatabase.com/mlb/query?sdql=D+and+p%3AD+and+p%3AW+and+p%3Aruns%20%3C%3D3+and+P%3ALOB%3C%3D13&amp;submit=S+D+Q+L+!" xlink:type="simple">http://sportsdatabase.com/mlb/query?sdql=D+and+p%3AD+and+p%3AW+and+p%3Aruns%20%3C%3D3+and+P%3ALOB%3C%3D13&amp;submit=S+D+Q+L+!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SU Back</text:p>
          </table:table-cell>
          <table:table-cell table:style-name="ce20" table:formula="of:=[.C12]+[.D12]" office:value-type="float" office:value="735" calcext:value-type="float">
            <text:p>735</text:p>
          </table:table-cell>
          <table:table-cell table:style-name="ce15" table:formula="of:=([.C12]-[.D12])/SQRT([.C12]+[.D12])" office:value-type="float" office:value="-1.36476556009214" calcext:value-type="float">
            <text:p>-1.36</text:p>
          </table:table-cell>
          <table:table-cell table:style-name="ce15" table:formula="of:=ABS([.O12])" office:value-type="float" office:value="1.36476556009214" calcext:value-type="float">
            <text:p>1.36</text:p>
          </table:table-cell>
          <table:table-cell table:style-name="ce20" office:value-type="float" office:value="1" calcext:value-type="float">
            <text:p>1</text:p>
          </table:table-cell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4">
          <table:table-cell table:style-name="ce19" office:value-type="date" office:date-value="2014-11-09" calcext:value-type="date">
            <text:p>11/9/2014</text:p>
          </table:table-cell>
          <table:table-cell table:style-name="ce20" office:value-type="string" calcext:value-type="string">
            <text:p>MLB11</text:p>
          </table:table-cell>
          <table:table-cell table:style-name="ce20" office:value-type="float" office:value="383" calcext:value-type="float">
            <text:p>383</text:p>
          </table:table-cell>
          <table:table-cell table:style-name="ce20" office:value-type="float" office:value="320" calcext:value-type="float">
            <text:p>320</text:p>
          </table:table-cell>
          <table:table-cell table:style-name="ce15" office:value-type="float" office:value="28.5" calcext:value-type="float">
            <text:p>28.50</text:p>
          </table:table-cell>
          <table:table-cell table:style-name="ce21" office:value-type="percentage" office:value="0.035" calcext:value-type="percentage">
            <text:p>3.50%</text:p>
          </table:table-cell>
          <table:table-cell table:style-name="ce20" office:value-type="string" calcext:value-type="string">
            <text:p>UNDER</text:p>
          </table:table-cell>
          <table:table-cell table:style-name="ce20" table:number-columns-repeated="2"/>
          <table:table-cell table:style-name="ce10" office:value-type="string" calcext:value-type="string">
            <text:p>D and p:D and p:W and p:runs &lt;= 3 and P:LOB &lt;= 13</text:p>
          </table:table-cell>
          <table:table-cell table:style-name="ce13" office:value-type="string" calcext:value-type="string">
            <text:p><text:a xlink:href="http://sportsdatabase.com/mlb/query?sdql=D+and+p%3AD+and+p%3AW+and+p%3Aruns%20%3C%3D3+and+P%3ALOB%3C%3D13&amp;submit=S+D+Q+L+!" xlink:type="simple">http://sportsdatabase.com/mlb/query?sdql=D+and+p%3AD+and+p%3AW+and+p%3Aruns%20%3C%3D3+and+P%3ALOB%3C%3D13&amp;submit=S+D+Q+L+!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Under</text:p>
          </table:table-cell>
          <table:table-cell table:style-name="ce20" table:formula="of:=[.C13]+[.D13]" office:value-type="float" office:value="703" calcext:value-type="float">
            <text:p>703</text:p>
          </table:table-cell>
          <table:table-cell table:style-name="ce15" table:formula="of:=([.C13]-[.D13])/SQRT([.C13]+[.D13])" office:value-type="float" office:value="2.37609000217485" calcext:value-type="float">
            <text:p>2.38</text:p>
          </table:table-cell>
          <table:table-cell table:style-name="ce15" table:formula="of:=ABS([.O13])" office:value-type="float" office:value="2.37609000217485" calcext:value-type="float">
            <text:p>2.38</text:p>
          </table:table-cell>
          <table:table-cell table:style-name="ce20" office:value-type="float" office:value="1" calcext:value-type="float">
            <text:p>1</text:p>
          </table:table-cell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4">
          <table:table-cell table:style-name="ce19" office:value-type="date" office:date-value="2014-11-09" calcext:value-type="date">
            <text:p>11/9/2014</text:p>
          </table:table-cell>
          <table:table-cell table:style-name="ce20" office:value-type="string" calcext:value-type="string">
            <text:p>MLB12</text:p>
          </table:table-cell>
          <table:table-cell table:style-name="ce20" office:value-type="float" office:value="635" calcext:value-type="float">
            <text:p>635</text:p>
          </table:table-cell>
          <table:table-cell table:style-name="ce20" office:value-type="float" office:value="779" calcext:value-type="float">
            <text:p>779</text:p>
          </table:table-cell>
          <table:table-cell table:style-name="ce15" office:value-type="float" office:value="80.31" calcext:value-type="float">
            <text:p>80.31</text:p>
          </table:table-cell>
          <table:table-cell table:style-name="ce21" office:value-type="percentage" office:value="0.057" calcext:value-type="percentage">
            <text:p>5.70%</text:p>
          </table:table-cell>
          <table:table-cell table:style-name="ce20" office:value-type="string" calcext:value-type="string">
            <text:p>SU</text:p>
          </table:table-cell>
          <table:table-cell table:style-name="ce20"/>
          <table:table-cell table:style-name="ce20" office:value-type="string" calcext:value-type="string">
            <text:p>DOG</text:p>
          </table:table-cell>
          <table:table-cell table:style-name="ce10" office:value-type="string" calcext:value-type="string">
            <text:p>D and p:D and p:W and p:runs &lt;= 3</text:p>
          </table:table-cell>
          <table:table-cell table:style-name="ce13" office:value-type="string" calcext:value-type="string">
            <text:p><text:a xlink:href="http://sportsdatabase.com/mlb/query?sdql=D+and+p%3AD+and+p%3AW+and+p%3Aruns%3C%3D3&amp;submit=S+D+Q+L+" xlink:type="simple">http://sportsdatabase.com/mlb/query?sdql=D+and+p%3AD+and+p%3AW+and+p%3Aruns%3C%3D3&amp;submit=S+D+Q+L+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SU Back</text:p>
          </table:table-cell>
          <table:table-cell table:style-name="ce20" table:formula="of:=[.C14]+[.D14]" office:value-type="float" office:value="1414" calcext:value-type="float">
            <text:p>1414</text:p>
          </table:table-cell>
          <table:table-cell table:style-name="ce15" table:formula="of:=([.C14]-[.D14])/SQRT([.C14]+[.D14])" office:value-type="float" office:value="-3.82946220294582" calcext:value-type="float">
            <text:p>-3.83</text:p>
          </table:table-cell>
          <table:table-cell table:style-name="ce15" table:formula="of:=ABS([.O14])" office:value-type="float" office:value="3.82946220294582" calcext:value-type="float">
            <text:p>3.83</text:p>
          </table:table-cell>
          <table:table-cell table:style-name="ce20" office:value-type="float" office:value="1" calcext:value-type="float">
            <text:p>1</text:p>
          </table:table-cell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4">
          <table:table-cell table:style-name="ce19" office:value-type="date" office:date-value="2014-11-09" calcext:value-type="date">
            <text:p>11/9/2014</text:p>
          </table:table-cell>
          <table:table-cell table:style-name="ce20" office:value-type="string" calcext:value-type="string">
            <text:p>MLB13</text:p>
          </table:table-cell>
          <table:table-cell table:style-name="ce20" office:value-type="float" office:value="219" calcext:value-type="float">
            <text:p>219</text:p>
          </table:table-cell>
          <table:table-cell table:style-name="ce20" office:value-type="float" office:value="206" calcext:value-type="float">
            <text:p>206</text:p>
          </table:table-cell>
          <table:table-cell table:style-name="ce15" office:value-type="float" office:value="13.62" calcext:value-type="float">
            <text:p>13.62</text:p>
          </table:table-cell>
          <table:table-cell table:style-name="ce21" office:value-type="percentage" office:value="0.027" calcext:value-type="percentage">
            <text:p>2.70%</text:p>
          </table:table-cell>
          <table:table-cell table:style-name="ce20" office:value-type="string" calcext:value-type="string">
            <text:p>SU</text:p>
          </table:table-cell>
          <table:table-cell table:style-name="ce20" office:value-type="string" calcext:value-type="string">
            <text:p>AWAY</text:p>
          </table:table-cell>
          <table:table-cell table:style-name="ce20"/>
          <table:table-cell table:style-name="ce10" office:value-type="string" calcext:value-type="string">
            <text:p>A and conference = AL and STDSERA &lt; 3.5 and oA(SSO@o:starter and season) &gt;= 5 and season &gt;= 2009</text:p>
          </table:table-cell>
          <table:table-cell table:style-name="ce13" office:value-type="string" calcext:value-type="string">
            <text:p><text:a xlink:href="http://sportsdatabase.com/mlb/query?sdql=A+and+conference%3DAL+and+STDSERA%3C3.5+and+oA%28SSO%40o%3Astarter+and+season%29%3E%3D5+and+season%3E%3D2009&amp;submit=S+D+Q+L+!" xlink:type="simple">http://sportsdatabase.com/mlb/query?sdql=A+and+conference%3DAL+and+STDSERA%3C3.5+and+oA%28SSO%40o%3Astarter+and+season%29%3E%3D5+and+season%3E%3D2009&amp;submit=S+D+Q+L+!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SU Back</text:p>
          </table:table-cell>
          <table:table-cell table:style-name="ce20" table:formula="of:=[.C15]+[.D15]" office:value-type="float" office:value="425" calcext:value-type="float">
            <text:p>425</text:p>
          </table:table-cell>
          <table:table-cell table:style-name="ce15" table:formula="of:=([.C15]-[.D15])/SQRT([.C15]+[.D15])" office:value-type="float" office:value="0.630592625094466" calcext:value-type="float">
            <text:p>0.63</text:p>
          </table:table-cell>
          <table:table-cell table:style-name="ce15" table:formula="of:=ABS([.O15])" office:value-type="float" office:value="0.630592625094466" calcext:value-type="float">
            <text:p>0.63</text:p>
          </table:table-cell>
          <table:table-cell table:style-name="ce20" office:value-type="float" office:value="1" calcext:value-type="float">
            <text:p>1</text:p>
          </table:table-cell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4">
          <table:table-cell table:style-name="ce19" office:value-type="date" office:date-value="2014-11-09" calcext:value-type="date">
            <text:p>11/9/2014</text:p>
          </table:table-cell>
          <table:table-cell table:style-name="ce20" office:value-type="string" calcext:value-type="string">
            <text:p>MLB14</text:p>
          </table:table-cell>
          <table:table-cell table:style-name="ce20" office:value-type="float" office:value="690" calcext:value-type="float">
            <text:p>690</text:p>
          </table:table-cell>
          <table:table-cell table:style-name="ce20" office:value-type="float" office:value="708" calcext:value-type="float">
            <text:p>708</text:p>
          </table:table-cell>
          <table:table-cell table:style-name="ce15" office:value-type="float" office:value="148.85" calcext:value-type="float">
            <text:p>148.85</text:p>
          </table:table-cell>
          <table:table-cell table:style-name="ce21" office:value-type="percentage" office:value="0.106" calcext:value-type="percentage">
            <text:p>10.60%</text:p>
          </table:table-cell>
          <table:table-cell table:style-name="ce20" office:value-type="string" calcext:value-type="string">
            <text:p>SU</text:p>
          </table:table-cell>
          <table:table-cell table:style-name="ce20"/>
          <table:table-cell table:style-name="ce20" office:value-type="string" calcext:value-type="string">
            <text:p>DOG</text:p>
          </table:table-cell>
          <table:table-cell table:style-name="ce10" office:value-type="string" calcext:value-type="string">
            <text:p>DIV and D and p:W and 40 &lt; o:WP &lt; 50</text:p>
          </table:table-cell>
          <table:table-cell table:style-name="ce13" office:value-type="string" calcext:value-type="string">
            <text:p><text:a xlink:href="http://sportsdatabase.com/mlb/query?sdql=DIV+and+D+and+p%3AW+and+40%3Co%3AWP%3C+50&amp;submit=S+D+Q+L+!" xlink:type="simple">http://sportsdatabase.com/mlb/query?sdql=DIV+and+D+and+p%3AW+and+40%3Co%3AWP%3C+50&amp;submit=S+D+Q+L+!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SU Back</text:p>
          </table:table-cell>
          <table:table-cell table:style-name="ce20" table:formula="of:=[.C16]+[.D16]" office:value-type="float" office:value="1398" calcext:value-type="float">
            <text:p>1398</text:p>
          </table:table-cell>
          <table:table-cell table:style-name="ce15" table:formula="of:=([.C16]-[.D16])/SQRT([.C16]+[.D16])" office:value-type="float" office:value="-0.481414225643946" calcext:value-type="float">
            <text:p>-0.48</text:p>
          </table:table-cell>
          <table:table-cell table:style-name="ce15" table:formula="of:=ABS([.O16])" office:value-type="float" office:value="0.481414225643946" calcext:value-type="float">
            <text:p>0.48</text:p>
          </table:table-cell>
          <table:table-cell table:style-name="ce20" office:value-type="float" office:value="2" calcext:value-type="float">
            <text:p>2</text:p>
          </table:table-cell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4">
          <table:table-cell table:style-name="ce19" office:value-type="date" office:date-value="2014-11-09" calcext:value-type="date">
            <text:p>11/9/2014</text:p>
          </table:table-cell>
          <table:table-cell table:style-name="ce20" office:value-type="string" calcext:value-type="string">
            <text:p>MLB15</text:p>
          </table:table-cell>
          <table:table-cell table:style-name="ce20" office:value-type="float" office:value="135" calcext:value-type="float">
            <text:p>135</text:p>
          </table:table-cell>
          <table:table-cell table:style-name="ce20" office:value-type="float" office:value="81" calcext:value-type="float">
            <text:p>81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21" office:value-type="percentage" office:value="0.058" calcext:value-type="percentage">
            <text:p>5.80%</text:p>
          </table:table-cell>
          <table:table-cell table:style-name="ce20" office:value-type="string" calcext:value-type="string">
            <text:p>SU</text:p>
          </table:table-cell>
          <table:table-cell table:style-name="ce20" office:value-type="string" calcext:value-type="string">
            <text:p>HOME</text:p>
          </table:table-cell>
          <table:table-cell table:style-name="ce20" office:value-type="string" calcext:value-type="string">
            <text:p>FAV</text:p>
          </table:table-cell>
          <table:table-cell table:style-name="ce10" office:value-type="string" calcext:value-type="string">
            <text:p>conference = AL and o:conference = NL and WP &lt; 50 and o:WP &lt; 50 and playoffs = 0 and HF</text:p>
          </table:table-cell>
          <table:table-cell table:style-name="ce13" office:value-type="string" calcext:value-type="string">
            <text:p><text:a xlink:href="http://sportsdatabase.com/mlb/query?sdql=conference%3DAL+and+o%3Aconference%3DNL+and+WP%3C50+and+o%3AWP%3C50+and+playoffs%3D0+and+HF&amp;submit=S+D+Q+L+!" xlink:type="simple">http://sportsdatabase.com/mlb/query?sdql=conference%3DAL+and+o%3Aconference%3DNL+and+WP%3C50+and+o%3AWP%3C50+and+playoffs%3D0+and+HF&amp;submit=S+D+Q+L+!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SU Back</text:p>
          </table:table-cell>
          <table:table-cell table:style-name="ce20" table:formula="of:=[.C17]+[.D17]" office:value-type="float" office:value="216" calcext:value-type="float">
            <text:p>216</text:p>
          </table:table-cell>
          <table:table-cell table:style-name="ce15" table:formula="of:=([.C17]-[.D17])/SQRT([.C17]+[.D17])" office:value-type="float" office:value="3.67423461417477" calcext:value-type="float">
            <text:p>3.67</text:p>
          </table:table-cell>
          <table:table-cell table:style-name="ce15" table:formula="of:=ABS([.O17])" office:value-type="float" office:value="3.67423461417477" calcext:value-type="float">
            <text:p>3.67</text:p>
          </table:table-cell>
          <table:table-cell table:style-name="ce20" office:value-type="float" office:value="1" calcext:value-type="float">
            <text:p>1</text:p>
          </table:table-cell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4">
          <table:table-cell table:style-name="ce19" office:value-type="date" office:date-value="2014-11-09" calcext:value-type="date">
            <text:p>11/9/2014</text:p>
          </table:table-cell>
          <table:table-cell table:style-name="ce20" office:value-type="string" calcext:value-type="string">
            <text:p>MLB16</text:p>
          </table:table-cell>
          <table:table-cell table:style-name="ce20" office:value-type="float" office:value="116" calcext:value-type="float">
            <text:p>116</text:p>
          </table:table-cell>
          <table:table-cell table:style-name="ce20" office:value-type="float" office:value="89" calcext:value-type="float">
            <text:p>89</text:p>
          </table:table-cell>
          <table:table-cell table:style-name="ce15" office:value-type="float" office:value="18.05" calcext:value-type="float">
            <text:p>18.05</text:p>
          </table:table-cell>
          <table:table-cell table:style-name="ce21" office:value-type="percentage" office:value="0.076" calcext:value-type="percentage">
            <text:p>7.60%</text:p>
          </table:table-cell>
          <table:table-cell table:style-name="ce20" office:value-type="string" calcext:value-type="string">
            <text:p>UNDER</text:p>
          </table:table-cell>
          <table:table-cell table:style-name="ce20" table:number-columns-repeated="2"/>
          <table:table-cell table:style-name="ce10" office:value-type="string" calcext:value-type="string">
            <text:p>conference = AL and o:conference = NL and WP &lt; 50 and o:WP &lt; 50 and playoffs = 0 and HF</text:p>
          </table:table-cell>
          <table:table-cell table:style-name="ce13" office:value-type="string" calcext:value-type="string">
            <text:p><text:a xlink:href="http://sportsdatabase.com/mlb/query?sdql=conference%3DAL+and+o%3Aconference%3DNL+and+WP%3C50+and+o%3AWP%3C50+and+playoffs%3D0+and+HF&amp;submit=S+D+Q+L+!" xlink:type="simple">http://sportsdatabase.com/mlb/query?sdql=conference%3DAL+and+o%3Aconference%3DNL+and+WP%3C50+and+o%3AWP%3C50+and+playoffs%3D0+and+HF&amp;submit=S+D+Q+L+!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Under</text:p>
          </table:table-cell>
          <table:table-cell table:style-name="ce20" table:formula="of:=[.C18]+[.D18]" office:value-type="float" office:value="205" calcext:value-type="float">
            <text:p>205</text:p>
          </table:table-cell>
          <table:table-cell table:style-name="ce15" table:formula="of:=([.C18]-[.D18])/SQRT([.C18]+[.D18])" office:value-type="float" office:value="1.88576179857786" calcext:value-type="float">
            <text:p>1.89</text:p>
          </table:table-cell>
          <table:table-cell table:style-name="ce15" table:formula="of:=ABS([.O18])" office:value-type="float" office:value="1.88576179857786" calcext:value-type="float">
            <text:p>1.89</text:p>
          </table:table-cell>
          <table:table-cell table:style-name="ce20" office:value-type="float" office:value="1" calcext:value-type="float">
            <text:p>1</text:p>
          </table:table-cell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4">
          <table:table-cell table:style-name="ce19" office:value-type="date" office:date-value="2014-11-09" calcext:value-type="date">
            <text:p>11/9/2014</text:p>
          </table:table-cell>
          <table:table-cell table:style-name="ce20" office:value-type="string" calcext:value-type="string">
            <text:p>MLB17</text:p>
          </table:table-cell>
          <table:table-cell table:style-name="ce20" office:value-type="float" office:value="974" calcext:value-type="float">
            <text:p>974</text:p>
          </table:table-cell>
          <table:table-cell table:style-name="ce20" office:value-type="float" office:value="746" calcext:value-type="float">
            <text:p>746</text:p>
          </table:table-cell>
          <table:table-cell table:style-name="ce15" office:value-type="float" office:value="143.55" calcext:value-type="float">
            <text:p>143.55</text:p>
          </table:table-cell>
          <table:table-cell table:style-name="ce21" office:value-type="percentage" office:value="0.071" calcext:value-type="percentage">
            <text:p>7.10%</text:p>
          </table:table-cell>
          <table:table-cell table:style-name="ce20" office:value-type="string" calcext:value-type="string">
            <text:p>UNDER</text:p>
          </table:table-cell>
          <table:table-cell table:style-name="ce20" table:number-columns-repeated="2"/>
          <table:table-cell table:style-name="ce10" office:value-type="string" calcext:value-type="string">
            <text:p>tp:runs &lt;= 2 and op:runs &lt;= 2 and conference = AL</text:p>
          </table:table-cell>
          <table:table-cell table:style-name="ce13" office:value-type="string" calcext:value-type="string">
            <text:p><text:a xlink:href="http://sportsdatabase.com/mlb/query?sdql=tp%3Aruns%3C%3D2+and+op%3Aruns%3C%3D2+and+conference+%3DAL&amp;submit=S+D+Q+L+!" xlink:type="simple">http://sportsdatabase.com/mlb/query?sdql=tp%3Aruns%3C%3D2+and+op%3Aruns%3C%3D2+and+conference+%3DAL&amp;submit=S+D+Q+L+!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Under</text:p>
          </table:table-cell>
          <table:table-cell table:style-name="ce20" table:formula="of:=[.C19]+[.D19]" office:value-type="float" office:value="1720" calcext:value-type="float">
            <text:p>1720</text:p>
          </table:table-cell>
          <table:table-cell table:style-name="ce15" table:formula="of:=([.C19]-[.D19])/SQRT([.C19]+[.D19])" office:value-type="float" office:value="5.4975681727427" calcext:value-type="float">
            <text:p>5.50</text:p>
          </table:table-cell>
          <table:table-cell table:style-name="ce15" table:formula="of:=ABS([.O19])" office:value-type="float" office:value="5.4975681727427" calcext:value-type="float">
            <text:p>5.50</text:p>
          </table:table-cell>
          <table:table-cell table:style-name="ce20" office:value-type="float" office:value="3" calcext:value-type="float">
            <text:p>3</text:p>
          </table:table-cell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4">
          <table:table-cell table:style-name="ce19" office:value-type="date" office:date-value="2014-11-09" calcext:value-type="date">
            <text:p>11/9/2014</text:p>
          </table:table-cell>
          <table:table-cell table:style-name="ce20" office:value-type="string" calcext:value-type="string">
            <text:p>MLB18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float" office:value="37" calcext:value-type="float">
            <text:p>37</text:p>
          </table:table-cell>
          <table:table-cell table:style-name="ce15" office:value-type="float" office:value="45.03" calcext:value-type="float">
            <text:p>45.03</text:p>
          </table:table-cell>
          <table:table-cell table:style-name="ce21" office:value-type="percentage" office:value="0.464" calcext:value-type="percentage">
            <text:p>46.40%</text:p>
          </table:table-cell>
          <table:table-cell table:style-name="ce20" office:value-type="string" calcext:value-type="string">
            <text:p>SU</text:p>
          </table:table-cell>
          <table:table-cell table:style-name="ce20"/>
          <table:table-cell table:style-name="ce20" office:value-type="string" calcext:value-type="string">
            <text:p>DOG</text:p>
          </table:table-cell>
          <table:table-cell table:style-name="ce10" office:value-type="string" calcext:value-type="string">
            <text:p>month = 8 and D and sssss:SSO = 5 and 3 &lt; ssss:SSO &lt; 6 and 1 &lt; sss:SSO and ss:SSO &lt; 10 and s:SSO &lt; 10 and -7 &lt; streak &lt; 4 and -2 &lt; o:streak</text:p>
          </table:table-cell>
          <table:table-cell table:style-name="ce13" office:value-type="string" calcext:value-type="string">
            <text:p><text:a xlink:href="http://sportsdatabase.com/mlb/query?sdql=month+%3D+8+and+D+and+sssss%3ASSO+%3D+5+and+3+%3C+ssss%3ASSO+%3C+6+and+1+%3C+sss%3ASSO+and+ss%3ASSO+%3C+10+and+s%3ASSO+%3C+10+and+-7+%3C+streak+%3C+4+and+-2+%3C+o%3Astreak&amp;submit=S+D+Q+L+!" xlink:type="simple">http://sportsdatabase.com/mlb/query?sdql=month+%3D+8+and+D+and+sssss%3ASSO+%3D+5+and+3+%3C+ssss%3ASSO+%3C+6+and+1+%3C+sss%3ASSO+and+ss%3ASSO+%3C+10+and+s%3ASSO+%3C+10+and+-7+%3C+streak+%3C+4+and+-2+%3C+o%3Astreak&amp;submit=S+D+Q+L+!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SU Back</text:p>
          </table:table-cell>
          <table:table-cell table:style-name="ce20" table:formula="of:=[.C20]+[.D20]" office:value-type="float" office:value="97" calcext:value-type="float">
            <text:p>97</text:p>
          </table:table-cell>
          <table:table-cell table:style-name="ce15" table:formula="of:=([.C20]-[.D20])/SQRT([.C20]+[.D20])" office:value-type="float" office:value="2.33529617980732" calcext:value-type="float">
            <text:p>2.34</text:p>
          </table:table-cell>
          <table:table-cell table:style-name="ce15" table:formula="of:=ABS([.O20])" office:value-type="float" office:value="2.33529617980732" calcext:value-type="float">
            <text:p>2.34</text:p>
          </table:table-cell>
          <table:table-cell table:style-name="ce20" office:value-type="float" office:value="3" calcext:value-type="float">
            <text:p>3</text:p>
          </table:table-cell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4">
          <table:table-cell table:style-name="ce19" office:value-type="date" office:date-value="2014-11-09" calcext:value-type="date">
            <text:p>11/9/2014</text:p>
          </table:table-cell>
          <table:table-cell table:style-name="ce20" office:value-type="string" calcext:value-type="string">
            <text:p>MLB19</text:p>
          </table:table-cell>
          <table:table-cell table:style-name="ce20" office:value-type="float" office:value="26" calcext:value-type="float">
            <text:p>26</text:p>
          </table:table-cell>
          <table:table-cell table:style-name="ce20" office:value-type="float" office:value="13" calcext:value-type="float">
            <text:p>13</text:p>
          </table:table-cell>
          <table:table-cell table:style-name="ce15" office:value-type="float" office:value="13.11" calcext:value-type="float">
            <text:p>13.11</text:p>
          </table:table-cell>
          <table:table-cell table:style-name="ce21" office:value-type="percentage" office:value="0.276" calcext:value-type="percentage">
            <text:p>27.60%</text:p>
          </table:table-cell>
          <table:table-cell table:style-name="ce20" office:value-type="string" calcext:value-type="string">
            <text:p>SU</text:p>
          </table:table-cell>
          <table:table-cell table:style-name="ce20" table:number-columns-repeated="2"/>
          <table:table-cell table:style-name="ce10" office:value-type="string" calcext:value-type="string">
            <text:p>0 &lt; Mike Leake:s:home runs allowed and p:HR = 0</text:p>
          </table:table-cell>
          <table:table-cell table:style-name="ce13" office:value-type="string" calcext:value-type="string">
            <text:p><text:a xlink:href="http://sportsdatabase.com/mlb/query?sdql=0+%3C+Mike+Leake%3As%3Ahome+runs+allowed+and+p%3AHR+%3D+0&amp;submit=S+D+Q+L+!" xlink:type="simple">http://sportsdatabase.com/mlb/query?sdql=0+%3C+Mike+Leake%3As%3Ahome+runs+allowed+and+p%3AHR+%3D+0&amp;submit=S+D+Q+L+!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SU Back</text:p>
          </table:table-cell>
          <table:table-cell table:style-name="ce20" table:formula="of:=[.C21]+[.D21]" office:value-type="float" office:value="39" calcext:value-type="float">
            <text:p>39</text:p>
          </table:table-cell>
          <table:table-cell table:style-name="ce15" table:formula="of:=([.C21]-[.D21])/SQRT([.C21]+[.D21])" office:value-type="float" office:value="2.08166599946613" calcext:value-type="float">
            <text:p>2.08</text:p>
          </table:table-cell>
          <table:table-cell table:style-name="ce15" table:formula="of:=ABS([.O21])" office:value-type="float" office:value="2.08166599946613" calcext:value-type="float">
            <text:p>2.08</text:p>
          </table:table-cell>
          <table:table-cell table:style-name="ce20" office:value-type="float" office:value="1" calcext:value-type="float">
            <text:p>1</text:p>
          </table:table-cell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4">
          <table:table-cell table:style-name="ce19" office:value-type="date" office:date-value="2014-11-09" calcext:value-type="date">
            <text:p>11/9/2014</text:p>
          </table:table-cell>
          <table:table-cell table:style-name="ce20" office:value-type="string" calcext:value-type="string">
            <text:p>MLB20</text:p>
          </table:table-cell>
          <table:table-cell table:style-name="ce20" office:value-type="float" office:value="108" calcext:value-type="float">
            <text:p>108</text:p>
          </table:table-cell>
          <table:table-cell table:style-name="ce20" office:value-type="float" office:value="70" calcext:value-type="float">
            <text:p>70</text:p>
          </table:table-cell>
          <table:table-cell table:style-name="ce15" office:value-type="float" office:value="68.28" calcext:value-type="float">
            <text:p>68.28</text:p>
          </table:table-cell>
          <table:table-cell table:style-name="ce21" office:value-type="percentage" office:value="0.384" calcext:value-type="percentage">
            <text:p>38.40%</text:p>
          </table:table-cell>
          <table:table-cell table:style-name="ce20" office:value-type="string" calcext:value-type="string">
            <text:p>SU</text:p>
          </table:table-cell>
          <table:table-cell table:style-name="ce20"/>
          <table:table-cell table:style-name="ce20" office:value-type="string" calcext:value-type="string">
            <text:p>DOG</text:p>
          </table:table-cell>
          <table:table-cell table:style-name="ce10" office:value-type="string" calcext:value-type="string">
            <text:p>month = 4 and D and 2 &lt; pp:SHRA + p:SHRA &lt; 5 and pp:BPRA + p:BPRA &lt; 6 and rest &lt; 2 and -5 &lt; streak &lt; 6 and -9 &lt; site streak &lt; 8 and 40 &lt; WP &lt; 61</text:p>
          </table:table-cell>
          <table:table-cell table:style-name="ce13" office:value-type="string" calcext:value-type="string">
            <text:p><text:a xlink:href="http://sportsdatabase.com/mlb/query?sdql=month+%3D+4+and+D+and+2+%3C+pp%3ASHRA+%2B+p%3ASHRA+%3C+5+and+pp%3ABPRA+%2B+p%3ABPRA+%3C+6+and+rest+%3C+2+and+-5+%3C+streak+%3C+6+and+-9+%3C+site+streak+%3C+8+and+40+%3C+WP+%3C+61&amp;submit=S+D+Q+L+!" xlink:type="simple">http://sportsdatabase.com/mlb/query?sdql=month+%3D+4+and+D+and+2+%3C+pp%3ASHRA+%2B+p%3ASHRA+%3C+5+and+pp%3ABPRA+%2B+p%3ABPRA+%3C+6+and+rest+%3C+2+and+-5+%3C+streak+%3C+6+and+-9+%3C+site+streak+%3C+8+and+40+%3C+WP+%3C+61&amp;submit=S+D+Q+L+!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SU Back</text:p>
          </table:table-cell>
          <table:table-cell table:style-name="ce20" table:formula="of:=[.C22]+[.D22]" office:value-type="float" office:value="178" calcext:value-type="float">
            <text:p>178</text:p>
          </table:table-cell>
          <table:table-cell table:style-name="ce15" table:formula="of:=([.C22]-[.D22])/SQRT([.C22]+[.D22])" office:value-type="float" office:value="2.84822041818427" calcext:value-type="float">
            <text:p>2.85</text:p>
          </table:table-cell>
          <table:table-cell table:style-name="ce15" table:formula="of:=ABS([.O22])" office:value-type="float" office:value="2.84822041818427" calcext:value-type="float">
            <text:p>2.85</text:p>
          </table:table-cell>
          <table:table-cell table:style-name="ce20" office:value-type="float" office:value="2" calcext:value-type="float">
            <text:p>2</text:p>
          </table:table-cell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4">
          <table:table-cell table:style-name="ce19" office:value-type="date" office:date-value="2014-11-09" calcext:value-type="date">
            <text:p>11/9/2014</text:p>
          </table:table-cell>
          <table:table-cell table:style-name="ce20" office:value-type="string" calcext:value-type="string">
            <text:p>MLB21</text:p>
          </table:table-cell>
          <table:table-cell table:style-name="ce20" office:value-type="float" office:value="91" calcext:value-type="float">
            <text:p>91</text:p>
          </table:table-cell>
          <table:table-cell table:style-name="ce20" office:value-type="float" office:value="77" calcext:value-type="float">
            <text:p>77</text:p>
          </table:table-cell>
          <table:table-cell table:style-name="ce15" office:value-type="float" office:value="8.5" calcext:value-type="float">
            <text:p>8.50</text:p>
          </table:table-cell>
          <table:table-cell table:style-name="ce21" office:value-type="percentage" office:value="0.044" calcext:value-type="percentage">
            <text:p>4.40%</text:p>
          </table:table-cell>
          <table:table-cell table:style-name="ce20" office:value-type="string" calcext:value-type="string">
            <text:p>OVER</text:p>
          </table:table-cell>
          <table:table-cell table:style-name="ce20" table:number-columns-repeated="2"/>
          <table:table-cell table:style-name="ce10" office:value-type="string" calcext:value-type="string">
            <text:p>month = 4 and D and 2 &lt; pp:SHRA + p:SHRA &lt; 5 and pp:BPRA + p:BPRA &lt; 6 and rest &lt; 2 and -5 &lt; streak &lt; 6 and -9 &lt; site streak &lt; 8 and 40 &lt; WP &lt; 61</text:p>
          </table:table-cell>
          <table:table-cell table:style-name="ce13" office:value-type="string" calcext:value-type="string">
            <text:p><text:a xlink:href="http://sportsdatabase.com/mlb/query?sdql=month+%3D+4+and+D+and+2+%3C+pp%3ASHRA+%2B+p%3ASHRA+%3C+5+and+pp%3ABPRA+%2B+p%3ABPRA+%3C+6+and+rest+%3C+2+and+-5+%3C+streak+%3C+6+and+-9+%3C+site+streak+%3C+8+and+40+%3C+WP+%3C+61&amp;submit=S+D+Q+L+!" xlink:type="simple">http://sportsdatabase.com/mlb/query?sdql=month+%3D+4+and+D+and+2+%3C+pp%3ASHRA+%2B+p%3ASHRA+%3C+5+and+pp%3ABPRA+%2B+p%3ABPRA+%3C+6+and+rest+%3C+2+and+-5+%3C+streak+%3C+6+and+-9+%3C+site+streak+%3C+8+and+40+%3C+WP+%3C+61&amp;submit=S+D+Q+L+!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Over</text:p>
          </table:table-cell>
          <table:table-cell table:style-name="ce20" table:formula="of:=[.C23]+[.D23]" office:value-type="float" office:value="168" calcext:value-type="float">
            <text:p>168</text:p>
          </table:table-cell>
          <table:table-cell table:style-name="ce15" table:formula="of:=([.C23]-[.D23])/SQRT([.C23]+[.D23])" office:value-type="float" office:value="1.08012344973464" calcext:value-type="float">
            <text:p>1.08</text:p>
          </table:table-cell>
          <table:table-cell table:style-name="ce15" table:formula="of:=ABS([.O23])" office:value-type="float" office:value="1.08012344973464" calcext:value-type="float">
            <text:p>1.08</text:p>
          </table:table-cell>
          <table:table-cell table:style-name="ce20" office:value-type="float" office:value="1" calcext:value-type="float">
            <text:p>1</text:p>
          </table:table-cell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4">
          <table:table-cell table:style-name="ce19" office:value-type="date" office:date-value="2014-11-09" calcext:value-type="date">
            <text:p>11/9/2014</text:p>
          </table:table-cell>
          <table:table-cell table:style-name="ce20" office:value-type="string" calcext:value-type="string">
            <text:p>MLB22</text:p>
          </table:table-cell>
          <table:table-cell table:style-name="ce20" office:value-type="float" office:value="117" calcext:value-type="float">
            <text:p>117</text:p>
          </table:table-cell>
          <table:table-cell table:style-name="ce20" office:value-type="float" office:value="49" calcext:value-type="float">
            <text:p>49</text:p>
          </table:table-cell>
          <table:table-cell table:style-name="ce15" office:value-type="float" office:value="62.2" calcext:value-type="float">
            <text:p>62.20</text:p>
          </table:table-cell>
          <table:table-cell table:style-name="ce21" office:value-type="percentage" office:value="0.331" calcext:value-type="percentage">
            <text:p>33.10%</text:p>
          </table:table-cell>
          <table:table-cell table:style-name="ce20" office:value-type="string" calcext:value-type="string">
            <text:p>UNDER</text:p>
          </table:table-cell>
          <table:table-cell table:style-name="ce20" table:number-columns-repeated="2"/>
          <table:table-cell table:style-name="ce10" office:value-type="string" calcext:value-type="string">
            <text:p>STR and o:STR and s:margin = -1 and s:streak = 2 and s:biggest lead &lt; 3 and s:errors &lt; 2 and -9 &lt; p:M8 &lt; 3 and p:M8 != -2 and -4 &lt; p:M1 &lt; 3</text:p>
          </table:table-cell>
          <table:table-cell table:style-name="ce13" office:value-type="string" calcext:value-type="string">
            <text:p><text:a xlink:href="http://sportsdatabase.com/mlb/query?sdql=STR+and+o%3ASTR+and+s%3Amargin+%3D+-1+and+s%3Astreak+%3D+2+and+s%3Abiggest+lead+%3C+3+and+s%3Aerrors+%3C+2+and+-9+%3C+p%3AM8+%3C+3+and+p%3AM8+!%3D+-2+and+-4+%3C+p%3AM1+%3C+3&amp;submit=S+D+Q+L+!" xlink:type="simple">http://sportsdatabase.com/mlb/query?sdql=STR+and+o%3ASTR+and+s%3Amargin+%3D+-1+and+s%3Astreak+%3D+2+and+s%3Abiggest+lead+%3C+3+and+s%3Aerrors+%3C+2+and+-9+%3C+p%3AM8+%3C+3+and+p%3AM8+!%3D+-2+and+-4+%3C+p%3AM1+%3C+3&amp;submit=S+D+Q+L+!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Under</text:p>
          </table:table-cell>
          <table:table-cell table:style-name="ce20" table:formula="of:=[.C24]+[.D24]" office:value-type="float" office:value="166" calcext:value-type="float">
            <text:p>166</text:p>
          </table:table-cell>
          <table:table-cell table:style-name="ce15" table:formula="of:=([.C24]-[.D24])/SQRT([.C24]+[.D24])" office:value-type="float" office:value="5.27782357480306" calcext:value-type="float">
            <text:p>5.28</text:p>
          </table:table-cell>
          <table:table-cell table:style-name="ce15" table:formula="of:=ABS([.O24])" office:value-type="float" office:value="5.27782357480306" calcext:value-type="float">
            <text:p>5.28</text:p>
          </table:table-cell>
          <table:table-cell table:style-name="ce20" office:value-type="float" office:value="3" calcext:value-type="float">
            <text:p>3</text:p>
          </table:table-cell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4">
          <table:table-cell table:style-name="ce19" office:value-type="date" office:date-value="2014-11-09" calcext:value-type="date">
            <text:p>11/9/2014</text:p>
          </table:table-cell>
          <table:table-cell table:style-name="ce20" office:value-type="string" calcext:value-type="string">
            <text:p>MLB23</text:p>
          </table:table-cell>
          <table:table-cell table:style-name="ce20" office:value-type="float" office:value="95" calcext:value-type="float">
            <text:p>95</text:p>
          </table:table-cell>
          <table:table-cell table:style-name="ce20" office:value-type="float" office:value="76" calcext:value-type="float">
            <text:p>76</text:p>
          </table:table-cell>
          <table:table-cell table:style-name="ce15" office:value-type="float" office:value="18.35" calcext:value-type="float">
            <text:p>18.35</text:p>
          </table:table-cell>
          <table:table-cell table:style-name="ce21" office:value-type="percentage" office:value="0.087" calcext:value-type="percentage">
            <text:p>8.70%</text:p>
          </table:table-cell>
          <table:table-cell table:style-name="ce20" office:value-type="string" calcext:value-type="string">
            <text:p>SU</text:p>
          </table:table-cell>
          <table:table-cell table:style-name="ce20" table:number-columns-repeated="2"/>
          <table:table-cell table:style-name="ce10" office:value-type="string" calcext:value-type="string">
            <text:p>STR and o:STR and s:margin = -1 and s:streak = 2 and s:biggest lead &lt; 3 and s:errors &lt; 2 and -9 &lt; p:M8 &lt; 3 and p:M8 != -2 and -4 &lt; p:M1 &lt; 3</text:p>
          </table:table-cell>
          <table:table-cell table:style-name="ce13" office:value-type="string" calcext:value-type="string">
            <text:p><text:a xlink:href="http://sportsdatabase.com/mlb/query?sdql=STR+and+o%3ASTR+and+s%3Amargin+%3D+-1+and+s%3Astreak+%3D+2+and+s%3Abiggest+lead+%3C+3+and+s%3Aerrors+%3C+2+and+-9+%3C+p%3AM8+%3C+3+and+p%3AM8+!%3D+-2+and+-4+%3C+p%3AM1+%3C+3&amp;submit=S+D+Q+L+!" xlink:type="simple">http://sportsdatabase.com/mlb/query?sdql=STR+and+o%3ASTR+and+s%3Amargin+%3D+-1+and+s%3Astreak+%3D+2+and+s%3Abiggest+lead+%3C+3+and+s%3Aerrors+%3C+2+and+-9+%3C+p%3AM8+%3C+3+and+p%3AM8+!%3D+-2+and+-4+%3C+p%3AM1+%3C+3&amp;submit=S+D+Q+L+!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SU Back</text:p>
          </table:table-cell>
          <table:table-cell table:style-name="ce20" table:formula="of:=[.C25]+[.D25]" office:value-type="float" office:value="171" calcext:value-type="float">
            <text:p>171</text:p>
          </table:table-cell>
          <table:table-cell table:style-name="ce15" table:formula="of:=([.C25]-[.D25])/SQRT([.C25]+[.D25])" office:value-type="float" office:value="1.45296631451356" calcext:value-type="float">
            <text:p>1.45</text:p>
          </table:table-cell>
          <table:table-cell table:style-name="ce15" table:formula="of:=ABS([.O25])" office:value-type="float" office:value="1.45296631451356" calcext:value-type="float">
            <text:p>1.45</text:p>
          </table:table-cell>
          <table:table-cell table:style-name="ce20" office:value-type="float" office:value="1" calcext:value-type="float">
            <text:p>1</text:p>
          </table:table-cell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4">
          <table:table-cell table:style-name="ce19" office:value-type="date" office:date-value="2014-11-09" calcext:value-type="date">
            <text:p>11/9/2014</text:p>
          </table:table-cell>
          <table:table-cell table:style-name="ce20" office:value-type="string" calcext:value-type="string">
            <text:p>MLB24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32" calcext:value-type="float">
            <text:p>32</text:p>
          </table:table-cell>
          <table:table-cell table:style-name="ce15" office:value-type="float" office:value="25.7" calcext:value-type="float">
            <text:p>25.70</text:p>
          </table:table-cell>
          <table:table-cell table:style-name="ce21" office:value-type="percentage" office:value="0.313" calcext:value-type="percentage">
            <text:p>31.30%</text:p>
          </table:table-cell>
          <table:table-cell table:style-name="ce20" office:value-type="string" calcext:value-type="string">
            <text:p>SU</text:p>
          </table:table-cell>
          <table:table-cell table:style-name="ce20" office:value-type="string" calcext:value-type="string">
            <text:p>HOME</text:p>
          </table:table-cell>
          <table:table-cell table:style-name="ce20" office:value-type="string" calcext:value-type="string">
            <text:p>DOG</text:p>
          </table:table-cell>
          <table:table-cell table:style-name="ce10" office:value-type="string" calcext:value-type="string">
            <text:p>HD and WP &gt;= 51 and o:WP &gt;= 61 and division = o:division and season &gt;= 2006</text:p>
          </table:table-cell>
          <table:table-cell table:style-name="ce13" office:value-type="string" calcext:value-type="string">
            <text:p><text:a xlink:href="http://sportsdatabase.com/mlb/query?sdql=+HD+and+WP%3E%3D51+and+o%3AWP%3E%3D61+and+division%3Do%3Adivision+and+season%3E%3D2006&amp;submit=S+D+Q+L+!" xlink:type="simple">http://sportsdatabase.com/mlb/query?sdql=+HD+and+WP%3E%3D51+and+o%3AWP%3E%3D61+and+division%3Do%3Adivision+and+season%3E%3D2006&amp;submit=S+D+Q+L+!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SU Back</text:p>
          </table:table-cell>
          <table:table-cell table:style-name="ce20" table:formula="of:=[.C26]+[.D26]" office:value-type="float" office:value="82" calcext:value-type="float">
            <text:p>82</text:p>
          </table:table-cell>
          <table:table-cell table:style-name="ce15" table:formula="of:=([.C26]-[.D26])/SQRT([.C26]+[.D26])" office:value-type="float" office:value="1.98776746934724" calcext:value-type="float">
            <text:p>1.99</text:p>
          </table:table-cell>
          <table:table-cell table:style-name="ce15" table:formula="of:=ABS([.O26])" office:value-type="float" office:value="1.98776746934724" calcext:value-type="float">
            <text:p>1.99</text:p>
          </table:table-cell>
          <table:table-cell table:style-name="ce20" office:value-type="float" office:value="1" calcext:value-type="float">
            <text:p>1</text:p>
          </table:table-cell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4">
          <table:table-cell table:style-name="ce19" office:value-type="date" office:date-value="2014-11-09" calcext:value-type="date">
            <text:p>11/9/2014</text:p>
          </table:table-cell>
          <table:table-cell table:style-name="ce20" office:value-type="string" calcext:value-type="string">
            <text:p>MLB25</text:p>
          </table:table-cell>
          <table:table-cell table:style-name="ce20" office:value-type="float" office:value="47" calcext:value-type="float">
            <text:p>47</text:p>
          </table:table-cell>
          <table:table-cell table:style-name="ce20" office:value-type="float" office:value="31" calcext:value-type="float">
            <text:p>31</text:p>
          </table:table-cell>
          <table:table-cell table:style-name="ce15" office:value-type="float" office:value="12.85" calcext:value-type="float">
            <text:p>12.85</text:p>
          </table:table-cell>
          <table:table-cell table:style-name="ce21" office:value-type="percentage" office:value="0.142" calcext:value-type="percentage">
            <text:p>14.20%</text:p>
          </table:table-cell>
          <table:table-cell table:style-name="ce20" office:value-type="string" calcext:value-type="string">
            <text:p>UNDER</text:p>
          </table:table-cell>
          <table:table-cell table:style-name="ce20" table:number-columns-repeated="2"/>
          <table:table-cell table:style-name="ce10" office:value-type="string" calcext:value-type="string">
            <text:p>HD and WP &gt;= 51 and o:WP &gt;= 61 and division = o:division and season &gt;= 2006</text:p>
          </table:table-cell>
          <table:table-cell table:style-name="ce13" office:value-type="string" calcext:value-type="string">
            <text:p><text:a xlink:href="http://sportsdatabase.com/mlb/query?sdql=+HD+and+WP%3E%3D51+and+o%3AWP%3E%3D61+and+division%3Do%3Adivision+and+season%3E%3D2006&amp;submit=S+D+Q+L+!" xlink:type="simple">http://sportsdatabase.com/mlb/query?sdql=+HD+and+WP%3E%3D51+and+o%3AWP%3E%3D61+and+division%3Do%3Adivision+and+season%3E%3D2006&amp;submit=S+D+Q+L+!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Under</text:p>
          </table:table-cell>
          <table:table-cell table:style-name="ce20" table:formula="of:=[.C27]+[.D27]" office:value-type="float" office:value="78" calcext:value-type="float">
            <text:p>78</text:p>
          </table:table-cell>
          <table:table-cell table:style-name="ce15" table:formula="of:=([.C27]-[.D27])/SQRT([.C27]+[.D27])" office:value-type="float" office:value="1.81164325463135" calcext:value-type="float">
            <text:p>1.81</text:p>
          </table:table-cell>
          <table:table-cell table:style-name="ce15" table:formula="of:=ABS([.O27])" office:value-type="float" office:value="1.81164325463135" calcext:value-type="float">
            <text:p>1.81</text:p>
          </table:table-cell>
          <table:table-cell table:style-name="ce20" office:value-type="float" office:value="1" calcext:value-type="float">
            <text:p>1</text:p>
          </table:table-cell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4">
          <table:table-cell table:style-name="ce19" office:value-type="date" office:date-value="2014-11-09" calcext:value-type="date">
            <text:p>11/9/2014</text:p>
          </table:table-cell>
          <table:table-cell table:style-name="ce20" office:value-type="string" calcext:value-type="string">
            <text:p>MLB26</text:p>
          </table:table-cell>
          <table:table-cell table:style-name="ce20" office:value-type="float" office:value="59" calcext:value-type="float">
            <text:p>59</text:p>
          </table:table-cell>
          <table:table-cell table:style-name="ce20" office:value-type="float" office:value="22" calcext:value-type="float">
            <text:p>22</text:p>
          </table:table-cell>
          <table:table-cell table:style-name="ce15" office:value-type="float" office:value="32.25" calcext:value-type="float">
            <text:p>32.25</text:p>
          </table:table-cell>
          <table:table-cell table:style-name="ce21" office:value-type="percentage" office:value="0.283" calcext:value-type="percentage">
            <text:p>28.30%</text:p>
          </table:table-cell>
          <table:table-cell table:style-name="ce20" office:value-type="string" calcext:value-type="string">
            <text:p>SU</text:p>
          </table:table-cell>
          <table:table-cell table:style-name="ce20" office:value-type="string" calcext:value-type="string">
            <text:p>HOME</text:p>
          </table:table-cell>
          <table:table-cell table:style-name="ce20"/>
          <table:table-cell table:style-name="ce10" office:value-type="string" calcext:value-type="string">
            <text:p>H and p:margin &gt; 7 and op:runs = 0 and season &gt; 2008 and WP &lt; 60 and o:WP &gt; 38.5 and rest = 0</text:p>
          </table:table-cell>
          <table:table-cell table:style-name="ce13" office:value-type="string" calcext:value-type="string">
            <text:p><text:a xlink:href="http://sportsdatabase.com/mlb/query?sdql=+H+and+p%3Amargin+%3E+7+and+op%3Aruns+%3D+0+and+season+%3E+2008+and+WP+%3C+60+and+o%3AWP+%3E+38.5+and+rest+%3D+0+&amp;submit=S+D+Q+L+!" xlink:type="simple">http://sportsdatabase.com/mlb/query?sdql=+H+and+p%3Amargin+%3E+7+and+op%3Aruns+%3D+0+and+season+%3E+2008+and+WP+%3C+60+and+o%3AWP+%3E+38.5+and+rest+%3D+0+&amp;submit=S+D+Q+L+!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SU Back</text:p>
          </table:table-cell>
          <table:table-cell table:style-name="ce20" table:formula="of:=[.C28]+[.D28]" office:value-type="float" office:value="81" calcext:value-type="float">
            <text:p>81</text:p>
          </table:table-cell>
          <table:table-cell table:style-name="ce15" table:formula="of:=([.C28]-[.D28])/SQRT([.C28]+[.D28])" office:value-type="float" office:value="4.11111111111111" calcext:value-type="float">
            <text:p>4.11</text:p>
          </table:table-cell>
          <table:table-cell table:style-name="ce15" table:formula="of:=ABS([.O28])" office:value-type="float" office:value="4.11111111111111" calcext:value-type="float">
            <text:p>4.11</text:p>
          </table:table-cell>
          <table:table-cell table:style-name="ce20" office:value-type="float" office:value="2" calcext:value-type="float">
            <text:p>2</text:p>
          </table:table-cell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4">
          <table:table-cell table:style-name="ce19" office:value-type="date" office:date-value="2014-11-09" calcext:value-type="date">
            <text:p>11/9/2014</text:p>
          </table:table-cell>
          <table:table-cell table:style-name="ce20" office:value-type="string" calcext:value-type="string">
            <text:p>MLB27</text:p>
          </table:table-cell>
          <table:table-cell table:style-name="ce20" office:value-type="float" office:value="129" calcext:value-type="float">
            <text:p>129</text:p>
          </table:table-cell>
          <table:table-cell table:style-name="ce20" office:value-type="float" office:value="74" calcext:value-type="float">
            <text:p>74</text:p>
          </table:table-cell>
          <table:table-cell table:style-name="ce15" office:value-type="float" office:value="41.31" calcext:value-type="float">
            <text:p>41.31</text:p>
          </table:table-cell>
          <table:table-cell table:style-name="ce21" office:value-type="percentage" office:value="0.157" calcext:value-type="percentage">
            <text:p>15.70%</text:p>
          </table:table-cell>
          <table:table-cell table:style-name="ce20" office:value-type="string" calcext:value-type="string">
            <text:p>SU</text:p>
          </table:table-cell>
          <table:table-cell table:style-name="ce20" office:value-type="string" calcext:value-type="string">
            <text:p>HOME</text:p>
          </table:table-cell>
          <table:table-cell table:style-name="ce20"/>
          <table:table-cell table:style-name="ce10" office:value-type="string" calcext:value-type="string">
            <text:p>H and p:margin &gt;= 3 and op:runs = 0 and WP &lt; 60 and o:WP &gt; 38.5 and line &gt; -230 and conference = o:conference and (month != 7 and month != 8) and 2008 &lt;= season and SG &gt; 1 and total &gt; 6.5</text:p>
          </table:table-cell>
          <table:table-cell table:style-name="ce13" office:value-type="string" calcext:value-type="string">
            <text:p><text:a xlink:href="http://sportsdatabase.com/mlb/query?sdql=H+and+p%3Amargin+%3E%3D+3+and+op%3Aruns+%3D+0+and+WP+%3C+60+and+o%3AWP+%3E+38.5+and+line+%3E+-230+and+conference+%3D+o%3Aconference+and+%28month+!%3D+7+and+month+!%3D+8%29+and+2008+%3C%3D+season+and+SG+%3E+1+and+total+%3E+6.5&amp;submit=S+D+Q+L+!" xlink:type="simple">http://sportsdatabase.com/mlb/query?sdql=H+and+p%3Amargin+%3E%3D+3+and+op%3Aruns+%3D+0+and+WP+%3C+60+and+o%3AWP+%3E+38.5+and+line+%3E+-230+and+conference+%3D+o%3Aconference+and+%28month+!%3D+7+and+month+!%3D+8%29+and+2008+%3C%3D+season+and+SG+%3E+1+and+total+%3E+6.5&amp;submit=S+D+Q+L+!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SU Back</text:p>
          </table:table-cell>
          <table:table-cell table:style-name="ce20" table:formula="of:=[.C29]+[.D29]" office:value-type="float" office:value="203" calcext:value-type="float">
            <text:p>203</text:p>
          </table:table-cell>
          <table:table-cell table:style-name="ce15" table:formula="of:=([.C29]-[.D29])/SQRT([.C29]+[.D29])" office:value-type="float" office:value="3.86024323488978" calcext:value-type="float">
            <text:p>3.86</text:p>
          </table:table-cell>
          <table:table-cell table:style-name="ce15" table:formula="of:=ABS([.O29])" office:value-type="float" office:value="3.86024323488978" calcext:value-type="float">
            <text:p>3.86</text:p>
          </table:table-cell>
          <table:table-cell table:style-name="ce20" office:value-type="float" office:value="1" calcext:value-type="float">
            <text:p>1</text:p>
          </table:table-cell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1">
          <table:table-cell table:style-name="ce19" office:value-type="date" office:date-value="2014-11-09" calcext:value-type="date">
            <text:p>11/9/2014</text:p>
          </table:table-cell>
          <table:table-cell table:style-name="ce20" office:value-type="string" calcext:value-type="string">
            <text:p>MLB28</text:p>
          </table:table-cell>
          <table:table-cell table:style-name="ce8" office:value-type="float" office:value="102" calcext:value-type="float">
            <text:p>102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65.65" calcext:value-type="float">
            <text:p>65.65</text:p>
          </table:table-cell>
          <table:table-cell table:style-name="ce9" office:value-type="percentage" office:value="0.384" calcext:value-type="percentage">
            <text:p>38.40%</text:p>
          </table:table-cell>
          <table:table-cell table:style-name="ce8" office:value-type="string" calcext:value-type="string">
            <text:p>SU</text:p>
          </table:table-cell>
          <table:table-cell table:style-name="ce8"/>
          <table:table-cell table:style-name="ce8" office:value-type="string" calcext:value-type="string">
            <text:p>DOG</text:p>
          </table:table-cell>
          <table:table-cell table:style-name="ce10" office:value-type="string" calcext:value-type="string">
            <text:p>month = 4 and D and -6 &lt; p:margin &lt; 3 and 4 &lt; p:SO &lt; 8 and 4 &lt; p:SIP &lt; 8 and p:SHRA &lt; 3 and p:HR &lt; 3 and WP &lt; 75 and -7 &lt; streak &lt; 4 and p:PU &lt; 7 and 8 &lt; p:LOB &lt; 17 and o:STR and rest &lt; 2 and p:errors &lt; 3 and 1 &lt; p:fly balls &lt; 14 and -5 &lt; o:streak and p:runs != 6 and p:runs != 5</text:p>
          </table:table-cell>
          <table:table-cell table:style-name="ce13" office:value-type="string" calcext:value-type="string">
            <text:p><text:a xlink:href="http://sportsdatabase.com/mlb/query?sdql=month%3D4+and+D+and+-6%3Cp%3Amargin%3C3+and+4%3Cp%3ASO%3C8+and+4%3Cp%3ASIP%3C8+and+p%3ASHRA%3C3+and+p%3AHR%3C3+and+WP%3C75+and+-7%3Cstreak%3C4+and+p%3APU%3C7+and+8%3Cp%3ALOB%3C17+and+o%3ASTR+and+rest%3C2+and+p%3Aerrors%3C3+and+1%3Cp%3Afly+balls%3C14+and+-5%3Co%3Astreak+and+p%3Aruns!%3D6+and+p%3Aruns!%3D5&amp;submit=S+D+Q+L+!" xlink:type="simple">http://sportsdatabase.com/mlb/query?sdql=month%3D4+and+D+and+-6%3Cp%3Amargin%3C3+and+4%3Cp%3ASO%3C8+and+4%3Cp%3ASIP%3C8+and+p%3ASHRA%3C3+and+p%3AHR%3C3+and+WP%3C75+and+-7%3Cstreak%3C4+and+p%3APU%3C7+and+8%3Cp%3ALOB%3C17+and+o%3ASTR+and+rest%3C2+and+p%3Aerrors%3C3+and+1%3Cp%3Afly+balls%3C14+and+-5%3Co%3Astreak+and+p%3Aruns!%3D6+and+p%3Aruns!%3D5&amp;submit=S+D+Q+L+!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SU Back</text:p>
          </table:table-cell>
          <table:table-cell table:style-name="ce20" table:formula="of:=[.C30]+[.D30]" office:value-type="float" office:value="171" calcext:value-type="float">
            <text:p>171</text:p>
          </table:table-cell>
          <table:table-cell table:style-name="ce15" table:formula="of:=([.C30]-[.D30])/SQRT([.C30]+[.D30])" office:value-type="float" office:value="2.52357307257618" calcext:value-type="float">
            <text:p>2.52</text:p>
          </table:table-cell>
          <table:table-cell table:style-name="ce15" table:formula="of:=ABS([.O30])" office:value-type="float" office:value="2.52357307257618" calcext:value-type="float">
            <text:p>2.52</text:p>
          </table:table-cell>
          <table:table-cell table:style-name="ce20" office:value-type="float" office:value="3" calcext:value-type="float">
            <text:p>3</text:p>
          </table:table-cell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4">
          <table:table-cell table:style-name="ce19" office:value-type="date" office:date-value="2014-11-09" calcext:value-type="date">
            <text:p>11/9/2014</text:p>
          </table:table-cell>
          <table:table-cell table:style-name="ce20" office:value-type="string" calcext:value-type="string">
            <text:p>MLB29</text:p>
          </table:table-cell>
          <table:table-cell table:style-name="ce20" office:value-type="float" office:value="257" calcext:value-type="float">
            <text:p>257</text:p>
          </table:table-cell>
          <table:table-cell table:style-name="ce20" office:value-type="float" office:value="270" calcext:value-type="float">
            <text:p>270</text:p>
          </table:table-cell>
          <table:table-cell table:style-name="ce15" office:value-type="float" office:value="50.81" calcext:value-type="float">
            <text:p>50.81</text:p>
          </table:table-cell>
          <table:table-cell table:style-name="ce21" office:value-type="percentage" office:value="0.096" calcext:value-type="percentage">
            <text:p>9.60%</text:p>
          </table:table-cell>
          <table:table-cell table:style-name="ce20" office:value-type="string" calcext:value-type="string">
            <text:p>SU</text:p>
          </table:table-cell>
          <table:table-cell table:style-name="ce20" office:value-type="string" calcext:value-type="string">
            <text:p>HOME</text:p>
          </table:table-cell>
          <table:table-cell table:style-name="ce20" office:value-type="string" calcext:value-type="string">
            <text:p>DOG</text:p>
          </table:table-cell>
          <table:table-cell table:style-name="ce10" office:value-type="string" calcext:value-type="string">
            <text:p>HD and tA(W) &lt; .42 and month &lt; 7 and division = o:division</text:p>
          </table:table-cell>
          <table:table-cell table:style-name="ce13" office:value-type="string" calcext:value-type="string">
            <text:p><text:a xlink:href="http://sportsdatabase.com/mlb/query?sdql=+HD+and+tA%28W%29+%3C+.42+and+month+%3C+7+and+division+%3D+o%3Adivision&amp;submit=S+D+Q+L+!" xlink:type="simple">http://sportsdatabase.com/mlb/query?sdql=+HD+and+tA%28W%29+%3C+.42+and+month+%3C+7+and+division+%3D+o%3Adivision&amp;submit=S+D+Q+L+!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SU Back</text:p>
          </table:table-cell>
          <table:table-cell table:style-name="ce20" table:formula="of:=[.C31]+[.D31]" office:value-type="float" office:value="527" calcext:value-type="float">
            <text:p>527</text:p>
          </table:table-cell>
          <table:table-cell table:style-name="ce15" table:formula="of:=([.C31]-[.D31])/SQRT([.C31]+[.D31])" office:value-type="float" office:value="-0.566288894429742" calcext:value-type="float">
            <text:p>-0.57</text:p>
          </table:table-cell>
          <table:table-cell table:style-name="ce15" table:formula="of:=ABS([.O31])" office:value-type="float" office:value="0.566288894429742" calcext:value-type="float">
            <text:p>0.57</text:p>
          </table:table-cell>
          <table:table-cell table:style-name="ce20" office:value-type="float" office:value="1" calcext:value-type="float">
            <text:p>1</text:p>
          </table:table-cell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4">
          <table:table-cell table:style-name="ce19" office:value-type="date" office:date-value="2014-11-09" calcext:value-type="date">
            <text:p>11/9/2014</text:p>
          </table:table-cell>
          <table:table-cell table:style-name="ce20" office:value-type="string" calcext:value-type="string">
            <text:p>MLB30</text:p>
          </table:table-cell>
          <table:table-cell table:style-name="ce20" office:value-type="float" office:value="493" calcext:value-type="float">
            <text:p>493</text:p>
          </table:table-cell>
          <table:table-cell table:style-name="ce20" office:value-type="float" office:value="366" calcext:value-type="float">
            <text:p>366</text:p>
          </table:table-cell>
          <table:table-cell table:style-name="ce15" office:value-type="float" office:value="85.5" calcext:value-type="float">
            <text:p>85.50</text:p>
          </table:table-cell>
          <table:table-cell table:style-name="ce21" office:value-type="percentage" office:value="0.085" calcext:value-type="percentage">
            <text:p>8.50%</text:p>
          </table:table-cell>
          <table:table-cell table:style-name="ce20" office:value-type="string" calcext:value-type="string">
            <text:p>UNDER</text:p>
          </table:table-cell>
          <table:table-cell table:style-name="ce20" table:number-columns-repeated="2"/>
          <table:table-cell table:style-name="ce10" office:value-type="string" calcext:value-type="string">
            <text:p>tp:runs&lt;=2 and op:runs&lt;=2 and conference=AL and A</text:p>
          </table:table-cell>
          <table:table-cell table:style-name="ce13" office:value-type="string" calcext:value-type="string">
            <text:p><text:a xlink:href="http://sportsdatabase.com/mlb/query?sdql=%28tp%3Aruns%3C%3D2%20and%20op%3Aruns%3C%3D2%20and%20conference%3D%3DAL%20and%20site%3D%3D%27away%27%29%20as%20%22tp%3Aruns%3C%3D2%20and%20op%3Aruns%3C%3D2%20and%20conference%3DAL%20and%20A%22" xlink:type="simple">http://sportsdatabase.com/mlb/query?sdql=%28tp%3Aruns%3C%3D2%20and%20op%3Aruns%3C%3D2%20and%20conference%3D%3DAL%20and%20site%3D%3D%27away%27%29%20as%20%22tp%3Aruns%3C%3D2%20and%20op%3Aruns%3C%3D2%20and%20conference%3DAL%20and%20A%22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Under</text:p>
          </table:table-cell>
          <table:table-cell table:style-name="ce20" table:formula="of:=[.C32]+[.D32]" office:value-type="float" office:value="859" calcext:value-type="float">
            <text:p>859</text:p>
          </table:table-cell>
          <table:table-cell table:style-name="ce15" table:formula="of:=([.C32]-[.D32])/SQRT([.C32]+[.D32])" office:value-type="float" office:value="4.33318408148687" calcext:value-type="float">
            <text:p>4.33</text:p>
          </table:table-cell>
          <table:table-cell table:style-name="ce15" table:formula="of:=ABS([.O32])" office:value-type="float" office:value="4.33318408148687" calcext:value-type="float">
            <text:p>4.33</text:p>
          </table:table-cell>
          <table:table-cell table:style-name="ce20" office:value-type="float" office:value="2" calcext:value-type="float">
            <text:p>2</text:p>
          </table:table-cell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4">
          <table:table-cell table:style-name="ce19" office:value-type="date" office:date-value="2014-11-09" calcext:value-type="date">
            <text:p>11/9/2014</text:p>
          </table:table-cell>
          <table:table-cell table:style-name="ce20" office:value-type="string" calcext:value-type="string">
            <text:p>MLB31</text:p>
          </table:table-cell>
          <table:table-cell table:style-name="ce20" office:value-type="float" office:value="365" calcext:value-type="float">
            <text:p>365</text:p>
          </table:table-cell>
          <table:table-cell table:style-name="ce20" office:value-type="float" office:value="334" calcext:value-type="float">
            <text:p>334</text:p>
          </table:table-cell>
          <table:table-cell table:style-name="ce15" office:value-type="float" office:value="94.72" calcext:value-type="float">
            <text:p>94.72</text:p>
          </table:table-cell>
          <table:table-cell table:style-name="ce21" office:value-type="percentage" office:value="0.136" calcext:value-type="percentage">
            <text:p>13.60%</text:p>
          </table:table-cell>
          <table:table-cell table:style-name="ce20" office:value-type="string" calcext:value-type="string">
            <text:p>SU</text:p>
          </table:table-cell>
          <table:table-cell table:style-name="ce20" office:value-type="string" calcext:value-type="string">
            <text:p>HOME</text:p>
          </table:table-cell>
          <table:table-cell table:style-name="ce20" office:value-type="string" calcext:value-type="string">
            <text:p>DOG</text:p>
          </table:table-cell>
          <table:table-cell table:style-name="ce10" office:value-type="string" calcext:value-type="string">
            <text:p>WP &gt; 50 and H and 165 &gt; line &gt;= 100 and o:WP &gt; 50 and SG &lt; 4 and (month = 4 or month = 5 or month = 9 or month = 10)</text:p>
          </table:table-cell>
          <table:table-cell table:style-name="ce13" office:value-type="string" calcext:value-type="string">
            <text:p><text:a xlink:href="http://sportsdatabase.com/mlb/query?sdql=+WP%3E50+and+H+and+165%3Eline%3E%3D100+and+o%3AWP%3E50+and+SG%3C4+and+%28month%3D4+or+month%3D5+or+month%3D9+or+month%3D10%29&amp;submit=S+D+Q+L+!" xlink:type="simple">http://sportsdatabase.com/mlb/query?sdql=+WP%3E50+and+H+and+165%3Eline%3E%3D100+and+o%3AWP%3E50+and+SG%3C4+and+%28month%3D4+or+month%3D5+or+month%3D9+or+month%3D10%29&amp;submit=S+D+Q+L+!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SU Back</text:p>
          </table:table-cell>
          <table:table-cell table:style-name="ce20" table:formula="of:=[.C33]+[.D33]" office:value-type="float" office:value="699" calcext:value-type="float">
            <text:p>699</text:p>
          </table:table-cell>
          <table:table-cell table:style-name="ce15" table:formula="of:=([.C33]-[.D33])/SQRT([.C33]+[.D33])" office:value-type="float" office:value="1.17252768543196" calcext:value-type="float">
            <text:p>1.17</text:p>
          </table:table-cell>
          <table:table-cell table:style-name="ce15" table:formula="of:=ABS([.O33])" office:value-type="float" office:value="1.17252768543196" calcext:value-type="float">
            <text:p>1.17</text:p>
          </table:table-cell>
          <table:table-cell table:style-name="ce20" office:value-type="float" office:value="2" calcext:value-type="float">
            <text:p>2</text:p>
          </table:table-cell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4">
          <table:table-cell table:style-name="ce19" office:value-type="date" office:date-value="2014-11-09" calcext:value-type="date">
            <text:p>11/9/2014</text:p>
          </table:table-cell>
          <table:table-cell table:style-name="ce20" office:value-type="string" calcext:value-type="string">
            <text:p>MLB32</text:p>
          </table:table-cell>
          <table:table-cell table:style-name="ce20" office:value-type="float" office:value="106" calcext:value-type="float">
            <text:p>106</text:p>
          </table:table-cell>
          <table:table-cell table:style-name="ce20" office:value-type="float" office:value="90" calcext:value-type="float">
            <text:p>90</text:p>
          </table:table-cell>
          <table:table-cell table:style-name="ce15" office:value-type="float" office:value="35.67" calcext:value-type="float">
            <text:p>35.67</text:p>
          </table:table-cell>
          <table:table-cell table:style-name="ce21" office:value-type="percentage" office:value="0.182" calcext:value-type="percentage">
            <text:p>18.20%</text:p>
          </table:table-cell>
          <table:table-cell table:style-name="ce20" office:value-type="string" calcext:value-type="string">
            <text:p>SU</text:p>
          </table:table-cell>
          <table:table-cell table:style-name="ce20" office:value-type="string" calcext:value-type="string">
            <text:p>HOME</text:p>
          </table:table-cell>
          <table:table-cell table:style-name="ce20" office:value-type="string" calcext:value-type="string">
            <text:p>DOG</text:p>
          </table:table-cell>
          <table:table-cell table:style-name="ce10" office:value-type="string" calcext:value-type="string">
            <text:p>site == home and line &gt;= 100 and Average(errors@team and season) &lt;= .5 and p:runs &lt;= 3 and po:runs &lt;= 3 and 2007 &lt;= season</text:p>
          </table:table-cell>
          <table:table-cell table:style-name="ce13" office:value-type="string" calcext:value-type="string">
            <text:p><text:a xlink:href="http://sportsdatabase.com/mlb/query?sdql=+site%3D%3Dhome+and+line%3E%3D100+and+Average%28errors%40team+and+season%29%3C%3D.5+and+p%3Aruns%3C%3D3+and+po%3Aruns%3C%3D3+and+2007%3C%3Dseason&amp;submit=S+D+Q+L+!" xlink:type="simple">http://sportsdatabase.com/mlb/query?sdql=+site%3D%3Dhome+and+line%3E%3D100+and+Average%28errors%40team+and+season%29%3C%3D.5+and+p%3Aruns%3C%3D3+and+po%3Aruns%3C%3D3+and+2007%3C%3Dseason&amp;submit=S+D+Q+L+!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SU Back</text:p>
          </table:table-cell>
          <table:table-cell table:style-name="ce20" table:formula="of:=[.C34]+[.D34]" office:value-type="float" office:value="196" calcext:value-type="float">
            <text:p>196</text:p>
          </table:table-cell>
          <table:table-cell table:style-name="ce15" table:formula="of:=([.C34]-[.D34])/SQRT([.C34]+[.D34])" office:value-type="float" office:value="1.14285714285714" calcext:value-type="float">
            <text:p>1.14</text:p>
          </table:table-cell>
          <table:table-cell table:style-name="ce15" table:formula="of:=ABS([.O34])" office:value-type="float" office:value="1.14285714285714" calcext:value-type="float">
            <text:p>1.14</text:p>
          </table:table-cell>
          <table:table-cell table:style-name="ce20" office:value-type="float" office:value="1" calcext:value-type="float">
            <text:p>1</text:p>
          </table:table-cell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4">
          <table:table-cell table:style-name="ce19" office:value-type="date" office:date-value="2014-11-09" calcext:value-type="date">
            <text:p>11/9/2014</text:p>
          </table:table-cell>
          <table:table-cell table:style-name="ce20" office:value-type="string" calcext:value-type="string">
            <text:p>MLB33</text:p>
          </table:table-cell>
          <table:table-cell table:style-name="ce20" office:value-type="float" office:value="202" calcext:value-type="float">
            <text:p>202</text:p>
          </table:table-cell>
          <table:table-cell table:style-name="ce20" office:value-type="float" office:value="198" calcext:value-type="float">
            <text:p>198</text:p>
          </table:table-cell>
          <table:table-cell table:style-name="ce15" office:value-type="float" office:value="59.14" calcext:value-type="float">
            <text:p>59.14</text:p>
          </table:table-cell>
          <table:table-cell table:style-name="ce21" office:value-type="percentage" office:value="0.148" calcext:value-type="percentage">
            <text:p>14.80%</text:p>
          </table:table-cell>
          <table:table-cell table:style-name="ce20" office:value-type="string" calcext:value-type="string">
            <text:p>SU</text:p>
          </table:table-cell>
          <table:table-cell table:style-name="ce20"/>
          <table:table-cell table:style-name="ce20" office:value-type="string" calcext:value-type="string">
            <text:p>DOG</text:p>
          </table:table-cell>
          <table:table-cell table:style-name="ce10" office:value-type="string" calcext:value-type="string">
            <text:p>p:margin = 1 and pp:margin = 1 and F and line &gt; -210 and month != 5 and conference = o:conference</text:p>
          </table:table-cell>
          <table:table-cell table:style-name="ce13" office:value-type="string" calcext:value-type="string">
            <text:p><text:a xlink:href="http://sportsdatabase.com/mlb/query?sdql=+p%3Amargin+%3D1+and+pp%3Amargin%3D1+and+F+and+line%3E-210+and+month!%3D5+and+conference%3Do%3Aconference+&amp;submit=S+D+Q+L+!" xlink:type="simple">http://sportsdatabase.com/mlb/query?sdql=+p%3Amargin+%3D1+and+pp%3Amargin%3D1+and+F+and+line%3E-210+and+month!%3D5+and+conference%3Do%3Aconference+&amp;submit=S+D+Q+L+!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SU Fade</text:p>
          </table:table-cell>
          <table:table-cell table:style-name="ce20" table:formula="of:=[.C35]+[.D35]" office:value-type="float" office:value="400" calcext:value-type="float">
            <text:p>400</text:p>
          </table:table-cell>
          <table:table-cell table:style-name="ce15" table:formula="of:=([.C35]-[.D35])/SQRT([.C35]+[.D35])" office:value-type="float" office:value="0.2" calcext:value-type="float">
            <text:p>0.20</text:p>
          </table:table-cell>
          <table:table-cell table:style-name="ce15" table:formula="of:=ABS([.O35])" office:value-type="float" office:value="0.2" calcext:value-type="float">
            <text:p>0.20</text:p>
          </table:table-cell>
          <table:table-cell table:style-name="ce20" office:value-type="float" office:value="1" calcext:value-type="float">
            <text:p>1</text:p>
          </table:table-cell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4">
          <table:table-cell table:style-name="ce19" office:value-type="date" office:date-value="2014-11-09" calcext:value-type="date">
            <text:p>11/9/2014</text:p>
          </table:table-cell>
          <table:table-cell table:style-name="ce20" office:value-type="string" calcext:value-type="string">
            <text:p>MLB34</text:p>
          </table:table-cell>
          <table:table-cell table:style-name="ce20" office:value-type="float" office:value="900" calcext:value-type="float">
            <text:p>900</text:p>
          </table:table-cell>
          <table:table-cell table:style-name="ce20" office:value-type="float" office:value="1030" calcext:value-type="float">
            <text:p>1030</text:p>
          </table:table-cell>
          <table:table-cell table:style-name="ce15" office:value-type="float" office:value="204.75" calcext:value-type="float">
            <text:p>204.75</text:p>
          </table:table-cell>
          <table:table-cell table:style-name="ce21" office:value-type="percentage" office:value="0.106" calcext:value-type="percentage">
            <text:p>10.60%</text:p>
          </table:table-cell>
          <table:table-cell table:style-name="ce20" office:value-type="string" calcext:value-type="string">
            <text:p>SU</text:p>
          </table:table-cell>
          <table:table-cell table:style-name="ce20" office:value-type="string" calcext:value-type="string">
            <text:p>AWAY</text:p>
          </table:table-cell>
          <table:table-cell table:style-name="ce20" office:value-type="string" calcext:value-type="string">
            <text:p>DOG</text:p>
          </table:table-cell>
          <table:table-cell table:style-name="ce10" office:value-type="string" calcext:value-type="string">
            <text:p>AD and division=o:division and p:W and playoffs=0 and day!=Saturday and day!=Sunday and temperature&lt;85</text:p>
          </table:table-cell>
          <table:table-cell table:style-name="ce13" office:value-type="string" calcext:value-type="string">
            <text:p><text:a xlink:href="http://sportsdatabase.com/mlb/query?sdql=AD+and+division%3Do%3Adivision+and+p%3AW+and+playoffs%3D0+and+day!%3DSaturday+and+day!%3DSunday+and+temperature%3C85&amp;submit=S+D+Q+L+!" xlink:type="simple">http://sportsdatabase.com/mlb/query?sdql=AD+and+division%3Do%3Adivision+and+p%3AW+and+playoffs%3D0+and+day!%3DSaturday+and+day!%3DSunday+and+temperature%3C85&amp;submit=S+D+Q+L+!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SU Back</text:p>
          </table:table-cell>
          <table:table-cell table:style-name="ce20" table:formula="of:=[.C36]+[.D36]" office:value-type="float" office:value="1930" calcext:value-type="float">
            <text:p>1930</text:p>
          </table:table-cell>
          <table:table-cell table:style-name="ce15" table:formula="of:=([.C36]-[.D36])/SQRT([.C36]+[.D36])" office:value-type="float" office:value="-2.95913444843891" calcext:value-type="float">
            <text:p>-2.96</text:p>
          </table:table-cell>
          <table:table-cell table:style-name="ce15" table:formula="of:=ABS([.O36])" office:value-type="float" office:value="2.95913444843891" calcext:value-type="float">
            <text:p>2.96</text:p>
          </table:table-cell>
          <table:table-cell table:style-name="ce20" office:value-type="float" office:value="3" calcext:value-type="float">
            <text:p>3</text:p>
          </table:table-cell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4">
          <table:table-cell table:style-name="ce19" office:value-type="date" office:date-value="2014-11-09" calcext:value-type="date">
            <text:p>11/9/2014</text:p>
          </table:table-cell>
          <table:table-cell table:style-name="ce20" office:value-type="string" calcext:value-type="string">
            <text:p>MLB35</text:p>
          </table:table-cell>
          <table:table-cell table:style-name="ce20" office:value-type="float" office:value="142" calcext:value-type="float">
            <text:p>142</text:p>
          </table:table-cell>
          <table:table-cell table:style-name="ce20" office:value-type="float" office:value="53" calcext:value-type="float">
            <text:p>53</text:p>
          </table:table-cell>
          <table:table-cell table:style-name="ce15" office:value-type="float" office:value="82.8" calcext:value-type="float">
            <text:p>82.80</text:p>
          </table:table-cell>
          <table:table-cell table:style-name="ce21" office:value-type="percentage" office:value="0.365" calcext:value-type="percentage">
            <text:p>36.50%</text:p>
          </table:table-cell>
          <table:table-cell table:style-name="ce20" office:value-type="string" calcext:value-type="string">
            <text:p>UNDER</text:p>
          </table:table-cell>
          <table:table-cell table:style-name="ce20" table:number-columns-repeated="2"/>
          <table:table-cell table:style-name="ce10" office:value-type="string" calcext:value-type="string">
            <text:p>day = Sunday and SG = 3 and month = 9 and 0 &lt; s:SRA &lt; 8 and 0 &lt; os:SRA &lt; 6 and (163 &gt; game number &gt; 126 or 103 &gt; game number &gt; 77) and starter rest &lt; 11 and 113 &gt; s:SPT &gt; 58 and 118 &gt; os:SPT &gt; 52 and (H or F) and (s:SWA + ss:SWA + sss:SWA) &gt; 1 and 3.9 &gt; (tA(BPRA) + oA(BPRA)) &gt; 2.1 and (s:SHRA + ss:SHRA + sss:SHRA + ssss:SHRA) &lt; 6 and os:SHRA &lt; 3 and (p:HR + pp:HR + ppp:HR + pppp:HR) &lt; 9 and streak &gt; -5 and o:streak &gt; -7 and ou streak &lt; 3 and (p:fly balls + pp:fly balls + ppp:fly balls) &gt; 9 and (op:fly balls + opp:fly balls + oppp:fly balls + opppp:fly balls) &gt; 14 and 3 &lt; (s:SSO + ss:SSO) &lt; 17 and os:SSO &lt; 9</text:p>
          </table:table-cell>
          <table:table-cell table:style-name="ce13" office:value-type="string" calcext:value-type="string">
            <text:p><text:a xlink:href="http://sportsdatabase.com/mlb/query?output=default&amp;sdql=day+%3D+Sunday+and+SG+%3D+3+and+month+%3D+9+and+0+%3C+s%3ASRA+%3C+8+and+0+%3C+os%3ASRA+%3C+6+and+%28163+%3E+game+number+%3E+126+or+103+%3E+game+number+%3E+77%29+and+starter+rest+%3C+11+and+113+%3E+s%3ASPT+%3E+58+and+118+%3E+os%3ASPT+%3E+52+and+%28H+or+F%29+and+%28s%3ASWA+%2B+ss%3ASWA+%2B+sss%3ASWA%29+%3E+1+and+3.9+%3E+%28tA%28BPRA%29+%2B+oA%28BPRA%29%29+%3E+2.1+and+%28s%3ASHRA+%2B+ss%3ASHRA+%2B+sss%3ASHRA+%2B+ssss%3ASHRA%29+%3C+6+and+os%3ASHRA+%3C+3+and+%28p%3AHR+%2B+pp%3AHR+%2B+ppp%3AHR+%2B+pppp%3AHR%29+%3C+9+and+streak+%3E+-5+and+o%3Astreak+%3E+-7+and+ou+streak+%3C+3+and+%28p%3Afly+balls+%2B+pp%3Afly+balls+%2B+ppp%3Afly+balls%29+%3E+9+and+%28op%3Afly+balls+%2B+opp%3Afly+balls+%2B+oppp%3Afly+balls+%2B+opppp%3Afly+balls%29+%3E+14+and+3+%3C+%28s%3ASSO+%2B+ss%3ASSO%29+%3C+17+and+os%3ASSO+%3C+9&amp;submit=++S+D+Q+L+%21++" xlink:type="simple">http://sportsdatabase.com/mlb/query?output=default&amp;sdql=day+%3D+Sunday+and+SG+%3D+3+and+month+%3D+9+and+0+%3C+s%3ASRA+%3C+8+and+0+%3C+os%3ASRA+%3C+6+and+%28163+%3E+game+number+%3E+126+or+103+%3E+game+number+%3E+77%29+and+starter+rest+%3C+11+and+113+%3E+s%3ASPT+%3E+58+and+118+%3E+os%3ASPT+%3E+52+and+%28H+or+F%29+and+%28s%3ASWA+%2B+ss%3ASWA+%2B+sss%3ASWA%29+%3E+1+and+3.9+%3E+%28tA%28BPRA%29+%2B+oA%28BPRA%29%29+%3E+2.1+and+%28s%3ASHRA+%2B+ss%3ASHRA+%2B+sss%3ASHRA+%2B+ssss%3ASHRA%29+%3C+6+and+os%3ASHRA+%3C+3+and+%28p%3AHR+%2B+pp%3AHR+%2B+ppp%3AHR+%2B+pppp%3AHR%29+%3C+9+and+streak+%3E+-5+and+o%3Astreak+%3E+-7+and+ou+streak+%3C+3+and+%28p%3Afly+balls+%2B+pp%3Afly+balls+%2B+ppp%3Afly+balls%29+%3E+9+and+%28op%3Afly+balls+%2B+opp%3Afly+balls+%2B+oppp%3Afly+balls+%2B+opppp%3Afly+balls%29+%3E+14+and+3+%3C+%28s%3ASSO+%2B+ss%3ASSO%29+%3C+17+and+os%3ASSO+%3C+9&amp;submit=++S+D+Q+L+%21++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Under</text:p>
          </table:table-cell>
          <table:table-cell table:style-name="ce20" table:formula="of:=[.C37]+[.D37]" office:value-type="float" office:value="195" calcext:value-type="float">
            <text:p>195</text:p>
          </table:table-cell>
          <table:table-cell table:style-name="ce15" table:formula="of:=([.C37]-[.D37])/SQRT([.C37]+[.D37])" office:value-type="float" office:value="6.37342237895095" calcext:value-type="float">
            <text:p>6.37</text:p>
          </table:table-cell>
          <table:table-cell table:style-name="ce15" table:formula="of:=ABS([.O37])" office:value-type="float" office:value="6.37342237895095" calcext:value-type="float">
            <text:p>6.37</text:p>
          </table:table-cell>
          <table:table-cell table:style-name="ce20" office:value-type="float" office:value="3" calcext:value-type="float">
            <text:p>3</text:p>
          </table:table-cell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4">
          <table:table-cell table:style-name="ce19" office:value-type="date" office:date-value="2014-11-09" calcext:value-type="date">
            <text:p>11/9/2014</text:p>
          </table:table-cell>
          <table:table-cell table:style-name="ce20" office:value-type="string" calcext:value-type="string">
            <text:p>MLB36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6.5" calcext:value-type="float">
            <text:p>16.50</text:p>
          </table:table-cell>
          <table:table-cell table:style-name="ce20" office:value-type="string" calcext:value-type="string">
            <text:p>57,3%%</text:p>
          </table:table-cell>
          <table:table-cell table:style-name="ce20" office:value-type="string" calcext:value-type="string">
            <text:p>UNDER</text:p>
          </table:table-cell>
          <table:table-cell table:style-name="ce20" table:number-columns-repeated="2"/>
          <table:table-cell table:style-name="ce10" office:value-type="string" calcext:value-type="string">
            <text:p>p:RMAX = 1 and SG=3 and day=Sunday and month=9 and p:runs = 2 and SG &lt; 4 and SGS = 3 and op:runs &lt; 5 and 0 &lt; po:runs &lt; 5 and op:HR &lt; 2 and op:hits &gt; 2 and 3 &lt; p:hits &lt; 13 and tS(HR, N=4) &lt; 7 and 3 &lt; oS(HR, N=10) &lt; 14 and tS(hits, N=10) &lt; 103 and oS(hits, N=10) &lt; 104 and -23 &lt; oS(ou margin, N=10) &lt; 16 and os:SHRA &lt; 3 and day != Wednesday and 0 &gt; ou streak &gt; -6 and p:doubles &lt; 4 and s:SHF &lt; 33 and os:SHF &lt; 33 and s:SPT &lt; 115 and o:starter rest &lt; 16</text:p>
          </table:table-cell>
          <table:table-cell table:style-name="ce13" office:value-type="string" calcext:value-type="string">
            <text:p><text:a xlink:href="http://sportsdatabase.com/mlb/query?output=default&amp;sdql=p%3ARMAX+%3D+1+and+SG%3D3+and+day%3DSunday+and+month%3D9+and+p%3Aruns+%3D+2+and+SG+%3C+4+and+SGS+%3D+3+and+op%3Aruns+%3C+5+and+0+%3C+po%3Aruns+%3C+5+and+op%3AHR+%3C+2+and+op%3Ahits+%3E+2+and+3+%3C+p%3Ahits+%3C+13+and+tS%28HR%2C+N%3D4%29+%3C+7+and+3+%3C+oS%28HR%2C+N%3D10%29+%3C+14+and+tS%28hits%2C+N%3D10%29+%3C+103+and+oS%28hits%2C+N%3D10%29+%3C+104+and+-23+%3C+oS%28ou+margin%2C+N%3D10%29+%3C+16+and+os%3ASHRA+%3C+3+and+day+%21%3D+Wednesday+and+0+%3E+ou+streak+%3E+-6+and+p%3Adoubles+%3C+4+and+s%3ASHF+%3C+33+and+os%3ASHF+%3C+33+and+s%3ASPT+%3C+115+and+o%3Astarter+rest+%3C+16&amp;submit=++S+D+Q+L+%21++" xlink:type="simple">http://sportsdatabase.com/mlb/query?output=default&amp;sdql=p%3ARMAX+%3D+1+and+SG%3D3+and+day%3DSunday+and+month%3D9+and+p%3Aruns+%3D+2+and+SG+%3C+4+and+SGS+%3D+3+and+op%3Aruns+%3C+5+and+0+%3C+po%3Aruns+%3C+5+and+op%3AHR+%3C+2+and+op%3Ahits+%3E+2+and+3+%3C+p%3Ahits+%3C+13+and+tS%28HR%2C+N%3D4%29+%3C+7+and+3+%3C+oS%28HR%2C+N%3D10%29+%3C+14+and+tS%28hits%2C+N%3D10%29+%3C+103+and+oS%28hits%2C+N%3D10%29+%3C+104+and+-23+%3C+oS%28ou+margin%2C+N%3D10%29+%3C+16+and+os%3ASHRA+%3C+3+and+day+%21%3D+Wednesday+and+0+%3E+ou+streak+%3E+-6+and+p%3Adoubles+%3C+4+and+s%3ASHF+%3C+33+and+os%3ASHF+%3C+33+and+s%3ASPT+%3C+115+and+o%3Astarter+rest+%3C+16&amp;submit=++S+D+Q+L+%21++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Under</text:p>
          </table:table-cell>
          <table:table-cell table:style-name="ce20" table:formula="of:=[.C38]+[.D38]" office:value-type="float" office:value="25" calcext:value-type="float">
            <text:p>25</text:p>
          </table:table-cell>
          <table:table-cell table:style-name="ce15" table:formula="of:=([.C38]-[.D38])/SQRT([.C38]+[.D38])" office:value-type="float" office:value="3.4" calcext:value-type="float">
            <text:p>3.40</text:p>
          </table:table-cell>
          <table:table-cell table:style-name="ce15" table:formula="of:=ABS([.O38])" office:value-type="float" office:value="3.4" calcext:value-type="float">
            <text:p>3.40</text:p>
          </table:table-cell>
          <table:table-cell table:style-name="ce20" office:value-type="float" office:value="1" calcext:value-type="float">
            <text:p>1</text:p>
          </table:table-cell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4">
          <table:table-cell table:style-name="ce19" office:value-type="date" office:date-value="2014-11-09" calcext:value-type="date">
            <text:p>11/9/2014</text:p>
          </table:table-cell>
          <table:table-cell table:style-name="ce20" office:value-type="string" calcext:value-type="string">
            <text:p>MLB37</text:p>
          </table:table-cell>
          <table:table-cell table:style-name="ce20" office:value-type="float" office:value="371" calcext:value-type="float">
            <text:p>371</text:p>
          </table:table-cell>
          <table:table-cell table:style-name="ce20" office:value-type="float" office:value="171" calcext:value-type="float">
            <text:p>171</text:p>
          </table:table-cell>
          <table:table-cell table:style-name="ce15" office:value-type="float" office:value="183.8" calcext:value-type="float">
            <text:p>183.80</text:p>
          </table:table-cell>
          <table:table-cell table:style-name="ce21" office:value-type="percentage" office:value="0.291" calcext:value-type="percentage">
            <text:p>29.10%</text:p>
          </table:table-cell>
          <table:table-cell table:style-name="ce20" office:value-type="string" calcext:value-type="string">
            <text:p>UNDER</text:p>
          </table:table-cell>
          <table:table-cell table:style-name="ce20" table:number-columns-repeated="2"/>
          <table:table-cell table:style-name="ce10" office:value-type="string" calcext:value-type="string">
            <text:p>season &gt; 2008 and H and 10 &gt; month &gt; 5 and SG &lt; 4 and 5 &gt; streak &gt; -5 and 1 &gt; tA(HR) &gt; .7 and s:SRA &lt; 6 and p:hits &lt; 11 and 16 &gt; op:hits &gt; 4 and sss:SRA &lt; 4 and rest = 0 and p:home runs &lt; 2 and os:SSO &lt; 11 and oss:SSO &lt; 10 and os:SHA &lt; 11 and 2 &lt; oss:SHA &lt; 11 and p:IT &lt; 6 and p:LOB &lt; 21 and s:SPT &lt; 122 and ss:SPT &lt; 119 and team != Rockies and team != Athletics and o:team != Blue Jays and (p:errors + pp:errors + ppp:errors + pppp:errors + ppppp:errors + pppppp:errors) &lt; 10 and (op:errors + opp:errors + oppp:errors + opppp:errors + oppppp:errors + opppppp:errors) &lt; 8 and (p:temperature &lt; 91 or p:temperature = Indoors)</text:p>
          </table:table-cell>
          <table:table-cell table:style-name="ce13" office:value-type="string" calcext:value-type="string">
            <text:p><text:a xlink:href="http://sportsdatabase.com/mlb/query?output=default&amp;sdql=season+%3E+2008+and+H+and+10+%3E+month+%3E+5+and+SG+%3C+4+and+5+%3E+streak+%3E+-5+and+1+%3E+tA%28HR%29+%3E+.7+and+s%3ASRA+%3C+6+and+p%3Ahits+%3C+11+and+16+%3E+op%3Ahits+%3E+4+and+sss%3ASRA+%3C+4+and+rest+%3D+0+and+p%3Ahome+runs+%3C+2+and+os%3ASSO+%3C+11+and+oss%3ASSO+%3C+10+and+os%3ASHA+%3C+11+and+2+%3C+oss%3ASHA+%3C+11+and+p%3AIT+%3C+6+and+p%3ALOB+%3C+21+and+s%3ASPT+%3C+122+and+ss%3ASPT+%3C+119+and+team+%21%3D+Rockies+and+team+%21%3D+Athletics+and+o%3Ateam+%21%3D+Blue+Jays+and+%28p%3Aerrors+%2B+pp%3Aerrors+%2B+ppp%3Aerrors+%2B+pppp%3Aerrors+%2B+ppppp%3Aerrors+%2B+pppppp%3Aerrors%29+%3C+10+and+%28op%3Aerrors+%2B+opp%3Aerrors+%2B+oppp%3Aerrors+%2B+opppp%3Aerrors+%2B+oppppp%3Aerrors+%2B+opppppp%3Aerrors%29+%3C+8+and+%28p%3Atemperature+%3C+91+or+p%3Atemperature+%3D+Indoors%29&amp;submit=++S+D+Q+L+%21++" xlink:type="simple">http://sportsdatabase.com/mlb/query?output=default&amp;sdql=season+%3E+2008+and+H+and+10+%3E+month+%3E+5+and+SG+%3C+4+and+5+%3E+streak+%3E+-5+and+1+%3E+tA%28HR%29+%3E+.7+and+s%3ASRA+%3C+6+and+p%3Ahits+%3C+11+and+16+%3E+op%3Ahits+%3E+4+and+sss%3ASRA+%3C+4+and+rest+%3D+0+and+p%3Ahome+runs+%3C+2+and+os%3ASSO+%3C+11+and+oss%3ASSO+%3C+10+and+os%3ASHA+%3C+11+and+2+%3C+oss%3ASHA+%3C+11+and+p%3AIT+%3C+6+and+p%3ALOB+%3C+21+and+s%3ASPT+%3C+122+and+ss%3ASPT+%3C+119+and+team+%21%3D+Rockies+and+team+%21%3D+Athletics+and+o%3Ateam+%21%3D+Blue+Jays+and+%28p%3Aerrors+%2B+pp%3Aerrors+%2B+ppp%3Aerrors+%2B+pppp%3Aerrors+%2B+ppppp%3Aerrors+%2B+pppppp%3Aerrors%29+%3C+10+and+%28op%3Aerrors+%2B+opp%3Aerrors+%2B+oppp%3Aerrors+%2B+opppp%3Aerrors+%2B+oppppp%3Aerrors+%2B+opppppp%3Aerrors%29+%3C+8+and+%28p%3Atemperature+%3C+91+or+p%3Atemperature+%3D+Indoors%29&amp;submit=++S+D+Q+L+%21++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Under</text:p>
          </table:table-cell>
          <table:table-cell table:style-name="ce20" table:formula="of:=[.C39]+[.D39]" office:value-type="float" office:value="542" calcext:value-type="float">
            <text:p>542</text:p>
          </table:table-cell>
          <table:table-cell table:style-name="ce15" table:formula="of:=([.C39]-[.D39])/SQRT([.C39]+[.D39])" office:value-type="float" office:value="8.59073559175116" calcext:value-type="float">
            <text:p>8.59</text:p>
          </table:table-cell>
          <table:table-cell table:style-name="ce15" table:formula="of:=ABS([.O39])" office:value-type="float" office:value="8.59073559175116" calcext:value-type="float">
            <text:p>8.59</text:p>
          </table:table-cell>
          <table:table-cell table:style-name="ce20" office:value-type="float" office:value="3" calcext:value-type="float">
            <text:p>3</text:p>
          </table:table-cell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4">
          <table:table-cell table:style-name="ce19" office:value-type="date" office:date-value="2014-11-09" calcext:value-type="date">
            <text:p>11/9/2014</text:p>
          </table:table-cell>
          <table:table-cell table:style-name="ce20" office:value-type="string" calcext:value-type="string">
            <text:p>MLB38</text:p>
          </table:table-cell>
          <table:table-cell table:style-name="ce20" office:value-type="float" office:value="72" calcext:value-type="float">
            <text:p>72</text:p>
          </table:table-cell>
          <table:table-cell table:style-name="ce20" office:value-type="float" office:value="45" calcext:value-type="float">
            <text:p>45</text:p>
          </table:table-cell>
          <table:table-cell table:style-name="ce15" office:value-type="float" office:value="49.35" calcext:value-type="float">
            <text:p>49.35</text:p>
          </table:table-cell>
          <table:table-cell table:style-name="ce21" office:value-type="percentage" office:value="0.422" calcext:value-type="percentage">
            <text:p>42.20%</text:p>
          </table:table-cell>
          <table:table-cell table:style-name="ce20" office:value-type="string" calcext:value-type="string">
            <text:p>SU</text:p>
          </table:table-cell>
          <table:table-cell table:style-name="ce20"/>
          <table:table-cell table:style-name="ce20" office:value-type="string" calcext:value-type="string">
            <text:p>DOG</text:p>
          </table:table-cell>
          <table:table-cell table:style-name="ce10" office:value-type="string" calcext:value-type="string">
            <text:p>wins&gt;=90 and 162&gt;game number&gt;155 and F and line&gt;-175 and total&lt;9.5</text:p>
          </table:table-cell>
          <table:table-cell table:style-name="ce13" office:value-type="string" calcext:value-type="string">
            <text:p><text:a xlink:href="http://sportsdatabase.com/mlb/query?output=default&amp;sdql=wins%3E%3D90+and+162%3Egame+number%3E155+and+F+and+line%3E-175+and+total%3C9.5&amp;submit=++S+D+Q+L+!++" xlink:type="simple">http://sportsdatabase.com/mlb/query?output=default&amp;sdql=wins%3E%3D90+and+162%3Egame+number%3E155+and+F+and+line%3E-175+and+total%3C9.5&amp;submit=++S+D+Q+L+!++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SU Fade</text:p>
          </table:table-cell>
          <table:table-cell table:style-name="ce20" table:formula="of:=[.C40]+[.D40]" office:value-type="float" office:value="117" calcext:value-type="float">
            <text:p>117</text:p>
          </table:table-cell>
          <table:table-cell table:style-name="ce15" table:formula="of:=([.C40]-[.D40])/SQRT([.C40]+[.D40])" office:value-type="float" office:value="2.49615088301353" calcext:value-type="float">
            <text:p>2.50</text:p>
          </table:table-cell>
          <table:table-cell table:style-name="ce15" table:formula="of:=ABS([.O40])" office:value-type="float" office:value="2.49615088301353" calcext:value-type="float">
            <text:p>2.50</text:p>
          </table:table-cell>
          <table:table-cell table:style-name="ce20" office:value-type="float" office:value="2" calcext:value-type="float">
            <text:p>2</text:p>
          </table:table-cell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4">
          <table:table-cell table:style-name="ce19" office:value-type="date" office:date-value="2014-11-09" calcext:value-type="date">
            <text:p>11/9/2014</text:p>
          </table:table-cell>
          <table:table-cell table:style-name="ce20" office:value-type="string" calcext:value-type="string">
            <text:p>MLB39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6.05" calcext:value-type="float">
            <text:p>6.05</text:p>
          </table:table-cell>
          <table:table-cell table:style-name="ce21" office:value-type="percentage" office:value="0.331" calcext:value-type="percentage">
            <text:p>33.10%</text:p>
          </table:table-cell>
          <table:table-cell table:style-name="ce20" office:value-type="string" calcext:value-type="string">
            <text:p>SU</text:p>
          </table:table-cell>
          <table:table-cell table:style-name="ce20" office:value-type="string" calcext:value-type="string">
            <text:p>HOME</text:p>
          </table:table-cell>
          <table:table-cell table:style-name="ce20" office:value-type="string" calcext:value-type="string">
            <text:p>FAV</text:p>
          </table:table-cell>
          <table:table-cell table:style-name="ce10" office:value-type="string" calcext:value-type="string">
            <text:p>HF and p:A and p:L and SG = 1 and day = Monday and month = 9 and season &gt; 2008 and tA(W, N=13) &gt;= .54 and tA(s:SRA + ss:SRA+sss:SRA) &lt;= 15</text:p>
          </table:table-cell>
          <table:table-cell table:style-name="ce13" office:value-type="string" calcext:value-type="string">
            <text:p><text:a xlink:href="http://sportsdatabase.com/mlb/query?output=default&amp;sdql=HF+and+p%3AA+and+p%3AL+and+SG+%3D+1+and+day+%3D+Monday+and+month+%3D+9+and+season+%3E+2008+and+tA%28W%2C+N%3D13%29+%3E%3D+.54+and+tA%28s%3ASRA+%2B+ss%3ASRA%2Bsss%3ASRA%29+%3C%3D+15&amp;submit=++S+D+Q+L+!++" xlink:type="simple">http://sportsdatabase.com/mlb/query?output=default&amp;sdql=HF+and+p%3AA+and+p%3AL+and+SG+%3D+1+and+day+%3D+Monday+and+month+%3D+9+and+season+%3E+2008+and+tA%28W%2C+N%3D13%29+%3E%3D+.54+and+tA%28s%3ASRA+%2B+ss%3ASRA%2Bsss%3ASRA%29+%3C%3D+15&amp;submit=++S+D+Q+L+!++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SU Back</text:p>
          </table:table-cell>
          <table:table-cell table:style-name="ce20" table:formula="of:=[.C41]+[.D41]" office:value-type="float" office:value="11" calcext:value-type="float">
            <text:p>11</text:p>
          </table:table-cell>
          <table:table-cell table:style-name="ce15" table:formula="of:=([.C41]-[.D41])/SQRT([.C41]+[.D41])" office:value-type="float" office:value="2.11057941204435" calcext:value-type="float">
            <text:p>2.11</text:p>
          </table:table-cell>
          <table:table-cell table:style-name="ce15" table:formula="of:=ABS([.O41])" office:value-type="float" office:value="2.11057941204435" calcext:value-type="float">
            <text:p>2.11</text:p>
          </table:table-cell>
          <table:table-cell table:style-name="ce20" office:value-type="float" office:value="1" calcext:value-type="float">
            <text:p>1</text:p>
          </table:table-cell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4">
          <table:table-cell table:style-name="ce19" office:value-type="date" office:date-value="2014-11-09" calcext:value-type="date">
            <text:p>11/9/2014</text:p>
          </table:table-cell>
          <table:table-cell table:style-name="ce20" office:value-type="string" calcext:value-type="string">
            <text:p>MLB40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6" calcext:value-type="float">
            <text:p>6</text:p>
          </table:table-cell>
          <table:table-cell table:style-name="ce15" office:value-type="float" office:value="7.5" calcext:value-type="float">
            <text:p>7.50</text:p>
          </table:table-cell>
          <table:table-cell table:style-name="ce21" office:value-type="percentage" office:value="0.343" calcext:value-type="percentage">
            <text:p>34.30%</text:p>
          </table:table-cell>
          <table:table-cell table:style-name="ce20" office:value-type="string" calcext:value-type="string">
            <text:p>OVER</text:p>
          </table:table-cell>
          <table:table-cell table:style-name="ce20" table:number-columns-repeated="2"/>
          <table:table-cell table:style-name="ce10" office:value-type="string" calcext:value-type="string">
            <text:p>HF and WP&gt;o:WP+6 and SG=2 and day=Saturday and month=9 and season&gt;=2012 and tA(runs, N=9)&gt;oA(runs, N=9) and tA(runs, N=9)/(tA(hits, N=9)+tA(walks, N=9))&gt;1.1*oA(runs, N=9)/(oA(hits, N=9)+oA(walks, N=9))</text:p>
          </table:table-cell>
          <table:table-cell table:style-name="ce13" office:value-type="string" calcext:value-type="string">
            <text:p><text:a xlink:href="http://sportsdatabase.com/mlb/query?output=default&amp;sdql=HF+and+WP%3Eo%3AWP%2B6+and+SG%3D2+and+day%3DSaturday+and+month%3D9+and+season%3E%3D2012+and+tA%28runs%2C+N%3D9%29%3EoA%28runs%2C+N%3D9%29+and+tA%28runs%2C+N%3D9%29%2F%28tA%28hits%2C+N%3D9%29%2BtA%28walks%2C+N%3D9%29%29%3E1.1*oA%28runs%2C+N%3D9%29%2F%28oA%28hits%2C+N%3D9%29%2BoA%28walks%2C+N%3D9%29%29&amp;submit=++S+D+Q+L+!++" xlink:type="simple">http://sportsdatabase.com/mlb/query?output=default&amp;sdql=HF+and+WP%3Eo%3AWP%2B6+and+SG%3D2+and+day%3DSaturday+and+month%3D9+and+season%3E%3D2012+and+tA%28runs%2C+N%3D9%29%3EoA%28runs%2C+N%3D9%29+and+tA%28runs%2C+N%3D9%29%2F%28tA%28hits%2C+N%3D9%29%2BtA%28walks%2C+N%3D9%29%29%3E1.1*oA%28runs%2C+N%3D9%29%2F%28oA%28hits%2C+N%3D9%29%2BoA%28walks%2C+N%3D9%29%29&amp;submit=++S+D+Q+L+!++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Over</text:p>
          </table:table-cell>
          <table:table-cell table:style-name="ce20" table:formula="of:=[.C42]+[.D42]" office:value-type="float" office:value="20" calcext:value-type="float">
            <text:p>20</text:p>
          </table:table-cell>
          <table:table-cell table:style-name="ce15" table:formula="of:=([.C42]-[.D42])/SQRT([.C42]+[.D42])" office:value-type="float" office:value="1.78885438199983" calcext:value-type="float">
            <text:p>1.79</text:p>
          </table:table-cell>
          <table:table-cell table:style-name="ce15" table:formula="of:=ABS([.O42])" office:value-type="float" office:value="1.78885438199983" calcext:value-type="float">
            <text:p>1.79</text:p>
          </table:table-cell>
          <table:table-cell table:style-name="ce20" office:value-type="float" office:value="1" calcext:value-type="float">
            <text:p>1</text:p>
          </table:table-cell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4">
          <table:table-cell table:style-name="ce19" office:value-type="date" office:date-value="2014-11-09" calcext:value-type="date">
            <text:p>11/9/2014</text:p>
          </table:table-cell>
          <table:table-cell table:style-name="ce20" office:value-type="string" calcext:value-type="string">
            <text:p>MLB41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15" office:value-type="float" office:value="10" calcext:value-type="float">
            <text:p>10.00</text:p>
          </table:table-cell>
          <table:table-cell table:style-name="ce21" office:value-type="percentage" office:value="0.873" calcext:value-type="percentage">
            <text:p>87.30%</text:p>
          </table:table-cell>
          <table:table-cell table:style-name="ce20" office:value-type="string" calcext:value-type="string">
            <text:p>UNDER</text:p>
          </table:table-cell>
          <table:table-cell table:style-name="ce20" table:number-columns-repeated="2"/>
          <table:table-cell table:style-name="ce10" office:value-type="string" calcext:value-type="string">
            <text:p>H and -7 &lt; ou streak &lt; 2 and -6 &lt; o:ou streak &lt; 2 and SG &lt; 4 and 5 &gt; SGS &gt; 2 and 11.5 &gt; total &gt; 6 and p:hits &lt; 18 and op:hits &lt; 17 and pp:hits &lt; 18 and 3 &lt; ppp:hits &lt; 17 and pppp:hits &lt; 16 and ppppp:hits &lt; 15 and pppppp:hits &gt; 2 and opp:hits &lt; 15 and s:SRA &lt; 5 and 0 &lt; os:SRA &lt; 10 and 2 &lt; s:SHA &lt; 10 and s:SHRA &lt; 2 and os:SHRA &lt; 3 and os:SWA &lt; 7 and s:SSO &gt; 3 and s:SHF &lt; 33 and 16 &lt; os:SHF &lt; 34 and 73 &lt; os:SPT &lt; 110 and 76 &lt; s:SPT &lt; 117 and starter rest &lt; 13 and o:starter rest &lt; 11 and day != Monday and -22.5 &lt; tS(ou margin, N=6) &lt; 10.5 and -15 &lt; oS(ou margin, N=6) and team=Mets and 2014=season</text:p>
          </table:table-cell>
          <table:table-cell table:style-name="ce13" office:value-type="string" calcext:value-type="string">
            <text:p><text:a xlink:href="http://sportsdatabase.com/mlb/query?output=default&amp;sdql=H+and+-7+%3C+ou+streak+%3C+2+and+-6+%3C+o%3Aou+streak+%3C+2+and+SG+%3C+4+and+5+%3E+SGS+%3E+2+and+11.5+%3E+total+%3E+6+and+p%3Ahits+%3C+18+and+op%3Ahits+%3C+17+and+pp%3Ahits+%3C+18+and+3+%3C+ppp%3Ahits+%3C+17+and+pppp%3Ahits+%3C+16+and+ppppp%3Ahits+%3C+15+and+pppppp%3Ahits+%3E+2+and+opp%3Ahits+%3C+15+and+s%3ASRA+%3C+5+and+0+%3C+os%3ASRA+%3C+10+and+2+%3C+s%3ASHA+%3C+10+and+s%3ASHRA+%3C+2+and+os%3ASHRA+%3C+3+and+os%3ASWA+%3C+7+and+s%3ASSO+%3E+3+and+s%3ASHF+%3C+33+and+16+%3C+os%3ASHF+%3C+34+and+73+%3C+os%3ASPT+%3C+110+and+76+%3C+s%3ASPT+%3C+117+and+starter+rest+%3C+13+and+o%3Astarter+rest+%3C+11+and+day+%21%3D+Monday+and+-22.5+%3C+tS%28ou+margin%2C+N%3D6%29+%3C+10.5+and+-15+%3C+oS%28ou+margin%2C+N%3D6%29+and+team%3DMets+and+2014%3Dseason&amp;submit=++S+D+Q+L+%21++" xlink:type="simple">http://sportsdatabase.com/mlb/query?output=default&amp;sdql=H+and+-7+%3C+ou+streak+%3C+2+and+-6+%3C+o%3Aou+streak+%3C+2+and+SG+%3C+4+and+5+%3E+SGS+%3E+2+and+11.5+%3E+total+%3E+6+and+p%3Ahits+%3C+18+and+op%3Ahits+%3C+17+and+pp%3Ahits+%3C+18+and+3+%3C+ppp%3Ahits+%3C+17+and+pppp%3Ahits+%3C+16+and+ppppp%3Ahits+%3C+15+and+pppppp%3Ahits+%3E+2+and+opp%3Ahits+%3C+15+and+s%3ASRA+%3C+5+and+0+%3C+os%3ASRA+%3C+10+and+2+%3C+s%3ASHA+%3C+10+and+s%3ASHRA+%3C+2+and+os%3ASHRA+%3C+3+and+os%3ASWA+%3C+7+and+s%3ASSO+%3E+3+and+s%3ASHF+%3C+33+and+16+%3C+os%3ASHF+%3C+34+and+73+%3C+os%3ASPT+%3C+110+and+76+%3C+s%3ASPT+%3C+117+and+starter+rest+%3C+13+and+o%3Astarter+rest+%3C+11+and+day+%21%3D+Monday+and+-22.5+%3C+tS%28ou+margin%2C+N%3D6%29+%3C+10.5+and+-15+%3C+oS%28ou+margin%2C+N%3D6%29+and+team%3DMets+and+2014%3Dseason&amp;submit=++S+D+Q+L+%21++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Under</text:p>
          </table:table-cell>
          <table:table-cell table:style-name="ce20" table:formula="of:=[.C43]+[.D43]" office:value-type="float" office:value="10" calcext:value-type="float">
            <text:p>10</text:p>
          </table:table-cell>
          <table:table-cell table:style-name="ce15" table:formula="of:=([.C43]-[.D43])/SQRT([.C43]+[.D43])" office:value-type="float" office:value="3.16227766016838" calcext:value-type="float">
            <text:p>3.16</text:p>
          </table:table-cell>
          <table:table-cell table:style-name="ce15" table:formula="of:=ABS([.O43])" office:value-type="float" office:value="3.16227766016838" calcext:value-type="float">
            <text:p>3.16</text:p>
          </table:table-cell>
          <table:table-cell table:style-name="ce20" office:value-type="float" office:value="2" calcext:value-type="float">
            <text:p>2</text:p>
          </table:table-cell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4">
          <table:table-cell table:style-name="ce19" office:value-type="date" office:date-value="2014-11-09" calcext:value-type="date">
            <text:p>11/9/2014</text:p>
          </table:table-cell>
          <table:table-cell table:style-name="ce20" office:value-type="string" calcext:value-type="string">
            <text:p>MLB42</text:p>
          </table:table-cell>
          <table:table-cell table:style-name="ce20" office:value-type="float" office:value="669" calcext:value-type="float">
            <text:p>669</text:p>
          </table:table-cell>
          <table:table-cell table:style-name="ce20" office:value-type="float" office:value="435" calcext:value-type="float">
            <text:p>435</text:p>
          </table:table-cell>
          <table:table-cell table:style-name="ce15" office:value-type="float" office:value="160.13" calcext:value-type="float">
            <text:p>160.13</text:p>
          </table:table-cell>
          <table:table-cell table:style-name="ce21" office:value-type="percentage" office:value="0.111" calcext:value-type="percentage">
            <text:p>11.10%</text:p>
          </table:table-cell>
          <table:table-cell table:style-name="ce20" office:value-type="string" calcext:value-type="string">
            <text:p>SU</text:p>
          </table:table-cell>
          <table:table-cell table:style-name="ce20" table:number-columns-repeated="2"/>
          <table:table-cell table:style-name="ce10" office:value-type="string" calcext:value-type="string">
            <text:p>sA(SHRA) &lt;= .5 and p:BPRA &gt;= 4 and line&gt;=-140 and SG&gt;1</text:p>
          </table:table-cell>
          <table:table-cell table:style-name="ce13" office:value-type="string" calcext:value-type="string">
            <text:p><text:a xlink:href="http://sportsdatabase.com/mlb/query?output=default&amp;sdql=sA%28SHRA%29+%3C%3D+.5+and+p%3ABPRA+%3E%3D+4+and+line%3E%3D-140+and+SG%3E1&amp;submit=++S+D+Q+L+!++" xlink:type="simple">http://sportsdatabase.com/mlb/query?output=default&amp;sdql=sA%28SHRA%29+%3C%3D+.5+and+p%3ABPRA+%3E%3D+4+and+line%3E%3D-140+and+SG%3E1&amp;submit=++S+D+Q+L+!++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SU Fade</text:p>
          </table:table-cell>
          <table:table-cell table:style-name="ce20" table:formula="of:=[.C44]+[.D44]" office:value-type="float" office:value="1104" calcext:value-type="float">
            <text:p>1104</text:p>
          </table:table-cell>
          <table:table-cell table:style-name="ce15" table:formula="of:=([.C44]-[.D44])/SQRT([.C44]+[.D44])" office:value-type="float" office:value="7.0425724055175" calcext:value-type="float">
            <text:p>7.04</text:p>
          </table:table-cell>
          <table:table-cell table:style-name="ce15" table:formula="of:=ABS([.O44])" office:value-type="float" office:value="7.0425724055175" calcext:value-type="float">
            <text:p>7.04</text:p>
          </table:table-cell>
          <table:table-cell table:style-name="ce20" office:value-type="float" office:value="3" calcext:value-type="float">
            <text:p>3</text:p>
          </table:table-cell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4">
          <table:table-cell table:style-name="ce19" office:value-type="date" office:date-value="2014-11-09" calcext:value-type="date">
            <text:p>11/9/2014</text:p>
          </table:table-cell>
          <table:table-cell table:style-name="ce20" office:value-type="string" calcext:value-type="string">
            <text:p>MLB43</text:p>
          </table:table-cell>
          <table:table-cell table:style-name="ce20" office:value-type="float" office:value="95" calcext:value-type="float">
            <text:p>95</text:p>
          </table:table-cell>
          <table:table-cell table:style-name="ce20" office:value-type="float" office:value="18" calcext:value-type="float">
            <text:p>18</text:p>
          </table:table-cell>
          <table:table-cell table:style-name="ce15" office:value-type="float" office:value="65.32" calcext:value-type="float">
            <text:p>65.32</text:p>
          </table:table-cell>
          <table:table-cell table:style-name="ce20" office:value-type="string" calcext:value-type="string">
            <text:p>33,2%%</text:p>
          </table:table-cell>
          <table:table-cell table:style-name="ce20" office:value-type="string" calcext:value-type="string">
            <text:p>SU</text:p>
          </table:table-cell>
          <table:table-cell table:style-name="ce20" office:value-type="string" calcext:value-type="string">
            <text:p>HOME</text:p>
          </table:table-cell>
          <table:table-cell table:style-name="ce20" office:value-type="string" calcext:value-type="string">
            <text:p>FAV</text:p>
          </table:table-cell>
          <table:table-cell table:style-name="ce10" office:value-type="string" calcext:value-type="string">
            <text:p>HF and p:margin&gt;=7 and s:margin&gt;0 and SG&gt;1 and os:margin&lt;0 and tS(runs, N=9)&gt;oS(runs, N=9) and tA(BPRA, N=10) &lt; oA(BPRA, N=10) and o:site streak &gt; -8 and WP &gt; 48</text:p>
          </table:table-cell>
          <table:table-cell table:style-name="ce13" office:value-type="string" calcext:value-type="string">
            <text:p><text:a xlink:href="http://sportsdatabase.com/mlb/query?output=default&amp;sdql=HF+and+p%3Amargin%3E%3D7+and+s%3Amargin%3E0+and+SG%3E1+and+os%3Amargin%3C0+and+tS%28runs%2C+N%3D9%29%3EoS%28runs%2C+N%3D9%29+and+tA%28BPRA%2C+N%3D10%29+%3C+oA%28BPRA%2C+N%3D10%29+and+o%3Asite+streak+%3E+-8+and+WP+%3E+48&amp;submit=++S+D+Q+L+!++" xlink:type="simple">http://sportsdatabase.com/mlb/query?output=default&amp;sdql=HF+and+p%3Amargin%3E%3D7+and+s%3Amargin%3E0+and+SG%3E1+and+os%3Amargin%3C0+and+tS%28runs%2C+N%3D9%29%3EoS%28runs%2C+N%3D9%29+and+tA%28BPRA%2C+N%3D10%29+%3C+oA%28BPRA%2C+N%3D10%29+and+o%3Asite+streak+%3E+-8+and+WP+%3E+48&amp;submit=++S+D+Q+L+!++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SU Back</text:p>
          </table:table-cell>
          <table:table-cell table:style-name="ce20" table:formula="of:=[.C45]+[.D45]" office:value-type="float" office:value="113" calcext:value-type="float">
            <text:p>113</text:p>
          </table:table-cell>
          <table:table-cell table:style-name="ce15" table:formula="of:=([.C45]-[.D45])/SQRT([.C45]+[.D45])" office:value-type="float" office:value="7.2435506865537" calcext:value-type="float">
            <text:p>7.24</text:p>
          </table:table-cell>
          <table:table-cell table:style-name="ce15" table:formula="of:=ABS([.O45])" office:value-type="float" office:value="7.2435506865537" calcext:value-type="float">
            <text:p>7.24</text:p>
          </table:table-cell>
          <table:table-cell table:style-name="ce20" office:value-type="float" office:value="3" calcext:value-type="float">
            <text:p>3</text:p>
          </table:table-cell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4">
          <table:table-cell table:style-name="ce19" office:value-type="date" office:date-value="2014-11-09" calcext:value-type="date">
            <text:p>11/9/2014</text:p>
          </table:table-cell>
          <table:table-cell table:style-name="ce20" office:value-type="string" calcext:value-type="string">
            <text:p>MLB44</text:p>
          </table:table-cell>
          <table:table-cell table:style-name="ce20" office:value-type="float" office:value="45" calcext:value-type="float">
            <text:p>45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8.85" calcext:value-type="float">
            <text:p>38.85</text:p>
          </table:table-cell>
          <table:table-cell table:style-name="ce21" office:value-type="percentage" office:value="0.418" calcext:value-type="percentage">
            <text:p>41.80%</text:p>
          </table:table-cell>
          <table:table-cell table:style-name="ce20" office:value-type="string" calcext:value-type="string">
            <text:p>SU</text:p>
          </table:table-cell>
          <table:table-cell table:style-name="ce20" office:value-type="string" calcext:value-type="string">
            <text:p>HOME</text:p>
          </table:table-cell>
          <table:table-cell table:style-name="ce20" office:value-type="string" calcext:value-type="string">
            <text:p>FAV</text:p>
          </table:table-cell>
          <table:table-cell table:style-name="ce10" office:value-type="string" calcext:value-type="string">
            <text:p>p:site = home and site = home and op:site = away and p:line &lt;= -140 and line &lt;= -140 and 0 &lt; op:line and total &lt;= 8 and po:runs + 5 &lt;= p:runs and op:runs + 5 &lt; opo:runs and 10 &lt;= p:hits and 5 &lt;= op:hits and op:runs &lt;= 2 and p:errors &lt;= 1 and op:errors &lt;= 1 and 2004 &lt;= season</text:p>
          </table:table-cell>
          <table:table-cell table:style-name="ce13" office:value-type="string" calcext:value-type="string">
            <text:p><text:a xlink:href="http://sportsdatabase.com/mlb/query?output=default&amp;sdql=p%3Asite+%3D+home+and+site+%3D+home+and+op%3Asite+%3D+away+and+p%3Aline+%3C%3D+-140+and+line+%3C%3D+-140+and+0+%3C+op%3Aline+and+total+%3C%3D+8+and+po%3Aruns+%2B+5+%3C%3D+p%3Aruns+and+op%3Aruns+%2B+5+%3C+opo%3Aruns+and+10+%3C%3D+p%3Ahits+and+5+%3C%3D+op%3Ahits+and+op%3Aruns+%3C%3D+2+and+p%3Aerrors+%3C%3D+1+and+op%3Aerrors+%3C%3D+1+and+2004+%3C%3D+season&amp;submit=++S+D+Q+L+!++" xlink:type="simple">http://sportsdatabase.com/mlb/query?output=default&amp;sdql=p%3Asite+%3D+home+and+site+%3D+home+and+op%3Asite+%3D+away+and+p%3Aline+%3C%3D+-140+and+line+%3C%3D+-140+and+0+%3C+op%3Aline+and+total+%3C%3D+8+and+po%3Aruns+%2B+5+%3C%3D+p%3Aruns+and+op%3Aruns+%2B+5+%3C+opo%3Aruns+and+10+%3C%3D+p%3Ahits+and+5+%3C%3D+op%3Ahits+and+op%3Aruns+%3C%3D+2+and+p%3Aerrors+%3C%3D+1+and+op%3Aerrors+%3C%3D+1+and+2004+%3C%3D+season&amp;submit=++S+D+Q+L+!++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SU Back</text:p>
          </table:table-cell>
          <table:table-cell table:style-name="ce20" table:formula="of:=[.C46]+[.D46]" office:value-type="float" office:value="49" calcext:value-type="float">
            <text:p>49</text:p>
          </table:table-cell>
          <table:table-cell table:style-name="ce15" table:formula="of:=([.C46]-[.D46])/SQRT([.C46]+[.D46])" office:value-type="float" office:value="5.85714285714286" calcext:value-type="float">
            <text:p>5.86</text:p>
          </table:table-cell>
          <table:table-cell table:style-name="ce15" table:formula="of:=ABS([.O46])" office:value-type="float" office:value="5.85714285714286" calcext:value-type="float">
            <text:p>5.86</text:p>
          </table:table-cell>
          <table:table-cell table:style-name="ce20" office:value-type="float" office:value="3" calcext:value-type="float">
            <text:p>3</text:p>
          </table:table-cell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4">
          <table:table-cell table:style-name="ce19" office:value-type="date" office:date-value="2014-11-09" calcext:value-type="date">
            <text:p>11/9/2014</text:p>
          </table:table-cell>
          <table:table-cell table:style-name="ce20" office:value-type="string" calcext:value-type="string">
            <text:p>MLB45</text:p>
          </table:table-cell>
          <table:table-cell table:style-name="ce20" office:value-type="float" office:value="509" calcext:value-type="float">
            <text:p>509</text:p>
          </table:table-cell>
          <table:table-cell table:style-name="ce20" office:value-type="float" office:value="276" calcext:value-type="float">
            <text:p>276</text:p>
          </table:table-cell>
          <table:table-cell table:style-name="ce15" office:value-type="float" office:value="209.15" calcext:value-type="float">
            <text:p>209.15</text:p>
          </table:table-cell>
          <table:table-cell table:style-name="ce20" office:value-type="string" calcext:value-type="string">
            <text:p>23,2%%</text:p>
          </table:table-cell>
          <table:table-cell table:style-name="ce20" office:value-type="string" calcext:value-type="string">
            <text:p>OVER</text:p>
          </table:table-cell>
          <table:table-cell table:style-name="ce20" table:number-columns-repeated="2"/>
          <table:table-cell table:style-name="ce10" office:value-type="string" calcext:value-type="string">
            <text:p>p:HR = 2 and op:HR &lt; 3 and SG &lt; 5 and SG != 3 and 1 &lt; SGS &lt; 5 and s:SRA &lt; 6 and os:SRA &lt; 6 and (s:SHA + ss:SHA) &lt; 17 and (os:SHA + oss:SHA) &lt; 17 and 2.6 &lt; tA(runs, N=10) &lt; 6.8 and oA(runs, N=10) &lt; 6.6 and total &lt; 10.5 and 84 &lt; os:SPT &lt; 119 and starter rest &lt; 20 and o:starter rest &lt; 25 and (rest = 1 or rest = 0) and p:hits &lt; 17 and 3 &lt; op:hits &lt; 18 and .8 &lt; tA(doubles, N=10) &lt; 2.5 and .8 &lt; oA(doubles, N=10) &lt; 3.1 and day != Wednesday and -2 &lt; ou streak &lt; 5 and -2 &lt; ou streak &lt; 3 and month &lt; 10 and (game number &lt; 107 or game number &gt; 116) and tA(walks, N=10) &gt; 1.9 and 1.9 &lt; oA(walks, N=10) &lt; 4.7 and tA(BPRA, N=10) &gt; .4 and p:hits &gt; 5 and (start time - p:start time &lt; -306 or start time - p:start time &gt; -102) and (p:SO + op:SO) &gt; 7</text:p>
          </table:table-cell>
          <table:table-cell table:style-name="ce23" table:formula="of:=HYPERLINK(&quot;http://killersports.com/mlb/query?sdql=p%3AHR+%3D+2+and+op%3AHR+%3C+3+and+SG+%3C+5+and+SG+%21%3D+3+and+1+%3C+SGS+%3C+5+and+s%3ASRA+%3C+6+and+os%3ASRA+%3C+6+and+%28s%3ASHA+%2B+ss%3ASHA%29+%3C+17+and+%28os%3ASHA+%2B+oss%3ASHA%29+%3C+17+and+2.6+%3C+tA%28runs%2C+N%3D10%29+%3C+6.8+and+oA%28runs%2C+N%3D10%29+%3C+6.6+and+total+%3C+10.5+and+84+%3C+os%3ASPT+%3C+119+and+starter+rest+%3C+20+and+o%3Astarter+rest+%3C+25+and+%28rest+%3D+1+or+rest+%3D+0%29+and+p%3Ahits+%3C+17+and+3+%3C+op%3Ahits+%3C+18+and+.8+%3C+tA%28doubles%2C+N%3D10%29+%3C+2.5+and+.8+%3C+oA%28doubles%2C+N%3D10%29+%3C+3.1+and+day+%21%3D+Wednesday+and+-2+%3C+ou+streak+%3C+5+and+-2+%3C+ou+streak+%3C+3+and+month+%3C+10+and+%28game+number+%3C+107+or+game+number+%3E+116%29+and+tA%28walks%2C+N%3D10%29+%3E+1.9+and+1.9+%3C+oA%28walks%2C+N%3D10%29+%3C+4.7+and+tA%28BPRA%2C+N%3D10%29+%3E+.4+and+p%3Ahits+%3E+5+and+%28start+time+-+p%3Astart+time+%3C+-306+or+start+time+-+p%3Astart+time+%3E+-102%29+and+%28p%3ASO+%2B+op%3ASO%29+%3E+7&amp;submit=++S+D+Q+L+%21++&quot;;&quot;http://killersports.com/mlb/query?sdql=p%3AHR+%3D+2+and+op%3AHR+%3C+3+and+SG+%3C+5+and+SG+%21%3D+3+and+1+%3C+SGS+%3C+5+and+s%3ASRA+%3C+6+and+os%3ASRA+%3C+6+and+%28s%3ASHA+%2B+ss%3ASHA%29+%3C+17+and+%28os%3ASHA+%2B+oss%3ASHA%29+%3C+17+and+2.6+%3C+tA%28runs%2C+N%3D10%29+%3C+6.8+and+oA%28runs%2C+N%3D10%29+%3C+6.6+and+total+%3C+10.5+and+84+%3C+os%3ASPT+%3C+119+and+starter+rest+%3C+20+and+o%3Astarter+rest+%3C+25+and+%28rest+%3D+1+or+rest+%3D+0%29+and+p%3Ahits+%3C+17+and+3+%3C+op%3Ahits+%3C+18+and+.8+%3C+tA%28doubles%2C+N%3D10%29+%3C+2.5+and+.8+%3C+oA%28doubles%2C+N%3D10%29+%3C+3.1+and+day+%21%3D+Wednesday+and+-2+%3C+ou+streak+%3C+5+and+-2+%3C+ou+streak+%3C+3+and+month+%3C+10+and+%28game+number+%3C+107+or+game+number+%3E+116%29+and+tA%28walks%2C+N%3D10%29+%3E+1.9+and+1.9+%3C+oA%28walks%2C+N%3D10%29+%3C+4.7+and+tA%28BPRA%2C+N%3D10%29+%3E+.4+and+p%3Ahits+%3E+5+and+%28start+time+-+p%3Astart+time+%3C+-306+or+start+time+-+p%3Astart+time+%3E+-102%29+and+%28p%3ASO+%2B+op%3ASO%29+%3E+7&amp;submit=++S+D+Q+L+%21++&quot;)" office:value-type="string" office:string-value="http://killersports.com/mlb/query?sdql=p%3AHR+%3D+2+and+op%3AHR+%3C+3+and+SG+%3C+5+and+SG+%21%3D+3+and+1+%3C+SGS+%3C+5+and+s%3ASRA+%3C+6+and+os%3ASRA+%3C+6+and+%28s%3ASHA+%2B+ss%3ASHA%29+%3C+17+and+%28os%3ASHA+%2B+oss%3ASHA%29+%3C+17+and+2.6+%3C+tA%28runs%2C+N%3D10%29+%3C+6.8+and+oA%28runs%2C+N%3D10%29+%3C+6.6+and+total+%3C+10.5+and+84+%3C+os%3ASPT+%3C+119+and+starter+rest+%3C+20+and+o%3Astarter+rest+%3C+25+and+%28rest+%3D+1+or+rest+%3D+0%29+and+p%3Ahits+%3C+17+and+3+%3C+op%3Ahits+%3C+18+and+.8+%3C+tA%28doubles%2C+N%3D10%29+%3C+2.5+and+.8+%3C+oA%28doubles%2C+N%3D10%29+%3C+3.1+and+day+%21%3D+Wednesday+and+-2+%3C+ou+streak+%3C+5+and+-2+%3C+ou+streak+%3C+3+and+month+%3C+10+and+%28game+number+%3C+107+or+game+number+%3E+116%29+and+tA%28walks%2C+N%3D10%29+%3E+1.9+and+1.9+%3C+oA%28walks%2C+N%3D10%29+%3C+4.7+and+tA%28BPRA%2C+N%3D10%29+%3E+.4+and+p%3Ahits+%3E+5+and+%28start+time+-+p%3Astart+time+%3C+-306+or+start+time+-+p%3Astart+time+%3E+-102%29+and+%28p%3ASO+%2B+op%3ASO%29+%3E+7&amp;submit=++S+D+Q+L+%21++" calcext:value-type="string">
            <text:p>http://killersports.com/mlb/query?sdql=p%3AHR+%3D+2+and+op%3AHR+%3C+3+and+SG+%3C+5+and+SG+%21%3D+3+and+1+%3C+SGS+%3C+5+and+s%3ASRA+%3C+6+and+os%3ASRA+%3C+6+and+%28s%3ASHA+%2B+ss%3ASHA%29+%3C+17+and+%28os%3ASHA+%2B+oss%3ASHA%29+%3C+17+and+2.6+%3C+tA%28runs%2C+N%3D10%29+%3C+6.8+and+oA%28runs%2C+N%3D10%29+%3C+6.6+and+total+%3C+10.5+and+84+%3C+os%3ASPT+%3C+119+and+starter+rest+%3C+20+and+o%3Astarter+rest+%3C+25+and+%28rest+%3D+1+or+rest+%3D+0%29+and+p%3Ahits+%3C+17+and+3+%3C+op%3Ahits+%3C+18+and+.8+%3C+tA%28doubles%2C+N%3D10%29+%3C+2.5+and+.8+%3C+oA%28doubles%2C+N%3D10%29+%3C+3.1+and+day+%21%3D+Wednesday+and+-2+%3C+ou+streak+%3C+5+and+-2+%3C+ou+streak+%3C+3+and+month+%3C+10+and+%28game+number+%3C+107+or+game+number+%3E+116%29+and+tA%28walks%2C+N%3D10%29+%3E+1.9+and+1.9+%3C+oA%28walks%2C+N%3D10%29+%3C+4.7+and+tA%28BPRA%2C+N%3D10%29+%3E+.4+and+p%3Ahits+%3E+5+and+%28start+time+-+p%3Astart+time+%3C+-306+or+start+time+-+p%3Astart+time+%3E+-102%29+and+%28p%3ASO+%2B+op%3ASO%29+%3E+7&amp;submit=++S+D+Q+L+%21++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Over</text:p>
          </table:table-cell>
          <table:table-cell table:style-name="ce20" table:formula="of:=[.C47]+[.D47]" office:value-type="float" office:value="785" calcext:value-type="float">
            <text:p>785</text:p>
          </table:table-cell>
          <table:table-cell table:style-name="ce15" table:formula="of:=([.C47]-[.D47])/SQRT([.C47]+[.D47])" office:value-type="float" office:value="8.31612660939211" calcext:value-type="float">
            <text:p>8.32</text:p>
          </table:table-cell>
          <table:table-cell table:style-name="ce15" table:formula="of:=ABS([.O47])" office:value-type="float" office:value="8.31612660939211" calcext:value-type="float">
            <text:p>8.32</text:p>
          </table:table-cell>
          <table:table-cell table:style-name="ce20" office:value-type="float" office:value="3" calcext:value-type="float">
            <text:p>3</text:p>
          </table:table-cell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4">
          <table:table-cell table:style-name="ce19" office:value-type="date" office:date-value="2014-11-09" calcext:value-type="date">
            <text:p>11/9/2014</text:p>
          </table:table-cell>
          <table:table-cell table:style-name="ce20" office:value-type="string" calcext:value-type="string">
            <text:p>MLB46</text:p>
          </table:table-cell>
          <table:table-cell table:style-name="ce20" office:value-type="float" office:value="816" calcext:value-type="float">
            <text:p>816</text:p>
          </table:table-cell>
          <table:table-cell table:style-name="ce20" office:value-type="float" office:value="842" calcext:value-type="float">
            <text:p>842</text:p>
          </table:table-cell>
          <table:table-cell table:style-name="ce15" office:value-type="float" office:value="261.05" calcext:value-type="float">
            <text:p>261.05</text:p>
          </table:table-cell>
          <table:table-cell table:style-name="ce21" office:value-type="percentage" office:value="0.157" calcext:value-type="percentage">
            <text:p>15.70%</text:p>
          </table:table-cell>
          <table:table-cell table:style-name="ce20" office:value-type="string" calcext:value-type="string">
            <text:p>SU</text:p>
          </table:table-cell>
          <table:table-cell table:style-name="ce20" office:value-type="string" calcext:value-type="string">
            <text:p>AWAY</text:p>
          </table:table-cell>
          <table:table-cell table:style-name="ce20" office:value-type="string" calcext:value-type="string">
            <text:p>DOG</text:p>
          </table:table-cell>
          <table:table-cell table:style-name="ce10" office:value-type="string" calcext:value-type="string">
            <text:p>AD and (SG = 1 or SG = 3) and playoffs = 0 and streak &gt; -4 and -8 &lt; o:streak &lt; 6 and -7 &lt; p:margin &lt; 10 and -10 &lt; op:margin &lt; 9 and p:runs &lt; 13 and op:runs != 0 and p:hits &gt; 1 and 3 &lt; op:hits &lt; 15 and op:doubles &lt; 6 and p:triples &lt; 3 and op:triples &lt; 2 and p:SO &gt; 3 and 2 &lt; op:SO &lt; 17 and 3 &lt; p:ground balls &lt; 21 and 2 &lt; op:ground balls &lt; 24 and p:fly balls &lt; 16 and 2 &lt; op:fly balls &lt; 16 and op:BPRA &lt; 9 and 1.5 &lt; p:SIP &lt; 8.1 and 1.9 &lt; op:SIP &lt; 8.5 and 33 &lt; p:SPT &lt; 116 and 48 &lt; op:SPT &lt; 111 and op:SHF &lt; 34 and 27 &lt; p:batters faced &lt; 46 and 28 &lt; op:batters faced &lt; 57 and p:at bats + p:walks &lt; 48 and op:at bats + op:walks &lt; 46 and 0 &lt; p:TLOB &lt; 12 and 0 &lt; op:TLOB &lt; 13 and (14 &gt; site streak &gt; 5 or -1 &gt; site streak &gt; -12) and (1 &lt; o:site streak &lt; 10 or -11 &lt; o:site streak &lt; -5) and (conference = AL or o:conference = NL) and op:RMAX &lt; 8 and op:errors &lt; 4 and os:SHA &lt; 12 and os:SRA &lt; 7 and 0 &lt; os:SWA &lt; 5 and s:SPT &gt; 83 and starter rest &lt; 12 and s:SIP &gt; 4.9</text:p>
          </table:table-cell>
          <table:table-cell table:style-name="ce23" table:formula="of:=HYPERLINK(&quot;http://killersports.com/mlb/query?sdql=ad+and+%28sg+%3d+1+or+sg+%3d+3%29+and+playoffs+%3d+0+and+streak+%3e+-4+and+-8+%3c+o%3astreak+%3c+6+and+-7+%3c+p%3amargin+%3c+10+and+-10+%3c+op%3amargin+%3c+9+and+p%3aruns+%3c+13+and+op%3aruns+%21%3d+0+and+p%3ahits+%3e+1+and+3+%3c+op%3ahits+%3c+15+and+op%3adoubles+%3c+6+and+p%3atriples+%3c+3+and+op%3atriples+%3c+2+and+p%3aso+%3e+3+and+2+%3c+op%3aso+%3c+17+and+3+%3c+p%3aground+balls+%3c+21+and+2+%3c+op%3aground+balls+%3c+24+and+p%3afly+balls+%3c+16+and+2+%3c+op%3afly+balls+%3c+16+and+op%3abpra+%3c+9+and+1.5+%3c+p%3asip+%3c+8.1+and+1.9+%3c+op%3asip+%3c+8.5+and+33+%3c+p%3aspt+%3c+116+and+48+%3c+op%3aspt+%3c+111+and+op%3ashf+%3c+34+and+27+%3c+p%3abatters+faced+%3c+46+and+28+%3c+op%3abatters+faced+%3c+57+and+p%3aat+bats+%2b+p%3awalks+%3c+48+and+op%3aat+bats+%2b+op%3awalks+%3c+46+and+0+%3c+p%3atlob+%3c+12+and+0+%3c+op%3atlob+%3c+13+and+%2814+%3e+site+streak+%3e+5+or+-1+%3e+site+streak+%3e+-12%29+and+%281+%3c+o%3asite+streak+%3c+10+or+-11+%3c+o%3asite+streak+%3c+-5%29+and+%28c;)" office:value-type="string" office:string-value="" calcext:value-type="error">
            <text:p>Err:513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SU Back</text:p>
          </table:table-cell>
          <table:table-cell table:style-name="ce20" table:formula="of:=[.C48]+[.D48]" office:value-type="float" office:value="1658" calcext:value-type="float">
            <text:p>1658</text:p>
          </table:table-cell>
          <table:table-cell table:style-name="ce15" table:formula="of:=([.C48]-[.D48])/SQRT([.C48]+[.D48])" office:value-type="float" office:value="-0.638529674136382" calcext:value-type="float">
            <text:p>-0.64</text:p>
          </table:table-cell>
          <table:table-cell table:style-name="ce15" table:formula="of:=ABS([.O48])" office:value-type="float" office:value="0.638529674136382" calcext:value-type="float">
            <text:p>0.64</text:p>
          </table:table-cell>
          <table:table-cell table:style-name="ce20" office:value-type="float" office:value="3" calcext:value-type="float">
            <text:p>3</text:p>
          </table:table-cell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4">
          <table:table-cell table:style-name="ce19" office:value-type="date" office:date-value="2014-11-09" calcext:value-type="date">
            <text:p>11/9/2014</text:p>
          </table:table-cell>
          <table:table-cell table:style-name="ce20" office:value-type="string" calcext:value-type="string">
            <text:p>MLB47</text:p>
          </table:table-cell>
          <table:table-cell table:style-name="ce20" office:value-type="float" office:value="333" calcext:value-type="float">
            <text:p>333</text:p>
          </table:table-cell>
          <table:table-cell table:style-name="ce20" office:value-type="float" office:value="172" calcext:value-type="float">
            <text:p>172</text:p>
          </table:table-cell>
          <table:table-cell table:style-name="ce15" office:value-type="float" office:value="170.23" calcext:value-type="float">
            <text:p>170.23</text:p>
          </table:table-cell>
          <table:table-cell table:style-name="ce21" office:value-type="percentage" office:value="0.281" calcext:value-type="percentage">
            <text:p>28.10%</text:p>
          </table:table-cell>
          <table:table-cell table:style-name="ce20" office:value-type="string" calcext:value-type="string">
            <text:p>SU</text:p>
          </table:table-cell>
          <table:table-cell table:style-name="ce20" table:number-columns-repeated="2"/>
          <table:table-cell table:style-name="ce10" office:value-type="string" calcext:value-type="string">
            <text:p>s:SRA &lt; 2 and 5 &gt; ss:SRA &gt; 0 and sss:SRA &lt; 4 and ssss:SRA &lt; 6 and 0 &lt; sssss:SRA &lt; 8 and os:SRA &lt; 5 and SG &lt; 4 and day != Tuesday and day != Thursday and 4 &lt; starter rest &lt; 10 and o:starter rest &lt; 11 and 161 &gt; game number &gt; 27 and line &gt; -165 and 2 &gt; p:margin &gt; -9 and 11.2 &gt; tA(hits, N=10) &gt; 6.7 and 6.2 &lt; oA(hits, N=10) &lt; 11.3 and STDSWHIP &gt; .948 and ss:SPT &gt; 67 and 40 &lt; oss:SPT &lt; 113 and tA(doubles, N=10) &lt; 2.5 and tA(errors, N=10) &gt; .1 and .3 &lt; oA(BPRA, N=10) &lt; 2.6 and tA(BPRA, N=10) &lt; 2.8</text:p>
          </table:table-cell>
          <table:table-cell table:style-name="ce13" office:value-type="string" calcext:value-type="string">
            <text:p><text:a xlink:href="http://killersports.com/mlb/query?sdql=s%3ASRA+%3C+2+and+5+%3E+ss%3ASRA+%3E+0+and+sss%3ASRA+%3C+4+and+ssss%3ASRA+%3C+6+and+0+%3C+sssss%3ASRA+%3C+8+and+os%3ASRA+%3C+5+and+SG+%3C+4+and+day+%21%3D+Tuesday+and+day+%21%3D+Thursday+and+4+%3C+starter+rest+%3C+10+and+o%3Astarter+rest+%3C+11+and+161+%3E+game+number+%3E+27+and+line+%3E+-165+and+2+%3E+p%3Amargin+%3E+-9+and+11.2+%3E+tA%28hits%2C+N%3D10%29+%3E+6.7+and+6.2+%3C+oA%28hits%2C+N%3D10%29+%3C+11.3+and+STDSWHIP+%3E+.948+and+ss%3ASPT+%3E+67+and+40+%3C+oss%3ASPT+%3C+113+and+tA%28doubles%2C+N%3D10%29+%3C+2.5+and+tA%28errors%2C+N%3D10%29+%3E+.1+and+.3+%3C+oA%28BPRA%2C+N%3D10%29+%3C+2.6+and+tA%28BPRA%2C+N%3D10%29+%3C+2.8&amp;submit=++S+D+Q+L+%21++" xlink:type="simple">http://killersports.com/mlb/query?sdql=s%3ASRA+%3C+2+and+5+%3E+ss%3ASRA+%3E+0+and+sss%3ASRA+%3C+4+and+ssss%3ASRA+%3C+6+and+0+%3C+sssss%3ASRA+%3C+8+and+os%3ASRA+%3C+5+and+SG+%3C+4+and+day+%21%3D+Tuesday+and+day+%21%3D+Thursday+and+4+%3C+starter+rest+%3C+10+and+o%3Astarter+rest+%3C+11+and+161+%3E+game+number+%3E+27+and+line+%3E+-165+and+2+%3E+p%3Amargin+%3E+-9+and+11.2+%3E+tA%28hits%2C+N%3D10%29+%3E+6.7+and+6.2+%3C+oA%28hits%2C+N%3D10%29+%3C+11.3+and+STDSWHIP+%3E+.948+and+ss%3ASPT+%3E+67+and+40+%3C+oss%3ASPT+%3C+113+and+tA%28doubles%2C+N%3D10%29+%3C+2.5+and+tA%28errors%2C+N%3D10%29+%3E+.1+and+.3+%3C+oA%28BPRA%2C+N%3D10%29+%3C+2.6+and+tA%28BPRA%2C+N%3D10%29+%3C+2.8&amp;submit=++S+D+Q+L+%21++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SU Fade</text:p>
          </table:table-cell>
          <table:table-cell table:style-name="ce20" table:formula="of:=[.C49]+[.D49]" office:value-type="float" office:value="505" calcext:value-type="float">
            <text:p>505</text:p>
          </table:table-cell>
          <table:table-cell table:style-name="ce15" table:formula="of:=([.C49]-[.D49])/SQRT([.C49]+[.D49])" office:value-type="float" office:value="7.16440596778876" calcext:value-type="float">
            <text:p>7.16</text:p>
          </table:table-cell>
          <table:table-cell table:style-name="ce15" table:formula="of:=ABS([.O49])" office:value-type="float" office:value="7.16440596778876" calcext:value-type="float">
            <text:p>7.16</text:p>
          </table:table-cell>
          <table:table-cell table:style-name="ce20" office:value-type="float" office:value="3" calcext:value-type="float">
            <text:p>3</text:p>
          </table:table-cell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4">
          <table:table-cell table:style-name="ce19" office:value-type="date" office:date-value="2014-11-09" calcext:value-type="date">
            <text:p>11/9/2014</text:p>
          </table:table-cell>
          <table:table-cell table:style-name="ce20" office:value-type="string" calcext:value-type="string">
            <text:p>MLB48</text:p>
          </table:table-cell>
          <table:table-cell table:style-name="ce20" office:value-type="float" office:value="152" calcext:value-type="float">
            <text:p>152</text:p>
          </table:table-cell>
          <table:table-cell table:style-name="ce20" office:value-type="float" office:value="62" calcext:value-type="float">
            <text:p>62</text:p>
          </table:table-cell>
          <table:table-cell table:style-name="ce15" office:value-type="float" office:value="85.1" calcext:value-type="float">
            <text:p>85.10</text:p>
          </table:table-cell>
          <table:table-cell table:style-name="ce21" office:value-type="percentage" office:value="0.344" calcext:value-type="percentage">
            <text:p>34.40%</text:p>
          </table:table-cell>
          <table:table-cell table:style-name="ce20" office:value-type="string" calcext:value-type="string">
            <text:p>UNDER</text:p>
          </table:table-cell>
          <table:table-cell table:style-name="ce20" table:number-columns-repeated="2"/>
          <table:table-cell table:style-name="ce10" office:value-type="string" calcext:value-type="string">
            <text:p>H and 9.5 &gt; total &gt; 7.5 and SG = 3 and SGS &lt; 6 and playoffs = 0 and 73 &lt; os:SPT &lt; 109 and o:starter rest &gt; 6 and month != 6 and 2 &lt; p:hits &lt; 16 and 1 &lt; tA(doubles, N=10) &lt; 2.3</text:p>
          </table:table-cell>
          <table:table-cell table:style-name="ce13" office:value-type="string" calcext:value-type="string">
            <text:p><text:a xlink:href="http://killersports.com/mlb/query?sdql=H+and+9.5+%3E+total+%3E+7.5+and+SG+%3D+3+and+SGS+%3C+6+and+playoffs+%3D+0+and+73+%3C+os%3ASPT+%3C+109+and+o%3Astarter+rest+%3E+6+and+month+%21%3D+6+and+2+%3C+p%3Ahits+%3C+16+and+1+%3C+tA%28doubles%2C+N%3D10%29+%3C+2.3&amp;submit=++S+D+Q+L+%21++" xlink:type="simple">http://killersports.com/mlb/query?sdql=H+and+9.5+%3E+total+%3E+7.5+and+SG+%3D+3+and+SGS+%3C+6+and+playoffs+%3D+0+and+73+%3C+os%3ASPT+%3C+109+and+o%3Astarter+rest+%3E+6+and+month+%21%3D+6+and+2+%3C+p%3Ahits+%3C+16+and+1+%3C+tA%28doubles%2C+N%3D10%29+%3C+2.3&amp;submit=++S+D+Q+L+%21++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Under</text:p>
          </table:table-cell>
          <table:table-cell table:style-name="ce20" table:formula="of:=[.C50]+[.D50]" office:value-type="float" office:value="214" calcext:value-type="float">
            <text:p>214</text:p>
          </table:table-cell>
          <table:table-cell table:style-name="ce15" table:formula="of:=([.C50]-[.D50])/SQRT([.C50]+[.D50])" office:value-type="float" office:value="6.15227334322197" calcext:value-type="float">
            <text:p>6.15</text:p>
          </table:table-cell>
          <table:table-cell table:style-name="ce15" table:formula="of:=ABS([.O50])" office:value-type="float" office:value="6.15227334322197" calcext:value-type="float">
            <text:p>6.15</text:p>
          </table:table-cell>
          <table:table-cell table:style-name="ce20" office:value-type="float" office:value="3" calcext:value-type="float">
            <text:p>3</text:p>
          </table:table-cell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4">
          <table:table-cell table:style-name="ce19" office:value-type="date" office:date-value="2014-11-09" calcext:value-type="date">
            <text:p>11/9/2014</text:p>
          </table:table-cell>
          <table:table-cell table:style-name="ce20" office:value-type="string" calcext:value-type="string">
            <text:p>MLB49</text:p>
          </table:table-cell>
          <table:table-cell table:style-name="ce20" office:value-type="float" office:value="332" calcext:value-type="float">
            <text:p>332</text:p>
          </table:table-cell>
          <table:table-cell table:style-name="ce20" office:value-type="float" office:value="131" calcext:value-type="float">
            <text:p>131</text:p>
          </table:table-cell>
          <table:table-cell table:style-name="ce15" office:value-type="float" office:value="179.17" calcext:value-type="float">
            <text:p>179.17</text:p>
          </table:table-cell>
          <table:table-cell table:style-name="ce21" office:value-type="percentage" office:value="0.282" calcext:value-type="percentage">
            <text:p>28.20%</text:p>
          </table:table-cell>
          <table:table-cell table:style-name="ce20" office:value-type="string" calcext:value-type="string">
            <text:p>SU</text:p>
          </table:table-cell>
          <table:table-cell table:style-name="ce20" table:number-columns-repeated="2"/>
          <table:table-cell table:style-name="ce10" office:value-type="string" calcext:value-type="string">
            <text:p>tA(BPRA) &lt; oA(BPRA) and SG = 2 and s:SRA &lt; 5 and 8 &gt; ss:SRA &gt; 0 and (s:SHA + s:SWA) &lt; 12 and os:SHRA &gt; 0 and oss:SHRA &lt; 2 and (game number &lt; 41 or 87 &gt; game number &gt; 61 or 103 &gt; game number &gt; 90 or game number &gt; 130) and op:HR &lt; 4 and op:hits &lt; 14 and p:margin &gt; -7 and -10 &lt; pp:margin &lt; 9 and -10 &lt; opp:margin &lt; 9 and streak &gt; -4 and tA(hits, N=10) &gt; 8.1 and oA(runs, N=10) &lt; 5.3 and -243 &lt; line &lt; 165 and s:SPT &gt; 76 and os:SPT &gt; 66 and SGS &lt; 5 and oA(doubles, N=10) &lt; 2.6 and tA(errors, N=10) &lt; 1.2</text:p>
          </table:table-cell>
          <table:table-cell table:style-name="ce13" office:value-type="string" calcext:value-type="string">
            <text:p><text:a xlink:href="http://killersports.com/mlb/query?sdql=tA%28BPRA%29+%3C+oA%28BPRA%29+and+SG+%3D+2+and+s%3ASRA+%3C+5+and+8+%3E+ss%3ASRA+%3E+0+and+%28s%3ASHA+%2B+s%3ASWA%29+%3C+12+and+os%3ASHRA+%3E+0+and+oss%3ASHRA+%3C+2+and+%28game+number+%3C+41+or+87+%3E+game+number+%3E+61+or+103+%3E+game+number+%3E+90+or+game+number+%3E+130%29+and+op%3AHR+%3C+4+and+op%3Ahits+%3C+14+and+p%3Amargin+%3E+-7+and+-10+%3C+pp%3Amargin+%3C+9+and+-10+%3C+opp%3Amargin+%3C+9+and+streak+%3E+-4+and+tA%28hits%2C+N%3D10%29+%3E+8.1+and+oA%28runs%2C+N%3D10%29+%3C+5.3+and+-243+%3C+line+%3C+165+and+s%3ASPT+%3E+76+and+os%3ASPT+%3E+66+and+SGS+%3C+5+and+oA%28doubles%2C+N%3D10%29+%3C+2.6+and+tA%28errors%2C+N%3D10%29+%3C+1.2&amp;submit=++S+D+Q+L+%21++" xlink:type="simple">http://killersports.com/mlb/query?sdql=tA%28BPRA%29+%3C+oA%28BPRA%29+and+SG+%3D+2+and+s%3ASRA+%3C+5+and+8+%3E+ss%3ASRA+%3E+0+and+%28s%3ASHA+%2B+s%3ASWA%29+%3C+12+and+os%3ASHRA+%3E+0+and+oss%3ASHRA+%3C+2+and+%28game+number+%3C+41+or+87+%3E+game+number+%3E+61+or+103+%3E+game+number+%3E+90+or+game+number+%3E+130%29+and+op%3AHR+%3C+4+and+op%3Ahits+%3C+14+and+p%3Amargin+%3E+-7+and+-10+%3C+pp%3Amargin+%3C+9+and+-10+%3C+opp%3Amargin+%3C+9+and+streak+%3E+-4+and+tA%28hits%2C+N%3D10%29+%3E+8.1+and+oA%28runs%2C+N%3D10%29+%3C+5.3+and+-243+%3C+line+%3C+165+and+s%3ASPT+%3E+76+and+os%3ASPT+%3E+66+and+SGS+%3C+5+and+oA%28doubles%2C+N%3D10%29+%3C+2.6+and+tA%28errors%2C+N%3D10%29+%3C+1.2&amp;submit=++S+D+Q+L+%21++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SU Back</text:p>
          </table:table-cell>
          <table:table-cell table:style-name="ce20" table:formula="of:=[.C51]+[.D51]" office:value-type="float" office:value="463" calcext:value-type="float">
            <text:p>463</text:p>
          </table:table-cell>
          <table:table-cell table:style-name="ce15" table:formula="of:=([.C51]-[.D51])/SQRT([.C51]+[.D51])" office:value-type="float" office:value="9.34126218803748" calcext:value-type="float">
            <text:p>9.34</text:p>
          </table:table-cell>
          <table:table-cell table:style-name="ce15" table:formula="of:=ABS([.O51])" office:value-type="float" office:value="9.34126218803748" calcext:value-type="float">
            <text:p>9.34</text:p>
          </table:table-cell>
          <table:table-cell table:style-name="ce20" office:value-type="float" office:value="3" calcext:value-type="float">
            <text:p>3</text:p>
          </table:table-cell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4">
          <table:table-cell table:style-name="ce19" office:value-type="date" office:date-value="2014-11-09" calcext:value-type="date">
            <text:p>11/9/2014</text:p>
          </table:table-cell>
          <table:table-cell table:style-name="ce20" office:value-type="string" calcext:value-type="string">
            <text:p>MLB50</text:p>
          </table:table-cell>
          <table:table-cell table:style-name="ce20" office:value-type="float" office:value="152" calcext:value-type="float">
            <text:p>152</text:p>
          </table:table-cell>
          <table:table-cell table:style-name="ce20" office:value-type="float" office:value="57" calcext:value-type="float">
            <text:p>57</text:p>
          </table:table-cell>
          <table:table-cell table:style-name="ce15" office:value-type="float" office:value="89.75" calcext:value-type="float">
            <text:p>89.75</text:p>
          </table:table-cell>
          <table:table-cell table:style-name="ce21" office:value-type="percentage" office:value="0.372" calcext:value-type="percentage">
            <text:p>37.20%</text:p>
          </table:table-cell>
          <table:table-cell table:style-name="ce20" office:value-type="string" calcext:value-type="string">
            <text:p>UNDER</text:p>
          </table:table-cell>
          <table:table-cell table:style-name="ce20" table:number-columns-repeated="2"/>
          <table:table-cell table:style-name="ce10" office:value-type="string" calcext:value-type="string">
            <text:p>H and .5 &lt; tA(HR, N=10) &lt; 1.1 and p:HR &lt; 2 and 1.6 &gt; oA(HR, N=10) &gt; .8 and op:HR &lt; 2 and s:SHRA &lt; 2 and os:SHRA &lt; 2 and ss:SHRA = 0 and opp:HR &lt; 2 and p:hits &lt; 16 and op:hits &gt; 5 and opp:hits &gt; 4 and oppp:hits &gt; 5 and 2 &lt; opppp:hits &lt; 18 and s:SPT &lt; 111 and 74 &lt; ss:SPT &lt; 115 and starter rest &lt; 8 and o:starter rest &lt; 8 and SGS != 2 and day != Saturday and p:BPRA &lt; 4</text:p>
          </table:table-cell>
          <table:table-cell table:style-name="ce13" office:value-type="string" calcext:value-type="string">
            <text:p><text:a xlink:href="http://killersports.com/mlb/query?sdql=H+and+.5+%3C+tA%28HR%2C+N%3D10%29+%3C+1.1+and+p%3AHR+%3C+2+and+1.6+%3E+oA%28HR%2C+N%3D10%29+%3E+.8+and+op%3AHR+%3C+2+and+s%3ASHRA+%3C+2+and+os%3ASHRA+%3C+2+and+ss%3ASHRA+%3D+0+and+opp%3AHR+%3C+2+and+p%3Ahits+%3C+16+and+op%3Ahits+%3E+5+and+opp%3Ahits+%3E+4+and+oppp%3Ahits+%3E+5+and+2+%3C+opppp%3Ahits+%3C+18+and+s%3ASPT+%3C+111+and+74+%3C+ss%3ASPT+%3C+115+and+starter+rest+%3C+8+and+o%3Astarter+rest+%3C+8+and+SGS+!%3D+2+and+day+!%3D+Saturday+and+p%3ABPRA+%3C+4&amp;submit=++S+D+Q+L+!++" xlink:type="simple">http://killersports.com/mlb/query?sdql=H+and+.5+%3C+tA%28HR%2C+N%3D10%29+%3C+1.1+and+p%3AHR+%3C+2+and+1.6+%3E+oA%28HR%2C+N%3D10%29+%3E+.8+and+op%3AHR+%3C+2+and+s%3ASHRA+%3C+2+and+os%3ASHRA+%3C+2+and+ss%3ASHRA+%3D+0+and+opp%3AHR+%3C+2+and+p%3Ahits+%3C+16+and+op%3Ahits+%3E+5+and+opp%3Ahits+%3E+4+and+oppp%3Ahits+%3E+5+and+2+%3C+opppp%3Ahits+%3C+18+and+s%3ASPT+%3C+111+and+74+%3C+ss%3ASPT+%3C+115+and+starter+rest+%3C+8+and+o%3Astarter+rest+%3C+8+and+SGS+!%3D+2+and+day+!%3D+Saturday+and+p%3ABPRA+%3C+4&amp;submit=++S+D+Q+L+!++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Under</text:p>
          </table:table-cell>
          <table:table-cell table:style-name="ce20" table:formula="of:=[.C52]+[.D52]" office:value-type="float" office:value="209" calcext:value-type="float">
            <text:p>209</text:p>
          </table:table-cell>
          <table:table-cell table:style-name="ce15" table:formula="of:=([.C52]-[.D52])/SQRT([.C52]+[.D52])" office:value-type="float" office:value="6.57128740672771" calcext:value-type="float">
            <text:p>6.57</text:p>
          </table:table-cell>
          <table:table-cell table:style-name="ce15" table:formula="of:=ABS([.O52])" office:value-type="float" office:value="6.57128740672771" calcext:value-type="float">
            <text:p>6.57</text:p>
          </table:table-cell>
          <table:table-cell table:style-name="ce20" office:value-type="float" office:value="3" calcext:value-type="float">
            <text:p>3</text:p>
          </table:table-cell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4">
          <table:table-cell table:style-name="ce19" office:value-type="date" office:date-value="2014-11-09" calcext:value-type="date">
            <text:p>11/9/2014</text:p>
          </table:table-cell>
          <table:table-cell table:style-name="ce20" office:value-type="string" calcext:value-type="string">
            <text:p>MLB51</text:p>
          </table:table-cell>
          <table:table-cell table:style-name="ce20" office:value-type="float" office:value="123" calcext:value-type="float">
            <text:p>123</text:p>
          </table:table-cell>
          <table:table-cell table:style-name="ce20" office:value-type="float" office:value="38" calcext:value-type="float">
            <text:p>38</text:p>
          </table:table-cell>
          <table:table-cell table:style-name="ce15" office:value-type="float" office:value="64.61" calcext:value-type="float">
            <text:p>64.61</text:p>
          </table:table-cell>
          <table:table-cell table:style-name="ce21" office:value-type="percentage" office:value="0.249" calcext:value-type="percentage">
            <text:p>24.90%</text:p>
          </table:table-cell>
          <table:table-cell table:style-name="ce20" office:value-type="string" calcext:value-type="string">
            <text:p>SU</text:p>
          </table:table-cell>
          <table:table-cell table:style-name="ce20"/>
          <table:table-cell table:style-name="ce20" office:value-type="string" calcext:value-type="string">
            <text:p>FAV</text:p>
          </table:table-cell>
          <table:table-cell table:style-name="ce10" office:value-type="string" calcext:value-type="string">
            <text:p>F and line &lt;= -130 and s:SRA &lt; 7 and 5 &lt;= s:SIP &lt; 9 and tS(hits) / tS(at bats) &lt; 0.265 and 4.7 &lt;= o:STDSERA &lt;= 6.0 and oS(hits+walks, N=18) / oS(at bats, N=18) &gt; 0.365 and conference = AL</text:p>
          </table:table-cell>
          <table:table-cell table:style-name="ce13" office:value-type="string" calcext:value-type="string">
            <text:p><text:a xlink:href="http://killersports.com/mlb/query?sdql=F+and+line+%3C%3D+-130+and+s%3ASRA+%3C+7+and+5+%3C%3D+s%3ASIP+%3C+9+and+tS%28hits%29+%2F+tS%28at+bats%29+%3C+0.265+and+4.7+%3C%3D+o%3ASTDSERA+%3C%3D+6.0+and+oS%28hits%2Bwalks%2C+N%3D18%29+%2F+oS%28at+bats%2C+N%3D18%29+%3E+0.365+and+conference+%3D+AL+&amp;submit=++S+D+Q+L+!++" xlink:type="simple">http://killersports.com/mlb/query?sdql=F+and+line+%3C%3D+-130+and+s%3ASRA+%3C+7+and+5+%3C%3D+s%3ASIP+%3C+9+and+tS%28hits%29+%2F+tS%28at+bats%29+%3C+0.265+and+4.7+%3C%3D+o%3ASTDSERA+%3C%3D+6.0+and+oS%28hits%2Bwalks%2C+N%3D18%29+%2F+oS%28at+bats%2C+N%3D18%29+%3E+0.365+and+conference+%3D+AL+&amp;submit=++S+D+Q+L+!++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SU Back</text:p>
          </table:table-cell>
          <table:table-cell table:style-name="ce20" table:formula="of:=[.C53]+[.D53]" office:value-type="float" office:value="161" calcext:value-type="float">
            <text:p>161</text:p>
          </table:table-cell>
          <table:table-cell table:style-name="ce15" table:formula="of:=([.C53]-[.D53])/SQRT([.C53]+[.D53])" office:value-type="float" office:value="6.69893845303236" calcext:value-type="float">
            <text:p>6.70</text:p>
          </table:table-cell>
          <table:table-cell table:style-name="ce15" table:formula="of:=ABS([.O53])" office:value-type="float" office:value="6.69893845303236" calcext:value-type="float">
            <text:p>6.70</text:p>
          </table:table-cell>
          <table:table-cell table:style-name="ce20" office:value-type="float" office:value="3" calcext:value-type="float">
            <text:p>3</text:p>
          </table:table-cell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4">
          <table:table-cell table:style-name="ce19" office:value-type="date" office:date-value="2014-11-09" calcext:value-type="date">
            <text:p>11/9/2014</text:p>
          </table:table-cell>
          <table:table-cell table:style-name="ce20" office:value-type="string" calcext:value-type="string">
            <text:p>MLB52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0.8" calcext:value-type="float">
            <text:p>10.80</text:p>
          </table:table-cell>
          <table:table-cell table:style-name="ce21" office:value-type="percentage" office:value="0.516" calcext:value-type="percentage">
            <text:p>51.60%</text:p>
          </table:table-cell>
          <table:table-cell table:style-name="ce20" office:value-type="string" calcext:value-type="string">
            <text:p>OVER</text:p>
          </table:table-cell>
          <table:table-cell table:style-name="ce20" table:number-columns-repeated="2"/>
          <table:table-cell table:style-name="ce10" office:value-type="string" calcext:value-type="string">
            <text:p>p:HR = 2 and SG = 2 and day = Friday and op:HR &lt; 3 and SG &lt; 5 and SG != 3 and 1 &lt; SGS &lt; 5 and pp:HR &lt; 2 and opp:HR &lt; 3 and p:hits &lt; 18 and pp:hits &lt; 15 and ppp:hits &lt; 14 and pppp:hits &lt; 10 and op:hits &lt; 18 and 3 &lt; opp:hits &lt; 17 and oppp:hits &lt; 13 and 4 &lt; opppp:hits &lt; 18 and p:walks &lt; 7 and op:walks &lt; 6 and p:doubles != 0 and pp:doubles &lt; 4 and ppp:doubles &lt; 3 and pppp:doubles &lt; 3 and op:doubles &lt; 5 and opp:doubles &lt; 5 and oppp:HR &lt; 3 and conference = o:conference and o:division != AL West and s:SHRA &lt; 3</text:p>
          </table:table-cell>
          <table:table-cell table:style-name="ce13" office:value-type="string" calcext:value-type="string">
            <text:p><text:a xlink:href="http://sportsdatabase.com/mlb/query?output=default&amp;sdql=p%3AHR+%3D+2+and+SG+%3D+2+and+day+%3D+Friday+and+op%3AHR+%3C+3+and+SG+%3C+5+and+SG+!%3D+3+and+1+%3C+SGS+%3C+5+and+pp%3AHR+%3C+2+and+opp%3AHR+%3C+3+and+p%3Ahits+%3C+18+and+pp%3Ahits+%3C+15+and+ppp%3Ahits+%3C+14+and+pppp%3Ahits+%3C+10+and+op%3Ahits+%3C+18+and+3+%3C+opp%3Ahits+%3C+17+and+oppp%3Ahits+%3C+13+and+4+%3C+opppp%3Ahits+%3C+18+and+p%3Awalks+%3C+7+and+op%3Awalks+%3C+6+and+p%3Adoubles+!%3D+0+and+pp%3Adoubles+%3C+4+and+ppp%3Adoubles+%3C+3+and+pppp%3Adoubles+%3C+3+and+op%3Adoubles+%3C+5+and+opp%3Adoubles+%3C+5+and+oppp%3AHR+%3C+3+and+conference+%3D+o%3Aconference+and+o%3Adivision+!%3D+AL+West+and+s%3ASHRA+%3C+3&amp;submit=++S+D+Q+L+!++" xlink:type="simple">http://sportsdatabase.com/mlb/query?output=default&amp;sdql=p%3AHR+%3D+2+and+SG+%3D+2+and+day+%3D+Friday+and+op%3AHR+%3C+3+and+SG+%3C+5+and+SG+!%3D+3+and+1+%3C+SGS+%3C+5+and+pp%3AHR+%3C+2+and+opp%3AHR+%3C+3+and+p%3Ahits+%3C+18+and+pp%3Ahits+%3C+15+and+ppp%3Ahits+%3C+14+and+pppp%3Ahits+%3C+10+and+op%3Ahits+%3C+18+and+3+%3C+opp%3Ahits+%3C+17+and+oppp%3Ahits+%3C+13+and+4+%3C+opppp%3Ahits+%3C+18+and+p%3Awalks+%3C+7+and+op%3Awalks+%3C+6+and+p%3Adoubles+!%3D+0+and+pp%3Adoubles+%3C+4+and+ppp%3Adoubles+%3C+3+and+pppp%3Adoubles+%3C+3+and+op%3Adoubles+%3C+5+and+opp%3Adoubles+%3C+5+and+oppp%3AHR+%3C+3+and+conference+%3D+o%3Aconference+and+o%3Adivision+!%3D+AL+West+and+s%3ASHRA+%3C+3&amp;submit=++S+D+Q+L+!++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Over</text:p>
          </table:table-cell>
          <table:table-cell table:style-name="ce20" table:formula="of:=[.C54]+[.D54]" office:value-type="float" office:value="19" calcext:value-type="float">
            <text:p>19</text:p>
          </table:table-cell>
          <table:table-cell table:style-name="ce15" table:formula="of:=([.C54]-[.D54])/SQRT([.C54]+[.D54])" office:value-type="float" office:value="2.52357307257618" calcext:value-type="float">
            <text:p>2.52</text:p>
          </table:table-cell>
          <table:table-cell table:style-name="ce15" table:formula="of:=ABS([.O54])" office:value-type="float" office:value="2.52357307257618" calcext:value-type="float">
            <text:p>2.52</text:p>
          </table:table-cell>
          <table:table-cell table:style-name="ce20" office:value-type="float" office:value="2" calcext:value-type="float">
            <text:p>2</text:p>
          </table:table-cell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4">
          <table:table-cell table:style-name="ce19" office:value-type="date" office:date-value="2014-11-09" calcext:value-type="date">
            <text:p>11/9/2014</text:p>
          </table:table-cell>
          <table:table-cell table:style-name="ce20" office:value-type="string" calcext:value-type="string">
            <text:p>MLB53</text:p>
          </table:table-cell>
          <table:table-cell table:style-name="ce20" office:value-type="float" office:value="174" calcext:value-type="float">
            <text:p>174</text:p>
          </table:table-cell>
          <table:table-cell table:style-name="ce20" office:value-type="float" office:value="145" calcext:value-type="float">
            <text:p>145</text:p>
          </table:table-cell>
          <table:table-cell table:style-name="ce15" office:value-type="float" office:value="53.55" calcext:value-type="float">
            <text:p>53.55</text:p>
          </table:table-cell>
          <table:table-cell table:style-name="ce21" office:value-type="percentage" office:value="0.168" calcext:value-type="percentage">
            <text:p>16.80%</text:p>
          </table:table-cell>
          <table:table-cell table:style-name="ce20" office:value-type="string" calcext:value-type="string">
            <text:p>SU</text:p>
          </table:table-cell>
          <table:table-cell table:style-name="ce20" office:value-type="string" calcext:value-type="string">
            <text:p>HOME</text:p>
          </table:table-cell>
          <table:table-cell table:style-name="ce20" office:value-type="string" calcext:value-type="string">
            <text:p>DOG</text:p>
          </table:table-cell>
          <table:table-cell table:style-name="ce10" office:value-type="string" calcext:value-type="string">
            <text:p>site == home and 145 &gt; line &gt;= 100 and tA(SSO) &gt;= 5 and tA(TLOB) &lt;= 6.9 and 2008 &lt;= season and SG &lt; 4</text:p>
          </table:table-cell>
          <table:table-cell table:style-name="ce13" office:value-type="string" calcext:value-type="string">
            <text:p><text:a xlink:href="http://killersports.com/mlb/query?sdql=site%3D%3Dhome+and+145%3Eline%3E%3D100+and+tA%28SSO%29%3E%3D5+and+tA%28TLOB%29%3C%3D6.9+and+2008%3C%3Dseason+and+SG%3C4&amp;submit=++S+D+Q+L+!++" xlink:type="simple">http://killersports.com/mlb/query?sdql=site%3D%3Dhome+and+145%3Eline%3E%3D100+and+tA%28SSO%29%3E%3D5+and+tA%28TLOB%29%3C%3D6.9+and+2008%3C%3Dseason+and+SG%3C4&amp;submit=++S+D+Q+L+!++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SU Back</text:p>
          </table:table-cell>
          <table:table-cell table:style-name="ce20" table:formula="of:=[.C55]+[.D55]" office:value-type="float" office:value="319" calcext:value-type="float">
            <text:p>319</text:p>
          </table:table-cell>
          <table:table-cell table:style-name="ce15" table:formula="of:=([.C55]-[.D55])/SQRT([.C55]+[.D55])" office:value-type="float" office:value="1.62368828177198" calcext:value-type="float">
            <text:p>1.62</text:p>
          </table:table-cell>
          <table:table-cell table:style-name="ce15" table:formula="of:=ABS([.O55])" office:value-type="float" office:value="1.62368828177198" calcext:value-type="float">
            <text:p>1.62</text:p>
          </table:table-cell>
          <table:table-cell table:style-name="ce20" office:value-type="float" office:value="1" calcext:value-type="float">
            <text:p>1</text:p>
          </table:table-cell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4">
          <table:table-cell table:style-name="ce19" office:value-type="date" office:date-value="2014-11-09" calcext:value-type="date">
            <text:p>11/9/2014</text:p>
          </table:table-cell>
          <table:table-cell table:style-name="ce20" office:value-type="string" calcext:value-type="string">
            <text:p>MLB54</text:p>
          </table:table-cell>
          <table:table-cell table:style-name="ce20" office:value-type="float" office:value="64" calcext:value-type="float">
            <text:p>64</text:p>
          </table:table-cell>
          <table:table-cell table:style-name="ce20" office:value-type="float" office:value="45" calcext:value-type="float">
            <text:p>45</text:p>
          </table:table-cell>
          <table:table-cell table:style-name="ce15" office:value-type="float" office:value="15.4" calcext:value-type="float">
            <text:p>15.40</text:p>
          </table:table-cell>
          <table:table-cell table:style-name="ce21" office:value-type="percentage" office:value="0.12" calcext:value-type="percentage">
            <text:p>12.00%</text:p>
          </table:table-cell>
          <table:table-cell table:style-name="ce20" office:value-type="string" calcext:value-type="string">
            <text:p>UNDER</text:p>
          </table:table-cell>
          <table:table-cell table:style-name="ce20" table:number-columns-repeated="2"/>
          <table:table-cell table:style-name="ce10" office:value-type="string" calcext:value-type="string">
            <text:p>total&lt;=7 and tA(runs)&lt;=3.8 and t:conference=NL and p:margin=1 and month&lt;7 and 2008&lt;=season and SG&lt;4</text:p>
          </table:table-cell>
          <table:table-cell table:style-name="ce13" office:value-type="string" calcext:value-type="string">
            <text:p><text:a xlink:href="http://killersports.com/mlb/query?sdql=total%3C%3D7+and+tA%28runs%29%3C%3D3.8+and+t%3Aconference%3DNL+and+p%3Amargin%3D1+and+month%3C7+and+2008%3C%3Dseason+and+SG%3C4+&amp;submit=++S+D+Q+L+!++" xlink:type="simple">http://killersports.com/mlb/query?sdql=total%3C%3D7+and+tA%28runs%29%3C%3D3.8+and+t%3Aconference%3DNL+and+p%3Amargin%3D1+and+month%3C7+and+2008%3C%3Dseason+and+SG%3C4+&amp;submit=++S+D+Q+L+!++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Under</text:p>
          </table:table-cell>
          <table:table-cell table:style-name="ce20" table:formula="of:=[.C56]+[.D56]" office:value-type="float" office:value="109" calcext:value-type="float">
            <text:p>109</text:p>
          </table:table-cell>
          <table:table-cell table:style-name="ce15" table:formula="of:=([.C56]-[.D56])/SQRT([.C56]+[.D56])" office:value-type="float" office:value="1.81986994192019" calcext:value-type="float">
            <text:p>1.82</text:p>
          </table:table-cell>
          <table:table-cell table:style-name="ce15" table:formula="of:=ABS([.O56])" office:value-type="float" office:value="1.81986994192019" calcext:value-type="float">
            <text:p>1.82</text:p>
          </table:table-cell>
          <table:table-cell table:style-name="ce20" office:value-type="float" office:value="1" calcext:value-type="float">
            <text:p>1</text:p>
          </table:table-cell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4">
          <table:table-cell table:style-name="ce19" office:value-type="date" office:date-value="2014-11-09" calcext:value-type="date">
            <text:p>11/9/2014</text:p>
          </table:table-cell>
          <table:table-cell table:style-name="ce20" office:value-type="string" calcext:value-type="string">
            <text:p>MLB55</text:p>
          </table:table-cell>
          <table:table-cell table:style-name="ce20" office:value-type="float" office:value="108" calcext:value-type="float">
            <text:p>108</text:p>
          </table:table-cell>
          <table:table-cell table:style-name="ce20" office:value-type="float" office:value="44" calcext:value-type="float">
            <text:p>44</text:p>
          </table:table-cell>
          <table:table-cell table:style-name="ce15" office:value-type="float" office:value="58.73" calcext:value-type="float">
            <text:p>58.73</text:p>
          </table:table-cell>
          <table:table-cell table:style-name="ce21" office:value-type="percentage" office:value="0.317" calcext:value-type="percentage">
            <text:p>31.70%</text:p>
          </table:table-cell>
          <table:table-cell table:style-name="ce20" office:value-type="string" calcext:value-type="string">
            <text:p>SU</text:p>
          </table:table-cell>
          <table:table-cell table:style-name="ce20" office:value-type="string" calcext:value-type="string">
            <text:p>HOME</text:p>
          </table:table-cell>
          <table:table-cell table:style-name="ce20"/>
          <table:table-cell table:style-name="ce10" office:value-type="string" calcext:value-type="string">
            <text:p>A and 160 &gt; line &gt; -130 and tA(TLOB) &gt;= 7.5 and po:runs &lt;= 2 and ppo:runs &lt;= 2 and month != 7 and month != 8 and 2005 &lt;= season and SG &lt; 4</text:p>
          </table:table-cell>
          <table:table-cell table:style-name="ce13" office:value-type="string" calcext:value-type="string">
            <text:p><text:a xlink:href="http://killersports.com/mlb/query?sdql=A+and+160%3Eline%3E-130+and+tA%28TLOB%29%3E%3D7.5+and+po%3Aruns%3C%3D2+and+ppo%3Aruns%3C%3D2+and+month!%3D7+and+month!%3D8+and+2005%3C%3Dseason+and+SG%3C4&amp;submit=++S+D+Q+L+!++" xlink:type="simple">http://killersports.com/mlb/query?sdql=A+and+160%3Eline%3E-130+and+tA%28TLOB%29%3E%3D7.5+and+po%3Aruns%3C%3D2+and+ppo%3Aruns%3C%3D2+and+month!%3D7+and+month!%3D8+and+2005%3C%3Dseason+and+SG%3C4&amp;submit=++S+D+Q+L+!++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SU Fade</text:p>
          </table:table-cell>
          <table:table-cell table:style-name="ce20" table:formula="of:=[.C57]+[.D57]" office:value-type="float" office:value="152" calcext:value-type="float">
            <text:p>152</text:p>
          </table:table-cell>
          <table:table-cell table:style-name="ce15" table:formula="of:=([.C57]-[.D57])/SQRT([.C57]+[.D57])" office:value-type="float" office:value="5.1910854761844" calcext:value-type="float">
            <text:p>5.19</text:p>
          </table:table-cell>
          <table:table-cell table:style-name="ce15" table:formula="of:=ABS([.O57])" office:value-type="float" office:value="5.1910854761844" calcext:value-type="float">
            <text:p>5.19</text:p>
          </table:table-cell>
          <table:table-cell table:style-name="ce20" office:value-type="float" office:value="3" calcext:value-type="float">
            <text:p>3</text:p>
          </table:table-cell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4">
          <table:table-cell table:style-name="ce19" office:value-type="date" office:date-value="2014-11-09" calcext:value-type="date">
            <text:p>11/9/2014</text:p>
          </table:table-cell>
          <table:table-cell table:style-name="ce20" office:value-type="string" calcext:value-type="string">
            <text:p>MLB56</text:p>
          </table:table-cell>
          <table:table-cell table:style-name="ce20" office:value-type="float" office:value="740" calcext:value-type="float">
            <text:p>740</text:p>
          </table:table-cell>
          <table:table-cell table:style-name="ce20" office:value-type="float" office:value="696" calcext:value-type="float">
            <text:p>696</text:p>
          </table:table-cell>
          <table:table-cell table:style-name="ce15" office:value-type="float" office:value="241.67" calcext:value-type="float">
            <text:p>241.67</text:p>
          </table:table-cell>
          <table:table-cell table:style-name="ce21" office:value-type="percentage" office:value="0.168" calcext:value-type="percentage">
            <text:p>16.80%</text:p>
          </table:table-cell>
          <table:table-cell table:style-name="ce20" office:value-type="string" calcext:value-type="string">
            <text:p>SU</text:p>
          </table:table-cell>
          <table:table-cell table:style-name="ce20"/>
          <table:table-cell table:style-name="ce20" office:value-type="string" calcext:value-type="string">
            <text:p>DOG</text:p>
          </table:table-cell>
          <table:table-cell table:style-name="ce10" office:value-type="string" calcext:value-type="string">
            <text:p>179 &gt; line &gt;= -102 and -11 &lt; p:margin &lt; 3 and o:WP &gt;= 39 and 9 &gt; p:runs &gt; 0 and month = 4 and p:runs != 5 and day != Saturday and WP &lt; 79</text:p>
          </table:table-cell>
          <table:table-cell table:style-name="ce13" office:value-type="string" calcext:value-type="string">
            <text:p><text:a xlink:href="http://killersports.com/mlb/query?sdql=179+%3E+line+%3E%3D+-102+and+-11+%3C+p%3Amargin+%3C+3+and+o%3AWP+%3E%3D+39+and+9+%3E+p%3Aruns+%3E+0+and+month+%3D+4+and+p%3Aruns+!%3D+5+and+day+!%3D+Saturday+and+WP%3C79&amp;submit=++S+D+Q+L+!++" xlink:type="simple">http://killersports.com/mlb/query?sdql=179+%3E+line+%3E%3D+-102+and+-11+%3C+p%3Amargin+%3C+3+and+o%3AWP+%3E%3D+39+and+9+%3E+p%3Aruns+%3E+0+and+month+%3D+4+and+p%3Aruns+!%3D+5+and+day+!%3D+Saturday+and+WP%3C79&amp;submit=++S+D+Q+L+!++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SU Back</text:p>
          </table:table-cell>
          <table:table-cell table:style-name="ce20" table:formula="of:=[.C58]+[.D58]" office:value-type="float" office:value="1436" calcext:value-type="float">
            <text:p>1436</text:p>
          </table:table-cell>
          <table:table-cell table:style-name="ce15" table:formula="of:=([.C58]-[.D58])/SQRT([.C58]+[.D58])" office:value-type="float" office:value="1.16111559073237" calcext:value-type="float">
            <text:p>1.16</text:p>
          </table:table-cell>
          <table:table-cell table:style-name="ce15" table:formula="of:=ABS([.O58])" office:value-type="float" office:value="1.16111559073237" calcext:value-type="float">
            <text:p>1.16</text:p>
          </table:table-cell>
          <table:table-cell table:style-name="ce20" office:value-type="float" office:value="3" calcext:value-type="float">
            <text:p>3</text:p>
          </table:table-cell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4">
          <table:table-cell table:style-name="ce19" office:value-type="date" office:date-value="2014-11-09" calcext:value-type="date">
            <text:p>11/9/2014</text:p>
          </table:table-cell>
          <table:table-cell table:style-name="ce20" office:value-type="string" calcext:value-type="string">
            <text:p>MLB57</text:p>
          </table:table-cell>
          <table:table-cell table:style-name="ce20" office:value-type="float" office:value="566" calcext:value-type="float">
            <text:p>566</text:p>
          </table:table-cell>
          <table:table-cell table:style-name="ce20" office:value-type="float" office:value="487" calcext:value-type="float">
            <text:p>487</text:p>
          </table:table-cell>
          <table:table-cell table:style-name="ce15" office:value-type="float" office:value="229.04" calcext:value-type="float">
            <text:p>229.04</text:p>
          </table:table-cell>
          <table:table-cell table:style-name="ce21" office:value-type="percentage" office:value="0.217" calcext:value-type="percentage">
            <text:p>21.70%</text:p>
          </table:table-cell>
          <table:table-cell table:style-name="ce20" office:value-type="string" calcext:value-type="string">
            <text:p>SU</text:p>
          </table:table-cell>
          <table:table-cell table:style-name="ce20"/>
          <table:table-cell table:style-name="ce20" office:value-type="string" calcext:value-type="string">
            <text:p>DOG</text:p>
          </table:table-cell>
          <table:table-cell table:style-name="ce10" office:value-type="string" calcext:value-type="string">
            <text:p>line &gt;= -102 and p:margin &lt; 3 and o:WP &gt;= 39 and p:runs &gt; 0 and p:runs &lt; 9 and month = 4 and p:runs != 5 and p:margin &gt; -11 and day != Saturday and line &lt; 179 and p:SO&gt;1 and start time&lt;2240 and 18 &gt; p:fly balls &gt;1 and 32&gt;p:LOB&gt;3 and p:walks&lt;10 and WP&lt;79 and p:BPRA != 1</text:p>
          </table:table-cell>
          <table:table-cell table:style-name="ce13" office:value-type="string" calcext:value-type="string">
            <text:p><text:a xlink:href="http://killersports.com/mlb/query?sdql=line+%3E%3D+-102+and+p%3Amargin+%3C+3+and+o%3AWP+%3E%3D+39+and+p%3Aruns+%3E+0+and+p%3Aruns+%3C+9+and+month+%3D+4+and+p%3Aruns+!%3D+5+and+p%3Amargin+%3E+-11+and+day+!%3D+Saturday+and+line+%3C+179+and+p%3ASO%3E1+and+start+time%3C2240+and+18+%3E+p%3Afly+balls+%3E1+and+32%3Ep%3ALOB%3E3+and+p%3Awalks%3C10+and+WP%3C79+and+p%3ABPRA+!%3D+1&amp;submit=++S+D+Q+L+!++" xlink:type="simple">http://killersports.com/mlb/query?sdql=line+%3E%3D+-102+and+p%3Amargin+%3C+3+and+o%3AWP+%3E%3D+39+and+p%3Aruns+%3E+0+and+p%3Aruns+%3C+9+and+month+%3D+4+and+p%3Aruns+!%3D+5+and+p%3Amargin+%3E+-11+and+day+!%3D+Saturday+and+line+%3C+179+and+p%3ASO%3E1+and+start+time%3C2240+and+18+%3E+p%3Afly+balls+%3E1+and+32%3Ep%3ALOB%3E3+and+p%3Awalks%3C10+and+WP%3C79+and+p%3ABPRA+!%3D+1&amp;submit=++S+D+Q+L+!++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SU Back</text:p>
          </table:table-cell>
          <table:table-cell table:style-name="ce20" table:formula="of:=[.C59]+[.D59]" office:value-type="float" office:value="1053" calcext:value-type="float">
            <text:p>1053</text:p>
          </table:table-cell>
          <table:table-cell table:style-name="ce15" table:formula="of:=([.C59]-[.D59])/SQRT([.C59]+[.D59])" office:value-type="float" office:value="2.43451752787739" calcext:value-type="float">
            <text:p>2.43</text:p>
          </table:table-cell>
          <table:table-cell table:style-name="ce15" table:formula="of:=ABS([.O59])" office:value-type="float" office:value="2.43451752787739" calcext:value-type="float">
            <text:p>2.43</text:p>
          </table:table-cell>
          <table:table-cell table:style-name="ce20" office:value-type="float" office:value="3" calcext:value-type="float">
            <text:p>3</text:p>
          </table:table-cell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4">
          <table:table-cell table:style-name="ce19" office:value-type="date" office:date-value="2014-11-09" calcext:value-type="date">
            <text:p>11/9/2014</text:p>
          </table:table-cell>
          <table:table-cell table:style-name="ce20" office:value-type="string" calcext:value-type="string">
            <text:p>MLB58</text:p>
          </table:table-cell>
          <table:table-cell table:style-name="ce20" office:value-type="float" office:value="248" calcext:value-type="float">
            <text:p>248</text:p>
          </table:table-cell>
          <table:table-cell table:style-name="ce20" office:value-type="float" office:value="115" calcext:value-type="float">
            <text:p>115</text:p>
          </table:table-cell>
          <table:table-cell table:style-name="ce15" office:value-type="float" office:value="69.94" calcext:value-type="float">
            <text:p>69.94</text:p>
          </table:table-cell>
          <table:table-cell table:style-name="ce21" office:value-type="percentage" office:value="0.317" calcext:value-type="percentage">
            <text:p>31.70%</text:p>
          </table:table-cell>
          <table:table-cell table:style-name="ce20" office:value-type="string" calcext:value-type="string">
            <text:p>SU</text:p>
          </table:table-cell>
          <table:table-cell table:style-name="ce20" table:number-columns-repeated="2"/>
          <table:table-cell table:style-name="ce10" office:value-type="string" calcext:value-type="string">
            <text:p>175&gt;=line&gt;=125 and Sum(hits@team and season)/Sum(at bats@team and season)&lt;=.250 and os:starter era&lt;=3.7 and o:conference=NL and Average(starter hits@starter and season)&lt;=5.5 and 2008&lt;=season</text:p>
          </table:table-cell>
          <table:table-cell table:style-name="ce13" office:value-type="string" calcext:value-type="string">
            <text:p><text:a xlink:href="http://killersports.com/mlb/query?sdql=175%3E%3Dline%3E%3D125+and+Sum%28hits%40team+and+season%29%2FSum%28at+bats%40team+and+season%29%3C%3D.250+and+os%3Astarter+era%3C%3D3.7+and+o%3Aconference%3DNL+and+Average%28starter+hits%40starter+and+season%29%3C%3D5.5+and+2008%3C%3Dseason&amp;submit=++S+D+Q+L+!++" xlink:type="simple">http://killersports.com/mlb/query?sdql=175%3E%3Dline%3E%3D125+and+Sum%28hits%40team+and+season%29%2FSum%28at+bats%40team+and+season%29%3C%3D.250+and+os%3Astarter+era%3C%3D3.7+and+o%3Aconference%3DNL+and+Average%28starter+hits%40starter+and+season%29%3C%3D5.5+and+2008%3C%3Dseason&amp;submit=++S+D+Q+L+!++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SU Fade</text:p>
          </table:table-cell>
          <table:table-cell table:style-name="ce20" table:formula="of:=[.C60]+[.D60]" office:value-type="float" office:value="363" calcext:value-type="float">
            <text:p>363</text:p>
          </table:table-cell>
          <table:table-cell table:style-name="ce15" table:formula="of:=([.C60]-[.D60])/SQRT([.C60]+[.D60])" office:value-type="float" office:value="6.98068961838366" calcext:value-type="float">
            <text:p>6.98</text:p>
          </table:table-cell>
          <table:table-cell table:style-name="ce15" table:formula="of:=ABS([.O60])" office:value-type="float" office:value="6.98068961838366" calcext:value-type="float">
            <text:p>6.98</text:p>
          </table:table-cell>
          <table:table-cell table:style-name="ce20" office:value-type="float" office:value="3" calcext:value-type="float">
            <text:p>3</text:p>
          </table:table-cell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4">
          <table:table-cell table:style-name="ce19" office:value-type="date" office:date-value="2014-11-09" calcext:value-type="date">
            <text:p>11/9/2014</text:p>
          </table:table-cell>
          <table:table-cell table:style-name="ce20" office:value-type="string" calcext:value-type="string">
            <text:p>MLB59</text:p>
          </table:table-cell>
          <table:table-cell table:style-name="ce20" office:value-type="float" office:value="261" calcext:value-type="float">
            <text:p>261</text:p>
          </table:table-cell>
          <table:table-cell table:style-name="ce20" office:value-type="float" office:value="115" calcext:value-type="float">
            <text:p>115</text:p>
          </table:table-cell>
          <table:table-cell table:style-name="ce15" office:value-type="float" office:value="58.23" calcext:value-type="float">
            <text:p>58.23</text:p>
          </table:table-cell>
          <table:table-cell table:style-name="ce21" office:value-type="percentage" office:value="0.085" calcext:value-type="percentage">
            <text:p>8.50%</text:p>
          </table:table-cell>
          <table:table-cell table:style-name="ce20" office:value-type="string" calcext:value-type="string">
            <text:p>SU</text:p>
          </table:table-cell>
          <table:table-cell table:style-name="ce20" office:value-type="string" calcext:value-type="string">
            <text:p>HOME</text:p>
          </table:table-cell>
          <table:table-cell table:style-name="ce20" office:value-type="string" calcext:value-type="string">
            <text:p>FAV</text:p>
          </table:table-cell>
          <table:table-cell table:style-name="ce10" office:value-type="string" calcext:value-type="string">
            <text:p>t:WP &gt;= 52 and p:L and HF and line &lt;= -150 and FGS and month &lt;= 7</text:p>
          </table:table-cell>
          <table:table-cell table:style-name="ce13" office:value-type="string" calcext:value-type="string">
            <text:p><text:a xlink:href="http://killersports.com/mlb/query?sdql=t%3AWP+%3E%3D+52+and+p%3AL+and+HF+and+line+%3C%3D+-150+and+FGS+and+month+%3C%3D+7&amp;submit=++S+D+Q+L+!++" xlink:type="simple">http://killersports.com/mlb/query?sdql=t%3AWP+%3E%3D+52+and+p%3AL+and+HF+and+line+%3C%3D+-150+and+FGS+and+month+%3C%3D+7&amp;submit=++S+D+Q+L+!++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SU Back</text:p>
          </table:table-cell>
          <table:table-cell table:style-name="ce20" table:formula="of:=[.C61]+[.D61]" office:value-type="float" office:value="376" calcext:value-type="float">
            <text:p>376</text:p>
          </table:table-cell>
          <table:table-cell table:style-name="ce15" table:formula="of:=([.C61]-[.D61])/SQRT([.C61]+[.D61])" office:value-type="float" office:value="7.52937509768919" calcext:value-type="float">
            <text:p>7.53</text:p>
          </table:table-cell>
          <table:table-cell table:style-name="ce15" table:formula="of:=ABS([.O61])" office:value-type="float" office:value="7.52937509768919" calcext:value-type="float">
            <text:p>7.53</text:p>
          </table:table-cell>
          <table:table-cell table:style-name="ce20" office:value-type="float" office:value="2" calcext:value-type="float">
            <text:p>2</text:p>
          </table:table-cell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4">
          <table:table-cell table:style-name="ce19" office:value-type="date" office:date-value="2014-11-09" calcext:value-type="date">
            <text:p>11/9/2014</text:p>
          </table:table-cell>
          <table:table-cell table:style-name="ce20" office:value-type="string" calcext:value-type="string">
            <text:p>MLB60</text:p>
          </table:table-cell>
          <table:table-cell table:style-name="ce20" office:value-type="float" office:value="741" calcext:value-type="float">
            <text:p>741</text:p>
          </table:table-cell>
          <table:table-cell table:style-name="ce20" office:value-type="float" office:value="842" calcext:value-type="float">
            <text:p>842</text:p>
          </table:table-cell>
          <table:table-cell table:style-name="ce15" office:value-type="float" office:value="129.37" calcext:value-type="float">
            <text:p>129.37</text:p>
          </table:table-cell>
          <table:table-cell table:style-name="ce21" office:value-type="percentage" office:value="0.082" calcext:value-type="percentage">
            <text:p>8.20%</text:p>
          </table:table-cell>
          <table:table-cell table:style-name="ce20" office:value-type="string" calcext:value-type="string">
            <text:p>SU</text:p>
          </table:table-cell>
          <table:table-cell table:style-name="ce20"/>
          <table:table-cell table:style-name="ce20" office:value-type="string" calcext:value-type="string">
            <text:p>DOG</text:p>
          </table:table-cell>
          <table:table-cell table:style-name="ce10" office:value-type="string" calcext:value-type="string">
            <text:p>195 &gt; line &gt; 105 and line &lt; 200 and division = o:division and op:WP &lt; 47 and season &gt; 2002 and month != 8</text:p>
          </table:table-cell>
          <table:table-cell table:style-name="ce13" office:value-type="string" calcext:value-type="string">
            <text:p><text:a xlink:href="http://killersports.com/mlb/query?sdql=195%3Eline+%3E+105+and+line+%3C+200+and+division+%3D+o%3Adivision+and+op%3AWP+%3C+47+and+season+%3E+2002+and+month+!%3D8+&amp;submit=++S+D+Q+L+!++" xlink:type="simple">http://killersports.com/mlb/query?sdql=195%3Eline+%3E+105+and+line+%3C+200+and+division+%3D+o%3Adivision+and+op%3AWP+%3C+47+and+season+%3E+2002+and+month+!%3D8+&amp;submit=++S+D+Q+L+!++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SU Back</text:p>
          </table:table-cell>
          <table:table-cell table:style-name="ce20" table:formula="of:=[.C62]+[.D62]" office:value-type="float" office:value="1583" calcext:value-type="float">
            <text:p>1583</text:p>
          </table:table-cell>
          <table:table-cell table:style-name="ce15" table:formula="of:=([.C62]-[.D62])/SQRT([.C62]+[.D62])" office:value-type="float" office:value="-2.53852191114574" calcext:value-type="float">
            <text:p>-2.54</text:p>
          </table:table-cell>
          <table:table-cell table:style-name="ce15" table:formula="of:=ABS([.O62])" office:value-type="float" office:value="2.53852191114574" calcext:value-type="float">
            <text:p>2.54</text:p>
          </table:table-cell>
          <table:table-cell table:style-name="ce20" office:value-type="float" office:value="3" calcext:value-type="float">
            <text:p>3</text:p>
          </table:table-cell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4">
          <table:table-cell table:style-name="ce19" office:value-type="date" office:date-value="2014-11-09" calcext:value-type="date">
            <text:p>11/9/2014</text:p>
          </table:table-cell>
          <table:table-cell table:style-name="ce20" office:value-type="string" calcext:value-type="string">
            <text:p>MLB61</text:p>
          </table:table-cell>
          <table:table-cell table:style-name="ce20" office:value-type="float" office:value="113" calcext:value-type="float">
            <text:p>113</text:p>
          </table:table-cell>
          <table:table-cell table:style-name="ce20" office:value-type="float" office:value="61" calcext:value-type="float">
            <text:p>61</text:p>
          </table:table-cell>
          <table:table-cell table:style-name="ce15" office:value-type="float" office:value="45.85" calcext:value-type="float">
            <text:p>45.85</text:p>
          </table:table-cell>
          <table:table-cell table:style-name="ce21" office:value-type="percentage" office:value="0.223" calcext:value-type="percentage">
            <text:p>22.30%</text:p>
          </table:table-cell>
          <table:table-cell table:style-name="ce20" office:value-type="string" calcext:value-type="string">
            <text:p>UNDER</text:p>
          </table:table-cell>
          <table:table-cell table:style-name="ce20" table:number-columns-repeated="2"/>
          <table:table-cell table:style-name="ce10" office:value-type="string" calcext:value-type="string">
            <text:p>total&lt;=7 and Sum(hits@team and season)/Sum(at bats@team and season)&lt;=245 and conference=NL and (p:runs+po:runs)&lt;=2 and 2011&lt;=season</text:p>
          </table:table-cell>
          <table:table-cell table:style-name="ce13" office:value-type="string" calcext:value-type="string">
            <text:p><text:a xlink:href="http://killersports.com/mlb/query?sdql=total%3C%3D7+and+Sum%28hits%40team+and+season%29%2FSum%28at+bats%40team+and+season%29%3C%3D245+and+conference%3DNL+and+%28p%3Aruns%2Bpo%3Aruns%29%3C%3D2+and+2011%3C%3Dseason&amp;submit=++S+D+Q+L+!++" xlink:type="simple">http://killersports.com/mlb/query?sdql=total%3C%3D7+and+Sum%28hits%40team+and+season%29%2FSum%28at+bats%40team+and+season%29%3C%3D245+and+conference%3DNL+and+%28p%3Aruns%2Bpo%3Aruns%29%3C%3D2+and+2011%3C%3Dseason&amp;submit=++S+D+Q+L+!++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Under</text:p>
          </table:table-cell>
          <table:table-cell table:style-name="ce20" table:formula="of:=[.C63]+[.D63]" office:value-type="float" office:value="174" calcext:value-type="float">
            <text:p>174</text:p>
          </table:table-cell>
          <table:table-cell table:style-name="ce15" table:formula="of:=([.C63]-[.D63])/SQRT([.C63]+[.D63])" office:value-type="float" office:value="3.9421098266103" calcext:value-type="float">
            <text:p>3.94</text:p>
          </table:table-cell>
          <table:table-cell table:style-name="ce15" table:formula="of:=ABS([.O63])" office:value-type="float" office:value="3.9421098266103" calcext:value-type="float">
            <text:p>3.94</text:p>
          </table:table-cell>
          <table:table-cell table:style-name="ce20" office:value-type="float" office:value="3" calcext:value-type="float">
            <text:p>3</text:p>
          </table:table-cell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4">
          <table:table-cell table:style-name="ce19" office:value-type="date" office:date-value="2014-11-09" calcext:value-type="date">
            <text:p>11/9/2014</text:p>
          </table:table-cell>
          <table:table-cell table:style-name="ce20" office:value-type="string" calcext:value-type="string">
            <text:p>MLB62</text:p>
          </table:table-cell>
          <table:table-cell table:style-name="ce20" office:value-type="float" office:value="77" calcext:value-type="float">
            <text:p>77</text:p>
          </table:table-cell>
          <table:table-cell table:style-name="ce20" office:value-type="float" office:value="43" calcext:value-type="float">
            <text:p>43</text:p>
          </table:table-cell>
          <table:table-cell table:style-name="ce15" office:value-type="float" office:value="49.52" calcext:value-type="float">
            <text:p>49.52</text:p>
          </table:table-cell>
          <table:table-cell table:style-name="ce21" office:value-type="percentage" office:value="0.413" calcext:value-type="percentage">
            <text:p>41.30%</text:p>
          </table:table-cell>
          <table:table-cell table:style-name="ce20" office:value-type="string" calcext:value-type="string">
            <text:p>SU</text:p>
          </table:table-cell>
          <table:table-cell table:style-name="ce20" office:value-type="string" calcext:value-type="string">
            <text:p>HOME</text:p>
          </table:table-cell>
          <table:table-cell table:style-name="ce20" office:value-type="string" calcext:value-type="string">
            <text:p>DOG</text:p>
          </table:table-cell>
          <table:table-cell table:style-name="ce10" office:value-type="string" calcext:value-type="string">
            <text:p>s:SO &gt; 9 and s:W and A and season &gt; 2005 and -185 &lt;= line &lt;= -110 and conference = o:conference and starter rest &lt; 10 and rest = 0 and SG&lt;3 and month&lt;9 and 10&gt;=total&gt;=7.5</text:p>
          </table:table-cell>
          <table:table-cell table:style-name="ce13" office:value-type="string" calcext:value-type="string">
            <text:p><text:a xlink:href="http://killersports.com/mlb/query?sdql=s%3ASO+%3E+9+and+s%3AW+and+A+and+season+%3E+2005+and+-185+%3C%3D+line+%3C%3D+-110+and+conference+%3D+o%3Aconference+and+starter+rest+%3C+10+and+rest+%3D+0+and+SG%3C3+and+month%3C9+and+10%3E%3Dtotal%3E%3D7.5+&amp;submit=++S+D+Q+L+!++" xlink:type="simple">http://killersports.com/mlb/query?sdql=s%3ASO+%3E+9+and+s%3AW+and+A+and+season+%3E+2005+and+-185+%3C%3D+line+%3C%3D+-110+and+conference+%3D+o%3Aconference+and+starter+rest+%3C+10+and+rest+%3D+0+and+SG%3C3+and+month%3C9+and+10%3E%3Dtotal%3E%3D7.5+&amp;submit=++S+D+Q+L+!++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SU Fade</text:p>
          </table:table-cell>
          <table:table-cell table:style-name="ce20" table:formula="of:=[.C64]+[.D64]" office:value-type="float" office:value="120" calcext:value-type="float">
            <text:p>120</text:p>
          </table:table-cell>
          <table:table-cell table:style-name="ce15" table:formula="of:=([.C64]-[.D64])/SQRT([.C64]+[.D64])" office:value-type="float" office:value="3.10376115919594" calcext:value-type="float">
            <text:p>3.10</text:p>
          </table:table-cell>
          <table:table-cell table:style-name="ce15" table:formula="of:=ABS([.O64])" office:value-type="float" office:value="3.10376115919594" calcext:value-type="float">
            <text:p>3.10</text:p>
          </table:table-cell>
          <table:table-cell table:style-name="ce20" office:value-type="float" office:value="2" calcext:value-type="float">
            <text:p>2</text:p>
          </table:table-cell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4">
          <table:table-cell table:style-name="ce19" office:value-type="date" office:date-value="2014-11-09" calcext:value-type="date">
            <text:p>11/9/2014</text:p>
          </table:table-cell>
          <table:table-cell table:style-name="ce20" office:value-type="string" calcext:value-type="string">
            <text:p>MLB63</text:p>
          </table:table-cell>
          <table:table-cell table:style-name="ce20" office:value-type="float" office:value="105" calcext:value-type="float">
            <text:p>105</text:p>
          </table:table-cell>
          <table:table-cell table:style-name="ce20" office:value-type="float" office:value="37" calcext:value-type="float">
            <text:p>37</text:p>
          </table:table-cell>
          <table:table-cell table:style-name="ce15" office:value-type="float" office:value="64.25" calcext:value-type="float">
            <text:p>64.25</text:p>
          </table:table-cell>
          <table:table-cell table:style-name="ce21" office:value-type="percentage" office:value="0.395" calcext:value-type="percentage">
            <text:p>39.50%</text:p>
          </table:table-cell>
          <table:table-cell table:style-name="ce20" office:value-type="string" calcext:value-type="string">
            <text:p>OVER</text:p>
          </table:table-cell>
          <table:table-cell table:style-name="ce20" table:number-columns-repeated="2"/>
          <table:table-cell table:style-name="ce10" office:value-type="string" calcext:value-type="string">
            <text:p>SG = 1 and day = Friday and H and 10.5 &gt; total &gt; 7 and 12.6 &gt; oA(hits, N=10) &gt; 9.1 and 9.2 &lt; tA(hits, N=10) &lt; 12.6 and 12 &gt; s:SHA &gt; 4 and s:SRA != 0 and s:SPT &gt; 83 and 119 &gt; os:SPT &gt; 69 and o:starter rest &lt; 10 and 19 &gt; p:hits &gt; 4 and op:hits &gt; 4 and oA(walks, N=10) &lt; 4.7 and ss:SPT &lt; 116 and oA(HR, N=10) &lt; 1.8 and tA(HR, N=10) &lt; 2 and p:HR &lt; 4 and oA(errors, N=10) &lt; 1.1 and tA(errors, N=10) &gt; .1</text:p>
          </table:table-cell>
          <table:table-cell table:style-name="ce13" office:value-type="string" calcext:value-type="string">
            <text:p><text:a xlink:href="http://sportsdatabase.com/mlb/query?output=default&amp;sdql=SG+%3D+1+and+day+%3D+Friday+and+H+and+10.5+%3E+total+%3E+7+and+12.6+%3E+oA%28hits%2C+N%3D10%29+%3E+9.1+and+9.2+%3C+tA%28hits%2C+N%3D10%29+%3C+12.6+and+12+%3E+s%3ASHA+%3E+4+and+s%3ASRA+!%3D+0+and+s%3ASPT+%3E+83+and+119+%3E+os%3ASPT+%3E+69+and+o%3Astarter+rest+%3C+10+and+19+%3E+p%3Ahits+%3E+4+and+op%3Ahits+%3E+4+and+oA%28walks%2C+N%3D10%29+%3C+4.7+and+ss%3ASPT+%3C+116+and+oA%28HR%2C+N%3D10%29+%3C+1.8+and+tA%28HR%2C+N%3D10%29+%3C+2+and+p%3AHR+%3C+4+and+oA%28errors%2C+N%3D10%29+%3C+1.1+and+tA%28errors%2C+N%3D10%29+%3E+.1+&amp;submit=++S+D+Q+L+!++" xlink:type="simple">http://sportsdatabase.com/mlb/query?output=default&amp;sdql=SG+%3D+1+and+day+%3D+Friday+and+H+and+10.5+%3E+total+%3E+7+and+12.6+%3E+oA%28hits%2C+N%3D10%29+%3E+9.1+and+9.2+%3C+tA%28hits%2C+N%3D10%29+%3C+12.6+and+12+%3E+s%3ASHA+%3E+4+and+s%3ASRA+!%3D+0+and+s%3ASPT+%3E+83+and+119+%3E+os%3ASPT+%3E+69+and+o%3Astarter+rest+%3C+10+and+19+%3E+p%3Ahits+%3E+4+and+op%3Ahits+%3E+4+and+oA%28walks%2C+N%3D10%29+%3C+4.7+and+ss%3ASPT+%3C+116+and+oA%28HR%2C+N%3D10%29+%3C+1.8+and+tA%28HR%2C+N%3D10%29+%3C+2+and+p%3AHR+%3C+4+and+oA%28errors%2C+N%3D10%29+%3C+1.1+and+tA%28errors%2C+N%3D10%29+%3E+.1+&amp;submit=++S+D+Q+L+!++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Over</text:p>
          </table:table-cell>
          <table:table-cell table:style-name="ce20" table:formula="of:=[.C65]+[.D65]" office:value-type="float" office:value="142" calcext:value-type="float">
            <text:p>142</text:p>
          </table:table-cell>
          <table:table-cell table:style-name="ce15" table:formula="of:=([.C65]-[.D65])/SQRT([.C65]+[.D65])" office:value-type="float" office:value="5.70643323641749" calcext:value-type="float">
            <text:p>5.71</text:p>
          </table:table-cell>
          <table:table-cell table:style-name="ce15" table:formula="of:=ABS([.O65])" office:value-type="float" office:value="5.70643323641749" calcext:value-type="float">
            <text:p>5.71</text:p>
          </table:table-cell>
          <table:table-cell table:style-name="ce20" office:value-type="float" office:value="3" calcext:value-type="float">
            <text:p>3</text:p>
          </table:table-cell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4">
          <table:table-cell table:style-name="ce19" office:value-type="date" office:date-value="2014-11-09" calcext:value-type="date">
            <text:p>11/9/2014</text:p>
          </table:table-cell>
          <table:table-cell table:style-name="ce20" office:value-type="string" calcext:value-type="string">
            <text:p>MLB64</text:p>
          </table:table-cell>
          <table:table-cell table:style-name="ce20" office:value-type="float" office:value="135" calcext:value-type="float">
            <text:p>135</text:p>
          </table:table-cell>
          <table:table-cell table:style-name="ce20" office:value-type="float" office:value="80" calcext:value-type="float">
            <text:p>80</text:p>
          </table:table-cell>
          <table:table-cell table:style-name="ce15" office:value-type="float" office:value="40.93" calcext:value-type="float">
            <text:p>40.93</text:p>
          </table:table-cell>
          <table:table-cell table:style-name="ce21" office:value-type="percentage" office:value="0.148" calcext:value-type="percentage">
            <text:p>14.80%</text:p>
          </table:table-cell>
          <table:table-cell table:style-name="ce20" office:value-type="string" calcext:value-type="string">
            <text:p>SU</text:p>
          </table:table-cell>
          <table:table-cell table:style-name="ce20" office:value-type="string" calcext:value-type="string">
            <text:p>HOME</text:p>
          </table:table-cell>
          <table:table-cell table:style-name="ce20"/>
          <table:table-cell table:style-name="ce10" office:value-type="string" calcext:value-type="string">
            <text:p>H and p:margin &gt;= 3 and op:runs = 0 and WP &lt; 60 and o:WP &gt; 38.5 and line &gt; -230 and conference = o:conference and (month!=7 and month!=8) and 2008&lt;=season and SG &gt; 1</text:p>
          </table:table-cell>
          <table:table-cell table:style-name="ce13" office:value-type="string" calcext:value-type="string">
            <text:p><text:a xlink:href="http://killersports.com/mlb/query?sdql=H+and+p%3Amargin+%3E%3D+3+and+op%3Aruns+%3D+0+and+WP+%3C+60+and+o%3AWP+%3E+38.5+and+line+%3E+-230+and+conference+%3D+o%3Aconference+and+%28month!%3D7+and+month!%3D8%29+and+2008%3C%3Dseason+and+SG+%3E+1&amp;submit=++S+D+Q+L+!++" xlink:type="simple">http://killersports.com/mlb/query?sdql=H+and+p%3Amargin+%3E%3D+3+and+op%3Aruns+%3D+0+and+WP+%3C+60+and+o%3AWP+%3E+38.5+and+line+%3E+-230+and+conference+%3D+o%3Aconference+and+%28month!%3D7+and+month!%3D8%29+and+2008%3C%3Dseason+and+SG+%3E+1&amp;submit=++S+D+Q+L+!++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SU Back</text:p>
          </table:table-cell>
          <table:table-cell table:style-name="ce20" table:formula="of:=[.C66]+[.D66]" office:value-type="float" office:value="215" calcext:value-type="float">
            <text:p>215</text:p>
          </table:table-cell>
          <table:table-cell table:style-name="ce15" table:formula="of:=([.C66]-[.D66])/SQRT([.C66]+[.D66])" office:value-type="float" office:value="3.7509688670876" calcext:value-type="float">
            <text:p>3.75</text:p>
          </table:table-cell>
          <table:table-cell table:style-name="ce15" table:formula="of:=ABS([.O66])" office:value-type="float" office:value="3.7509688670876" calcext:value-type="float">
            <text:p>3.75</text:p>
          </table:table-cell>
          <table:table-cell table:style-name="ce20" office:value-type="float" office:value="1" calcext:value-type="float">
            <text:p>1</text:p>
          </table:table-cell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4">
          <table:table-cell table:style-name="ce19" office:value-type="date" office:date-value="2014-11-09" calcext:value-type="date">
            <text:p>11/9/2014</text:p>
          </table:table-cell>
          <table:table-cell table:style-name="ce20" office:value-type="string" calcext:value-type="string">
            <text:p>MLB65</text:p>
          </table:table-cell>
          <table:table-cell table:style-name="ce20" office:value-type="float" office:value="69" calcext:value-type="float">
            <text:p>69</text:p>
          </table:table-cell>
          <table:table-cell table:style-name="ce20" office:value-type="float" office:value="44" calcext:value-type="float">
            <text:p>44</text:p>
          </table:table-cell>
          <table:table-cell table:style-name="ce15" office:value-type="float" office:value="18.01" calcext:value-type="float">
            <text:p>18.01</text:p>
          </table:table-cell>
          <table:table-cell table:style-name="ce21" office:value-type="percentage" office:value="0.123" calcext:value-type="percentage">
            <text:p>12.30%</text:p>
          </table:table-cell>
          <table:table-cell table:style-name="ce20" office:value-type="string" calcext:value-type="string">
            <text:p>SU</text:p>
          </table:table-cell>
          <table:table-cell table:style-name="ce20" office:value-type="string" calcext:value-type="string">
            <text:p>HOME</text:p>
          </table:table-cell>
          <table:table-cell table:style-name="ce20"/>
          <table:table-cell table:style-name="ce10" office:value-type="string" calcext:value-type="string">
            <text:p>season&gt;2011 and SG=3 and playoffs=0 and p:X and conference=NL and H</text:p>
          </table:table-cell>
          <table:table-cell table:style-name="ce13" office:value-type="string" calcext:value-type="string">
            <text:p><text:a xlink:href="http://killersports.com/mlb/query?sdql=season%3E2011+and+SG%3D3+and+playoffs%3D0+and+p%3AX+and+conference%3DNL+and+H&amp;submit=++S+D+Q+L+!++" xlink:type="simple">http://killersports.com/mlb/query?sdql=season%3E2011+and+SG%3D3+and+playoffs%3D0+and+p%3AX+and+conference%3DNL+and+H&amp;submit=++S+D+Q+L+!++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SU Back</text:p>
          </table:table-cell>
          <table:table-cell table:style-name="ce20" table:formula="of:=[.C67]+[.D67]" office:value-type="float" office:value="113" calcext:value-type="float">
            <text:p>113</text:p>
          </table:table-cell>
          <table:table-cell table:style-name="ce15" table:formula="of:=([.C67]-[.D67])/SQRT([.C67]+[.D67])" office:value-type="float" office:value="2.35180217095899" calcext:value-type="float">
            <text:p>2.35</text:p>
          </table:table-cell>
          <table:table-cell table:style-name="ce15" table:formula="of:=ABS([.O67])" office:value-type="float" office:value="2.35180217095899" calcext:value-type="float">
            <text:p>2.35</text:p>
          </table:table-cell>
          <table:table-cell table:style-name="ce20" office:value-type="float" office:value="2" calcext:value-type="float">
            <text:p>2</text:p>
          </table:table-cell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4">
          <table:table-cell table:style-name="ce19" office:value-type="date" office:date-value="2014-11-09" calcext:value-type="date">
            <text:p>11/9/2014</text:p>
          </table:table-cell>
          <table:table-cell table:style-name="ce20" office:value-type="string" calcext:value-type="string">
            <text:p>MLB66</text:p>
          </table:table-cell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42" calcext:value-type="float">
            <text:p>42</text:p>
          </table:table-cell>
          <table:table-cell table:style-name="ce15" office:value-type="float" office:value="19.15" calcext:value-type="float">
            <text:p>19.15</text:p>
          </table:table-cell>
          <table:table-cell table:style-name="ce21" office:value-type="percentage" office:value="0.153" calcext:value-type="percentage">
            <text:p>15.30%</text:p>
          </table:table-cell>
          <table:table-cell table:style-name="ce20" office:value-type="string" calcext:value-type="string">
            <text:p>UNDER</text:p>
          </table:table-cell>
          <table:table-cell table:style-name="ce20" table:number-columns-repeated="2"/>
          <table:table-cell table:style-name="ce10" office:value-type="string" calcext:value-type="string">
            <text:p>season&gt;2011 and SG=3 and playoffs=0 and p:X and conference=NL and H</text:p>
          </table:table-cell>
          <table:table-cell table:style-name="ce13" office:value-type="string" calcext:value-type="string">
            <text:p><text:a xlink:href="http://killersports.com/mlb/query?sdql=season%3E2011+and+SG%3D3+and+playoffs%3D0+and+p%3AX+and+conference%3DNL+and+H&amp;submit=++S+D+Q+L+!++" xlink:type="simple">http://killersports.com/mlb/query?sdql=season%3E2011+and+SG%3D3+and+playoffs%3D0+and+p%3AX+and+conference%3DNL+and+H&amp;submit=++S+D+Q+L+!++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Under</text:p>
          </table:table-cell>
          <table:table-cell table:style-name="ce20" table:formula="of:=[.C68]+[.D68]" office:value-type="float" office:value="108" calcext:value-type="float">
            <text:p>108</text:p>
          </table:table-cell>
          <table:table-cell table:style-name="ce15" table:formula="of:=([.C68]-[.D68])/SQRT([.C68]+[.D68])" office:value-type="float" office:value="2.3094010767585" calcext:value-type="float">
            <text:p>2.31</text:p>
          </table:table-cell>
          <table:table-cell table:style-name="ce15" table:formula="of:=ABS([.O68])" office:value-type="float" office:value="2.3094010767585" calcext:value-type="float">
            <text:p>2.31</text:p>
          </table:table-cell>
          <table:table-cell table:style-name="ce20" office:value-type="float" office:value="1" calcext:value-type="float">
            <text:p>1</text:p>
          </table:table-cell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4">
          <table:table-cell table:style-name="ce19" office:value-type="date" office:date-value="2014-11-09" calcext:value-type="date">
            <text:p>11/9/2014</text:p>
          </table:table-cell>
          <table:table-cell table:style-name="ce20" office:value-type="string" calcext:value-type="string">
            <text:p>MLB67</text:p>
          </table:table-cell>
          <table:table-cell table:style-name="ce20" office:value-type="float" office:value="365" calcext:value-type="float">
            <text:p>365</text:p>
          </table:table-cell>
          <table:table-cell table:style-name="ce20" office:value-type="float" office:value="265" calcext:value-type="float">
            <text:p>265</text:p>
          </table:table-cell>
          <table:table-cell table:style-name="ce15" office:value-type="float" office:value="79.93" calcext:value-type="float">
            <text:p>79.93</text:p>
          </table:table-cell>
          <table:table-cell table:style-name="ce21" office:value-type="percentage" office:value="0.107" calcext:value-type="percentage">
            <text:p>10.70%</text:p>
          </table:table-cell>
          <table:table-cell table:style-name="ce20" office:value-type="string" calcext:value-type="string">
            <text:p>SU</text:p>
          </table:table-cell>
          <table:table-cell table:style-name="ce20" office:value-type="string" calcext:value-type="string">
            <text:p>HOME</text:p>
          </table:table-cell>
          <table:table-cell table:style-name="ce20"/>
          <table:table-cell table:style-name="ce10" office:value-type="string" calcext:value-type="string">
            <text:p>55&gt;=WP&gt;=50 and p:margin&lt;=-5 and A and 2006&lt;=season and 155&gt;line&gt;=-200</text:p>
          </table:table-cell>
          <table:table-cell table:style-name="ce13" office:value-type="string" calcext:value-type="string">
            <text:p><text:a xlink:href="http://killersports.com/mlb/query?sdql=55%3E%3DWP%3E%3D50+and+p%3Amargin%3C%3D-5+and+A+and+2006%3C%3Dseason+and+155%3Eline%3E%3D-200+&amp;submit=++S+D+Q+L+!++" xlink:type="simple">http://killersports.com/mlb/query?sdql=55%3E%3DWP%3E%3D50+and+p%3Amargin%3C%3D-5+and+A+and+2006%3C%3Dseason+and+155%3Eline%3E%3D-200+&amp;submit=++S+D+Q+L+!++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SU Fade</text:p>
          </table:table-cell>
          <table:table-cell table:style-name="ce20" table:formula="of:=[.C69]+[.D69]" office:value-type="float" office:value="630" calcext:value-type="float">
            <text:p>630</text:p>
          </table:table-cell>
          <table:table-cell table:style-name="ce15" table:formula="of:=([.C69]-[.D69])/SQRT([.C69]+[.D69])" office:value-type="float" office:value="3.98409536444798" calcext:value-type="float">
            <text:p>3.98</text:p>
          </table:table-cell>
          <table:table-cell table:style-name="ce15" table:formula="of:=ABS([.O69])" office:value-type="float" office:value="3.98409536444798" calcext:value-type="float">
            <text:p>3.98</text:p>
          </table:table-cell>
          <table:table-cell table:style-name="ce20" office:value-type="float" office:value="2" calcext:value-type="float">
            <text:p>2</text:p>
          </table:table-cell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4">
          <table:table-cell table:style-name="ce19" office:value-type="date" office:date-value="2014-11-09" calcext:value-type="date">
            <text:p>11/9/2014</text:p>
          </table:table-cell>
          <table:table-cell table:style-name="ce20" office:value-type="string" calcext:value-type="string">
            <text:p>MLB68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40" calcext:value-type="float">
            <text:p>40</text:p>
          </table:table-cell>
          <table:table-cell table:style-name="ce15" office:value-type="float" office:value="39.02" calcext:value-type="float">
            <text:p>39.02</text:p>
          </table:table-cell>
          <table:table-cell table:style-name="ce21" office:value-type="percentage" office:value="0.29" calcext:value-type="percentage">
            <text:p>29.00%</text:p>
          </table:table-cell>
          <table:table-cell table:style-name="ce20" office:value-type="string" calcext:value-type="string">
            <text:p>RL</text:p>
          </table:table-cell>
          <table:table-cell table:style-name="ce20" table:number-columns-repeated="2"/>
          <table:table-cell table:style-name="ce10" office:value-type="string" calcext:value-type="string">
            <text:p>month = 5 and streak = -4 and 0&lt;o:streak&lt;3</text:p>
          </table:table-cell>
          <table:table-cell table:style-name="ce13" office:value-type="string" calcext:value-type="string">
            <text:p><text:a xlink:href="http://killersports.com/mlb/query?sdql=month+%3D+5+and+streak+%3D+-4+and+0%3Co%3Astreak%3C3&amp;submit=++S+D+Q+L+!++" xlink:type="simple">http://killersports.com/mlb/query?sdql=month+%3D+5+and+streak+%3D+-4+and+0%3Co%3Astreak%3C3&amp;submit=++S+D+Q+L+!++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RL Fade</text:p>
          </table:table-cell>
          <table:table-cell table:style-name="ce20" table:formula="of:=[.C70]+[.D70]" office:value-type="float" office:value="110" calcext:value-type="float">
            <text:p>110</text:p>
          </table:table-cell>
          <table:table-cell table:style-name="ce15" table:formula="of:=([.C70]-[.D70])/SQRT([.C70]+[.D70])" office:value-type="float" office:value="2.86038776773678" calcext:value-type="float">
            <text:p>2.86</text:p>
          </table:table-cell>
          <table:table-cell table:style-name="ce15" table:formula="of:=ABS([.O70])" office:value-type="float" office:value="2.86038776773678" calcext:value-type="float">
            <text:p>2.86</text:p>
          </table:table-cell>
          <table:table-cell table:style-name="ce20" office:value-type="float" office:value="1" calcext:value-type="float">
            <text:p>1</text:p>
          </table:table-cell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4">
          <table:table-cell table:style-name="ce19" office:value-type="date" office:date-value="2014-11-09" calcext:value-type="date">
            <text:p>11/9/2014</text:p>
          </table:table-cell>
          <table:table-cell table:style-name="ce20" office:value-type="string" calcext:value-type="string">
            <text:p>MLB69</text:p>
          </table:table-cell>
          <table:table-cell table:style-name="ce20" office:value-type="float" office:value="185" calcext:value-type="float">
            <text:p>185</text:p>
          </table:table-cell>
          <table:table-cell table:style-name="ce20" office:value-type="float" office:value="112" calcext:value-type="float">
            <text:p>112</text:p>
          </table:table-cell>
          <table:table-cell table:style-name="ce15" office:value-type="float" office:value="60.1" calcext:value-type="float">
            <text:p>60.10</text:p>
          </table:table-cell>
          <table:table-cell table:style-name="ce21" office:value-type="percentage" office:value="0.15" calcext:value-type="percentage">
            <text:p>15.00%</text:p>
          </table:table-cell>
          <table:table-cell table:style-name="ce20" office:value-type="string" calcext:value-type="string">
            <text:p>SU</text:p>
          </table:table-cell>
          <table:table-cell table:style-name="ce20" table:number-columns-repeated="2"/>
          <table:table-cell table:style-name="ce10" office:value-type="string" calcext:value-type="string">
            <text:p>month=6 and 4&lt;streak&lt;9</text:p>
          </table:table-cell>
          <table:table-cell table:style-name="ce13" office:value-type="string" calcext:value-type="string">
            <text:p><text:a xlink:href="http://killersports.com/mlb/query?sdql=month%3D6+and+4%3Cstreak%3C9+&amp;submit=++S+D+Q+L+!++" xlink:type="simple">http://killersports.com/mlb/query?sdql=month%3D6+and+4%3Cstreak%3C9+&amp;submit=++S+D+Q+L+!++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SU Back</text:p>
          </table:table-cell>
          <table:table-cell table:style-name="ce20" table:formula="of:=[.C71]+[.D71]" office:value-type="float" office:value="297" calcext:value-type="float">
            <text:p>297</text:p>
          </table:table-cell>
          <table:table-cell table:style-name="ce15" table:formula="of:=([.C71]-[.D71])/SQRT([.C71]+[.D71])" office:value-type="float" office:value="4.23588962825531" calcext:value-type="float">
            <text:p>4.24</text:p>
          </table:table-cell>
          <table:table-cell table:style-name="ce15" table:formula="of:=ABS([.O71])" office:value-type="float" office:value="4.23588962825531" calcext:value-type="float">
            <text:p>4.24</text:p>
          </table:table-cell>
          <table:table-cell table:style-name="ce20" office:value-type="float" office:value="1" calcext:value-type="float">
            <text:p>1</text:p>
          </table:table-cell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4">
          <table:table-cell table:style-name="ce19" office:value-type="date" office:date-value="2014-11-09" calcext:value-type="date">
            <text:p>11/9/2014</text:p>
          </table:table-cell>
          <table:table-cell table:style-name="ce20" office:value-type="string" calcext:value-type="string">
            <text:p>MLB70</text:p>
          </table:table-cell>
          <table:table-cell table:style-name="ce20" office:value-type="float" office:value="94" calcext:value-type="float">
            <text:p>94</text:p>
          </table:table-cell>
          <table:table-cell table:style-name="ce20" office:value-type="float" office:value="29" calcext:value-type="float">
            <text:p>29</text:p>
          </table:table-cell>
          <table:table-cell table:style-name="ce15" office:value-type="float" office:value="48.38" calcext:value-type="float">
            <text:p>48.38</text:p>
          </table:table-cell>
          <table:table-cell table:style-name="ce21" office:value-type="percentage" office:value="0.228" calcext:value-type="percentage">
            <text:p>22.80%</text:p>
          </table:table-cell>
          <table:table-cell table:style-name="ce20" office:value-type="string" calcext:value-type="string">
            <text:p>SU</text:p>
          </table:table-cell>
          <table:table-cell table:style-name="ce20" office:value-type="string" calcext:value-type="string">
            <text:p>HOME</text:p>
          </table:table-cell>
          <table:table-cell table:style-name="ce20" office:value-type="string" calcext:value-type="string">
            <text:p>FAV</text:p>
          </table:table-cell>
          <table:table-cell table:style-name="ce10" office:value-type="string" calcext:value-type="string">
            <text:p>HF and p:innings pitched - Starter:p:innings pitched &lt; op:innings pitched - Starter:op:innings pitched and (op:innings pitched - Starter:op:innings pitched) &gt; Starter:op:innings pitched and 4 &lt; op:BPRA &lt; 11 and WP &gt; 44 and SG &gt; 1 and STDSERA &lt;= o:STDSERA</text:p>
          </table:table-cell>
          <table:table-cell table:style-name="ce13" office:value-type="string" calcext:value-type="string">
            <text:p><text:a xlink:href="http://killersports.com/mlb/query?sdql=HF+and+p%3Ainnings+pitched+-+Starter%3Ap%3Ainnings+pitched+%3C+op%3Ainnings+pitched+-+Starter%3Aop%3Ainnings+pitched+and+%28op%3Ainnings+pitched+-+Starter%3Aop%3Ainnings+pitched%29+%3E+Starter%3Aop%3Ainnings+pitched+and+4+%3C+op%3ABPRA+%3C+11+and+WP+%3E+44+and+SG+%3E+1+and+STDSERA+%3C%3D+o%3ASTDSERA&amp;submit=++S+D+Q+L+!++" xlink:type="simple">http://killersports.com/mlb/query?sdql=HF+and+p%3Ainnings+pitched+-+Starter%3Ap%3Ainnings+pitched+%3C+op%3Ainnings+pitched+-+Starter%3Aop%3Ainnings+pitched+and+%28op%3Ainnings+pitched+-+Starter%3Aop%3Ainnings+pitched%29+%3E+Starter%3Aop%3Ainnings+pitched+and+4+%3C+op%3ABPRA+%3C+11+and+WP+%3E+44+and+SG+%3E+1+and+STDSERA+%3C%3D+o%3ASTDSERA&amp;submit=++S+D+Q+L+!++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SU Back</text:p>
          </table:table-cell>
          <table:table-cell table:style-name="ce20" table:formula="of:=[.C72]+[.D72]" office:value-type="float" office:value="123" calcext:value-type="float">
            <text:p>123</text:p>
          </table:table-cell>
          <table:table-cell table:style-name="ce15" table:formula="of:=([.C72]-[.D72])/SQRT([.C72]+[.D72])" office:value-type="float" office:value="5.86085262533831" calcext:value-type="float">
            <text:p>5.86</text:p>
          </table:table-cell>
          <table:table-cell table:style-name="ce15" table:formula="of:=ABS([.O72])" office:value-type="float" office:value="5.86085262533831" calcext:value-type="float">
            <text:p>5.86</text:p>
          </table:table-cell>
          <table:table-cell table:style-name="ce20" office:value-type="float" office:value="3" calcext:value-type="float">
            <text:p>3</text:p>
          </table:table-cell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4">
          <table:table-cell table:style-name="ce19" office:value-type="date" office:date-value="2014-11-09" calcext:value-type="date">
            <text:p>11/9/2014</text:p>
          </table:table-cell>
          <table:table-cell table:style-name="ce20" office:value-type="string" calcext:value-type="string">
            <text:p>MLB71</text:p>
          </table:table-cell>
          <table:table-cell table:style-name="ce20" office:value-type="float" office:value="168" calcext:value-type="float">
            <text:p>168</text:p>
          </table:table-cell>
          <table:table-cell table:style-name="ce20" office:value-type="float" office:value="58" calcext:value-type="float">
            <text:p>58</text:p>
          </table:table-cell>
          <table:table-cell table:style-name="ce15" office:value-type="float" office:value="104.35" calcext:value-type="float">
            <text:p>104.35</text:p>
          </table:table-cell>
          <table:table-cell table:style-name="ce21" office:value-type="percentage" office:value="0.399" calcext:value-type="percentage">
            <text:p>39.90%</text:p>
          </table:table-cell>
          <table:table-cell table:style-name="ce20" office:value-type="string" calcext:value-type="string">
            <text:p>UNDER</text:p>
          </table:table-cell>
          <table:table-cell table:style-name="ce20" table:number-columns-repeated="2"/>
          <table:table-cell table:style-name="ce10" office:value-type="string" calcext:value-type="string">
            <text:p>starter rest = 6 and s:starter rest = 6 and ss:starter rest &lt; 9 and o:starter rest &gt; 5 and os:starter rest = 5 and total &gt; 7 and s:SRA &lt; 7 and s:SHA &lt; 8 and 0 &lt; s:SWA &lt; 6 and 1 &lt; s:SSO &lt; 9 and os:SRA != 0 and os:SHA &lt; 11 and os:SSO &lt; 10 and os:SHRA &lt; 3 and SGS &gt; 2 and ss:SRA &lt; 6 and 3 &lt; ss:SHA &lt; 10 and 71 &lt; s:SPT &lt; 117 and 59 &lt; os:SPT &lt; 110 and month != 7</text:p>
          </table:table-cell>
          <table:table-cell table:style-name="ce13" office:value-type="string" calcext:value-type="string">
            <text:p><text:a xlink:href="http://killersports.com/mlb/query?sdql=starter+rest+%3D+6+and+s%3Astarter+rest+%3D+6+and+ss%3Astarter+rest+%3C+9+and+o%3Astarter+rest+%3E+5+and+os%3Astarter+rest+%3D+5+and+total+%3E+7+and+s%3ASRA+%3C+7+and+s%3ASHA+%3C+8+and+0+%3C+s%3ASWA+%3C+6+and+1+%3C+s%3ASSO+%3C+9+and+os%3ASRA+%21%3D+0+and+os%3ASHA+%3C+11+and+os%3ASSO+%3C+10+and+os%3ASHRA+%3C+3+and+SGS+%3E+2+and+ss%3ASRA+%3C+6+and+3+%3C+ss%3ASHA+%3C+10+and+71+%3C+s%3ASPT+%3C+117+and+59+%3C+os%3ASPT+%3C+110+and+month+%21%3D+7&amp;submit=++S+D+Q+L+%21++" xlink:type="simple">http://killersports.com/mlb/query?sdql=starter+rest+%3D+6+and+s%3Astarter+rest+%3D+6+and+ss%3Astarter+rest+%3C+9+and+o%3Astarter+rest+%3E+5+and+os%3Astarter+rest+%3D+5+and+total+%3E+7+and+s%3ASRA+%3C+7+and+s%3ASHA+%3C+8+and+0+%3C+s%3ASWA+%3C+6+and+1+%3C+s%3ASSO+%3C+9+and+os%3ASRA+%21%3D+0+and+os%3ASHA+%3C+11+and+os%3ASSO+%3C+10+and+os%3ASHRA+%3C+3+and+SGS+%3E+2+and+ss%3ASRA+%3C+6+and+3+%3C+ss%3ASHA+%3C+10+and+71+%3C+s%3ASPT+%3C+117+and+59+%3C+os%3ASPT+%3C+110+and+month+%21%3D+7&amp;submit=++S+D+Q+L+%21++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Under</text:p>
          </table:table-cell>
          <table:table-cell table:style-name="ce20" table:formula="of:=[.C73]+[.D73]" office:value-type="float" office:value="226" calcext:value-type="float">
            <text:p>226</text:p>
          </table:table-cell>
          <table:table-cell table:style-name="ce15" table:formula="of:=([.C73]-[.D73])/SQRT([.C73]+[.D73])" office:value-type="float" office:value="7.31709115761513" calcext:value-type="float">
            <text:p>7.32</text:p>
          </table:table-cell>
          <table:table-cell table:style-name="ce15" table:formula="of:=ABS([.O73])" office:value-type="float" office:value="7.31709115761513" calcext:value-type="float">
            <text:p>7.32</text:p>
          </table:table-cell>
          <table:table-cell table:style-name="ce20" office:value-type="float" office:value="3" calcext:value-type="float">
            <text:p>3</text:p>
          </table:table-cell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4">
          <table:table-cell table:style-name="ce19" office:value-type="date" office:date-value="2014-11-09" calcext:value-type="date">
            <text:p>11/9/2014</text:p>
          </table:table-cell>
          <table:table-cell table:style-name="ce20" office:value-type="string" calcext:value-type="string">
            <text:p>MLB72</text:p>
          </table:table-cell>
          <table:table-cell table:style-name="ce20" office:value-type="float" office:value="476" calcext:value-type="float">
            <text:p>476</text:p>
          </table:table-cell>
          <table:table-cell table:style-name="ce20" office:value-type="float" office:value="227" calcext:value-type="float">
            <text:p>227</text:p>
          </table:table-cell>
          <table:table-cell table:style-name="ce15" office:value-type="float" office:value="242.06" calcext:value-type="float">
            <text:p>242.06</text:p>
          </table:table-cell>
          <table:table-cell table:style-name="ce21" office:value-type="percentage" office:value="0.274" calcext:value-type="percentage">
            <text:p>27.40%</text:p>
          </table:table-cell>
          <table:table-cell table:style-name="ce20" office:value-type="string" calcext:value-type="string">
            <text:p>SU</text:p>
          </table:table-cell>
          <table:table-cell table:style-name="ce20" table:number-columns-repeated="2"/>
          <table:table-cell table:style-name="ce10" office:value-type="string" calcext:value-type="string">
            <text:p>p:errors = 0 and op:errors = 1 and (H or SG &gt; 1) and SG &lt; 5 and SGS &gt; 2 and SGS - SG &lt; 3 and (H or day != Saturday) and ((H and -215 &lt; line &lt; 142) or (A and -200 &lt; line &lt; 175)) and (conference = AL or o:conference = NL) and op:HR &lt; 3 and p:runs &gt; 2 and p:margin &gt; -2 and 12 &gt; pp:margin &gt; -9 and streak &lt; 5 and -7 &lt; o:streak &lt; 3 and p:SO &lt; 14 and game number &gt; 13 and -21 &lt; tS(margin, N=10) &lt; 29 and -30 &lt; oS(margin, N=10) &lt; 26 and s:SHA &gt; 1 and s:SWA &lt; 6 and s:SSO &lt; 11 and s:SIP &gt; 1.9 and s:SHF &gt; 21 and s:SPT &lt; 121 and 4 &lt; starter rest &lt; 17 and os:SRA &lt; 7 and os:SWA &lt; 6 and 20 &lt; os:SHF &lt; 33 and os:SIP &lt; 8.1 and o:starter rest &lt; 10 and op:runs &lt; 9 and opp:runs &lt; 13 and oppp:runs &lt; 11 and oS(runs, N=10) &gt; 21 and tS(HR, N=10) &lt; 19 and tS(walks, N=10) &gt; 16 and 42 &lt; tS(SO, N=10) &lt; 86 and site streak &gt; -10 and o:site streak &gt; -8 and op:SII &lt; 5 and p:RMAX &gt; 1 and oss:SHF &gt; 13 and oss:SPT &gt; 73 and -5 &lt; tS(W, N=10) - oS(W, N=10) &lt; 6 and -8 &lt; tS(errors, N=10) - oS(errors, N=10) &lt; 6 and opp:RMAX &lt; 5</text:p>
          </table:table-cell>
          <table:table-cell table:style-name="ce13" table:formula="of:=HYPERLINK(&quot;http://killersports.com/mlb/query?sdql=p%3aerrors+%3d+0+and+op%3aerrors+%3d+1+and+%28h+or+sg+%3e+1%29+and+sg+%3c+5+and+sgs+%3e+2+and+sgs+-+sg+%3c+3+and+%28h+or+day+%21%3d+saturday%29+and+%28%28h+and+-215+%3c+line+%3c+142%29+or+%28a+and+-200+%3c+line+%3c+175%29%29+and+%28conference+%3d+al+or+o%3aconference+%3d+nl%29+and+op%3ahr+%3c+3+and+p%3aruns+%3e+2+and+p%3amargin+%3e+-2+and+12+%3e+pp%3amargin+%3e+-9+and+streak+%3c+5+and+-7+%3c+o%3astreak+%3c+3+and+p%3aso+%3c+14+and+game+number+%3e+13+and+-21+%3c+ts%28margin%2c+n%3d10%29+%3c+29+and+-30+%3c+os%28margin%2c+n%3d10%29+%3c+26+and+s%3asha+%3e+1+and+s%3aswa+%3c+6+and+s%3asso+%3c+11+and+s%3asip+%3e+1.9+and+s%3ashf+%3e+21+and+s%3aspt+%3c+121+and+4+%3c+starter+rest+%3c+17+and+os%3asra+%3c+7+and+os%3aswa+%3c+6+and+20+%3c+os%3ashf+%3c+33+and+os%3asip+%3c+8.1+and+o%3astarter+rest+%3c+10+and+op%3aruns+%3c+9+and+opp%3aruns+%3c+13+and+oppp%3aruns+%3c+11+and+os%28runs%2c+n%3d10%29+%3e+21+and+ts%28hr%2c+n%3d10%29+%3c+19+and+ts%28walks%2c+n%3d10%29+%3e+16+and+42+%3c+ts%28so;)" office:value-type="string" office:string-value="" calcext:value-type="error">
            <text:p>Err:513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SU Back</text:p>
          </table:table-cell>
          <table:table-cell table:style-name="ce20" table:formula="of:=[.C74]+[.D74]" office:value-type="float" office:value="703" calcext:value-type="float">
            <text:p>703</text:p>
          </table:table-cell>
          <table:table-cell table:style-name="ce15" table:formula="of:=([.C74]-[.D74])/SQRT([.C74]+[.D74])" office:value-type="float" office:value="9.39121286573869" calcext:value-type="float">
            <text:p>9.39</text:p>
          </table:table-cell>
          <table:table-cell table:style-name="ce15" table:formula="of:=ABS([.O74])" office:value-type="float" office:value="9.39121286573869" calcext:value-type="float">
            <text:p>9.39</text:p>
          </table:table-cell>
          <table:table-cell table:style-name="ce20" office:value-type="float" office:value="3" calcext:value-type="float">
            <text:p>3</text:p>
          </table:table-cell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4">
          <table:table-cell table:style-name="ce19" office:value-type="date" office:date-value="2014-11-09" calcext:value-type="date">
            <text:p>11/9/2014</text:p>
          </table:table-cell>
          <table:table-cell table:style-name="ce20" office:value-type="string" calcext:value-type="string">
            <text:p>MLB73</text:p>
          </table:table-cell>
          <table:table-cell table:style-name="ce20" office:value-type="float" office:value="318" calcext:value-type="float">
            <text:p>318</text:p>
          </table:table-cell>
          <table:table-cell table:style-name="ce20" office:value-type="float" office:value="255" calcext:value-type="float">
            <text:p>255</text:p>
          </table:table-cell>
          <table:table-cell table:style-name="ce15" office:value-type="float" office:value="143.05" calcext:value-type="float">
            <text:p>143.05</text:p>
          </table:table-cell>
          <table:table-cell table:style-name="ce21" office:value-type="percentage" office:value="0.25" calcext:value-type="percentage">
            <text:p>25.00%</text:p>
          </table:table-cell>
          <table:table-cell table:style-name="ce20" office:value-type="string" calcext:value-type="string">
            <text:p>SU</text:p>
          </table:table-cell>
          <table:table-cell table:style-name="ce20"/>
          <table:table-cell table:style-name="ce20" office:value-type="string" calcext:value-type="string">
            <text:p>DOG</text:p>
          </table:table-cell>
          <table:table-cell table:style-name="ce10" office:value-type="string" calcext:value-type="string">
            <text:p>DIV and D and p:W and o:WP &gt;= 40 and o:WP &lt;= 50 and total &lt; 11 and DIV and p:HR &lt; 3 and op:HR &lt; 2 and -9 &lt; o:streak &lt; 0 and os:SRA &gt; 0 and os:SHA &gt; 2 and 3 &lt; s:SHA &lt; 11 and os:SSO &lt; 11 and 73 &lt; s:SPT &lt; 113 and os:SPT &gt; 67 and p:hits &lt; 18</text:p>
          </table:table-cell>
          <table:table-cell table:style-name="ce13" office:value-type="string" calcext:value-type="string">
            <text:p><text:a xlink:href="http://sportsdatabase.com/mlb/query?output=default&amp;sdql=DIV+and+D+and+p%3AW+and+o%3AWP+%3E%3D+40+and+o%3AWP+%3C%3D+50+and+total+%3C+11+and+DIV+and+p%3AHR+%3C+3+and+op%3AHR+%3C+2+and+-9+%3C+o%3Astreak+%3C+0+and+os%3ASRA+%3E+0+and+os%3ASHA+%3E+2+and+3+%3C+s%3ASHA+%3C+11+and+os%3ASSO+%3C+11+and+73+%3C+s%3ASPT+%3C+113+and+os%3ASPT+%3E+67+and+p%3Ahits+%3C+18&amp;submit=++S+D+Q+L+!++" xlink:type="simple">http://sportsdatabase.com/mlb/query?output=default&amp;sdql=DIV+and+D+and+p%3AW+and+o%3AWP+%3E%3D+40+and+o%3AWP+%3C%3D+50+and+total+%3C+11+and+DIV+and+p%3AHR+%3C+3+and+op%3AHR+%3C+2+and+-9+%3C+o%3Astreak+%3C+0+and+os%3ASRA+%3E+0+and+os%3ASHA+%3E+2+and+3+%3C+s%3ASHA+%3C+11+and+os%3ASSO+%3C+11+and+73+%3C+s%3ASPT+%3C+113+and+os%3ASPT+%3E+67+and+p%3Ahits+%3C+18&amp;submit=++S+D+Q+L+!++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SU Back</text:p>
          </table:table-cell>
          <table:table-cell table:style-name="ce20" table:formula="of:=[.C75]+[.D75]" office:value-type="float" office:value="573" calcext:value-type="float">
            <text:p>573</text:p>
          </table:table-cell>
          <table:table-cell table:style-name="ce15" table:formula="of:=([.C75]-[.D75])/SQRT([.C75]+[.D75])" office:value-type="float" office:value="2.63186275680945" calcext:value-type="float">
            <text:p>2.63</text:p>
          </table:table-cell>
          <table:table-cell table:style-name="ce15" table:formula="of:=ABS([.O75])" office:value-type="float" office:value="2.63186275680945" calcext:value-type="float">
            <text:p>2.63</text:p>
          </table:table-cell>
          <table:table-cell table:style-name="ce20" office:value-type="float" office:value="3" calcext:value-type="float">
            <text:p>3</text:p>
          </table:table-cell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4">
          <table:table-cell table:style-name="ce19" office:value-type="date" office:date-value="2014-11-09" calcext:value-type="date">
            <text:p>11/9/2014</text:p>
          </table:table-cell>
          <table:table-cell table:style-name="ce20" office:value-type="string" calcext:value-type="string">
            <text:p>MLB74</text:p>
          </table:table-cell>
          <table:table-cell table:style-name="ce20" office:value-type="float" office:value="350" calcext:value-type="float">
            <text:p>350</text:p>
          </table:table-cell>
          <table:table-cell table:style-name="ce20" office:value-type="float" office:value="160" calcext:value-type="float">
            <text:p>160</text:p>
          </table:table-cell>
          <table:table-cell table:style-name="ce15" office:value-type="float" office:value="173.8" calcext:value-type="float">
            <text:p>173.80</text:p>
          </table:table-cell>
          <table:table-cell table:style-name="ce21" office:value-type="percentage" office:value="0.293" calcext:value-type="percentage">
            <text:p>29.30%</text:p>
          </table:table-cell>
          <table:table-cell table:style-name="ce20" office:value-type="string" calcext:value-type="string">
            <text:p>UNDER</text:p>
          </table:table-cell>
          <table:table-cell table:style-name="ce20" table:number-columns-repeated="2"/>
          <table:table-cell table:style-name="ce10" office:value-type="string" calcext:value-type="string">
            <text:p>H and (SG = 2 or SG = 3) and day != Saturday and p:HR &lt; 3 and op:HR &lt; 2 and 2 &lt; p:hits &lt; 10 and 4 &lt; op:hits &lt; 13 and pp:HR &lt; 4 and opp:HR &lt; 3 and 2 &lt; pp:hits &lt; 13 and 4 &lt; opp:hits &lt; 17 and -3 &lt; ou streak &lt; 4 and -6.5 &lt; p:ou margin &lt; 3.5 and pp:SG != 2 and 4 &gt; ppp:SG &gt; 1 and opp:SG &lt; 4 and 3 &lt; ppp:hits &lt; 19 and 1 &lt; oppp:hits &lt; 16 and p:runs + op:runs &lt; 11 and tA(HR, N=10) &lt; 1.9 and oA(HR, N=10) &lt; 1.6 and 1 &lt; os:SRA &lt; 7 and os:SHA &gt; 2 and os:SHRA &lt; 2 and 35 &gt; os:SHF &gt; 16 and os:SPT &lt; 110</text:p>
          </table:table-cell>
          <table:table-cell table:style-name="ce13" office:value-type="string" calcext:value-type="string">
            <text:p><text:a xlink:href="http://sportsdatabase.com/mlb/query?output=default&amp;sdql=H+and+%28SG+%3D+2+or+SG+%3D+3%29+and+day+!%3D+Saturday+and+p%3AHR+%3C+3+and+op%3AHR+%3C+2+and+2+%3C+p%3Ahits+%3C+10+and+4+%3C+op%3Ahits+%3C+13+and+pp%3AHR+%3C+4+and+opp%3AHR+%3C+3+and+2+%3C+pp%3Ahits+%3C+13+and+4+%3C+opp%3Ahits+%3C+17+and+-3+%3C+ou+streak+%3C+4+and+-6.5+%3C+p%3Aou+margin+%3C+3.5+and+pp%3ASG+!%3D+2+and+4+%3E+ppp%3ASG+%3E+1+and+opp%3ASG+%3C+4+and+3+%3C+ppp%3Ahits+%3C+19+and+1+%3C+oppp%3Ahits+%3C+16+and+p%3Aruns+%2B+op%3Aruns+%3C+11+and+tA%28HR%2C+N%3D10%29+%3C+1.9+and+oA%28HR%2C+N%3D10%29+%3C+1.6+and+1+%3C+os%3ASRA+%3C+7+and+os%3ASHA+%3E+2+and+os%3ASHRA+%3C+2+and+35+%3E+os%3ASHF+%3E+16+and+os%3ASPT+%3C+110&amp;submit=++S+D+Q+L+!++" xlink:type="simple">http://sportsdatabase.com/mlb/query?output=default&amp;sdql=H+and+%28SG+%3D+2+or+SG+%3D+3%29+and+day+!%3D+Saturday+and+p%3AHR+%3C+3+and+op%3AHR+%3C+2+and+2+%3C+p%3Ahits+%3C+10+and+4+%3C+op%3Ahits+%3C+13+and+pp%3AHR+%3C+4+and+opp%3AHR+%3C+3+and+2+%3C+pp%3Ahits+%3C+13+and+4+%3C+opp%3Ahits+%3C+17+and+-3+%3C+ou+streak+%3C+4+and+-6.5+%3C+p%3Aou+margin+%3C+3.5+and+pp%3ASG+!%3D+2+and+4+%3E+ppp%3ASG+%3E+1+and+opp%3ASG+%3C+4+and+3+%3C+ppp%3Ahits+%3C+19+and+1+%3C+oppp%3Ahits+%3C+16+and+p%3Aruns+%2B+op%3Aruns+%3C+11+and+tA%28HR%2C+N%3D10%29+%3C+1.9+and+oA%28HR%2C+N%3D10%29+%3C+1.6+and+1+%3C+os%3ASRA+%3C+7+and+os%3ASHA+%3E+2+and+os%3ASHRA+%3C+2+and+35+%3E+os%3ASHF+%3E+16+and+os%3ASPT+%3C+110&amp;submit=++S+D+Q+L+!++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Under</text:p>
          </table:table-cell>
          <table:table-cell table:style-name="ce20" table:formula="of:=[.C76]+[.D76]" office:value-type="float" office:value="510" calcext:value-type="float">
            <text:p>510</text:p>
          </table:table-cell>
          <table:table-cell table:style-name="ce15" table:formula="of:=([.C76]-[.D76])/SQRT([.C76]+[.D76])" office:value-type="float" office:value="8.41334141263091" calcext:value-type="float">
            <text:p>8.41</text:p>
          </table:table-cell>
          <table:table-cell table:style-name="ce15" table:formula="of:=ABS([.O76])" office:value-type="float" office:value="8.41334141263091" calcext:value-type="float">
            <text:p>8.41</text:p>
          </table:table-cell>
          <table:table-cell table:style-name="ce20" office:value-type="float" office:value="3" calcext:value-type="float">
            <text:p>3</text:p>
          </table:table-cell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4">
          <table:table-cell table:style-name="ce19" office:value-type="date" office:date-value="2014-11-09" calcext:value-type="date">
            <text:p>11/9/2014</text:p>
          </table:table-cell>
          <table:table-cell table:style-name="ce20" office:value-type="string" calcext:value-type="string">
            <text:p>MLB75</text:p>
          </table:table-cell>
          <table:table-cell table:style-name="ce20" office:value-type="float" office:value="112" calcext:value-type="float">
            <text:p>112</text:p>
          </table:table-cell>
          <table:table-cell table:style-name="ce20" office:value-type="float" office:value="77" calcext:value-type="float">
            <text:p>77</text:p>
          </table:table-cell>
          <table:table-cell table:style-name="ce15" office:value-type="float" office:value="47.02" calcext:value-type="float">
            <text:p>47.02</text:p>
          </table:table-cell>
          <table:table-cell table:style-name="ce21" office:value-type="percentage" office:value="0.236" calcext:value-type="percentage">
            <text:p>23.60%</text:p>
          </table:table-cell>
          <table:table-cell table:style-name="ce20" office:value-type="string" calcext:value-type="string">
            <text:p>SU</text:p>
          </table:table-cell>
          <table:table-cell table:style-name="ce20" table:number-columns-repeated="2"/>
          <table:table-cell table:style-name="ce10" office:value-type="string" calcext:value-type="string">
            <text:p>sum(inning runs[:3]) =3 and SGS = 3 and day = Tuesday and (A or conference = o:conference) and -130 &lt; line &lt; 157 and p:margin &gt; -5 and 15 &gt; op:hits &gt; 5 and -4 &lt; o:streak &lt; 4</text:p>
          </table:table-cell>
          <table:table-cell table:style-name="ce13" office:value-type="string" calcext:value-type="string">
            <text:p><text:a xlink:href="http://sportsdatabase.com/mlb/query?output=default&amp;sdql=sum%28inning+runs%5B%3A3%5D%29+%3D3+and+SGS+%3D+3+and+day+%3D+Tuesday+and+%28A+or+conference+%3D+o%3Aconference%29+and+-130+%3C+line+%3C+157+and+p%3Amargin+%3E+-5+and+15+%3E+op%3Ahits+%3E+5+and+-4+%3C+o%3Astreak+%3C+4&amp;submit=++S+D+Q+L+%21++" xlink:type="simple">http://sportsdatabase.com/mlb/query?output=default&amp;sdql=sum%28inning+runs%5B%3A3%5D%29+%3D3+and+SGS+%3D+3+and+day+%3D+Tuesday+and+%28A+or+conference+%3D+o%3Aconference%29+and+-130+%3C+line+%3C+157+and+p%3Amargin+%3E+-5+and+15+%3E+op%3Ahits+%3E+5+and+-4+%3C+o%3Astreak+%3C+4&amp;submit=++S+D+Q+L+%21++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SU Back</text:p>
          </table:table-cell>
          <table:table-cell table:style-name="ce20" table:formula="of:=[.C77]+[.D77]" office:value-type="float" office:value="189" calcext:value-type="float">
            <text:p>189</text:p>
          </table:table-cell>
          <table:table-cell table:style-name="ce15" table:formula="of:=([.C77]-[.D77])/SQRT([.C77]+[.D77])" office:value-type="float" office:value="2.54587538608658" calcext:value-type="float">
            <text:p>2.55</text:p>
          </table:table-cell>
          <table:table-cell table:style-name="ce15" table:formula="of:=ABS([.O77])" office:value-type="float" office:value="2.54587538608658" calcext:value-type="float">
            <text:p>2.55</text:p>
          </table:table-cell>
          <table:table-cell table:style-name="ce20" office:value-type="float" office:value="2" calcext:value-type="float">
            <text:p>2</text:p>
          </table:table-cell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4">
          <table:table-cell table:style-name="ce19" office:value-type="date" office:date-value="2014-11-09" calcext:value-type="date">
            <text:p>11/9/2014</text:p>
          </table:table-cell>
          <table:table-cell table:style-name="ce20" office:value-type="string" calcext:value-type="string">
            <text:p>MLB76</text:p>
          </table:table-cell>
          <table:table-cell table:style-name="ce20" office:value-type="float" office:value="117" calcext:value-type="float">
            <text:p>117</text:p>
          </table:table-cell>
          <table:table-cell table:style-name="ce20" office:value-type="float" office:value="61" calcext:value-type="float">
            <text:p>61</text:p>
          </table:table-cell>
          <table:table-cell table:style-name="ce15" office:value-type="float" office:value="49.85" calcext:value-type="float">
            <text:p>49.85</text:p>
          </table:table-cell>
          <table:table-cell table:style-name="ce21" office:value-type="percentage" office:value="0.238" calcext:value-type="percentage">
            <text:p>23.80%</text:p>
          </table:table-cell>
          <table:table-cell table:style-name="ce20" office:value-type="string" calcext:value-type="string">
            <text:p>OVER</text:p>
          </table:table-cell>
          <table:table-cell table:style-name="ce20" table:number-columns-repeated="2"/>
          <table:table-cell table:style-name="ce10" office:value-type="string" calcext:value-type="string">
            <text:p>sum(inning runs[:3]) =3 and SGS = 3 and day = Tuesday and (A or conference = o:conference) and -130 &lt; line &lt; 157 and p:margin &gt; -5 and 15 &gt; op:hits &gt; 5 and -4 &lt; o:streak &lt; 4</text:p>
          </table:table-cell>
          <table:table-cell table:style-name="ce13" office:value-type="string" calcext:value-type="string">
            <text:p><text:a xlink:href="http://sportsdatabase.com/mlb/query?output=default&amp;sdql=sum%28inning+runs%5B%3A3%5D%29+%3D3+and+SGS+%3D+3+and+day+%3D+Tuesday+and+%28A+or+conference+%3D+o%3Aconference%29+and+-130+%3C+line+%3C+157+and+p%3Amargin+%3E+-5+and+15+%3E+op%3Ahits+%3E+5+and+-4+%3C+o%3Astreak+%3C+4&amp;submit=++S+D+Q+L+%21++" xlink:type="simple">http://sportsdatabase.com/mlb/query?output=default&amp;sdql=sum%28inning+runs%5B%3A3%5D%29+%3D3+and+SGS+%3D+3+and+day+%3D+Tuesday+and+%28A+or+conference+%3D+o%3Aconference%29+and+-130+%3C+line+%3C+157+and+p%3Amargin+%3E+-5+and+15+%3E+op%3Ahits+%3E+5+and+-4+%3C+o%3Astreak+%3C+4&amp;submit=++S+D+Q+L+%21++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Over</text:p>
          </table:table-cell>
          <table:table-cell table:style-name="ce20" table:formula="of:=[.C78]+[.D78]" office:value-type="float" office:value="178" calcext:value-type="float">
            <text:p>178</text:p>
          </table:table-cell>
          <table:table-cell table:style-name="ce15" table:formula="of:=([.C78]-[.D78])/SQRT([.C78]+[.D78])" office:value-type="float" office:value="4.19737745837682" calcext:value-type="float">
            <text:p>4.20</text:p>
          </table:table-cell>
          <table:table-cell table:style-name="ce15" table:formula="of:=ABS([.O78])" office:value-type="float" office:value="4.19737745837682" calcext:value-type="float">
            <text:p>4.20</text:p>
          </table:table-cell>
          <table:table-cell table:style-name="ce20" office:value-type="float" office:value="3" calcext:value-type="float">
            <text:p>3</text:p>
          </table:table-cell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4">
          <table:table-cell table:style-name="ce19" office:value-type="date" office:date-value="2014-11-09" calcext:value-type="date">
            <text:p>11/9/2014</text:p>
          </table:table-cell>
          <table:table-cell table:style-name="ce20" office:value-type="string" calcext:value-type="string">
            <text:p>MLB77</text:p>
          </table:table-cell>
          <table:table-cell table:style-name="ce20" office:value-type="float" office:value="95" calcext:value-type="float">
            <text:p>95</text:p>
          </table:table-cell>
          <table:table-cell table:style-name="ce20" office:value-type="float" office:value="18" calcext:value-type="float">
            <text:p>18</text:p>
          </table:table-cell>
          <table:table-cell table:style-name="ce15" office:value-type="float" office:value="65.32" calcext:value-type="float">
            <text:p>65.32</text:p>
          </table:table-cell>
          <table:table-cell table:style-name="ce20" office:value-type="string" calcext:value-type="string">
            <text:p>33,2%%</text:p>
          </table:table-cell>
          <table:table-cell table:style-name="ce20" office:value-type="string" calcext:value-type="string">
            <text:p>RL</text:p>
          </table:table-cell>
          <table:table-cell table:style-name="ce20" office:value-type="string" calcext:value-type="string">
            <text:p>HOME</text:p>
          </table:table-cell>
          <table:table-cell table:style-name="ce20" office:value-type="string" calcext:value-type="string">
            <text:p>FAV</text:p>
          </table:table-cell>
          <table:table-cell table:style-name="ce10" office:value-type="string" calcext:value-type="string">
            <text:p>AF and pp:LOB=14 and 7&lt;p:LOB&lt;18 and -3&lt;p:margin</text:p>
          </table:table-cell>
          <table:table-cell table:style-name="ce13" office:value-type="string" calcext:value-type="string">
            <text:p><text:a xlink:href="http://killersports.com/mlb/query?sdql=AF+and+pp%3ALOB%3D14+and+7%3Cp%3ALOB%3C18+and+-3%3Cp%3Amargin&amp;submit=++S+D+Q+L+!++" xlink:type="simple">http://killersports.com/mlb/query?sdql=AF+and+pp%3ALOB%3D14+and+7%3Cp%3ALOB%3C18+and+-3%3Cp%3Amargin&amp;submit=++S+D+Q+L+!++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RL Back</text:p>
          </table:table-cell>
          <table:table-cell table:style-name="ce20" table:formula="of:=[.C79]+[.D79]" office:value-type="float" office:value="113" calcext:value-type="float">
            <text:p>113</text:p>
          </table:table-cell>
          <table:table-cell table:style-name="ce15" table:formula="of:=([.C79]-[.D79])/SQRT([.C79]+[.D79])" office:value-type="float" office:value="7.2435506865537" calcext:value-type="float">
            <text:p>7.24</text:p>
          </table:table-cell>
          <table:table-cell table:style-name="ce15" table:formula="of:=ABS([.O79])" office:value-type="float" office:value="7.2435506865537" calcext:value-type="float">
            <text:p>7.24</text:p>
          </table:table-cell>
          <table:table-cell table:style-name="ce20" office:value-type="float" office:value="3" calcext:value-type="float">
            <text:p>3</text:p>
          </table:table-cell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4">
          <table:table-cell table:style-name="ce19" office:value-type="date" office:date-value="2014-11-09" calcext:value-type="date">
            <text:p>11/9/2014</text:p>
          </table:table-cell>
          <table:table-cell table:style-name="ce20" office:value-type="string" calcext:value-type="string">
            <text:p>MLB78</text:p>
          </table:table-cell>
          <table:table-cell table:style-name="ce20" office:value-type="float" office:value="534" calcext:value-type="float">
            <text:p>534</text:p>
          </table:table-cell>
          <table:table-cell table:style-name="ce20" office:value-type="float" office:value="301" calcext:value-type="float">
            <text:p>301</text:p>
          </table:table-cell>
          <table:table-cell table:style-name="ce15" office:value-type="float" office:value="98.7" calcext:value-type="float">
            <text:p>98.70</text:p>
          </table:table-cell>
          <table:table-cell table:style-name="ce21" office:value-type="percentage" office:value="0.078" calcext:value-type="percentage">
            <text:p>7.80%</text:p>
          </table:table-cell>
          <table:table-cell table:style-name="ce20" office:value-type="string" calcext:value-type="string">
            <text:p>SU</text:p>
          </table:table-cell>
          <table:table-cell table:style-name="ce20" office:value-type="string" calcext:value-type="string">
            <text:p>HOME</text:p>
          </table:table-cell>
          <table:table-cell table:style-name="ce20" office:value-type="string" calcext:value-type="string">
            <text:p>FAV</text:p>
          </table:table-cell>
          <table:table-cell table:style-name="ce10" office:value-type="string" calcext:value-type="string">
            <text:p>conference=NL and o:conference=AL and A and 230&gt;=line&gt;-105 and month&lt;8 and 9.5&gt;=total&gt;=7</text:p>
          </table:table-cell>
          <table:table-cell table:style-name="ce13" office:value-type="string" calcext:value-type="string">
            <text:p><text:a xlink:href="http://sportsdatabase.com/mlb/query?sdql=+conference%3DNL+and+o%3Aconference%3DAL+and+A+and+230%3E%3Dline%3E-105+and+month%3C8+and+9.5%3E%3Dtotal%3E%3D7+&amp;submit=S+D+Q+L+!" xlink:type="simple">http://sportsdatabase.com/mlb/query?sdql=+conference%3DNL+and+o%3Aconference%3DAL+and+A+and+230%3E%3Dline%3E-105+and+month%3C8+and+9.5%3E%3Dtotal%3E%3D7+&amp;submit=S+D+Q+L+!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SU Fade</text:p>
          </table:table-cell>
          <table:table-cell table:style-name="ce20" table:formula="of:=[.C80]+[.D80]" office:value-type="float" office:value="835" calcext:value-type="float">
            <text:p>835</text:p>
          </table:table-cell>
          <table:table-cell table:style-name="ce15" table:formula="of:=([.C80]-[.D80])/SQRT([.C80]+[.D80])" office:value-type="float" office:value="8.0632974933997" calcext:value-type="float">
            <text:p>8.06</text:p>
          </table:table-cell>
          <table:table-cell table:style-name="ce15" table:formula="of:=ABS([.O80])" office:value-type="float" office:value="8.0632974933997" calcext:value-type="float">
            <text:p>8.06</text:p>
          </table:table-cell>
          <table:table-cell table:style-name="ce20" office:value-type="float" office:value="2" calcext:value-type="float">
            <text:p>2</text:p>
          </table:table-cell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4">
          <table:table-cell table:style-name="ce19" office:value-type="date" office:date-value="2014-11-09" calcext:value-type="date">
            <text:p>11/9/2014</text:p>
          </table:table-cell>
          <table:table-cell table:style-name="ce20" office:value-type="string" calcext:value-type="string">
            <text:p>MLB79</text:p>
          </table:table-cell>
          <table:table-cell table:style-name="ce20" office:value-type="float" office:value="28" calcext:value-type="float">
            <text:p>28</text:p>
          </table:table-cell>
          <table:table-cell table:style-name="ce20" office:value-type="float" office:value="29" calcext:value-type="float">
            <text:p>29</text:p>
          </table:table-cell>
          <table:table-cell table:style-name="ce15" office:value-type="float" office:value="11.47" calcext:value-type="float">
            <text:p>11.47</text:p>
          </table:table-cell>
          <table:table-cell table:style-name="ce21" office:value-type="percentage" office:value="0.201" calcext:value-type="percentage">
            <text:p>20.10%</text:p>
          </table:table-cell>
          <table:table-cell table:style-name="ce20" office:value-type="string" calcext:value-type="string">
            <text:p>SU</text:p>
          </table:table-cell>
          <table:table-cell table:style-name="ce20" office:value-type="string" calcext:value-type="string">
            <text:p>AWAY</text:p>
          </table:table-cell>
          <table:table-cell table:style-name="ce20" office:value-type="string" calcext:value-type="string">
            <text:p>DOG</text:p>
          </table:table-cell>
          <table:table-cell table:style-name="ce10" office:value-type="string" calcext:value-type="string">
            <text:p>p:streak &gt; 3 and HF and not DIV and p:HL and C and conference = AL and series game = 2</text:p>
          </table:table-cell>
          <table:table-cell table:style-name="ce13" office:value-type="string" calcext:value-type="string">
            <text:p><text:a xlink:href="http://sportsdatabase.com/mlb/query?sdql=+p%3Astreak+%3E+3+and+HF+and+not+DIV+and+p%3AHL+and+C+and+conference+%3D+AL+and+series+game+%3D+2+&amp;submit=S+D+Q+L+!" xlink:type="simple">http://sportsdatabase.com/mlb/query?sdql=+p%3Astreak+%3E+3+and+HF+and+not+DIV+and+p%3AHL+and+C+and+conference+%3D+AL+and+series+game+%3D+2+&amp;submit=S+D+Q+L+!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SU Fade</text:p>
          </table:table-cell>
          <table:table-cell table:style-name="ce20" table:formula="of:=[.C81]+[.D81]" office:value-type="float" office:value="57" calcext:value-type="float">
            <text:p>57</text:p>
          </table:table-cell>
          <table:table-cell table:style-name="ce15" table:formula="of:=([.C81]-[.D81])/SQRT([.C81]+[.D81])" office:value-type="float" office:value="-0.132453235706504" calcext:value-type="float">
            <text:p>-0.13</text:p>
          </table:table-cell>
          <table:table-cell table:style-name="ce15" table:formula="of:=ABS([.O81])" office:value-type="float" office:value="0.132453235706504" calcext:value-type="float">
            <text:p>0.13</text:p>
          </table:table-cell>
          <table:table-cell table:style-name="ce20" office:value-type="float" office:value="1" calcext:value-type="float">
            <text:p>1</text:p>
          </table:table-cell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4">
          <table:table-cell table:style-name="ce19" office:value-type="date" office:date-value="2014-11-09" calcext:value-type="date">
            <text:p>11/9/2014</text:p>
          </table:table-cell>
          <table:table-cell table:style-name="ce20" office:value-type="string" calcext:value-type="string">
            <text:p>MLB80</text:p>
          </table:table-cell>
          <table:table-cell table:style-name="ce20" office:value-type="float" office:value="108" calcext:value-type="float">
            <text:p>108</text:p>
          </table:table-cell>
          <table:table-cell table:style-name="ce20" office:value-type="float" office:value="30" calcext:value-type="float">
            <text:p>30</text:p>
          </table:table-cell>
          <table:table-cell table:style-name="ce15" office:value-type="float" office:value="61.61" calcext:value-type="float">
            <text:p>61.61</text:p>
          </table:table-cell>
          <table:table-cell table:style-name="ce21" office:value-type="percentage" office:value="0.263" calcext:value-type="percentage">
            <text:p>26.30%</text:p>
          </table:table-cell>
          <table:table-cell table:style-name="ce20" office:value-type="string" calcext:value-type="string">
            <text:p>SU</text:p>
          </table:table-cell>
          <table:table-cell table:style-name="ce20" office:value-type="string" calcext:value-type="string">
            <text:p>HOME</text:p>
          </table:table-cell>
          <table:table-cell table:style-name="ce20" office:value-type="string" calcext:value-type="string">
            <text:p>FAV</text:p>
          </table:table-cell>
          <table:table-cell table:style-name="ce10" office:value-type="string" calcext:value-type="string">
            <text:p>HF and p:margin&gt;=7 and s:margin&gt;0 and SG&gt;1 and os:margin&lt;0 and tS(runs, N=9)&gt;oS(runs, N=9) and tA(BPRA, N=10) &lt; oA(BPRA, N=10)</text:p>
          </table:table-cell>
          <table:table-cell table:style-name="ce13" office:value-type="string" calcext:value-type="string">
            <text:p><text:a xlink:href="http://sportsdatabase.com/mlb/query?sdql=+HF+and+p%3Amargin%3E%3D7+and+s%3Amargin%3E0+and+SG%3E1+and+os%3Amargin%3C0+and+tS%28runs%2C+N%3D9%29%3EoS%28runs%2C+N%3D9%29+and+tA%28BPRA%2C+N%3D10%29+%3C+oA%28BPRA%2C+N%3D10%29&amp;submit=S+D+Q+L+%21" xlink:type="simple">http://sportsdatabase.com/mlb/query?sdql=+HF+and+p%3Amargin%3E%3D7+and+s%3Amargin%3E0+and+SG%3E1+and+os%3Amargin%3C0+and+tS%28runs%2C+N%3D9%29%3EoS%28runs%2C+N%3D9%29+and+tA%28BPRA%2C+N%3D10%29+%3C+oA%28BPRA%2C+N%3D10%29&amp;submit=S+D+Q+L+%21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SU Back</text:p>
          </table:table-cell>
          <table:table-cell table:style-name="ce20" table:formula="of:=[.C82]+[.D82]" office:value-type="float" office:value="138" calcext:value-type="float">
            <text:p>138</text:p>
          </table:table-cell>
          <table:table-cell table:style-name="ce15" table:formula="of:=([.C82]-[.D82])/SQRT([.C82]+[.D82])" office:value-type="float" office:value="6.63980093991824" calcext:value-type="float">
            <text:p>6.64</text:p>
          </table:table-cell>
          <table:table-cell table:style-name="ce15" table:formula="of:=ABS([.O82])" office:value-type="float" office:value="6.63980093991824" calcext:value-type="float">
            <text:p>6.64</text:p>
          </table:table-cell>
          <table:table-cell table:style-name="ce20" office:value-type="float" office:value="2" calcext:value-type="float">
            <text:p>2</text:p>
          </table:table-cell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4">
          <table:table-cell table:style-name="ce19" office:value-type="date" office:date-value="2014-11-09" calcext:value-type="date">
            <text:p>11/9/2014</text:p>
          </table:table-cell>
          <table:table-cell table:style-name="ce20" office:value-type="string" calcext:value-type="string">
            <text:p>MLB81</text:p>
          </table:table-cell>
          <table:table-cell table:style-name="ce20" office:value-type="float" office:value="68" calcext:value-type="float">
            <text:p>68</text:p>
          </table:table-cell>
          <table:table-cell table:style-name="ce20" office:value-type="float" office:value="50" calcext:value-type="float">
            <text:p>50</text:p>
          </table:table-cell>
          <table:table-cell table:style-name="ce15" office:value-type="float" office:value="15.26" calcext:value-type="float">
            <text:p>15.26</text:p>
          </table:table-cell>
          <table:table-cell table:style-name="ce21" office:value-type="percentage" office:value="0.108" calcext:value-type="percentage">
            <text:p>10.80%</text:p>
          </table:table-cell>
          <table:table-cell table:style-name="ce20" office:value-type="string" calcext:value-type="string">
            <text:p>SU</text:p>
          </table:table-cell>
          <table:table-cell table:style-name="ce20" table:number-columns-repeated="2"/>
          <table:table-cell table:style-name="ce10" office:value-type="string" calcext:value-type="string">
            <text:p>total&lt;=7 and tA(runs)&lt;=3.8 and t:conference=NL and p:margin=1 and month&lt;7 and 2008&lt;=season and SG&lt;4</text:p>
          </table:table-cell>
          <table:table-cell table:style-name="ce13" office:value-type="string" calcext:value-type="string">
            <text:p><text:a xlink:href="http://sportsdatabase.com/mlb/query?output=default&amp;sdql=total%3C%3D7+and+tA%28runs%29%3C%3D3.8+and+t%3Aconference%3DNL+and+p%3Amargin%3D1+and+month%3C7+and+2008%3C%3Dseason+and+SG%3C4&amp;submit=++S+D+Q+L+!++" xlink:type="simple">http://sportsdatabase.com/mlb/query?output=default&amp;sdql=total%3C%3D7+and+tA%28runs%29%3C%3D3.8+and+t%3Aconference%3DNL+and+p%3Amargin%3D1+and+month%3C7+and+2008%3C%3Dseason+and+SG%3C4&amp;submit=++S+D+Q+L+!++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SU Back</text:p>
          </table:table-cell>
          <table:table-cell table:style-name="ce20" table:formula="of:=[.C83]+[.D83]" office:value-type="float" office:value="118" calcext:value-type="float">
            <text:p>118</text:p>
          </table:table-cell>
          <table:table-cell table:style-name="ce15" table:formula="of:=([.C83]-[.D83])/SQRT([.C83]+[.D83])" office:value-type="float" office:value="1.65703431221698" calcext:value-type="float">
            <text:p>1.66</text:p>
          </table:table-cell>
          <table:table-cell table:style-name="ce15" table:formula="of:=ABS([.O83])" office:value-type="float" office:value="1.65703431221698" calcext:value-type="float">
            <text:p>1.66</text:p>
          </table:table-cell>
          <table:table-cell table:style-name="ce20" office:value-type="float" office:value="1" calcext:value-type="float">
            <text:p>1</text:p>
          </table:table-cell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4">
          <table:table-cell table:style-name="ce19" office:value-type="date" office:date-value="2014-11-14" calcext:value-type="date">
            <text:p>11/14/2014</text:p>
          </table:table-cell>
          <table:table-cell table:style-name="ce20" office:value-type="string" calcext:value-type="string">
            <text:p>MLB82</text:p>
          </table:table-cell>
          <table:table-cell table:style-name="ce20" office:value-type="float" office:value="1018" calcext:value-type="float">
            <text:p>1018</text:p>
          </table:table-cell>
          <table:table-cell table:style-name="ce20" office:value-type="float" office:value="1173" calcext:value-type="float">
            <text:p>1173</text:p>
          </table:table-cell>
          <table:table-cell table:style-name="ce15" office:value-type="float" office:value="215.24" calcext:value-type="float">
            <text:p>215.24</text:p>
          </table:table-cell>
          <table:table-cell table:style-name="ce21" office:value-type="percentage" office:value="0.098" calcext:value-type="percentage">
            <text:p>9.80%</text:p>
          </table:table-cell>
          <table:table-cell table:style-name="ce20" office:value-type="string" calcext:value-type="string">
            <text:p>SU</text:p>
          </table:table-cell>
          <table:table-cell table:style-name="ce20" office:value-type="string" calcext:value-type="string">
            <text:p>AWAY</text:p>
          </table:table-cell>
          <table:table-cell table:style-name="ce20" office:value-type="string" calcext:value-type="string">
            <text:p>DOG</text:p>
          </table:table-cell>
          <table:table-cell table:style-name="ce10" office:value-type="string" calcext:value-type="string">
            <text:p>playoffs=0 and AD and p:W and division=o:division and 7.5&lt;=total&lt;=10.5 and day not in [Saturday,Sunday]</text:p>
          </table:table-cell>
          <table:table-cell table:style-name="ce13" office:value-type="string" calcext:value-type="string">
            <text:p><text:a xlink:href="http://sportsdatabase.com/mlb/query?output=default&amp;sdql=playoffs%3D0+and+AD+and+p%3AW+and+division%3Do%3Adivision+and+7.5%3C%3Dtotal%3C%3D10.5+and+day+not+in+%5BSaturday%2CSunday%5D&amp;submit=++S+D+Q+L+%21++" xlink:type="simple">http://sportsdatabase.com/mlb/query?output=default&amp;sdql=playoffs%3D0+and+AD+and+p%3AW+and+division%3Do%3Adivision+and+7.5%3C%3Dtotal%3C%3D10.5+and+day+not+in+%5BSaturday%2CSunday%5D&amp;submit=++S+D+Q+L+%21++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SU Back</text:p>
          </table:table-cell>
          <table:table-cell table:style-name="ce20" table:formula="of:=[.C84]+[.D84]" office:value-type="float" office:value="2191" calcext:value-type="float">
            <text:p>2191</text:p>
          </table:table-cell>
          <table:table-cell table:style-name="ce15" table:formula="of:=([.C84]-[.D84])/SQRT([.C84]+[.D84])" office:value-type="float" office:value="-3.31139134543607" calcext:value-type="float">
            <text:p>-3.31</text:p>
          </table:table-cell>
          <table:table-cell table:style-name="ce15" table:formula="of:=ABS([.O84])" office:value-type="float" office:value="3.31139134543607" calcext:value-type="float">
            <text:p>3.31</text:p>
          </table:table-cell>
          <table:table-cell table:style-name="ce20" office:value-type="float" office:value="3" calcext:value-type="float">
            <text:p>3</text:p>
          </table:table-cell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4">
          <table:table-cell table:style-name="ce19" office:value-type="date" office:date-value="2014-11-21" calcext:value-type="date">
            <text:p>11/21/2014</text:p>
          </table:table-cell>
          <table:table-cell table:style-name="ce20" office:value-type="string" calcext:value-type="string">
            <text:p>MLB83</text:p>
          </table:table-cell>
          <table:table-cell table:style-name="ce20" office:value-type="float" office:value="789" calcext:value-type="float">
            <text:p>789</text:p>
          </table:table-cell>
          <table:table-cell table:style-name="ce20" office:value-type="float" office:value="1041" calcext:value-type="float">
            <text:p>1041</text:p>
          </table:table-cell>
          <table:table-cell table:style-name="ce15" office:value-type="float" office:value="139.8" calcext:value-type="float">
            <text:p>139.80</text:p>
          </table:table-cell>
          <table:table-cell table:style-name="ce21" office:value-type="percentage" office:value="0.076" calcext:value-type="percentage">
            <text:p>7.60%</text:p>
          </table:table-cell>
          <table:table-cell table:style-name="ce20" office:value-type="string" calcext:value-type="string">
            <text:p>SU</text:p>
          </table:table-cell>
          <table:table-cell table:style-name="ce20"/>
          <table:table-cell table:style-name="ce20" office:value-type="string" calcext:value-type="string">
            <text:p>DOG</text:p>
          </table:table-cell>
          <table:table-cell table:style-name="ce10" office:value-type="string" calcext:value-type="string">
            <text:p>playoffs=0 and D and 120&lt;=line&lt;=200 and WP&lt;=60 and o:WP&gt;=60 and 8.5&lt;=total&lt;=11</text:p>
          </table:table-cell>
          <table:table-cell table:style-name="ce13" office:value-type="string" calcext:value-type="string">
            <text:p><text:a xlink:href="http://sportsdatabase.com/mlb/query?output=default&amp;sdql=playoffs%3D0+and+D+and+120%3C%3Dline%3C%3D200+and+WP%3C%3D60+and+o%3AWP%3E%3D60+and+8.5%3C%3Dtotal%3C%3D11&amp;submit=++S+D+Q+L+%21++" xlink:type="simple">http://sportsdatabase.com/mlb/query?output=default&amp;sdql=playoffs%3D0+and+D+and+120%3C%3Dline%3C%3D200+and+WP%3C%3D60+and+o%3AWP%3E%3D60+and+8.5%3C%3Dtotal%3C%3D11&amp;submit=++S+D+Q+L+%21++</text:a>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SU Back</text:p>
          </table:table-cell>
          <table:table-cell table:style-name="ce20" table:formula="of:=[.C85]+[.D85]" office:value-type="float" office:value="1830" calcext:value-type="float">
            <text:p>1830</text:p>
          </table:table-cell>
          <table:table-cell table:style-name="ce15" table:formula="of:=([.C85]-[.D85])/SQRT([.C85]+[.D85])" office:value-type="float" office:value="-5.89080973587352" calcext:value-type="float">
            <text:p>-5.89</text:p>
          </table:table-cell>
          <table:table-cell table:style-name="ce15" table:formula="of:=ABS([.O85])" office:value-type="float" office:value="5.89080973587352" calcext:value-type="float">
            <text:p>5.89</text:p>
          </table:table-cell>
          <table:table-cell table:style-name="ce20" office:value-type="float" office:value="3" calcext:value-type="float">
            <text:p>3</text:p>
          </table:table-cell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4">
          <table:table-cell table:style-name="ce19" office:value-type="date" office:date-value="2014-11-27" calcext:value-type="date">
            <text:p>11/27/2014</text:p>
          </table:table-cell>
          <table:table-cell table:style-name="ce20" office:value-type="string" calcext:value-type="string">
            <text:p>MLB84</text:p>
          </table:table-cell>
          <table:table-cell table:style-name="ce20" office:value-type="float" office:value="577" calcext:value-type="float">
            <text:p>577</text:p>
          </table:table-cell>
          <table:table-cell table:style-name="ce20" office:value-type="float" office:value="440" calcext:value-type="float">
            <text:p>440</text:p>
          </table:table-cell>
          <table:table-cell table:style-name="ce15" office:value-type="float" office:value="84.8" calcext:value-type="float">
            <text:p>84.80</text:p>
          </table:table-cell>
          <table:table-cell table:style-name="ce21" office:value-type="percentage" office:value="0.072" calcext:value-type="percentage">
            <text:p>7.20%</text:p>
          </table:table-cell>
          <table:table-cell table:style-name="ce20" office:value-type="string" calcext:value-type="string">
            <text:p>UNDER</text:p>
          </table:table-cell>
          <table:table-cell table:style-name="ce20" table:number-columns-repeated="2"/>
          <table:table-cell table:style-name="ce10" office:value-type="string" calcext:value-type="string">
            <text:p>pp:temperature=Indoors and p:temperature=Indoors and temperature=Indoors and o:team=ppo:team and H</text:p>
          </table:table-cell>
          <table:table-cell table:style-name="ce13" office:value-type="string" calcext:value-type="string">
            <text:p><text:a xlink:href="http://sportsdatabase.com/mlb/query?output=default&amp;sdql=pp%3Atemperature%3DIndoors+and+p%3Atemperature%3DIndoors+and+temperature%3DIndoors+and+o%3Ateam%3Dppo%3Ateam+and+H+&amp;submit=++S+D+Q+L+!++" xlink:type="simple">http://sportsdatabase.com/mlb/query?output=default&amp;sdql=pp%3Atemperature%3DIndoors+and+p%3Atemperature%3DIndoors+and+temperature%3DIndoors+and+o%3Ateam%3Dppo%3Ateam+and+H+&amp;submit=++S+D+Q+L+!++</text:a>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Under</text:p>
          </table:table-cell>
          <table:table-cell table:style-name="ce20" table:formula="of:=[.C86]+[.D86]" office:value-type="float" office:value="1017" calcext:value-type="float">
            <text:p>1017</text:p>
          </table:table-cell>
          <table:table-cell table:style-name="ce15" table:formula="of:=([.C86]-[.D86])/SQRT([.C86]+[.D86])" office:value-type="float" office:value="4.29595863228509" calcext:value-type="float">
            <text:p>4.30</text:p>
          </table:table-cell>
          <table:table-cell table:style-name="ce15" table:formula="of:=ABS([.O86])" office:value-type="float" office:value="4.29595863228509" calcext:value-type="float">
            <text:p>4.30</text:p>
          </table:table-cell>
          <table:table-cell table:style-name="ce20" office:value-type="float" office:value="3" calcext:value-type="float">
            <text:p>3</text:p>
          </table:table-cell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4">
          <table:table-cell table:style-name="ce19" office:value-type="date" office:date-value="2014-11-28" calcext:value-type="date">
            <text:p>11/28/2014</text:p>
          </table:table-cell>
          <table:table-cell table:style-name="ce20" office:value-type="string" calcext:value-type="string">
            <text:p>MLB85</text:p>
          </table:table-cell>
          <table:table-cell table:style-name="ce20" office:value-type="float" office:value="103" calcext:value-type="float">
            <text:p>103</text:p>
          </table:table-cell>
          <table:table-cell table:style-name="ce20" office:value-type="float" office:value="61" calcext:value-type="float">
            <text:p>61</text:p>
          </table:table-cell>
          <table:table-cell table:style-name="ce15" office:value-type="float" office:value="44.59" calcext:value-type="float">
            <text:p>44.59</text:p>
          </table:table-cell>
          <table:table-cell table:style-name="ce21" office:value-type="percentage" office:value="0.217" calcext:value-type="percentage">
            <text:p>21.70%</text:p>
          </table:table-cell>
          <table:table-cell table:style-name="ce20" office:value-type="string" calcext:value-type="string">
            <text:p>SU</text:p>
          </table:table-cell>
          <table:table-cell table:style-name="ce20" table:number-columns-repeated="2"/>
          <table:table-cell table:style-name="ce10" office:value-type="string" calcext:value-type="string">
            <text:p>playoffs=0 and p:HR&gt;=4 and p:L and p:HR&gt;po:HR</text:p>
          </table:table-cell>
          <table:table-cell table:style-name="ce13" office:value-type="string" calcext:value-type="string">
            <text:p><text:a xlink:href="http://sportsdatabase.com/mlb/query?output=default&amp;sdql=playoffs%3D0+and+p%3AHR%3E%3D4+and+p%3AL+and+p%3AHR%3Epo%3AHR&amp;submit=++S+D+Q+L+%21++" xlink:type="simple">http://sportsdatabase.com/mlb/query?output=default&amp;sdql=playoffs%3D0+and+p%3AHR%3E%3D4+and+p%3AL+and+p%3AHR%3Epo%3AHR&amp;submit=++S+D+Q+L+%21++</text:a>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SU Back</text:p>
          </table:table-cell>
          <table:table-cell table:style-name="ce20" table:formula="of:=[.C87]+[.D87]" office:value-type="float" office:value="164" calcext:value-type="float">
            <text:p>164</text:p>
          </table:table-cell>
          <table:table-cell table:style-name="ce15" table:formula="of:=([.C87]-[.D87])/SQRT([.C87]+[.D87])" office:value-type="float" office:value="3.27964899966073" calcext:value-type="float">
            <text:p>3.28</text:p>
          </table:table-cell>
          <table:table-cell table:style-name="ce15" table:formula="of:=ABS([.O87])" office:value-type="float" office:value="3.27964899966073" calcext:value-type="float">
            <text:p>3.28</text:p>
          </table:table-cell>
          <table:table-cell table:style-name="ce20" office:value-type="float" office:value="2" calcext:value-type="float">
            <text:p>2</text:p>
          </table:table-cell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4">
          <table:table-cell table:style-name="ce19" office:value-type="date" office:date-value="2014-11-28" calcext:value-type="date">
            <text:p>11/28/2014</text:p>
          </table:table-cell>
          <table:table-cell table:style-name="ce20" office:value-type="string" calcext:value-type="string">
            <text:p>MLB86</text:p>
          </table:table-cell>
          <table:table-cell table:style-name="ce20" office:value-type="float" office:value="454" calcext:value-type="float">
            <text:p>454</text:p>
          </table:table-cell>
          <table:table-cell table:style-name="ce20" office:value-type="float" office:value="263" calcext:value-type="float">
            <text:p>263</text:p>
          </table:table-cell>
          <table:table-cell table:style-name="ce15" office:value-type="float" office:value="144.38" calcext:value-type="float">
            <text:p>144.38</text:p>
          </table:table-cell>
          <table:table-cell table:style-name="ce21" office:value-type="percentage" office:value="0.152" calcext:value-type="percentage">
            <text:p>15.20%</text:p>
          </table:table-cell>
          <table:table-cell table:style-name="ce20" office:value-type="string" calcext:value-type="string">
            <text:p>SU</text:p>
          </table:table-cell>
          <table:table-cell table:style-name="ce20" office:value-type="string" calcext:value-type="string">
            <text:p>HOME</text:p>
          </table:table-cell>
          <table:table-cell table:style-name="ce20"/>
          <table:table-cell table:style-name="ce10" office:value-type="string" calcext:value-type="string">
            <text:p>conference!=o:conference and <text:s/>((p:HW and A) or (pp:HW and p:A and A) or (ppp:H and pp:A and p:AL and A))</text:p>
          </table:table-cell>
          <table:table-cell table:style-name="ce13" office:value-type="string" calcext:value-type="string">
            <text:p><text:a xlink:href="http://sportsdatabase.com/mlb/query?output=default&amp;sdql=conference%21%3Do%3Aconference+and++%28%28p%3AHW+and+A%29+or+%28pp%3AHW+and+p%3AA+and+A%29+or+%28ppp%3AH+and+pp%3AA+and+p%3AAL+and+A%29%29+&amp;submit=++S+D+Q+L+%21++" xlink:type="simple">http://sportsdatabase.com/mlb/query?output=default&amp;sdql=conference%21%3Do%3Aconference+and++%28%28p%3AHW+and+A%29+or+%28pp%3AHW+and+p%3AA+and+A%29+or+%28ppp%3AH+and+pp%3AA+and+p%3AAL+and+A%29%29+&amp;submit=++S+D+Q+L+%21++</text:a>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SU Fade</text:p>
          </table:table-cell>
          <table:table-cell table:style-name="ce20" table:formula="of:=[.C88]+[.D88]" office:value-type="float" office:value="717" calcext:value-type="float">
            <text:p>717</text:p>
          </table:table-cell>
          <table:table-cell table:style-name="ce15" table:formula="of:=([.C88]-[.D88])/SQRT([.C88]+[.D88])" office:value-type="float" office:value="7.13302571059474" calcext:value-type="float">
            <text:p>7.13</text:p>
          </table:table-cell>
          <table:table-cell table:style-name="ce15" table:formula="of:=ABS([.O88])" office:value-type="float" office:value="7.13302571059474" calcext:value-type="float">
            <text:p>7.13</text:p>
          </table:table-cell>
          <table:table-cell table:style-name="ce20" office:value-type="float" office:value="3" calcext:value-type="float">
            <text:p>3</text:p>
          </table:table-cell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4">
          <table:table-cell table:style-name="ce19" office:value-type="date" office:date-value="2014-11-28" calcext:value-type="date">
            <text:p>11/28/2014</text:p>
          </table:table-cell>
          <table:table-cell table:style-name="ce20" office:value-type="string" calcext:value-type="string">
            <text:p>MLB87</text:p>
          </table:table-cell>
          <table:table-cell table:style-name="ce20" office:value-type="float" office:value="87" calcext:value-type="float">
            <text:p>87</text:p>
          </table:table-cell>
          <table:table-cell table:style-name="ce20" office:value-type="float" office:value="63" calcext:value-type="float">
            <text:p>63</text:p>
          </table:table-cell>
          <table:table-cell table:style-name="ce15" office:value-type="float" office:value="43.4" calcext:value-type="float">
            <text:p>43.40</text:p>
          </table:table-cell>
          <table:table-cell table:style-name="ce21" office:value-type="percentage" office:value="0.264" calcext:value-type="percentage">
            <text:p>26.40%</text:p>
          </table:table-cell>
          <table:table-cell table:style-name="ce20" office:value-type="string" calcext:value-type="string">
            <text:p>SU</text:p>
          </table:table-cell>
          <table:table-cell table:style-name="ce20" table:number-columns-repeated="2"/>
          <table:table-cell table:style-name="ce10" office:value-type="string" calcext:value-type="string">
            <text:p>playoffs=0 and PPP:L and PP:L and P:L and P:date&lt;date-5 and P:date&lt;PPP:date+5 and PPP:season=season and o:streak&gt;=3</text:p>
          </table:table-cell>
          <table:table-cell table:style-name="ce13" office:value-type="string" calcext:value-type="string">
            <text:p><text:a xlink:href="http://sportsdatabase.com/mlb/query?output=default&amp;sdql=playoffs%3D0+and+PPP%3AL+and+PP%3AL+and+P%3AL+and+P%3Adate%3Cdate-5+and+P%3Adate%3CPPP%3Adate%2B5+and+PPP%3Aseason%3Dseason+and+o%3Astreak%3E%3D3+&amp;submit=++S+D+Q+L+%21++" xlink:type="simple">http://sportsdatabase.com/mlb/query?output=default&amp;sdql=playoffs%3D0+and+PPP%3AL+and+PP%3AL+and+P%3AL+and+P%3Adate%3Cdate-5+and+P%3Adate%3CPPP%3Adate%2B5+and+PPP%3Aseason%3Dseason+and+o%3Astreak%3E%3D3+&amp;submit=++S+D+Q+L+%21++</text:a>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SU Back</text:p>
          </table:table-cell>
          <table:table-cell table:style-name="ce20" table:formula="of:=[.C89]+[.D89]" office:value-type="float" office:value="150" calcext:value-type="float">
            <text:p>150</text:p>
          </table:table-cell>
          <table:table-cell table:style-name="ce15" table:formula="of:=([.C89]-[.D89])/SQRT([.C89]+[.D89])" office:value-type="float" office:value="1.95959179422654" calcext:value-type="float">
            <text:p>1.96</text:p>
          </table:table-cell>
          <table:table-cell table:style-name="ce15" table:formula="of:=ABS([.O89])" office:value-type="float" office:value="1.95959179422654" calcext:value-type="float">
            <text:p>1.96</text:p>
          </table:table-cell>
          <table:table-cell table:style-name="ce20" office:value-type="float" office:value="2" calcext:value-type="float">
            <text:p>2</text:p>
          </table:table-cell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4">
          <table:table-cell table:style-name="ce19" office:value-type="date" office:date-value="2014-11-28" calcext:value-type="date">
            <text:p>11/28/2014</text:p>
          </table:table-cell>
          <table:table-cell table:style-name="ce20" office:value-type="string" calcext:value-type="string">
            <text:p>MLB88</text:p>
          </table:table-cell>
          <table:table-cell table:style-name="ce20" office:value-type="float" office:value="129" calcext:value-type="float">
            <text:p>129</text:p>
          </table:table-cell>
          <table:table-cell table:style-name="ce20" office:value-type="float" office:value="110" calcext:value-type="float">
            <text:p>110</text:p>
          </table:table-cell>
          <table:table-cell table:style-name="ce15" office:value-type="float" office:value="75.14" calcext:value-type="float">
            <text:p>75.14</text:p>
          </table:table-cell>
          <table:table-cell table:style-name="ce21" office:value-type="percentage" office:value="0.314" calcext:value-type="percentage">
            <text:p>31.40%</text:p>
          </table:table-cell>
          <table:table-cell table:style-name="ce20" office:value-type="string" calcext:value-type="string">
            <text:p>SU</text:p>
          </table:table-cell>
          <table:table-cell table:style-name="ce20"/>
          <table:table-cell table:style-name="ce20" office:value-type="string" calcext:value-type="string">
            <text:p>DOG</text:p>
          </table:table-cell>
          <table:table-cell table:style-name="ce10" office:value-type="string" calcext:value-type="string">
            <text:p>((p4:FGS and p4:W) or p3:FGS) and p:LGS and p:W and p2:W and p3:W <text:s/>and line&lt;-120 and <text:s/>(o:streak&lt;=-3 or o:streak&gt;=3)</text:p>
          </table:table-cell>
          <table:table-cell table:style-name="ce13" office:value-type="string" calcext:value-type="string">
            <text:p><text:a xlink:href="http://sportsdatabase.com/mlb/query?output=default&amp;sdql=%28%28p4%3AFGS+and+p4%3AW%29+or+p3%3AFGS%29+and+p%3ALGS+and+p%3AW+and+p2%3AW+and+p3%3AW++and+line%3C-120+and++%28o%3Astreak%3C%3D-3+or+o%3Astreak%3E%3D3%29+&amp;submit=++S+D+Q+L+%21++" xlink:type="simple">http://sportsdatabase.com/mlb/query?output=default&amp;sdql=%28%28p4%3AFGS+and+p4%3AW%29+or+p3%3AFGS%29+and+p%3ALGS+and+p%3AW+and+p2%3AW+and+p3%3AW++and+line%3C-120+and++%28o%3Astreak%3C%3D-3+or+o%3Astreak%3E%3D3%29+&amp;submit=++S+D+Q+L+%21++</text:a>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SU Fade</text:p>
          </table:table-cell>
          <table:table-cell table:style-name="ce20" table:formula="of:=[.C90]+[.D90]" office:value-type="float" office:value="239" calcext:value-type="float">
            <text:p>239</text:p>
          </table:table-cell>
          <table:table-cell table:style-name="ce15" table:formula="of:=([.C90]-[.D90])/SQRT([.C90]+[.D90])" office:value-type="float" office:value="1.22900783197099" calcext:value-type="float">
            <text:p>1.23</text:p>
          </table:table-cell>
          <table:table-cell table:style-name="ce15" table:formula="of:=ABS([.O90])" office:value-type="float" office:value="1.22900783197099" calcext:value-type="float">
            <text:p>1.23</text:p>
          </table:table-cell>
          <table:table-cell table:style-name="ce20" office:value-type="float" office:value="3" calcext:value-type="float">
            <text:p>3</text:p>
          </table:table-cell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4">
          <table:table-cell table:style-name="ce19" office:value-type="date" office:date-value="2014-11-28" calcext:value-type="date">
            <text:p>11/28/2014</text:p>
          </table:table-cell>
          <table:table-cell table:style-name="ce20" office:value-type="string" calcext:value-type="string">
            <text:p>MLB89</text:p>
          </table:table-cell>
          <table:table-cell table:style-name="ce20" office:value-type="float" office:value="139" calcext:value-type="float">
            <text:p>139</text:p>
          </table:table-cell>
          <table:table-cell table:style-name="ce20" office:value-type="float" office:value="154" calcext:value-type="float">
            <text:p>154</text:p>
          </table:table-cell>
          <table:table-cell table:style-name="ce15" office:value-type="float" office:value="46.61" calcext:value-type="float">
            <text:p>46.61</text:p>
          </table:table-cell>
          <table:table-cell table:style-name="ce21" office:value-type="percentage" office:value="0.159" calcext:value-type="percentage">
            <text:p>15.90%</text:p>
          </table:table-cell>
          <table:table-cell table:style-name="ce20" office:value-type="string" calcext:value-type="string">
            <text:p>SU</text:p>
          </table:table-cell>
          <table:table-cell table:style-name="ce20"/>
          <table:table-cell table:style-name="ce20" office:value-type="string" calcext:value-type="string">
            <text:p>DOG</text:p>
          </table:table-cell>
          <table:table-cell table:style-name="ce10" office:value-type="string" calcext:value-type="string">
            <text:p>p:LGS and p:W and pp:W and ppp:W <text:s/>and line&lt;-120 and <text:s/>op:L and opp:L</text:p>
          </table:table-cell>
          <table:table-cell table:style-name="ce13" office:value-type="string" calcext:value-type="string">
            <text:p><text:a xlink:href="http://sportsdatabase.com/mlb/query?output=default&amp;sdql=p%3ALGS+and+p%3AW+and+pp%3AW+and+ppp%3AW++and+line%3C-120+and++op%3AL+and+opp%3AL&amp;submit=++S+D+Q+L+%21++" xlink:type="simple">http://sportsdatabase.com/mlb/query?output=default&amp;sdql=p%3ALGS+and+p%3AW+and+pp%3AW+and+ppp%3AW++and+line%3C-120+and++op%3AL+and+opp%3AL&amp;submit=++S+D+Q+L+%21++</text:a>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SU Fade</text:p>
          </table:table-cell>
          <table:table-cell table:style-name="ce20" table:formula="of:=[.C91]+[.D91]" office:value-type="float" office:value="293" calcext:value-type="float">
            <text:p>293</text:p>
          </table:table-cell>
          <table:table-cell table:style-name="ce15" table:formula="of:=([.C91]-[.D91])/SQRT([.C91]+[.D91])" office:value-type="float" office:value="-0.876309356755479" calcext:value-type="float">
            <text:p>-0.88</text:p>
          </table:table-cell>
          <table:table-cell table:style-name="ce15" table:formula="of:=ABS([.O91])" office:value-type="float" office:value="0.876309356755479" calcext:value-type="float">
            <text:p>0.88</text:p>
          </table:table-cell>
          <table:table-cell table:style-name="ce20" office:value-type="float" office:value="2" calcext:value-type="float">
            <text:p>2</text:p>
          </table:table-cell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4">
          <table:table-cell table:style-name="ce19" office:value-type="date" office:date-value="2014-11-29" calcext:value-type="date">
            <text:p>11/29/2014</text:p>
          </table:table-cell>
          <table:table-cell table:style-name="ce20" office:value-type="string" calcext:value-type="string">
            <text:p>MLB90</text:p>
          </table:table-cell>
          <table:table-cell table:style-name="ce20" office:value-type="float" office:value="133" calcext:value-type="float">
            <text:p>133</text:p>
          </table:table-cell>
          <table:table-cell table:style-name="ce20" office:value-type="float" office:value="66" calcext:value-type="float">
            <text:p>66</text:p>
          </table:table-cell>
          <table:table-cell table:style-name="ce15" office:value-type="float" office:value="59.75" calcext:value-type="float">
            <text:p>59.75</text:p>
          </table:table-cell>
          <table:table-cell table:style-name="ce21" office:value-type="percentage" office:value="0.258" calcext:value-type="percentage">
            <text:p>25.80%</text:p>
          </table:table-cell>
          <table:table-cell table:style-name="ce20" office:value-type="string" calcext:value-type="string">
            <text:p>UNDER</text:p>
          </table:table-cell>
          <table:table-cell table:style-name="ce20" table:number-columns-repeated="2"/>
          <table:table-cell table:style-name="ce10" office:value-type="string" calcext:value-type="string">
            <text:p>po:walks&gt;=3 and p:errors&gt;=2 and p:hits&lt;=8 and p:W and o:team=po:team</text:p>
          </table:table-cell>
          <table:table-cell table:style-name="ce13" office:value-type="string" calcext:value-type="string">
            <text:p><text:a xlink:href="http://sportsdatabase.com/mlb/query?output=default&amp;sdql=po%3Awalks%3E%3D3+and+p%3Aerrors%3E%3D2+and+p%3Ahits%3C%3D8+and+p%3AW+and+o%3Ateam%3Dpo%3Ateam+&amp;submit=++S+D+Q+L+%21++" xlink:type="simple">http://sportsdatabase.com/mlb/query?output=default&amp;sdql=po%3Awalks%3E%3D3+and+p%3Aerrors%3E%3D2+and+p%3Ahits%3C%3D8+and+p%3AW+and+o%3Ateam%3Dpo%3Ateam+&amp;submit=++S+D+Q+L+%21++</text:a>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Under</text:p>
          </table:table-cell>
          <table:table-cell table:style-name="ce20" table:formula="of:=[.C92]+[.D92]" office:value-type="float" office:value="199" calcext:value-type="float">
            <text:p>199</text:p>
          </table:table-cell>
          <table:table-cell table:style-name="ce15" table:formula="of:=([.C92]-[.D92])/SQRT([.C92]+[.D92])" office:value-type="float" office:value="4.74950407355585" calcext:value-type="float">
            <text:p>4.75</text:p>
          </table:table-cell>
          <table:table-cell table:style-name="ce15" table:formula="of:=ABS([.O92])" office:value-type="float" office:value="4.74950407355585" calcext:value-type="float">
            <text:p>4.75</text:p>
          </table:table-cell>
          <table:table-cell table:style-name="ce20" office:value-type="float" office:value="3" calcext:value-type="float">
            <text:p>3</text:p>
          </table:table-cell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4">
          <table:table-cell table:style-name="ce19" office:value-type="date" office:date-value="2014-11-29" calcext:value-type="date">
            <text:p>11/29/2014</text:p>
          </table:table-cell>
          <table:table-cell table:style-name="ce20" office:value-type="string" calcext:value-type="string">
            <text:p>MLB91</text:p>
          </table:table-cell>
          <table:table-cell table:style-name="ce20" office:value-type="float" office:value="143" calcext:value-type="float">
            <text:p>143</text:p>
          </table:table-cell>
          <table:table-cell table:style-name="ce20" office:value-type="float" office:value="94" calcext:value-type="float">
            <text:p>94</text:p>
          </table:table-cell>
          <table:table-cell table:style-name="ce15" office:value-type="float" office:value="39.05" calcext:value-type="float">
            <text:p>39.05</text:p>
          </table:table-cell>
          <table:table-cell table:style-name="ce21" office:value-type="percentage" office:value="0.143" calcext:value-type="percentage">
            <text:p>14.30%</text:p>
          </table:table-cell>
          <table:table-cell table:style-name="ce20" office:value-type="string" calcext:value-type="string">
            <text:p>UNDER</text:p>
          </table:table-cell>
          <table:table-cell table:style-name="ce20" table:number-columns-repeated="2"/>
          <table:table-cell table:style-name="ce10" office:value-type="string" calcext:value-type="string">
            <text:p>p:errors&gt;=3 and p:WO and op:O</text:p>
          </table:table-cell>
          <table:table-cell table:style-name="ce13" office:value-type="string" calcext:value-type="string">
            <text:p><text:a xlink:href="http://sportsdatabase.com/mlb/query?output=default&amp;sdql=p%3Aerrors%3E%3D3+and+p%3AWO+and+op%3AO+&amp;submit=++S+D+Q+L+%21++" xlink:type="simple">http://sportsdatabase.com/mlb/query?output=default&amp;sdql=p%3Aerrors%3E%3D3+and+p%3AWO+and+op%3AO+&amp;submit=++S+D+Q+L+%21++</text:a>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Under</text:p>
          </table:table-cell>
          <table:table-cell table:style-name="ce20" table:formula="of:=[.C93]+[.D93]" office:value-type="float" office:value="237" calcext:value-type="float">
            <text:p>237</text:p>
          </table:table-cell>
          <table:table-cell table:style-name="ce15" table:formula="of:=([.C93]-[.D93])/SQRT([.C93]+[.D93])" office:value-type="float" office:value="3.18289203206199" calcext:value-type="float">
            <text:p>3.18</text:p>
          </table:table-cell>
          <table:table-cell table:style-name="ce15" table:formula="of:=ABS([.O93])" office:value-type="float" office:value="3.18289203206199" calcext:value-type="float">
            <text:p>3.18</text:p>
          </table:table-cell>
          <table:table-cell table:style-name="ce20" office:value-type="float" office:value="1" calcext:value-type="float">
            <text:p>1</text:p>
          </table:table-cell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4">
          <table:table-cell table:style-name="ce19" office:value-type="date" office:date-value="2014-12-01" calcext:value-type="date">
            <text:p>12/1/2014</text:p>
          </table:table-cell>
          <table:table-cell table:style-name="ce20" office:value-type="string" calcext:value-type="string">
            <text:p>MLB92</text:p>
          </table:table-cell>
          <table:table-cell table:style-name="ce20" office:value-type="float" office:value="133" calcext:value-type="float">
            <text:p>133</text:p>
          </table:table-cell>
          <table:table-cell table:style-name="ce20" office:value-type="float" office:value="144" calcext:value-type="float">
            <text:p>144</text:p>
          </table:table-cell>
          <table:table-cell table:style-name="ce15" office:value-type="float" office:value="44.27" calcext:value-type="float">
            <text:p>44.27</text:p>
          </table:table-cell>
          <table:table-cell table:style-name="ce21" office:value-type="percentage" office:value="0.159" calcext:value-type="percentage">
            <text:p>15.90%</text:p>
          </table:table-cell>
          <table:table-cell table:style-name="ce20" office:value-type="string" calcext:value-type="string">
            <text:p>SU</text:p>
          </table:table-cell>
          <table:table-cell table:style-name="ce20" table:number-columns-repeated="2"/>
          <table:table-cell table:style-name="ce10" office:value-type="string" calcext:value-type="string">
            <text:p>game number &gt;40 and WP&lt;40 and streak&gt;=2 and p:line&gt;120</text:p>
          </table:table-cell>
          <table:table-cell table:style-name="ce13" office:value-type="string" calcext:value-type="string">
            <text:p><text:a xlink:href="http://sportsdatabase.com/mlb/query?output=default&amp;sdql=game+number+%3E40+and+WP%3C40+and+streak%3E%3D2+and+p%3Aline%3E120&amp;submit=++S+D+Q+L+%21++" xlink:type="simple">http://sportsdatabase.com/mlb/query?output=default&amp;sdql=game+number+%3E40+and+WP%3C40+and+streak%3E%3D2+and+p%3Aline%3E120&amp;submit=++S+D+Q+L+%21++</text:a>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SU Back</text:p>
          </table:table-cell>
          <table:table-cell table:style-name="ce20" table:formula="of:=[.C94]+[.D94]" office:value-type="float" office:value="277" calcext:value-type="float">
            <text:p>277</text:p>
          </table:table-cell>
          <table:table-cell table:style-name="ce15" table:formula="of:=([.C94]-[.D94])/SQRT([.C94]+[.D94])" office:value-type="float" office:value="-0.660925944938721" calcext:value-type="float">
            <text:p>-0.66</text:p>
          </table:table-cell>
          <table:table-cell table:style-name="ce15" table:formula="of:=ABS([.O94])" office:value-type="float" office:value="0.660925944938721" calcext:value-type="float">
            <text:p>0.66</text:p>
          </table:table-cell>
          <table:table-cell table:style-name="ce20" office:value-type="float" office:value="2" calcext:value-type="float">
            <text:p>2</text:p>
          </table:table-cell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1">
          <table:table-cell table:style-name="ce19" office:value-type="date" office:date-value="2014-12-01" calcext:value-type="date">
            <text:p>12/1/2014</text:p>
          </table:table-cell>
          <table:table-cell table:style-name="ce20" office:value-type="string" calcext:value-type="string">
            <text:p>MLB93</text:p>
          </table:table-cell>
          <table:table-cell table:style-name="ce20" office:value-type="float" office:value="92" calcext:value-type="float">
            <text:p>92</text:p>
          </table:table-cell>
          <table:table-cell table:style-name="ce20" office:value-type="float" office:value="59" calcext:value-type="float">
            <text:p>59</text:p>
          </table:table-cell>
          <table:table-cell table:style-name="ce15" office:value-type="float" office:value="50.88" calcext:value-type="float">
            <text:p>50.88</text:p>
          </table:table-cell>
          <table:table-cell table:style-name="ce21" office:value-type="percentage" office:value="0.326" calcext:value-type="percentage">
            <text:p>32.60%</text:p>
          </table:table-cell>
          <table:table-cell table:style-name="ce20" office:value-type="string" calcext:value-type="string">
            <text:p>RL</text:p>
          </table:table-cell>
          <table:table-cell table:style-name="ce20"/>
          <table:table-cell table:style-name="ce20" office:value-type="string" calcext:value-type="string">
            <text:p>DOG</text:p>
          </table:table-cell>
          <table:table-cell table:style-name="ce22" office:value-type="string" calcext:value-type="string">
            <text:p>AF and p:RMAX&gt;5 and 6.5&lt;total&lt;10.5 and line&lt;-117 and rest&lt;1</text:p>
          </table:table-cell>
          <table:table-cell table:style-name="ce13" office:value-type="string" calcext:value-type="string">
            <text:p><text:a xlink:href="http://sportsdatabase.com/mlb/query?output=default&amp;sdql=AF+and+p%3ARMAX%3E5+and+6.5%3Ctotal%3C10.5+and+line%3C-117+and+rest%3C1&amp;submit=++S+D+Q+L+!++" xlink:type="simple">http://sportsdatabase.com/mlb/query?output=default&amp;sdql=AF+and+p%3ARMAX%3E5+and+6.5%3Ctotal%3C10.5+and+line%3C-117+and+rest%3C1&amp;submit=++S+D+Q+L+!++</text:a></text:p>
          </table:table-cell>
          <table:table-cell table:style-name="ce20" office:value-type="string" calcext:value-type="string">
            <text:p>dew22</text:p>
          </table:table-cell>
          <table:table-cell table:style-name="ce20" office:value-type="string" calcext:value-type="string">
            <text:p>RL Back</text:p>
          </table:table-cell>
          <table:table-cell table:style-name="ce20" table:formula="of:=[.C95]+[.D95]" office:value-type="float" office:value="151" calcext:value-type="float">
            <text:p>151</text:p>
          </table:table-cell>
          <table:table-cell table:style-name="ce15" table:formula="of:=([.C95]-[.D95])/SQRT([.C95]+[.D95])" office:value-type="float" office:value="2.68550191394483" calcext:value-type="float">
            <text:p>2.69</text:p>
          </table:table-cell>
          <table:table-cell table:style-name="ce15" table:formula="of:=ABS([.O95])" office:value-type="float" office:value="2.68550191394483" calcext:value-type="float">
            <text:p>2.69</text:p>
          </table:table-cell>
          <table:table-cell table:style-name="ce20" office:value-type="float" office:value="3" calcext:value-type="float">
            <text:p>3</text:p>
          </table:table-cell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1">
          <table:table-cell table:style-name="ce19" office:value-type="date" office:date-value="2014-12-09" calcext:value-type="date">
            <text:p>12/9/2014</text:p>
          </table:table-cell>
          <table:table-cell table:style-name="ce20" office:value-type="string" calcext:value-type="string">
            <text:p>MLB94</text:p>
          </table:table-cell>
          <table:table-cell table:style-name="ce20" office:value-type="float" office:value="759" calcext:value-type="float">
            <text:p>759</text:p>
          </table:table-cell>
          <table:table-cell table:style-name="ce20" office:value-type="float" office:value="548" calcext:value-type="float">
            <text:p>548</text:p>
          </table:table-cell>
          <table:table-cell table:style-name="ce15" office:value-type="float" office:value="144.7" calcext:value-type="float">
            <text:p>144.70</text:p>
          </table:table-cell>
          <table:table-cell table:style-name="ce21" office:value-type="percentage" office:value="0.094" calcext:value-type="percentage">
            <text:p>9.40%</text:p>
          </table:table-cell>
          <table:table-cell table:style-name="ce20" office:value-type="string" calcext:value-type="string">
            <text:p>UNDER</text:p>
          </table:table-cell>
          <table:table-cell table:style-name="ce20" table:number-columns-repeated="2"/>
          <table:table-cell table:style-name="ce3" office:value-type="string" calcext:value-type="string">
            <text:p>umpires [0] in [Bill Miller , Doug Eddings , Ron Kulpa , Brian Runge] and H</text:p>
          </table:table-cell>
          <table:table-cell table:style-name="ce13" office:value-type="string" calcext:value-type="string">
            <text:p><text:a xlink:href="http://sportsdatabase.com/mlb/query?output=default&amp;sdql=umpires[0]+in+[Bill+Miller%2CDoug+Eddings%2CRon+Kulpa%2CBrian+Runge]+and+H&amp;submit=++S+D+Q+L+!++" xlink:type="simple">http://sportsdatabase.com/mlb/query?output=default&amp;sdql=umpires[0]+in+[Bill+Miller%2CDoug+Eddings%2CRon+Kulpa%2CBrian+Runge]+and+H&amp;submit=++S+D+Q+L+!++</text:a>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Under</text:p>
          </table:table-cell>
          <table:table-cell table:style-name="ce20" table:formula="of:=[.C96]+[.D96]" office:value-type="float" office:value="1307" calcext:value-type="float">
            <text:p>1307</text:p>
          </table:table-cell>
          <table:table-cell table:style-name="ce15" table:formula="of:=([.C96]-[.D96])/SQRT([.C96]+[.D96])" office:value-type="float" office:value="5.83639479542895" calcext:value-type="float">
            <text:p>5.84</text:p>
          </table:table-cell>
          <table:table-cell table:style-name="ce15" table:formula="of:=ABS([.O96])" office:value-type="float" office:value="5.83639479542895" calcext:value-type="float">
            <text:p>5.84</text:p>
          </table:table-cell>
          <table:table-cell table:style-name="ce20"/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1">
          <table:table-cell table:style-name="ce19" office:value-type="date" office:date-value="2014-12-09" calcext:value-type="date">
            <text:p>12/9/2014</text:p>
          </table:table-cell>
          <table:table-cell table:style-name="ce20" office:value-type="string" calcext:value-type="string">
            <text:p>MLB95</text:p>
          </table:table-cell>
          <table:table-cell table:style-name="ce20" office:value-type="float" office:value="592" calcext:value-type="float">
            <text:p>592</text:p>
          </table:table-cell>
          <table:table-cell table:style-name="ce20" office:value-type="float" office:value="416" calcext:value-type="float">
            <text:p>416</text:p>
          </table:table-cell>
          <table:table-cell table:style-name="ce15" office:value-type="float" office:value="132.5" calcext:value-type="float">
            <text:p>132.50</text:p>
          </table:table-cell>
          <table:table-cell table:style-name="ce21" office:value-type="percentage" office:value="0.113" calcext:value-type="percentage">
            <text:p>11.30%</text:p>
          </table:table-cell>
          <table:table-cell table:style-name="ce20" office:value-type="string" calcext:value-type="string">
            <text:p>UNDER</text:p>
          </table:table-cell>
          <table:table-cell table:style-name="ce20" table:number-columns-repeated="2"/>
          <table:table-cell table:style-name="ce3" office:value-type="string" calcext:value-type="string">
            <text:p>p:runs &lt;= 2 and op:runs &lt;= 2 and p:WP &lt; 55 and op:WP &lt; 55 and ((p:runs &gt; op:runs) or (p:runs = op:runs and H))</text:p>
          </table:table-cell>
          <table:table-cell table:style-name="ce13" office:value-type="string" calcext:value-type="string">
            <text:p><text:a xlink:href="http://sportsdatabase.com/mlb/query?output=default&amp;sdql=p%3Aruns%3C%3D2+and+op%3Aruns%3C%3D2++and++p%3AWP%3C55+and+op%3AWP%3C55++and+%28%28p%3Aruns%3Eop%3Aruns%29+or+%28p%3Aruns%3Dop%3Aruns+and+H%29%29+&amp;submit=++S+D+Q+L+!++" xlink:type="simple">http://sportsdatabase.com/mlb/query?output=default&amp;sdql=p%3Aruns%3C%3D2+and+op%3Aruns%3C%3D2++and++p%3AWP%3C55+and+op%3AWP%3C55++and+%28%28p%3Aruns%3Eop%3Aruns%29+or+%28p%3Aruns%3Dop%3Aruns+and+H%29%29+&amp;submit=++S+D+Q+L+!++</text:a>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Under</text:p>
          </table:table-cell>
          <table:table-cell table:style-name="ce20" table:formula="of:=[.C97]+[.D97]" office:value-type="float" office:value="1008" calcext:value-type="float">
            <text:p>1008</text:p>
          </table:table-cell>
          <table:table-cell table:style-name="ce15" table:formula="of:=([.C97]-[.D97])/SQRT([.C97]+[.D97])" office:value-type="float" office:value="5.54347893746867" calcext:value-type="float">
            <text:p>5.54</text:p>
          </table:table-cell>
          <table:table-cell table:style-name="ce15" table:formula="of:=ABS([.O97])" office:value-type="float" office:value="5.54347893746867" calcext:value-type="float">
            <text:p>5.54</text:p>
          </table:table-cell>
          <table:table-cell table:style-name="ce20"/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1">
          <table:table-cell table:style-name="ce19" office:value-type="date" office:date-value="2014-12-09" calcext:value-type="date">
            <text:p>12/9/2014</text:p>
          </table:table-cell>
          <table:table-cell table:style-name="ce20" office:value-type="string" calcext:value-type="string">
            <text:p>MLB96</text:p>
          </table:table-cell>
          <table:table-cell table:style-name="ce20" office:value-type="float" office:value="168" calcext:value-type="float">
            <text:p>168</text:p>
          </table:table-cell>
          <table:table-cell table:style-name="ce20" office:value-type="float" office:value="128" calcext:value-type="float">
            <text:p>128</text:p>
          </table:table-cell>
          <table:table-cell table:style-name="ce15" office:value-type="float" office:value="40.6" calcext:value-type="float">
            <text:p>40.60</text:p>
          </table:table-cell>
          <table:table-cell table:style-name="ce21" office:value-type="percentage" office:value="0.111" calcext:value-type="percentage">
            <text:p>11.10%</text:p>
          </table:table-cell>
          <table:table-cell table:style-name="ce20" office:value-type="string" calcext:value-type="string">
            <text:p>SU</text:p>
          </table:table-cell>
          <table:table-cell table:style-name="ce20" table:number-columns-repeated="2"/>
          <table:table-cell table:style-name="ce3" office:value-type="string" calcext:value-type="string">
            <text:p>p:S7 = 0 and po:S7 = 0 and p:W</text:p>
          </table:table-cell>
          <table:table-cell table:style-name="ce13" office:value-type="string" calcext:value-type="string">
            <text:p><text:a xlink:href="http://sportsdatabase.com/mlb/query?output=default&amp;sdql=p%3AS7%3D0+and+po%3AS7%3D0+and+p%3AW&amp;submit=++S+D+Q+L+!++" xlink:type="simple">http://sportsdatabase.com/mlb/query?output=default&amp;sdql=p%3AS7%3D0+and+po%3AS7%3D0+and+p%3AW&amp;submit=++S+D+Q+L+!++</text:a>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SU Back</text:p>
          </table:table-cell>
          <table:table-cell table:style-name="ce20" table:formula="of:=[.C98]+[.D98]" office:value-type="float" office:value="296" calcext:value-type="float">
            <text:p>296</text:p>
          </table:table-cell>
          <table:table-cell table:style-name="ce15" table:formula="of:=([.C98]-[.D98])/SQRT([.C98]+[.D98])" office:value-type="float" office:value="2.32495277487639" calcext:value-type="float">
            <text:p>2.32</text:p>
          </table:table-cell>
          <table:table-cell table:style-name="ce15" table:formula="of:=ABS([.O98])" office:value-type="float" office:value="2.32495277487639" calcext:value-type="float">
            <text:p>2.32</text:p>
          </table:table-cell>
          <table:table-cell table:style-name="ce20"/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4">
          <table:table-cell table:style-name="ce19" office:value-type="date" office:date-value="2014-12-09" calcext:value-type="date">
            <text:p>12/9/2014</text:p>
          </table:table-cell>
          <table:table-cell table:style-name="ce20" office:value-type="string" calcext:value-type="string">
            <text:p>MLB97</text:p>
          </table:table-cell>
          <table:table-cell table:style-name="ce20" office:value-type="float" office:value="177" calcext:value-type="float">
            <text:p>177</text:p>
          </table:table-cell>
          <table:table-cell table:style-name="ce20" office:value-type="float" office:value="134" calcext:value-type="float">
            <text:p>134</text:p>
          </table:table-cell>
          <table:table-cell table:style-name="ce15" office:value-type="float" office:value="50.06" calcext:value-type="float">
            <text:p>50.06</text:p>
          </table:table-cell>
          <table:table-cell table:style-name="ce21" office:value-type="percentage" office:value="0.136" calcext:value-type="percentage">
            <text:p>13.60%</text:p>
          </table:table-cell>
          <table:table-cell table:style-name="ce20" office:value-type="string" calcext:value-type="string">
            <text:p>SU</text:p>
          </table:table-cell>
          <table:table-cell table:style-name="ce20" table:number-columns-repeated="2"/>
          <table:table-cell table:style-name="ce10" office:value-type="string" calcext:value-type="string">
            <text:p>so:S8=0 and s:L</text:p>
          </table:table-cell>
          <table:table-cell table:style-name="ce13" office:value-type="string" calcext:value-type="string">
            <text:p><text:a xlink:href="http://sportsdatabase.com/mlb/query?output=default&amp;sdql=so%3AS8%3D0+and+s%3AL+&amp;submit=++S+D+Q+L+%21++" xlink:type="simple">http://sportsdatabase.com/mlb/query?output=default&amp;sdql=so%3AS8%3D0+and+s%3AL+&amp;submit=++S+D+Q+L+%21++</text:a>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SU Fade</text:p>
          </table:table-cell>
          <table:table-cell table:style-name="ce20" table:formula="of:=[.C99]+[.D99]" office:value-type="float" office:value="311" calcext:value-type="float">
            <text:p>311</text:p>
          </table:table-cell>
          <table:table-cell table:style-name="ce15" table:formula="of:=([.C99]-[.D99])/SQRT([.C99]+[.D99])" office:value-type="float" office:value="2.43830630163209" calcext:value-type="float">
            <text:p>2.44</text:p>
          </table:table-cell>
          <table:table-cell table:style-name="ce15" table:formula="of:=ABS([.O99])" office:value-type="float" office:value="2.43830630163209" calcext:value-type="float">
            <text:p>2.44</text:p>
          </table:table-cell>
          <table:table-cell table:style-name="ce20"/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4">
          <table:table-cell table:style-name="ce19" office:value-type="date" office:date-value="2014-12-09" calcext:value-type="date">
            <text:p>12/9/2014</text:p>
          </table:table-cell>
          <table:table-cell table:style-name="ce20" office:value-type="string" calcext:value-type="string">
            <text:p>MLB98</text:p>
          </table:table-cell>
          <table:table-cell table:style-name="ce20" office:value-type="float" office:value="234" calcext:value-type="float">
            <text:p>234</text:p>
          </table:table-cell>
          <table:table-cell table:style-name="ce20" office:value-type="float" office:value="155" calcext:value-type="float">
            <text:p>155</text:p>
          </table:table-cell>
          <table:table-cell table:style-name="ce15" office:value-type="float" office:value="63.5" calcext:value-type="float">
            <text:p>63.50</text:p>
          </table:table-cell>
          <table:table-cell table:style-name="ce21" office:value-type="percentage" office:value="0.138" calcext:value-type="percentage">
            <text:p>13.80%</text:p>
          </table:table-cell>
          <table:table-cell table:style-name="ce20" office:value-type="string" calcext:value-type="string">
            <text:p>UNDER</text:p>
          </table:table-cell>
          <table:table-cell table:style-name="ce20" table:number-columns-repeated="2"/>
          <table:table-cell table:style-name="ce10" office:value-type="string" calcext:value-type="string">
            <text:p>p:biggest lead=1 and op:biggest lead=1 and <text:s/>p:WP&lt;55 and op:WP&lt;55 and p:U and op:U <text:s/>and H</text:p>
          </table:table-cell>
          <table:table-cell table:style-name="ce13" office:value-type="string" calcext:value-type="string">
            <text:p><text:a xlink:href="http://sportsdatabase.com/mlb/query?output=default&amp;sdql=p%3Abiggest+lead%3D1+and+op%3Abiggest+lead%3D1+and++p%3AWP%3C55+and+op%3AWP%3C55+and+p%3AU+and+op%3AU++and+H+&amp;submit=++S+D+Q+L+%21++" xlink:type="simple">http://sportsdatabase.com/mlb/query?output=default&amp;sdql=p%3Abiggest+lead%3D1+and+op%3Abiggest+lead%3D1+and++p%3AWP%3C55+and+op%3AWP%3C55+and+p%3AU+and+op%3AU++and+H+&amp;submit=++S+D+Q+L+%21++</text:a></text:p>
          </table:table-cell>
          <table:table-cell table:style-name="ce20" office:value-type="string" calcext:value-type="string">
            <text:p>GG</text:p>
          </table:table-cell>
          <table:table-cell table:style-name="ce20" office:value-type="string" calcext:value-type="string">
            <text:p>Under</text:p>
          </table:table-cell>
          <table:table-cell table:style-name="ce20" table:formula="of:=[.C100]+[.D100]" office:value-type="float" office:value="389" calcext:value-type="float">
            <text:p>389</text:p>
          </table:table-cell>
          <table:table-cell table:style-name="ce15" table:formula="of:=([.C100]-[.D100])/SQRT([.C100]+[.D100])" office:value-type="float" office:value="4.00545899985081" calcext:value-type="float">
            <text:p>4.01</text:p>
          </table:table-cell>
          <table:table-cell table:style-name="ce15" table:formula="of:=ABS([.O100])" office:value-type="float" office:value="4.00545899985081" calcext:value-type="float">
            <text:p>4.01</text:p>
          </table:table-cell>
          <table:table-cell table:style-name="ce20"/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4" table:number-rows-repeated="898">
          <table:table-cell table:style-name="ce20" table:number-columns-repeated="4"/>
          <table:table-cell table:style-name="ce15"/>
          <table:table-cell table:style-name="ce20" table:number-columns-repeated="4"/>
          <table:table-cell table:style-name="ce10" table:number-columns-repeated="2"/>
          <table:table-cell table:style-name="ce20" table:number-columns-repeated="6"/>
          <table:table-cell table:style-name="ce10"/>
          <table:table-cell table:style-name="ce20" table:number-columns-repeated="10"/>
          <table:table-cell table:number-columns-repeated="996"/>
        </table:table-row>
        <table:table-row table:style-name="ro3" table:number-rows-repeated="104757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HL" table:style-name="ta4" table:print="false">
        <office:forms form:automatic-focus="false" form:apply-design-mode="false"/>
        <table:table-column table:style-name="co2" table:default-cell-style-name="Excel_20_Built-in_20_Normal"/>
        <table:table-column table:style-name="co3" table:visibility="collapse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17" table:default-cell-style-name="Excel_20_Built-in_20_Normal"/>
        <table:table-column table:style-name="co10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21" table:default-cell-style-name="Excel_20_Built-in_20_Normal"/>
        <table:table-column table:style-name="co22" table:default-cell-style-name="Excel_20_Built-in_20_Normal"/>
        <table:table-column table:style-name="co2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9" table:default-cell-style-name="Excel_20_Built-in_20_Normal"/>
        <table:table-column table:style-name="co24" table:number-columns-repeated="2" table:default-cell-style-name="Excel_20_Built-in_20_Normal"/>
        <table:table-column table:style-name="co25" table:default-cell-style-name="Excel_20_Built-in_20_Normal"/>
        <table:table-column table:style-name="co1" table:number-columns-repeated="1005" table:default-cell-style-name="Excel_20_Built-in_20_Normal"/>
        <table:table-row table:style-name="ro1">
          <table:table-cell table:style-name="ce5" office:value-type="string" calcext:value-type="string">
            <text:p>Please enter Details of your query if available. I calculate Profit for NHL Totals based on Avg odds, but i have been very conservative and took odds of 1.8 mostly</text:p>
          </table:table-cell>
          <table:table-cell table:style-name="ce5" table:number-columns-repeated="3"/>
          <table:table-cell table:style-name="ce6"/>
          <table:table-cell table:style-name="ce27"/>
          <table:table-cell table:style-name="ce5" table:number-columns-repeated="6"/>
          <table:table-cell table:style-name="ce8" table:number-columns-repeated="4"/>
          <table:table-cell table:style-name="ce32" office:value-type="string" calcext:value-type="string" table:number-columns-spanned="2" table:number-rows-spanned="1">
            <text:p>1 to 3 Stars Level of Trust to the trend</text:p>
          </table:table-cell>
          <table:covered-table-cell/>
          <table:table-cell table:number-columns-repeated="1006"/>
        </table:table-row>
        <table:table-row table:style-name="ro1">
          <table:table-cell table:style-name="ce6" office:value-type="string" calcext:value-type="string">
            <text:p>Date of Contirbution</text:p>
          </table:table-cell>
          <table:table-cell table:style-name="ce6" office:value-type="string" calcext:value-type="string">
            <text:p>Trend No.</text:p>
          </table:table-cell>
          <table:table-cell table:style-name="ce6" office:value-type="string" calcext:value-type="string">
            <text:p>Wins</text:p>
          </table:table-cell>
          <table:table-cell table:style-name="ce6" office:value-type="string" calcext:value-type="string">
            <text:p>Losses</text:p>
          </table:table-cell>
          <table:table-cell table:style-name="ce24" office:value-type="string" calcext:value-type="string">
            <text:p>Profit</text:p>
          </table:table-cell>
          <table:table-cell table:style-name="ce28" office:value-type="string" calcext:value-type="string">
            <text:p>ROI</text:p>
          </table:table-cell>
          <table:table-cell table:style-name="ce6" office:value-type="string" calcext:value-type="string">
            <text:p>SU/ATS/TOT</text:p>
          </table:table-cell>
          <table:table-cell table:style-name="ce6" office:value-type="string" calcext:value-type="string">
            <text:p>Home/Away</text:p>
          </table:table-cell>
          <table:table-cell table:style-name="ce6" office:value-type="string" calcext:value-type="string">
            <text:p>Dog/Fav</text:p>
          </table:table-cell>
          <table:table-cell table:style-name="ce6" office:value-type="string" calcext:value-type="string">
            <text:p>Trend Code</text:p>
          </table:table-cell>
          <table:table-cell table:style-name="ce6" office:value-type="string" calcext:value-type="string">
            <text:p>Trend Link</text:p>
          </table:table-cell>
          <table:table-cell table:style-name="ce6" office:value-type="string" calcext:value-type="string">
            <text:p>Contributor</text:p>
          </table:table-cell>
          <table:table-cell table:style-name="ce8" office:value-type="string" calcext:value-type="string">
            <text:p>TypeDetail</text:p>
          </table:table-cell>
          <table:table-cell table:style-name="ce8" office:value-type="string" calcext:value-type="string">
            <text:p>Total Games</text:p>
          </table:table-cell>
          <table:table-cell table:style-name="ce14" office:value-type="string" calcext:value-type="string">
            <text:p>Z Score</text:p>
          </table:table-cell>
          <table:table-cell table:style-name="ce8" office:value-type="string" calcext:value-type="string">
            <text:p>Abs Z Score</text:p>
          </table:table-cell>
          <table:table-cell table:style-name="ce33" office:value-type="string" calcext:value-type="string">
            <text:p>Level of Trust by Nash</text:p>
          </table:table-cell>
          <table:table-cell table:style-name="ce8" office:value-type="string" calcext:value-type="string">
            <text:p>Level of Trust (by Cutler)</text:p>
          </table:table-cell>
          <table:table-cell table:style-name="ce3" office:value-type="string" calcext:value-type="string">
            <text:p>Trust Diff Nash-Cutler</text:p>
          </table:table-cell>
          <table:table-cell table:style-name="ce3" office:value-type="string" calcext:value-type="string">
            <text:p>Comments</text:p>
          </table:table-cell>
          <table:table-cell table:number-columns-repeated="1004"/>
        </table:table-row>
        <table:table-row table:style-name="ro2">
          <table:table-cell table:style-name="ce7" office:value-type="date" office:date-value="2014-11-09" calcext:value-type="date">
            <text:p>11/9/2014</text:p>
          </table:table-cell>
          <table:table-cell table:style-name="ce8" office:value-type="string" calcext:value-type="string">
            <text:p>NHL01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12" calcext:value-type="float">
            <text:p>12</text:p>
          </table:table-cell>
          <table:table-cell table:style-name="ce25" office:value-type="float" office:value="2.711" calcext:value-type="float">
            <text:p>2.71</text:p>
          </table:table-cell>
          <table:table-cell table:style-name="ce9" office:value-type="string" calcext:value-type="string">
            <text:p>25.8%</text:p>
          </table:table-cell>
          <table:table-cell table:style-name="ce8" office:value-type="string" calcext:value-type="string">
            <text:p>SU</text:p>
          </table:table-cell>
          <table:table-cell table:style-name="ce8" office:value-type="string" calcext:value-type="string">
            <text:p>AWAY</text:p>
          </table:table-cell>
          <table:table-cell table:style-name="ce8"/>
          <table:table-cell table:style-name="ce3" office:value-type="string" calcext:value-type="string">
            <text:p>A and tA(o:goals)-tA(goals)&gt;=.44 and po:goals&gt;=6 and ppo:goals&gt;=4 and game number&lt;=50</text:p>
          </table:table-cell>
          <table:table-cell table:style-name="ce12" office:value-type="string" calcext:value-type="string">
            <text:p><text:a xlink:href="http://www.sportsdatabase.com/nhl/query?output=default&amp;sdql=A+and+tA%28o%3Agoals%29-tA%28goals%29%3E%3D.44+and+po%3Agoals%3E%3D6+and+ppo%3Agoals%3E%3D4+and+game+number%3C%3D50&amp;submit=++S+D+Q+L+%21++" xlink:type="simple">http://www.sportsdatabase.com/nhl/query?output=default&amp;sdql=A+and+tA%28o%3Agoals%29-tA%28goals%29&gt;%3D.44+and+po%3Agoals&gt;%3D6+and+ppo%3Agoals&gt;%3D4+and+game+number&lt;%3D50&amp;submit=++S+D+Q+L+%21++</text:a></text:p>
          </table:table-cell>
          <table:table-cell table:style-name="ce8" office:value-type="string" calcext:value-type="string">
            <text:p>emceeaye</text:p>
          </table:table-cell>
          <table:table-cell table:style-name="ce8" office:value-type="string" calcext:value-type="string">
            <text:p>SU Fade</text:p>
          </table:table-cell>
          <table:table-cell table:style-name="ce8" table:formula="of:=[.C3]+[.D3]" office:value-type="float" office:value="58" calcext:value-type="float">
            <text:p>58</text:p>
          </table:table-cell>
          <table:table-cell table:style-name="ce15" table:formula="of:=([.C3]-[.D3])/SQRT([.C3]+[.D3])" office:value-type="float" office:value="4.46441871723057" calcext:value-type="float">
            <text:p>4.46</text:p>
          </table:table-cell>
          <table:table-cell table:style-name="ce25" table:formula="of:=ABS([.O3])" office:value-type="float" office:value="4.46441871723057" calcext:value-type="float">
            <text:p>4.46</text:p>
          </table:table-cell>
          <table:table-cell table:style-name="ce3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7" office:value-type="date" office:date-value="2014-11-09" calcext:value-type="date">
            <text:p>11/9/2014</text:p>
          </table:table-cell>
          <table:table-cell table:style-name="ce8" office:value-type="string" calcext:value-type="string">
            <text:p>NHL02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20" calcext:value-type="float">
            <text:p>20</text:p>
          </table:table-cell>
          <table:table-cell table:style-name="ce25" office:value-type="float" office:value="41.17" calcext:value-type="float">
            <text:p>41.17</text:p>
          </table:table-cell>
          <table:table-cell table:style-name="ce9" office:value-type="string" calcext:value-type="string">
            <text:p>31.1%</text:p>
          </table:table-cell>
          <table:table-cell table:style-name="ce8" office:value-type="string" calcext:value-type="string">
            <text:p>SU</text:p>
          </table:table-cell>
          <table:table-cell table:style-name="ce8" office:value-type="string" calcext:value-type="string">
            <text:p>AWAY</text:p>
          </table:table-cell>
          <table:table-cell table:style-name="ce8" office:value-type="string" calcext:value-type="string">
            <text:p>FAV</text:p>
          </table:table-cell>
          <table:table-cell table:style-name="ce3" office:value-type="string" calcext:value-type="string">
            <text:p>p:HW and po:goals=0 and WP&gt;52 and season&gt;=2010 and game number&lt;42 and o:WP&lt;65</text:p>
          </table:table-cell>
          <table:table-cell table:style-name="ce12" office:value-type="string" calcext:value-type="string">
            <text:p><text:a xlink:href="http://www.sportsdatabase.com/nhl/query?output=default&amp;sdql=p%3AHW+and+po%3Agoals%3D0+and+WP%3E52+and+season%3E%3D2010+and+game+number%3C42+and+o%3AWP%3C65&amp;submit=++S+D+Q+L+%21++" xlink:type="simple">http://www.sportsdatabase.com/nhl/query?output=default&amp;sdql=p%3AHW+and+po%3Agoals%3D0+and+WP%3E52+and+season%3E%3D2010+and+game+number%3C42+and+o%3AWP%3C65&amp;submit=++S+D+Q+L+%21++</text:a></text:p>
          </table:table-cell>
          <table:table-cell table:style-name="ce8" office:value-type="string" calcext:value-type="string">
            <text:p>?</text:p>
          </table:table-cell>
          <table:table-cell table:style-name="ce8" office:value-type="string" calcext:value-type="string">
            <text:p>SU Back</text:p>
          </table:table-cell>
          <table:table-cell table:style-name="ce8" office:value-type="float" office:value="86" calcext:value-type="float">
            <text:p>86</text:p>
          </table:table-cell>
          <table:table-cell table:style-name="ce15" table:formula="of:=([.C4]-[.D4])/SQRT([.C4]+[.D4])" office:value-type="float" office:value="4.96030756735817" calcext:value-type="float">
            <text:p>4.96</text:p>
          </table:table-cell>
          <table:table-cell table:style-name="ce25" table:formula="of:=ABS([.O4])" office:value-type="float" office:value="4.96030756735817" calcext:value-type="float">
            <text:p>4.96</text:p>
          </table:table-cell>
          <table:table-cell table:style-name="ce34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14-11-09" calcext:value-type="date">
            <text:p>11/9/2014</text:p>
          </table:table-cell>
          <table:table-cell table:style-name="ce8" office:value-type="string" calcext:value-type="string">
            <text:p>NHL03</text:p>
          </table:table-cell>
          <table:table-cell table:style-name="ce8" office:value-type="float" office:value="169" calcext:value-type="float">
            <text:p>169</text:p>
          </table:table-cell>
          <table:table-cell table:style-name="ce8" office:value-type="float" office:value="194" calcext:value-type="float">
            <text:p>194</text:p>
          </table:table-cell>
          <table:table-cell table:style-name="ce25" office:value-type="float" office:value="14.69" calcext:value-type="float">
            <text:p>14.69</text:p>
          </table:table-cell>
          <table:table-cell table:style-name="ce9" office:value-type="percentage" office:value="0.041" calcext:value-type="percentage">
            <text:p>4.10%</text:p>
          </table:table-cell>
          <table:table-cell table:style-name="ce8" office:value-type="string" calcext:value-type="string">
            <text:p>SU</text:p>
          </table:table-cell>
          <table:table-cell table:style-name="ce8" office:value-type="string" calcext:value-type="string">
            <text:p>HOME</text:p>
          </table:table-cell>
          <table:table-cell table:style-name="ce8" office:value-type="string" calcext:value-type="string">
            <text:p>DOG</text:p>
          </table:table-cell>
          <table:table-cell table:style-name="ce29" office:value-type="string" calcext:value-type="string">
            <text:p>A and F and p:F and p:W and date&gt;=20111215</text:p>
          </table:table-cell>
          <table:table-cell table:style-name="ce13" office:value-type="string" calcext:value-type="string">
            <text:p><text:a xlink:href="http://sportsdatabase.com/nhl/query?sdql=%28A%20and%20F%20and%20p%3AF%20and%20p%3AW%20and%20date%3E%3D20111215%29%20as%20%22Teams%20are%20149-142%20since%20Dec%2015%2C%202011%20as%20a%20road%20favorite%20after%20a%20win%20as%20a%20favorite%22" xlink:type="simple">http://sportsdatabase.com/nhl/query?sdql=%28A%20and%20F%20and%20p%3AF%20and%20p%3AW%20and%20date%3E%3D20111215%29%20as%20%22Teams%20are%20149-142%20since%20Dec%2015%2C%202011%20as%20a%20road%20favorite%20after%20a%20win%20as%20a%20favorite%22</text:a></text:p>
          </table:table-cell>
          <table:table-cell table:style-name="ce8" office:value-type="string" calcext:value-type="string">
            <text:p>Sportsdatabase</text:p>
          </table:table-cell>
          <table:table-cell table:style-name="ce8" office:value-type="string" calcext:value-type="string">
            <text:p>SU Fade</text:p>
          </table:table-cell>
          <table:table-cell table:style-name="ce8" table:formula="of:=[.C5]+[.D5]" office:value-type="float" office:value="363" calcext:value-type="float">
            <text:p>363</text:p>
          </table:table-cell>
          <table:table-cell table:style-name="ce15" table:formula="of:=([.C5]-[.D5])/SQRT([.C5]+[.D5])" office:value-type="float" office:value="-1.31215970270369" calcext:value-type="float">
            <text:p>-1.31</text:p>
          </table:table-cell>
          <table:table-cell table:style-name="ce25" table:formula="of:=ABS([.O5])" office:value-type="float" office:value="1.31215970270369" calcext:value-type="float">
            <text:p>1.31</text:p>
          </table:table-cell>
          <table:table-cell table:style-name="ce3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Q5]-[.R5]" office:value-type="float" office:value="1" calcext:value-type="float">
            <text:p>1</text:p>
          </table:table-cell>
          <table:table-cell table:style-name="ce3" office:value-type="string" calcext:value-type="string">
            <text:p>NHL 3-9 are all season based and don't do very</text:p>
          </table:table-cell>
          <table:table-cell table:style-name="ce36" table:number-columns-repeated="10"/>
          <table:table-cell table:number-columns-repeated="994"/>
        </table:table-row>
        <table:table-row table:style-name="ro1">
          <table:table-cell table:style-name="ce7" office:value-type="date" office:date-value="2014-11-09" calcext:value-type="date">
            <text:p>11/9/2014</text:p>
          </table:table-cell>
          <table:table-cell table:style-name="ce8" office:value-type="string" calcext:value-type="string">
            <text:p>NHL04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130" calcext:value-type="float">
            <text:p>130</text:p>
          </table:table-cell>
          <table:table-cell table:style-name="ce25" office:value-type="float" office:value="34.52" calcext:value-type="float">
            <text:p>34.52</text:p>
          </table:table-cell>
          <table:table-cell table:style-name="ce9" office:value-type="percentage" office:value="0.111" calcext:value-type="percentage">
            <text:p>11.10%</text:p>
          </table:table-cell>
          <table:table-cell table:style-name="ce8" office:value-type="string" calcext:value-type="string">
            <text:p>SU</text:p>
          </table:table-cell>
          <table:table-cell table:style-name="ce8" office:value-type="string" calcext:value-type="string">
            <text:p>AWAY</text:p>
          </table:table-cell>
          <table:table-cell table:style-name="ce8" office:value-type="string" calcext:value-type="string">
            <text:p>FAV</text:p>
          </table:table-cell>
          <table:table-cell table:style-name="ce29" office:value-type="string" calcext:value-type="string">
            <text:p>A and p:F and p:L and date&gt;=20131012</text:p>
          </table:table-cell>
          <table:table-cell table:style-name="ce13" office:value-type="string" calcext:value-type="string">
            <text:p><text:a xlink:href="http://sportsdatabase.com/nhl/query?output=default&amp;sdql=A+and+p%3AF+and+p%3AL+and+date%3E%3D20131012&amp;submit=++S+D+Q+L+%21++" xlink:type="simple">http://sportsdatabase.com/nhl/query?output=default&amp;sdql=A+and+p%3AF+and+p%3AL+and+date%3E%3D20131012&amp;submit=++S+D+Q+L+%21++</text:a></text:p>
          </table:table-cell>
          <table:table-cell table:style-name="ce8" office:value-type="string" calcext:value-type="string">
            <text:p>Sportsdatabase</text:p>
          </table:table-cell>
          <table:table-cell table:style-name="ce8" office:value-type="string" calcext:value-type="string">
            <text:p>SU Back</text:p>
          </table:table-cell>
          <table:table-cell table:style-name="ce8" table:formula="of:=[.C6]+[.D6]" office:value-type="float" office:value="280" calcext:value-type="float">
            <text:p>280</text:p>
          </table:table-cell>
          <table:table-cell table:style-name="ce15" table:formula="of:=([.C6]-[.D6])/SQRT([.C6]+[.D6])" office:value-type="float" office:value="1.19522860933439" calcext:value-type="float">
            <text:p>1.20</text:p>
          </table:table-cell>
          <table:table-cell table:style-name="ce25" table:formula="of:=ABS([.O6])" office:value-type="float" office:value="1.19522860933439" calcext:value-type="float">
            <text:p>1.20</text:p>
          </table:table-cell>
          <table:table-cell table:style-name="ce3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[.Q6]-[.R6]" office:value-type="float" office:value="1" calcext:value-type="float">
            <text:p>1</text:p>
          </table:table-cell>
          <table:table-cell table:style-name="ce3" office:value-type="string" calcext:value-type="string">
            <text:p>well when you remove the date filter</text:p>
          </table:table-cell>
          <table:table-cell table:style-name="ce36" table:number-columns-repeated="10"/>
          <table:table-cell table:number-columns-repeated="994"/>
        </table:table-row>
        <table:table-row table:style-name="ro1">
          <table:table-cell table:style-name="ce7" office:value-type="date" office:date-value="2014-11-09" calcext:value-type="date">
            <text:p>11/9/2014</text:p>
          </table:table-cell>
          <table:table-cell table:style-name="ce8" office:value-type="string" calcext:value-type="string">
            <text:p>NHL05</text:p>
          </table:table-cell>
          <table:table-cell table:style-name="ce8" office:value-type="float" office:value="145" calcext:value-type="float">
            <text:p>145</text:p>
          </table:table-cell>
          <table:table-cell table:style-name="ce8" office:value-type="float" office:value="157" calcext:value-type="float">
            <text:p>157</text:p>
          </table:table-cell>
          <table:table-cell table:style-name="ce25" office:value-type="float" office:value="21.45" calcext:value-type="float">
            <text:p>21.45</text:p>
          </table:table-cell>
          <table:table-cell table:style-name="ce9" office:value-type="percentage" office:value="0.066" calcext:value-type="percentage">
            <text:p>6.60%</text:p>
          </table:table-cell>
          <table:table-cell table:style-name="ce8" office:value-type="string" calcext:value-type="string">
            <text:p>SU</text:p>
          </table:table-cell>
          <table:table-cell table:style-name="ce8" office:value-type="string" calcext:value-type="string">
            <text:p>AWAY</text:p>
          </table:table-cell>
          <table:table-cell table:style-name="ce8"/>
          <table:table-cell table:style-name="ce29" office:value-type="string" calcext:value-type="string">
            <text:p>A and p:H and p:L and date&gt;=20131015</text:p>
          </table:table-cell>
          <table:table-cell table:style-name="ce13" office:value-type="string" calcext:value-type="string">
            <text:p><text:a xlink:href="http://sportsdatabase.com/nhl/query?sdql=%28A%20and%20p%3AH%20and%20p%3AL%20and%20date%3E%3D20131015%29%20as%20%22Teams%20are%2089-80%20since%20Oct%2015%2C%202013%20on%20the%20road%20after%20a%20loss%20at%20home%22" xlink:type="simple">http://sportsdatabase.com/nhl/query?sdql=%28A%20and%20p%3AH%20and%20p%3AL%20and%20date%3E%3D20131015%29%20as%20%22Teams%20are%2089-80%20since%20Oct%2015%2C%202013%20on%20the%20road%20after%20a%20loss%20at%20home%22</text:a></text:p>
          </table:table-cell>
          <table:table-cell table:style-name="ce8" office:value-type="string" calcext:value-type="string">
            <text:p>Sportsdatabase</text:p>
          </table:table-cell>
          <table:table-cell table:style-name="ce8" office:value-type="string" calcext:value-type="string">
            <text:p>SU Back</text:p>
          </table:table-cell>
          <table:table-cell table:style-name="ce8" table:formula="of:=[.C7]+[.D7]" office:value-type="float" office:value="302" calcext:value-type="float">
            <text:p>302</text:p>
          </table:table-cell>
          <table:table-cell table:style-name="ce15" table:formula="of:=([.C7]-[.D7])/SQRT([.C7]+[.D7])" office:value-type="float" office:value="-0.690522405178123" calcext:value-type="float">
            <text:p>-0.69</text:p>
          </table:table-cell>
          <table:table-cell table:style-name="ce25" table:formula="of:=ABS([.O7])" office:value-type="float" office:value="0.690522405178123" calcext:value-type="float">
            <text:p>0.69</text:p>
          </table:table-cell>
          <table:table-cell table:style-name="ce3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[.Q7]-[.R7]" office:value-type="float" office:value="0" calcext:value-type="float">
            <text:p>0</text:p>
          </table:table-cell>
          <table:table-cell table:style-name="ce3"/>
          <table:table-cell table:style-name="ce36" table:number-columns-repeated="10"/>
          <table:table-cell table:number-columns-repeated="994"/>
        </table:table-row>
        <table:table-row table:style-name="ro1">
          <table:table-cell table:style-name="ce7" office:value-type="date" office:date-value="2014-11-09" calcext:value-type="date">
            <text:p>11/9/2014</text:p>
          </table:table-cell>
          <table:table-cell table:style-name="ce8" office:value-type="string" calcext:value-type="string">
            <text:p>NHL06</text:p>
          </table:table-cell>
          <table:table-cell table:style-name="ce8" office:value-type="float" office:value="244" calcext:value-type="float">
            <text:p>244</text:p>
          </table:table-cell>
          <table:table-cell table:style-name="ce8" office:value-type="float" office:value="164" calcext:value-type="float">
            <text:p>164</text:p>
          </table:table-cell>
          <table:table-cell table:style-name="ce25" office:value-type="float" office:value="34.33" calcext:value-type="float">
            <text:p>34.33</text:p>
          </table:table-cell>
          <table:table-cell table:style-name="ce9" office:value-type="percentage" office:value="0.066" calcext:value-type="percentage">
            <text:p>6.60%</text:p>
          </table:table-cell>
          <table:table-cell table:style-name="ce8" office:value-type="string" calcext:value-type="string">
            <text:p>SU</text:p>
          </table:table-cell>
          <table:table-cell table:style-name="ce8" office:value-type="string" calcext:value-type="string">
            <text:p>AWAY</text:p>
          </table:table-cell>
          <table:table-cell table:style-name="ce8" office:value-type="string" calcext:value-type="string">
            <text:p>FAV</text:p>
          </table:table-cell>
          <table:table-cell table:style-name="ce29" office:value-type="string" calcext:value-type="string">
            <text:p>H and D and p:H and date&gt;=20120214</text:p>
          </table:table-cell>
          <table:table-cell table:style-name="ce13" office:value-type="string" calcext:value-type="string">
            <text:p><text:a xlink:href="http://sportsdatabase.com/nhl/query?sdql=%28H%20and%20D%20and%20p%3AH%20and%20date%3E%3D20120214%29%20as%20%22Teams%20are%20129-195%20since%20Feb%2014%2C%202012%20as%20a%20home%20dog%20after%20a%20game%20at%20home%22" xlink:type="simple">http://sportsdatabase.com/nhl/query?sdql=%28H%20and%20D%20and%20p%3AH%20and%20date%3E%3D20120214%29%20as%20%22Teams%20are%20129-195%20since%20Feb%2014%2C%202012%20as%20a%20home%20dog%20after%20a%20game%20at%20home%22</text:a></text:p>
          </table:table-cell>
          <table:table-cell table:style-name="ce8" office:value-type="string" calcext:value-type="string">
            <text:p>Sportsdatabase</text:p>
          </table:table-cell>
          <table:table-cell table:style-name="ce8" office:value-type="string" calcext:value-type="string">
            <text:p>SU Fade</text:p>
          </table:table-cell>
          <table:table-cell table:style-name="ce8" table:formula="of:=[.C8]+[.D8]" office:value-type="float" office:value="408" calcext:value-type="float">
            <text:p>408</text:p>
          </table:table-cell>
          <table:table-cell table:style-name="ce15" table:formula="of:=([.C8]-[.D8])/SQRT([.C8]+[.D8])" office:value-type="float" office:value="3.9605901719067" calcext:value-type="float">
            <text:p>3.96</text:p>
          </table:table-cell>
          <table:table-cell table:style-name="ce25" table:formula="of:=ABS([.O8])" office:value-type="float" office:value="3.9605901719067" calcext:value-type="float">
            <text:p>3.96</text:p>
          </table:table-cell>
          <table:table-cell table:style-name="ce3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[.Q8]-[.R8]" office:value-type="float" office:value="0" calcext:value-type="float">
            <text:p>0</text:p>
          </table:table-cell>
          <table:table-cell table:style-name="ce3"/>
          <table:table-cell table:style-name="ce36" table:number-columns-repeated="10"/>
          <table:table-cell table:number-columns-repeated="994"/>
        </table:table-row>
        <table:table-row table:style-name="ro1">
          <table:table-cell table:style-name="ce7" office:value-type="date" office:date-value="2014-11-09" calcext:value-type="date">
            <text:p>11/9/2014</text:p>
          </table:table-cell>
          <table:table-cell table:style-name="ce8" office:value-type="string" calcext:value-type="string">
            <text:p>NHL07</text:p>
          </table:table-cell>
          <table:table-cell table:style-name="ce8" office:value-type="float" office:value="127" calcext:value-type="float">
            <text:p>127</text:p>
          </table:table-cell>
          <table:table-cell table:style-name="ce8" office:value-type="float" office:value="76" calcext:value-type="float">
            <text:p>76</text:p>
          </table:table-cell>
          <table:table-cell table:style-name="ce25" office:value-type="float" office:value="34.93" calcext:value-type="float">
            <text:p>34.93</text:p>
          </table:table-cell>
          <table:table-cell table:style-name="ce9" office:value-type="percentage" office:value="0.141" calcext:value-type="percentage">
            <text:p>14.10%</text:p>
          </table:table-cell>
          <table:table-cell table:style-name="ce8" office:value-type="string" calcext:value-type="string">
            <text:p>SU</text:p>
          </table:table-cell>
          <table:table-cell table:style-name="ce8" office:value-type="string" calcext:value-type="string">
            <text:p>AWAY</text:p>
          </table:table-cell>
          <table:table-cell table:style-name="ce8" office:value-type="string" calcext:value-type="string">
            <text:p>FAV</text:p>
          </table:table-cell>
          <table:table-cell table:style-name="ce29" office:value-type="string" calcext:value-type="string">
            <text:p>H and D and p:H and p:F and date&gt;=20120116</text:p>
          </table:table-cell>
          <table:table-cell table:style-name="ce13" office:value-type="string" calcext:value-type="string">
            <text:p><text:a xlink:href="http://sportsdatabase.com/nhl/query?sdql=%28H%20and%20D%20and%20p%3AH%20and%20p%3AF%20and%20date%3E%3D20120116%29%20as%20%22Teams%20are%2064-104%20since%20Jan%2016%2C%202012%20as%20a%20home%20dog%20after%20a%20game%20as%20a%20home%20favorite%22" xlink:type="simple">http://sportsdatabase.com/nhl/query?sdql=%28H%20and%20D%20and%20p%3AH%20and%20p%3AF%20and%20date%3E%3D20120116%29%20as%20%22Teams%20are%2064-104%20since%20Jan%2016%2C%202012%20as%20a%20home%20dog%20after%20a%20game%20as%20a%20home%20favorite%22</text:a></text:p>
          </table:table-cell>
          <table:table-cell table:style-name="ce8" office:value-type="string" calcext:value-type="string">
            <text:p>Sportsdatabase</text:p>
          </table:table-cell>
          <table:table-cell table:style-name="ce8" office:value-type="string" calcext:value-type="string">
            <text:p>SU Fade</text:p>
          </table:table-cell>
          <table:table-cell table:style-name="ce8" table:formula="of:=[.C9]+[.D9]" office:value-type="float" office:value="203" calcext:value-type="float">
            <text:p>203</text:p>
          </table:table-cell>
          <table:table-cell table:style-name="ce15" table:formula="of:=([.C9]-[.D9])/SQRT([.C9]+[.D9])" office:value-type="float" office:value="3.57949827235234" calcext:value-type="float">
            <text:p>3.58</text:p>
          </table:table-cell>
          <table:table-cell table:style-name="ce25" table:formula="of:=ABS([.O9])" office:value-type="float" office:value="3.57949827235234" calcext:value-type="float">
            <text:p>3.58</text:p>
          </table:table-cell>
          <table:table-cell table:style-name="ce3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[.Q9]-[.R9]" office:value-type="float" office:value="1" calcext:value-type="float">
            <text:p>1</text:p>
          </table:table-cell>
          <table:table-cell/>
          <table:table-cell table:style-name="ce36" table:number-columns-repeated="10"/>
          <table:table-cell table:number-columns-repeated="994"/>
        </table:table-row>
        <table:table-row table:style-name="ro1">
          <table:table-cell table:style-name="ce7" office:value-type="date" office:date-value="2014-11-09" calcext:value-type="date">
            <text:p>11/9/2014</text:p>
          </table:table-cell>
          <table:table-cell table:style-name="ce8" office:value-type="string" calcext:value-type="string">
            <text:p>NHL08</text:p>
          </table:table-cell>
          <table:table-cell table:style-name="ce8" office:value-type="float" office:value="125" calcext:value-type="float">
            <text:p>125</text:p>
          </table:table-cell>
          <table:table-cell table:style-name="ce8" office:value-type="float" office:value="84" calcext:value-type="float">
            <text:p>84</text:p>
          </table:table-cell>
          <table:table-cell table:style-name="ce25" office:value-type="float" office:value="22.12" calcext:value-type="float">
            <text:p>22.12</text:p>
          </table:table-cell>
          <table:table-cell table:style-name="ce9" office:value-type="percentage" office:value="0.087" calcext:value-type="percentage">
            <text:p>8.70%</text:p>
          </table:table-cell>
          <table:table-cell table:style-name="ce8" office:value-type="string" calcext:value-type="string">
            <text:p>SU</text:p>
          </table:table-cell>
          <table:table-cell table:style-name="ce8" office:value-type="string" calcext:value-type="string">
            <text:p>AWAY</text:p>
          </table:table-cell>
          <table:table-cell table:style-name="ce8" office:value-type="string" calcext:value-type="string">
            <text:p>FAV</text:p>
          </table:table-cell>
          <table:table-cell table:style-name="ce29" office:value-type="string" calcext:value-type="string">
            <text:p>H and D and p:H and p:F and p:W and date&gt;=20091106</text:p>
          </table:table-cell>
          <table:table-cell table:style-name="ce13" office:value-type="string" calcext:value-type="string">
            <text:p><text:a xlink:href="http://sportsdatabase.com/nhl/query?sdql=%28H%20and%20D%20and%20p%3AH%20and%20p%3AF%20and%20p%3AW%20and%20date%3E%3D20091106%29%20as%20%22Teams%20are%2075-115%20since%20Nov%2006%2C%202009%20as%20a%20home%20dog%20after%20a%20win%20as%20a%20home%20favorite%22" xlink:type="simple">http://sportsdatabase.com/nhl/query?sdql=%28H%20and%20D%20and%20p%3AH%20and%20p%3AF%20and%20p%3AW%20and%20date%3E%3D20091106%29%20as%20%22Teams%20are%2075-115%20since%20Nov%2006%2C%202009%20as%20a%20home%20dog%20after%20a%20win%20as%20a%20home%20favorite%22</text:a></text:p>
          </table:table-cell>
          <table:table-cell table:style-name="ce8" office:value-type="string" calcext:value-type="string">
            <text:p>Sportsdatabase</text:p>
          </table:table-cell>
          <table:table-cell table:style-name="ce8" office:value-type="string" calcext:value-type="string">
            <text:p>SU Fade</text:p>
          </table:table-cell>
          <table:table-cell table:style-name="ce8" table:formula="of:=[.C10]+[.D10]" office:value-type="float" office:value="209" calcext:value-type="float">
            <text:p>209</text:p>
          </table:table-cell>
          <table:table-cell table:style-name="ce15" table:formula="of:=([.C10]-[.D10])/SQRT([.C10]+[.D10])" office:value-type="float" office:value="2.83602930185091" calcext:value-type="float">
            <text:p>2.84</text:p>
          </table:table-cell>
          <table:table-cell table:style-name="ce25" table:formula="of:=ABS([.O10])" office:value-type="float" office:value="2.83602930185091" calcext:value-type="float">
            <text:p>2.84</text:p>
          </table:table-cell>
          <table:table-cell table:style-name="ce3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[.Q10]-[.R10]" office:value-type="float" office:value="0" calcext:value-type="float">
            <text:p>0</text:p>
          </table:table-cell>
          <table:table-cell/>
          <table:table-cell table:style-name="ce36" table:number-columns-repeated="10"/>
          <table:table-cell table:number-columns-repeated="994"/>
        </table:table-row>
        <table:table-row table:style-name="ro1">
          <table:table-cell table:style-name="ce7" office:value-type="date" office:date-value="2014-11-09" calcext:value-type="date">
            <text:p>11/9/2014</text:p>
          </table:table-cell>
          <table:table-cell table:style-name="ce8" office:value-type="string" calcext:value-type="string">
            <text:p>NHL09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151" calcext:value-type="float">
            <text:p>151</text:p>
          </table:table-cell>
          <table:table-cell table:style-name="ce25" office:value-type="float" office:value="46.89" calcext:value-type="float">
            <text:p>46.89</text:p>
          </table:table-cell>
          <table:table-cell table:style-name="ce9" office:value-type="percentage" office:value="0.155" calcext:value-type="percentage">
            <text:p>15.50%</text:p>
          </table:table-cell>
          <table:table-cell table:style-name="ce8" office:value-type="string" calcext:value-type="string">
            <text:p>SU</text:p>
          </table:table-cell>
          <table:table-cell table:style-name="ce8" office:value-type="string" calcext:value-type="string">
            <text:p>AWAY</text:p>
          </table:table-cell>
          <table:table-cell table:style-name="ce8" office:value-type="string" calcext:value-type="string">
            <text:p>DOG</text:p>
          </table:table-cell>
          <table:table-cell table:style-name="ce29" office:value-type="string" calcext:value-type="string">
            <text:p>A and D and p:H and p:F and date&gt;=20131014</text:p>
          </table:table-cell>
          <table:table-cell table:style-name="ce13" office:value-type="string" calcext:value-type="string">
            <text:p><text:a xlink:href="http://sportsdatabase.com/nhl/query?output=default&amp;sdql=A+and+D+and+p%3AH+and+p%3AF+and+date%3E%3D20131014&amp;submit=++S+D+Q+L+%21++" xlink:type="simple">http://sportsdatabase.com/nhl/query?output=default&amp;sdql=A+and+D+and+p%3AH+and+p%3AF+and+date%3E%3D20131014&amp;submit=++S+D+Q+L+%21++</text:a></text:p>
          </table:table-cell>
          <table:table-cell table:style-name="ce8" office:value-type="string" calcext:value-type="string">
            <text:p>Sportsdatabase</text:p>
          </table:table-cell>
          <table:table-cell table:style-name="ce8" office:value-type="string" calcext:value-type="string">
            <text:p>SU Back</text:p>
          </table:table-cell>
          <table:table-cell table:style-name="ce8" table:formula="of:=[.C11]+[.D11]" office:value-type="float" office:value="301" calcext:value-type="float">
            <text:p>301</text:p>
          </table:table-cell>
          <table:table-cell table:style-name="ce15" table:formula="of:=([.C11]-[.D11])/SQRT([.C11]+[.D11])" office:value-type="float" office:value="-0.0576390417704235" calcext:value-type="float">
            <text:p>-0.06</text:p>
          </table:table-cell>
          <table:table-cell table:style-name="ce25" table:formula="of:=ABS([.O11])" office:value-type="float" office:value="0.0576390417704235" calcext:value-type="float">
            <text:p>0.06</text:p>
          </table:table-cell>
          <table:table-cell table:style-name="ce34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[.Q11]-[.R11]" office:value-type="float" office:value="2" calcext:value-type="float">
            <text:p>2</text:p>
          </table:table-cell>
          <table:table-cell table:style-name="ce3" office:value-type="string" calcext:value-type="string">
            <text:p>disappeared if you look past last year.</text:p>
          </table:table-cell>
          <table:table-cell table:style-name="ce36" table:number-columns-repeated="10"/>
          <table:table-cell table:number-columns-repeated="994"/>
        </table:table-row>
        <table:table-row table:style-name="ro1">
          <table:table-cell table:style-name="ce7" office:value-type="date" office:date-value="2014-11-09" calcext:value-type="date">
            <text:p>11/9/2014</text:p>
          </table:table-cell>
          <table:table-cell table:style-name="ce8" office:value-type="string" calcext:value-type="string">
            <text:p>NHL10</text:p>
          </table:table-cell>
          <table:table-cell table:style-name="ce8" office:value-type="float" office:value="143" calcext:value-type="float">
            <text:p>143</text:p>
          </table:table-cell>
          <table:table-cell table:style-name="ce8" office:value-type="float" office:value="55" calcext:value-type="float">
            <text:p>55</text:p>
          </table:table-cell>
          <table:table-cell table:style-name="ce25" office:value-type="float" office:value="60.51" calcext:value-type="float">
            <text:p>60.51</text:p>
          </table:table-cell>
          <table:table-cell table:style-name="ce9" office:value-type="percentage" office:value="0.19" calcext:value-type="percentage">
            <text:p>19.00%</text:p>
          </table:table-cell>
          <table:table-cell table:style-name="ce8" office:value-type="string" calcext:value-type="string">
            <text:p>SU</text:p>
          </table:table-cell>
          <table:table-cell table:style-name="ce8" office:value-type="string" calcext:value-type="string">
            <text:p>HOME</text:p>
          </table:table-cell>
          <table:table-cell table:style-name="ce8" office:value-type="string" calcext:value-type="string">
            <text:p>FAV</text:p>
          </table:table-cell>
          <table:table-cell table:style-name="ce10" office:value-type="string" calcext:value-type="string">
            <text:p>HF and p:goals=2 and op:goals=3 and 4&gt;pp:goals&gt;1</text:p>
          </table:table-cell>
          <table:table-cell table:style-name="ce13" office:value-type="string" calcext:value-type="string">
            <text:p><text:a xlink:href="http://sportsdatabase.com/nhl/query?output=default&amp;sdql=HF+and+p%3Agoals%3D2+and+op%3Agoals%3D3+and+4%3Epp%3Agoals%3E1+&amp;submit=++S+D+Q+L+%21++" xlink:type="simple">http://sportsdatabase.com/nhl/query?output=default&amp;sdql=HF+and+p%3Agoals%3D2+and+op%3Agoals%3D3+and+4%3Epp%3Agoals%3E1+&amp;submit=++S+D+Q+L+%21++</text:a></text:p>
          </table:table-cell>
          <table:table-cell table:style-name="ce8" office:value-type="string" calcext:value-type="string">
            <text:p>?</text:p>
          </table:table-cell>
          <table:table-cell table:style-name="ce8" office:value-type="string" calcext:value-type="string">
            <text:p>SU Back</text:p>
          </table:table-cell>
          <table:table-cell table:style-name="ce8" table:formula="of:=[.C12]+[.D12]" office:value-type="float" office:value="198" calcext:value-type="float">
            <text:p>198</text:p>
          </table:table-cell>
          <table:table-cell table:style-name="ce15" table:formula="of:=([.C12]-[.D12])/SQRT([.C12]+[.D12])" office:value-type="float" office:value="6.25388767976457" calcext:value-type="float">
            <text:p>6.25</text:p>
          </table:table-cell>
          <table:table-cell table:style-name="ce25" table:formula="of:=ABS([.O12])" office:value-type="float" office:value="6.25388767976457" calcext:value-type="float">
            <text:p>6.25</text:p>
          </table:table-cell>
          <table:table-cell table:style-name="ce33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8" table:formula="of:=[.Q12]-[.R12]" office:value-type="float" office:value="-1" calcext:value-type="float">
            <text:p>-1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14-11-09" calcext:value-type="date">
            <text:p>11/9/2014</text:p>
          </table:table-cell>
          <table:table-cell table:style-name="ce8" office:value-type="string" calcext:value-type="string">
            <text:p>NHL11</text:p>
          </table:table-cell>
          <table:table-cell table:style-name="ce8" office:value-type="float" office:value="102" calcext:value-type="float">
            <text:p>102</text:p>
          </table:table-cell>
          <table:table-cell table:style-name="ce8" office:value-type="float" office:value="40" calcext:value-type="float">
            <text:p>40</text:p>
          </table:table-cell>
          <table:table-cell table:style-name="ce25" office:value-type="float" office:value="41.9" calcext:value-type="float">
            <text:p>41.90</text:p>
          </table:table-cell>
          <table:table-cell table:style-name="ce9" office:value-type="percentage" office:value="0.188" calcext:value-type="percentage">
            <text:p>18.80%</text:p>
          </table:table-cell>
          <table:table-cell table:style-name="ce8" office:value-type="string" calcext:value-type="string">
            <text:p>SU</text:p>
          </table:table-cell>
          <table:table-cell table:style-name="ce8" office:value-type="string" calcext:value-type="string">
            <text:p>HOME</text:p>
          </table:table-cell>
          <table:table-cell table:style-name="ce8" office:value-type="string" calcext:value-type="string">
            <text:p>FAV</text:p>
          </table:table-cell>
          <table:table-cell table:style-name="ce10" office:value-type="string" calcext:value-type="string">
            <text:p>HF and op:margin&lt;=-4 and season&gt;=2009 and 2&gt;=o:streak&gt;-2</text:p>
          </table:table-cell>
          <table:table-cell table:style-name="ce13" office:value-type="string" calcext:value-type="string">
            <text:p><text:a xlink:href="http://sportsdatabase.com/nhl/query?output=default&amp;sdql=HF+and+op%3Amargin%3C%3D-4+and+season%3E%3D2009+and+2%3E%3Do%3Astreak%3E-2&amp;submit=++S+D+Q+L+%21++" xlink:type="simple">http://sportsdatabase.com/nhl/query?output=default&amp;sdql=HF+and+op%3Amargin%3C%3D-4+and+season%3E%3D2009+and+2%3E%3Do%3Astreak%3E-2&amp;submit=++S+D+Q+L+%21++</text:a></text:p>
          </table:table-cell>
          <table:table-cell table:style-name="ce8" office:value-type="string" calcext:value-type="string">
            <text:p>?</text:p>
          </table:table-cell>
          <table:table-cell table:style-name="ce8" office:value-type="string" calcext:value-type="string">
            <text:p>SU Back</text:p>
          </table:table-cell>
          <table:table-cell table:style-name="ce8" table:formula="of:=[.C13]+[.D13]" office:value-type="float" office:value="142" calcext:value-type="float">
            <text:p>142</text:p>
          </table:table-cell>
          <table:table-cell table:style-name="ce15" table:formula="of:=([.C13]-[.D13])/SQRT([.C13]+[.D13])" office:value-type="float" office:value="5.20292442143947" calcext:value-type="float">
            <text:p>5.20</text:p>
          </table:table-cell>
          <table:table-cell table:style-name="ce25" table:formula="of:=ABS([.O13])" office:value-type="float" office:value="5.20292442143947" calcext:value-type="float">
            <text:p>5.20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8" table:formula="of:=[.Q13]-[.R13]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14-11-09" calcext:value-type="date">
            <text:p>11/9/2014</text:p>
          </table:table-cell>
          <table:table-cell table:style-name="ce8" office:value-type="string" calcext:value-type="string">
            <text:p>NHL12</text:p>
          </table:table-cell>
          <table:table-cell table:style-name="ce8" office:value-type="float" office:value="140" calcext:value-type="float">
            <text:p>140</text:p>
          </table:table-cell>
          <table:table-cell table:style-name="ce8" office:value-type="float" office:value="56" calcext:value-type="float">
            <text:p>56</text:p>
          </table:table-cell>
          <table:table-cell table:style-name="ce25" office:value-type="float" office:value="58.63" calcext:value-type="float">
            <text:p>58.63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8" office:value-type="string" calcext:value-type="string">
            <text:p>SU</text:p>
          </table:table-cell>
          <table:table-cell table:style-name="ce8" table:number-columns-repeated="2"/>
          <table:table-cell table:style-name="ce10" office:value-type="string" calcext:value-type="string">
            <text:p>p:shots on goal &gt;= 35 and op:goals = 3 and playoffs = 0 and (site = away or (site = home and p:site = away)) and 0 &gt;= rest - o:rest &gt;= -2 and F</text:p>
          </table:table-cell>
          <table:table-cell table:style-name="ce13" office:value-type="string" calcext:value-type="string">
            <text:p><text:a xlink:href="http://sportsdatabase.com/nhl/query?output=default&amp;sdql=p%3Ashots+on+goal+%3E%3D+35+and+op%3Agoals+%3D+3+and+playoffs+%3D+0+and+%28site+%3D+away+or+%28site+%3D+home+and+p%3Asite+%3D+away%29%29+and+0+%3E%3D+rest+-+o%3Arest+%3E%3D+-2+and+F&amp;submit=++S+D+Q+L+%21++" xlink:type="simple">http://sportsdatabase.com/nhl/query?output=default&amp;sdql=p%3Ashots+on+goal+%3E%3D+35+and+op%3Agoals+%3D+3+and+playoffs+%3D+0+and+%28site+%3D+away+or+%28site+%3D+home+and+p%3Asite+%3D+away%29%29+and+0+%3E%3D+rest+-+o%3Arest+%3E%3D+-2+and+F&amp;submit=++S+D+Q+L+%21++</text:a></text:p>
          </table:table-cell>
          <table:table-cell table:style-name="ce8" office:value-type="string" calcext:value-type="string">
            <text:p>?</text:p>
          </table:table-cell>
          <table:table-cell table:style-name="ce8" office:value-type="string" calcext:value-type="string">
            <text:p>SU Back</text:p>
          </table:table-cell>
          <table:table-cell table:style-name="ce8" table:formula="of:=[.C14]+[.D14]" office:value-type="float" office:value="196" calcext:value-type="float">
            <text:p>196</text:p>
          </table:table-cell>
          <table:table-cell table:style-name="ce15" table:formula="of:=([.C14]-[.D14])/SQRT([.C14]+[.D14])" office:value-type="float" office:value="6" calcext:value-type="float">
            <text:p>6.00</text:p>
          </table:table-cell>
          <table:table-cell table:style-name="ce25" table:formula="of:=ABS([.O14])" office:value-type="float" office:value="6" calcext:value-type="float">
            <text:p>6.00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8" table:formula="of:=[.Q14]-[.R14]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14-11-09" calcext:value-type="date">
            <text:p>11/9/2014</text:p>
          </table:table-cell>
          <table:table-cell table:style-name="ce8" office:value-type="string" calcext:value-type="string">
            <text:p>NHL13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13" calcext:value-type="float">
            <text:p>13</text:p>
          </table:table-cell>
          <table:table-cell table:style-name="ce25" office:value-type="float" office:value="30.03" calcext:value-type="float">
            <text:p>30.03</text:p>
          </table:table-cell>
          <table:table-cell table:style-name="ce9" office:value-type="percentage" office:value="0.403" calcext:value-type="percentage">
            <text:p>40.30%</text:p>
          </table:table-cell>
          <table:table-cell table:style-name="ce8" office:value-type="string" calcext:value-type="string">
            <text:p>SU</text:p>
          </table:table-cell>
          <table:table-cell table:style-name="ce8" office:value-type="string" calcext:value-type="string">
            <text:p>AWAY</text:p>
          </table:table-cell>
          <table:table-cell table:style-name="ce8" office:value-type="string" calcext:value-type="string">
            <text:p>FAV</text:p>
          </table:table-cell>
          <table:table-cell table:style-name="ce10" office:value-type="string" calcext:value-type="string">
            <text:p>AF and tS(L, N=7) &gt;= 5 and 49 &gt;= WP &gt;= 40 and o:WP &lt; 50 and rest &gt; 0</text:p>
          </table:table-cell>
          <table:table-cell table:style-name="ce13" office:value-type="string" calcext:value-type="string">
            <text:p><text:a xlink:href="http://www.sportsdatabase.com/nhl/query?output=default&amp;sdql=AF+and+tS%28L%2C+N%3D7%29+%3E%3D+5+and+49+%3E%3D+WP+%3E%3D+40+and+o%3AWP+%3C+50+and+rest+%3E+0&amp;submit=++S+D+Q+L+!++" xlink:type="simple">http://www.sportsdatabase.com/nhl/query?output=default&amp;sdql=AF+and+tS%28L%2C+N%3D7%29+%3E%3D+5+and+49+%3E%3D+WP+%3E%3D+40+and+o%3AWP+%3C+50+and+rest+%3E+0&amp;submit=++S+D+Q+L+!++</text:a></text:p>
          </table:table-cell>
          <table:table-cell table:style-name="ce8" office:value-type="string" calcext:value-type="string">
            <text:p>?</text:p>
          </table:table-cell>
          <table:table-cell table:style-name="ce8" office:value-type="string" calcext:value-type="string">
            <text:p>SU Back</text:p>
          </table:table-cell>
          <table:table-cell table:style-name="ce8" table:formula="of:=[.C15]+[.D15]" office:value-type="float" office:value="59" calcext:value-type="float">
            <text:p>59</text:p>
          </table:table-cell>
          <table:table-cell table:style-name="ce15" table:formula="of:=([.C15]-[.D15])/SQRT([.C15]+[.D15])" office:value-type="float" office:value="4.29623406236719" calcext:value-type="float">
            <text:p>4.30</text:p>
          </table:table-cell>
          <table:table-cell table:style-name="ce25" table:formula="of:=ABS([.O15])" office:value-type="float" office:value="4.29623406236719" calcext:value-type="float">
            <text:p>4.30</text:p>
          </table:table-cell>
          <table:table-cell table:style-name="ce3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[.Q15]-[.R15]" office:value-type="float" office:value="-1" calcext:value-type="float">
            <text:p>-1</text:p>
          </table:table-cell>
          <table:table-cell table:style-name="ce3" office:value-type="string" calcext:value-type="string">
            <text:p>Under is also 56% on this trend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14-11-09" calcext:value-type="date">
            <text:p>11/9/2014</text:p>
          </table:table-cell>
          <table:table-cell table:style-name="ce8" office:value-type="string" calcext:value-type="string">
            <text:p>NHL14</text:p>
          </table:table-cell>
          <table:table-cell table:style-name="ce8" office:value-type="float" office:value="310" calcext:value-type="float">
            <text:p>310</text:p>
          </table:table-cell>
          <table:table-cell table:style-name="ce8" office:value-type="float" office:value="172" calcext:value-type="float">
            <text:p>172</text:p>
          </table:table-cell>
          <table:table-cell table:style-name="ce25" office:value-type="float" office:value="73.43" calcext:value-type="float">
            <text:p>73.43</text:p>
          </table:table-cell>
          <table:table-cell table:style-name="ce9" office:value-type="percentage" office:value="0.108" calcext:value-type="percentage">
            <text:p>10.80%</text:p>
          </table:table-cell>
          <table:table-cell table:style-name="ce8" office:value-type="string" calcext:value-type="string">
            <text:p>SU</text:p>
          </table:table-cell>
          <table:table-cell table:style-name="ce8"/>
          <table:table-cell table:style-name="ce8" office:value-type="string" calcext:value-type="string">
            <text:p>FAV</text:p>
          </table:table-cell>
          <table:table-cell table:style-name="ce10" office:value-type="string" calcext:value-type="string">
            <text:p>D and streak &gt; 3</text:p>
          </table:table-cell>
          <table:table-cell table:style-name="ce13" office:value-type="string" calcext:value-type="string">
            <text:p><text:a xlink:href="http://sportsdatabase.com/nhl/query?output=default&amp;sdql=D+and+streak+%3E+3&amp;submit=++S+D+Q+L+%21++" xlink:type="simple">http://sportsdatabase.com/nhl/query?output=default&amp;sdql=D+and+streak+%3E+3&amp;submit=++S+D+Q+L+%21++</text:a></text:p>
          </table:table-cell>
          <table:table-cell table:style-name="ce8" office:value-type="string" calcext:value-type="string">
            <text:p>?</text:p>
          </table:table-cell>
          <table:table-cell table:style-name="ce8" office:value-type="string" calcext:value-type="string">
            <text:p>SU Fade</text:p>
          </table:table-cell>
          <table:table-cell table:style-name="ce8" table:formula="of:=[.C16]+[.D16]" office:value-type="float" office:value="482" calcext:value-type="float">
            <text:p>482</text:p>
          </table:table-cell>
          <table:table-cell table:style-name="ce15" table:formula="of:=([.C16]-[.D16])/SQRT([.C16]+[.D16])" office:value-type="float" office:value="6.28572775770502" calcext:value-type="float">
            <text:p>6.29</text:p>
          </table:table-cell>
          <table:table-cell table:style-name="ce25" table:formula="of:=ABS([.O16])" office:value-type="float" office:value="6.28572775770502" calcext:value-type="float">
            <text:p>6.29</text:p>
          </table:table-cell>
          <table:table-cell table:style-name="ce3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[.Q16]-[.R16]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14-11-09" calcext:value-type="date">
            <text:p>11/9/2014</text:p>
          </table:table-cell>
          <table:table-cell table:style-name="ce8" office:value-type="string" calcext:value-type="string">
            <text:p>NHL15</text:p>
          </table:table-cell>
          <table:table-cell table:style-name="ce8" office:value-type="float" office:value="375" calcext:value-type="float">
            <text:p>375</text:p>
          </table:table-cell>
          <table:table-cell table:style-name="ce8" office:value-type="float" office:value="242" calcext:value-type="float">
            <text:p>242</text:p>
          </table:table-cell>
          <table:table-cell table:style-name="ce25" office:value-type="float" office:value="64.45" calcext:value-type="float">
            <text:p>64.45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8" office:value-type="string" calcext:value-type="string">
            <text:p>SU</text:p>
          </table:table-cell>
          <table:table-cell table:style-name="ce8"/>
          <table:table-cell table:style-name="ce8" office:value-type="string" calcext:value-type="string">
            <text:p>FAV</text:p>
          </table:table-cell>
          <table:table-cell table:style-name="ce10" office:value-type="string" calcext:value-type="string">
            <text:p>p:U and p:DW and D and line &lt;150 and rest &gt;0</text:p>
          </table:table-cell>
          <table:table-cell table:style-name="ce13" office:value-type="string" calcext:value-type="string">
            <text:p><text:a xlink:href="http://sportsdatabase.com/nhl/query?output=default&amp;sdql=p%3AU+and+p%3ADW+and+D+and+line+%3C150+and+rest+%3E0&amp;submit=++S+D+Q+L+%21++" xlink:type="simple">http://sportsdatabase.com/nhl/query?output=default&amp;sdql=p%3AU+and+p%3ADW+and+D+and+line+%3C150+and+rest+%3E0&amp;submit=++S+D+Q+L+%21++</text:a></text:p>
          </table:table-cell>
          <table:table-cell table:style-name="ce8" office:value-type="string" calcext:value-type="string">
            <text:p>?</text:p>
          </table:table-cell>
          <table:table-cell table:style-name="ce8" office:value-type="string" calcext:value-type="string">
            <text:p>SU Fade</text:p>
          </table:table-cell>
          <table:table-cell table:style-name="ce8" table:formula="of:=[.C17]+[.D17]" office:value-type="float" office:value="617" calcext:value-type="float">
            <text:p>617</text:p>
          </table:table-cell>
          <table:table-cell table:style-name="ce15" table:formula="of:=([.C17]-[.D17])/SQRT([.C17]+[.D17])" office:value-type="float" office:value="5.35437838681936" calcext:value-type="float">
            <text:p>5.35</text:p>
          </table:table-cell>
          <table:table-cell table:style-name="ce25" table:formula="of:=ABS([.O17])" office:value-type="float" office:value="5.35437838681936" calcext:value-type="float">
            <text:p>5.35</text:p>
          </table:table-cell>
          <table:table-cell table:style-name="ce3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[.Q17]-[.R17]" office:value-type="float" office:value="-1" calcext:value-type="float">
            <text:p>-1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14-11-09" calcext:value-type="date">
            <text:p>11/9/2014</text:p>
          </table:table-cell>
          <table:table-cell table:style-name="ce8" office:value-type="string" calcext:value-type="string">
            <text:p>NHL16</text:p>
          </table:table-cell>
          <table:table-cell table:style-name="ce8" office:value-type="float" office:value="340" calcext:value-type="float">
            <text:p>340</text:p>
          </table:table-cell>
          <table:table-cell table:style-name="ce8" office:value-type="float" office:value="371" calcext:value-type="float">
            <text:p>371</text:p>
          </table:table-cell>
          <table:table-cell table:style-name="ce25" office:value-type="float" office:value="136.63" calcext:value-type="float">
            <text:p>136.63</text:p>
          </table:table-cell>
          <table:table-cell table:style-name="ce9" office:value-type="percentage" office:value="0.192" calcext:value-type="percentage">
            <text:p>19.20%</text:p>
          </table:table-cell>
          <table:table-cell table:style-name="ce8" office:value-type="string" calcext:value-type="string">
            <text:p>SU</text:p>
          </table:table-cell>
          <table:table-cell table:style-name="ce8" office:value-type="string" calcext:value-type="string">
            <text:p>AWAY</text:p>
          </table:table-cell>
          <table:table-cell table:style-name="ce8" office:value-type="string" calcext:value-type="string">
            <text:p>DOG</text:p>
          </table:table-cell>
          <table:table-cell table:style-name="ce10" office:value-type="string" calcext:value-type="string">
            <text:p>rest = o:rest and AD and rest = 1 and (P:AD or P:HF) and WP &lt;= 60 and (130 &gt;= line &gt; 115 or line &gt; 150) and P:rest - oP:rest &lt;= 1</text:p>
          </table:table-cell>
          <table:table-cell table:style-name="ce13" office:value-type="string" calcext:value-type="string">
            <text:p><text:a xlink:href="http://www.sportsdatabase.com/nhl/query?sdql=rest+%3D+o%3Arest+and+AD+and+rest+%3D+1+and+%28P%3AAD+or+P%3AHF%29+and+WP+%3C%3D+60+and+%28130+%3E%3D+line+%3E+115+or+line+%3E+150%29+and+P%3Arest+-+oP%3Arest+%3C%3D+1&amp;submit=S+D+Q+L+%21" xlink:type="simple">http://www.sportsdatabase.com/nhl/query?sdql=rest+%3D+o%3Arest+and+AD+and+rest+%3D+1+and+%28P%3AAD+or+P%3AHF%29+and+WP+%3C%3D+60+and+%28130+%3E%3D+line+%3E+115+or+line+%3E+150%29+and+P%3Arest+-+oP%3Arest+%3C%3D+1&amp;submit=S+D+Q+L+%21</text:a></text:p>
          </table:table-cell>
          <table:table-cell table:style-name="ce8" office:value-type="string" calcext:value-type="string">
            <text:p>?</text:p>
          </table:table-cell>
          <table:table-cell table:style-name="ce8" office:value-type="string" calcext:value-type="string">
            <text:p>SU Back</text:p>
          </table:table-cell>
          <table:table-cell table:style-name="ce8" table:formula="of:=[.C18]+[.D18]" office:value-type="float" office:value="711" calcext:value-type="float">
            <text:p>711</text:p>
          </table:table-cell>
          <table:table-cell table:style-name="ce15" table:formula="of:=([.C18]-[.D18])/SQRT([.C18]+[.D18])" office:value-type="float" office:value="-1.16259083095689" calcext:value-type="float">
            <text:p>-1.16</text:p>
          </table:table-cell>
          <table:table-cell table:style-name="ce25" table:formula="of:=ABS([.O18])" office:value-type="float" office:value="1.16259083095689" calcext:value-type="float">
            <text:p>1.16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8" table:formula="of:=[.Q18]-[.R18]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14-11-09" calcext:value-type="date">
            <text:p>11/9/2014</text:p>
          </table:table-cell>
          <table:table-cell table:style-name="ce8" office:value-type="string" calcext:value-type="string">
            <text:p>NHL17</text:p>
          </table:table-cell>
          <table:table-cell table:style-name="ce8" office:value-type="float" office:value="159" calcext:value-type="float">
            <text:p>159</text:p>
          </table:table-cell>
          <table:table-cell table:style-name="ce8" office:value-type="float" office:value="121" calcext:value-type="float">
            <text:p>121</text:p>
          </table:table-cell>
          <table:table-cell table:style-name="ce25" office:value-type="float" office:value="38.44" calcext:value-type="float">
            <text:p>38.44</text:p>
          </table:table-cell>
          <table:table-cell table:style-name="ce9" office:value-type="percentage" office:value="0.116" calcext:value-type="percentage">
            <text:p>11.60%</text:p>
          </table:table-cell>
          <table:table-cell table:style-name="ce8" office:value-type="string" calcext:value-type="string">
            <text:p>SU</text:p>
          </table:table-cell>
          <table:table-cell table:style-name="ce8" office:value-type="string" calcext:value-type="string">
            <text:p>HOME</text:p>
          </table:table-cell>
          <table:table-cell table:style-name="ce8"/>
          <table:table-cell table:style-name="ce29" office:value-type="string" calcext:value-type="string">
            <text:p>A and p:A and p:F and p:W and date&gt;=20111204</text:p>
          </table:table-cell>
          <table:table-cell table:style-name="ce13" office:value-type="string" calcext:value-type="string">
            <text:p><text:a xlink:href="http://sportsdatabase.com/nhl/query?sdql=%28A%20and%20p%3AA%20and%20p%3AF%20and%20p%3AW%20and%20date%3E%3D20111204%29%20as%20%22Teams%20are%2097-129%20since%20Dec%2004%2C%202011%20on%20the%20road%20after%20a%20win%20as%20a%20road%20favorite%22" xlink:type="simple">http://sportsdatabase.com/nhl/query?sdql=%28A%20and%20p%3AA%20and%20p%3AF%20and%20p%3AW%20and%20date%3E%3D20111204%29%20as%20%22Teams%20are%2097-129%20since%20Dec%2004%2C%202011%20on%20the%20road%20after%20a%20win%20as%20a%20road%20favorite%22</text:a></text:p>
          </table:table-cell>
          <table:table-cell table:style-name="ce8" office:value-type="string" calcext:value-type="string">
            <text:p>Sportsdatabase</text:p>
          </table:table-cell>
          <table:table-cell table:style-name="ce8" office:value-type="string" calcext:value-type="string">
            <text:p>SU Fade</text:p>
          </table:table-cell>
          <table:table-cell table:style-name="ce8" table:formula="of:=[.C19]+[.D19]" office:value-type="float" office:value="280" calcext:value-type="float">
            <text:p>280</text:p>
          </table:table-cell>
          <table:table-cell table:style-name="ce15" table:formula="of:=([.C19]-[.D19])/SQRT([.C19]+[.D19])" office:value-type="float" office:value="2.27093435773535" calcext:value-type="float">
            <text:p>2.27</text:p>
          </table:table-cell>
          <table:table-cell table:style-name="ce25" table:formula="of:=ABS([.O19])" office:value-type="float" office:value="2.27093435773535" calcext:value-type="float">
            <text:p>2.27</text:p>
          </table:table-cell>
          <table:table-cell table:style-name="ce3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[.Q19]-[.R19]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14-11-09" calcext:value-type="date">
            <text:p>11/9/2014</text:p>
          </table:table-cell>
          <table:table-cell table:style-name="ce8" office:value-type="string" calcext:value-type="string">
            <text:p>NHL18</text:p>
          </table:table-cell>
          <table:table-cell table:style-name="ce8" office:value-type="float" office:value="388" calcext:value-type="float">
            <text:p>388</text:p>
          </table:table-cell>
          <table:table-cell table:style-name="ce8" office:value-type="float" office:value="367" calcext:value-type="float">
            <text:p>367</text:p>
          </table:table-cell>
          <table:table-cell table:style-name="ce25" office:value-type="float" office:value="98.41" calcext:value-type="float">
            <text:p>98.41</text:p>
          </table:table-cell>
          <table:table-cell table:style-name="ce9" office:value-type="percentage" office:value="0.119" calcext:value-type="percentage">
            <text:p>11.90%</text:p>
          </table:table-cell>
          <table:table-cell table:style-name="ce8" office:value-type="string" calcext:value-type="string">
            <text:p>SU</text:p>
          </table:table-cell>
          <table:table-cell table:style-name="ce8" office:value-type="string" calcext:value-type="string">
            <text:p>AWAY</text:p>
          </table:table-cell>
          <table:table-cell table:style-name="ce8"/>
          <table:table-cell table:style-name="ce10" office:value-type="string" calcext:value-type="string">
            <text:p>p:shots on goal &gt; po:shots on goal and p:AL and A and 0&lt;rest&lt;3</text:p>
          </table:table-cell>
          <table:table-cell table:style-name="ce13" office:value-type="string" calcext:value-type="string">
            <text:p><text:a xlink:href="http://sportsdatabase.com/nhl/query?output=default&amp;sdql=p%3Ashots+on+goal+%3E+po%3Ashots+on+goal+and+p%3AAL+and+A+and+0%3Crest%3C3&amp;submit=++S+D+Q+L+%21++" xlink:type="simple">http://sportsdatabase.com/nhl/query?output=default&amp;sdql=p%3Ashots+on+goal+%3E+po%3Ashots+on+goal+and+p%3AAL+and+A+and+0%3Crest%3C3&amp;submit=++S+D+Q+L+%21++</text:a></text:p>
          </table:table-cell>
          <table:table-cell table:style-name="ce8" office:value-type="string" calcext:value-type="string">
            <text:p>?</text:p>
          </table:table-cell>
          <table:table-cell table:style-name="ce8" office:value-type="string" calcext:value-type="string">
            <text:p>SU Back</text:p>
          </table:table-cell>
          <table:table-cell table:style-name="ce8" table:formula="of:=[.C20]+[.D20]" office:value-type="float" office:value="755" calcext:value-type="float">
            <text:p>755</text:p>
          </table:table-cell>
          <table:table-cell table:style-name="ce15" table:formula="of:=([.C20]-[.D20])/SQRT([.C20]+[.D20])" office:value-type="float" office:value="0.764268251509181" calcext:value-type="float">
            <text:p>0.76</text:p>
          </table:table-cell>
          <table:table-cell table:style-name="ce25" table:formula="of:=ABS([.O20])" office:value-type="float" office:value="0.764268251509181" calcext:value-type="float">
            <text:p>0.76</text:p>
          </table:table-cell>
          <table:table-cell table:style-name="ce33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8" table:formula="of:=[.Q20]-[.R20]" office:value-type="float" office:value="-1" calcext:value-type="float">
            <text:p>-1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14-11-09" calcext:value-type="date">
            <text:p>11/9/2014</text:p>
          </table:table-cell>
          <table:table-cell table:style-name="ce8" office:value-type="string" calcext:value-type="string">
            <text:p>NHL19</text:p>
          </table:table-cell>
          <table:table-cell table:style-name="ce8" office:value-type="float" office:value="110" calcext:value-type="float">
            <text:p>110</text:p>
          </table:table-cell>
          <table:table-cell table:style-name="ce8" office:value-type="float" office:value="102" calcext:value-type="float">
            <text:p>102</text:p>
          </table:table-cell>
          <table:table-cell table:style-name="ce25" office:value-type="float" office:value="42.8" calcext:value-type="float">
            <text:p>42.80</text:p>
          </table:table-cell>
          <table:table-cell table:style-name="ce9" office:value-type="percentage" office:value="0.201" calcext:value-type="percentage">
            <text:p>20.10%</text:p>
          </table:table-cell>
          <table:table-cell table:style-name="ce8" office:value-type="string" calcext:value-type="string">
            <text:p>SU</text:p>
          </table:table-cell>
          <table:table-cell table:style-name="ce8"/>
          <table:table-cell table:style-name="ce8" office:value-type="string" calcext:value-type="string">
            <text:p>DOG</text:p>
          </table:table-cell>
          <table:table-cell table:style-name="ce10" office:value-type="string" calcext:value-type="string">
            <text:p>Average(goals@team and season, N=6) &lt; 3 and Average(shots on goal@team and season, N=3) &gt;= 35 and D and -2 &lt;= rest - o:rest &lt;= 1 and rest &gt; 0 and P:H</text:p>
          </table:table-cell>
          <table:table-cell table:style-name="ce13" office:value-type="string" calcext:value-type="string">
            <text:p><text:a xlink:href="http://www.sportsdatabase.com/nhl/query?output=default&amp;sdql=Average%28goals%40team+and+season%2C+N%3D6%29+%3C+3+and+Average%28shots+on+goal%40team+and+season%2C+N%3D3%29+%3E%3D+35+and+D+and+-2+%3C%3D+rest+-+o%3Arest+%3C%3D+1+and+rest+%3E+0+and+P%3AH&amp;submit=++S+D+Q+L+%21++" xlink:type="simple">http://www.sportsdatabase.com/nhl/query?output=default&amp;sdql=Average%28goals%40team+and+season%2C+N%3D6%29+%3C+3+and+Average%28shots+on+goal%40team+and+season%2C+N%3D3%29+%3E%3D+35+and+D+and+-2+%3C%3D+rest+-+o%3Arest+%3C%3D+1+and+rest+%3E+0+and+P%3AH&amp;submit=++S+D+Q+L+%21++</text:a></text:p>
          </table:table-cell>
          <table:table-cell table:style-name="ce8" office:value-type="string" calcext:value-type="string">
            <text:p>?</text:p>
          </table:table-cell>
          <table:table-cell table:style-name="ce8" office:value-type="string" calcext:value-type="string">
            <text:p>SU Back</text:p>
          </table:table-cell>
          <table:table-cell table:style-name="ce8" table:formula="of:=[.C21]+[.D21]" office:value-type="float" office:value="212" calcext:value-type="float">
            <text:p>212</text:p>
          </table:table-cell>
          <table:table-cell table:style-name="ce15" table:formula="of:=([.C21]-[.D21])/SQRT([.C21]+[.D21])" office:value-type="float" office:value="0.549442255794756" calcext:value-type="float">
            <text:p>0.55</text:p>
          </table:table-cell>
          <table:table-cell table:style-name="ce25" table:formula="of:=ABS([.O21])" office:value-type="float" office:value="0.549442255794756" calcext:value-type="float">
            <text:p>0.55</text:p>
          </table:table-cell>
          <table:table-cell table:style-name="ce33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8" table:formula="of:=[.Q21]-[.R21]" office:value-type="float" office:value="-2" calcext:value-type="float">
            <text:p>-2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14-11-09" calcext:value-type="date">
            <text:p>11/9/2014</text:p>
          </table:table-cell>
          <table:table-cell table:style-name="ce8" office:value-type="string" calcext:value-type="string">
            <text:p>NHL20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9" calcext:value-type="float">
            <text:p>9</text:p>
          </table:table-cell>
          <table:table-cell table:style-name="ce25" office:value-type="float" office:value="24.87" calcext:value-type="float">
            <text:p>24.87</text:p>
          </table:table-cell>
          <table:table-cell table:style-name="ce9" office:value-type="percentage" office:value="0.318" calcext:value-type="percentage">
            <text:p>31.80%</text:p>
          </table:table-cell>
          <table:table-cell table:style-name="ce8" office:value-type="string" calcext:value-type="string">
            <text:p>SU</text:p>
          </table:table-cell>
          <table:table-cell table:style-name="ce8" table:number-columns-repeated="2"/>
          <table:table-cell table:style-name="ce10" office:value-type="string" calcext:value-type="string">
            <text:p>pt:shots on goal / pt:goals &lt;= 6.7 and Sum(W@team,N=3) = 2 and op:date = date -1 and HWP &gt; o:HWP and season &gt;= 2011</text:p>
          </table:table-cell>
          <table:table-cell table:style-name="ce13" office:value-type="string" calcext:value-type="string">
            <text:p><text:a xlink:href="http://g.sportsdatabase.com/nhl/query?sdql=pt%3Ashots+on+goal%2Fpt%3Agoals%3C%3D6.7+and+Sum%28W%40team%2CN%3D3%29%3D2+and+op%3Adate%3Ddate-1+and+HWP%3Eo%3AHWP+and+season%3E%3D2011&amp;submit=S+D+Q+L+%21&amp;show_games=50" xlink:type="simple">http://g.sportsdatabase.com/nhl/query?sdql=pt%3Ashots+on+goal%2Fpt%3Agoals%3C%3D6.7+and+Sum%28W%40team%2CN%3D3%29%3D2+and+op%3Adate%3Ddate-1+and+HWP%3Eo%3AHWP+and+season%3E%3D2011&amp;submit=S+D+Q+L+%21&amp;show_games=50</text:a></text:p>
          </table:table-cell>
          <table:table-cell table:style-name="ce8" office:value-type="string" calcext:value-type="string">
            <text:p>?</text:p>
          </table:table-cell>
          <table:table-cell table:style-name="ce8" office:value-type="string" calcext:value-type="string">
            <text:p>SU Back</text:p>
          </table:table-cell>
          <table:table-cell table:style-name="ce8" table:formula="of:=[.C22]+[.D22]" office:value-type="float" office:value="47" calcext:value-type="float">
            <text:p>47</text:p>
          </table:table-cell>
          <table:table-cell table:style-name="ce15" table:formula="of:=([.C22]-[.D22])/SQRT([.C22]+[.D22])" office:value-type="float" office:value="4.23008475343894" calcext:value-type="float">
            <text:p>4.23</text:p>
          </table:table-cell>
          <table:table-cell table:style-name="ce25" table:formula="of:=ABS([.O22])" office:value-type="float" office:value="4.23008475343894" calcext:value-type="float">
            <text:p>4.23</text:p>
          </table:table-cell>
          <table:table-cell table:style-name="ce3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[.Q22]-[.R22]" office:value-type="float" office:value="0" calcext:value-type="float">
            <text:p>0</text:p>
          </table:table-cell>
          <table:table-cell table:style-name="ce3" office:value-type="string" calcext:value-type="string">
            <text:p>Great results, but small sample size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14-11-09" calcext:value-type="date">
            <text:p>11/9/2014</text:p>
          </table:table-cell>
          <table:table-cell table:style-name="ce8" office:value-type="string" calcext:value-type="string">
            <text:p>NHL21</text:p>
          </table:table-cell>
          <table:table-cell table:style-name="ce8" office:value-type="float" office:value="235" calcext:value-type="float">
            <text:p>235</text:p>
          </table:table-cell>
          <table:table-cell table:style-name="ce8" office:value-type="float" office:value="162" calcext:value-type="float">
            <text:p>162</text:p>
          </table:table-cell>
          <table:table-cell table:style-name="ce25" office:value-type="float" office:value="38.69" calcext:value-type="float">
            <text:p>38.69</text:p>
          </table:table-cell>
          <table:table-cell table:style-name="ce9" office:value-type="percentage" office:value="0.068" calcext:value-type="percentage">
            <text:p>6.80%</text:p>
          </table:table-cell>
          <table:table-cell table:style-name="ce8" office:value-type="string" calcext:value-type="string">
            <text:p>SU</text:p>
          </table:table-cell>
          <table:table-cell table:style-name="ce8" table:number-columns-repeated="2"/>
          <table:table-cell table:style-name="ce10" office:value-type="string" calcext:value-type="string">
            <text:p>p:shots on goal &lt; po:shots on goal and p:ADW and rest = 0</text:p>
          </table:table-cell>
          <table:table-cell table:style-name="ce13" office:value-type="string" calcext:value-type="string">
            <text:p><text:a xlink:href="http://sportsdatabase.com/nhl/query?output=default&amp;sdql=p%3Ashots+on+goal+%3C+po%3Ashots+on+goal+and+p%3AADW+and+rest+%3D+0&amp;submit=++S+D+Q+L+%21++" xlink:type="simple">http://sportsdatabase.com/nhl/query?output=default&amp;sdql=p%3Ashots+on+goal+%3C+po%3Ashots+on+goal+and+p%3AADW+and+rest+%3D+0&amp;submit=++S+D+Q+L+%21++</text:a></text:p>
          </table:table-cell>
          <table:table-cell table:style-name="ce8" office:value-type="string" calcext:value-type="string">
            <text:p>?</text:p>
          </table:table-cell>
          <table:table-cell table:style-name="ce8" office:value-type="string" calcext:value-type="string">
            <text:p>SU Fade</text:p>
          </table:table-cell>
          <table:table-cell table:style-name="ce8" table:formula="of:=[.C23]+[.D23]" office:value-type="float" office:value="397" calcext:value-type="float">
            <text:p>397</text:p>
          </table:table-cell>
          <table:table-cell table:style-name="ce15" table:formula="of:=([.C23]-[.D23])/SQRT([.C23]+[.D23])" office:value-type="float" office:value="3.66376497656802" calcext:value-type="float">
            <text:p>3.66</text:p>
          </table:table-cell>
          <table:table-cell table:style-name="ce25" table:formula="of:=ABS([.O23])" office:value-type="float" office:value="3.66376497656802" calcext:value-type="float">
            <text:p>3.66</text:p>
          </table:table-cell>
          <table:table-cell table:style-name="ce3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[.Q23]-[.R23]" office:value-type="float" office:value="0" calcext:value-type="float">
            <text:p>0</text:p>
          </table:table-cell>
          <table:table-cell table:style-name="ce3" office:value-type="string" calcext:value-type="string">
            <text:p>Good sample size, so should be solid, but lower ROI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14-11-09" calcext:value-type="date">
            <text:p>11/9/2014</text:p>
          </table:table-cell>
          <table:table-cell table:style-name="ce8" office:value-type="string" calcext:value-type="string">
            <text:p>NHL22</text:p>
          </table:table-cell>
          <table:table-cell table:style-name="ce8" office:value-type="float" office:value="121" calcext:value-type="float">
            <text:p>121</text:p>
          </table:table-cell>
          <table:table-cell table:style-name="ce8" office:value-type="float" office:value="67" calcext:value-type="float">
            <text:p>67</text:p>
          </table:table-cell>
          <table:table-cell table:style-name="ce25" office:value-type="float" office:value="30.54" calcext:value-type="float">
            <text:p>30.54</text:p>
          </table:table-cell>
          <table:table-cell table:style-name="ce9" office:value-type="percentage" office:value="0.114" calcext:value-type="percentage">
            <text:p>11.40%</text:p>
          </table:table-cell>
          <table:table-cell table:style-name="ce8" office:value-type="string" calcext:value-type="string">
            <text:p>SU</text:p>
          </table:table-cell>
          <table:table-cell table:style-name="ce8"/>
          <table:table-cell table:style-name="ce8" office:value-type="string" calcext:value-type="string">
            <text:p>FAV</text:p>
          </table:table-cell>
          <table:table-cell table:style-name="ce10" office:value-type="string" calcext:value-type="string">
            <text:p>F and streak &lt; -4</text:p>
          </table:table-cell>
          <table:table-cell table:style-name="ce13" office:value-type="string" calcext:value-type="string">
            <text:p><text:a xlink:href="http://sportsdatabase.com/nhl/query?output=default&amp;sdql=F+and+streak+%3C+-4&amp;submit=++S+D+Q+L+%21++" xlink:type="simple">http://sportsdatabase.com/nhl/query?output=default&amp;sdql=F+and+streak+%3C+-4&amp;submit=++S+D+Q+L+%21++</text:a></text:p>
          </table:table-cell>
          <table:table-cell table:style-name="ce8" office:value-type="string" calcext:value-type="string">
            <text:p>?</text:p>
          </table:table-cell>
          <table:table-cell table:style-name="ce8" office:value-type="string" calcext:value-type="string">
            <text:p>SU Back</text:p>
          </table:table-cell>
          <table:table-cell table:style-name="ce8" table:formula="of:=[.C24]+[.D24]" office:value-type="float" office:value="188" calcext:value-type="float">
            <text:p>188</text:p>
          </table:table-cell>
          <table:table-cell table:style-name="ce15" table:formula="of:=([.C24]-[.D24])/SQRT([.C24]+[.D24])" office:value-type="float" office:value="3.93835477044315" calcext:value-type="float">
            <text:p>3.94</text:p>
          </table:table-cell>
          <table:table-cell table:style-name="ce25" table:formula="of:=ABS([.O24])" office:value-type="float" office:value="3.93835477044315" calcext:value-type="float">
            <text:p>3.94</text:p>
          </table:table-cell>
          <table:table-cell table:style-name="ce3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[.Q24]-[.R24]" office:value-type="float" office:value="-1" calcext:value-type="float">
            <text:p>-1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14-11-09" calcext:value-type="date">
            <text:p>11/9/2014</text:p>
          </table:table-cell>
          <table:table-cell table:style-name="ce8" office:value-type="string" calcext:value-type="string">
            <text:p>NHL23</text:p>
          </table:table-cell>
          <table:table-cell table:style-name="ce8" office:value-type="float" office:value="144" calcext:value-type="float">
            <text:p>144</text:p>
          </table:table-cell>
          <table:table-cell table:style-name="ce8" office:value-type="float" office:value="58" calcext:value-type="float">
            <text:p>58</text:p>
          </table:table-cell>
          <table:table-cell table:style-name="ce25" office:value-type="float" office:value="51.34" calcext:value-type="float">
            <text:p>51.34</text:p>
          </table:table-cell>
          <table:table-cell table:style-name="ce9" office:value-type="percentage" office:value="0.152" calcext:value-type="percentage">
            <text:p>15.20%</text:p>
          </table:table-cell>
          <table:table-cell table:style-name="ce8" office:value-type="string" calcext:value-type="string">
            <text:p>SU</text:p>
          </table:table-cell>
          <table:table-cell table:style-name="ce8" office:value-type="string" calcext:value-type="string">
            <text:p>HOME</text:p>
          </table:table-cell>
          <table:table-cell table:style-name="ce8" office:value-type="string" calcext:value-type="string">
            <text:p>FAV</text:p>
          </table:table-cell>
          <table:table-cell table:style-name="ce29" office:value-type="string" calcext:value-type="string">
            <text:p>H and F and p:A and p:F and p:W and date&gt;=20111022</text:p>
          </table:table-cell>
          <table:table-cell table:style-name="ce13" office:value-type="string" calcext:value-type="string">
            <text:p><text:a xlink:href="http://sportsdatabase.com/nhl/query?sdql=%28H%20and%20F%20and%20p%3AA%20and%20p%3AF%20and%20p%3AW%20and%20date%3E%3D20111022%29%20as%20%22Teams%20are%20120-44%20since%20Oct%2022%2C%202011%20as%20a%20home%20favorite%20after%20a%20win%20as%20a%20road%20favorite%22" xlink:type="simple">http://sportsdatabase.com/nhl/query?sdql=%28H%20and%20F%20and%20p%3AA%20and%20p%3AF%20and%20p%3AW%20and%20date%3E%3D20111022%29%20as%20%22Teams%20are%20120-44%20since%20Oct%2022%2C%202011%20as%20a%20home%20favorite%20after%20a%20win%20as%20a%20road%20favorite%22</text:a></text:p>
          </table:table-cell>
          <table:table-cell table:style-name="ce8" office:value-type="string" calcext:value-type="string">
            <text:p>Sportsdatabase</text:p>
          </table:table-cell>
          <table:table-cell table:style-name="ce8" office:value-type="string" calcext:value-type="string">
            <text:p>SU Back</text:p>
          </table:table-cell>
          <table:table-cell table:style-name="ce8" table:formula="of:=[.C25]+[.D25]" office:value-type="float" office:value="202" calcext:value-type="float">
            <text:p>202</text:p>
          </table:table-cell>
          <table:table-cell table:style-name="ce15" table:formula="of:=([.C25]-[.D25])/SQRT([.C25]+[.D25])" office:value-type="float" office:value="6.05093888468051" calcext:value-type="float">
            <text:p>6.05</text:p>
          </table:table-cell>
          <table:table-cell table:style-name="ce25" table:formula="of:=ABS([.O25])" office:value-type="float" office:value="6.05093888468051" calcext:value-type="float">
            <text:p>6.05</text:p>
          </table:table-cell>
          <table:table-cell table:style-name="ce34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[.Q25]-[.R25]" office:value-type="float" office:value="2" calcext:value-type="float">
            <text:p>2</text:p>
          </table:table-cell>
          <table:table-cell table:style-name="ce3" office:value-type="string" calcext:value-type="string">
            <text:p>Last 3 seasons good, nothing before that.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14-11-09" calcext:value-type="date">
            <text:p>11/9/2014</text:p>
          </table:table-cell>
          <table:table-cell table:style-name="ce8" office:value-type="string" calcext:value-type="string">
            <text:p>NHL24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27" calcext:value-type="float">
            <text:p>27</text:p>
          </table:table-cell>
          <table:table-cell table:style-name="ce25" office:value-type="float" office:value="28.69" calcext:value-type="float">
            <text:p>28.69</text:p>
          </table:table-cell>
          <table:table-cell table:style-name="ce9" office:value-type="percentage" office:value="0.326" calcext:value-type="percentage">
            <text:p>32.60%</text:p>
          </table:table-cell>
          <table:table-cell table:style-name="ce8" office:value-type="string" calcext:value-type="string">
            <text:p>SU</text:p>
          </table:table-cell>
          <table:table-cell table:style-name="ce8" office:value-type="string" calcext:value-type="string">
            <text:p>AWAY</text:p>
          </table:table-cell>
          <table:table-cell table:style-name="ce8"/>
          <table:table-cell table:style-name="ce10" office:value-type="string" calcext:value-type="string">
            <text:p>P:margin = 1 and P:DWU and PP:DWU and H</text:p>
          </table:table-cell>
          <table:table-cell table:style-name="ce13" office:value-type="string" calcext:value-type="string">
            <text:p><text:a xlink:href="http://sportsdatabase.com/nhl/query?output=default&amp;sdql=P%3Amargin+%3D+1+and+P%3ADWU+and+PP%3ADWU+and+H&amp;submit=++S+D+Q+L+%21++" xlink:type="simple">http://sportsdatabase.com/nhl/query?output=default&amp;sdql=P%3Amargin+%3D+1+and+P%3ADWU+and+PP%3ADWU+and+H&amp;submit=++S+D+Q+L+%21++</text:a></text:p>
          </table:table-cell>
          <table:table-cell table:style-name="ce8" office:value-type="string" calcext:value-type="string">
            <text:p>?</text:p>
          </table:table-cell>
          <table:table-cell table:style-name="ce8" office:value-type="string" calcext:value-type="string">
            <text:p>SU Fade</text:p>
          </table:table-cell>
          <table:table-cell table:style-name="ce8" table:formula="of:=[.C26]+[.D26]" office:value-type="float" office:value="76" calcext:value-type="float">
            <text:p>76</text:p>
          </table:table-cell>
          <table:table-cell table:style-name="ce15" table:formula="of:=([.C26]-[.D26])/SQRT([.C26]+[.D26])" office:value-type="float" office:value="2.52357307257618" calcext:value-type="float">
            <text:p>2.52</text:p>
          </table:table-cell>
          <table:table-cell table:style-name="ce25" table:formula="of:=ABS([.O26])" office:value-type="float" office:value="2.52357307257618" calcext:value-type="float">
            <text:p>2.52</text:p>
          </table:table-cell>
          <table:table-cell table:style-name="ce3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[.Q26]-[.R26]" office:value-type="float" office:value="0" calcext:value-type="float">
            <text:p>0</text:p>
          </table:table-cell>
          <table:table-cell table:style-name="ce3" office:value-type="string" calcext:value-type="string">
            <text:p>Looks consistent and ROI is great, just smaller sample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14-11-09" calcext:value-type="date">
            <text:p>11/9/2014</text:p>
          </table:table-cell>
          <table:table-cell table:style-name="ce8" office:value-type="string" calcext:value-type="string">
            <text:p>NHL25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46" calcext:value-type="float">
            <text:p>46</text:p>
          </table:table-cell>
          <table:table-cell table:style-name="ce25" office:value-type="float" office:value="43.08" calcext:value-type="float">
            <text:p>43.08</text:p>
          </table:table-cell>
          <table:table-cell table:style-name="ce9" office:value-type="percentage" office:value="0.155" calcext:value-type="percentage">
            <text:p>15.50%</text:p>
          </table:table-cell>
          <table:table-cell table:style-name="ce8" office:value-type="string" calcext:value-type="string">
            <text:p>SU</text:p>
          </table:table-cell>
          <table:table-cell table:style-name="ce8" office:value-type="string" calcext:value-type="string">
            <text:p>HOME</text:p>
          </table:table-cell>
          <table:table-cell table:style-name="ce8" office:value-type="string" calcext:value-type="string">
            <text:p>FAV</text:p>
          </table:table-cell>
          <table:table-cell table:style-name="ce10" office:value-type="string" calcext:value-type="string">
            <text:p>season &gt;= 2011 and HF and p:A and p:W and p:line &lt;= -115</text:p>
          </table:table-cell>
          <table:table-cell table:style-name="ce13" office:value-type="string" calcext:value-type="string">
            <text:p><text:a xlink:href="http://sportsdatabase.com/nhl/query?sdql=season%3E%3D2011+and+HF+and+p%3AA+and+p%3AW+and+p%3Aline%3C%3D-115+&amp;submit=S+D+Q+L+%21" xlink:type="simple">http://sportsdatabase.com/nhl/query?sdql=season%3E%3D2011+and+HF+and+p%3AA+and+p%3AW+and+p%3Aline%3C%3D-115+&amp;submit=S+D+Q+L+%21</text:a></text:p>
          </table:table-cell>
          <table:table-cell table:style-name="ce8" office:value-type="string" calcext:value-type="string">
            <text:p>?</text:p>
          </table:table-cell>
          <table:table-cell table:style-name="ce8" office:value-type="string" calcext:value-type="string">
            <text:p>SU Back</text:p>
          </table:table-cell>
          <table:table-cell table:style-name="ce8" table:formula="of:=[.C27]+[.D27]" office:value-type="float" office:value="163" calcext:value-type="float">
            <text:p>163</text:p>
          </table:table-cell>
          <table:table-cell table:style-name="ce15" table:formula="of:=([.C27]-[.D27])/SQRT([.C27]+[.D27])" office:value-type="float" office:value="5.5611491949145" calcext:value-type="float">
            <text:p>5.56</text:p>
          </table:table-cell>
          <table:table-cell table:style-name="ce25" table:formula="of:=ABS([.O27])" office:value-type="float" office:value="5.5611491949145" calcext:value-type="float">
            <text:p>5.56</text:p>
          </table:table-cell>
          <table:table-cell table:style-name="ce34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[.Q27]-[.R27]" office:value-type="float" office:value="2" calcext:value-type="float">
            <text:p>2</text:p>
          </table:table-cell>
          <table:table-cell table:style-name="ce3" office:value-type="string" calcext:value-type="string">
            <text:p>Last 3 seasons good, nothing before that.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14-11-09" calcext:value-type="date">
            <text:p>11/9/2014</text:p>
          </table:table-cell>
          <table:table-cell table:style-name="ce8" office:value-type="string" calcext:value-type="string">
            <text:p>NHL26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167" calcext:value-type="float">
            <text:p>167</text:p>
          </table:table-cell>
          <table:table-cell table:style-name="ce25" office:value-type="float" office:value="43.29" calcext:value-type="float">
            <text:p>43.29</text:p>
          </table:table-cell>
          <table:table-cell table:style-name="ce9" office:value-type="percentage" office:value="0.125" calcext:value-type="percentage">
            <text:p>12.50%</text:p>
          </table:table-cell>
          <table:table-cell table:style-name="ce8" office:value-type="string" calcext:value-type="string">
            <text:p>SU</text:p>
          </table:table-cell>
          <table:table-cell table:style-name="ce8" office:value-type="string" calcext:value-type="string">
            <text:p>AWAY</text:p>
          </table:table-cell>
          <table:table-cell table:style-name="ce8"/>
          <table:table-cell table:style-name="ce10" office:value-type="string" calcext:value-type="string">
            <text:p>p:streak &gt;= 3 and p:AL and H</text:p>
          </table:table-cell>
          <table:table-cell table:style-name="ce13" office:value-type="string" calcext:value-type="string">
            <text:p><text:a xlink:href="http://sportsdatabase.com/nhl/query?output=default&amp;sdql=p%3Astreak+%3E%3D+3+and+p%3AAL+and+H&amp;submit=++S+D+Q+L+%21++" xlink:type="simple">http://sportsdatabase.com/nhl/query?output=default&amp;sdql=p%3Astreak+%3E%3D+3+and+p%3AAL+and+H&amp;submit=++S+D+Q+L+%21++</text:a></text:p>
          </table:table-cell>
          <table:table-cell table:style-name="ce8" office:value-type="string" calcext:value-type="string">
            <text:p>?</text:p>
          </table:table-cell>
          <table:table-cell table:style-name="ce8" office:value-type="string" calcext:value-type="string">
            <text:p>SU Fade</text:p>
          </table:table-cell>
          <table:table-cell table:style-name="ce8" table:formula="of:=[.C28]+[.D28]" office:value-type="float" office:value="329" calcext:value-type="float">
            <text:p>329</text:p>
          </table:table-cell>
          <table:table-cell table:style-name="ce15" table:formula="of:=([.C28]-[.D28])/SQRT([.C28]+[.D28])" office:value-type="float" office:value="-0.275658923209986" calcext:value-type="float">
            <text:p>-0.28</text:p>
          </table:table-cell>
          <table:table-cell table:style-name="ce25" table:formula="of:=ABS([.O28])" office:value-type="float" office:value="0.275658923209986" calcext:value-type="float">
            <text:p>0.28</text:p>
          </table:table-cell>
          <table:table-cell table:style-name="ce3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[.Q28]-[.R28]" office:value-type="float" office:value="-1" calcext:value-type="float">
            <text:p>-1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14-11-09" calcext:value-type="date">
            <text:p>11/9/2014</text:p>
          </table:table-cell>
          <table:table-cell table:style-name="ce8" office:value-type="string" calcext:value-type="string">
            <text:p>NHL27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42" calcext:value-type="float">
            <text:p>142</text:p>
          </table:table-cell>
          <table:table-cell table:style-name="ce25" office:value-type="float" office:value="38.2" calcext:value-type="float">
            <text:p>38.20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8" office:value-type="string" calcext:value-type="string">
            <text:p>SU</text:p>
          </table:table-cell>
          <table:table-cell table:style-name="ce8"/>
          <table:table-cell table:style-name="ce8" office:value-type="string" calcext:value-type="string">
            <text:p>FAV</text:p>
          </table:table-cell>
          <table:table-cell table:style-name="ce10" office:value-type="string" calcext:value-type="string">
            <text:p>po:goals=0 and p:HF and F</text:p>
          </table:table-cell>
          <table:table-cell table:style-name="ce13" office:value-type="string" calcext:value-type="string">
            <text:p><text:a xlink:href="http://sportsdatabase.com/nhl/query?output=default&amp;sdql=po%3Agoals%3D0+and+p%3AHF+and+F&amp;submit=++S+D+Q+L+%21++" xlink:type="simple">http://sportsdatabase.com/nhl/query?output=default&amp;sdql=po%3Agoals%3D0+and+p%3AHF+and+F&amp;submit=++S+D+Q+L+%21++</text:a></text:p>
          </table:table-cell>
          <table:table-cell table:style-name="ce8" office:value-type="string" calcext:value-type="string">
            <text:p>?</text:p>
          </table:table-cell>
          <table:table-cell table:style-name="ce8" office:value-type="string" calcext:value-type="string">
            <text:p>SU Back</text:p>
          </table:table-cell>
          <table:table-cell table:style-name="ce8" table:formula="of:=[.C29]+[.D29]" office:value-type="float" office:value="398" calcext:value-type="float">
            <text:p>398</text:p>
          </table:table-cell>
          <table:table-cell table:style-name="ce15" table:formula="of:=([.C29]-[.D29])/SQRT([.C29]+[.D29])" office:value-type="float" office:value="5.71430366113477" calcext:value-type="float">
            <text:p>5.71</text:p>
          </table:table-cell>
          <table:table-cell table:style-name="ce25" table:formula="of:=ABS([.O29])" office:value-type="float" office:value="5.71430366113477" calcext:value-type="float">
            <text:p>5.71</text:p>
          </table:table-cell>
          <table:table-cell table:style-name="ce3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[.Q29]-[.R29]" office:value-type="float" office:value="1" calcext:value-type="float">
            <text:p>1</text:p>
          </table:table-cell>
          <table:table-cell table:style-name="ce3" office:value-type="string" calcext:value-type="string">
            <text:p>Good sample size, only 6.5% ROI tho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14-11-09" calcext:value-type="date">
            <text:p>11/9/2014</text:p>
          </table:table-cell>
          <table:table-cell table:style-name="ce8" office:value-type="string" calcext:value-type="string">
            <text:p>NHL28</text:p>
          </table:table-cell>
          <table:table-cell table:style-name="ce8" office:value-type="float" office:value="243" calcext:value-type="float">
            <text:p>243</text:p>
          </table:table-cell>
          <table:table-cell table:style-name="ce8" office:value-type="float" office:value="134" calcext:value-type="float">
            <text:p>134</text:p>
          </table:table-cell>
          <table:table-cell table:style-name="ce25" office:value-type="float" office:value="48.48" calcext:value-type="float">
            <text:p>48.48</text:p>
          </table:table-cell>
          <table:table-cell table:style-name="ce9" office:value-type="percentage" office:value="0.084" calcext:value-type="percentage">
            <text:p>8.40%</text:p>
          </table:table-cell>
          <table:table-cell table:style-name="ce8" office:value-type="string" calcext:value-type="string">
            <text:p>SU</text:p>
          </table:table-cell>
          <table:table-cell table:style-name="ce8" office:value-type="string" calcext:value-type="string">
            <text:p>HOME</text:p>
          </table:table-cell>
          <table:table-cell table:style-name="ce8" office:value-type="string" calcext:value-type="string">
            <text:p>FAV</text:p>
          </table:table-cell>
          <table:table-cell table:style-name="ce10" office:value-type="string" calcext:value-type="string">
            <text:p>p:goals &lt; 4 and p:W and pp:goals &lt; 4 and pp:W and AD</text:p>
          </table:table-cell>
          <table:table-cell table:style-name="ce13" office:value-type="string" calcext:value-type="string">
            <text:p><text:a xlink:href="http://sportsdatabase.com/nhl/query?output=default&amp;sdql=p%3Agoals+%3C+4+and+p%3AW+and+pp%3Agoals+%3C+4+and+pp%3AW+and+AD&amp;submit=++S+D+Q+L+%21++" xlink:type="simple">http://sportsdatabase.com/nhl/query?output=default&amp;sdql=p%3Agoals+%3C+4+and+p%3AW+and+pp%3Agoals+%3C+4+and+pp%3AW+and+AD&amp;submit=++S+D+Q+L+%21++</text:a></text:p>
          </table:table-cell>
          <table:table-cell table:style-name="ce8" office:value-type="string" calcext:value-type="string">
            <text:p>?</text:p>
          </table:table-cell>
          <table:table-cell table:style-name="ce8" office:value-type="string" calcext:value-type="string">
            <text:p>SU Fade</text:p>
          </table:table-cell>
          <table:table-cell table:style-name="ce8" table:formula="of:=[.C30]+[.D30]" office:value-type="float" office:value="377" calcext:value-type="float">
            <text:p>377</text:p>
          </table:table-cell>
          <table:table-cell table:style-name="ce15" table:formula="of:=([.C30]-[.D30])/SQRT([.C30]+[.D30])" office:value-type="float" office:value="5.61378560860819" calcext:value-type="float">
            <text:p>5.61</text:p>
          </table:table-cell>
          <table:table-cell table:style-name="ce25" table:formula="of:=ABS([.O30])" office:value-type="float" office:value="5.61378560860819" calcext:value-type="float">
            <text:p>5.61</text:p>
          </table:table-cell>
          <table:table-cell table:style-name="ce3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[.Q30]-[.R30]" office:value-type="float" office:value="-1" calcext:value-type="float">
            <text:p>-1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14-11-09" calcext:value-type="date">
            <text:p>11/9/2014</text:p>
          </table:table-cell>
          <table:table-cell table:style-name="ce8" office:value-type="string" calcext:value-type="string">
            <text:p>NHL29</text:p>
          </table:table-cell>
          <table:table-cell table:style-name="ce8" office:value-type="float" office:value="541" calcext:value-type="float">
            <text:p>541</text:p>
          </table:table-cell>
          <table:table-cell table:style-name="ce8" office:value-type="float" office:value="514" calcext:value-type="float">
            <text:p>514</text:p>
          </table:table-cell>
          <table:table-cell table:style-name="ce25" office:value-type="float" office:value="137.2" calcext:value-type="float">
            <text:p>137.20</text:p>
          </table:table-cell>
          <table:table-cell table:style-name="ce9" office:value-type="percentage" office:value="0.12" calcext:value-type="percentage">
            <text:p>12.00%</text:p>
          </table:table-cell>
          <table:table-cell table:style-name="ce8" office:value-type="string" calcext:value-type="string">
            <text:p>SU</text:p>
          </table:table-cell>
          <table:table-cell table:style-name="ce8" office:value-type="string" calcext:value-type="string">
            <text:p>AWAY</text:p>
          </table:table-cell>
          <table:table-cell table:style-name="ce8"/>
          <table:table-cell table:style-name="ce10" office:value-type="string" calcext:value-type="string">
            <text:p>A and 12 &gt; tA(penalty minutes) &gt; 11 and month != 11 and month != 12 and game number &gt;= 5</text:p>
          </table:table-cell>
          <table:table-cell table:style-name="ce13" office:value-type="string" calcext:value-type="string">
            <text:p><text:a xlink:href="http://sportsdatabase.com/nhl/query?output=default&amp;sdql=A+and+12+%3E+tA%28penalty+minutes%29+%3E+11+and+month+%21%3D+11+and+month+%21%3D+12+and+game+number+%3E%3D+5&amp;submit=++S+D+Q+L+%21++" xlink:type="simple">http://sportsdatabase.com/nhl/query?output=default&amp;sdql=A+and+12+%3E+tA%28penalty+minutes%29+%3E+11+and+month+%21%3D+11+and+month+%21%3D+12+and+game+number+%3E%3D+5&amp;submit=++S+D+Q+L+%21++</text:a></text:p>
          </table:table-cell>
          <table:table-cell table:style-name="ce8" office:value-type="string" calcext:value-type="string">
            <text:p>?</text:p>
          </table:table-cell>
          <table:table-cell table:style-name="ce8" office:value-type="string" calcext:value-type="string">
            <text:p>SU Back</text:p>
          </table:table-cell>
          <table:table-cell table:style-name="ce8" table:formula="of:=[.C31]+[.D31]" office:value-type="float" office:value="1055" calcext:value-type="float">
            <text:p>1055</text:p>
          </table:table-cell>
          <table:table-cell table:style-name="ce15" table:formula="of:=([.C31]-[.D31])/SQRT([.C31]+[.D31])" office:value-type="float" office:value="0.831261246939557" calcext:value-type="float">
            <text:p>0.83</text:p>
          </table:table-cell>
          <table:table-cell table:style-name="ce25" table:formula="of:=ABS([.O31])" office:value-type="float" office:value="0.831261246939557" calcext:value-type="float">
            <text:p>0.83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8" table:formula="of:=[.Q31]-[.R31]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14-11-09" calcext:value-type="date">
            <text:p>11/9/2014</text:p>
          </table:table-cell>
          <table:table-cell table:style-name="ce8" office:value-type="string" calcext:value-type="string">
            <text:p>NHL30</text:p>
          </table:table-cell>
          <table:table-cell table:style-name="ce8" office:value-type="float" office:value="472" calcext:value-type="float">
            <text:p>472</text:p>
          </table:table-cell>
          <table:table-cell table:style-name="ce8" office:value-type="float" office:value="417" calcext:value-type="float">
            <text:p>417</text:p>
          </table:table-cell>
          <table:table-cell table:style-name="ce25" office:value-type="float" office:value="80.54" calcext:value-type="float">
            <text:p>80.54</text:p>
          </table:table-cell>
          <table:table-cell table:style-name="ce9" office:value-type="percentage" office:value="0.075" calcext:value-type="percentage">
            <text:p>7.50%</text:p>
          </table:table-cell>
          <table:table-cell table:style-name="ce8" office:value-type="string" calcext:value-type="string">
            <text:p>SU</text:p>
          </table:table-cell>
          <table:table-cell table:style-name="ce8" table:number-columns-repeated="2"/>
          <table:table-cell table:style-name="ce10" office:value-type="string" calcext:value-type="string">
            <text:p>4 &lt; po:goals &lt; 7 and p:FL</text:p>
          </table:table-cell>
          <table:table-cell table:style-name="ce13" office:value-type="string" calcext:value-type="string">
            <text:p><text:a xlink:href="http://sportsdatabase.com/nhl/query?output=default&amp;sdql=4+%3C+po%3Agoals+%3C+7++and+p%3AFL&amp;submit=++S+D+Q+L+%21++" xlink:type="simple">http://sportsdatabase.com/nhl/query?output=default&amp;sdql=4+%3C+po%3Agoals+%3C+7++and+p%3AFL&amp;submit=++S+D+Q+L+%21++</text:a></text:p>
          </table:table-cell>
          <table:table-cell table:style-name="ce8" office:value-type="string" calcext:value-type="string">
            <text:p>?</text:p>
          </table:table-cell>
          <table:table-cell table:style-name="ce8" office:value-type="string" calcext:value-type="string">
            <text:p>SU Fade</text:p>
          </table:table-cell>
          <table:table-cell table:style-name="ce8" table:formula="of:=[.C32]+[.D32]" office:value-type="float" office:value="889" calcext:value-type="float">
            <text:p>889</text:p>
          </table:table-cell>
          <table:table-cell table:style-name="ce15" table:formula="of:=([.C32]-[.D32])/SQRT([.C32]+[.D32])" office:value-type="float" office:value="1.84464079499023" calcext:value-type="float">
            <text:p>1.84</text:p>
          </table:table-cell>
          <table:table-cell table:style-name="ce25" table:formula="of:=ABS([.O32])" office:value-type="float" office:value="1.84464079499023" calcext:value-type="float">
            <text:p>1.84</text:p>
          </table:table-cell>
          <table:table-cell table:style-name="ce3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[.Q32]-[.R32]" office:value-type="float" office:value="0" calcext:value-type="float">
            <text:p>0</text:p>
          </table:table-cell>
          <table:table-cell table:style-name="ce3" office:value-type="string" calcext:value-type="string">
            <text:p>Lots of plays, only 7.5% ROI tho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14-11-09" calcext:value-type="date">
            <text:p>11/9/2014</text:p>
          </table:table-cell>
          <table:table-cell table:style-name="ce8" office:value-type="string" calcext:value-type="string">
            <text:p>NHL31</text:p>
          </table:table-cell>
          <table:table-cell table:style-name="ce8" office:value-type="float" office:value="107" calcext:value-type="float">
            <text:p>107</text:p>
          </table:table-cell>
          <table:table-cell table:style-name="ce8" office:value-type="float" office:value="42" calcext:value-type="float">
            <text:p>42</text:p>
          </table:table-cell>
          <table:table-cell table:style-name="ce25" office:value-type="float" office:value="25.37" calcext:value-type="float">
            <text:p>25.37</text:p>
          </table:table-cell>
          <table:table-cell table:style-name="ce9" office:value-type="percentage" office:value="0.086" calcext:value-type="percentage">
            <text:p>8.60%</text:p>
          </table:table-cell>
          <table:table-cell table:style-name="ce8" office:value-type="string" calcext:value-type="string">
            <text:p>SU</text:p>
          </table:table-cell>
          <table:table-cell table:style-name="ce8"/>
          <table:table-cell table:style-name="ce8" office:value-type="string" calcext:value-type="string">
            <text:p>FAV</text:p>
          </table:table-cell>
          <table:table-cell table:style-name="ce10" office:value-type="string" calcext:value-type="string">
            <text:p>D and 150 &lt;= line &gt;= 100 and tA(goals) - p:goals &gt;= .65 and po:goals &gt;= 3 and ppo:goals &gt;= 3 and pppo:goals &gt;= 3 and season &gt;= 2009</text:p>
          </table:table-cell>
          <table:table-cell table:style-name="ce13" office:value-type="string" calcext:value-type="string">
            <text:p><text:a xlink:href="http://sportsdatabase.com/nhl/query?output=default&amp;sdql=D+and+150+%3C%3D+line+%3E%3D+100+and+tA%28goals%29+-+p%3Agoals+%3E%3D+.65+and+po%3Agoals+%3E%3D+3+and+ppo%3Agoals+%3E%3D+3+and+pppo%3Agoals+%3E%3D+3+and+season+%3E%3D+2009&amp;submit=++S+D+Q+L+%21++" xlink:type="simple">http://sportsdatabase.com/nhl/query?output=default&amp;sdql=D+and+150+%3C%3D+line+%3E%3D+100+and+tA%28goals%29+-+p%3Agoals+%3E%3D+.65+and+po%3Agoals+%3E%3D+3+and+ppo%3Agoals+%3E%3D+3+and+pppo%3Agoals+%3E%3D+3+and+season+%3E%3D+2009&amp;submit=++S+D+Q+L+%21++</text:a></text:p>
          </table:table-cell>
          <table:table-cell table:style-name="ce8" office:value-type="string" calcext:value-type="string">
            <text:p>?</text:p>
          </table:table-cell>
          <table:table-cell table:style-name="ce8" office:value-type="string" calcext:value-type="string">
            <text:p>SU Fade</text:p>
          </table:table-cell>
          <table:table-cell table:style-name="ce8" table:formula="of:=[.C33]+[.D33]" office:value-type="float" office:value="149" calcext:value-type="float">
            <text:p>149</text:p>
          </table:table-cell>
          <table:table-cell table:style-name="ce15" table:formula="of:=([.C33]-[.D33])/SQRT([.C33]+[.D33])" office:value-type="float" office:value="5.32500748337376" calcext:value-type="float">
            <text:p>5.33</text:p>
          </table:table-cell>
          <table:table-cell table:style-name="ce25" table:formula="of:=ABS([.O33])" office:value-type="float" office:value="5.32500748337376" calcext:value-type="float">
            <text:p>5.33</text:p>
          </table:table-cell>
          <table:table-cell table:style-name="ce3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[.Q33]-[.R33]" office:value-type="float" office:value="-1" calcext:value-type="float">
            <text:p>-1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14-11-09" calcext:value-type="date">
            <text:p>11/9/2014</text:p>
          </table:table-cell>
          <table:table-cell table:style-name="ce8" office:value-type="string" calcext:value-type="string">
            <text:p>NHL32</text:p>
          </table:table-cell>
          <table:table-cell table:style-name="ce8" office:value-type="float" office:value="368" calcext:value-type="float">
            <text:p>368</text:p>
          </table:table-cell>
          <table:table-cell table:style-name="ce8" office:value-type="float" office:value="244" calcext:value-type="float">
            <text:p>244</text:p>
          </table:table-cell>
          <table:table-cell table:style-name="ce25" office:value-type="float" office:value="168.44" calcext:value-type="float">
            <text:p>168.44</text:p>
          </table:table-cell>
          <table:table-cell table:style-name="ce9" office:value-type="percentage" office:value="0.23" calcext:value-type="percentage">
            <text:p>23.00%</text:p>
          </table:table-cell>
          <table:table-cell table:style-name="ce8" office:value-type="string" calcext:value-type="string">
            <text:p>SU</text:p>
          </table:table-cell>
          <table:table-cell table:style-name="ce8" table:number-columns-repeated="2"/>
          <table:table-cell table:style-name="ce10" office:value-type="string" calcext:value-type="string">
            <text:p>p:streak&gt;2 and p:margin&lt;3 and site!=p:site and rest&lt;3 and site streak&gt;-5 and o:site streak&lt;5 and p:rest&lt;3 and pp:rest&lt;6 and op:margin!=-3 and n:rest&lt;4 and opo:goals&gt;0 and (line&lt;-275 or line&gt;-219)</text:p>
          </table:table-cell>
          <table:table-cell table:style-name="ce13" office:value-type="string" calcext:value-type="string">
            <text:p><text:a xlink:href="http://sportsdatabase.com/nhl/query?output=default&amp;sdql=p%3Astreak%3E2+and+p%3Amargin%3C3+and+site!%3Dp%3Asite+and+rest%3C3+and+site+streak%3E-5+and+o%3Asite+streak%3C5+and+p%3Arest%3C3+and+pp%3Arest%3C6+and+op%3Amargin!%3D-3+and+n%3Arest%3C4+and+opo%3Agoals%3E0+and+%28line%3C-275+or+line%3E-219%29&amp;submit=++S+D+Q+L+!++" xlink:type="simple">http://sportsdatabase.com/nhl/query?output=default&amp;sdql=p%3Astreak%3E2+and+p%3Amargin%3C3+and+site!%3Dp%3Asite+and+rest%3C3+and+site+streak%3E-5+and+o%3Asite+streak%3C5+and+p%3Arest%3C3+and+pp%3Arest%3C6+and+op%3Amargin!%3D-3+and+n%3Arest%3C4+and+opo%3Agoals%3E0+and+%28line%3C-275+or+line%3E-219%29&amp;submit=++S+D+Q+L+!++</text:a></text:p>
          </table:table-cell>
          <table:table-cell table:style-name="ce8" office:value-type="string" calcext:value-type="string">
            <text:p>?</text:p>
          </table:table-cell>
          <table:table-cell table:style-name="ce8" office:value-type="string" calcext:value-type="string">
            <text:p>SU Fade</text:p>
          </table:table-cell>
          <table:table-cell table:style-name="ce8" table:formula="of:=[.C34]+[.D34]" office:value-type="float" office:value="612" calcext:value-type="float">
            <text:p>612</text:p>
          </table:table-cell>
          <table:table-cell table:style-name="ce15" table:formula="of:=([.C34]-[.D34])/SQRT([.C34]+[.D34])" office:value-type="float" office:value="5.01240291741755" calcext:value-type="float">
            <text:p>5.01</text:p>
          </table:table-cell>
          <table:table-cell table:style-name="ce25" table:formula="of:=ABS([.O34])" office:value-type="float" office:value="5.01240291741755" calcext:value-type="float">
            <text:p>5.01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8" table:formula="of:=[.Q34]-[.R34]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14-11-09" calcext:value-type="date">
            <text:p>11/9/2014</text:p>
          </table:table-cell>
          <table:table-cell table:style-name="ce8" office:value-type="string" calcext:value-type="string">
            <text:p>NHL33</text:p>
          </table:table-cell>
          <table:table-cell table:style-name="ce8" office:value-type="float" office:value="103" calcext:value-type="float">
            <text:p>103</text:p>
          </table:table-cell>
          <table:table-cell table:style-name="ce8" office:value-type="float" office:value="77" calcext:value-type="float">
            <text:p>77</text:p>
          </table:table-cell>
          <table:table-cell table:style-name="ce25" office:value-type="float" office:value="41.75" calcext:value-type="float">
            <text:p>41.75</text:p>
          </table:table-cell>
          <table:table-cell table:style-name="ce9" office:value-type="percentage" office:value="0.202" calcext:value-type="percentage">
            <text:p>20.20%</text:p>
          </table:table-cell>
          <table:table-cell table:style-name="ce8" office:value-type="string" calcext:value-type="string">
            <text:p>SU</text:p>
          </table:table-cell>
          <table:table-cell table:style-name="ce8" table:number-columns-repeated="2"/>
          <table:table-cell table:style-name="ce10" office:value-type="string" calcext:value-type="string">
            <text:p>WP &lt; 45 and o:WP &gt; 45 and op:L and month = 10</text:p>
          </table:table-cell>
          <table:table-cell table:style-name="ce13" office:value-type="string" calcext:value-type="string">
            <text:p><text:a xlink:href="http://sportsdatabase.com/nhl/query?output=default&amp;sdql=WP+%3C+45+and+o%3AWP+%3E+45+and+op%3AL+and+month+%3D+10&amp;submit=++S+D+Q+L+!++" xlink:type="simple">http://sportsdatabase.com/nhl/query?output=default&amp;sdql=WP+%3C+45+and+o%3AWP+%3E+45+and+op%3AL+and+month+%3D+10&amp;submit=++S+D+Q+L+!++</text:a></text:p>
          </table:table-cell>
          <table:table-cell table:style-name="ce8" office:value-type="string" calcext:value-type="string">
            <text:p>otunj</text:p>
          </table:table-cell>
          <table:table-cell table:style-name="ce8" office:value-type="string" calcext:value-type="string">
            <text:p>SU Back</text:p>
          </table:table-cell>
          <table:table-cell table:style-name="ce8" table:formula="of:=[.C35]+[.D35]" office:value-type="float" office:value="180" calcext:value-type="float">
            <text:p>180</text:p>
          </table:table-cell>
          <table:table-cell table:style-name="ce15" table:formula="of:=([.C35]-[.D35])/SQRT([.C35]+[.D35])" office:value-type="float" office:value="1.93792558049982" calcext:value-type="float">
            <text:p>1.94</text:p>
          </table:table-cell>
          <table:table-cell table:style-name="ce25" table:formula="of:=ABS([.O35])" office:value-type="float" office:value="1.93792558049982" calcext:value-type="float">
            <text:p>1.94</text:p>
          </table:table-cell>
          <table:table-cell table:style-name="ce33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8" table:formula="of:=[.Q35]-[.R35]" office:value-type="float" office:value="-2" calcext:value-type="float">
            <text:p>-2</text:p>
          </table:table-cell>
          <table:table-cell table:number-columns-repeated="1005"/>
        </table:table-row>
        <table:table-row table:style-name="ro2">
          <table:table-cell table:style-name="ce7" office:value-type="date" office:date-value="2014-11-09" calcext:value-type="date">
            <text:p>11/9/2014</text:p>
          </table:table-cell>
          <table:table-cell table:style-name="ce8" office:value-type="string" calcext:value-type="string">
            <text:p>NHL34</text:p>
          </table:table-cell>
          <table:table-cell table:style-name="ce8" office:value-type="float" office:value="294" calcext:value-type="float">
            <text:p>294</text:p>
          </table:table-cell>
          <table:table-cell table:style-name="ce8" office:value-type="float" office:value="198" calcext:value-type="float">
            <text:p>198</text:p>
          </table:table-cell>
          <table:table-cell table:style-name="ce25" office:value-type="float" office:value="130.11" calcext:value-type="float">
            <text:p>130.11</text:p>
          </table:table-cell>
          <table:table-cell table:style-name="ce9" office:value-type="percentage" office:value="0.221" calcext:value-type="percentage">
            <text:p>22.10%</text:p>
          </table:table-cell>
          <table:table-cell table:style-name="ce8" office:value-type="string" calcext:value-type="string">
            <text:p>SU</text:p>
          </table:table-cell>
          <table:table-cell table:style-name="ce8" table:number-columns-repeated="2"/>
          <table:table-cell table:style-name="ce10" office:value-type="string" calcext:value-type="string">
            <text:p>p:shots on goal &gt;= 35 and op:goals = 3 and playoffs = 0 and (site = away or (site = home and p:site = away)) and 0 &gt;= rest - o:rest &gt;=-2</text:p>
          </table:table-cell>
          <table:table-cell table:style-name="ce12" office:value-type="string" calcext:value-type="string">
            <text:p><text:a xlink:href="http://sportsdatabase.com/nhl/query?output=default&amp;sdql=p%3Ashots+on+goal+%3E%3D+35+and+op%3Agoals+%3D+3+and+playoffs+%3D+0+and+%28site+%3D+away+or+%28site+%3D+home+and+p%3Asite+%3D+away%29%29+and+0+%3E%3D+rest+-+o%3Arest+%3E%3D-2&amp;submit=++S+D+Q+L+!++" xlink:type="simple">http://sportsdatabase.com/nhl/query?output=default&amp;sdql=p%3Ashots+on+goal+%3E%3D+35+and+op%3Agoals+%3D+3+and+playoffs+%3D+0+and+%28site+%3D+away+or+%28site+%3D+home+and+p%3Asite+%3D+away%29%29+and+0+%3E%3D+rest+-+o%3Arest+%3E%3D-2&amp;submit=++S+D+Q+L+!++</text:a></text:p>
          </table:table-cell>
          <table:table-cell table:style-name="ce8" office:value-type="string" calcext:value-type="string">
            <text:p>?</text:p>
          </table:table-cell>
          <table:table-cell table:style-name="ce8" office:value-type="string" calcext:value-type="string">
            <text:p>SU Back</text:p>
          </table:table-cell>
          <table:table-cell table:style-name="ce8" table:formula="of:=[.C36]+[.D36]" office:value-type="float" office:value="492" calcext:value-type="float">
            <text:p>492</text:p>
          </table:table-cell>
          <table:table-cell table:style-name="ce15" table:formula="of:=([.C36]-[.D36])/SQRT([.C36]+[.D36])" office:value-type="float" office:value="4.32801424640368" calcext:value-type="float">
            <text:p>4.33</text:p>
          </table:table-cell>
          <table:table-cell table:style-name="ce25" table:formula="of:=ABS([.O36])" office:value-type="float" office:value="4.32801424640368" calcext:value-type="float">
            <text:p>4.33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8" table:formula="of:=[.Q36]-[.R36]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7" office:value-type="date" office:date-value="2014-11-09" calcext:value-type="date">
            <text:p>11/9/2014</text:p>
          </table:table-cell>
          <table:table-cell table:style-name="ce8" office:value-type="string" calcext:value-type="string">
            <text:p>NHL35</text:p>
          </table:table-cell>
          <table:table-cell table:style-name="ce8" office:value-type="float" office:value="673" calcext:value-type="float">
            <text:p>673</text:p>
          </table:table-cell>
          <table:table-cell table:style-name="ce8" office:value-type="float" office:value="549" calcext:value-type="float">
            <text:p>549</text:p>
          </table:table-cell>
          <table:table-cell table:style-name="ce25" office:value-type="float" office:value="164.88" calcext:value-type="float">
            <text:p>164.88</text:p>
          </table:table-cell>
          <table:table-cell table:style-name="ce9" office:value-type="percentage" office:value="0.122" calcext:value-type="percentage">
            <text:p>12.20%</text:p>
          </table:table-cell>
          <table:table-cell table:style-name="ce8" office:value-type="string" calcext:value-type="string">
            <text:p>SU</text:p>
          </table:table-cell>
          <table:table-cell table:style-name="ce8" table:number-columns-repeated="2"/>
          <table:table-cell table:style-name="ce10" office:value-type="string" calcext:value-type="string">
            <text:p>(tS(goals) * 100 / tS(shots on goal)) + ((tS(o:shots on goal-o:goals) / tS(o:shots on goal)) * 100) &gt; 100 and (oS(goals) * 100 / oS(shots on goal)) + ((oS(o:shots on goal-o:goals) / oS(o:shots on goal)) * 100) &lt; 100 and tA(shots on goal) &lt; oA(shots on goal) and (month!=1 and month!=6 and month!=4 and month!=11) and -180&lt;line&lt;140 and 60&gt;=wins&gt;=2 and o:losses&lt;40 and game number&gt;4</text:p>
          </table:table-cell>
          <table:table-cell table:style-name="ce12" office:value-type="string" calcext:value-type="string">
            <text:p><text:a xlink:href="http://sportsdatabase.com/nhl/query?output=default&amp;sdql=%28tS%28goals%29+*+100+%2F+tS%28shots+on+goal%29%29+%2B+%28%28tS%28o%3Ashots+on+goal-o%3Agoals%29+%2F+tS%28o%3Ashots+on+goal%29%29+*+100%29+%3E+100+and+%28oS%28goals%29+*+100+%2F+oS%28shots+on+goal%29%29+%2B+%28%28oS%28o%3Ashots+on+goal-o%3Agoals%29+%2F+oS%28o%3Ashots+on+goal%29%29+*+100%29+%3C+100+and+tA%28shots+on+goal%29+%3C+oA%28shots+on+goal%29+and+%28month!%3D1+and+month!%3D6+and+month!%3D4+and+month!%3D11%29+and+-180%3Cline%3C140+and+60%3E%3Dwins%3E%3D2+and+o%3Alosses%3C40+and+game+number%3E4&amp;submit=++S+D+Q+L+!++" xlink:type="simple">http://sportsdatabase.com/nhl/query?output=default&amp;sdql=%28tS%28goals%29+*+100+%2F+tS%28shots+on+goal%29%29+%2B+%28%28tS%28o%3Ashots+on+goal-o%3Agoals%29+%2F+tS%28o%3Ashots+on+goal%29%29+*+100%29+%3E+100+and+%28oS%28goals%29+*+100+%2F+oS%28shots+on+goal%29%29+%2B+%28%28oS%28o%3Ashots+on+goal-o%3Agoals%29+%2F+oS%28o%3Ashots+on+goal%29%29+*+100%29+%3C+100+and+tA%28shots+on+goal%29+%3C+oA%28shots+on+goal%29+and+%28month!%3D1+and+month!%3D6+and+month!%3D4+and+month!%3D11%29+and+-180%3Cline%3C140+and+60%3E%3Dwins%3E%3D2+and+o%3Alosses%3C40+and+game+number%3E4&amp;submit=++S+D+Q+L+!++</text:a></text:p>
          </table:table-cell>
          <table:table-cell table:style-name="ce8" office:value-type="string" calcext:value-type="string">
            <text:p>?</text:p>
          </table:table-cell>
          <table:table-cell table:style-name="ce8" office:value-type="string" calcext:value-type="string">
            <text:p>SU Fade</text:p>
          </table:table-cell>
          <table:table-cell table:style-name="ce8" table:formula="of:=[.C37]+[.D37]" office:value-type="float" office:value="1222" calcext:value-type="float">
            <text:p>1222</text:p>
          </table:table-cell>
          <table:table-cell table:style-name="ce15" table:formula="of:=([.C37]-[.D37])/SQRT([.C37]+[.D37])" office:value-type="float" office:value="3.54720331968186" calcext:value-type="float">
            <text:p>3.55</text:p>
          </table:table-cell>
          <table:table-cell table:style-name="ce25" table:formula="of:=ABS([.O37])" office:value-type="float" office:value="3.54720331968186" calcext:value-type="float">
            <text:p>3.55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8" table:formula="of:=[.Q37]-[.R37]" office:value-type="float" office:value="0" calcext:value-type="float">
            <text:p>0</text:p>
          </table:table-cell>
          <table:table-cell table:style-name="ce3" office:value-type="string" calcext:value-type="string">
            <text:p>Cutler: I'm tempted to downgrade this one because it is a relatively low ROI and produces tons of plays that make for lots of contradictions</text:p>
          </table:table-cell>
          <table:table-cell table:number-columns-repeated="1004"/>
        </table:table-row>
        <table:table-row table:style-name="ro1">
          <table:table-cell table:style-name="ce7" office:value-type="date" office:date-value="2014-11-09" calcext:value-type="date">
            <text:p>11/9/2014</text:p>
          </table:table-cell>
          <table:table-cell table:style-name="ce8" office:value-type="string" calcext:value-type="string">
            <text:p>NHL36</text:p>
          </table:table-cell>
          <table:table-cell table:style-name="ce8" office:value-type="float" office:value="284" calcext:value-type="float">
            <text:p>284</text:p>
          </table:table-cell>
          <table:table-cell table:style-name="ce8" office:value-type="float" office:value="235" calcext:value-type="float">
            <text:p>235</text:p>
          </table:table-cell>
          <table:table-cell table:style-name="ce25" office:value-type="float" office:value="161.94" calcext:value-type="float">
            <text:p>161.94</text:p>
          </table:table-cell>
          <table:table-cell table:style-name="ce9" office:value-type="percentage" office:value="0.31" calcext:value-type="percentage">
            <text:p>31.00%</text:p>
          </table:table-cell>
          <table:table-cell table:style-name="ce8" office:value-type="string" calcext:value-type="string">
            <text:p>SU</text:p>
          </table:table-cell>
          <table:table-cell table:style-name="ce8" office:value-type="string" calcext:value-type="string">
            <text:p>AWAY</text:p>
          </table:table-cell>
          <table:table-cell table:style-name="ce8" office:value-type="string" calcext:value-type="string">
            <text:p>DOG</text:p>
          </table:table-cell>
          <table:table-cell table:style-name="ce10" office:value-type="string" calcext:value-type="string">
            <text:p>DA and total=5.5 and day!=Wednesday and day!=Friday and day!=Sunday and month&lt;5 and (-3&lt;streak&lt;3 or streak=-5) and 5&gt;o:streak&gt;-3 and 4&gt;p:margin&gt;-4 and p:goals&lt;6 and line&lt;245 and pp:goals&gt;0 and 4&gt;P:margin&gt;-2 and season = 2013</text:p>
          </table:table-cell>
          <table:table-cell table:style-name="ce13" office:value-type="string" calcext:value-type="string">
            <text:p><text:a xlink:href="http://sportsdatabase.com/nhl/query?output=default&amp;sdql=DA+and+total%3D5.5+and+day!%3DWednesday+and+day!%3DFriday+and+day!%3DSunday+and+month%3C5+and+%28-3%3Cstreak%3C3+or+streak%3D-5%29+and+5%3Eo%3Astreak%3E-3+and+4%3Ep%3Amargin%3E-4+and+p%3Agoals%3C6+and+line%3C245+and+pp%3Agoals%3E0+and+4%3EP%3Amargin%3E-2&amp;submit=++S+D+Q+L+!++" xlink:type="simple">http://sportsdatabase.com/nhl/query?output=default&amp;sdql=DA+and+total%3D5.5+and+day!%3DWednesday+and+day!%3DFriday+and+day!%3DSunday+and+month%3C5+and+%28-3%3Cstreak%3C3+or+streak%3D-5%29+and+5%3Eo%3Astreak%3E-3+and+4%3Ep%3Amargin%3E-4+and+p%3Agoals%3C6+and+line%3C245+and+pp%3Agoals%3E0+and+4%3EP%3Amargin%3E-2&amp;submit=++S+D+Q+L+!++</text:a></text:p>
          </table:table-cell>
          <table:table-cell table:style-name="ce8" office:value-type="string" calcext:value-type="string">
            <text:p>?</text:p>
          </table:table-cell>
          <table:table-cell table:style-name="ce8" office:value-type="string" calcext:value-type="string">
            <text:p>SU Back</text:p>
          </table:table-cell>
          <table:table-cell table:style-name="ce8" table:formula="of:=[.C38]+[.D38]" office:value-type="float" office:value="519" calcext:value-type="float">
            <text:p>519</text:p>
          </table:table-cell>
          <table:table-cell table:style-name="ce15" table:formula="of:=([.C38]-[.D38])/SQRT([.C38]+[.D38])" office:value-type="float" office:value="2.15086127840012" calcext:value-type="float">
            <text:p>2.15</text:p>
          </table:table-cell>
          <table:table-cell table:style-name="ce25" table:formula="of:=ABS([.O38])" office:value-type="float" office:value="2.15086127840012" calcext:value-type="float">
            <text:p>2.15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8" table:formula="of:=[.Q38]-[.R38]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7" office:value-type="date" office:date-value="2014-11-09" calcext:value-type="date">
            <text:p>11/9/2014</text:p>
          </table:table-cell>
          <table:table-cell table:style-name="ce8" office:value-type="string" calcext:value-type="string">
            <text:p>NHL37</text:p>
          </table:table-cell>
          <table:table-cell table:style-name="ce8" office:value-type="float" office:value="118" calcext:value-type="float">
            <text:p>118</text:p>
          </table:table-cell>
          <table:table-cell table:style-name="ce8" office:value-type="float" office:value="131" calcext:value-type="float">
            <text:p>131</text:p>
          </table:table-cell>
          <table:table-cell table:style-name="ce25" office:value-type="float" office:value="64.1" calcext:value-type="float">
            <text:p>64.10</text:p>
          </table:table-cell>
          <table:table-cell table:style-name="ce9" office:value-type="percentage" office:value="0.257" calcext:value-type="percentage">
            <text:p>25.70%</text:p>
          </table:table-cell>
          <table:table-cell table:style-name="ce8" office:value-type="string" calcext:value-type="string">
            <text:p>SU</text:p>
          </table:table-cell>
          <table:table-cell table:style-name="ce8"/>
          <table:table-cell table:style-name="ce8" office:value-type="string" calcext:value-type="string">
            <text:p>DOG</text:p>
          </table:table-cell>
          <table:table-cell table:style-name="ce3" office:value-type="string" calcext:value-type="string">
            <text:p>total=5 and p:AD and line&gt;145 and line&lt;190</text:p>
          </table:table-cell>
          <table:table-cell table:style-name="ce12" office:value-type="string" calcext:value-type="string">
            <text:p><text:a xlink:href="http://sportsdatabase.com/nhl/query?output=default&amp;sdql=total%3D5+and+p%3AAD+and+line%3E145+and+line%3C190&amp;submit=++S+D+Q+L+%21++" xlink:type="simple">http://sportsdatabase.com/nhl/query?output=default&amp;sdql=total%3D5+and+p%3AAD+and+line%3E145+and+line%3C190&amp;submit=++S+D+Q+L+%21++</text:a></text:p>
          </table:table-cell>
          <table:table-cell table:style-name="ce8" office:value-type="string" calcext:value-type="string">
            <text:p>dew22</text:p>
          </table:table-cell>
          <table:table-cell table:style-name="ce8" office:value-type="string" calcext:value-type="string">
            <text:p>SU Back</text:p>
          </table:table-cell>
          <table:table-cell table:style-name="ce8" table:formula="of:=[.C39]+[.D39]" office:value-type="float" office:value="249" calcext:value-type="float">
            <text:p>249</text:p>
          </table:table-cell>
          <table:table-cell table:style-name="ce15" table:formula="of:=([.C39]-[.D39])/SQRT([.C39]+[.D39])" office:value-type="float" office:value="-0.823841525681821" calcext:value-type="float">
            <text:p>-0.82</text:p>
          </table:table-cell>
          <table:table-cell table:style-name="ce25" table:formula="of:=ABS([.O39])" office:value-type="float" office:value="0.823841525681821" calcext:value-type="float">
            <text:p>0.82</text:p>
          </table:table-cell>
          <table:table-cell table:style-name="ce33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8" table:formula="of:=[.Q39]-[.R39]" office:value-type="float" office:value="-1" calcext:value-type="float">
            <text:p>-1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14-11-09" calcext:value-type="date">
            <text:p>11/9/2014</text:p>
          </table:table-cell>
          <table:table-cell table:style-name="ce8" office:value-type="string" calcext:value-type="string">
            <text:p>NHL38</text:p>
          </table:table-cell>
          <table:table-cell table:style-name="ce8" office:value-type="float" office:value="234" calcext:value-type="float">
            <text:p>234</text:p>
          </table:table-cell>
          <table:table-cell table:style-name="ce8" office:value-type="float" office:value="191" calcext:value-type="float">
            <text:p>191</text:p>
          </table:table-cell>
          <table:table-cell table:style-name="ce25" office:value-type="float" office:value="105.76" calcext:value-type="float">
            <text:p>105.76</text:p>
          </table:table-cell>
          <table:table-cell table:style-name="ce9" table:formula="of:=[.E40]/([.C40]+[.D40])" office:value-type="percentage" office:value="0.248847058823529" calcext:value-type="percentage">
            <text:p>24.88%</text:p>
          </table:table-cell>
          <table:table-cell table:style-name="ce8" office:value-type="string" calcext:value-type="string">
            <text:p>SU</text:p>
          </table:table-cell>
          <table:table-cell table:style-name="ce8" office:value-type="string" calcext:value-type="string">
            <text:p>AWAY</text:p>
          </table:table-cell>
          <table:table-cell table:style-name="ce8"/>
          <table:table-cell table:style-name="ce10" office:value-type="string" calcext:value-type="string">
            <text:p>total = 5.5 and H and ou streak = 1 and (2&gt;streak&gt;-3 or streak=4) and o:streak&lt;3 and 4&gt;site streak&gt;-2 and day!=Wednesday and day!=Monday and day!=Friday</text:p>
          </table:table-cell>
          <table:table-cell table:style-name="ce13" office:value-type="string" calcext:value-type="string">
            <text:p><text:a xlink:href="http://sportsdatabase.com/nhl/query?output=default&amp;sdql=total+%3D+5.5+and+H+and+ou+streak+%3D+1+and+%282%3Estreak%3E-3+or+streak%3D4%29+and+o%3Astreak%3C3+and+4%3Esite+streak%3E-2+and+day%21%3DWednesday+and+day%21%3DMonday+and+day%21%3DFriday&amp;submit=++S+D+Q+L+%21++" xlink:type="simple">http://sportsdatabase.com/nhl/query?output=default&amp;sdql=total+%3D+5.5+and+H+and+ou+streak+%3D+1+and+%282%3Estreak%3E-3+or+streak%3D4%29+and+o%3Astreak%3C3+and+4%3Esite+streak%3E-2+and+day%21%3DWednesday+and+day%21%3DMonday+and+day%21%3DFriday&amp;submit=++S+D+Q+L+%21++</text:a></text:p>
          </table:table-cell>
          <table:table-cell table:style-name="ce8" office:value-type="string" calcext:value-type="string">
            <text:p>?</text:p>
          </table:table-cell>
          <table:table-cell table:style-name="ce8" office:value-type="string" calcext:value-type="string">
            <text:p>SU Fade</text:p>
          </table:table-cell>
          <table:table-cell table:style-name="ce8" table:formula="of:=[.C40]+[.D40]" office:value-type="float" office:value="425" calcext:value-type="float">
            <text:p>425</text:p>
          </table:table-cell>
          <table:table-cell table:style-name="ce15" table:formula="of:=([.C40]-[.D40])/SQRT([.C40]+[.D40])" office:value-type="float" office:value="2.08580637531246" calcext:value-type="float">
            <text:p>2.09</text:p>
          </table:table-cell>
          <table:table-cell table:style-name="ce25" table:formula="of:=ABS([.O40])" office:value-type="float" office:value="2.08580637531246" calcext:value-type="float">
            <text:p>2.09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8" table:formula="of:=[.Q40]-[.R40]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14-11-09" calcext:value-type="date">
            <text:p>11/9/2014</text:p>
          </table:table-cell>
          <table:table-cell table:style-name="ce8" office:value-type="string" calcext:value-type="string">
            <text:p>NHL39</text:p>
          </table:table-cell>
          <table:table-cell table:style-name="ce8" office:value-type="float" office:value="161" calcext:value-type="float">
            <text:p>161</text:p>
          </table:table-cell>
          <table:table-cell table:style-name="ce8" office:value-type="float" office:value="88" calcext:value-type="float">
            <text:p>88</text:p>
          </table:table-cell>
          <table:table-cell table:style-name="ce25" table:formula="of:=([.C41]*0.8)-[.D41]" office:value-type="float" office:value="40.8" calcext:value-type="float">
            <text:p>40.80</text:p>
          </table:table-cell>
          <table:table-cell table:style-name="ce9" table:formula="of:=[.E41]/([.C41]+[.D41])" office:value-type="percentage" office:value="0.163855421686747" calcext:value-type="percentage">
            <text:p>16.39%</text:p>
          </table:table-cell>
          <table:table-cell table:style-name="ce8" office:value-type="string" calcext:value-type="string">
            <text:p>OVER</text:p>
          </table:table-cell>
          <table:table-cell table:style-name="ce8" table:number-columns-repeated="2"/>
          <table:table-cell table:style-name="ce10" office:value-type="string" calcext:value-type="string">
            <text:p>total=5 and streak=-1 and -6&lt;o:streak&lt;0 and month!=4 and month!=5 and day!=Saturday</text:p>
          </table:table-cell>
          <table:table-cell table:style-name="ce13" office:value-type="string" calcext:value-type="string">
            <text:p><text:a xlink:href="http://sportsdatabase.com/nhl/query?output=default&amp;sdql=total%3D5+and+streak%3D-1+and+-6%3Co%3Astreak%3C0+and+month%21%3D4+and+month%21%3D5+and+day%21%3DSaturday&amp;submit=++S+D+Q+L+%21++" xlink:type="simple">http://sportsdatabase.com/nhl/query?output=default&amp;sdql=total%3D5+and+streak%3D-1+and+-6%3Co%3Astreak%3C0+and+month%21%3D4+and+month%21%3D5+and+day%21%3DSaturday&amp;submit=++S+D+Q+L+%21++</text:a></text:p>
          </table:table-cell>
          <table:table-cell table:style-name="ce8" office:value-type="string" calcext:value-type="string">
            <text:p>?</text:p>
          </table:table-cell>
          <table:table-cell table:style-name="ce8" office:value-type="string" calcext:value-type="string">
            <text:p>Over</text:p>
          </table:table-cell>
          <table:table-cell table:style-name="ce8" table:formula="of:=[.C41]+[.D41]" office:value-type="float" office:value="249" calcext:value-type="float">
            <text:p>249</text:p>
          </table:table-cell>
          <table:table-cell table:style-name="ce15" table:formula="of:=([.C41]-[.D41])/SQRT([.C41]+[.D41])" office:value-type="float" office:value="4.62618702882869" calcext:value-type="float">
            <text:p>4.63</text:p>
          </table:table-cell>
          <table:table-cell table:style-name="ce25" table:formula="of:=ABS([.O41])" office:value-type="float" office:value="4.62618702882869" calcext:value-type="float">
            <text:p>4.63</text:p>
          </table:table-cell>
          <table:table-cell table:style-name="ce33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8" table:formula="of:=[.Q41]-[.R41]" office:value-type="float" office:value="-2" calcext:value-type="float">
            <text:p>-2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14-11-09" calcext:value-type="date">
            <text:p>11/9/2014</text:p>
          </table:table-cell>
          <table:table-cell table:style-name="ce8" office:value-type="string" calcext:value-type="string">
            <text:p>NHL40</text:p>
          </table:table-cell>
          <table:table-cell table:style-name="ce8" office:value-type="float" office:value="157" calcext:value-type="float">
            <text:p>157</text:p>
          </table:table-cell>
          <table:table-cell table:style-name="ce8" office:value-type="float" office:value="111" calcext:value-type="float">
            <text:p>111</text:p>
          </table:table-cell>
          <table:table-cell table:style-name="ce25" office:value-type="float" office:value="28.31" calcext:value-type="float">
            <text:p>28.31</text:p>
          </table:table-cell>
          <table:table-cell table:style-name="ce9" office:value-type="percentage" office:value="0.081" calcext:value-type="percentage">
            <text:p>8.10%</text:p>
          </table:table-cell>
          <table:table-cell table:style-name="ce8" office:value-type="string" calcext:value-type="string">
            <text:p>SU</text:p>
          </table:table-cell>
          <table:table-cell table:style-name="ce8" office:value-type="string" calcext:value-type="string">
            <text:p>HOME</text:p>
          </table:table-cell>
          <table:table-cell table:style-name="ce8"/>
          <table:table-cell table:style-name="ce10" office:value-type="string" calcext:value-type="string">
            <text:p>p:streak &gt;= 3 and p:HL and A</text:p>
          </table:table-cell>
          <table:table-cell table:style-name="ce13" office:value-type="string" calcext:value-type="string">
            <text:p><text:a xlink:href="http://sportsdatabase.com/nhl/query?output=default&amp;sdql=p%3Astreak+%3E%3D+3+and+p%3AHL+and+A&amp;submit=++S+D+Q+L+%21++" xlink:type="simple">http://sportsdatabase.com/nhl/query?output=default&amp;sdql=p%3Astreak+%3E%3D+3+and+p%3AHL+and+A&amp;submit=++S+D+Q+L+%21++</text:a></text:p>
          </table:table-cell>
          <table:table-cell table:style-name="ce8" office:value-type="string" calcext:value-type="string">
            <text:p>?</text:p>
          </table:table-cell>
          <table:table-cell table:style-name="ce8" office:value-type="string" calcext:value-type="string">
            <text:p>SU Fade</text:p>
          </table:table-cell>
          <table:table-cell table:style-name="ce8" table:formula="of:=[.C42]+[.D42]" office:value-type="float" office:value="268" calcext:value-type="float">
            <text:p>268</text:p>
          </table:table-cell>
          <table:table-cell table:style-name="ce15" table:formula="of:=([.C42]-[.D42])/SQRT([.C42]+[.D42])" office:value-type="float" office:value="2.80989722019502" calcext:value-type="float">
            <text:p>2.81</text:p>
          </table:table-cell>
          <table:table-cell table:style-name="ce25" table:formula="of:=ABS([.O42])" office:value-type="float" office:value="2.80989722019502" calcext:value-type="float">
            <text:p>2.8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8" table:formula="of:=[.Q42]-[.R42]" office:value-type="float" office:value="-1" calcext:value-type="float">
            <text:p>-1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14-11-09" calcext:value-type="date">
            <text:p>11/9/2014</text:p>
          </table:table-cell>
          <table:table-cell table:style-name="ce8" office:value-type="string" calcext:value-type="string">
            <text:p>NHL41</text:p>
          </table:table-cell>
          <table:table-cell table:style-name="ce8" office:value-type="float" office:value="655" calcext:value-type="float">
            <text:p>655</text:p>
          </table:table-cell>
          <table:table-cell table:style-name="ce8" office:value-type="float" office:value="503" calcext:value-type="float">
            <text:p>503</text:p>
          </table:table-cell>
          <table:table-cell table:style-name="ce25" office:value-type="float" office:value="194.41" calcext:value-type="float">
            <text:p>194.41</text:p>
          </table:table-cell>
          <table:table-cell table:style-name="ce9" office:value-type="percentage" office:value="0.144" calcext:value-type="percentage">
            <text:p>14.40%</text:p>
          </table:table-cell>
          <table:table-cell table:style-name="ce8" office:value-type="string" calcext:value-type="string">
            <text:p>SU</text:p>
          </table:table-cell>
          <table:table-cell table:style-name="ce8" table:number-columns-repeated="2"/>
          <table:table-cell table:style-name="ce10" office:value-type="string" calcext:value-type="string">
            <text:p>season&gt;2009 and 0&gt;p:power play goals - op:power play goals&gt;-3 and day!=Tuesday and -4-6 and month!=2 and month!=5 and month!=6 and (A or day!=Sunday) and (215&gt;line&gt;-212 or line&gt;249) and p:penalties&lt;10 and op:penalties&gt;1 and p:shots on goal - op:shots on goal&lt;18 and op:shots on goal&lt;43 and p:assists!=5 and 14&gt;op:assists&gt;1 and p:shifts&gt;326 and 83&gt;op:shifts -p:shifts&gt;-75 and po:goals&gt;0 and rest + o:rest&lt;7</text:p>
          </table:table-cell>
          <table:table-cell table:style-name="ce13" office:value-type="string" calcext:value-type="string">
            <text:p><text:a xlink:href="http://sportsdatabase.com/nhl/query?output=default&amp;sdql=season%3E2009+and+0%3Ep%3Apower+play+goals+-+op%3Apower+play+goals%3E-3+and+day%21%3DTuesday+and+-4-6+and+month%21%3D2+and+month%21%3D5+and+month%21%3D6+and+%28A+or+day%21%3DSunday%29+and+%28215%3Eline%3E-212+or+line%3E249%29+and+p%3Apenalties%3C10+and+op%3Apenalties%3E1+and+p%3Ashots+on+goal+-+op%3Ashots+on+goal%3C18+and+op%3Ashots+on+goal%3C43+and+p%3Aassists%21%3D5+and+14%3Eop%3Aassists%3E1+and+p%3Ashifts%3E326+and+83%3Eop%3Ashifts+-p%3Ashifts%3E-75+and+po%3Agoals%3E0+and+rest+%2B+o%3Arest%3C7&amp;submit=++S+D+Q+L+%21++" xlink:type="simple">http://sportsdatabase.com/nhl/query?output=default&amp;sdql=season%3E2009+and+0%3Ep%3Apower+play+goals+-+op%3Apower+play+goals%3E-3+and+day%21%3DTuesday+and+-4-6+and+month%21%3D2+and+month%21%3D5+and+month%21%3D6+and+%28A+or+day%21%3DSunday%29+and+%28215%3Eline%3E-212+or+line%3E249%29+and+p%3Apenalties%3C10+and+op%3Apenalties%3E1+and+p%3Ashots+on+goal+-+op%3Ashots+on+goal%3C18+and+op%3Ashots+on+goal%3C43+and+p%3Aassists%21%3D5+and+14%3Eop%3Aassists%3E1+and+p%3Ashifts%3E326+and+83%3Eop%3Ashifts+-p%3Ashifts%3E-75+and+po%3Agoals%3E0+and+rest+%2B+o%3Arest%3C7&amp;submit=++S+D+Q+L+%21++</text:a></text:p>
          </table:table-cell>
          <table:table-cell table:style-name="ce8" office:value-type="string" calcext:value-type="string">
            <text:p>?</text:p>
          </table:table-cell>
          <table:table-cell table:style-name="ce8" office:value-type="string" calcext:value-type="string">
            <text:p>SU Back</text:p>
          </table:table-cell>
          <table:table-cell table:style-name="ce8" table:formula="of:=[.C43]+[.D43]" office:value-type="float" office:value="1158" calcext:value-type="float">
            <text:p>1158</text:p>
          </table:table-cell>
          <table:table-cell table:style-name="ce15" table:formula="of:=([.C43]-[.D43])/SQRT([.C43]+[.D43])" office:value-type="float" office:value="4.46672595532017" calcext:value-type="float">
            <text:p>4.47</text:p>
          </table:table-cell>
          <table:table-cell table:style-name="ce25" table:formula="of:=ABS([.O43])" office:value-type="float" office:value="4.46672595532017" calcext:value-type="float">
            <text:p>4.47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8" table:formula="of:=[.Q43]-[.R43]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14-11-09" calcext:value-type="date">
            <text:p>11/9/2014</text:p>
          </table:table-cell>
          <table:table-cell table:style-name="ce8" office:value-type="string" calcext:value-type="string">
            <text:p>NHL42</text:p>
          </table:table-cell>
          <table:table-cell table:style-name="ce8" office:value-type="float" office:value="262" calcext:value-type="float">
            <text:p>262</text:p>
          </table:table-cell>
          <table:table-cell table:style-name="ce8" office:value-type="float" office:value="237" calcext:value-type="float">
            <text:p>237</text:p>
          </table:table-cell>
          <table:table-cell table:style-name="ce25" office:value-type="float" office:value="129.15" calcext:value-type="float">
            <text:p>129.15</text:p>
          </table:table-cell>
          <table:table-cell table:style-name="ce9" office:value-type="percentage" office:value="0.259" calcext:value-type="percentage">
            <text:p>25.90%</text:p>
          </table:table-cell>
          <table:table-cell table:style-name="ce8" office:value-type="string" calcext:value-type="string">
            <text:p>SU</text:p>
          </table:table-cell>
          <table:table-cell table:style-name="ce8"/>
          <table:table-cell table:style-name="ce8" office:value-type="string" calcext:value-type="string">
            <text:p>DOG</text:p>
          </table:table-cell>
          <table:table-cell table:style-name="ce10" office:value-type="string" calcext:value-type="string">
            <text:p>F and streak=-1 and o:streak&lt;0 and day!=Monday and (H or rest&lt;2) and (H or o:rest&lt;2) and site streak&gt;-3 and o:site streak!=2 and p:margin&gt;-5 and P:margin&gt;-4 and op:goals&lt;4 and rest + o:rest&gt;0 and game number&lt;75</text:p>
          </table:table-cell>
          <table:table-cell table:style-name="ce13" office:value-type="string" calcext:value-type="string">
            <text:p><text:a xlink:href="http://sportsdatabase.com/nhl/query?output=default&amp;sdql=F+and+streak%3D-1+and+o%3Astreak%3C0+and+day!%3DMonday+and+%28H+or+rest%3C2%29+and+%28H+or+o%3Arest%3C2%29+and+site+streak%3E-3+and+o%3Asite+streak!%3D2+and+p%3Amargin%3E-5+and+P%3Amargin%3E-4+and+op%3Agoals%3C4+and+rest+%2B+o%3Arest%3E0+and+game+number%3C75&amp;submit=++S+D+Q+L+!++" xlink:type="simple">http://sportsdatabase.com/nhl/query?output=default&amp;sdql=F+and+streak%3D-1+and+o%3Astreak%3C0+and+day!%3DMonday+and+%28H+or+rest%3C2%29+and+%28H+or+o%3Arest%3C2%29+and+site+streak%3E-3+and+o%3Asite+streak!%3D2+and+p%3Amargin%3E-5+and+P%3Amargin%3E-4+and+op%3Agoals%3C4+and+rest+%2B+o%3Arest%3E0+and+game+number%3C75&amp;submit=++S+D+Q+L+!++</text:a></text:p>
          </table:table-cell>
          <table:table-cell table:style-name="ce8" office:value-type="string" calcext:value-type="string">
            <text:p>?</text:p>
          </table:table-cell>
          <table:table-cell table:style-name="ce8" office:value-type="string" calcext:value-type="string">
            <text:p>SU Fade</text:p>
          </table:table-cell>
          <table:table-cell table:style-name="ce8" table:formula="of:=[.C44]+[.D44]" office:value-type="float" office:value="499" calcext:value-type="float">
            <text:p>499</text:p>
          </table:table-cell>
          <table:table-cell table:style-name="ce15" table:formula="of:=([.C44]-[.D44])/SQRT([.C44]+[.D44])" office:value-type="float" office:value="1.11915370258961" calcext:value-type="float">
            <text:p>1.12</text:p>
          </table:table-cell>
          <table:table-cell table:style-name="ce25" table:formula="of:=ABS([.O44])" office:value-type="float" office:value="1.11915370258961" calcext:value-type="float">
            <text:p>1.12</text:p>
          </table:table-cell>
          <table:table-cell table:style-name="ce33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8" table:formula="of:=[.Q44]-[.R44]" office:value-type="float" office:value="-1" calcext:value-type="float">
            <text:p>-1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14-11-09" calcext:value-type="date">
            <text:p>11/9/2014</text:p>
          </table:table-cell>
          <table:table-cell table:style-name="ce8" office:value-type="string" calcext:value-type="string">
            <text:p>NHL43</text:p>
          </table:table-cell>
          <table:table-cell table:style-name="ce8" office:value-type="float" office:value="132" calcext:value-type="float">
            <text:p>132</text:p>
          </table:table-cell>
          <table:table-cell table:style-name="ce8" office:value-type="float" office:value="87" calcext:value-type="float">
            <text:p>87</text:p>
          </table:table-cell>
          <table:table-cell table:style-name="ce25" office:value-type="float" office:value="56.14" calcext:value-type="float">
            <text:p>56.14</text:p>
          </table:table-cell>
          <table:table-cell table:style-name="ce9" office:value-type="percentage" office:value="0.232" calcext:value-type="percentage">
            <text:p>23.20%</text:p>
          </table:table-cell>
          <table:table-cell table:style-name="ce8" office:value-type="string" calcext:value-type="string">
            <text:p>SU</text:p>
          </table:table-cell>
          <table:table-cell table:style-name="ce8" office:value-type="string" calcext:value-type="string">
            <text:p>AWAY</text:p>
          </table:table-cell>
          <table:table-cell table:style-name="ce8"/>
          <table:table-cell table:style-name="ce10" office:value-type="string" calcext:value-type="string">
            <text:p>A and streak=1 and o:streak=-1 and p:margin&lt;5 and 3&gt;P:margin&gt;-5 and day!=Sunday and day!=Wednesday and rest + o:rest&gt;0 and playoffs=0 and line&lt;147</text:p>
          </table:table-cell>
          <table:table-cell table:style-name="ce13" office:value-type="string" calcext:value-type="string">
            <text:p><text:a xlink:href="http://sportsdatabase.com/nhl/query?output=default&amp;sdql=A+and+streak%3D1+and+o%3Astreak%3D-1+and+p%3Amargin%3C5+and+3%3EP%3Amargin%3E-5+and+day%21%3DSunday+and+day%21%3DWednesday+and+rest+%2B+o%3Arest%3E0+and+playoffs%3D0+and+line%3C147&amp;submit=++S+D+Q+L+%21++" xlink:type="simple">http://sportsdatabase.com/nhl/query?output=default&amp;sdql=A+and+streak%3D1+and+o%3Astreak%3D-1+and+p%3Amargin%3C5+and+3%3EP%3Amargin%3E-5+and+day%21%3DSunday+and+day%21%3DWednesday+and+rest+%2B+o%3Arest%3E0+and+playoffs%3D0+and+line%3C147&amp;submit=++S+D+Q+L+%21++</text:a></text:p>
          </table:table-cell>
          <table:table-cell table:style-name="ce8" office:value-type="string" calcext:value-type="string">
            <text:p>?</text:p>
          </table:table-cell>
          <table:table-cell table:style-name="ce8" office:value-type="string" calcext:value-type="string">
            <text:p>SU Back</text:p>
          </table:table-cell>
          <table:table-cell table:style-name="ce8" table:formula="of:=[.C45]+[.D45]" office:value-type="float" office:value="219" calcext:value-type="float">
            <text:p>219</text:p>
          </table:table-cell>
          <table:table-cell table:style-name="ce15" table:formula="of:=([.C45]-[.D45])/SQRT([.C45]+[.D45])" office:value-type="float" office:value="3.04081820279769" calcext:value-type="float">
            <text:p>3.04</text:p>
          </table:table-cell>
          <table:table-cell table:style-name="ce25" table:formula="of:=ABS([.O45])" office:value-type="float" office:value="3.04081820279769" calcext:value-type="float">
            <text:p>3.04</text:p>
          </table:table-cell>
          <table:table-cell table:style-name="ce33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8" table:formula="of:=[.Q45]-[.R45]" office:value-type="float" office:value="-1" calcext:value-type="float">
            <text:p>-1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14-11-09" calcext:value-type="date">
            <text:p>11/9/2014</text:p>
          </table:table-cell>
          <table:table-cell table:style-name="ce8" office:value-type="string" calcext:value-type="string">
            <text:p>NHL44</text:p>
          </table:table-cell>
          <table:table-cell table:style-name="ce8" office:value-type="float" office:value="177" calcext:value-type="float">
            <text:p>177</text:p>
          </table:table-cell>
          <table:table-cell table:style-name="ce8" office:value-type="float" office:value="95" calcext:value-type="float">
            <text:p>95</text:p>
          </table:table-cell>
          <table:table-cell table:style-name="ce25" office:value-type="float" office:value="90.04" calcext:value-type="float">
            <text:p>90.04</text:p>
          </table:table-cell>
          <table:table-cell table:style-name="ce9" office:value-type="percentage" office:value="0.26" calcext:value-type="percentage">
            <text:p>26.00%</text:p>
          </table:table-cell>
          <table:table-cell table:style-name="ce8" office:value-type="string" calcext:value-type="string">
            <text:p>SU</text:p>
          </table:table-cell>
          <table:table-cell table:style-name="ce8" table:number-columns-repeated="2"/>
          <table:table-cell table:style-name="ce3" office:value-type="string" calcext:value-type="string">
            <text:p>total=5.5 and p:faceoffs won=33 and day!=Thursday and day!=Tuesday and 7&gt;streak&gt;-2 and P:margin&gt;-4</text:p>
          </table:table-cell>
          <table:table-cell table:style-name="ce13" office:value-type="string" calcext:value-type="string">
            <text:p><text:a xlink:href="http://sportsdatabase.com/nhl/query?output=default&amp;sdql=total%3D5.5+and+p%3Afaceoffs+won%3D33+and+day%21%3DThursday+and+day%21%3DTuesday+and+7%3Estreak%3E-2+and+P%3Amargin%3E-4%09&amp;submit=++S+D+Q+L+%21++" xlink:type="simple">http://sportsdatabase.com/nhl/query?output=default&amp;sdql=total%3D5.5+and+p%3Afaceoffs+won%3D33+and+day%21%3DThursday+and+day%21%3DTuesday+and+7%3Estreak%3E-2+and+P%3Amargin%3E-4%09&amp;submit=++S+D+Q+L+%21++</text:a></text:p>
          </table:table-cell>
          <table:table-cell table:style-name="ce8" office:value-type="string" calcext:value-type="string">
            <text:p>?</text:p>
          </table:table-cell>
          <table:table-cell table:style-name="ce8" office:value-type="string" calcext:value-type="string">
            <text:p>SU Back</text:p>
          </table:table-cell>
          <table:table-cell table:style-name="ce8" table:formula="of:=[.C46]+[.D46]" office:value-type="float" office:value="272" calcext:value-type="float">
            <text:p>272</text:p>
          </table:table-cell>
          <table:table-cell table:style-name="ce15" table:formula="of:=([.C46]-[.D46])/SQRT([.C46]+[.D46])" office:value-type="float" office:value="4.97198031324483" calcext:value-type="float">
            <text:p>4.97</text:p>
          </table:table-cell>
          <table:table-cell table:style-name="ce25" table:formula="of:=ABS([.O46])" office:value-type="float" office:value="4.97198031324483" calcext:value-type="float">
            <text:p>4.97</text:p>
          </table:table-cell>
          <table:table-cell table:style-name="ce34" office:value-type="float" office:value="3" calcext:value-type="float">
            <text:p>3</text:p>
          </table:table-cell>
          <table:table-cell/>
          <table:table-cell table:style-name="ce8" table:formula="of:=[.Q46]-[.R46]" office:value-type="float" office:value="3" calcext:value-type="float">
            <text:p>3</text:p>
          </table:table-cell>
          <table:table-cell table:number-columns-repeated="1005"/>
        </table:table-row>
        <table:table-row table:style-name="ro2">
          <table:table-cell table:style-name="ce7" office:value-type="date" office:date-value="2014-11-09" calcext:value-type="date">
            <text:p>11/9/2014</text:p>
          </table:table-cell>
          <table:table-cell table:style-name="ce8" office:value-type="string" calcext:value-type="string">
            <text:p>NHL45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70" calcext:value-type="float">
            <text:p>70</text:p>
          </table:table-cell>
          <table:table-cell table:style-name="ce25" office:value-type="float" office:value="53.81" calcext:value-type="float">
            <text:p>53.81</text:p>
          </table:table-cell>
          <table:table-cell table:style-name="ce9" office:value-type="string" calcext:value-type="string">
            <text:p>37.1%</text:p>
          </table:table-cell>
          <table:table-cell table:style-name="ce8" office:value-type="string" calcext:value-type="string">
            <text:p>SU</text:p>
          </table:table-cell>
          <table:table-cell table:style-name="ce8"/>
          <table:table-cell table:style-name="ce8" office:value-type="string" calcext:value-type="string">
            <text:p>DOG</text:p>
          </table:table-cell>
          <table:table-cell table:style-name="ce3" office:value-type="string" calcext:value-type="string">
            <text:p>total=5 and p:ADL and line&gt;145 and line&lt;190</text:p>
          </table:table-cell>
          <table:table-cell table:style-name="ce12" office:value-type="string" calcext:value-type="string">
            <text:p><text:a xlink:href="http://sportsdatabase.com/nhl/query?output=default&amp;sdql=total%3D5+and+p%3AADL+and+line%3E145+and+line%3C190&amp;submit=++S+D+Q+L+%21++" xlink:type="simple">http://sportsdatabase.com/nhl/query?output=default&amp;sdql=total%3D5+and+p%3AADL+and+line%3E145+and+line%3C190&amp;submit=++S+D+Q+L+%21++</text:a></text:p>
          </table:table-cell>
          <table:table-cell table:style-name="ce8" office:value-type="string" calcext:value-type="string">
            <text:p>dew22</text:p>
          </table:table-cell>
          <table:table-cell table:style-name="ce8" office:value-type="string" calcext:value-type="string">
            <text:p>SU Back</text:p>
          </table:table-cell>
          <table:table-cell table:style-name="ce8" table:formula="of:=[.C47]+[.D47]" office:value-type="float" office:value="145" calcext:value-type="float">
            <text:p>145</text:p>
          </table:table-cell>
          <table:table-cell table:style-name="ce15" table:formula="of:=([.C47]-[.D47])/SQRT([.C47]+[.D47])" office:value-type="float" office:value="0.4152273992687" calcext:value-type="float">
            <text:p>0.42</text:p>
          </table:table-cell>
          <table:table-cell table:style-name="ce25" table:formula="of:=ABS([.O47])" office:value-type="float" office:value="0.4152273992687" calcext:value-type="float">
            <text:p>0.42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8" table:formula="of:=[.Q47]-[.R47]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7" office:value-type="date" office:date-value="2014-11-09" calcext:value-type="date">
            <text:p>11/9/2014</text:p>
          </table:table-cell>
          <table:table-cell table:style-name="ce8" office:value-type="string" calcext:value-type="string">
            <text:p>NHL46</text:p>
          </table:table-cell>
          <table:table-cell table:style-name="ce8" office:value-type="float" office:value="138" calcext:value-type="float">
            <text:p>138</text:p>
          </table:table-cell>
          <table:table-cell table:style-name="ce8" office:value-type="float" office:value="148" calcext:value-type="float">
            <text:p>148</text:p>
          </table:table-cell>
          <table:table-cell table:style-name="ce25" office:value-type="float" office:value="57.83" calcext:value-type="float">
            <text:p>57.83</text:p>
          </table:table-cell>
          <table:table-cell table:style-name="ce9" office:value-type="string" calcext:value-type="string">
            <text:p>20.2%</text:p>
          </table:table-cell>
          <table:table-cell table:style-name="ce8" office:value-type="string" calcext:value-type="string">
            <text:p>SU</text:p>
          </table:table-cell>
          <table:table-cell table:style-name="ce8"/>
          <table:table-cell table:style-name="ce8" office:value-type="string" calcext:value-type="string">
            <text:p>DOG</text:p>
          </table:table-cell>
          <table:table-cell table:style-name="ce3" office:value-type="string" calcext:value-type="string">
            <text:p>(oA(p:goals,N=2)) / (tA(p:shots on goal,N=2))&lt;.09 and line&gt;145 and line&lt;155</text:p>
          </table:table-cell>
          <table:table-cell table:style-name="ce12" office:value-type="string" calcext:value-type="string">
            <text:p><text:a xlink:href="http://sportsdatabase.com/nhl/query?output=default&amp;sdql=%28oA%28p%3Agoals%2CN%3D2%29%29+%2F+%28tA%28p%3Ashots+on+goal%2CN%3D2%29%29%3C.09+and+line%3E145+and+line%3C155&amp;submit=++S+D+Q+L+%21++" xlink:type="simple">http://sportsdatabase.com/nhl/query?output=default&amp;sdql=%28oA%28p%3Agoals%2CN%3D2%29%29+%2F+%28tA%28p%3Ashots+on+goal%2CN%3D2%29%29%3C.09+and+line%3E145+and+line%3C155&amp;submit=++S+D+Q+L+%21++</text:a></text:p>
          </table:table-cell>
          <table:table-cell table:style-name="ce8" office:value-type="string" calcext:value-type="string">
            <text:p>dew22</text:p>
          </table:table-cell>
          <table:table-cell table:style-name="ce8" office:value-type="string" calcext:value-type="string">
            <text:p>SU Back</text:p>
          </table:table-cell>
          <table:table-cell table:style-name="ce8" table:formula="of:=[.C48]+[.D48]" office:value-type="float" office:value="286" calcext:value-type="float">
            <text:p>286</text:p>
          </table:table-cell>
          <table:table-cell table:style-name="ce15" table:formula="of:=([.C48]-[.D48])/SQRT([.C48]+[.D48])" office:value-type="float" office:value="-0.591312395989083" calcext:value-type="float">
            <text:p>-0.59</text:p>
          </table:table-cell>
          <table:table-cell table:style-name="ce25" table:formula="of:=ABS([.O48])" office:value-type="float" office:value="0.591312395989083" calcext:value-type="float">
            <text:p>0.59</text:p>
          </table:table-cell>
          <table:table-cell table:style-name="ce33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8" table:formula="of:=[.Q48]-[.R48]" office:value-type="float" office:value="-1" calcext:value-type="float">
            <text:p>-1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14-11-09" calcext:value-type="date">
            <text:p>11/9/2014</text:p>
          </table:table-cell>
          <table:table-cell table:style-name="ce8" office:value-type="string" calcext:value-type="string">
            <text:p>NHL47</text:p>
          </table:table-cell>
          <table:table-cell table:style-name="ce8" office:value-type="float" office:value="96" calcext:value-type="float">
            <text:p>96</text:p>
          </table:table-cell>
          <table:table-cell table:style-name="ce8" office:value-type="float" office:value="59" calcext:value-type="float">
            <text:p>59</text:p>
          </table:table-cell>
          <table:table-cell table:style-name="ce25" office:value-type="float" office:value="80.24" calcext:value-type="float">
            <text:p>80.24</text:p>
          </table:table-cell>
          <table:table-cell table:style-name="ce9" table:formula="of:=[.E49]/([.C49]+[.D49])" office:value-type="percentage" office:value="0.517677419354839" calcext:value-type="percentage">
            <text:p>51.77%</text:p>
          </table:table-cell>
          <table:table-cell table:style-name="ce8" office:value-type="string" calcext:value-type="string">
            <text:p>SU</text:p>
          </table:table-cell>
          <table:table-cell table:style-name="ce8" office:value-type="string" calcext:value-type="string">
            <text:p>AWAY</text:p>
          </table:table-cell>
          <table:table-cell table:style-name="ce8" office:value-type="string" calcext:value-type="string">
            <text:p>DOG</text:p>
          </table:table-cell>
          <table:table-cell table:style-name="ce10" office:value-type="string" calcext:value-type="string">
            <text:p>AD and 0&gt;streak&gt;-3 and o:streak=-1 and 5&gt;op:streak&gt;0 and tS(W, N=3)=1 and 1&lt;oS(W, N=6)&lt;4 and day!=Monday and day!=Thursday and line&gt;106</text:p>
          </table:table-cell>
          <table:table-cell table:style-name="ce13" office:value-type="string" calcext:value-type="string">
            <text:p><text:a xlink:href="http://sportsdatabase.com/nhl/query?output=default&amp;sdql=AD+and+0%3Estreak%3E-3+and+o%3Astreak%3D-1+and+5%3Eop%3Astreak%3E0+and+tS%28W%2C+N%3D3%29%3D1+and+1%3CoS%28W%2C+N%3D6%29%3C4+and+day%21%3DMonday+and+day%21%3DThursday+and+line%3E106&amp;submit=++S+D+Q+L+%21++" xlink:type="simple">http://sportsdatabase.com/nhl/query?output=default&amp;sdql=AD+and+0%3Estreak%3E-3+and+o%3Astreak%3D-1+and+5%3Eop%3Astreak%3E0+and+tS%28W%2C+N%3D3%29%3D1+and+1%3CoS%28W%2C+N%3D6%29%3C4+and+day%21%3DMonday+and+day%21%3DThursday+and+line%3E106&amp;submit=++S+D+Q+L+%21++</text:a></text:p>
          </table:table-cell>
          <table:table-cell table:style-name="ce8" office:value-type="string" calcext:value-type="string">
            <text:p>?</text:p>
          </table:table-cell>
          <table:table-cell table:style-name="ce8" office:value-type="string" calcext:value-type="string">
            <text:p>SU Back</text:p>
          </table:table-cell>
          <table:table-cell table:style-name="ce8" table:formula="of:=[.C49]+[.D49]" office:value-type="float" office:value="155" calcext:value-type="float">
            <text:p>155</text:p>
          </table:table-cell>
          <table:table-cell table:style-name="ce15" table:formula="of:=([.C49]-[.D49])/SQRT([.C49]+[.D49])" office:value-type="float" office:value="2.97191151693925" calcext:value-type="float">
            <text:p>2.97</text:p>
          </table:table-cell>
          <table:table-cell table:style-name="ce25" table:formula="of:=ABS([.O49])" office:value-type="float" office:value="2.97191151693925" calcext:value-type="float">
            <text:p>2.97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8" table:formula="of:=[.Q49]-[.R49]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14-11-09" calcext:value-type="date">
            <text:p>11/9/2014</text:p>
          </table:table-cell>
          <table:table-cell table:style-name="ce8" office:value-type="string" calcext:value-type="string">
            <text:p>NHL48</text:p>
          </table:table-cell>
          <table:table-cell table:style-name="ce8" office:value-type="float" office:value="144" calcext:value-type="float">
            <text:p>144</text:p>
          </table:table-cell>
          <table:table-cell table:style-name="ce8" office:value-type="float" office:value="104" calcext:value-type="float">
            <text:p>104</text:p>
          </table:table-cell>
          <table:table-cell table:style-name="ce25" office:value-type="float" office:value="79.68" calcext:value-type="float">
            <text:p>79.68</text:p>
          </table:table-cell>
          <table:table-cell table:style-name="ce9" table:formula="of:=[.E50]/([.C50]+[.D50])" office:value-type="percentage" office:value="0.321290322580645" calcext:value-type="percentage">
            <text:p>32.13%</text:p>
          </table:table-cell>
          <table:table-cell table:style-name="ce8" office:value-type="string" calcext:value-type="string">
            <text:p>SU</text:p>
          </table:table-cell>
          <table:table-cell table:style-name="ce8" table:number-columns-repeated="2"/>
          <table:table-cell table:style-name="ce10" office:value-type="string" calcext:value-type="string">
            <text:p>tS(W, N=3) = 3.0 and oS(W, N=3) = 0.0 and day!=Saturday and P:margin&gt;-2 and rest - o:rest!=-1</text:p>
          </table:table-cell>
          <table:table-cell table:style-name="ce13" office:value-type="string" calcext:value-type="string">
            <text:p><text:a xlink:href="http://sportsdatabase.com/nhl/query?output=default&amp;sdql=tS%28W%2C+N%3D3%29+%3D+3.0+and+oS%28W%2C+N%3D3%29+%3D+0.0+and+day!%3DSaturday+and+P%3Amargin%3E-2+and+rest+-+o%3Arest!%3D-1&amp;submit=++S+D+Q+L+!++" xlink:type="simple">http://sportsdatabase.com/nhl/query?output=default&amp;sdql=tS%28W%2C+N%3D3%29+%3D+3.0+and+oS%28W%2C+N%3D3%29+%3D+0.0+and+day!%3DSaturday+and+P%3Amargin%3E-2+and+rest+-+o%3Arest!%3D-1&amp;submit=++S+D+Q+L+!++</text:a></text:p>
          </table:table-cell>
          <table:table-cell table:style-name="ce8" office:value-type="string" calcext:value-type="string">
            <text:p>?</text:p>
          </table:table-cell>
          <table:table-cell table:style-name="ce8" office:value-type="string" calcext:value-type="string">
            <text:p>SU Fade</text:p>
          </table:table-cell>
          <table:table-cell table:style-name="ce8" table:formula="of:=[.C50]+[.D50]" office:value-type="float" office:value="248" calcext:value-type="float">
            <text:p>248</text:p>
          </table:table-cell>
          <table:table-cell table:style-name="ce15" table:formula="of:=([.C50]-[.D50])/SQRT([.C50]+[.D50])" office:value-type="float" office:value="2.54000254000381" calcext:value-type="float">
            <text:p>2.54</text:p>
          </table:table-cell>
          <table:table-cell table:style-name="ce25" table:formula="of:=ABS([.O50])" office:value-type="float" office:value="2.54000254000381" calcext:value-type="float">
            <text:p>2.54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8" table:formula="of:=[.Q50]-[.R50]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14-11-09" calcext:value-type="date">
            <text:p>11/9/2014</text:p>
          </table:table-cell>
          <table:table-cell table:style-name="ce8" office:value-type="string" calcext:value-type="string">
            <text:p>NHL49</text:p>
          </table:table-cell>
          <table:table-cell table:style-name="ce8" office:value-type="float" office:value="269" calcext:value-type="float">
            <text:p>269</text:p>
          </table:table-cell>
          <table:table-cell table:style-name="ce8" office:value-type="float" office:value="168" calcext:value-type="float">
            <text:p>168</text:p>
          </table:table-cell>
          <table:table-cell table:style-name="ce25" table:formula="of:=([.C51]*0.8)-[.D51]" office:value-type="float" office:value="47.2" calcext:value-type="float">
            <text:p>47.20</text:p>
          </table:table-cell>
          <table:table-cell table:style-name="ce9" table:formula="of:=[.E51]/([.C51]+[.D51])" office:value-type="percentage" office:value="0.108009153318078" calcext:value-type="percentage">
            <text:p>10.80%</text:p>
          </table:table-cell>
          <table:table-cell table:style-name="ce8" office:value-type="string" calcext:value-type="string">
            <text:p>OVER</text:p>
          </table:table-cell>
          <table:table-cell table:style-name="ce8" table:number-columns-repeated="2"/>
          <table:table-cell table:style-name="ce10" office:value-type="string" calcext:value-type="string">
            <text:p>total=5 and 1&gt;streak&gt;-5 and 1&gt;o:streak&gt;-5 and day!=Saturday and month!=4</text:p>
          </table:table-cell>
          <table:table-cell table:style-name="ce13" office:value-type="string" calcext:value-type="string">
            <text:p><text:a xlink:href="http://sportsdatabase.com/nhl/query?output=default&amp;sdql=total%3D5+and+1%3Estreak%3E-5+and+1%3Eo%3Astreak%3E-5+and+day%21%3DSaturday+and+month%21%3D4&amp;submit=++S+D+Q+L+%21++" xlink:type="simple">http://sportsdatabase.com/nhl/query?output=default&amp;sdql=total%3D5+and+1%3Estreak%3E-5+and+1%3Eo%3Astreak%3E-5+and+day%21%3DSaturday+and+month%21%3D4&amp;submit=++S+D+Q+L+%21++</text:a></text:p>
          </table:table-cell>
          <table:table-cell table:style-name="ce8" office:value-type="string" calcext:value-type="string">
            <text:p>?</text:p>
          </table:table-cell>
          <table:table-cell table:style-name="ce8" office:value-type="string" calcext:value-type="string">
            <text:p>Over</text:p>
          </table:table-cell>
          <table:table-cell table:style-name="ce8" table:formula="of:=[.C51]+[.D51]" office:value-type="float" office:value="437" calcext:value-type="float">
            <text:p>437</text:p>
          </table:table-cell>
          <table:table-cell table:style-name="ce15" table:formula="of:=([.C51]-[.D51])/SQRT([.C51]+[.D51])" office:value-type="float" office:value="4.83148521967289" calcext:value-type="float">
            <text:p>4.83</text:p>
          </table:table-cell>
          <table:table-cell table:style-name="ce25" table:formula="of:=ABS([.O51])" office:value-type="float" office:value="4.83148521967289" calcext:value-type="float">
            <text:p>4.83</text:p>
          </table:table-cell>
          <table:table-cell table:style-name="ce33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8" table:formula="of:=[.Q51]-[.R51]" office:value-type="float" office:value="-2" calcext:value-type="float">
            <text:p>-2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14-11-09" calcext:value-type="date">
            <text:p>11/9/2014</text:p>
          </table:table-cell>
          <table:table-cell table:style-name="ce8" office:value-type="string" calcext:value-type="string">
            <text:p>NHL50</text:p>
          </table:table-cell>
          <table:table-cell table:style-name="ce8" office:value-type="float" office:value="468" calcext:value-type="float">
            <text:p>468</text:p>
          </table:table-cell>
          <table:table-cell table:style-name="ce8" office:value-type="float" office:value="311" calcext:value-type="float">
            <text:p>311</text:p>
          </table:table-cell>
          <table:table-cell table:style-name="ce25" office:value-type="float" office:value="125.9" calcext:value-type="float">
            <text:p>125.90</text:p>
          </table:table-cell>
          <table:table-cell table:style-name="ce9" table:formula="of:=[.E52]/([.C52]+[.D52])" office:value-type="percentage" office:value="0.161617458279846" calcext:value-type="percentage">
            <text:p>16.16%</text:p>
          </table:table-cell>
          <table:table-cell table:style-name="ce8" office:value-type="string" calcext:value-type="string">
            <text:p>OVER</text:p>
          </table:table-cell>
          <table:table-cell table:style-name="ce8" table:number-columns-repeated="2"/>
          <table:table-cell table:style-name="ce10" office:value-type="string" calcext:value-type="string">
            <text:p>season&gt;2007 and total = 5.5 and day != Monday and 0 &lt; p:goals &lt; 6 and op:goals != 6 and 9 &gt; penalties &gt; 0 and 9 &gt; o:penalties &gt; 0 and penalties + o:penalties &lt; 12 and 3&gt;streak&gt;-5 and 3&gt;o:streak&gt;-5 and power play goals + o:power play goals&gt;0 and (tS(ou margin, N=1)&lt;.01 or tS(ou margin, N=1)&gt;1) and (.5&gt;op:ou margin&gt;-3 or op:ou margin&gt;1) and pp:goals&lt;5 and 0&lt;opp:goals&lt;5 and game number&gt;13 and rest + o:rest&lt;5 and rest+o:rest!=3</text:p>
          </table:table-cell>
          <table:table-cell table:style-name="ce13" office:value-type="string" calcext:value-type="string">
            <text:p><text:a xlink:href="http://sportsdatabase.com/nhl/query?output=default&amp;sdql=season%3E2007+and+total+%3D+5.5+and+day+%21%3D+Monday+and+0+%3C+p%3Agoals+%3C+6+and+op%3Agoals+%21%3D+6+and+9+%3E+penalties+%3E+0+and+9+%3E+o%3Apenalties+%3E+0+and+penalties+%2B+o%3Apenalties+%3C+12+and+3%3Estreak%3E-5+and+3%3Eo%3Astreak%3E-5+and+power+play+goals+%2B+o%3Apower+play+goals%3E0+and+%28tS%28ou+margin%2C+N%3D1%29%3C.01+or+tS%28ou+margin%2C+N%3D1%29%3E1%29+and+%28.5%3Eop%3Aou+margin%3E-3+or+op%3Aou+margin%3E1%29+and+pp%3Agoals%3C5+and+0%3Copp%3Agoals%3C5+and+game+number%3E13+and+rest+%2B+o%3Arest%3C5+and+rest%2Bo%3Arest%21%3D3&amp;submit=++S+D+Q+L+%21++" xlink:type="simple">http://sportsdatabase.com/nhl/query?output=default&amp;sdql=season%3E2007+and+total+%3D+5.5+and+day+%21%3D+Monday+and+0+%3C+p%3Agoals+%3C+6+and+op%3Agoals+%21%3D+6+and+9+%3E+penalties+%3E+0+and+9+%3E+o%3Apenalties+%3E+0+and+penalties+%2B+o%3Apenalties+%3C+12+and+3%3Estreak%3E-5+and+3%3Eo%3Astreak%3E-5+and+power+play+goals+%2B+o%3Apower+play+goals%3E0+and+%28tS%28ou+margin%2C+N%3D1%29%3C.01+or+tS%28ou+margin%2C+N%3D1%29%3E1%29+and+%28.5%3Eop%3Aou+margin%3E-3+or+op%3Aou+margin%3E1%29+and+pp%3Agoals%3C5+and+0%3Copp%3Agoals%3C5+and+game+number%3E13+and+rest+%2B+o%3Arest%3C5+and+rest%2Bo%3Arest%21%3D3&amp;submit=++S+D+Q+L+%21++</text:a></text:p>
          </table:table-cell>
          <table:table-cell table:style-name="ce8" office:value-type="string" calcext:value-type="string">
            <text:p>?</text:p>
          </table:table-cell>
          <table:table-cell table:style-name="ce8" office:value-type="string" calcext:value-type="string">
            <text:p>Over</text:p>
          </table:table-cell>
          <table:table-cell table:style-name="ce8" table:formula="of:=[.C52]+[.D52]" office:value-type="float" office:value="779" calcext:value-type="float">
            <text:p>779</text:p>
          </table:table-cell>
          <table:table-cell table:style-name="ce15" table:formula="of:=([.C52]-[.D52])/SQRT([.C52]+[.D52])" office:value-type="float" office:value="5.62510875661515" calcext:value-type="float">
            <text:p>5.63</text:p>
          </table:table-cell>
          <table:table-cell table:style-name="ce25" table:formula="of:=ABS([.O52])" office:value-type="float" office:value="5.62510875661515" calcext:value-type="float">
            <text:p>5.63</text:p>
          </table:table-cell>
          <table:table-cell table:style-name="ce3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[.Q52]-[.R52]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14-11-09" calcext:value-type="date">
            <text:p>11/9/2014</text:p>
          </table:table-cell>
          <table:table-cell table:style-name="ce8" office:value-type="string" calcext:value-type="string">
            <text:p>NHL51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27" calcext:value-type="float">
            <text:p>27</text:p>
          </table:table-cell>
          <table:table-cell table:style-name="ce25" office:value-type="float" office:value="40.77" calcext:value-type="float">
            <text:p>40.77</text:p>
          </table:table-cell>
          <table:table-cell table:style-name="ce9" office:value-type="percentage" office:value="0.242" calcext:value-type="percentage">
            <text:p>24.20%</text:p>
          </table:table-cell>
          <table:table-cell table:style-name="ce8" office:value-type="string" calcext:value-type="string">
            <text:p>SU</text:p>
          </table:table-cell>
          <table:table-cell table:style-name="ce8" office:value-type="string" calcext:value-type="string">
            <text:p>HOME</text:p>
          </table:table-cell>
          <table:table-cell table:style-name="ce8" office:value-type="string" calcext:value-type="string">
            <text:p>FAV</text:p>
          </table:table-cell>
          <table:table-cell table:style-name="ce10" office:value-type="string" calcext:value-type="string">
            <text:p>HF and streak&lt;=-3 and 60&gt;=WP&gt;=51 and game number&gt;=43</text:p>
          </table:table-cell>
          <table:table-cell table:style-name="ce13" office:value-type="string" calcext:value-type="string">
            <text:p><text:a xlink:href="http://sportsdatabase.com/nhl/query?output=default&amp;sdql=HF+and+streak%3C%3D-3+and+60%3E%3DWP%3E%3D51+and+game+number%3E%3D43&amp;submit=++S+D+Q+L+%21++" xlink:type="simple">http://sportsdatabase.com/nhl/query?output=default&amp;sdql=HF+and+streak%3C%3D-3+and+60%3E%3DWP%3E%3D51+and+game+number%3E%3D43&amp;submit=++S+D+Q+L+%21++</text:a></text:p>
          </table:table-cell>
          <table:table-cell table:style-name="ce8" office:value-type="string" calcext:value-type="string">
            <text:p>?</text:p>
          </table:table-cell>
          <table:table-cell table:style-name="ce8" office:value-type="string" calcext:value-type="string">
            <text:p>SU Back</text:p>
          </table:table-cell>
          <table:table-cell table:style-name="ce8" table:formula="of:=[.C53]+[.D53]" office:value-type="float" office:value="106" calcext:value-type="float">
            <text:p>106</text:p>
          </table:table-cell>
          <table:table-cell table:style-name="ce15" table:formula="of:=([.C53]-[.D53])/SQRT([.C53]+[.D53])" office:value-type="float" office:value="5.05068648425777" calcext:value-type="float">
            <text:p>5.05</text:p>
          </table:table-cell>
          <table:table-cell table:style-name="ce25" table:formula="of:=ABS([.O53])" office:value-type="float" office:value="5.05068648425777" calcext:value-type="float">
            <text:p>5.05</text:p>
          </table:table-cell>
          <table:table-cell table:style-name="ce3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[.Q53]-[.R53]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14-11-09" calcext:value-type="date">
            <text:p>11/9/2014</text:p>
          </table:table-cell>
          <table:table-cell table:style-name="ce8" office:value-type="string" calcext:value-type="string">
            <text:p>NHL52</text:p>
          </table:table-cell>
          <table:table-cell table:style-name="ce8" office:value-type="float" office:value="196" calcext:value-type="float">
            <text:p>196</text:p>
          </table:table-cell>
          <table:table-cell table:style-name="ce8" office:value-type="float" office:value="135" calcext:value-type="float">
            <text:p>135</text:p>
          </table:table-cell>
          <table:table-cell table:style-name="ce25" table:formula="of:=([.C54]*0.8)-[.D54]" office:value-type="float" office:value="21.8" calcext:value-type="float">
            <text:p>21.80</text:p>
          </table:table-cell>
          <table:table-cell table:style-name="ce9" table:formula="of:=[.E54]/([.C54]+[.D54])" office:value-type="percentage" office:value="0.0658610271903324" calcext:value-type="percentage">
            <text:p>6.59%</text:p>
          </table:table-cell>
          <table:table-cell table:style-name="ce8" office:value-type="string" calcext:value-type="string">
            <text:p>OVER</text:p>
          </table:table-cell>
          <table:table-cell table:style-name="ce8" table:number-columns-repeated="2"/>
          <table:table-cell table:style-name="ce10" office:value-type="string" calcext:value-type="string">
            <text:p>total=5.5 and rest=1 and o:rest=1 and day!=Monday and p:total=5.5 and op:total&lt;6 and po:goals&lt;5 and opo:goals&lt;5 and 34&gt;p:shots on goal&gt;25 and 34&gt;op:shots on goal&gt;19 and 3&gt;streak&gt;-2</text:p>
          </table:table-cell>
          <table:table-cell table:style-name="ce13" office:value-type="string" calcext:value-type="string">
            <text:p><text:a xlink:href="http://sportsdatabase.com/nhl/query?output=default&amp;sdql=total%3D5.5+and+rest%3D1+and+o%3Arest%3D1+and+day%21%3DMonday+and+p%3Atotal%3D5.5+and+op%3Atotal%3C6+and+po%3Agoals%3C5+and+opo%3Agoals%3C5+and+34%3Ep%3Ashots+on+goal%3E25+and+34%3Eop%3Ashots+on+goal%3E19+and+3%3Estreak%3E-2&amp;submit=++S+D+Q+L+%21++" xlink:type="simple">http://sportsdatabase.com/nhl/query?output=default&amp;sdql=total%3D5.5+and+rest%3D1+and+o%3Arest%3D1+and+day%21%3DMonday+and+p%3Atotal%3D5.5+and+op%3Atotal%3C6+and+po%3Agoals%3C5+and+opo%3Agoals%3C5+and+34%3Ep%3Ashots+on+goal%3E25+and+34%3Eop%3Ashots+on+goal%3E19+and+3%3Estreak%3E-2&amp;submit=++S+D+Q+L+%21++</text:a></text:p>
          </table:table-cell>
          <table:table-cell table:style-name="ce8" office:value-type="string" calcext:value-type="string">
            <text:p>?</text:p>
          </table:table-cell>
          <table:table-cell table:style-name="ce8" office:value-type="string" calcext:value-type="string">
            <text:p>Over</text:p>
          </table:table-cell>
          <table:table-cell table:style-name="ce8" table:formula="of:=[.C54]+[.D54]" office:value-type="float" office:value="331" calcext:value-type="float">
            <text:p>331</text:p>
          </table:table-cell>
          <table:table-cell table:style-name="ce15" table:formula="of:=([.C54]-[.D54])/SQRT([.C54]+[.D54])" office:value-type="float" office:value="3.35286323056881" calcext:value-type="float">
            <text:p>3.35</text:p>
          </table:table-cell>
          <table:table-cell table:style-name="ce25" table:formula="of:=ABS([.O54])" office:value-type="float" office:value="3.35286323056881" calcext:value-type="float">
            <text:p>3.35</text:p>
          </table:table-cell>
          <table:table-cell table:style-name="ce3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[.Q54]-[.R54]" office:value-type="float" office:value="-1" calcext:value-type="float">
            <text:p>-1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14-11-09" calcext:value-type="date">
            <text:p>11/9/2014</text:p>
          </table:table-cell>
          <table:table-cell table:style-name="ce8" office:value-type="string" calcext:value-type="string">
            <text:p>NHL53</text:p>
          </table:table-cell>
          <table:table-cell table:style-name="ce8" office:value-type="float" office:value="91" calcext:value-type="float">
            <text:p>91</text:p>
          </table:table-cell>
          <table:table-cell table:style-name="ce8" office:value-type="float" office:value="65" calcext:value-type="float">
            <text:p>65</text:p>
          </table:table-cell>
          <table:table-cell table:style-name="ce25" office:value-type="float" office:value="42.88" calcext:value-type="float">
            <text:p>42.88</text:p>
          </table:table-cell>
          <table:table-cell table:style-name="ce9" office:value-type="percentage" office:value="0.252" calcext:value-type="percentage">
            <text:p>25.20%</text:p>
          </table:table-cell>
          <table:table-cell table:style-name="ce8" office:value-type="string" calcext:value-type="string">
            <text:p>SU</text:p>
          </table:table-cell>
          <table:table-cell table:style-name="ce8" office:value-type="string" calcext:value-type="string">
            <text:p>AWAY</text:p>
          </table:table-cell>
          <table:table-cell table:style-name="ce8"/>
          <table:table-cell table:style-name="ce10" office:value-type="string" calcext:value-type="string">
            <text:p>p:overtime&gt;0 and p:L and A and day=Saturday and line&lt;183 and streak&gt;-4 and o:streak&gt;-2 and op:margin&gt;-3 and o:penalties!=6</text:p>
          </table:table-cell>
          <table:table-cell table:style-name="ce13" office:value-type="string" calcext:value-type="string">
            <text:p><text:a xlink:href="http://sportsdatabase.com/nhl/query?output=default&amp;sdql=p%3Aovertime%3E0+and+p%3AL+and+A+and+day%3DSaturday+and+line%3C183+and+streak%3E-4+and+o%3Astreak%3E-2+and+op%3Amargin%3E-3+and+o%3Apenalties%21%3D6&amp;submit=++S+D+Q+L+%21++" xlink:type="simple">http://sportsdatabase.com/nhl/query?output=default&amp;sdql=p%3Aovertime%3E0+and+p%3AL+and+A+and+day%3DSaturday+and+line%3C183+and+streak%3E-4+and+o%3Astreak%3E-2+and+op%3Amargin%3E-3+and+o%3Apenalties%21%3D6&amp;submit=++S+D+Q+L+%21++</text:a></text:p>
          </table:table-cell>
          <table:table-cell table:style-name="ce8" office:value-type="string" calcext:value-type="string">
            <text:p>?</text:p>
          </table:table-cell>
          <table:table-cell table:style-name="ce8" office:value-type="string" calcext:value-type="string">
            <text:p>SU Back</text:p>
          </table:table-cell>
          <table:table-cell table:style-name="ce8" table:formula="of:=[.C55]+[.D55]" office:value-type="float" office:value="156" calcext:value-type="float">
            <text:p>156</text:p>
          </table:table-cell>
          <table:table-cell table:style-name="ce15" table:formula="of:=([.C55]-[.D55])/SQRT([.C55]+[.D55])" office:value-type="float" office:value="2.08166599946613" calcext:value-type="float">
            <text:p>2.08</text:p>
          </table:table-cell>
          <table:table-cell table:style-name="ce25" table:formula="of:=ABS([.O55])" office:value-type="float" office:value="2.08166599946613" calcext:value-type="float">
            <text:p>2.08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8" table:formula="of:=[.Q55]-[.R55]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7" office:value-type="date" office:date-value="2014-11-09" calcext:value-type="date">
            <text:p>11/9/2014</text:p>
          </table:table-cell>
          <table:table-cell table:style-name="ce8" office:value-type="string" calcext:value-type="string">
            <text:p>NHL54</text:p>
          </table:table-cell>
          <table:table-cell table:style-name="ce8" office:value-type="float" office:value="98" calcext:value-type="float">
            <text:p>98</text:p>
          </table:table-cell>
          <table:table-cell table:style-name="ce8" office:value-type="float" office:value="36" calcext:value-type="float">
            <text:p>36</text:p>
          </table:table-cell>
          <table:table-cell table:style-name="ce25" office:value-type="float" office:value="5.628" calcext:value-type="float">
            <text:p>5.63</text:p>
          </table:table-cell>
          <table:table-cell table:style-name="ce9" office:value-type="string" calcext:value-type="string">
            <text:p>29.8%</text:p>
          </table:table-cell>
          <table:table-cell table:style-name="ce8" office:value-type="string" calcext:value-type="string">
            <text:p>SU</text:p>
          </table:table-cell>
          <table:table-cell table:style-name="ce8" table:number-columns-repeated="2"/>
          <table:table-cell table:style-name="ce3" office:value-type="string" calcext:value-type="string">
            <text:p>po:goals=0 and p:HW and game number&lt;=42 and WP&gt;50 and season&gt;=2009</text:p>
          </table:table-cell>
          <table:table-cell table:style-name="ce12" office:value-type="string" calcext:value-type="string">
            <text:p><text:a xlink:href="http://www.sportsdatabase.com/nhl/query?output=default&amp;sdql=po%3Agoals%3D0+and+p%3AHW+and+game+number%3C%3D42+and+WP%3E50+and+season%3E%3D2009&amp;submit=++S+D+Q+L+%21++" xlink:type="simple">http://www.sportsdatabase.com/nhl/query?output=default&amp;sdql=po%3Agoals%3D0+and+p%3AHW+and+game+number&lt;%3D42+and+WP&gt;50+and+season&gt;%3D2009&amp;submit=++S+D+Q+L+%21++</text:a></text:p>
          </table:table-cell>
          <table:table-cell table:style-name="ce8" office:value-type="string" calcext:value-type="string">
            <text:p>?</text:p>
          </table:table-cell>
          <table:table-cell table:style-name="ce8" office:value-type="string" calcext:value-type="string">
            <text:p>SU Back</text:p>
          </table:table-cell>
          <table:table-cell table:style-name="ce8" table:formula="of:=[.C56]+[.D56]" office:value-type="float" office:value="134" calcext:value-type="float">
            <text:p>134</text:p>
          </table:table-cell>
          <table:table-cell table:style-name="ce15" table:formula="of:=([.C56]-[.D56])/SQRT([.C56]+[.D56])" office:value-type="float" office:value="5.35598423860443" calcext:value-type="float">
            <text:p>5.36</text:p>
          </table:table-cell>
          <table:table-cell table:style-name="ce25" table:formula="of:=ABS([.O56])" office:value-type="float" office:value="5.35598423860443" calcext:value-type="float">
            <text:p>5.36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8" table:formula="of:=[.Q56]-[.R56]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14-11-09" calcext:value-type="date">
            <text:p>11/9/2014</text:p>
          </table:table-cell>
          <table:table-cell table:style-name="ce8" office:value-type="string" calcext:value-type="string">
            <text:p>NHL55</text:p>
          </table:table-cell>
          <table:table-cell table:style-name="ce8" office:value-type="float" office:value="1368" calcext:value-type="float">
            <text:p>1368</text:p>
          </table:table-cell>
          <table:table-cell table:style-name="ce8" office:value-type="float" office:value="952" calcext:value-type="float">
            <text:p>952</text:p>
          </table:table-cell>
          <table:table-cell table:style-name="ce25" office:value-type="float" office:value="217.6" calcext:value-type="float">
            <text:p>217.60</text:p>
          </table:table-cell>
          <table:table-cell table:style-name="ce9" table:formula="of:=[.E57]/([.C57]+[.D57])" office:value-type="percentage" office:value="0.0937931034482759" calcext:value-type="percentage">
            <text:p>9.38%</text:p>
          </table:table-cell>
          <table:table-cell table:style-name="ce8" office:value-type="string" calcext:value-type="string">
            <text:p>UNDER</text:p>
          </table:table-cell>
          <table:table-cell table:style-name="ce8" table:number-columns-repeated="2"/>
          <table:table-cell table:style-name="ce10" office:value-type="string" calcext:value-type="string">
            <text:p>total = 5.5 and 14 &lt; p:shots on goal &lt; 32 and playoffs = 0 and day != Thursday and day != Friday and day != Sunday and rest &lt; 4 and o:rest &lt; 4 and rest + o:rest &gt; 0 and 7 &gt; streak &gt; -4 and (game number &lt; 38 or game number &gt; 51) and ou streak &lt; 5 and p:ou margin &gt; -3 and 4.5 &gt; op:ou margin &gt; -3 and 43 &gt; op:shots on goal &gt; 19</text:p>
          </table:table-cell>
          <table:table-cell table:style-name="ce13" office:value-type="string" calcext:value-type="string">
            <text:p><text:a xlink:href="http://sportsdatabase.com/nhl/query?output=default&amp;sdql=total+%3D+5.5+and+14+%3C+p%3Ashots+on+goal+%3C+32+and+playoffs+%3D+0+and+day+%21%3D+Thursday+and+day+%21%3D+Friday+and+day+%21%3D+Sunday+and+rest+%3C+4+and+o%3Arest+%3C+4+and+rest+%2B+o%3Arest+%3E+0+and+7+%3E+streak+%3E+-4+and+%28game+number+%3C+38+or+game+number+%3E+51%29+and+ou+streak+%3C+5+and+p%3Aou+margin+%3E+-3+and+4.5+%3E+op%3Aou+margin+%3E+-3+and+43+%3E+op%3Ashots+on+goal+%3E+19&amp;submit=++S+D+Q+L+%21++" xlink:type="simple">http://sportsdatabase.com/nhl/query?output=default&amp;sdql=total+%3D+5.5+and+14+%3C+p%3Ashots+on+goal+%3C+32+and+playoffs+%3D+0+and+day+%21%3D+Thursday+and+day+%21%3D+Friday+and+day+%21%3D+Sunday+and+rest+%3C+4+and+o%3Arest+%3C+4+and+rest+%2B+o%3Arest+%3E+0+and+7+%3E+streak+%3E+-4+and+%28game+number+%3C+38+or+game+number+%3E+51%29+and+ou+streak+%3C+5+and+p%3Aou+margin+%3E+-3+and+4.5+%3E+op%3Aou+margin+%3E+-3+and+43+%3E+op%3Ashots+on+goal+%3E+19&amp;submit=++S+D+Q+L+%21++</text:a></text:p>
          </table:table-cell>
          <table:table-cell table:style-name="ce8" office:value-type="string" calcext:value-type="string">
            <text:p>?</text:p>
          </table:table-cell>
          <table:table-cell table:style-name="ce8" office:value-type="string" calcext:value-type="string">
            <text:p>Under</text:p>
          </table:table-cell>
          <table:table-cell table:style-name="ce8" table:formula="of:=[.C57]+[.D57]" office:value-type="float" office:value="2320" calcext:value-type="float">
            <text:p>2320</text:p>
          </table:table-cell>
          <table:table-cell table:style-name="ce15" table:formula="of:=([.C57]-[.D57])/SQRT([.C57]+[.D57])" office:value-type="float" office:value="8.63672990478896" calcext:value-type="float">
            <text:p>8.64</text:p>
          </table:table-cell>
          <table:table-cell table:style-name="ce25" table:formula="of:=ABS([.O57])" office:value-type="float" office:value="8.63672990478896" calcext:value-type="float">
            <text:p>8.64</text:p>
          </table:table-cell>
          <table:table-cell table:style-name="ce33" office:value-type="float" office:value="2" calcext:value-type="float">
            <text:p>2</text:p>
          </table:table-cell>
          <table:table-cell table:style-name="ce8" office:value-type="string" calcext:value-type="string">
            <text:p>2+</text:p>
          </table:table-cell>
          <table:table-cell table:style-name="ce8" office:value-type="float" office:value="0" calcext:value-type="float">
            <text:p>0</text:p>
          </table:table-cell>
          <table:table-cell table:style-name="ce3" office:value-type="string" calcext:value-type="string">
            <text:p>59% under trend look great. <text:s/>Huge volume might make conflicts</text:p>
          </table:table-cell>
          <table:table-cell table:number-columns-repeated="1004"/>
        </table:table-row>
        <table:table-row table:style-name="ro2">
          <table:table-cell table:style-name="ce7" office:value-type="date" office:date-value="2014-11-09" calcext:value-type="date">
            <text:p>11/9/2014</text:p>
          </table:table-cell>
          <table:table-cell table:style-name="ce8" office:value-type="string" calcext:value-type="string">
            <text:p>NHL56</text:p>
          </table:table-cell>
          <table:table-cell table:style-name="ce8" office:value-type="float" office:value="103" calcext:value-type="float">
            <text:p>103</text:p>
          </table:table-cell>
          <table:table-cell table:style-name="ce8" office:value-type="float" office:value="67" calcext:value-type="float">
            <text:p>67</text:p>
          </table:table-cell>
          <table:table-cell table:style-name="ce25" office:value-type="float" office:value="36.08" calcext:value-type="float">
            <text:p>36.08</text:p>
          </table:table-cell>
          <table:table-cell table:style-name="ce9" table:formula="of:=[.E58]/([.C58]+[.D58])" office:value-type="percentage" office:value="0.212235294117647" calcext:value-type="percentage">
            <text:p>21.22%</text:p>
          </table:table-cell>
          <table:table-cell table:style-name="ce8" office:value-type="string" calcext:value-type="string">
            <text:p>SU</text:p>
          </table:table-cell>
          <table:table-cell table:style-name="ce8" table:number-columns-repeated="2"/>
          <table:table-cell table:style-name="ce10" office:value-type="string" calcext:value-type="string">
            <text:p>3&lt;penalties&lt;7 and p:goals=6 and streak&lt;3 and (month=2 or month=3 or month=10 or month=11)</text:p>
          </table:table-cell>
          <table:table-cell table:style-name="ce12" office:value-type="string" calcext:value-type="string">
            <text:p><text:a xlink:href="http://sportsdatabase.com/nhl/query?output=default&amp;sdql=3%3Cpenalties%3C7+and+p%3Agoals%3D6+and+streak%3C3+and+%28month%3D2+or+month%3D3+or+month%3D10+or+month%3D11%29&amp;submit=++S+D+Q+L+!++" xlink:type="simple">http://sportsdatabase.com/nhl/query?output=default&amp;sdql=3%3Cpenalties%3C7+and+p%3Agoals%3D6+and+streak%3C3+and+%28month%3D2+or+month%3D3+or+month%3D10+or+month%3D11%29&amp;submit=++S+D+Q+L+!++</text:a></text:p>
          </table:table-cell>
          <table:table-cell table:style-name="ce8" office:value-type="string" calcext:value-type="string">
            <text:p>?</text:p>
          </table:table-cell>
          <table:table-cell table:style-name="ce8" office:value-type="string" calcext:value-type="string">
            <text:p>SU Back</text:p>
          </table:table-cell>
          <table:table-cell table:style-name="ce8" table:formula="of:=[.C58]+[.D58]" office:value-type="float" office:value="170" calcext:value-type="float">
            <text:p>170</text:p>
          </table:table-cell>
          <table:table-cell table:style-name="ce15" table:formula="of:=([.C58]-[.D58])/SQRT([.C58]+[.D58])" office:value-type="float" office:value="2.76107395985053" calcext:value-type="float">
            <text:p>2.76</text:p>
          </table:table-cell>
          <table:table-cell table:style-name="ce25" table:formula="of:=ABS([.O58])" office:value-type="float" office:value="2.76107395985053" calcext:value-type="float">
            <text:p>2.76</text:p>
          </table:table-cell>
          <table:table-cell table:style-name="ce33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8" table:formula="of:=[.Q58]-[.R58]" office:value-type="float" office:value="-1" calcext:value-type="float">
            <text:p>-1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14-11-09" calcext:value-type="date">
            <text:p>11/9/2014</text:p>
          </table:table-cell>
          <table:table-cell table:style-name="ce8" office:value-type="string" calcext:value-type="string">
            <text:p>NHL57</text:p>
          </table:table-cell>
          <table:table-cell table:style-name="ce8" office:value-type="float" office:value="84" calcext:value-type="float">
            <text:p>84</text:p>
          </table:table-cell>
          <table:table-cell table:style-name="ce8" office:value-type="float" office:value="53" calcext:value-type="float">
            <text:p>53</text:p>
          </table:table-cell>
          <table:table-cell table:style-name="ce25" table:formula="of:=([.C59]*0.8)-[.D59]" office:value-type="float" office:value="14.2" calcext:value-type="float">
            <text:p>14.20</text:p>
          </table:table-cell>
          <table:table-cell table:style-name="ce9" table:formula="of:=[.E59]/([.C59]+[.D59])" office:value-type="percentage" office:value="0.103649635036496" calcext:value-type="percentage">
            <text:p>10.36%</text:p>
          </table:table-cell>
          <table:table-cell table:style-name="ce8" office:value-type="string" calcext:value-type="string">
            <text:p>SU</text:p>
          </table:table-cell>
          <table:table-cell table:style-name="ce8"/>
          <table:table-cell table:style-name="ce8" office:value-type="string" calcext:value-type="string">
            <text:p>DOG</text:p>
          </table:table-cell>
          <table:table-cell table:style-name="ce10" office:value-type="string" calcext:value-type="string">
            <text:p>D and streak + o:streak=4 and 3&gt;streak&gt;0 and p:overtime=0 and (month=11 or month&lt;4) and line&gt;102</text:p>
          </table:table-cell>
          <table:table-cell table:style-name="ce13" office:value-type="string" calcext:value-type="string">
            <text:p><text:a xlink:href="http://sportsdatabase.com/nhl/query?output=default&amp;sdql=D+and+streak+%2B+o%3Astreak%3D4+and+3%3Estreak%3E0+and+p%3Aovertime%3D0+and+%28month%3D11+or+month%3C4%29+and+line%3E102&amp;submit=++S+D+Q+L+%21++" xlink:type="simple">http://sportsdatabase.com/nhl/query?output=default&amp;sdql=D+and+streak+%2B+o%3Astreak%3D4+and+3%3Estreak%3E0+and+p%3Aovertime%3D0+and+%28month%3D11+or+month%3C4%29+and+line%3E102&amp;submit=++S+D+Q+L+%21++</text:a></text:p>
          </table:table-cell>
          <table:table-cell table:style-name="ce8" office:value-type="string" calcext:value-type="string">
            <text:p>?</text:p>
          </table:table-cell>
          <table:table-cell table:style-name="ce8" office:value-type="string" calcext:value-type="string">
            <text:p>SU Back</text:p>
          </table:table-cell>
          <table:table-cell table:style-name="ce8" table:formula="of:=[.C59]+[.D59]" office:value-type="float" office:value="137" calcext:value-type="float">
            <text:p>137</text:p>
          </table:table-cell>
          <table:table-cell table:style-name="ce15" table:formula="of:=([.C59]-[.D59])/SQRT([.C59]+[.D59])" office:value-type="float" office:value="2.64850873892196" calcext:value-type="float">
            <text:p>2.65</text:p>
          </table:table-cell>
          <table:table-cell table:style-name="ce25" table:formula="of:=ABS([.O59])" office:value-type="float" office:value="2.64850873892196" calcext:value-type="float">
            <text:p>2.65</text:p>
          </table:table-cell>
          <table:table-cell table:style-name="ce3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[.Q59]-[.R59]" office:value-type="float" office:value="-1" calcext:value-type="float">
            <text:p>-1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14-11-09" calcext:value-type="date">
            <text:p>11/9/2014</text:p>
          </table:table-cell>
          <table:table-cell table:style-name="ce8" office:value-type="string" calcext:value-type="string">
            <text:p>NHL58</text:p>
          </table:table-cell>
          <table:table-cell table:style-name="ce8" office:value-type="float" office:value="137" calcext:value-type="float">
            <text:p>137</text:p>
          </table:table-cell>
          <table:table-cell table:style-name="ce8" office:value-type="float" office:value="142" calcext:value-type="float">
            <text:p>142</text:p>
          </table:table-cell>
          <table:table-cell table:style-name="ce25" office:value-type="float" office:value="51.14" calcext:value-type="float">
            <text:p>51.14</text:p>
          </table:table-cell>
          <table:table-cell table:style-name="ce9" table:formula="of:=[.E60]/([.C60]+[.D60])" office:value-type="percentage" office:value="0.183297491039427" calcext:value-type="percentage">
            <text:p>18.33%</text:p>
          </table:table-cell>
          <table:table-cell table:style-name="ce8" office:value-type="string" calcext:value-type="string">
            <text:p>SU</text:p>
          </table:table-cell>
          <table:table-cell table:style-name="ce8"/>
          <table:table-cell table:style-name="ce8" office:value-type="string" calcext:value-type="string">
            <text:p>DOG</text:p>
          </table:table-cell>
          <table:table-cell table:style-name="ce10" office:value-type="string" calcext:value-type="string">
            <text:p>D and p:goals=2 and day!=Sunday and day!=Wednesday and 0&gt;streak&gt;-4 and p:margin&gt;-5 and -6&lt;pp:margin&lt;2 and ppp:goals&gt;1 and -2&lt;ppp:margin&lt;2</text:p>
          </table:table-cell>
          <table:table-cell table:style-name="ce13" office:value-type="string" calcext:value-type="string">
            <text:p><text:a xlink:href="http://sportsdatabase.com/nhl/query?output=default&amp;sdql=D+and+p%3Agoals%3D2+and+day%21%3DSunday+and+day%21%3DWednesday+and+0%3Estreak%3E-4+and+p%3Amargin%3E-5+and+-6%3Cpp%3Amargin%3C2+and+ppp%3Agoals%3E1+and+-2%3Cppp%3Amargin%3C2&amp;submit=++S+D+Q+L+%21++" xlink:type="simple">http://sportsdatabase.com/nhl/query?output=default&amp;sdql=D+and+p%3Agoals%3D2+and+day%21%3DSunday+and+day%21%3DWednesday+and+0%3Estreak%3E-4+and+p%3Amargin%3E-5+and+-6%3Cpp%3Amargin%3C2+and+ppp%3Agoals%3E1+and+-2%3Cppp%3Amargin%3C2&amp;submit=++S+D+Q+L+%21++</text:a></text:p>
          </table:table-cell>
          <table:table-cell table:style-name="ce8" office:value-type="string" calcext:value-type="string">
            <text:p>?</text:p>
          </table:table-cell>
          <table:table-cell table:style-name="ce8" office:value-type="string" calcext:value-type="string">
            <text:p>SU Back</text:p>
          </table:table-cell>
          <table:table-cell table:style-name="ce8" table:formula="of:=[.C60]+[.D60]" office:value-type="float" office:value="279" calcext:value-type="float">
            <text:p>279</text:p>
          </table:table-cell>
          <table:table-cell table:style-name="ce15" table:formula="of:=([.C60]-[.D60])/SQRT([.C60]+[.D60])" office:value-type="float" office:value="-0.299342170044625" calcext:value-type="float">
            <text:p>-0.30</text:p>
          </table:table-cell>
          <table:table-cell table:style-name="ce25" table:formula="of:=ABS([.O60])" office:value-type="float" office:value="0.299342170044625" calcext:value-type="float">
            <text:p>0.30</text:p>
          </table:table-cell>
          <table:table-cell table:style-name="ce33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8" table:formula="of:=[.Q60]-[.R60]" office:value-type="float" office:value="-2" calcext:value-type="float">
            <text:p>-2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14-11-09" calcext:value-type="date">
            <text:p>11/9/2014</text:p>
          </table:table-cell>
          <table:table-cell table:style-name="ce8" office:value-type="string" calcext:value-type="string">
            <text:p>NHL59</text:p>
          </table:table-cell>
          <table:table-cell table:style-name="ce8" office:value-type="float" office:value="104" calcext:value-type="float">
            <text:p>104</text:p>
          </table:table-cell>
          <table:table-cell table:style-name="ce8" office:value-type="float" office:value="55" calcext:value-type="float">
            <text:p>55</text:p>
          </table:table-cell>
          <table:table-cell table:style-name="ce25" office:value-type="float" office:value="53.74" calcext:value-type="float">
            <text:p>53.74</text:p>
          </table:table-cell>
          <table:table-cell table:style-name="ce9" office:value-type="string" calcext:value-type="string">
            <text:p>26,6%%</text:p>
          </table:table-cell>
          <table:table-cell table:style-name="ce8" office:value-type="string" calcext:value-type="string">
            <text:p>SU</text:p>
          </table:table-cell>
          <table:table-cell table:style-name="ce8" table:number-columns-repeated="2"/>
          <table:table-cell table:style-name="ce10" office:value-type="string" calcext:value-type="string">
            <text:p>p:overtime = 1 and p:margin = -1 and day = Tuesday and o:rest&lt;3 and p:goals&lt;3 and line&gt;-255 and 3&gt;o:streak&gt;-4</text:p>
          </table:table-cell>
          <table:table-cell table:style-name="ce13" office:value-type="string" calcext:value-type="string">
            <text:p><text:a xlink:href="http://sportsdatabase.com/nhl/query?output=default&amp;sdql=p%3Aovertime+%3D+1+and+p%3Amargin+%3D+-1+and+day+%3D+Tuesday+and+o%3Arest%3C3+and+p%3Agoals%3C3+and+line%3E-255+and+3%3Eo%3Astreak%3E-4&amp;submit=++S+D+Q+L+%21++" xlink:type="simple">http://sportsdatabase.com/nhl/query?output=default&amp;sdql=p%3Aovertime+%3D+1+and+p%3Amargin+%3D+-1+and+day+%3D+Tuesday+and+o%3Arest%3C3+and+p%3Agoals%3C3+and+line%3E-255+and+3%3Eo%3Astreak%3E-4&amp;submit=++S+D+Q+L+%21++</text:a></text:p>
          </table:table-cell>
          <table:table-cell table:style-name="ce8" office:value-type="string" calcext:value-type="string">
            <text:p>?</text:p>
          </table:table-cell>
          <table:table-cell table:style-name="ce8" office:value-type="string" calcext:value-type="string">
            <text:p>SU Back</text:p>
          </table:table-cell>
          <table:table-cell table:style-name="ce8" table:formula="of:=[.C61]+[.D61]" office:value-type="float" office:value="159" calcext:value-type="float">
            <text:p>159</text:p>
          </table:table-cell>
          <table:table-cell table:style-name="ce15" table:formula="of:=([.C61]-[.D61])/SQRT([.C61]+[.D61])" office:value-type="float" office:value="3.88595277001891" calcext:value-type="float">
            <text:p>3.89</text:p>
          </table:table-cell>
          <table:table-cell table:style-name="ce25" table:formula="of:=ABS([.O61])" office:value-type="float" office:value="3.88595277001891" calcext:value-type="float">
            <text:p>3.89</text:p>
          </table:table-cell>
          <table:table-cell table:style-name="ce33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8" table:formula="of:=[.Q61]-[.R61]" office:value-type="float" office:value="-1" calcext:value-type="float">
            <text:p>-1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14-11-09" calcext:value-type="date">
            <text:p>11/9/2014</text:p>
          </table:table-cell>
          <table:table-cell table:style-name="ce8" office:value-type="string" calcext:value-type="string">
            <text:p>NHL60</text:p>
          </table:table-cell>
          <table:table-cell table:style-name="ce8" office:value-type="float" office:value="275" calcext:value-type="float">
            <text:p>275</text:p>
          </table:table-cell>
          <table:table-cell table:style-name="ce8" office:value-type="float" office:value="199" calcext:value-type="float">
            <text:p>199</text:p>
          </table:table-cell>
          <table:table-cell table:style-name="ce25" office:value-type="float" office:value="134.52" calcext:value-type="float">
            <text:p>134.52</text:p>
          </table:table-cell>
          <table:table-cell table:style-name="ce9" office:value-type="percentage" office:value="0.262" calcext:value-type="percentage">
            <text:p>26.20%</text:p>
          </table:table-cell>
          <table:table-cell table:style-name="ce8" office:value-type="string" calcext:value-type="string">
            <text:p>SU</text:p>
          </table:table-cell>
          <table:table-cell table:style-name="ce8" office:value-type="string" calcext:value-type="string">
            <text:p>AWAY</text:p>
          </table:table-cell>
          <table:table-cell table:style-name="ce8"/>
          <table:table-cell table:style-name="ce10" office:value-type="string" calcext:value-type="string">
            <text:p>A and 12 &gt; tA(penalty minutes) &gt; 11 and month&lt;7 and streak!=-2 and o:streak!=-3 and day!=Saturday and 4&gt;site streak&gt;-4 and rest&lt;8 and 9&gt;oS(W, N=10)&gt;1 and on:rest&lt;4 and line&lt;220</text:p>
          </table:table-cell>
          <table:table-cell table:style-name="ce13" office:value-type="string" calcext:value-type="string">
            <text:p><text:a xlink:href="http://sportsdatabase.com/nhl/query?output=default&amp;sdql=A+and+12+%3E+tA%28penalty+minutes%29+%3E+11+and+month%3C7+and+streak%21%3D-2+and+o%3Astreak%21%3D-3+and+day%21%3DSaturday+and+4%3Esite+streak%3E-4+and+rest%3C8+and+9%3EoS%28W%2C+N%3D10%29%3E1+and+on%3Arest%3C4+and+line%3C220&amp;submit=++S+D+Q+L+%21++" xlink:type="simple">http://sportsdatabase.com/nhl/query?output=default&amp;sdql=A+and+12+%3E+tA%28penalty+minutes%29+%3E+11+and+month%3C7+and+streak%21%3D-2+and+o%3Astreak%21%3D-3+and+day%21%3DSaturday+and+4%3Esite+streak%3E-4+and+rest%3C8+and+9%3EoS%28W%2C+N%3D10%29%3E1+and+on%3Arest%3C4+and+line%3C220&amp;submit=++S+D+Q+L+%21++</text:a></text:p>
          </table:table-cell>
          <table:table-cell table:style-name="ce8" office:value-type="string" calcext:value-type="string">
            <text:p>?</text:p>
          </table:table-cell>
          <table:table-cell table:style-name="ce8" office:value-type="string" calcext:value-type="string">
            <text:p>SU Back</text:p>
          </table:table-cell>
          <table:table-cell table:style-name="ce8" table:formula="of:=[.C62]+[.D62]" office:value-type="float" office:value="474" calcext:value-type="float">
            <text:p>474</text:p>
          </table:table-cell>
          <table:table-cell table:style-name="ce15" table:formula="of:=([.C62]-[.D62])/SQRT([.C62]+[.D62])" office:value-type="float" office:value="3.49079561252715" calcext:value-type="float">
            <text:p>3.49</text:p>
          </table:table-cell>
          <table:table-cell table:style-name="ce25" table:formula="of:=ABS([.O62])" office:value-type="float" office:value="3.49079561252715" calcext:value-type="float">
            <text:p>3.49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8" table:formula="of:=[.Q62]-[.R62]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14-11-09" calcext:value-type="date">
            <text:p>11/9/2014</text:p>
          </table:table-cell>
          <table:table-cell table:style-name="ce8" office:value-type="string" calcext:value-type="string">
            <text:p>NHL61</text:p>
          </table:table-cell>
          <table:table-cell table:style-name="ce8" office:value-type="float" office:value="247" calcext:value-type="float">
            <text:p>247</text:p>
          </table:table-cell>
          <table:table-cell table:style-name="ce8" office:value-type="float" office:value="229" calcext:value-type="float">
            <text:p>229</text:p>
          </table:table-cell>
          <table:table-cell table:style-name="ce25" office:value-type="float" office:value="148.41" calcext:value-type="float">
            <text:p>148.41</text:p>
          </table:table-cell>
          <table:table-cell table:style-name="ce9" table:formula="of:=[.E63]/([.C63]+[.D63])" office:value-type="percentage" office:value="0.311785714285714" calcext:value-type="percentage">
            <text:p>31.18%</text:p>
          </table:table-cell>
          <table:table-cell table:style-name="ce8" office:value-type="string" calcext:value-type="string">
            <text:p>SU</text:p>
          </table:table-cell>
          <table:table-cell table:style-name="ce8" office:value-type="string" calcext:value-type="string">
            <text:p>AWAY</text:p>
          </table:table-cell>
          <table:table-cell table:style-name="ce8" office:value-type="string" calcext:value-type="string">
            <text:p>DOG</text:p>
          </table:table-cell>
          <table:table-cell table:style-name="ce10" office:value-type="string" calcext:value-type="string">
            <text:p>rest = o:rest and AD and rest = 1 and (P:AD or P:HF) and WP &lt;= 60 and (130 &gt;= line &gt; 115 or line &gt; 150) and P:rest - oP:rest &lt;= 1 and 5&gt;streak&gt;-7 and o:streak&gt;-5 and p:rest&lt;5 and day!=Tuesday and 6&gt;o:site streak&gt;-3 and on:rest&lt;3</text:p>
          </table:table-cell>
          <table:table-cell table:style-name="ce13" office:value-type="string" calcext:value-type="string">
            <text:p><text:a xlink:href="http://sportsdatabase.com/nhl/query?output=default&amp;sdql=rest+%3D+o%3Arest+and+AD+and+rest+%3D+1+and+%28P%3AAD+or+P%3AHF%29+and+WP+%3C%3D+60+and+%28130+%3E%3D+line+%3E+115+or+line+%3E+150%29+and+P%3Arest+-+oP%3Arest+%3C%3D+1+and+5%3Estreak%3E-7+and+o%3Astreak%3E-5+and+p%3Arest%3C5+and+day%21%3DTuesday+and+6%3Eo%3Asite+streak%3E-3+and+on%3Arest%3C3&amp;submit=++S+D+Q+L+%21++" xlink:type="simple">http://sportsdatabase.com/nhl/query?output=default&amp;sdql=rest+%3D+o%3Arest+and+AD+and+rest+%3D+1+and+%28P%3AAD+or+P%3AHF%29+and+WP+%3C%3D+60+and+%28130+%3E%3D+line+%3E+115+or+line+%3E+150%29+and+P%3Arest+-+oP%3Arest+%3C%3D+1+and+5%3Estreak%3E-7+and+o%3Astreak%3E-5+and+p%3Arest%3C5+and+day%21%3DTuesday+and+6%3Eo%3Asite+streak%3E-3+and+on%3Arest%3C3&amp;submit=++S+D+Q+L+%21++</text:a></text:p>
          </table:table-cell>
          <table:table-cell table:style-name="ce8" office:value-type="string" calcext:value-type="string">
            <text:p>?</text:p>
          </table:table-cell>
          <table:table-cell table:style-name="ce8" office:value-type="string" calcext:value-type="string">
            <text:p>SU Back</text:p>
          </table:table-cell>
          <table:table-cell table:style-name="ce8" table:formula="of:=[.C63]+[.D63]" office:value-type="float" office:value="476" calcext:value-type="float">
            <text:p>476</text:p>
          </table:table-cell>
          <table:table-cell table:style-name="ce15" table:formula="of:=([.C63]-[.D63])/SQRT([.C63]+[.D63])" office:value-type="float" office:value="0.82502864732539" calcext:value-type="float">
            <text:p>0.83</text:p>
          </table:table-cell>
          <table:table-cell table:style-name="ce25" table:formula="of:=ABS([.O63])" office:value-type="float" office:value="0.82502864732539" calcext:value-type="float">
            <text:p>0.83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8" table:formula="of:=[.Q63]-[.R63]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14-11-09" calcext:value-type="date">
            <text:p>11/9/2014</text:p>
          </table:table-cell>
          <table:table-cell table:style-name="ce8" office:value-type="string" calcext:value-type="string">
            <text:p>NHL62</text:p>
          </table:table-cell>
          <table:table-cell table:style-name="ce8" office:value-type="float" office:value="135" calcext:value-type="float">
            <text:p>135</text:p>
          </table:table-cell>
          <table:table-cell table:style-name="ce8" office:value-type="float" office:value="61" calcext:value-type="float">
            <text:p>61</text:p>
          </table:table-cell>
          <table:table-cell table:style-name="ce25" office:value-type="float" office:value="78.49" calcext:value-type="float">
            <text:p>78.49</text:p>
          </table:table-cell>
          <table:table-cell table:style-name="ce9" office:value-type="percentage" office:value="0.308" calcext:value-type="percentage">
            <text:p>30.80%</text:p>
          </table:table-cell>
          <table:table-cell table:style-name="ce8" office:value-type="string" calcext:value-type="string">
            <text:p>SU</text:p>
          </table:table-cell>
          <table:table-cell table:style-name="ce8" table:number-columns-repeated="2"/>
          <table:table-cell table:style-name="ce10" office:value-type="string" calcext:value-type="string">
            <text:p>p:short handed goals=0 and power play goals=0 and 0&lt;op:short handed goals + o:power play goals&lt;3 and day=Saturday and rest&lt;5 and o:rest&lt;2 and streak=-1 and o:streak&gt;-3</text:p>
          </table:table-cell>
          <table:table-cell table:style-name="ce13" office:value-type="string" calcext:value-type="string">
            <text:p><text:a xlink:href="http://sportsdatabase.com/nhl/query?output=default&amp;sdql=p%3Ashort+handed+goals%3D0+and+power+play+goals%3D0+and+0%3Cop%3Ashort+handed+goals+%2B+o%3Apower+play+goals%3C3+and+day%3DSaturday+and+rest%3C5+and+o%3Arest%3C2+and+streak%3D-1+and+o%3Astreak%3E-3&amp;submit=++S+D+Q+L+%21++" xlink:type="simple">http://sportsdatabase.com/nhl/query?output=default&amp;sdql=p%3Ashort+handed+goals%3D0+and+power+play+goals%3D0+and+0%3Cop%3Ashort+handed+goals+%2B+o%3Apower+play+goals%3C3+and+day%3DSaturday+and+rest%3C5+and+o%3Arest%3C2+and+streak%3D-1+and+o%3Astreak%3E-3&amp;submit=++S+D+Q+L+%21++</text:a></text:p>
          </table:table-cell>
          <table:table-cell table:style-name="ce8" office:value-type="string" calcext:value-type="string">
            <text:p>?</text:p>
          </table:table-cell>
          <table:table-cell table:style-name="ce8" office:value-type="string" calcext:value-type="string">
            <text:p>SU Fade</text:p>
          </table:table-cell>
          <table:table-cell table:style-name="ce8" table:formula="of:=[.C64]+[.D64]" office:value-type="float" office:value="196" calcext:value-type="float">
            <text:p>196</text:p>
          </table:table-cell>
          <table:table-cell table:style-name="ce15" table:formula="of:=([.C64]-[.D64])/SQRT([.C64]+[.D64])" office:value-type="float" office:value="5.28571428571429" calcext:value-type="float">
            <text:p>5.29</text:p>
          </table:table-cell>
          <table:table-cell table:style-name="ce25" table:formula="of:=ABS([.O64])" office:value-type="float" office:value="5.28571428571429" calcext:value-type="float">
            <text:p>5.29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8" table:formula="of:=[.Q64]-[.R64]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14-11-09" calcext:value-type="date">
            <text:p>11/9/2014</text:p>
          </table:table-cell>
          <table:table-cell table:style-name="ce8" office:value-type="string" calcext:value-type="string">
            <text:p>NHL63</text:p>
          </table:table-cell>
          <table:table-cell table:style-name="ce8" office:value-type="float" office:value="188" calcext:value-type="float">
            <text:p>188</text:p>
          </table:table-cell>
          <table:table-cell table:style-name="ce8" office:value-type="float" office:value="115" calcext:value-type="float">
            <text:p>115</text:p>
          </table:table-cell>
          <table:table-cell table:style-name="ce25" office:value-type="float" office:value="96.45" calcext:value-type="float">
            <text:p>96.45</text:p>
          </table:table-cell>
          <table:table-cell table:style-name="ce9" office:value-type="percentage" office:value="0.267" calcext:value-type="percentage">
            <text:p>26.70%</text:p>
          </table:table-cell>
          <table:table-cell table:style-name="ce8" office:value-type="string" calcext:value-type="string">
            <text:p>SU</text:p>
          </table:table-cell>
          <table:table-cell table:style-name="ce8" table:number-columns-repeated="2"/>
          <table:table-cell table:style-name="ce10" office:value-type="string" calcext:value-type="string">
            <text:p>4 &lt; po:goals &lt; 7 and p:FL and p:goals&gt;0 and o:streak&lt;4 and rest&lt;5 and rest!=2 and (day=Saturday or day=Sunday or day=Monday)</text:p>
          </table:table-cell>
          <table:table-cell table:style-name="ce13" office:value-type="string" calcext:value-type="string">
            <text:p><text:a xlink:href="http://sportsdatabase.com/nhl/query?output=default&amp;sdql=4+%3C+po%3Agoals+%3C+7+and+p%3AFL+and+p%3Agoals%3E0+and+o%3Astreak%3C4+and+rest%3C5+and+rest%21%3D2+and+%28day%3DSaturday+or+day%3DSunday+or+day%3DMonday%29&amp;submit=++S+D+Q+L+%21++" xlink:type="simple">http://sportsdatabase.com/nhl/query?output=default&amp;sdql=4+%3C+po%3Agoals+%3C+7+and+p%3AFL+and+p%3Agoals%3E0+and+o%3Astreak%3C4+and+rest%3C5+and+rest%21%3D2+and+%28day%3DSaturday+or+day%3DSunday+or+day%3DMonday%29&amp;submit=++S+D+Q+L+%21++</text:a></text:p>
          </table:table-cell>
          <table:table-cell table:style-name="ce8" office:value-type="string" calcext:value-type="string">
            <text:p>?</text:p>
          </table:table-cell>
          <table:table-cell table:style-name="ce8" office:value-type="string" calcext:value-type="string">
            <text:p>SU Fade</text:p>
          </table:table-cell>
          <table:table-cell table:style-name="ce8" office:value-type="float" office:value="134" calcext:value-type="float">
            <text:p>134</text:p>
          </table:table-cell>
          <table:table-cell table:style-name="ce15" table:formula="of:=([.C65]-[.D65])/SQRT([.C65]+[.D65])" office:value-type="float" office:value="4.19374042423641" calcext:value-type="float">
            <text:p>4.19</text:p>
          </table:table-cell>
          <table:table-cell table:style-name="ce25" table:formula="of:=ABS([.O65])" office:value-type="float" office:value="4.19374042423641" calcext:value-type="float">
            <text:p>4.19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8" table:formula="of:=[.Q65]-[.R65]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14-11-09" calcext:value-type="date">
            <text:p>11/9/2014</text:p>
          </table:table-cell>
          <table:table-cell table:style-name="ce8" office:value-type="string" calcext:value-type="string">
            <text:p>NHL64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80" calcext:value-type="float">
            <text:p>80</text:p>
          </table:table-cell>
          <table:table-cell table:style-name="ce25" office:value-type="float" office:value="75.86" calcext:value-type="float">
            <text:p>75.86</text:p>
          </table:table-cell>
          <table:table-cell table:style-name="ce9" office:value-type="percentage" office:value="0.199" calcext:value-type="percentage">
            <text:p>19.90%</text:p>
          </table:table-cell>
          <table:table-cell table:style-name="ce8" office:value-type="string" calcext:value-type="string">
            <text:p>SU</text:p>
          </table:table-cell>
          <table:table-cell table:style-name="ce8" office:value-type="string" calcext:value-type="string">
            <text:p>HOME</text:p>
          </table:table-cell>
          <table:table-cell table:style-name="ce8"/>
          <table:table-cell table:style-name="ce10" office:value-type="string" calcext:value-type="string">
            <text:p>p:goals=2 and op:goals=3 and H and streak&lt;3 and o:streak&lt;3 and day!=Friday and op:margin&lt;3 and 4&gt;rest - o:rest&gt;-3 and rest - o:rest!=-1 and 0&lt;opp:goals&lt;6 and line&lt;141</text:p>
          </table:table-cell>
          <table:table-cell table:style-name="ce13" office:value-type="string" calcext:value-type="string">
            <text:p><text:a xlink:href="http://sportsdatabase.com/nhl/query?output=default&amp;sdql=p%3Agoals%3D2+and+op%3Agoals%3D3+and+H+and+streak%3C3+and+o%3Astreak%3C3+and+day%21%3DFriday+and+op%3Amargin%3C3+and+4%3Erest+-+o%3Arest%3E-3+and+rest+-+o%3Arest%21%3D-1+and+0%3Copp%3Agoals%3C6+and+line%3C141&amp;submit=++S+D+Q+L+%21++" xlink:type="simple">http://sportsdatabase.com/nhl/query?output=default&amp;sdql=p%3Agoals%3D2+and+op%3Agoals%3D3+and+H+and+streak%3C3+and+o%3Astreak%3C3+and+day%21%3DFriday+and+op%3Amargin%3C3+and+4%3Erest+-+o%3Arest%3E-3+and+rest+-+o%3Arest%21%3D-1+and+0%3Copp%3Agoals%3C6+and+line%3C141&amp;submit=++S+D+Q+L+%21++</text:a></text:p>
          </table:table-cell>
          <table:table-cell table:style-name="ce8" office:value-type="string" calcext:value-type="string">
            <text:p>?</text:p>
          </table:table-cell>
          <table:table-cell table:style-name="ce8" office:value-type="string" calcext:value-type="string">
            <text:p>SU Back</text:p>
          </table:table-cell>
          <table:table-cell table:style-name="ce8" table:formula="of:=[.C66]+[.D66]" office:value-type="float" office:value="260" calcext:value-type="float">
            <text:p>260</text:p>
          </table:table-cell>
          <table:table-cell table:style-name="ce15" table:formula="of:=([.C66]-[.D66])/SQRT([.C66]+[.D66])" office:value-type="float" office:value="6.20173672946042" calcext:value-type="float">
            <text:p>6.20</text:p>
          </table:table-cell>
          <table:table-cell table:style-name="ce25" table:formula="of:=ABS([.O66])" office:value-type="float" office:value="6.20173672946042" calcext:value-type="float">
            <text:p>6.20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8" table:formula="of:=[.Q66]-[.R66]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14-11-09" calcext:value-type="date">
            <text:p>11/9/2014</text:p>
          </table:table-cell>
          <table:table-cell table:style-name="ce8" office:value-type="string" calcext:value-type="string">
            <text:p>NHL65</text:p>
          </table:table-cell>
          <table:table-cell table:style-name="ce8" office:value-type="float" office:value="210" calcext:value-type="float">
            <text:p>210</text:p>
          </table:table-cell>
          <table:table-cell table:style-name="ce8" office:value-type="float" office:value="112" calcext:value-type="float">
            <text:p>112</text:p>
          </table:table-cell>
          <table:table-cell table:style-name="ce25" office:value-type="float" office:value="129.92" calcext:value-type="float">
            <text:p>129.92</text:p>
          </table:table-cell>
          <table:table-cell table:style-name="ce9" office:value-type="percentage" office:value="0.338" calcext:value-type="percentage">
            <text:p>33.80%</text:p>
          </table:table-cell>
          <table:table-cell table:style-name="ce8" office:value-type="string" calcext:value-type="string">
            <text:p>SU</text:p>
          </table:table-cell>
          <table:table-cell table:style-name="ce8" table:number-columns-repeated="2"/>
          <table:table-cell table:style-name="ce10" office:value-type="string" calcext:value-type="string">
            <text:p>p:streak=-2 and p:margin&lt;2 and site!=p:site and pp:margin!=-2 and ppp:margin&gt;-6 and o:streak!=2 and o:streak!=1 and month!=5 and 6&gt;site streak&gt;-5 and n:rest&lt;3 and on:rest&lt;3</text:p>
          </table:table-cell>
          <table:table-cell table:style-name="ce13" office:value-type="string" calcext:value-type="string">
            <text:p><text:a xlink:href="http://sportsdatabase.com/nhl/query?output=default&amp;sdql=p%3Astreak%3D-2+and+p%3Amargin%3C2+and+site%21%3Dp%3Asite+and+pp%3Amargin%21%3D-2+and+ppp%3Amargin%3E-6+and+o%3Astreak%21%3D2+and+o%3Astreak%21%3D1+and+month%21%3D5+and+6%3Esite+streak%3E-5+and+n%3Arest%3C3+and+on%3Arest%3C3&amp;submit=++S+D+Q+L+%21++" xlink:type="simple">http://sportsdatabase.com/nhl/query?output=default&amp;sdql=p%3Astreak%3D-2+and+p%3Amargin%3C2+and+site%21%3Dp%3Asite+and+pp%3Amargin%21%3D-2+and+ppp%3Amargin%3E-6+and+o%3Astreak%21%3D2+and+o%3Astreak%21%3D1+and+month%21%3D5+and+6%3Esite+streak%3E-5+and+n%3Arest%3C3+and+on%3Arest%3C3&amp;submit=++S+D+Q+L+%21++</text:a></text:p>
          </table:table-cell>
          <table:table-cell table:style-name="ce8" office:value-type="string" calcext:value-type="string">
            <text:p>?</text:p>
          </table:table-cell>
          <table:table-cell table:style-name="ce8" office:value-type="string" calcext:value-type="string">
            <text:p>SU Back</text:p>
          </table:table-cell>
          <table:table-cell table:style-name="ce8" table:formula="of:=[.C67]+[.D67]" office:value-type="float" office:value="322" calcext:value-type="float">
            <text:p>322</text:p>
          </table:table-cell>
          <table:table-cell table:style-name="ce15" table:formula="of:=([.C67]-[.D67])/SQRT([.C67]+[.D67])" office:value-type="float" office:value="5.46132648323846" calcext:value-type="float">
            <text:p>5.46</text:p>
          </table:table-cell>
          <table:table-cell table:style-name="ce25" table:formula="of:=ABS([.O67])" office:value-type="float" office:value="5.46132648323846" calcext:value-type="float">
            <text:p>5.46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8" table:formula="of:=[.Q67]-[.R67]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14-11-10" calcext:value-type="date">
            <text:p>11/10/2014</text:p>
          </table:table-cell>
          <table:table-cell table:style-name="ce8" office:value-type="string" calcext:value-type="string">
            <text:p>NHL66</text:p>
          </table:table-cell>
          <table:table-cell table:style-name="ce8" office:value-type="float" office:value="581" calcext:value-type="float">
            <text:p>581</text:p>
          </table:table-cell>
          <table:table-cell table:style-name="ce8" office:value-type="float" office:value="365" calcext:value-type="float">
            <text:p>365</text:p>
          </table:table-cell>
          <table:table-cell table:style-name="ce25" office:value-type="float" office:value="143" calcext:value-type="float">
            <text:p>143.00</text:p>
          </table:table-cell>
          <table:table-cell table:style-name="ce9" table:formula="of:=[.E68]/([.C68]+[.D68])" office:value-type="percentage" office:value="0.151162790697674" calcext:value-type="percentage">
            <text:p>15.12%</text:p>
          </table:table-cell>
          <table:table-cell table:style-name="ce8" office:value-type="string" calcext:value-type="string">
            <text:p>UNDER</text:p>
          </table:table-cell>
          <table:table-cell table:style-name="ce8" table:number-columns-repeated="2"/>
          <table:table-cell table:style-name="ce10" office:value-type="string" calcext:value-type="string">
            <text:p>(day=Monday or day=Tuesday) and total&gt;5 and 10&gt;p:goals + op:goals&gt;3 and H and 7&gt;streak&gt;-4 and o:streak&gt;-3 and (game number&gt;72 or game number&lt;66) and (game number&gt;41 or 3&lt;game number&lt;34)</text:p>
          </table:table-cell>
          <table:table-cell table:style-name="ce13" office:value-type="string" calcext:value-type="string">
            <text:p><text:a xlink:href="http://sportsdatabase.com/nhl/query?output=default&amp;sdql=%28day%3DMonday+or+day%3DTuesday%29+and+total%3E5+and+10%3Ep%3Agoals+%2B+op%3Agoals%3E3+and+H+and+7%3Estreak%3E-4+and+o%3Astreak%3E-3+and+%28game+number%3E72+or+game+number%3C66%29+and+%28game+number%3E41+or+3%3Cgame+number%3C34%29&amp;submit=++S+D+Q+L+!++" xlink:type="simple">http://sportsdatabase.com/nhl/query?output=default&amp;sdql=%28day%3DMonday+or+day%3DTuesday%29+and+total%3E5+and+10%3Ep%3Agoals+%2B+op%3Agoals%3E3+and+H+and+7%3Estreak%3E-4+and+o%3Astreak%3E-3+and+%28game+number%3E72+or+game+number%3C66%29+and+%28game+number%3E41+or+3%3Cgame+number%3C34%29&amp;submit=++S+D+Q+L+!++</text:a></text:p>
          </table:table-cell>
          <table:table-cell table:style-name="ce8" office:value-type="string" calcext:value-type="string">
            <text:p>?</text:p>
          </table:table-cell>
          <table:table-cell table:style-name="ce8" office:value-type="string" calcext:value-type="string">
            <text:p>Under</text:p>
          </table:table-cell>
          <table:table-cell table:style-name="ce8" table:formula="of:=[.C68]+[.D68]" office:value-type="float" office:value="946" calcext:value-type="float">
            <text:p>946</text:p>
          </table:table-cell>
          <table:table-cell table:style-name="ce15" table:formula="of:=([.C68]-[.D68])/SQRT([.C68]+[.D68])" office:value-type="float" office:value="7.02276575863344" calcext:value-type="float">
            <text:p>7.02</text:p>
          </table:table-cell>
          <table:table-cell table:style-name="ce25" table:formula="of:=ABS([.O68])" office:value-type="float" office:value="7.02276575863344" calcext:value-type="float">
            <text:p>7.02</text:p>
          </table:table-cell>
          <table:table-cell table:style-name="ce33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8" table:formula="of:=[.Q68]-[.R68]" office:value-type="float" office:value="-1" calcext:value-type="float">
            <text:p>-1</text:p>
          </table:table-cell>
          <table:table-cell table:number-columns-repeated="1005"/>
        </table:table-row>
        <table:table-row table:style-name="ro2">
          <table:table-cell table:style-name="ce7" office:value-type="date" office:date-value="2014-11-10" calcext:value-type="date">
            <text:p>11/10/2014</text:p>
          </table:table-cell>
          <table:table-cell table:style-name="ce8" office:value-type="string" calcext:value-type="string">
            <text:p>NHL67</text:p>
          </table:table-cell>
          <table:table-cell table:style-name="ce8" office:value-type="float" office:value="264" calcext:value-type="float">
            <text:p>264</text:p>
          </table:table-cell>
          <table:table-cell table:style-name="ce8" office:value-type="float" office:value="178" calcext:value-type="float">
            <text:p>178</text:p>
          </table:table-cell>
          <table:table-cell table:style-name="ce25" table:formula="of:=([.C69]*0.8)-[.D69]" office:value-type="float" office:value="33.2" calcext:value-type="float">
            <text:p>33.20</text:p>
          </table:table-cell>
          <table:table-cell table:style-name="ce9" table:formula="of:=[.E69]/([.C69]+[.D69])" office:value-type="percentage" office:value="0.0751131221719457" calcext:value-type="percentage">
            <text:p>7.51%</text:p>
          </table:table-cell>
          <table:table-cell table:style-name="ce8" office:value-type="string" calcext:value-type="string">
            <text:p>UNDER</text:p>
          </table:table-cell>
          <table:table-cell table:style-name="ce8" table:number-columns-repeated="2"/>
          <table:table-cell table:style-name="ce10" office:value-type="string" calcext:value-type="string">
            <text:p>total = 5.5 and p:goals + op:goals = 6 and p:goals - op:goals = 0 and day!=Monday and day!=Wednesday</text:p>
          </table:table-cell>
          <table:table-cell table:style-name="ce12" office:value-type="string" calcext:value-type="string">
            <text:p><text:a xlink:href="http://sportsdatabase.com/nhl/query?output=default&amp;sdql=total+%3D+5.5+and+p%3Agoals+%2B+op%3Agoals+%3D+6+and+p%3Agoals+-+op%3Agoals+%3D+0+and+day!%3DMonday+and+day!%3DWednesday&amp;submit=++S+D+Q+L+!++" xlink:type="simple">http://sportsdatabase.com/nhl/query?output=default&amp;sdql=total+%3D+5.5+and+p%3Agoals+%2B+op%3Agoals+%3D+6+and+p%3Agoals+-+op%3Agoals+%3D+0+and+day!%3DMonday+and+day!%3DWednesday&amp;submit=++S+D+Q+L+!++</text:a></text:p>
          </table:table-cell>
          <table:table-cell table:style-name="ce8" office:value-type="string" calcext:value-type="string">
            <text:p>?</text:p>
          </table:table-cell>
          <table:table-cell table:style-name="ce8" office:value-type="string" calcext:value-type="string">
            <text:p>Under</text:p>
          </table:table-cell>
          <table:table-cell table:style-name="ce8" table:formula="of:=[.C69]+[.D69]" office:value-type="float" office:value="442" calcext:value-type="float">
            <text:p>442</text:p>
          </table:table-cell>
          <table:table-cell table:style-name="ce15" table:formula="of:=([.C69]-[.D69])/SQRT([.C69]+[.D69])" office:value-type="float" office:value="4.09060284972865" calcext:value-type="float">
            <text:p>4.09</text:p>
          </table:table-cell>
          <table:table-cell table:style-name="ce25" table:formula="of:=ABS([.O69])" office:value-type="float" office:value="4.09060284972865" calcext:value-type="float">
            <text:p>4.09</text:p>
          </table:table-cell>
          <table:table-cell table:style-name="ce3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[.Q69]-[.R69]" office:value-type="float" office:value="-1" calcext:value-type="float">
            <text:p>-1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14-11-10" calcext:value-type="date">
            <text:p>11/10/2014</text:p>
          </table:table-cell>
          <table:table-cell table:style-name="ce8" office:value-type="string" calcext:value-type="string">
            <text:p>NHL68</text:p>
          </table:table-cell>
          <table:table-cell table:style-name="ce8" office:value-type="float" office:value="86" calcext:value-type="float">
            <text:p>86</text:p>
          </table:table-cell>
          <table:table-cell table:style-name="ce8" office:value-type="float" office:value="57" calcext:value-type="float">
            <text:p>57</text:p>
          </table:table-cell>
          <table:table-cell table:style-name="ce25" table:formula="of:=([.C70]*0.8)-[.D70]" office:value-type="float" office:value="11.8" calcext:value-type="float">
            <text:p>11.80</text:p>
          </table:table-cell>
          <table:table-cell table:style-name="ce9" table:formula="of:=[.E70]/([.C70]+[.D70])" office:value-type="percentage" office:value="0.0825174825174825" calcext:value-type="percentage">
            <text:p>8.25%</text:p>
          </table:table-cell>
          <table:table-cell table:style-name="ce8" office:value-type="string" calcext:value-type="string">
            <text:p>UNDER</text:p>
          </table:table-cell>
          <table:table-cell table:style-name="ce8" table:number-columns-repeated="2"/>
          <table:table-cell table:style-name="ce10" office:value-type="string" calcext:value-type="string">
            <text:p>total = 5.5 and p:goals + op:goals = 2 and p:goals - op:goals = 0 and H</text:p>
          </table:table-cell>
          <table:table-cell table:style-name="ce13" office:value-type="string" calcext:value-type="string">
            <text:p><text:a xlink:href="http://sportsdatabase.com/nhl/query?output=default&amp;sdql=total+%3D+5.5+and+p%3Agoals+%2B+op%3Agoals+%3D+2+and+p%3Agoals+-+op%3Agoals+%3D+0+and+H&amp;submit=++S+D+Q+L+%21++" xlink:type="simple">http://sportsdatabase.com/nhl/query?output=default&amp;sdql=total+%3D+5.5+and+p%3Agoals+%2B+op%3Agoals+%3D+2+and+p%3Agoals+-+op%3Agoals+%3D+0+and+H&amp;submit=++S+D+Q+L+%21++</text:a></text:p>
          </table:table-cell>
          <table:table-cell table:style-name="ce8" office:value-type="string" calcext:value-type="string">
            <text:p>?</text:p>
          </table:table-cell>
          <table:table-cell table:style-name="ce8" office:value-type="string" calcext:value-type="string">
            <text:p>Under</text:p>
          </table:table-cell>
          <table:table-cell table:style-name="ce8" table:formula="of:=[.C70]+[.D70]" office:value-type="float" office:value="143" calcext:value-type="float">
            <text:p>143</text:p>
          </table:table-cell>
          <table:table-cell table:style-name="ce15" table:formula="of:=([.C70]-[.D70])/SQRT([.C70]+[.D70])" office:value-type="float" office:value="2.42510182902056" calcext:value-type="float">
            <text:p>2.43</text:p>
          </table:table-cell>
          <table:table-cell table:style-name="ce25" table:formula="of:=ABS([.O70])" office:value-type="float" office:value="2.42510182902056" calcext:value-type="float">
            <text:p>2.43</text:p>
          </table:table-cell>
          <table:table-cell table:style-name="ce3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[.Q70]-[.R70]" office:value-type="float" office:value="-1" calcext:value-type="float">
            <text:p>-1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14-11-12" calcext:value-type="date">
            <text:p>11/12/2014</text:p>
          </table:table-cell>
          <table:table-cell table:style-name="ce8" office:value-type="string" calcext:value-type="string">
            <text:p>NHL69</text:p>
          </table:table-cell>
          <table:table-cell table:style-name="ce8" office:value-type="float" office:value="109" calcext:value-type="float">
            <text:p>109</text:p>
          </table:table-cell>
          <table:table-cell table:style-name="ce8" office:value-type="float" office:value="62" calcext:value-type="float">
            <text:p>62</text:p>
          </table:table-cell>
          <table:table-cell table:style-name="ce25" table:formula="of:=([.C71]*0.8)-[.D71]" office:value-type="float" office:value="25.2" calcext:value-type="float">
            <text:p>25.20</text:p>
          </table:table-cell>
          <table:table-cell table:style-name="ce9" table:formula="of:=[.E71]/([.C71]+[.D71])" office:value-type="percentage" office:value="0.147368421052632" calcext:value-type="percentage">
            <text:p>14.74%</text:p>
          </table:table-cell>
          <table:table-cell table:style-name="ce8" office:value-type="string" calcext:value-type="string">
            <text:p>UNDER</text:p>
          </table:table-cell>
          <table:table-cell table:style-name="ce8" table:number-columns-repeated="2"/>
          <table:table-cell table:style-name="ce10" office:value-type="string" calcext:value-type="string">
            <text:p>day = Tuesday and streak = 3 and total&gt;5</text:p>
          </table:table-cell>
          <table:table-cell table:style-name="ce13" office:value-type="string" calcext:value-type="string">
            <text:p><text:a xlink:href="http://sportsdatabase.com/nhl/query?output=default&amp;sdql=day+%3D+Tuesday+and+streak+%3D+3+and+total%3E5&amp;submit=++S+D+Q+L+%21++" xlink:type="simple">http://sportsdatabase.com/nhl/query?output=default&amp;sdql=day+%3D+Tuesday+and+streak+%3D+3+and+total%3E5&amp;submit=++S+D+Q+L+%21++</text:a></text:p>
          </table:table-cell>
          <table:table-cell table:style-name="ce8" office:value-type="string" calcext:value-type="string">
            <text:p>?</text:p>
          </table:table-cell>
          <table:table-cell table:style-name="ce8" office:value-type="string" calcext:value-type="string">
            <text:p>Under</text:p>
          </table:table-cell>
          <table:table-cell table:style-name="ce8" office:value-type="float" office:value="58" calcext:value-type="float">
            <text:p>58</text:p>
          </table:table-cell>
          <table:table-cell table:style-name="ce15" table:formula="of:=([.C71]-[.D71])/SQRT([.C71]+[.D71])" office:value-type="float" office:value="3.5941798306388" calcext:value-type="float">
            <text:p>3.59</text:p>
          </table:table-cell>
          <table:table-cell table:style-name="ce25" table:formula="of:=ABS([.O71])" office:value-type="float" office:value="3.5941798306388" calcext:value-type="float">
            <text:p>3.59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8" table:formula="of:=[.Q71]-[.R71]" office:value-type="float" office:value="-1" calcext:value-type="float">
            <text:p>-1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14-11-12" calcext:value-type="date">
            <text:p>11/12/2014</text:p>
          </table:table-cell>
          <table:table-cell table:style-name="ce8" office:value-type="string" calcext:value-type="string">
            <text:p>NHL70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38" calcext:value-type="float">
            <text:p>38</text:p>
          </table:table-cell>
          <table:table-cell table:style-name="ce25" table:formula="of:=([.C72]*0.8)-[.D72]" office:value-type="float" office:value="25.2" calcext:value-type="float">
            <text:p>25.20</text:p>
          </table:table-cell>
          <table:table-cell table:style-name="ce9" table:formula="of:=[.E72]/([.C72]+[.D72])" office:value-type="percentage" office:value="0.215384615384615" calcext:value-type="percentage">
            <text:p>21.54%</text:p>
          </table:table-cell>
          <table:table-cell table:style-name="ce8" office:value-type="string" calcext:value-type="string">
            <text:p>UNDER</text:p>
          </table:table-cell>
          <table:table-cell table:style-name="ce8" table:number-columns-repeated="2"/>
          <table:table-cell table:style-name="ce10" office:value-type="string" calcext:value-type="string">
            <text:p>12&gt;p:rest + rest + n:rest&gt;8 and 0&lt;rest&lt;7 and p:rest&lt;5</text:p>
          </table:table-cell>
          <table:table-cell table:style-name="ce13" office:value-type="string" calcext:value-type="string">
            <text:p><text:a xlink:href="http://sportsdatabase.com/nhl/query?output=default&amp;sdql=12%3Ep%3Arest+%2B+rest+%2B+n%3Arest%3E8+and+0%3Crest%3C7+and+p%3Arest%3C5&amp;submit=++S+D+Q+L+%21++" xlink:type="simple">http://sportsdatabase.com/nhl/query?output=default&amp;sdql=12%3Ep%3Arest+%2B+rest+%2B+n%3Arest%3E8+and+0%3Crest%3C7+and+p%3Arest%3C5&amp;submit=++S+D+Q+L+%21++</text:a></text:p>
          </table:table-cell>
          <table:table-cell table:style-name="ce8" office:value-type="string" calcext:value-type="string">
            <text:p>?</text:p>
          </table:table-cell>
          <table:table-cell table:style-name="ce8" office:value-type="string" calcext:value-type="string">
            <text:p>Under</text:p>
          </table:table-cell>
          <table:table-cell table:style-name="ce8" table:formula="of:=[.C72]+[.D72]" office:value-type="float" office:value="117" calcext:value-type="float">
            <text:p>117</text:p>
          </table:table-cell>
          <table:table-cell table:style-name="ce15" table:formula="of:=([.C72]-[.D72])/SQRT([.C72]+[.D72])" office:value-type="float" office:value="3.7904513408724" calcext:value-type="float">
            <text:p>3.79</text:p>
          </table:table-cell>
          <table:table-cell table:style-name="ce25" table:formula="of:=ABS([.O72])" office:value-type="float" office:value="3.7904513408724" calcext:value-type="float">
            <text:p>3.79</text:p>
          </table:table-cell>
          <table:table-cell table:style-name="ce33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8" table:formula="of:=[.Q72]-[.R72]" office:value-type="float" office:value="-2" calcext:value-type="float">
            <text:p>-2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14-11-14" calcext:value-type="date">
            <text:p>11/14/2014</text:p>
          </table:table-cell>
          <table:table-cell table:style-name="ce8" office:value-type="string" calcext:value-type="string">
            <text:p>NHL71</text:p>
          </table:table-cell>
          <table:table-cell table:style-name="ce8" office:value-type="float" office:value="111" calcext:value-type="float">
            <text:p>111</text:p>
          </table:table-cell>
          <table:table-cell table:style-name="ce8" office:value-type="float" office:value="47" calcext:value-type="float">
            <text:p>47</text:p>
          </table:table-cell>
          <table:table-cell table:style-name="ce25" table:formula="of:=([.C73]*0.8)-[.D73]" office:value-type="float" office:value="41.8" calcext:value-type="float">
            <text:p>41.80</text:p>
          </table:table-cell>
          <table:table-cell table:style-name="ce9" table:formula="of:=[.E73]/([.C73]+[.D73])" office:value-type="percentage" office:value="0.264556962025317" calcext:value-type="percentage">
            <text:p>26.46%</text:p>
          </table:table-cell>
          <table:table-cell table:style-name="ce8" office:value-type="string" calcext:value-type="string">
            <text:p>UNDER</text:p>
          </table:table-cell>
          <table:table-cell table:style-name="ce8" table:number-columns-repeated="2"/>
          <table:table-cell table:style-name="ce10" office:value-type="string" calcext:value-type="string">
            <text:p>month = 11 and o:rest = 1 and rest = 1 and total&lt;6 and p:rest&lt;3 and op:rest&lt;3 and H and streak&gt;-4 and site streak&lt;2 and 5&gt;o:site streak&gt;-4</text:p>
          </table:table-cell>
          <table:table-cell table:style-name="ce13" office:value-type="string" calcext:value-type="string">
            <text:p><text:a xlink:href="http://sportsdatabase.com/nhl/query?output=default&amp;sdql=month+%3D+11+and+o%3Arest+%3D+1+and+rest+%3D+1+and+total%3C6+and+p%3Arest%3C3+and+op%3Arest%3C3+and+H+and+streak%3E-4+and+site+streak%3C2+and+5%3Eo%3Asite+streak%3E-4&amp;submit=++S+D+Q+L+%21++" xlink:type="simple">http://sportsdatabase.com/nhl/query?output=default&amp;sdql=month+%3D+11+and+o%3Arest+%3D+1+and+rest+%3D+1+and+total%3C6+and+p%3Arest%3C3+and+op%3Arest%3C3+and+H+and+streak%3E-4+and+site+streak%3C2+and+5%3Eo%3Asite+streak%3E-4&amp;submit=++S+D+Q+L+%21++</text:a></text:p>
          </table:table-cell>
          <table:table-cell table:style-name="ce8" office:value-type="string" calcext:value-type="string">
            <text:p>?</text:p>
          </table:table-cell>
          <table:table-cell table:style-name="ce8" office:value-type="string" calcext:value-type="string">
            <text:p>Under</text:p>
          </table:table-cell>
          <table:table-cell table:style-name="ce8" table:formula="of:=[.C73]+[.D73]" office:value-type="float" office:value="158" calcext:value-type="float">
            <text:p>158</text:p>
          </table:table-cell>
          <table:table-cell table:style-name="ce15" table:formula="of:=([.C73]-[.D73])/SQRT([.C73]+[.D73])" office:value-type="float" office:value="5.09156661872467" calcext:value-type="float">
            <text:p>5.09</text:p>
          </table:table-cell>
          <table:table-cell table:style-name="ce25" table:formula="of:=ABS([.O73])" office:value-type="float" office:value="5.09156661872467" calcext:value-type="float">
            <text:p>5.09</text:p>
          </table:table-cell>
          <table:table-cell table:style-name="ce33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8" table:formula="of:=[.Q73]-[.R73]" office:value-type="float" office:value="-1" calcext:value-type="float">
            <text:p>-1</text:p>
          </table:table-cell>
          <table:table-cell table:number-columns-repeated="1005"/>
        </table:table-row>
        <table:table-row table:style-name="ro2">
          <table:table-cell table:style-name="ce7" office:value-type="date" office:date-value="2014-11-17" calcext:value-type="date">
            <text:p>11/17/2014</text:p>
          </table:table-cell>
          <table:table-cell table:style-name="ce8" office:value-type="string" calcext:value-type="string">
            <text:p>NHL72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22" calcext:value-type="float">
            <text:p>22</text:p>
          </table:table-cell>
          <table:table-cell table:style-name="ce25" table:formula="of:=([.C74]*0.8)-[.D74]" office:value-type="float" office:value="26.8" calcext:value-type="float">
            <text:p>26.80</text:p>
          </table:table-cell>
          <table:table-cell table:style-name="ce9" table:formula="of:=[.E74]/([.C74]+[.D74])" office:value-type="percentage" office:value="0.32289156626506" calcext:value-type="percentage">
            <text:p>32.29%</text:p>
          </table:table-cell>
          <table:table-cell table:style-name="ce8" office:value-type="string" calcext:value-type="string">
            <text:p>UNDER</text:p>
          </table:table-cell>
          <table:table-cell table:style-name="ce8" table:number-columns-repeated="2"/>
          <table:table-cell table:style-name="ce3" office:value-type="string" calcext:value-type="string">
            <text:p>D and streak&gt;3 and (day=Sunday or day=Tuesday) and season&gt;=2009</text:p>
          </table:table-cell>
          <table:table-cell table:style-name="ce12" office:value-type="string" calcext:value-type="string">
            <text:p><text:a xlink:href="http://sportsdatabase.com/nhl/query?output=default&amp;sdql=D+and+streak%3E3+and+%28day%3DSunday+or+day%3DTuesday%29+and+season%3E%3D2009&amp;submit=++S+D+Q+L+%21++" xlink:type="simple">http://sportsdatabase.com/nhl/query?output=default&amp;sdql=D+and+streak&gt;3+and+%28day%3DSunday+or+day%3DTuesday%29+and+season&gt;%3D2009&amp;submit=++S+D+Q+L+%21++</text:a></text:p>
          </table:table-cell>
          <table:table-cell table:style-name="ce8" office:value-type="string" calcext:value-type="string">
            <text:p>emceeaye</text:p>
          </table:table-cell>
          <table:table-cell table:style-name="ce8" office:value-type="string" calcext:value-type="string">
            <text:p>Under</text:p>
          </table:table-cell>
          <table:table-cell table:style-name="ce8" table:formula="of:=[.C74]+[.D74]" office:value-type="float" office:value="83" calcext:value-type="float">
            <text:p>83</text:p>
          </table:table-cell>
          <table:table-cell table:style-name="ce15" table:formula="of:=([.C74]-[.D74])/SQRT([.C74]+[.D74])" office:value-type="float" office:value="4.28080613959792" calcext:value-type="float">
            <text:p>4.28</text:p>
          </table:table-cell>
          <table:table-cell table:style-name="ce25" table:formula="of:=ABS([.O74])" office:value-type="float" office:value="4.28080613959792" calcext:value-type="float">
            <text:p>4.28</text:p>
          </table:table-cell>
          <table:table-cell table:style-name="ce3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[.Q74]-[.R74]" office:value-type="float" office:value="-1" calcext:value-type="float">
            <text:p>-1</text:p>
          </table:table-cell>
          <table:table-cell table:number-columns-repeated="1005"/>
        </table:table-row>
        <table:table-row table:style-name="ro2">
          <table:table-cell table:style-name="ce7" office:value-type="date" office:date-value="2014-11-24" calcext:value-type="date">
            <text:p>11/24/2014</text:p>
          </table:table-cell>
          <table:table-cell table:style-name="ce8" office:value-type="string" calcext:value-type="string">
            <text:p>NHL73</text:p>
          </table:table-cell>
          <table:table-cell table:style-name="ce8" office:value-type="float" office:value="579" calcext:value-type="float">
            <text:p>579</text:p>
          </table:table-cell>
          <table:table-cell table:style-name="ce8" office:value-type="float" office:value="455" calcext:value-type="float">
            <text:p>455</text:p>
          </table:table-cell>
          <table:table-cell table:style-name="ce25" office:value-type="float" office:value="110.41" calcext:value-type="float">
            <text:p>110.41</text:p>
          </table:table-cell>
          <table:table-cell table:style-name="ce9" office:value-type="percentage" office:value="0.082" calcext:value-type="percentage">
            <text:p>8.20%</text:p>
          </table:table-cell>
          <table:table-cell table:style-name="ce8" office:value-type="string" calcext:value-type="string">
            <text:p>SU</text:p>
          </table:table-cell>
          <table:table-cell table:style-name="ce8" table:number-columns-repeated="2"/>
          <table:table-cell table:style-name="ce3" office:value-type="string" calcext:value-type="string">
            <text:p>p:margin + pp:margin = -1 and p:goals &gt; 1 and pp:goals &gt; 0</text:p>
          </table:table-cell>
          <table:table-cell table:style-name="ce12" office:value-type="string" calcext:value-type="string">
            <text:p><text:a xlink:href="http://sportsdatabase.com/nhl/query?output=default&amp;sdql=p%3Amargin+%2B+pp%3Amargin+%3D+-1+and+p%3Agoals+%3E+1+and+pp%3Agoals+%3E+0&amp;submit=++S+D+Q+L+%21++" xlink:type="simple">http://sportsdatabase.com/nhl/query?output=default&amp;sdql=p%3Amargin+%2B+pp%3Amargin+%3D+-1+and+p%3Agoals+%3E+1+and+pp%3Agoals+%3E+0&amp;submit=++S+D+Q+L+%21++</text:a></text:p>
          </table:table-cell>
          <table:table-cell table:style-name="ce8" office:value-type="string" calcext:value-type="string">
            <text:p>nash13</text:p>
          </table:table-cell>
          <table:table-cell table:style-name="ce8" office:value-type="string" calcext:value-type="string">
            <text:p>SU Fade</text:p>
          </table:table-cell>
          <table:table-cell table:style-name="ce8" table:formula="of:=[.C75]+[.D75]" office:value-type="float" office:value="1034" calcext:value-type="float">
            <text:p>1034</text:p>
          </table:table-cell>
          <table:table-cell table:style-name="ce15" table:formula="of:=([.C75]-[.D75])/SQRT([.C75]+[.D75])" office:value-type="float" office:value="3.85621656414096" calcext:value-type="float">
            <text:p>3.86</text:p>
          </table:table-cell>
          <table:table-cell table:style-name="ce25" table:formula="of:=ABS([.O75])" office:value-type="float" office:value="3.85621656414096" calcext:value-type="float">
            <text:p>3.86</text:p>
          </table:table-cell>
          <table:table-cell table:style-name="ce3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[.Q75]-[.R75]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7" office:value-type="date" office:date-value="2014-11-24" calcext:value-type="date">
            <text:p>11/24/2014</text:p>
          </table:table-cell>
          <table:table-cell table:style-name="ce8" office:value-type="string" calcext:value-type="string">
            <text:p>NHL74</text:p>
          </table:table-cell>
          <table:table-cell table:style-name="ce8" office:value-type="float" office:value="482" calcext:value-type="float">
            <text:p>482</text:p>
          </table:table-cell>
          <table:table-cell table:style-name="ce8" office:value-type="float" office:value="508" calcext:value-type="float">
            <text:p>508</text:p>
          </table:table-cell>
          <table:table-cell table:style-name="ce25" office:value-type="float" office:value="102.98" calcext:value-type="float">
            <text:p>102.98</text:p>
          </table:table-cell>
          <table:table-cell table:style-name="ce9" office:value-type="percentage" office:value="0.102" calcext:value-type="percentage">
            <text:p>10.20%</text:p>
          </table:table-cell>
          <table:table-cell table:style-name="ce8" office:value-type="string" calcext:value-type="string">
            <text:p>SU</text:p>
          </table:table-cell>
          <table:table-cell table:style-name="ce8" office:value-type="string" calcext:value-type="string">
            <text:p>AWAY</text:p>
          </table:table-cell>
          <table:table-cell table:style-name="ce8"/>
          <table:table-cell table:style-name="ce3" office:value-type="string" calcext:value-type="string">
            <text:p>(p:shots on goal)&gt;(po:shots on goal) and (pp:shots on goal)&gt;(ppo:shots on goal) and (ppp:shots on goal)&gt;(pppo:shots on goal) and A and line&gt;-120</text:p>
          </table:table-cell>
          <table:table-cell table:style-name="ce12" office:value-type="string" calcext:value-type="string">
            <text:p><text:a xlink:href="http://sportsdatabase.com/nhl/query?output=default&amp;sdql=%28p%3Ashots+on+goal%29%3E%28po%3Ashots+on+goal%29+and+%28pp%3Ashots+on+goal%29%3E%28ppo%3Ashots+on+goal%29+and+%28ppp%3Ashots+on+goal%29%3E%28pppo%3Ashots+on+goal%29+and+A+and+line%3E-120&amp;submit=++S+D+Q+L+%21++" xlink:type="simple">http://sportsdatabase.com/nhl/query?output=default&amp;sdql=%28p%3Ashots+on+goal%29%3E%28po%3Ashots+on+goal%29+and+%28pp%3Ashots+on+goal%29%3E%28ppo%3Ashots+on+goal%29+and+%28ppp%3Ashots+on+goal%29%3E%28pppo%3Ashots+on+goal%29+and+A+and+line%3E-120&amp;submit=++S+D+Q+L+%21++</text:a></text:p>
          </table:table-cell>
          <table:table-cell table:style-name="ce8" office:value-type="string" calcext:value-type="string">
            <text:p>GoogleGr</text:p>
          </table:table-cell>
          <table:table-cell table:style-name="ce8" office:value-type="string" calcext:value-type="string">
            <text:p>SU Back</text:p>
          </table:table-cell>
          <table:table-cell table:style-name="ce8" table:formula="of:=[.C76]+[.D76]" office:value-type="float" office:value="990" calcext:value-type="float">
            <text:p>990</text:p>
          </table:table-cell>
          <table:table-cell table:style-name="ce15" table:formula="of:=([.C76]-[.D76])/SQRT([.C76]+[.D76])" office:value-type="float" office:value="-0.826334244012847" calcext:value-type="float">
            <text:p>-0.83</text:p>
          </table:table-cell>
          <table:table-cell table:style-name="ce25" table:formula="of:=ABS([.O76])" office:value-type="float" office:value="0.826334244012847" calcext:value-type="float">
            <text:p>0.83</text:p>
          </table:table-cell>
          <table:table-cell table:style-name="ce34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[.Q76]-[.R76]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7" office:value-type="date" office:date-value="2014-11-24" calcext:value-type="date">
            <text:p>11/24/2014</text:p>
          </table:table-cell>
          <table:table-cell table:style-name="ce8" office:value-type="string" calcext:value-type="string">
            <text:p>NHL75</text:p>
          </table:table-cell>
          <table:table-cell table:style-name="ce8" office:value-type="float" office:value="280" calcext:value-type="float">
            <text:p>280</text:p>
          </table:table-cell>
          <table:table-cell table:style-name="ce8" office:value-type="float" office:value="258" calcext:value-type="float">
            <text:p>258</text:p>
          </table:table-cell>
          <table:table-cell table:style-name="ce25" office:value-type="float" office:value="89.27" calcext:value-type="float">
            <text:p>89.27</text:p>
          </table:table-cell>
          <table:table-cell table:style-name="ce9" office:value-type="percentage" office:value="0.153" calcext:value-type="percentage">
            <text:p>15.30%</text:p>
          </table:table-cell>
          <table:table-cell table:style-name="ce8" office:value-type="string" calcext:value-type="string">
            <text:p>SU</text:p>
          </table:table-cell>
          <table:table-cell table:style-name="ce8" office:value-type="string" calcext:value-type="string">
            <text:p>AWAY</text:p>
          </table:table-cell>
          <table:table-cell table:style-name="ce8" office:value-type="string" calcext:value-type="string">
            <text:p>DOG</text:p>
          </table:table-cell>
          <table:table-cell table:style-name="ce3" office:value-type="string" calcext:value-type="string">
            <text:p>p:L and pp:L and (p:shots on goal)&gt;(po:shots on goal) and (pp:shots on goal)&gt;(ppo:shots on goal) and A</text:p>
          </table:table-cell>
          <table:table-cell table:style-name="ce12" office:value-type="string" calcext:value-type="string">
            <text:p><text:a xlink:href="http://sportsdatabase.com/nhl/query?output=default&amp;sdql=p%3AL+and+pp%3AL+and+%28p%3Ashots+on+goal%29%3E%28po%3Ashots+on+goal%29+and+%28pp%3Ashots+on+goal%29%3E%28ppo%3Ashots+on+goal%29+and+A&amp;submit=++S+D+Q+L+%21++" xlink:type="simple">http://sportsdatabase.com/nhl/query?output=default&amp;sdql=p%3AL+and+pp%3AL+and+%28p%3Ashots+on+goal%29%3E%28po%3Ashots+on+goal%29+and+%28pp%3Ashots+on+goal%29%3E%28ppo%3Ashots+on+goal%29+and+A&amp;submit=++S+D+Q+L+%21++</text:a></text:p>
          </table:table-cell>
          <table:table-cell table:style-name="ce8" office:value-type="string" calcext:value-type="string">
            <text:p>GoogleGr</text:p>
          </table:table-cell>
          <table:table-cell table:style-name="ce8" office:value-type="string" calcext:value-type="string">
            <text:p>SU Back</text:p>
          </table:table-cell>
          <table:table-cell table:style-name="ce8" table:formula="of:=[.C77]+[.D77]" office:value-type="float" office:value="538" calcext:value-type="float">
            <text:p>538</text:p>
          </table:table-cell>
          <table:table-cell table:style-name="ce15" table:formula="of:=([.C77]-[.D77])/SQRT([.C77]+[.D77])" office:value-type="float" office:value="0.948487349830299" calcext:value-type="float">
            <text:p>0.95</text:p>
          </table:table-cell>
          <table:table-cell table:style-name="ce25" table:formula="of:=ABS([.O77])" office:value-type="float" office:value="0.948487349830299" calcext:value-type="float">
            <text:p>0.95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8" table:formula="of:=[.Q77]-[.R77]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7" office:value-type="date" office:date-value="2014-11-25" calcext:value-type="date">
            <text:p>11/25/2014</text:p>
          </table:table-cell>
          <table:table-cell table:style-name="ce8" office:value-type="string" calcext:value-type="string">
            <text:p>NHL76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292" calcext:value-type="float">
            <text:p>292</text:p>
          </table:table-cell>
          <table:table-cell table:style-name="ce25" office:value-type="float" office:value="113.74" calcext:value-type="float">
            <text:p>113.74</text:p>
          </table:table-cell>
          <table:table-cell table:style-name="ce9" office:value-type="percentage" office:value="0.231" calcext:value-type="percentage">
            <text:p>23.10%</text:p>
          </table:table-cell>
          <table:table-cell table:style-name="ce8" office:value-type="string" calcext:value-type="string">
            <text:p>SU</text:p>
          </table:table-cell>
          <table:table-cell table:style-name="ce8"/>
          <table:table-cell table:style-name="ce8" office:value-type="string" calcext:value-type="string">
            <text:p>DOG</text:p>
          </table:table-cell>
          <table:table-cell table:style-name="ce3" office:value-type="string" calcext:value-type="string">
            <text:p>playoffs=0 and game number&gt;40 and WP&gt;60 and line&lt;-170</text:p>
          </table:table-cell>
          <table:table-cell table:style-name="ce12" office:value-type="string" calcext:value-type="string">
            <text:p><text:a xlink:href="http://sportsdatabase.com/nhl/query?output=default&amp;sdql=playoffs%3D0+and+game+number%3E40+and+WP%3E60+and+line%3C-170+&amp;submit=++S+D+Q+L+!++" xlink:type="simple">http://sportsdatabase.com/nhl/query?output=default&amp;sdql=playoffs%3D0+and+game+number%3E40+and+WP%3E60+and+line%3C-170+&amp;submit=++S+D+Q+L+!++</text:a></text:p>
          </table:table-cell>
          <table:table-cell table:style-name="ce8" office:value-type="string" calcext:value-type="string">
            <text:p>GoogleGr</text:p>
          </table:table-cell>
          <table:table-cell table:style-name="ce8" office:value-type="string" calcext:value-type="string">
            <text:p>SU Fade</text:p>
          </table:table-cell>
          <table:table-cell table:style-name="ce8" table:formula="of:=[.C78]+[.D78]" office:value-type="float" office:value="492" calcext:value-type="float">
            <text:p>492</text:p>
          </table:table-cell>
          <table:table-cell table:style-name="ce15" table:formula="of:=([.C78]-[.D78])/SQRT([.C78]+[.D78])" office:value-type="float" office:value="-4.14768031947019" calcext:value-type="float">
            <text:p>-4.15</text:p>
          </table:table-cell>
          <table:table-cell table:style-name="ce25" table:formula="of:=ABS([.O78])" office:value-type="float" office:value="4.14768031947019" calcext:value-type="float">
            <text:p>4.15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8" table:formula="of:=[.Q78]-[.R78]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7" office:value-type="date" office:date-value="2014-11-26" calcext:value-type="date">
            <text:p>11/26/2014</text:p>
          </table:table-cell>
          <table:table-cell table:style-name="ce8" office:value-type="string" calcext:value-type="string">
            <text:p>NHL77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3" calcext:value-type="float">
            <text:p>3</text:p>
          </table:table-cell>
          <table:table-cell table:style-name="ce25" office:value-type="float" office:value="13.2" calcext:value-type="float">
            <text:p>13.20</text:p>
          </table:table-cell>
          <table:table-cell table:style-name="ce9" office:value-type="string" calcext:value-type="string">
            <text:p>53.1%</text:p>
          </table:table-cell>
          <table:table-cell table:style-name="ce8" office:value-type="string" calcext:value-type="string">
            <text:p>SU</text:p>
          </table:table-cell>
          <table:table-cell table:style-name="ce8" office:value-type="string" calcext:value-type="string">
            <text:p>HOME</text:p>
          </table:table-cell>
          <table:table-cell table:style-name="ce8" office:value-type="string" calcext:value-type="string">
            <text:p>FAV</text:p>
          </table:table-cell>
          <table:table-cell table:style-name="ce3" office:value-type="string" calcext:value-type="string">
            <text:p>H and -100&gt;=line&gt;-150 and p:overtime=1 and p:W and tA(o:goals)&lt;=2.55 and season&gt;=2010 and o:rest=2</text:p>
          </table:table-cell>
          <table:table-cell table:style-name="ce12" office:value-type="string" calcext:value-type="string">
            <text:p><text:a xlink:href="http://www.sportsdatabase.com/nhl/query?output=default&amp;sdql=H+and+-100%3E%3Dline%3E-150+and+p%3Aovertime%3D1+and+p%3AW+and+tA%28o%3Agoals%29%3C%3D2.55+and+season%3E%3D2010+and+o%3Arest%3D2&amp;submit=++S+D+Q+L+%21++" xlink:type="simple">http://www.sportsdatabase.com/nhl/query?output=default&amp;sdql=H+and+-100&gt;%3Dline&gt;-150+and+p%3Aovertime%3D1+and+p%3AW+and+tA%28o%3Agoals%29&lt;%3D2.55+and+season&gt;%3D2010+and+o%3Arest%3D2&amp;submit=++S+D+Q+L+%21++</text:a></text:p>
          </table:table-cell>
          <table:table-cell table:style-name="ce8" office:value-type="string" calcext:value-type="string">
            <text:p>emceeaye</text:p>
          </table:table-cell>
          <table:table-cell table:style-name="ce8" office:value-type="string" calcext:value-type="string">
            <text:p>SU Back</text:p>
          </table:table-cell>
          <table:table-cell table:style-name="ce8" table:formula="of:=[.C79]+[.D79]" office:value-type="float" office:value="20" calcext:value-type="float">
            <text:p>20</text:p>
          </table:table-cell>
          <table:table-cell table:style-name="ce15" table:formula="of:=([.C79]-[.D79])/SQRT([.C79]+[.D79])" office:value-type="float" office:value="3.13049516849971" calcext:value-type="float">
            <text:p>3.13</text:p>
          </table:table-cell>
          <table:table-cell table:style-name="ce25" table:formula="of:=ABS([.O79])" office:value-type="float" office:value="3.13049516849971" calcext:value-type="float">
            <text:p>3.13</text:p>
          </table:table-cell>
          <table:table-cell table:style-name="ce3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[.Q79]-[.R79]" office:value-type="float" office:value="-1" calcext:value-type="float">
            <text:p>-1</text:p>
          </table:table-cell>
          <table:table-cell table:number-columns-repeated="1005"/>
        </table:table-row>
        <table:table-row table:style-name="ro2">
          <table:table-cell table:style-name="ce7" office:value-type="date" office:date-value="2014-11-26" calcext:value-type="date">
            <text:p>11/26/2014</text:p>
          </table:table-cell>
          <table:table-cell table:style-name="ce8" office:value-type="string" calcext:value-type="string">
            <text:p>NHL78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17" calcext:value-type="float">
            <text:p>17</text:p>
          </table:table-cell>
          <table:table-cell table:style-name="ce25" office:value-type="float" office:value="26.4" calcext:value-type="float">
            <text:p>26.40</text:p>
          </table:table-cell>
          <table:table-cell table:style-name="ce9" office:value-type="string" calcext:value-type="string">
            <text:p>32.3%</text:p>
          </table:table-cell>
          <table:table-cell table:style-name="ce8" office:value-type="string" calcext:value-type="string">
            <text:p>SU</text:p>
          </table:table-cell>
          <table:table-cell table:style-name="ce8" office:value-type="string" calcext:value-type="string">
            <text:p>HOME</text:p>
          </table:table-cell>
          <table:table-cell table:style-name="ce8" office:value-type="string" calcext:value-type="string">
            <text:p>FAV</text:p>
          </table:table-cell>
          <table:table-cell table:style-name="ce3" office:value-type="string" calcext:value-type="string">
            <text:p>H and -100&gt;=line&gt;-150 and p:overtime=1 and p:W and tA(o:goals)&lt;=2.45 and season&gt;=2010</text:p>
          </table:table-cell>
          <table:table-cell table:style-name="ce12" office:value-type="string" calcext:value-type="string">
            <text:p><text:a xlink:href="http://www.sportsdatabase.com/nhl/query?output=default&amp;sdql=H+and+-100%3E%3Dline%3E-150+and+p%3Aovertime%3D1+and+p%3AW+and+tA%28o%3Agoals%29%3C%3D2.45+and+season%3E%3D2010&amp;submit=++S+D+Q+L+%21++" xlink:type="simple">http://www.sportsdatabase.com/nhl/query?output=default&amp;sdql=H+and+-100&gt;%3Dline&gt;-150+and+p%3Aovertime%3D1+and+p%3AW+and+tA%28o%3Agoals%29&lt;%3D2.45+and+season&gt;%3D2010&amp;submit=++S+D+Q+L+%21++</text:a></text:p>
          </table:table-cell>
          <table:table-cell table:style-name="ce8" office:value-type="string" calcext:value-type="string">
            <text:p>emceeaye</text:p>
          </table:table-cell>
          <table:table-cell table:style-name="ce8" office:value-type="string" calcext:value-type="string">
            <text:p>SU Back</text:p>
          </table:table-cell>
          <table:table-cell table:style-name="ce8" table:formula="of:=[.C80]+[.D80]" office:value-type="float" office:value="65" calcext:value-type="float">
            <text:p>65</text:p>
          </table:table-cell>
          <table:table-cell table:style-name="ce15" table:formula="of:=([.C80]-[.D80])/SQRT([.C80]+[.D80])" office:value-type="float" office:value="3.84507677226546" calcext:value-type="float">
            <text:p>3.85</text:p>
          </table:table-cell>
          <table:table-cell table:style-name="ce25" table:formula="of:=ABS([.O80])" office:value-type="float" office:value="3.84507677226546" calcext:value-type="float">
            <text:p>3.85</text:p>
          </table:table-cell>
          <table:table-cell table:style-name="ce3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[.Q80]-[.R80]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7" office:value-type="date" office:date-value="2014-11-26" calcext:value-type="date">
            <text:p>11/26/2014</text:p>
          </table:table-cell>
          <table:table-cell table:style-name="ce8" office:value-type="string" calcext:value-type="string">
            <text:p>NHL7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9" calcext:value-type="float">
            <text:p>9</text:p>
          </table:table-cell>
          <table:table-cell table:style-name="ce25" office:value-type="float" office:value="15.23" calcext:value-type="float">
            <text:p>15.23</text:p>
          </table:table-cell>
          <table:table-cell table:style-name="ce9" office:value-type="string" calcext:value-type="string">
            <text:p>50.8%</text:p>
          </table:table-cell>
          <table:table-cell table:style-name="ce8" office:value-type="string" calcext:value-type="string">
            <text:p>SU</text:p>
          </table:table-cell>
          <table:table-cell table:style-name="ce8" table:number-columns-repeated="2"/>
          <table:table-cell table:style-name="ce3" office:value-type="string" calcext:value-type="string">
            <text:p>64&gt;WP&gt;51 and 70&gt;=o:WP&gt;=60 and op:margin&lt;=-3 and op:division=opo:division and season&gt;=2010</text:p>
          </table:table-cell>
          <table:table-cell table:style-name="ce12" office:value-type="string" calcext:value-type="string">
            <text:p><text:a xlink:href="http://www.sportsdatabase.com/nhl/query?output=default&amp;sdql=64%3EWP%3E51+and+70%3E%3Do%3AWP%3E%3D60+and+op%3Amargin%3C%3D-3+and+op%3Adivision%3Dopo%3Adivision+and+season%3E%3D2010&amp;submit=++S+D+Q+L+%21++" xlink:type="simple">http://www.sportsdatabase.com/nhl/query?output=default&amp;sdql=64&gt;WP&gt;51+and+70&gt;%3Do%3AWP&gt;%3D60+and+op%3Amargin&lt;%3D-3+and+op%3Adivision%3Dopo%3Adivision+and+season&gt;%3D2010&amp;submit=++S+D+Q+L+%21++</text:a></text:p>
          </table:table-cell>
          <table:table-cell table:style-name="ce8" office:value-type="string" calcext:value-type="string">
            <text:p>emceeaye</text:p>
          </table:table-cell>
          <table:table-cell table:style-name="ce8" office:value-type="string" calcext:value-type="string">
            <text:p>SU Back</text:p>
          </table:table-cell>
          <table:table-cell table:style-name="ce8" table:formula="of:=[.C81]+[.D81]" office:value-type="float" office:value="29" calcext:value-type="float">
            <text:p>29</text:p>
          </table:table-cell>
          <table:table-cell table:style-name="ce15" table:formula="of:=([.C81]-[.D81])/SQRT([.C81]+[.D81])" office:value-type="float" office:value="2.04264871994757" calcext:value-type="float">
            <text:p>2.04</text:p>
          </table:table-cell>
          <table:table-cell table:style-name="ce25" table:formula="of:=ABS([.O81])" office:value-type="float" office:value="2.04264871994757" calcext:value-type="float">
            <text:p>2.04</text:p>
          </table:table-cell>
          <table:table-cell table:style-name="ce3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[.Q81]-[.R81]" office:value-type="float" office:value="-1" calcext:value-type="float">
            <text:p>-1</text:p>
          </table:table-cell>
          <table:table-cell table:number-columns-repeated="1005"/>
        </table:table-row>
        <table:table-row table:style-name="ro2">
          <table:table-cell table:style-name="ce7" office:value-type="date" office:date-value="2014-12-01" calcext:value-type="date">
            <text:p>12/1/2014</text:p>
          </table:table-cell>
          <table:table-cell table:style-name="ce8" office:value-type="string" calcext:value-type="string">
            <text:p>NHL80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13" calcext:value-type="float">
            <text:p>13</text:p>
          </table:table-cell>
          <table:table-cell table:style-name="ce25" table:formula="of:=([.C82]*0.8)-[.D82]" office:value-type="float" office:value="15.8" calcext:value-type="float">
            <text:p>15.80</text:p>
          </table:table-cell>
          <table:table-cell table:style-name="ce9" table:formula="of:=[.E82]/([.C82]+[.D82])" office:value-type="percentage" office:value="0.322448979591837" calcext:value-type="percentage">
            <text:p>32.24%</text:p>
          </table:table-cell>
          <table:table-cell table:style-name="ce8" office:value-type="string" calcext:value-type="string">
            <text:p>OVER</text:p>
          </table:table-cell>
          <table:table-cell table:style-name="ce8" table:number-columns-repeated="2"/>
          <table:table-cell table:style-name="ce3" office:value-type="string" calcext:value-type="string">
            <text:p>p:HL and game number&lt;=42 and p:division=po:division and WP&gt;50 and o:WP&lt;50 and season&gt;=2010</text:p>
          </table:table-cell>
          <table:table-cell table:style-name="ce12" office:value-type="string" calcext:value-type="string">
            <text:p><text:a xlink:href="http://www.sportsdatabase.com/nhl/query?output=default&amp;sdql=p%3AHL+and+game+number%3C%3D42+and+p%3Adivision%3Dpo%3Adivision+and+WP%3E50+and+o%3AWP%3C50+and+season%3E%3D2010&amp;submit=++S+D+Q+L+%21++" xlink:type="simple">http://www.sportsdatabase.com/nhl/query?output=default&amp;sdql=p%3AHL+and+game+number&lt;%3D42+and+p%3Adivision%3Dpo%3Adivision+and+WP&gt;50+and+o%3AWP&lt;50+and+season&gt;%3D2010&amp;submit=++S+D+Q+L+%21++</text:a></text:p>
          </table:table-cell>
          <table:table-cell table:style-name="ce8" office:value-type="string" calcext:value-type="string">
            <text:p>emceeaye</text:p>
          </table:table-cell>
          <table:table-cell table:style-name="ce8" office:value-type="string" calcext:value-type="string">
            <text:p>Over</text:p>
          </table:table-cell>
          <table:table-cell table:style-name="ce8" table:formula="of:=[.C82]+[.D82]" office:value-type="float" office:value="49" calcext:value-type="float">
            <text:p>49</text:p>
          </table:table-cell>
          <table:table-cell table:style-name="ce15" table:formula="of:=([.C82]-[.D82])/SQRT([.C82]+[.D82])" office:value-type="float" office:value="3.28571428571429" calcext:value-type="float">
            <text:p>3.29</text:p>
          </table:table-cell>
          <table:table-cell table:style-name="ce25" table:formula="of:=ABS([.O82])" office:value-type="float" office:value="3.28571428571429" calcext:value-type="float">
            <text:p>3.29</text:p>
          </table:table-cell>
          <table:table-cell table:style-name="ce33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05"/>
        </table:table-row>
        <table:table-row table:style-name="ro2">
          <table:table-cell table:style-name="ce7" office:value-type="date" office:date-value="2014-12-01" calcext:value-type="date">
            <text:p>12/1/2014</text:p>
          </table:table-cell>
          <table:table-cell table:style-name="ce8" office:value-type="string" calcext:value-type="string">
            <text:p>NHL81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9" calcext:value-type="float">
            <text:p>9</text:p>
          </table:table-cell>
          <table:table-cell table:style-name="ce25" office:value-type="float" office:value="9.82" calcext:value-type="float">
            <text:p>9.82</text:p>
          </table:table-cell>
          <table:table-cell table:style-name="ce9" office:value-type="percentage" office:value="0.186" calcext:value-type="percentage">
            <text:p>18.60%</text:p>
          </table:table-cell>
          <table:table-cell table:style-name="ce8" office:value-type="string" calcext:value-type="string">
            <text:p>SU</text:p>
          </table:table-cell>
          <table:table-cell table:style-name="ce8" table:number-columns-repeated="2"/>
          <table:table-cell table:style-name="ce3" office:value-type="string" calcext:value-type="string">
            <text:p>day=Thursday and month=1 and tA(o:power play goals)/tA(penalty minutes)&lt;oA(o:power play goals)/oA(penalty minutes) and tA(penalty minutes)&lt;oA(penalty minutes) and tA(power play goals)&gt;oA(power play goals) and tA(power play goals)/tA(o:penalty minutes)&gt;oA(power play goals)/oA(o:penalty minutes) and tA(shots on goal)&gt;oA(shots on goal)</text:p>
          </table:table-cell>
          <table:table-cell table:style-name="ce12" office:value-type="string" calcext:value-type="string">
            <text:p><text:a xlink:href="http://sportsdatabase.com/nhl/query?output=default&amp;sdql=day%3DThursday+and+month%3D1+and+tA%28o%3Apower+play+goals%29%2FtA%28penalty+minutes%29%3CoA%28o%3Apower+play+goals%29%2FoA%28penalty+minutes%29+and+tA%28penalty+minutes%29%3CoA%28penalty+minutes%29+and+tA%28power+play+goals%29%3EoA%28power+play+goals%29+and+tA%28power+play+goals%29%2FtA%28o%3Apenalty+minutes%29%3EoA%28power+play+goals%29%2FoA%28o%3Apenalty+minutes%29+and+tA%28shots+on+goal%29%3EoA%28shots+on+goal%29&amp;submit=++S+D+Q+L+%21++" xlink:type="simple">http://sportsdatabase.com/nhl/query?output=default&amp;sdql=day%3DThursday+and+month%3D1+and+tA%28o%3Apower+play+goals%29%2FtA%28penalty+minutes%29&lt;oA%28o%3Apower+play+goals%29%2FoA%28penalty+minutes%29+and+tA%28penalty+minutes%29&lt;oA%28penalty+minutes%29+and+tA%28power+play+goals%29&gt;oA%28power+play+goals%29+and+tA%28power+play+goals%29%2FtA%28o%3Apenalty+minutes%29&gt;oA%28power+play+goals%29%2FoA%28o%3Apenalty+minutes%29+and+tA%28shots+on+goal%29&gt;oA%28shots+on+goal%29&amp;submit=++S+D+Q+L+%21++</text:a></text:p>
          </table:table-cell>
          <table:table-cell table:style-name="ce8" office:value-type="string" calcext:value-type="string">
            <text:p>emceeaye</text:p>
          </table:table-cell>
          <table:table-cell table:style-name="ce8" office:value-type="string" calcext:value-type="string">
            <text:p>SU Back</text:p>
          </table:table-cell>
          <table:table-cell table:style-name="ce8" table:formula="of:=[.C83]+[.D83]" office:value-type="float" office:value="32" calcext:value-type="float">
            <text:p>32</text:p>
          </table:table-cell>
          <table:table-cell table:style-name="ce15" table:formula="of:=([.C83]-[.D83])/SQRT([.C83]+[.D83])" office:value-type="float" office:value="2.47487373415292" calcext:value-type="float">
            <text:p>2.47</text:p>
          </table:table-cell>
          <table:table-cell table:style-name="ce25" table:formula="of:=ABS([.O83])" office:value-type="float" office:value="2.47487373415292" calcext:value-type="float">
            <text:p>2.47</text:p>
          </table:table-cell>
          <table:table-cell table:style-name="ce33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05"/>
        </table:table-row>
        <table:table-row table:style-name="ro2">
          <table:table-cell table:style-name="ce7" office:value-type="date" office:date-value="2014-12-01" calcext:value-type="date">
            <text:p>12/1/2014</text:p>
          </table:table-cell>
          <table:table-cell table:style-name="ce8" office:value-type="string" calcext:value-type="string">
            <text:p>NHL8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4" calcext:value-type="float">
            <text:p>4</text:p>
          </table:table-cell>
          <table:table-cell table:style-name="ce25" office:value-type="float" office:value="12.44" calcext:value-type="float">
            <text:p>12.44</text:p>
          </table:table-cell>
          <table:table-cell table:style-name="ce9" office:value-type="percentage" office:value="0.282" calcext:value-type="percentage">
            <text:p>28.20%</text:p>
          </table:table-cell>
          <table:table-cell table:style-name="ce8" office:value-type="string" calcext:value-type="string">
            <text:p>SU</text:p>
          </table:table-cell>
          <table:table-cell table:style-name="ce8" table:number-columns-repeated="2"/>
          <table:table-cell table:style-name="ce3" office:value-type="string" calcext:value-type="string">
            <text:p>(day = Saturday or day=Sunday) and game number&gt;=42 and tA(o:goals) / tA(penalties) &lt; oA(o:goals) / oA(penalties) and tA(goals) / tA(o:penalties) &gt; oA(goals) / oA(o:penalties) and tA(shots on goal) &gt; oA(shots on goal) and o:streak &lt;= -2 and o:rest &gt; 1</text:p>
          </table:table-cell>
          <table:table-cell table:style-name="ce12" office:value-type="string" calcext:value-type="string">
            <text:p><text:a xlink:href="http://sportsdatabase.com/nhl/query?output=default&amp;sdql=%28day+%3D+Saturday+or+day%3DSunday%29+and+game+number%3E%3D42+and+tA%28o%3Agoals%29+%2F+tA%28penalties%29+%3C+oA%28o%3Agoals%29+%2F+oA%28penalties%29+and+tA%28goals%29+%2F+tA%28o%3Apenalties%29+%3E+oA%28goals%29+%2F+oA%28o%3Apenalties%29+and+tA%28shots+on+goal%29+%3E+oA%28shots+on+goal%29+and+o%3Astreak+%3C%3D+-2+and+o%3Arest+%3E+1&amp;submit=++S+D+Q+L+%21++" xlink:type="simple">http://sportsdatabase.com/nhl/query?output=default&amp;sdql=%28day+%3D+Saturday+or+day%3DSunday%29+and+game+number&gt;%3D42+and+tA%28o%3Agoals%29+%2F+tA%28penalties%29+&lt;+oA%28o%3Agoals%29+%2F+oA%28penalties%29+and+tA%28goals%29+%2F+tA%28o%3Apenalties%29+&gt;+oA%28goals%29+%2F+oA%28o%3Apenalties%29+and+tA%28shots+on+goal%29+&gt;+oA%28shots+on+goal%29+and+o%3Astreak+&lt;%3D+-2+and+o%3Arest+&gt;+1&amp;submit=++S+D+Q+L+%21++</text:a></text:p>
          </table:table-cell>
          <table:table-cell table:style-name="ce8" office:value-type="string" calcext:value-type="string">
            <text:p>emceeaye</text:p>
          </table:table-cell>
          <table:table-cell table:style-name="ce8" office:value-type="string" calcext:value-type="string">
            <text:p>SU Back</text:p>
          </table:table-cell>
          <table:table-cell table:style-name="ce8" table:formula="of:=[.C84]+[.D84]" office:value-type="float" office:value="23" calcext:value-type="float">
            <text:p>23</text:p>
          </table:table-cell>
          <table:table-cell table:style-name="ce15" table:formula="of:=([.C84]-[.D84])/SQRT([.C84]+[.D84])" office:value-type="float" office:value="3.12771621085612" calcext:value-type="float">
            <text:p>3.13</text:p>
          </table:table-cell>
          <table:table-cell table:style-name="ce25" table:formula="of:=ABS([.O84])" office:value-type="float" office:value="3.12771621085612" calcext:value-type="float">
            <text:p>3.13</text:p>
          </table:table-cell>
          <table:table-cell table:style-name="ce33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05"/>
        </table:table-row>
        <table:table-row table:style-name="ro2">
          <table:table-cell table:style-name="ce7" office:value-type="date" office:date-value="2014-12-01" calcext:value-type="date">
            <text:p>12/1/2014</text:p>
          </table:table-cell>
          <table:table-cell table:style-name="ce8" office:value-type="string" calcext:value-type="string">
            <text:p>NHL83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14" calcext:value-type="float">
            <text:p>14</text:p>
          </table:table-cell>
          <table:table-cell table:style-name="ce25" office:value-type="float" office:value="19.78" calcext:value-type="float">
            <text:p>19.78</text:p>
          </table:table-cell>
          <table:table-cell table:style-name="ce9" office:value-type="percentage" office:value="0.204" calcext:value-type="percentage">
            <text:p>20.40%</text:p>
          </table:table-cell>
          <table:table-cell table:style-name="ce8" office:value-type="string" calcext:value-type="string">
            <text:p>SU</text:p>
          </table:table-cell>
          <table:table-cell table:style-name="ce8" table:number-columns-repeated="2"/>
          <table:table-cell table:style-name="ce3" office:value-type="string" calcext:value-type="string">
            <text:p>tA(o:goals)/tA(penalties)&lt;oA(o:goals)/oA(penalties) and tA(goals)/tA(o:penalties)&gt;oA(goals)/oA(o:penalties) and tA(shots on goal)&gt;oA(shots on goal) and o:streak&lt;=-5 and o:rest&gt;1</text:p>
          </table:table-cell>
          <table:table-cell table:style-name="ce12" office:value-type="string" calcext:value-type="string">
            <text:p><text:a xlink:href="http://sportsdatabase.com/nhl/query?output=default&amp;sdql=tA%28o%3Agoals%29%2FtA%28penalties%29%3CoA%28o%3Agoals%29%2FoA%28penalties%29+and+tA%28goals%29%2FtA%28o%3Apenalties%29%3EoA%28goals%29%2FoA%28o%3Apenalties%29+and+tA%28shots+on+goal%29%3EoA%28shots+on+goal%29+and+o%3Astreak%3C%3D-5+and+o%3Arest%3E1+&amp;submit=++S+D+Q+L+%21++" xlink:type="simple">http://sportsdatabase.com/nhl/query?output=default&amp;sdql=tA%28o%3Agoals%29%2FtA%28penalties%29&lt;oA%28o%3Agoals%29%2FoA%28penalties%29+and+tA%28goals%29%2FtA%28o%3Apenalties%29&gt;oA%28goals%29%2FoA%28o%3Apenalties%29+and+tA%28shots+on+goal%29&gt;oA%28shots+on+goal%29+and+o%3Astreak&lt;%3D-5+and+o%3Arest&gt;1+&amp;submit=++S+D+Q+L+%21++</text:a></text:p>
          </table:table-cell>
          <table:table-cell table:style-name="ce8" office:value-type="string" calcext:value-type="string">
            <text:p>emceeaye</text:p>
          </table:table-cell>
          <table:table-cell table:style-name="ce8" office:value-type="string" calcext:value-type="string">
            <text:p>SU Back</text:p>
          </table:table-cell>
          <table:table-cell table:style-name="ce8" table:formula="of:=[.C85]+[.D85]" office:value-type="float" office:value="55" calcext:value-type="float">
            <text:p>55</text:p>
          </table:table-cell>
          <table:table-cell table:style-name="ce15" table:formula="of:=([.C85]-[.D85])/SQRT([.C85]+[.D85])" office:value-type="float" office:value="3.64067925730151" calcext:value-type="float">
            <text:p>3.64</text:p>
          </table:table-cell>
          <table:table-cell table:style-name="ce25" table:formula="of:=ABS([.O85])" office:value-type="float" office:value="3.64067925730151" calcext:value-type="float">
            <text:p>3.64</text:p>
          </table:table-cell>
          <table:table-cell table:style-name="ce33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05"/>
        </table:table-row>
        <table:table-row table:style-name="ro2">
          <table:table-cell table:style-name="ce7" office:value-type="date" office:date-value="2014-12-01" calcext:value-type="date">
            <text:p>12/1/2014</text:p>
          </table:table-cell>
          <table:table-cell table:style-name="ce8" office:value-type="string" calcext:value-type="string">
            <text:p>NHL84</text:p>
          </table:table-cell>
          <table:table-cell table:style-name="ce8" office:value-type="float" office:value="177" calcext:value-type="float">
            <text:p>177</text:p>
          </table:table-cell>
          <table:table-cell table:style-name="ce8" office:value-type="float" office:value="102" calcext:value-type="float">
            <text:p>102</text:p>
          </table:table-cell>
          <table:table-cell table:style-name="ce25" table:formula="of:=([.C86]*0.8)-[.D86]" office:value-type="float" office:value="39.6" calcext:value-type="float">
            <text:p>39.60</text:p>
          </table:table-cell>
          <table:table-cell table:style-name="ce9" table:formula="of:=[.E86]/([.C86]+[.D86])" office:value-type="percentage" office:value="0.141935483870968" calcext:value-type="percentage">
            <text:p>14.19%</text:p>
          </table:table-cell>
          <table:table-cell table:style-name="ce8" office:value-type="string" calcext:value-type="string">
            <text:p>UNDER</text:p>
          </table:table-cell>
          <table:table-cell table:style-name="ce8" table:number-columns-repeated="2"/>
          <table:table-cell table:style-name="ce3" office:value-type="string" calcext:value-type="string">
            <text:p>H and tA(shots on goal)&lt;28.2 and otA(shots on goal)&lt;27.8 and total&gt;5</text:p>
          </table:table-cell>
          <table:table-cell table:style-name="ce12" office:value-type="string" calcext:value-type="string">
            <text:p><text:a xlink:href="http://sportsdatabase.com/nhl/query?output=default&amp;sdql=H+and+tA%28shots+on+goal%29%3C28.2+and+otA%28shots+on+goal%29%3C27.8+and+total%3E5+&amp;submit=++S+D+Q+L+!++" xlink:type="simple">http://sportsdatabase.com/nhl/query?output=default&amp;sdql=H+and+tA%28shots+on+goal%29%3C28.2+and+otA%28shots+on+goal%29%3C27.8+and+total%3E5+&amp;submit=++S+D+Q+L+!++</text:a></text:p>
          </table:table-cell>
          <table:table-cell table:style-name="ce8" office:value-type="string" calcext:value-type="string">
            <text:p>FunkFreaker</text:p>
          </table:table-cell>
          <table:table-cell table:style-name="ce8" office:value-type="string" calcext:value-type="string">
            <text:p>Under</text:p>
          </table:table-cell>
          <table:table-cell table:style-name="ce8" table:formula="of:=[.C86]+[.D86]" office:value-type="float" office:value="279" calcext:value-type="float">
            <text:p>279</text:p>
          </table:table-cell>
          <table:table-cell table:style-name="ce15" table:formula="of:=([.C86]-[.D86])/SQRT([.C86]+[.D86])" office:value-type="float" office:value="4.49013255066937" calcext:value-type="float">
            <text:p>4.49</text:p>
          </table:table-cell>
          <table:table-cell table:style-name="ce25" table:formula="of:=ABS([.O86])" office:value-type="float" office:value="4.49013255066937" calcext:value-type="float">
            <text:p>4.49</text:p>
          </table:table-cell>
          <table:table-cell table:style-name="ce33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8" table:formula="of:=[.Q86]-[.R86]" office:value-type="float" office:value="-2" calcext:value-type="float">
            <text:p>-2</text:p>
          </table:table-cell>
          <table:table-cell table:number-columns-repeated="1005"/>
        </table:table-row>
        <table:table-row table:style-name="ro2">
          <table:table-cell table:style-name="ce7" office:value-type="date" office:date-value="2014-12-01" calcext:value-type="date">
            <text:p>12/1/2014</text:p>
          </table:table-cell>
          <table:table-cell table:style-name="ce8" office:value-type="string" calcext:value-type="string">
            <text:p>NHL85</text:p>
          </table:table-cell>
          <table:table-cell table:style-name="ce8" office:value-type="float" office:value="94" calcext:value-type="float">
            <text:p>94</text:p>
          </table:table-cell>
          <table:table-cell table:style-name="ce8" office:value-type="float" office:value="55" calcext:value-type="float">
            <text:p>55</text:p>
          </table:table-cell>
          <table:table-cell table:style-name="ce25" table:formula="of:=([.C87]*0.8)-[.D87]" office:value-type="float" office:value="20.2" calcext:value-type="float">
            <text:p>20.20</text:p>
          </table:table-cell>
          <table:table-cell table:style-name="ce9" table:formula="of:=[.E87]/([.C87]+[.D87])" office:value-type="percentage" office:value="0.135570469798658" calcext:value-type="percentage">
            <text:p>13.56%</text:p>
          </table:table-cell>
          <table:table-cell table:style-name="ce8" office:value-type="string" calcext:value-type="string">
            <text:p>UNDER</text:p>
          </table:table-cell>
          <table:table-cell table:style-name="ce8" table:number-columns-repeated="2"/>
          <table:table-cell table:style-name="ce3" office:value-type="string" calcext:value-type="string">
            <text:p>H and tA(penalty minutes) &lt; 11.3 and otA(penalty minutes) &lt; 11.3 and total &gt; 5 and tA(shots on goal) + otA(shots on goal) <text:s/>&lt; 58.8</text:p>
          </table:table-cell>
          <table:table-cell table:style-name="ce12" office:value-type="string" calcext:value-type="string">
            <text:p><text:a xlink:href="http://sportsdatabase.com/nhl/query?output=default&amp;sdql=H+and+tA%28penalty+minutes%29+%3C+11.3+and+otA%28penalty+minutes%29+%3C+11.3+and+total+%3E+5+and+tA%28shots+on+goal%29+%2B+otA%28shots+on+goal%29++%3C+58.8+&amp;submit=++S+D+Q+L+!++" xlink:type="simple">http://sportsdatabase.com/nhl/query?output=default&amp;sdql=H+and+tA%28penalty+minutes%29+%3C+11.3+and+otA%28penalty+minutes%29+%3C+11.3+and+total+%3E+5+and+tA%28shots+on+goal%29+%2B+otA%28shots+on+goal%29++%3C+58.8+&amp;submit=++S+D+Q+L+!++</text:a></text:p>
          </table:table-cell>
          <table:table-cell table:style-name="ce8" office:value-type="string" calcext:value-type="string">
            <text:p>FunkFreaker</text:p>
          </table:table-cell>
          <table:table-cell table:style-name="ce8" office:value-type="string" calcext:value-type="string">
            <text:p>Under</text:p>
          </table:table-cell>
          <table:table-cell table:style-name="ce8" table:formula="of:=[.C87]+[.D87]" office:value-type="float" office:value="149" calcext:value-type="float">
            <text:p>149</text:p>
          </table:table-cell>
          <table:table-cell table:style-name="ce15" table:formula="of:=([.C87]-[.D87])/SQRT([.C87]+[.D87])" office:value-type="float" office:value="3.19500449002426" calcext:value-type="float">
            <text:p>3.20</text:p>
          </table:table-cell>
          <table:table-cell table:style-name="ce25" table:formula="of:=ABS([.O87])" office:value-type="float" office:value="3.19500449002426" calcext:value-type="float">
            <text:p>3.20</text:p>
          </table:table-cell>
          <table:table-cell table:style-name="ce33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05"/>
        </table:table-row>
        <table:table-row table:style-name="ro2">
          <table:table-cell table:style-name="ce7" office:value-type="date" office:date-value="2014-12-02" calcext:value-type="date">
            <text:p>12/2/2014</text:p>
          </table:table-cell>
          <table:table-cell table:style-name="ce8" office:value-type="string" calcext:value-type="string">
            <text:p>NHL86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3.25" calcext:value-type="float">
            <text:p>23.25</text:p>
          </table:table-cell>
          <table:table-cell table:style-name="ce9" office:value-type="percentage" office:value="0.316" calcext:value-type="percentage">
            <text:p>31.60%</text:p>
          </table:table-cell>
          <table:table-cell table:style-name="ce8" office:value-type="string" calcext:value-type="string">
            <text:p>SU</text:p>
          </table:table-cell>
          <table:table-cell table:number-columns-repeated="2"/>
          <table:table-cell table:style-name="ce3" office:value-type="string" calcext:value-type="string">
            <text:p>p:penalties = 5 and p:shots on goal = 26 and day!=Saturday and day!=Monday and season&gt;=2010</text:p>
          </table:table-cell>
          <table:table-cell table:style-name="ce12" office:value-type="string" calcext:value-type="string">
            <text:p><text:a xlink:href="http://www.sportsdatabase.com/nhl/query?output=default&amp;sdql=p%3Apenalties+%3D+5+and+p%3Ashots+on+goal+%3D+26+and+day%21%3DSaturday+and+day%21%3DMonday+and+season%3E%3D2010+&amp;submit=++S+D+Q+L+%21++" xlink:type="simple">http://www.sportsdatabase.com/nhl/query?output=default&amp;sdql=p%3Apenalties+%3D+5+and+p%3Ashots+on+goal+%3D+26+and+day%21%3DSaturday+and+day%21%3DMonday+and+season%3E%3D2010+&amp;submit=++S+D+Q+L+%21++</text:a></text:p>
          </table:table-cell>
          <table:table-cell table:style-name="ce8" office:value-type="string" calcext:value-type="string">
            <text:p>emceeaye</text:p>
          </table:table-cell>
          <table:table-cell table:style-name="ce8" office:value-type="string" calcext:value-type="string">
            <text:p>SU Fade</text:p>
          </table:table-cell>
          <table:table-cell table:style-name="ce8" table:formula="of:=[.C88]+[.D88]" office:value-type="float" office:value="54" calcext:value-type="float">
            <text:p>54</text:p>
          </table:table-cell>
          <table:table-cell table:style-name="ce15" table:formula="of:=([.C88]-[.D88])/SQRT([.C88]+[.D88])" office:value-type="float" office:value="3.53815185068681" calcext:value-type="float">
            <text:p>3.54</text:p>
          </table:table-cell>
          <table:table-cell table:style-name="ce25" table:formula="of:=ABS([.O88])" office:value-type="float" office:value="3.53815185068681" calcext:value-type="float">
            <text:p>3.54</text:p>
          </table:table-cell>
          <table:table-cell table:style-name="ce33"/>
          <table:table-cell table:style-name="ce8" table:number-columns-repeated="2"/>
          <table:table-cell table:number-columns-repeated="1005"/>
        </table:table-row>
        <table:table-row table:style-name="ro2">
          <table:table-cell table:style-name="ce7" office:value-type="date" office:date-value="2014-12-03" calcext:value-type="date">
            <text:p>12/3/2014</text:p>
          </table:table-cell>
          <table:table-cell table:style-name="ce8" office:value-type="string" calcext:value-type="string">
            <text:p>NHL87</text:p>
          </table:table-cell>
          <table:table-cell table:style-name="ce8" office:value-type="float" office:value="102" calcext:value-type="float">
            <text:p>102</text:p>
          </table:table-cell>
          <table:table-cell table:style-name="ce8" office:value-type="float" office:value="44" calcext:value-type="float">
            <text:p>44</text:p>
          </table:table-cell>
          <table:table-cell table:style-name="ce25" table:formula="of:=([.C89]*0.8)-[.D89]" office:value-type="float" office:value="37.6" calcext:value-type="float">
            <text:p>37.60</text:p>
          </table:table-cell>
          <table:table-cell table:style-name="ce9" table:formula="of:=[.E89]/([.C89]+[.D89])" office:value-type="percentage" office:value="0.257534246575343" calcext:value-type="percentage">
            <text:p>25.75%</text:p>
          </table:table-cell>
          <table:table-cell table:style-name="ce8" office:value-type="string" calcext:value-type="string">
            <text:p>UNDER</text:p>
          </table:table-cell>
          <table:table-cell table:style-name="ce8" table:number-columns-repeated="2"/>
          <table:table-cell table:style-name="ce3" office:value-type="string" calcext:value-type="string">
            <text:p>po:goals&lt;=2 and H and ppo:goals&lt;=2 and op:overtime=1 and op:W and season&gt;=2009</text:p>
          </table:table-cell>
          <table:table-cell table:style-name="ce12" office:value-type="string" calcext:value-type="string">
            <text:p><text:a xlink:href="http://www.sportsdatabase.com/nhl/query?output=default&amp;sdql=po%3Agoals%3C%3D2+and+H+and+ppo%3Agoals%3C%3D2+and+op%3Aovertime%3D1+and+op%3AW+and+season%3E%3D2009&amp;submit=++S+D+Q+L+%21++" xlink:type="simple">http://www.sportsdatabase.com/nhl/query?output=default&amp;sdql=po%3Agoals%3C%3D2+and+H+and+ppo%3Agoals%3C%3D2+and+op%3Aovertime%3D1+and+op%3AW+and+season%3E%3D2009&amp;submit=++S+D+Q+L+%21++</text:a></text:p>
          </table:table-cell>
          <table:table-cell table:style-name="ce8" office:value-type="string" calcext:value-type="string">
            <text:p>emceeaye</text:p>
          </table:table-cell>
          <table:table-cell table:style-name="ce8" office:value-type="string" calcext:value-type="string">
            <text:p>Under</text:p>
          </table:table-cell>
          <table:table-cell table:style-name="ce8" table:formula="of:=[.C89]+[.D89]" office:value-type="float" office:value="146" calcext:value-type="float">
            <text:p>146</text:p>
          </table:table-cell>
          <table:table-cell table:style-name="ce15" table:formula="of:=([.C89]-[.D89])/SQRT([.C89]+[.D89])" office:value-type="float" office:value="4.80011415389373" calcext:value-type="float">
            <text:p>4.80</text:p>
          </table:table-cell>
          <table:table-cell table:style-name="ce25" table:formula="of:=ABS([.O89])" office:value-type="float" office:value="4.80011415389373" calcext:value-type="float">
            <text:p>4.80</text:p>
          </table:table-cell>
          <table:table-cell table:style-name="ce33"/>
          <table:table-cell table:style-name="ce8" table:number-columns-repeated="2"/>
          <table:table-cell table:number-columns-repeated="1005"/>
        </table:table-row>
        <table:table-row table:style-name="ro2">
          <table:table-cell table:style-name="ce7" office:value-type="date" office:date-value="2014-12-03" calcext:value-type="date">
            <text:p>12/3/2014</text:p>
          </table:table-cell>
          <table:table-cell table:style-name="ce8" office:value-type="string" calcext:value-type="string">
            <text:p>NHL88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7" calcext:value-type="float">
            <text:p>7</text:p>
          </table:table-cell>
          <table:table-cell table:style-name="ce25" office:value-type="float" office:value="21.77" calcext:value-type="float">
            <text:p>21.77</text:p>
          </table:table-cell>
          <table:table-cell table:style-name="ce9" office:value-type="percentage" office:value="0.345" calcext:value-type="percentage">
            <text:p>34.50%</text:p>
          </table:table-cell>
          <table:table-cell table:style-name="ce8" office:value-type="string" calcext:value-type="string">
            <text:p>SU</text:p>
          </table:table-cell>
          <table:table-cell table:style-name="ce8" office:value-type="string" calcext:value-type="string">
            <text:p>HOME</text:p>
          </table:table-cell>
          <table:table-cell table:style-name="ce8" office:value-type="string" calcext:value-type="string">
            <text:p>FAV</text:p>
          </table:table-cell>
          <table:table-cell table:style-name="ce3" office:value-type="string" calcext:value-type="string">
            <text:p>HF and tA(margin, N=2)&gt;=3 and month&gt;=10 and WP&gt;=48 and season&gt;=2012</text:p>
          </table:table-cell>
          <table:table-cell table:style-name="ce12" office:value-type="string" calcext:value-type="string">
            <text:p><text:a xlink:href="http://www.sportsdatabase.com/nhl/query?output=default&amp;sdql=HF+and+tA%28margin%2C+N%3D2%29%3E%3D3+and+month%3E%3D10+and+WP%3E%3D48+and+season%3E%3D2012&amp;submit=++S+D+Q+L+%21++" xlink:type="simple">http://www.sportsdatabase.com/nhl/query?output=default&amp;sdql=HF+and+tA%28margin%2C+N%3D2%29%3E%3D3+and+month%3E%3D10+and+WP%3E%3D48+and+season%3E%3D2012&amp;submit=++S+D+Q+L+%21++</text:a></text:p>
          </table:table-cell>
          <table:table-cell table:style-name="ce8" office:value-type="string" calcext:value-type="string">
            <text:p>emceeaye</text:p>
          </table:table-cell>
          <table:table-cell table:style-name="ce8" office:value-type="string" calcext:value-type="string">
            <text:p>SU Back</text:p>
          </table:table-cell>
          <table:table-cell table:style-name="ce8" table:formula="of:=[.C90]+[.D90]" office:value-type="float" office:value="38" calcext:value-type="float">
            <text:p>38</text:p>
          </table:table-cell>
          <table:table-cell table:style-name="ce15" table:formula="of:=([.C90]-[.D90])/SQRT([.C90]+[.D90])" office:value-type="float" office:value="3.8933141071383" calcext:value-type="float">
            <text:p>3.89</text:p>
          </table:table-cell>
          <table:table-cell table:style-name="ce25" table:formula="of:=ABS([.O90])" office:value-type="float" office:value="3.8933141071383" calcext:value-type="float">
            <text:p>3.89</text:p>
          </table:table-cell>
          <table:table-cell table:style-name="ce33"/>
          <table:table-cell table:style-name="ce8" table:number-columns-repeated="2"/>
          <table:table-cell table:number-columns-repeated="1005"/>
        </table:table-row>
        <table:table-row table:style-name="ro2">
          <table:table-cell table:style-name="ce7" office:value-type="date" office:date-value="2014-12-03" calcext:value-type="date">
            <text:p>12/3/2014</text:p>
          </table:table-cell>
          <table:table-cell table:style-name="ce8" office:value-type="string" calcext:value-type="string">
            <text:p>NHL89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18" calcext:value-type="float">
            <text:p>18</text:p>
          </table:table-cell>
          <table:table-cell table:style-name="ce25" office:value-type="float" office:value="17.86" calcext:value-type="float">
            <text:p>17.86</text:p>
          </table:table-cell>
          <table:table-cell table:style-name="ce9" office:value-type="percentage" office:value="0.192" calcext:value-type="percentage">
            <text:p>19.20%</text:p>
          </table:table-cell>
          <table:table-cell table:style-name="ce8" office:value-type="string" calcext:value-type="string">
            <text:p>SU</text:p>
          </table:table-cell>
          <table:table-cell table:style-name="ce8" office:value-type="string" calcext:value-type="string">
            <text:p>HOME</text:p>
          </table:table-cell>
          <table:table-cell table:style-name="ce8" office:value-type="string" calcext:value-type="string">
            <text:p>FAV</text:p>
          </table:table-cell>
          <table:table-cell table:style-name="ce3" office:value-type="string" calcext:value-type="string">
            <text:p>HF and po:goals&lt;=1 and ppo:goals&lt;=1 and oA(period scores[0]) - oA(o:period scores[0]) &gt;=.25</text:p>
          </table:table-cell>
          <table:table-cell table:style-name="ce12" office:value-type="string" calcext:value-type="string">
            <text:p><text:a xlink:href="http://www.sportsdatabase.com/nhl/query?output=default&amp;sdql=HF+and+po%3Agoals%3C%3D1+and+ppo%3Agoals%3C%3D1+and+oA%28period+scores%5B0%5D%29+-+oA%28o%3Aperiod+scores%5B0%5D%29+%3E%3D.25&amp;submit=++S+D+Q+L+%21++" xlink:type="simple">http://www.sportsdatabase.com/nhl/query?output=default&amp;sdql=HF+and+po%3Agoals%3C%3D1+and+ppo%3Agoals%3C%3D1+and+oA%28period+scores%5B0%5D%29+-+oA%28o%3Aperiod+scores%5B0%5D%29+%3E%3D.25&amp;submit=++S+D+Q+L+%21++</text:a></text:p>
          </table:table-cell>
          <table:table-cell table:style-name="ce8" office:value-type="string" calcext:value-type="string">
            <text:p>emceeaye</text:p>
          </table:table-cell>
          <table:table-cell table:style-name="ce8" office:value-type="string" calcext:value-type="string">
            <text:p>SU Back</text:p>
          </table:table-cell>
          <table:table-cell table:style-name="ce8" table:formula="of:=[.C91]+[.D91]" office:value-type="float" office:value="63" calcext:value-type="float">
            <text:p>63</text:p>
          </table:table-cell>
          <table:table-cell table:style-name="ce15" table:formula="of:=([.C91]-[.D91])/SQRT([.C91]+[.D91])" office:value-type="float" office:value="3.40168025708304" calcext:value-type="float">
            <text:p>3.40</text:p>
          </table:table-cell>
          <table:table-cell table:style-name="ce25" table:formula="of:=ABS([.O91])" office:value-type="float" office:value="3.40168025708304" calcext:value-type="float">
            <text:p>3.40</text:p>
          </table:table-cell>
          <table:table-cell table:style-name="ce33"/>
          <table:table-cell table:style-name="ce8" table:number-columns-repeated="2"/>
          <table:table-cell table:number-columns-repeated="1005"/>
        </table:table-row>
        <table:table-row table:style-name="ro2">
          <table:table-cell table:style-name="ce7" office:value-type="date" office:date-value="2014-12-03" calcext:value-type="date">
            <text:p>12/3/2014</text:p>
          </table:table-cell>
          <table:table-cell table:style-name="ce8" office:value-type="string" calcext:value-type="string">
            <text:p>NHL90</text:p>
          </table:table-cell>
          <table:table-cell table:style-name="ce8" office:value-type="float" office:value="177" calcext:value-type="float">
            <text:p>177</text:p>
          </table:table-cell>
          <table:table-cell table:style-name="ce8" office:value-type="float" office:value="156" calcext:value-type="float">
            <text:p>156</text:p>
          </table:table-cell>
          <table:table-cell table:style-name="ce25" office:value-type="float" office:value="60.98" calcext:value-type="float">
            <text:p>60.98</text:p>
          </table:table-cell>
          <table:table-cell table:style-name="ce9" office:value-type="percentage" office:value="0.161" calcext:value-type="percentage">
            <text:p>16.10%</text:p>
          </table:table-cell>
          <table:table-cell table:style-name="ce8" office:value-type="string" calcext:value-type="string">
            <text:p>SU</text:p>
          </table:table-cell>
          <table:table-cell table:style-name="ce8" table:number-columns-repeated="2"/>
          <table:table-cell table:style-name="ce3" office:value-type="string" calcext:value-type="string">
            <text:p>streak &lt;= -5 and op:L</text:p>
          </table:table-cell>
          <table:table-cell table:style-name="ce12" office:value-type="string" calcext:value-type="string">
            <text:p><text:a xlink:href="http://sportsdatabase.com/nhl/query?output=default&amp;sdql=streak%3C%3D-5+and+op%3AL+&amp;submit=++S+D+Q+L+!++" xlink:type="simple">http://sportsdatabase.com/nhl/query?output=default&amp;sdql=streak%3C%3D-5+and+op%3AL+&amp;submit=++S+D+Q+L+!++</text:a></text:p>
          </table:table-cell>
          <table:table-cell table:style-name="ce8" office:value-type="string" calcext:value-type="string">
            <text:p>GoogleGr</text:p>
          </table:table-cell>
          <table:table-cell table:style-name="ce8" office:value-type="string" calcext:value-type="string">
            <text:p>SU Back</text:p>
          </table:table-cell>
          <table:table-cell table:style-name="ce8" table:formula="of:=[.C92]+[.D92]" office:value-type="float" office:value="333" calcext:value-type="float">
            <text:p>333</text:p>
          </table:table-cell>
          <table:table-cell table:style-name="ce15" table:formula="of:=([.C92]-[.D92])/SQRT([.C92]+[.D92])" office:value-type="float" office:value="1.1507929111375" calcext:value-type="float">
            <text:p>1.15</text:p>
          </table:table-cell>
          <table:table-cell table:style-name="ce25" table:formula="of:=ABS([.O92])" office:value-type="float" office:value="1.1507929111375" calcext:value-type="float">
            <text:p>1.15</text:p>
          </table:table-cell>
          <table:table-cell table:style-name="ce33"/>
          <table:table-cell table:style-name="ce8" table:number-columns-repeated="2"/>
          <table:table-cell table:number-columns-repeated="1005"/>
        </table:table-row>
        <table:table-row table:style-name="ro2">
          <table:table-cell table:style-name="ce7" office:value-type="date" office:date-value="2014-12-03" calcext:value-type="date">
            <text:p>12/3/2014</text:p>
          </table:table-cell>
          <table:table-cell table:style-name="ce8" office:value-type="string" calcext:value-type="string">
            <text:p>NHL91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2" calcext:value-type="float">
            <text:p>12</text:p>
          </table:table-cell>
          <table:table-cell table:style-name="ce25" table:formula="of:=([.C93]*0.8)-[.D93]" office:value-type="float" office:value="9.6" calcext:value-type="float">
            <text:p>9.60</text:p>
          </table:table-cell>
          <table:table-cell table:style-name="ce9" table:formula="of:=[.E93]/([.C93]+[.D93])" office:value-type="percentage" office:value="0.246153846153846" calcext:value-type="percentage">
            <text:p>24.62%</text:p>
          </table:table-cell>
          <table:table-cell table:style-name="ce8" office:value-type="string" calcext:value-type="string">
            <text:p>UNDER</text:p>
          </table:table-cell>
          <table:table-cell table:style-name="ce8" table:number-columns-repeated="2"/>
          <table:table-cell table:style-name="ce3" office:value-type="string" calcext:value-type="string">
            <text:p>A and total=5.5 and streak&lt;=-4 and (t:date-p7:date&lt;=14 or t:date-p8:date&lt;=14) and season&gt;=2011</text:p>
          </table:table-cell>
          <table:table-cell table:style-name="ce12" office:value-type="string" calcext:value-type="string">
            <text:p><text:a xlink:href="http://sportsdatabase.com/nhl/query?output=default&amp;sdql=A+and+total%3D5.5+and+streak%3C%3D-4+and+t%3Adate-p7%3Adate%3C%3D14+and+season%3E%3D2011+&amp;submit=++S+D+Q+L+%21++" xlink:type="simple">http://sportsdatabase.com/nhl/query?output=default&amp;sdql=A+and+total%3D5.5+and+streak&lt;%3D-4+and+t%3Adate-p7%3Adate&lt;%3D14+and+season&gt;%3D2011+&amp;submit=++S+D+Q+L+%21++</text:a></text:p>
          </table:table-cell>
          <table:table-cell table:style-name="ce8" office:value-type="string" calcext:value-type="string">
            <text:p>?</text:p>
          </table:table-cell>
          <table:table-cell table:style-name="ce8" office:value-type="string" calcext:value-type="string">
            <text:p>Under</text:p>
          </table:table-cell>
          <table:table-cell table:style-name="ce8" table:formula="of:=[.C93]+[.D93]" office:value-type="float" office:value="39" calcext:value-type="float">
            <text:p>39</text:p>
          </table:table-cell>
          <table:table-cell table:style-name="ce15" table:formula="of:=([.C93]-[.D93])/SQRT([.C93]+[.D93])" office:value-type="float" office:value="2.40192230707631" calcext:value-type="float">
            <text:p>2.40</text:p>
          </table:table-cell>
          <table:table-cell table:style-name="ce15" table:formula="of:=([.D93]-[.E93])/SQRT([.D93]+[.E93])" office:value-type="float" office:value="0.516397779494322" calcext:value-type="float">
            <text:p>0.52</text:p>
          </table:table-cell>
          <table:table-cell table:style-name="ce33"/>
          <table:table-cell table:style-name="ce8" table:number-columns-repeated="2"/>
          <table:table-cell table:number-columns-repeated="1005"/>
        </table:table-row>
        <table:table-row table:style-name="ro2">
          <table:table-cell table:style-name="ce7" office:value-type="date" office:date-value="2014-12-03" calcext:value-type="date">
            <text:p>12/3/2014</text:p>
          </table:table-cell>
          <table:table-cell table:style-name="ce8" office:value-type="string" calcext:value-type="string">
            <text:p>NHL9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5" calcext:value-type="float">
            <text:p>5</text:p>
          </table:table-cell>
          <table:table-cell table:style-name="ce25" office:value-type="float" office:value="15.29" calcext:value-type="float">
            <text:p>15.29</text:p>
          </table:table-cell>
          <table:table-cell table:style-name="ce9" office:value-type="percentage" office:value="0.498" calcext:value-type="percentage">
            <text:p>49.80%</text:p>
          </table:table-cell>
          <table:table-cell table:style-name="ce8" office:value-type="string" calcext:value-type="string">
            <text:p>SU</text:p>
          </table:table-cell>
          <table:table-cell table:style-name="ce8" office:value-type="string" calcext:value-type="string">
            <text:p>HOME</text:p>
          </table:table-cell>
          <table:table-cell table:style-name="ce8" office:value-type="string" calcext:value-type="string">
            <text:p>FAV</text:p>
          </table:table-cell>
          <table:table-cell table:style-name="ce3" office:value-type="string" calcext:value-type="string">
            <text:p>p:margin&gt;=2 and pp:margin&gt;=2 and op:overtime=1 and opp:overtime=1 and op:W and opp:W</text:p>
          </table:table-cell>
          <table:table-cell table:style-name="ce12" office:value-type="string" calcext:value-type="string">
            <text:p><text:a xlink:href="http://sportsdatabase.com/nhl/query?output=default&amp;sdql=p%3Amargin%3E%3D2+and+pp%3Amargin%3E%3D2+and+op%3Aovertime%3D1+and+opp%3Aovertime%3D1+and+op%3AW+and+opp%3AW&amp;submit=++S+D+Q+L+%21++" xlink:type="simple">http://sportsdatabase.com/nhl/query?output=default&amp;sdql=p%3Amargin&gt;%3D2+and+pp%3Amargin&gt;%3D2+and+op%3Aovertime%3D1+and+opp%3Aovertime%3D1+and+op%3AW+and+opp%3AW&amp;submit=++S+D+Q+L+%21++</text:a></text:p>
          </table:table-cell>
          <table:table-cell table:style-name="ce8" office:value-type="string" calcext:value-type="string">
            <text:p>?</text:p>
          </table:table-cell>
          <table:table-cell table:style-name="ce8" office:value-type="string" calcext:value-type="string">
            <text:p>SU Back</text:p>
          </table:table-cell>
          <table:table-cell table:style-name="ce8" table:formula="of:=[.C94]+[.D94]" office:value-type="float" office:value="24" calcext:value-type="float">
            <text:p>24</text:p>
          </table:table-cell>
          <table:table-cell table:style-name="ce15" table:formula="of:=([.C94]-[.D94])/SQRT([.C94]+[.D94])" office:value-type="float" office:value="2.85773803324704" calcext:value-type="float">
            <text:p>2.86</text:p>
          </table:table-cell>
          <table:table-cell table:style-name="ce15" table:formula="of:=([.D94]-[.E94])/SQRT([.D94]+[.E94])" office:value-type="float" office:value="-2.28441157078606" calcext:value-type="float">
            <text:p>-2.28</text:p>
          </table:table-cell>
          <table:table-cell table:style-name="ce33"/>
          <table:table-cell table:style-name="ce8" table:number-columns-repeated="2"/>
          <table:table-cell table:number-columns-repeated="1005"/>
        </table:table-row>
        <table:table-row table:style-name="ro2">
          <table:table-cell table:style-name="ce7" office:value-type="date" office:date-value="2014-12-03" calcext:value-type="date">
            <text:p>12/3/2014</text:p>
          </table:table-cell>
          <table:table-cell table:style-name="ce8" office:value-type="string" calcext:value-type="string">
            <text:p>NHL93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25" office:value-type="float" office:value="8.13" calcext:value-type="float">
            <text:p>8.13</text:p>
          </table:table-cell>
          <table:table-cell table:style-name="ce9" table:formula="of:=[.E95]/([.C95]+[.D95])" office:value-type="percentage" office:value="0.208461538461538" calcext:value-type="percentage">
            <text:p>20.85%</text:p>
          </table:table-cell>
          <table:table-cell table:style-name="ce8" office:value-type="string" calcext:value-type="string">
            <text:p>SU</text:p>
          </table:table-cell>
          <table:table-cell table:style-name="ce8" office:value-type="string" calcext:value-type="string">
            <text:p>AWAY</text:p>
          </table:table-cell>
          <table:table-cell table:style-name="ce8" office:value-type="string" calcext:value-type="string">
            <text:p>DOG</text:p>
          </table:table-cell>
          <table:table-cell table:style-name="ce3" office:value-type="string" calcext:value-type="string">
            <text:p>A and total=5.5 and streak&lt;=-4 and (t:date-p7:date&lt;=14 or t:date-p8:date&lt;=14) and season&gt;=2011</text:p>
          </table:table-cell>
          <table:table-cell table:style-name="ce12" office:value-type="string" calcext:value-type="string">
            <text:p><text:a xlink:href="http://sportsdatabase.com/nhl/query?output=default&amp;sdql=A+and+total%3D5.5+and+streak%3C%3D-4+and+t%3Adate-p7%3Adate%3C%3D14+and+season%3E%3D2011+&amp;submit=++S+D+Q+L+%21++" xlink:type="simple">http://sportsdatabase.com/nhl/query?output=default&amp;sdql=A+and+total%3D5.5+and+streak&lt;%3D-4+and+t%3Adate-p7%3Adate&lt;%3D14+and+season&gt;%3D2011+&amp;submit=++S+D+Q+L+%21++</text:a></text:p>
          </table:table-cell>
          <table:table-cell table:style-name="ce8" office:value-type="string" calcext:value-type="string">
            <text:p>?</text:p>
          </table:table-cell>
          <table:table-cell table:style-name="ce8" office:value-type="string" calcext:value-type="string">
            <text:p>SU Back</text:p>
          </table:table-cell>
          <table:table-cell table:style-name="ce8" table:formula="of:=[.C95]+[.D95]" office:value-type="float" office:value="39" calcext:value-type="float">
            <text:p>39</text:p>
          </table:table-cell>
          <table:table-cell table:style-name="ce15" table:formula="of:=([.C95]-[.D95])/SQRT([.C95]+[.D95])" office:value-type="float" office:value="-0.160128153805087" calcext:value-type="float">
            <text:p>-0.16</text:p>
          </table:table-cell>
          <table:table-cell table:style-name="ce15" table:formula="of:=([.D95]-[.E95])/SQRT([.D95]+[.E95])" office:value-type="float" office:value="2.23802973757996" calcext:value-type="float">
            <text:p>2.24</text:p>
          </table:table-cell>
          <table:table-cell table:style-name="ce33"/>
          <table:table-cell table:style-name="ce8" table:number-columns-repeated="2"/>
          <table:table-cell table:number-columns-repeated="1005"/>
        </table:table-row>
        <table:table-row table:style-name="ro2">
          <table:table-cell table:style-name="ce7" office:value-type="date" office:date-value="2014-12-04" calcext:value-type="date">
            <text:p>12/4/2014</text:p>
          </table:table-cell>
          <table:table-cell table:style-name="ce8" office:value-type="string" calcext:value-type="string">
            <text:p>NHL94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16" calcext:value-type="float">
            <text:p>16</text:p>
          </table:table-cell>
          <table:table-cell table:style-name="ce25" table:formula="of:=([.C96]*0.8)-[.D96]" office:value-type="float" office:value="19.2" calcext:value-type="float">
            <text:p>19.20</text:p>
          </table:table-cell>
          <table:table-cell table:style-name="ce9" table:formula="of:=[.E96]/([.C96]+[.D96])" office:value-type="percentage" office:value="0.32" calcext:value-type="percentage">
            <text:p>32.00%</text:p>
          </table:table-cell>
          <table:table-cell table:style-name="ce8" office:value-type="string" calcext:value-type="string">
            <text:p>UNDER</text:p>
          </table:table-cell>
          <table:table-cell table:style-name="ce8" table:number-columns-repeated="2"/>
          <table:table-cell table:style-name="ce29" office:value-type="string" calcext:value-type="string">
            <text:p>H and conference != o:conference and total = 5.5 and po:goals = 0 and p:H</text:p>
          </table:table-cell>
          <table:table-cell table:style-name="ce12" office:value-type="string" calcext:value-type="string">
            <text:p><text:a xlink:href="http://www.sportsdatabase.com/nhl/query?output=default&amp;sdql=H+and+conference%21%3Do%3Aconference+and+total%3D5.5+and+po%3Agoals%3D0+and+p%3AH&amp;submit=++S+D+Q+L+%21++" xlink:type="simple">http://www.sportsdatabase.com/nhl/query?output=default&amp;sdql=H+and+conference%21%3Do%3Aconference+and+total%3D5.5+and+po%3Agoals%3D0+and+p%3AH&amp;submit=++S+D+Q+L+%21++</text:a></text:p>
          </table:table-cell>
          <table:table-cell table:style-name="ce8" office:value-type="string" calcext:value-type="string">
            <text:p>emceeaye</text:p>
          </table:table-cell>
          <table:table-cell table:style-name="ce8" office:value-type="string" calcext:value-type="string">
            <text:p>Under</text:p>
          </table:table-cell>
          <table:table-cell table:style-name="ce8" table:formula="of:=[.C96]+[.D96]" office:value-type="float" office:value="60" calcext:value-type="float">
            <text:p>60</text:p>
          </table:table-cell>
          <table:table-cell table:style-name="ce15" table:formula="of:=([.C96]-[.D96])/SQRT([.C96]+[.D96])" office:value-type="float" office:value="3.61478445646026" calcext:value-type="float">
            <text:p>3.61</text:p>
          </table:table-cell>
          <table:table-cell table:style-name="ce25" table:formula="of:=ABS([.O96])" office:value-type="float" office:value="3.61478445646026" calcext:value-type="float">
            <text:p>3.61</text:p>
          </table:table-cell>
          <table:table-cell table:style-name="ce33"/>
          <table:table-cell table:style-name="ce8" table:number-columns-repeated="2"/>
          <table:table-cell table:number-columns-repeated="1005"/>
        </table:table-row>
        <table:table-row table:style-name="ro2">
          <table:table-cell table:style-name="ce7" office:value-type="date" office:date-value="2014-12-04" calcext:value-type="date">
            <text:p>12/4/2014</text:p>
          </table:table-cell>
          <table:table-cell table:style-name="ce8" office:value-type="string" calcext:value-type="string">
            <text:p>NHL95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float" office:value="44" calcext:value-type="float">
            <text:p>44</text:p>
          </table:table-cell>
          <table:table-cell table:style-name="ce25" table:formula="of:=([.C97]*0.8)-[.D97]" office:value-type="float" office:value="12.8" calcext:value-type="float">
            <text:p>12.80</text:p>
          </table:table-cell>
          <table:table-cell table:style-name="ce9" table:formula="of:=[.E97]/([.C97]+[.D97])" office:value-type="percentage" office:value="0.111304347826087" calcext:value-type="percentage">
            <text:p>11.13%</text:p>
          </table:table-cell>
          <table:table-cell table:style-name="ce8" office:value-type="string" calcext:value-type="string">
            <text:p>OVER</text:p>
          </table:table-cell>
          <table:table-cell table:style-name="ce8" table:number-columns-repeated="2"/>
          <table:table-cell table:style-name="ce3" office:value-type="string" calcext:value-type="string">
            <text:p>H and tA(shots on goal)&gt;31 and otA(shots on goal)&gt;31 and tA(power play goals) + otA(power play goals)&gt; 1.14 and total&lt;5.5</text:p>
          </table:table-cell>
          <table:table-cell table:style-name="ce12" office:value-type="string" calcext:value-type="string">
            <text:p><text:a xlink:href="http://sportsdatabase.com/nhl/query?output=default&amp;sdql=H+and+tA%28shots+on+goal%29%3E31+and+otA%28shots+on+goal%29%3E31+and+tA%28power+play+goals%29+%2B+otA%28power+play+goals%29%3E+1.14+and+total%3C5.5+&amp;submit=++S+D+Q+L+!++" xlink:type="simple">http://sportsdatabase.com/nhl/query?output=default&amp;sdql=H+and+tA%28shots+on+goal%29%3E31+and+otA%28shots+on+goal%29%3E31+and+tA%28power+play+goals%29+%2B+otA%28power+play+goals%29%3E+1.14+and+total%3C5.5+&amp;submit=++S+D+Q+L+!++</text:a></text:p>
          </table:table-cell>
          <table:table-cell table:style-name="ce8" office:value-type="string" calcext:value-type="string">
            <text:p>FunkFreaker</text:p>
          </table:table-cell>
          <table:table-cell table:style-name="ce8" office:value-type="string" calcext:value-type="string">
            <text:p>Over</text:p>
          </table:table-cell>
          <table:table-cell table:style-name="ce8" table:formula="of:=[.C97]+[.D97]" office:value-type="float" office:value="115" calcext:value-type="float">
            <text:p>115</text:p>
          </table:table-cell>
          <table:table-cell table:style-name="ce15" table:formula="of:=([.C97]-[.D97])/SQRT([.C97]+[.D97])" office:value-type="float" office:value="2.51776298224885" calcext:value-type="float">
            <text:p>2.52</text:p>
          </table:table-cell>
          <table:table-cell table:style-name="ce25" table:formula="of:=ABS([.O97])" office:value-type="float" office:value="2.51776298224885" calcext:value-type="float">
            <text:p>2.52</text:p>
          </table:table-cell>
          <table:table-cell table:style-name="ce33" office:value-type="float" office:value="1" calcext:value-type="float">
            <text:p>1</text:p>
          </table:table-cell>
          <table:table-cell table:style-name="ce8" table:number-columns-repeated="2"/>
          <table:table-cell table:style-name="ce3" office:value-type="string" calcext:value-type="string">
            <text:p>I moved this query with new number cause there was repeat of number with another query</text:p>
          </table:table-cell>
          <table:table-cell table:number-columns-repeated="1004"/>
        </table:table-row>
        <table:table-row table:style-name="ro2">
          <table:table-cell table:style-name="ce7" office:value-type="date" office:date-value="2014-12-04" calcext:value-type="date">
            <text:p>12/4/2014</text:p>
          </table:table-cell>
          <table:table-cell table:style-name="ce8" office:value-type="string" calcext:value-type="string">
            <text:p>NHL96</text:p>
          </table:table-cell>
          <table:table-cell table:style-name="ce8" office:value-type="float" office:value="247" calcext:value-type="float">
            <text:p>247</text:p>
          </table:table-cell>
          <table:table-cell table:style-name="ce8" office:value-type="float" office:value="125" calcext:value-type="float">
            <text:p>125</text:p>
          </table:table-cell>
          <table:table-cell table:style-name="ce25" table:formula="of:=([.C98]*0.8)-[.D98]" office:value-type="float" office:value="72.6" calcext:value-type="float">
            <text:p>72.60</text:p>
          </table:table-cell>
          <table:table-cell table:style-name="ce9" table:formula="of:=[.E98]/([.C98]+[.D98])" office:value-type="percentage" office:value="0.195161290322581" calcext:value-type="percentage">
            <text:p>19.52%</text:p>
          </table:table-cell>
          <table:table-cell table:style-name="ce8" office:value-type="string" calcext:value-type="string">
            <text:p>UNDER</text:p>
          </table:table-cell>
          <table:table-cell table:number-columns-repeated="2"/>
          <table:table-cell table:style-name="ce3" office:value-type="string" calcext:value-type="string">
            <text:p>H and conference!=o:conference and total&gt;5 and po:goals&lt;3 and ppo:goals&gt;1 and <text:s/>p:goals&gt;0 and 0&lt;pp:goals&lt;5 and ppp:goals&gt;0 and playoffs=0</text:p>
          </table:table-cell>
          <table:table-cell table:style-name="ce12" office:value-type="string" calcext:value-type="string">
            <text:p><text:a xlink:href="http://www.sportsdatabase.com/nhl/query?output=default&amp;sdql=H+and+conference!%3Do%3Aconference+and+total%3E5+and+po%3Agoals%3C3+and+ppo%3Agoals%3E1+and++p%3Agoals%3E0+and+0%3Cpp%3Agoals%3C5+and+ppp%3Agoals%3E0+and+playoffs%3D0+&amp;submit=++S+D+Q+L+!++" xlink:type="simple">http://www.sportsdatabase.com/nhl/query?output=default&amp;sdql=H+and+conference!%3Do%3Aconference+and+total%3E5+and+po%3Agoals%3C3+and+ppo%3Agoals%3E1+and++p%3Agoals%3E0+and+0%3Cpp%3Agoals%3C5+and+ppp%3Agoals%3E0+and+playoffs%3D0+&amp;submit=++S+D+Q+L+!++</text:a></text:p>
          </table:table-cell>
          <table:table-cell table:style-name="ce8" office:value-type="string" calcext:value-type="string">
            <text:p>FunkFreaker</text:p>
          </table:table-cell>
          <table:table-cell table:style-name="ce8" office:value-type="string" calcext:value-type="string">
            <text:p>Under</text:p>
          </table:table-cell>
          <table:table-cell table:style-name="ce8" table:formula="of:=[.C98]+[.D98]" office:value-type="float" office:value="372" calcext:value-type="float">
            <text:p>372</text:p>
          </table:table-cell>
          <table:table-cell table:style-name="ce15" table:formula="of:=([.C98]-[.D98])/SQRT([.C98]+[.D98])" office:value-type="float" office:value="6.32540533785559" calcext:value-type="float">
            <text:p>6.33</text:p>
          </table:table-cell>
          <table:table-cell table:style-name="ce25" table:formula="of:=ABS([.O98])" office:value-type="float" office:value="6.32540533785559" calcext:value-type="float">
            <text:p>6.33</text:p>
          </table:table-cell>
          <table:table-cell/>
          <table:table-cell table:style-name="ce35" office:value-type="float" office:value="3" calcext:value-type="float">
            <text:p>3</text:p>
          </table:table-cell>
          <table:table-cell table:style-name="ce8"/>
          <table:table-cell table:style-name="ce3" office:value-type="string" calcext:value-type="string">
            <text:p>The query is pushed a bit but the results seem very impressive so far... conference = Western and o:conference = Eastern gives amazing results!!!... Now add (day=Tuesday or day=Saturday), <text:s/>and see record improve even more</text:p>
          </table:table-cell>
          <table:table-cell table:number-columns-repeated="1004"/>
        </table:table-row>
        <table:table-row table:style-name="ro2">
          <table:table-cell table:style-name="ce7" office:value-type="date" office:date-value="2014-12-07" calcext:value-type="date">
            <text:p>12/7/2014</text:p>
          </table:table-cell>
          <table:table-cell table:style-name="ce8" office:value-type="string" calcext:value-type="string">
            <text:p>NHL97</text:p>
          </table:table-cell>
          <table:table-cell table:style-name="ce8" office:value-type="float" office:value="202" calcext:value-type="float">
            <text:p>202</text:p>
          </table:table-cell>
          <table:table-cell table:style-name="ce8" office:value-type="float" office:value="142" calcext:value-type="float">
            <text:p>142</text:p>
          </table:table-cell>
          <table:table-cell table:style-name="ce25" table:formula="of:=([.C99]*0.8)-[.D99]" office:value-type="float" office:value="19.6" calcext:value-type="float">
            <text:p>19.60</text:p>
          </table:table-cell>
          <table:table-cell table:style-name="ce9" table:formula="of:=[.E99]/([.C99]+[.D99])" office:value-type="percentage" office:value="0.0569767441860466" calcext:value-type="percentage">
            <text:p>5.70%</text:p>
          </table:table-cell>
          <table:table-cell table:style-name="ce8" office:value-type="string" calcext:value-type="string">
            <text:p>UNDER</text:p>
          </table:table-cell>
          <table:table-cell table:style-name="ce8" table:number-columns-repeated="2"/>
          <table:table-cell table:style-name="ce3" office:value-type="string" calcext:value-type="string">
            <text:p>p:goals&lt;=1 and pp:goals&lt;=1 and F and conference=o:conference</text:p>
          </table:table-cell>
          <table:table-cell table:style-name="ce12" office:value-type="string" calcext:value-type="string">
            <text:p><text:a xlink:href="http://sportsdatabase.com/nhl/query?output=default&amp;sdql=p%3Agoals%3C%3D1+and+pp%3Agoals%3C%3D1+and+F+and+conference%3Do%3Aconference+&amp;submit=++S+D+Q+L+%21++" xlink:type="simple">http://sportsdatabase.com/nhl/query?output=default&amp;sdql=p%3Agoals%3C%3D1+and+pp%3Agoals%3C%3D1+and+F+and+conference%3Do%3Aconference+&amp;submit=++S+D+Q+L+%21++</text:a></text:p>
          </table:table-cell>
          <table:table-cell table:style-name="ce8" office:value-type="string" calcext:value-type="string">
            <text:p>GoogleGr</text:p>
          </table:table-cell>
          <table:table-cell table:style-name="ce8" office:value-type="string" calcext:value-type="string">
            <text:p>Under</text:p>
          </table:table-cell>
          <table:table-cell table:style-name="ce8" table:formula="of:=[.C99]+[.D99]" office:value-type="float" office:value="344" calcext:value-type="float">
            <text:p>344</text:p>
          </table:table-cell>
          <table:table-cell table:style-name="ce15" table:formula="of:=([.C99]-[.D99])/SQRT([.C99]+[.D99])" office:value-type="float" office:value="3.23498319610315" calcext:value-type="float">
            <text:p>3.23</text:p>
          </table:table-cell>
          <table:table-cell table:style-name="ce25" table:formula="of:=ABS([.O99])" office:value-type="float" office:value="3.23498319610315" calcext:value-type="float">
            <text:p>3.23</text:p>
          </table:table-cell>
          <table:table-cell table:style-name="ce33"/>
          <table:table-cell table:style-name="ce8"/>
          <table:table-cell table:number-columns-repeated="1006"/>
        </table:table-row>
        <table:table-row table:style-name="ro2">
          <table:table-cell table:style-name="ce7" office:value-type="date" office:date-value="2014-12-08" calcext:value-type="date">
            <text:p>12/8/2014</text:p>
          </table:table-cell>
          <table:table-cell table:style-name="ce8" office:value-type="string" calcext:value-type="string">
            <text:p>NHL98</text:p>
          </table:table-cell>
          <table:table-cell table:style-name="ce8" office:value-type="float" office:value="126" calcext:value-type="float">
            <text:p>126</text:p>
          </table:table-cell>
          <table:table-cell table:style-name="ce8" office:value-type="float" office:value="137" calcext:value-type="float">
            <text:p>137</text:p>
          </table:table-cell>
          <table:table-cell table:style-name="ce25" office:value-type="float" office:value="41.16" calcext:value-type="float">
            <text:p>41.16</text:p>
          </table:table-cell>
          <table:table-cell table:style-name="ce9" office:value-type="percentage" office:value="0.156" calcext:value-type="percentage">
            <text:p>15.60%</text:p>
          </table:table-cell>
          <table:table-cell table:style-name="ce8" office:value-type="string" calcext:value-type="string">
            <text:p>SU</text:p>
          </table:table-cell>
          <table:table-cell table:style-name="ce8"/>
          <table:table-cell table:style-name="ce8" office:value-type="string" calcext:value-type="string">
            <text:p>DOG</text:p>
          </table:table-cell>
          <table:table-cell table:style-name="ce3" office:value-type="string" calcext:value-type="string">
            <text:p>division = o:division and p:U and op:LO and D</text:p>
          </table:table-cell>
          <table:table-cell table:style-name="ce12" office:value-type="string" calcext:value-type="string">
            <text:p><text:a xlink:href="http://sportsdatabase.com/nhl/query?output=default&amp;sdql=division%3Do%3Adivision+and++p%3AU+and+op%3ALO+and+D&amp;submit=++S+D+Q+L+!++" xlink:type="simple">http://sportsdatabase.com/nhl/query?output=default&amp;sdql=division%3Do%3Adivision+and++p%3AU+and+op%3ALO+and+D&amp;submit=++S+D+Q+L+!++</text:a></text:p>
          </table:table-cell>
          <table:table-cell table:style-name="ce8" office:value-type="string" calcext:value-type="string">
            <text:p>GoogleGr</text:p>
          </table:table-cell>
          <table:table-cell table:style-name="ce8" office:value-type="string" calcext:value-type="string">
            <text:p>SU Back</text:p>
          </table:table-cell>
          <table:table-cell table:style-name="ce8" table:formula="of:=[.C100]+[.D100]" office:value-type="float" office:value="263" calcext:value-type="float">
            <text:p>263</text:p>
          </table:table-cell>
          <table:table-cell table:style-name="ce15" table:formula="of:=([.C100]-[.D100])/SQRT([.C100]+[.D100])" office:value-type="float" office:value="-0.678289057576028" calcext:value-type="float">
            <text:p>-0.68</text:p>
          </table:table-cell>
          <table:table-cell table:style-name="ce25" table:formula="of:=ABS([.O100])" office:value-type="float" office:value="0.678289057576028" calcext:value-type="float">
            <text:p>0.68</text:p>
          </table:table-cell>
          <table:table-cell table:style-name="ce33"/>
          <table:table-cell table:style-name="ce8"/>
          <table:table-cell table:number-columns-repeated="1006"/>
        </table:table-row>
        <table:table-row table:style-name="ro2">
          <table:table-cell table:style-name="ce7" office:value-type="date" office:date-value="2014-12-08" calcext:value-type="date">
            <text:p>12/8/2014</text:p>
          </table:table-cell>
          <table:table-cell table:style-name="ce8" office:value-type="string" calcext:value-type="string">
            <text:p>NHL99</text:p>
          </table:table-cell>
          <table:table-cell table:style-name="ce8" office:value-type="float" office:value="119" calcext:value-type="float">
            <text:p>119</text:p>
          </table:table-cell>
          <table:table-cell table:style-name="ce8" office:value-type="float" office:value="73" calcext:value-type="float">
            <text:p>73</text:p>
          </table:table-cell>
          <table:table-cell table:style-name="ce25" office:value-type="float" office:value="36.06" calcext:value-type="float">
            <text:p>36.06</text:p>
          </table:table-cell>
          <table:table-cell table:style-name="ce9" office:value-type="percentage" office:value="0.133" calcext:value-type="percentage">
            <text:p>13.30%</text:p>
          </table:table-cell>
          <table:table-cell table:style-name="ce8" office:value-type="string" calcext:value-type="string">
            <text:p>SU</text:p>
          </table:table-cell>
          <table:table-cell table:style-name="ce8" table:number-columns-repeated="2"/>
          <table:table-cell table:style-name="ce3" office:value-type="string" calcext:value-type="string">
            <text:p>p:shots on goal&gt;=40 and pp:shots on goal&gt;=40</text:p>
          </table:table-cell>
          <table:table-cell table:style-name="ce12" office:value-type="string" calcext:value-type="string">
            <text:p><text:a xlink:href="http://sportsdatabase.com/nhl/query?output=default&amp;sdql=p%3Ashots+on+goal%3E%3D40+and+pp%3Ashots+on+goal%3E%3D40+&amp;submit=++S+D+Q+L+!++" xlink:type="simple">http://sportsdatabase.com/nhl/query?output=default&amp;sdql=p%3Ashots+on+goal%3E%3D40+and+pp%3Ashots+on+goal%3E%3D40+&amp;submit=++S+D+Q+L+!++</text:a></text:p>
          </table:table-cell>
          <table:table-cell table:style-name="ce8" office:value-type="string" calcext:value-type="string">
            <text:p>GoogleGr</text:p>
          </table:table-cell>
          <table:table-cell table:style-name="ce8" office:value-type="string" calcext:value-type="string">
            <text:p>SU Back</text:p>
          </table:table-cell>
          <table:table-cell table:style-name="ce8" table:formula="of:=[.C101]+[.D101]" office:value-type="float" office:value="192" calcext:value-type="float">
            <text:p>192</text:p>
          </table:table-cell>
          <table:table-cell table:style-name="ce15" table:formula="of:=([.C101]-[.D101])/SQRT([.C101]+[.D101])" office:value-type="float" office:value="3.31976404784035" calcext:value-type="float">
            <text:p>3.32</text:p>
          </table:table-cell>
          <table:table-cell table:style-name="ce25" table:formula="of:=ABS([.O101])" office:value-type="float" office:value="3.31976404784035" calcext:value-type="float">
            <text:p>3.32</text:p>
          </table:table-cell>
          <table:table-cell table:style-name="ce33"/>
          <table:table-cell table:style-name="ce8"/>
          <table:table-cell table:number-columns-repeated="1006"/>
        </table:table-row>
        <table:table-row table:style-name="ro2">
          <table:table-cell table:style-name="ce7" office:value-type="date" office:date-value="2014-12-08" calcext:value-type="date">
            <text:p>12/8/2014</text:p>
          </table:table-cell>
          <table:table-cell table:style-name="ce8" office:value-type="string" calcext:value-type="string">
            <text:p>NHL100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38" calcext:value-type="float">
            <text:p>38</text:p>
          </table:table-cell>
          <table:table-cell table:style-name="ce25" table:formula="of:=([.C102]*0.8)-[.D102]" office:value-type="float" office:value="34" calcext:value-type="float">
            <text:p>34.00</text:p>
          </table:table-cell>
          <table:table-cell table:style-name="ce9" table:formula="of:=[.E102]/([.C102]+[.D102])" office:value-type="percentage" office:value="0.265625" calcext:value-type="percentage">
            <text:p>26.56%</text:p>
          </table:table-cell>
          <table:table-cell table:style-name="ce8" office:value-type="string" calcext:value-type="string">
            <text:p>UNDER</text:p>
          </table:table-cell>
          <table:table-cell table:style-name="ce8" table:number-columns-repeated="2"/>
          <table:table-cell table:style-name="ce3" office:value-type="string" calcext:value-type="string">
            <text:p>day=Tuesday and tA(o:power play goals)/tA(minutes short handed)&lt;=.029 and oA(t:power play goals)/oA(minutes short handed)&lt;=.029 and season&gt;=2011 and (month=2 or month=5 or month=12)</text:p>
          </table:table-cell>
          <table:table-cell table:style-name="ce12" office:value-type="string" calcext:value-type="string">
            <text:p><text:a xlink:href="http://g.sportsdatabase.com/nhl/query?output=default&amp;sdql=day%3DTuesday+and+tA%28o%3Apower+play+goals%29%2FtA%28minutes+short+handed%29%3C%3D.029+and+oA%28t%3Apower+play+goals%29%2FoA%28minutes+short+handed%29%3C%3D.029+and+season%3E%3D2011+and+%28month%3D2+or+month%3D5+or+month%3D12%29&amp;submit=++S+D+Q+L+%21++" xlink:type="simple">http://g.sportsdatabase.com/nhl/query?output=default&amp;sdql=day%3DTuesday+and+tA%28o%3Apower+play+goals%29%2FtA%28minutes+short+handed%29&lt;%3D.029+and+oA%28t%3Apower+play+goals%29%2FoA%28minutes+short+handed%29&lt;%3D.029+and+season&gt;%3D2011+and+%28month%3D2+or+month%3D5+or+month%3D12%29&amp;submit=++S+D+Q+L+%21++</text:a></text:p>
          </table:table-cell>
          <table:table-cell table:style-name="ce8" office:value-type="string" calcext:value-type="string">
            <text:p>emceeaye</text:p>
          </table:table-cell>
          <table:table-cell table:style-name="ce8" office:value-type="string" calcext:value-type="string">
            <text:p>Under</text:p>
          </table:table-cell>
          <table:table-cell table:style-name="ce8" table:formula="of:=[.C102]+[.D102]" office:value-type="float" office:value="128" calcext:value-type="float">
            <text:p>128</text:p>
          </table:table-cell>
          <table:table-cell table:style-name="ce15" table:formula="of:=([.C102]-[.D102])/SQRT([.C102]+[.D102])" office:value-type="float" office:value="4.59619407771256" calcext:value-type="float">
            <text:p>4.60</text:p>
          </table:table-cell>
          <table:table-cell table:style-name="ce25" table:formula="of:=ABS([.O102])" office:value-type="float" office:value="4.59619407771256" calcext:value-type="float">
            <text:p>4.60</text:p>
          </table:table-cell>
          <table:table-cell table:style-name="ce33"/>
          <table:table-cell table:style-name="ce8"/>
          <table:table-cell table:number-columns-repeated="1006"/>
        </table:table-row>
        <table:table-row table:style-name="ro2">
          <table:table-cell table:style-name="ce7" office:value-type="date" office:date-value="2014-12-09" calcext:value-type="date">
            <text:p>12/9/2014</text:p>
          </table:table-cell>
          <table:table-cell table:style-name="ce8" office:value-type="string" calcext:value-type="string">
            <text:p>NHL101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" calcext:value-type="float">
            <text:p>2</text:p>
          </table:table-cell>
          <table:table-cell table:style-name="ce25" table:formula="of:=([.C103]*0.8)-[.D103]" office:value-type="float" office:value="20.4" calcext:value-type="float">
            <text:p>20.40</text:p>
          </table:table-cell>
          <table:table-cell table:style-name="ce9" table:formula="of:=[.E103]/([.C103]+[.D103])" office:value-type="percentage" office:value="0.68" calcext:value-type="percentage">
            <text:p>68.00%</text:p>
          </table:table-cell>
          <table:table-cell table:style-name="ce8" office:value-type="string" calcext:value-type="string">
            <text:p>UNDER</text:p>
          </table:table-cell>
          <table:table-cell table:style-name="ce8" table:number-columns-repeated="2"/>
          <table:table-cell table:style-name="ce3" office:value-type="string" calcext:value-type="string">
            <text:p>tA(goals)&lt;=2.31 and oA(goals)&lt;=2.31 and (month=11 or month=1 or month=3) and (day=Monday or day=Tuesday or day=Thursday) and season&gt;=2010</text:p>
          </table:table-cell>
          <table:table-cell table:style-name="ce12" office:value-type="string" calcext:value-type="string">
            <text:p><text:a xlink:href="http://sportsdatabase.com/nhl/query?output=default&amp;sdql=tA%28goals%29%3C%3D2.31+and+oA%28goals%29%3C%3D2.31+and+%28month%3D11+or+month%3D1+or+month%3D3%29+and+%28day%3DMonday+or+day%3DTuesday+or+day%3DThursday%29+and+season%3E%3D2010&amp;submit=++S+D+Q+L+%21++" xlink:type="simple">http://sportsdatabase.com/nhl/query?output=default&amp;sdql=tA%28goals%29&lt;%3D2.31+and+oA%28goals%29&lt;%3D2.31+and+%28month%3D11+or+month%3D1+or+month%3D3%29+and+%28day%3DMonday+or+day%3DTuesday+or+day%3DThursday%29+and+season&gt;%3D2010&amp;submit=++S+D+Q+L+%21++</text:a></text:p>
          </table:table-cell>
          <table:table-cell table:style-name="ce8" office:value-type="string" calcext:value-type="string">
            <text:p>emceeaye</text:p>
          </table:table-cell>
          <table:table-cell table:style-name="ce8" office:value-type="string" calcext:value-type="string">
            <text:p>Under</text:p>
          </table:table-cell>
          <table:table-cell table:style-name="ce8" table:formula="of:=[.C103]+[.D103]" office:value-type="float" office:value="30" calcext:value-type="float">
            <text:p>30</text:p>
          </table:table-cell>
          <table:table-cell table:style-name="ce15" table:formula="of:=([.C103]-[.D103])/SQRT([.C103]+[.D103])" office:value-type="float" office:value="4.74692883171144" calcext:value-type="float">
            <text:p>4.75</text:p>
          </table:table-cell>
          <table:table-cell table:style-name="ce25" table:formula="of:=ABS([.O103])" office:value-type="float" office:value="4.74692883171144" calcext:value-type="float">
            <text:p>4.75</text:p>
          </table:table-cell>
          <table:table-cell table:style-name="ce33"/>
          <table:table-cell table:style-name="ce8"/>
          <table:table-cell table:number-columns-repeated="1006"/>
        </table:table-row>
        <table:table-row table:style-name="ro2">
          <table:table-cell table:style-name="ce7" office:value-type="date" office:date-value="2014-12-11" calcext:value-type="date">
            <text:p>12/11/2014</text:p>
          </table:table-cell>
          <table:table-cell table:style-name="ce8" office:value-type="string" calcext:value-type="string">
            <text:p>NHL102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float" office:value="95" calcext:value-type="float">
            <text:p>95</text:p>
          </table:table-cell>
          <table:table-cell table:style-name="ce25" office:value-type="float" office:value="38.59" calcext:value-type="float">
            <text:p>38.59</text:p>
          </table:table-cell>
          <table:table-cell table:style-name="ce9" office:value-type="percentage" office:value="0.173" calcext:value-type="percentage">
            <text:p>17.30%</text:p>
          </table:table-cell>
          <table:table-cell table:style-name="ce8" office:value-type="string" calcext:value-type="string">
            <text:p>SU</text:p>
          </table:table-cell>
          <table:table-cell table:style-name="ce8" table:number-columns-repeated="2"/>
          <table:table-cell table:style-name="ce3" office:value-type="string" calcext:value-type="string">
            <text:p>percent bets&gt;=70 and p:W and pp:W and op:L and opp:L</text:p>
          </table:table-cell>
          <table:table-cell table:style-name="ce12" office:value-type="string" calcext:value-type="string">
            <text:p><text:a xlink:href="http://sportsdatabase.com/nhl/query?output=default&amp;sdql=percent+bets%3E%3D70+and+p%3AW+and+pp%3AW+and+op%3AL+and+opp%3AL&amp;submit=++S+D+Q+L+%21++" xlink:type="simple">http://sportsdatabase.com/nhl/query?output=default&amp;sdql=percent+bets%3E%3D70+and+p%3AW+and+pp%3AW+and+op%3AL+and+opp%3AL&amp;submit=++S+D+Q+L+%21++</text:a></text:p>
          </table:table-cell>
          <table:table-cell table:style-name="ce8" office:value-type="string" calcext:value-type="string">
            <text:p>GoogleGr</text:p>
          </table:table-cell>
          <table:table-cell table:style-name="ce8" office:value-type="string" calcext:value-type="string">
            <text:p>SU Fade</text:p>
          </table:table-cell>
          <table:table-cell table:style-name="ce8" table:formula="of:=[.C104]+[.D104]" office:value-type="float" office:value="223" calcext:value-type="float">
            <text:p>223</text:p>
          </table:table-cell>
          <table:table-cell table:style-name="ce15" table:formula="of:=([.C104]-[.D104])/SQRT([.C104]+[.D104])" office:value-type="float" office:value="2.209843449602" calcext:value-type="float">
            <text:p>2.21</text:p>
          </table:table-cell>
          <table:table-cell table:style-name="ce25" table:formula="of:=ABS([.O104])" office:value-type="float" office:value="2.209843449602" calcext:value-type="float">
            <text:p>2.21</text:p>
          </table:table-cell>
          <table:table-cell table:style-name="ce33"/>
          <table:table-cell table:style-name="ce8"/>
          <table:table-cell table:number-columns-repeated="1006"/>
        </table:table-row>
        <table:table-row table:style-name="ro2">
          <table:table-cell table:style-name="ce7" office:value-type="date" office:date-value="2014-12-17" calcext:value-type="date">
            <text:p>12/17/2014</text:p>
          </table:table-cell>
          <table:table-cell table:style-name="ce8" office:value-type="string" calcext:value-type="string">
            <text:p>NHL 103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" calcext:value-type="float">
            <text:p>3</text:p>
          </table:table-cell>
          <table:table-cell table:style-name="ce25" office:value-type="float" office:value="29.03" calcext:value-type="float">
            <text:p>29.03</text:p>
          </table:table-cell>
          <table:table-cell table:style-name="ce21" office:value-type="percentage" office:value="0.598" calcext:value-type="percentage">
            <text:p>59.80%</text:p>
          </table:table-cell>
          <table:table-cell table:style-name="ce8" office:value-type="string" calcext:value-type="string">
            <text:p>SU</text:p>
          </table:table-cell>
          <table:table-cell table:style-name="ce8"/>
          <table:table-cell table:style-name="ce8" office:value-type="string" calcext:value-type="string">
            <text:p>DOG</text:p>
          </table:table-cell>
          <table:table-cell table:style-name="ce30" office:value-type="string" calcext:value-type="string">
            <text:p>A and p:HW and pp:HW and 49&gt;=WP&gt;=40 and o:WP&lt;50 and 105&lt;=line&lt;150</text:p>
          </table:table-cell>
          <table:table-cell table:style-name="ce12" office:value-type="string" calcext:value-type="string">
            <text:p><text:a xlink:href="http://sportsdatabase.com/nhl/query?output=default&amp;sdql=A+and+p%3AHW+and+pp%3AHW+and+49%3E%3DWP%3E%3D40+and+o%3AWP%3C50+and+105%3C%3Dline%3C150&amp;submit=++S+D+Q+L+%21++" xlink:type="simple">http://sportsdatabase.com/nhl/query?output=default&amp;sdql=A+and+p%3AHW+and+pp%3AHW+and+49%3E%3DWP%3E%3D40+and+o%3AWP%3C50+and+105%3C%3Dline%3C150&amp;submit=++S+D+Q+L+%21++</text:a></text:p>
          </table:table-cell>
          <table:table-cell table:style-name="ce8" office:value-type="string" calcext:value-type="string">
            <text:p>JMon</text:p>
          </table:table-cell>
          <table:table-cell table:style-name="ce8" office:value-type="string" calcext:value-type="string">
            <text:p>SU Fade</text:p>
          </table:table-cell>
          <table:table-cell table:style-name="ce8" table:formula="of:=[.C105]+[.D105]" office:value-type="float" office:value="36" calcext:value-type="float">
            <text:p>36</text:p>
          </table:table-cell>
          <table:table-cell table:style-name="ce15" table:formula="of:=([.C105]-[.D105])/SQRT([.C105]+[.D105])" office:value-type="float" office:value="5" calcext:value-type="float">
            <text:p>5.00</text:p>
          </table:table-cell>
          <table:table-cell table:style-name="ce25" table:formula="of:=ABS([.O105])" office:value-type="float" office:value="5" calcext:value-type="float">
            <text:p>5.00</text:p>
          </table:table-cell>
          <table:table-cell table:style-name="ce33"/>
          <table:table-cell table:style-name="ce8"/>
          <table:table-cell table:number-columns-repeated="1006"/>
        </table:table-row>
        <table:table-row table:style-name="ro2">
          <table:table-cell table:style-name="ce7" office:value-type="date" office:date-value="2014-12-17" calcext:value-type="date">
            <text:p>12/17/2014</text:p>
          </table:table-cell>
          <table:table-cell table:style-name="ce8" office:value-type="string" calcext:value-type="string">
            <text:p>NHL104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26" calcext:value-type="float">
            <text:p>26</text:p>
          </table:table-cell>
          <table:table-cell table:style-name="ce25" table:formula="of:=([.C106]*0.8)-[.D106]" office:value-type="float" office:value="25.2" calcext:value-type="float">
            <text:p>25.20</text:p>
          </table:table-cell>
          <table:table-cell table:style-name="ce9" table:formula="of:=[.E106]/([.C106]+[.D106])" office:value-type="percentage" office:value="0.28" calcext:value-type="percentage">
            <text:p>28.00%</text:p>
          </table:table-cell>
          <table:table-cell table:style-name="ce8" office:value-type="string" calcext:value-type="string">
            <text:p>UNDER</text:p>
          </table:table-cell>
          <table:table-cell table:style-name="ce8" table:number-columns-repeated="2"/>
          <table:table-cell table:style-name="ce3" office:value-type="string" calcext:value-type="string">
            <text:p>tA(shifts) &lt;= .95 * A(shifts) and oA(shifts) &lt;= .95* A(shifts) and tA(assists) &lt;= .975* A(assists) and oA(assists) &lt;= .975* A(assists) and (month=10 or month=11 or month=12 or month=2 or month=3)</text:p>
          </table:table-cell>
          <table:table-cell table:style-name="ce12" office:value-type="string" calcext:value-type="string">
            <text:p><text:a xlink:href="http://sportsdatabase.com/nhl/query?output=default&amp;sdql=tA%28shifts%29+%3C%3D+.95+*+A%28shifts%29+and+oA%28shifts%29+%3C%3D+.95*+A%28shifts%29+and+tA%28assists%29+%3C%3D+.975*+A%28assists%29+and+oA%28assists%29+%3C%3D+.975*+A%28assists%29+and+%28month%3D10+or+month%3D11+or+month%3D12+or+month%3D2+or+month%3D3%29&amp;submit=++S+D+Q+L+%21++" xlink:type="simple">http://sportsdatabase.com/nhl/query?output=default&amp;sdql=tA%28shifts%29+%3C%3D+.95+*+A%28shifts%29+and+oA%28shifts%29+%3C%3D+.95*+A%28shifts%29+and+tA%28assists%29+%3C%3D+.975*+A%28assists%29+and+oA%28assists%29+%3C%3D+.975*+A%28assists%29+and+%28month%3D10+or+month%3D11+or+month%3D12+or+month%3D2+or+month%3D3%29&amp;submit=++S+D+Q+L+%21++</text:a></text:p>
          </table:table-cell>
          <table:table-cell table:style-name="ce8" office:value-type="string" calcext:value-type="string">
            <text:p>emceeaye</text:p>
          </table:table-cell>
          <table:table-cell table:style-name="ce8" office:value-type="string" calcext:value-type="string">
            <text:p>Under</text:p>
          </table:table-cell>
          <table:table-cell table:style-name="ce8" table:formula="of:=[.C106]+[.D106]" office:value-type="float" office:value="90" calcext:value-type="float">
            <text:p>90</text:p>
          </table:table-cell>
          <table:table-cell table:style-name="ce15" table:formula="of:=([.C106]-[.D106])/SQRT([.C106]+[.D106])" office:value-type="float" office:value="4.00555170287995" calcext:value-type="float">
            <text:p>4.01</text:p>
          </table:table-cell>
          <table:table-cell table:style-name="ce25" table:formula="of:=ABS([.O106])" office:value-type="float" office:value="4.00555170287995" calcext:value-type="float">
            <text:p>4.01</text:p>
          </table:table-cell>
          <table:table-cell table:style-name="ce33"/>
          <table:table-cell table:style-name="ce8"/>
          <table:table-cell table:number-columns-repeated="1006"/>
        </table:table-row>
        <table:table-row table:style-name="ro2">
          <table:table-cell table:style-name="ce7" office:value-type="date" office:date-value="2014-12-19" calcext:value-type="date">
            <text:p>12/19/2014</text:p>
          </table:table-cell>
          <table:table-cell table:style-name="ce8" office:value-type="string" calcext:value-type="string">
            <text:p>NHL105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35" calcext:value-type="float">
            <text:p>35</text:p>
          </table:table-cell>
          <table:table-cell table:style-name="ce25" table:formula="of:=([.C107]*0.8)-[.D107]" office:value-type="float" office:value="37" calcext:value-type="float">
            <text:p>37.00</text:p>
          </table:table-cell>
          <table:table-cell table:style-name="ce9" table:formula="of:=[.E107]/([.C107]+[.D107])" office:value-type="percentage" office:value="0.296" calcext:value-type="percentage">
            <text:p>29.60%</text:p>
          </table:table-cell>
          <table:table-cell table:style-name="ce8" office:value-type="string" calcext:value-type="string">
            <text:p>UNDER</text:p>
          </table:table-cell>
          <table:table-cell table:style-name="ce8" table:number-columns-repeated="2"/>
          <table:table-cell table:style-name="ce3" office:value-type="string" calcext:value-type="string">
            <text:p>H and po:goals &lt;= 2 and ppo:goals &lt;= 2 and op:W and op:overtime = 1 and total&lt;6 and rest&lt;3 and o:rest&lt;3 and 2009&lt;=season</text:p>
          </table:table-cell>
          <table:table-cell table:style-name="ce12" office:value-type="string" calcext:value-type="string">
            <text:p><text:a xlink:href="http://sportsdatabase.com/nhl/query?output=default&amp;sdql=H+and+po%3Agoals+%3C%3D+2+and+ppo%3Agoals+%3C%3D+2+and+op%3AW+and+op%3Aovertime+%3D+1+and+total%3C6+and+rest%3C3+and+o%3Arest%3C3+and+2009%3C%3Dseason&amp;submit=++S+D+Q+L+%21++" xlink:type="simple">http://sportsdatabase.com/nhl/query?output=default&amp;sdql=H+and+po%3Agoals+%3C%3D+2+and+ppo%3Agoals+%3C%3D+2+and+op%3AW+and+op%3Aovertime+%3D+1+and+total%3C6+and+rest%3C3+and+o%3Arest%3C3+and+2009%3C%3Dseason&amp;submit=++S+D+Q+L+%21++</text:a></text:p>
          </table:table-cell>
          <table:table-cell table:style-name="ce8" office:value-type="string" calcext:value-type="string">
            <text:p>JMon</text:p>
          </table:table-cell>
          <table:table-cell table:style-name="ce8" office:value-type="string" calcext:value-type="string">
            <text:p>Under</text:p>
          </table:table-cell>
          <table:table-cell table:style-name="ce8" table:formula="of:=[.C107]+[.D107]" office:value-type="float" office:value="125" calcext:value-type="float">
            <text:p>125</text:p>
          </table:table-cell>
          <table:table-cell table:style-name="ce15" table:formula="of:=([.C107]-[.D107])/SQRT([.C107]+[.D107])" office:value-type="float" office:value="4.91934955049954" calcext:value-type="float">
            <text:p>4.92</text:p>
          </table:table-cell>
          <table:table-cell table:style-name="ce25" table:formula="of:=ABS([.O107])" office:value-type="float" office:value="4.91934955049954" calcext:value-type="float">
            <text:p>4.92</text:p>
          </table:table-cell>
          <table:table-cell table:style-name="ce33"/>
          <table:table-cell table:style-name="ce8"/>
          <table:table-cell table:number-columns-repeated="1006"/>
        </table:table-row>
        <table:table-row table:style-name="ro2">
          <table:table-cell table:style-name="ce7" office:value-type="date" office:date-value="2014-12-19" calcext:value-type="date">
            <text:p>12/19/2014</text:p>
          </table:table-cell>
          <table:table-cell table:style-name="ce8" office:value-type="string" calcext:value-type="string">
            <text:p>NHL106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4" calcext:value-type="float">
            <text:p>4</text:p>
          </table:table-cell>
          <table:table-cell table:style-name="ce25" table:formula="of:=([.C108]*0.8)-[.D108]" office:value-type="float" office:value="21.6" calcext:value-type="float">
            <text:p>21.60</text:p>
          </table:table-cell>
          <table:table-cell table:style-name="ce9" table:formula="of:=[.E108]/([.C108]+[.D108])" office:value-type="percentage" office:value="0.6" calcext:value-type="percentage">
            <text:p>60.00%</text:p>
          </table:table-cell>
          <table:table-cell table:style-name="ce8" office:value-type="string" calcext:value-type="string">
            <text:p>UNDER</text:p>
          </table:table-cell>
          <table:table-cell table:style-name="ce8" table:number-columns-repeated="2"/>
          <table:table-cell table:style-name="ce3" office:value-type="string" calcext:value-type="string">
            <text:p>total=5.5 and tA(ou margin)&lt;=A(ou margin) and oA(ou margin)&lt;=A(ou margin) and season&gt;=2013 and (day=Tuesday or day=Saturday) and month!=5 and month!=1 and month!=10</text:p>
          </table:table-cell>
          <table:table-cell table:style-name="ce12" office:value-type="string" calcext:value-type="string">
            <text:p><text:a xlink:href="http://sportsdatabase.com/nhl/query?output=default&amp;sdql=total%3D5.5+and+tA%28ou+margin%29%3C%3DA%28ou+margin%29+and+oA%28ou+margin%29%3C%3DA%28ou+margin%29+and+season%3E%3D2013+and+%28day%3DTuesday+or+day%3DSaturday%29+and+month%21%3D5+and+month%21%3D1+and+month%21%3D10&amp;submit=++S+D+Q+L+%21++" xlink:type="simple">http://sportsdatabase.com/nhl/query?output=default&amp;sdql=total%3D5.5+and+tA%28ou+margin%29%3C%3DA%28ou+margin%29+and+oA%28ou+margin%29%3C%3DA%28ou+margin%29+and+season%3E%3D2013+and+%28day%3DTuesday+or+day%3DSaturday%29+and+month%21%3D5+and+month%21%3D1+and+month%21%3D10&amp;submit=++S+D+Q+L+%21++</text:a></text:p>
          </table:table-cell>
          <table:table-cell table:style-name="ce8" office:value-type="string" calcext:value-type="string">
            <text:p>emceeaye</text:p>
          </table:table-cell>
          <table:table-cell table:style-name="ce8" office:value-type="string" calcext:value-type="string">
            <text:p>Under</text:p>
          </table:table-cell>
          <table:table-cell table:style-name="ce8" table:formula="of:=[.C108]+[.D108]" office:value-type="float" office:value="36" calcext:value-type="float">
            <text:p>36</text:p>
          </table:table-cell>
          <table:table-cell table:style-name="ce15" table:formula="of:=([.C108]-[.D108])/SQRT([.C108]+[.D108])" office:value-type="float" office:value="4.66666666666667" calcext:value-type="float">
            <text:p>4.67</text:p>
          </table:table-cell>
          <table:table-cell table:style-name="ce25" table:formula="of:=ABS([.O108])" office:value-type="float" office:value="4.66666666666667" calcext:value-type="float">
            <text:p>4.67</text:p>
          </table:table-cell>
          <table:table-cell table:style-name="ce33"/>
          <table:table-cell table:style-name="ce8"/>
          <table:table-cell table:number-columns-repeated="1006"/>
        </table:table-row>
        <table:table-row table:style-name="ro2">
          <table:table-cell table:style-name="ce7" office:value-type="date" office:date-value="2014-12-19" calcext:value-type="date">
            <text:p>12/19/2014</text:p>
          </table:table-cell>
          <table:table-cell table:style-name="ce8" office:value-type="string" calcext:value-type="string">
            <text:p>NHL10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" calcext:value-type="float">
            <text:p>2</text:p>
          </table:table-cell>
          <table:table-cell table:style-name="ce25" table:formula="of:=([.C109]*0.8)-[.D109]" office:value-type="float" office:value="20.4" calcext:value-type="float">
            <text:p>20.40</text:p>
          </table:table-cell>
          <table:table-cell table:style-name="ce9" table:formula="of:=[.E109]/([.C109]+[.D109])" office:value-type="percentage" office:value="0.68" calcext:value-type="percentage">
            <text:p>68.00%</text:p>
          </table:table-cell>
          <table:table-cell table:style-name="ce8" office:value-type="string" calcext:value-type="string">
            <text:p>UNDER</text:p>
          </table:table-cell>
          <table:table-cell table:style-name="ce8" table:number-columns-repeated="2"/>
          <table:table-cell table:style-name="ce3" office:value-type="string" calcext:value-type="string">
            <text:p>total=5.5 and tA(ou margin)&lt;=.81*A(ou margin) and oA(ou margin)&lt;=.81*A(ou margin) and season&gt;=2013 and (day=Tuesday or day=Saturday) and month!=5 and month!=1 a nd month!=10</text:p>
          </table:table-cell>
          <table:table-cell table:style-name="ce12" office:value-type="string" calcext:value-type="string">
            <text:p><text:a xlink:href="http://sportsdatabase.com/nhl/query?output=default&amp;sdql=total%3D5.5+and+tA%28ou+margin%29%3C%3D.81*A%28ou+margin%29+and+oA%28ou+margin%29%3C%3D.81*A%28ou+margin%29+and+season%3E%3D2013+and+%28day%3DTuesday+or+day%3DSaturday%29+and+month%21%3D5+and+month%21%3D1+and+month%21%3D10&amp;submit=++S+D+Q+L+%21++" xlink:type="simple">http://sportsdatabase.com/nhl/query?output=default&amp;sdql=total%3D5.5+and+tA%28ou+margin%29%3C%3D.81*A%28ou+margin%29+and+oA%28ou+margin%29%3C%3D.81*A%28ou+margin%29+and+season%3E%3D2013+and+%28day%3DTuesday+or+day%3DSaturday%29+and+month%21%3D5+and+month%21%3D1+and+month%21%3D10&amp;submit=++S+D+Q+L+%21++</text:a></text:p>
          </table:table-cell>
          <table:table-cell table:style-name="ce8" office:value-type="string" calcext:value-type="string">
            <text:p>emceeaye</text:p>
          </table:table-cell>
          <table:table-cell table:style-name="ce8" office:value-type="string" calcext:value-type="string">
            <text:p>Under</text:p>
          </table:table-cell>
          <table:table-cell table:style-name="ce8" table:formula="of:=[.C109]+[.D109]" office:value-type="float" office:value="30" calcext:value-type="float">
            <text:p>30</text:p>
          </table:table-cell>
          <table:table-cell table:style-name="ce15" table:formula="of:=([.C109]-[.D109])/SQRT([.C109]+[.D109])" office:value-type="float" office:value="4.74692883171144" calcext:value-type="float">
            <text:p>4.75</text:p>
          </table:table-cell>
          <table:table-cell table:style-name="ce25" table:formula="of:=ABS([.O109])" office:value-type="float" office:value="4.74692883171144" calcext:value-type="float">
            <text:p>4.75</text:p>
          </table:table-cell>
          <table:table-cell table:style-name="ce33"/>
          <table:table-cell table:style-name="ce8"/>
          <table:table-cell table:number-columns-repeated="1006"/>
        </table:table-row>
        <table:table-row table:style-name="ro2">
          <table:table-cell table:style-name="ce7" office:value-type="date" office:date-value="2014-12-19" calcext:value-type="date">
            <text:p>12/19/2014</text:p>
          </table:table-cell>
          <table:table-cell table:style-name="ce8" office:value-type="string" calcext:value-type="string">
            <text:p>NHL108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26" calcext:value-type="float">
            <text:p>26</text:p>
          </table:table-cell>
          <table:table-cell table:style-name="ce25" table:formula="of:=([.C110]*0.8)-[.D110]" office:value-type="float" office:value="30" calcext:value-type="float">
            <text:p>30.00</text:p>
          </table:table-cell>
          <table:table-cell table:style-name="ce9" table:formula="of:=[.E110]/([.C110]+[.D110])" office:value-type="percentage" office:value="0.3125" calcext:value-type="percentage">
            <text:p>31.25%</text:p>
          </table:table-cell>
          <table:table-cell table:style-name="ce8" office:value-type="string" calcext:value-type="string">
            <text:p>UNDER</text:p>
          </table:table-cell>
          <table:table-cell table:style-name="ce8" table:number-columns-repeated="2"/>
          <table:table-cell table:style-name="ce3" office:value-type="string" calcext:value-type="string">
            <text:p>p:A and pp:A and ppp:A and op:A and opp:A and oppp:A and opppp:A and rest&lt;3 and o:rest&lt;3 and month!=1</text:p>
          </table:table-cell>
          <table:table-cell table:style-name="ce12" office:value-type="string" calcext:value-type="string">
            <text:p><text:a xlink:href="http://sportsdatabase.com/nhl/query?output=default&amp;sdql=p%3AA+and+pp%3AA+and+ppp%3AA+and+op%3AA+and+opp%3AA+and+oppp%3AA+and+opppp%3AA+and+rest%3C3+and+o%3Arest%3C3+and+month%21%3D1+&amp;submit=++S+D+Q+L+%21++" xlink:type="simple">http://sportsdatabase.com/nhl/query?output=default&amp;sdql=p%3AA+and+pp%3AA+and+ppp%3AA+and+op%3AA+and+opp%3AA+and+oppp%3AA+and+opppp%3AA+and+rest%3C3+and+o%3Arest%3C3+and+month%21%3D1+&amp;submit=++S+D+Q+L+%21++</text:a></text:p>
          </table:table-cell>
          <table:table-cell table:style-name="ce8" office:value-type="string" calcext:value-type="string">
            <text:p>JMon</text:p>
          </table:table-cell>
          <table:table-cell table:style-name="ce8" office:value-type="string" calcext:value-type="string">
            <text:p>Under</text:p>
          </table:table-cell>
          <table:table-cell table:style-name="ce8" table:formula="of:=[.C110]+[.D110]" office:value-type="float" office:value="96" calcext:value-type="float">
            <text:p>96</text:p>
          </table:table-cell>
          <table:table-cell table:style-name="ce15" table:formula="of:=([.C110]-[.D110])/SQRT([.C110]+[.D110])" office:value-type="float" office:value="4.49073119510249" calcext:value-type="float">
            <text:p>4.49</text:p>
          </table:table-cell>
          <table:table-cell table:style-name="ce25" table:formula="of:=ABS([.O110])" office:value-type="float" office:value="4.49073119510249" calcext:value-type="float">
            <text:p>4.49</text:p>
          </table:table-cell>
          <table:table-cell table:style-name="ce33"/>
          <table:table-cell table:style-name="ce8"/>
          <table:table-cell table:number-columns-repeated="1006"/>
        </table:table-row>
        <table:table-row table:style-name="ro2">
          <table:table-cell table:style-name="ce7" office:value-type="date" office:date-value="2014-12-19" calcext:value-type="date">
            <text:p>12/19/2014</text:p>
          </table:table-cell>
          <table:table-cell table:style-name="ce8" office:value-type="string" calcext:value-type="string">
            <text:p>NHL109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9" calcext:value-type="float">
            <text:p>9</text:p>
          </table:table-cell>
          <table:table-cell table:style-name="ce25" table:formula="of:=([.C111]*0.8)-[.D111]" office:value-type="float" office:value="11.8" calcext:value-type="float">
            <text:p>11.80</text:p>
          </table:table-cell>
          <table:table-cell table:style-name="ce9" table:formula="of:=[.E111]/([.C111]+[.D111])" office:value-type="percentage" office:value="0.337142857142857" calcext:value-type="percentage">
            <text:p>33.71%</text:p>
          </table:table-cell>
          <table:table-cell table:style-name="ce8" office:value-type="string" calcext:value-type="string">
            <text:p>UNDER</text:p>
          </table:table-cell>
          <table:table-cell table:style-name="ce8" table:number-columns-repeated="2"/>
          <table:table-cell table:style-name="ce3" office:value-type="string" calcext:value-type="string">
            <text:p>p:goals&lt;=1 and pp:goals&lt;=1 and F and conference=o:conference and season&gt;=2012 and game number&lt;=42 and total=5.5</text:p>
          </table:table-cell>
          <table:table-cell table:style-name="ce12" office:value-type="string" calcext:value-type="string">
            <text:p><text:a xlink:href="http://sportsdatabase.com/nhl/query?output=default&amp;sdql=p%3Agoals%3C%3D1+and+pp%3Agoals%3C%3D1+and+F+and+conference%3Do%3Aconference+and+season%3E%3D2012+and+game+number%3C%3D42+and+total%3D5.5&amp;submit=++S+D+Q+L+%21++" xlink:type="simple">http://sportsdatabase.com/nhl/query?output=default&amp;sdql=p%3Agoals%3C%3D1+and+pp%3Agoals%3C%3D1+and+F+and+conference%3Do%3Aconference+and+season%3E%3D2012+and+game+number%3C%3D42+and+total%3D5.5&amp;submit=++S+D+Q+L+%21++</text:a></text:p>
          </table:table-cell>
          <table:table-cell table:style-name="ce8" office:value-type="string" calcext:value-type="string">
            <text:p>emceeaye</text:p>
          </table:table-cell>
          <table:table-cell table:style-name="ce8" office:value-type="string" calcext:value-type="string">
            <text:p>Under</text:p>
          </table:table-cell>
          <table:table-cell table:style-name="ce8" table:formula="of:=[.C111]+[.D111]" office:value-type="float" office:value="35" calcext:value-type="float">
            <text:p>35</text:p>
          </table:table-cell>
          <table:table-cell table:style-name="ce15" table:formula="of:=([.C111]-[.D111])/SQRT([.C111]+[.D111])" office:value-type="float" office:value="2.87352446607696" calcext:value-type="float">
            <text:p>2.87</text:p>
          </table:table-cell>
          <table:table-cell table:style-name="ce25" table:formula="of:=ABS([.O111])" office:value-type="float" office:value="2.87352446607696" calcext:value-type="float">
            <text:p>2.87</text:p>
          </table:table-cell>
          <table:table-cell table:style-name="ce33"/>
          <table:table-cell table:style-name="ce8"/>
          <table:table-cell table:number-columns-repeated="1006"/>
        </table:table-row>
        <table:table-row table:style-name="ro2">
          <table:table-cell table:style-name="ce7" office:value-type="date" office:date-value="2014-12-19" calcext:value-type="date">
            <text:p>12/19/2014</text:p>
          </table:table-cell>
          <table:table-cell table:style-name="ce8" office:value-type="string" calcext:value-type="string">
            <text:p>NHL110</text:p>
          </table:table-cell>
          <table:table-cell table:style-name="ce8" office:value-type="float" office:value="84" calcext:value-type="float">
            <text:p>84</text:p>
          </table:table-cell>
          <table:table-cell table:style-name="ce8" office:value-type="float" office:value="45" calcext:value-type="float">
            <text:p>45</text:p>
          </table:table-cell>
          <table:table-cell table:style-name="ce25" table:formula="of:=([.C112]*0.8)-[.D112]" office:value-type="float" office:value="22.2" calcext:value-type="float">
            <text:p>22.20</text:p>
          </table:table-cell>
          <table:table-cell table:style-name="ce9" table:formula="of:=[.E112]/([.C112]+[.D112])" office:value-type="percentage" office:value="0.172093023255814" calcext:value-type="percentage">
            <text:p>17.21%</text:p>
          </table:table-cell>
          <table:table-cell table:style-name="ce8" office:value-type="string" calcext:value-type="string">
            <text:p>OVER</text:p>
          </table:table-cell>
          <table:table-cell table:style-name="ce8" table:number-columns-repeated="2"/>
          <table:table-cell table:style-name="ce3" office:value-type="string" calcext:value-type="string">
            <text:p>A and p:W and p:margin=1 and p:division=po:division and op:HL and rest&lt;3 and 4&gt;o:rest&gt;0 and total&lt;6.5</text:p>
          </table:table-cell>
          <table:table-cell table:style-name="ce12" office:value-type="string" calcext:value-type="string">
            <text:p><text:a xlink:href="http://sportsdatabase.com/nhl/query?output=default&amp;sdql=A+and+p%3AW+and+p%3Amargin%3D1+and+p%3Adivision%3Dpo%3Adivision+and+op%3AHL+and+rest%3C3+and+4%3Eo%3Arest%3E0+and+total%3C6.5&amp;submit=++S+D+Q+L+%21++" xlink:type="simple">http://sportsdatabase.com/nhl/query?output=default&amp;sdql=A+and+p%3AW+and+p%3Amargin%3D1+and+p%3Adivision%3Dpo%3Adivision+and+op%3AHL+and+rest%3C3+and+4%3Eo%3Arest%3E0+and+total%3C6.5&amp;submit=++S+D+Q+L+%21++</text:a></text:p>
          </table:table-cell>
          <table:table-cell table:style-name="ce8" office:value-type="string" calcext:value-type="string">
            <text:p>JMon</text:p>
          </table:table-cell>
          <table:table-cell table:style-name="ce8" office:value-type="string" calcext:value-type="string">
            <text:p>Over</text:p>
          </table:table-cell>
          <table:table-cell table:style-name="ce8" table:formula="of:=[.C112]+[.D112]" office:value-type="float" office:value="129" calcext:value-type="float">
            <text:p>129</text:p>
          </table:table-cell>
          <table:table-cell table:style-name="ce15" table:formula="of:=([.C112]-[.D112])/SQRT([.C112]+[.D112])" office:value-type="float" office:value="3.43375853466993" calcext:value-type="float">
            <text:p>3.43</text:p>
          </table:table-cell>
          <table:table-cell table:style-name="ce25" table:formula="of:=ABS([.O112])" office:value-type="float" office:value="3.43375853466993" calcext:value-type="float">
            <text:p>3.43</text:p>
          </table:table-cell>
          <table:table-cell table:style-name="ce33"/>
          <table:table-cell table:style-name="ce8"/>
          <table:table-cell table:number-columns-repeated="1006"/>
        </table:table-row>
        <table:table-row table:style-name="ro2">
          <table:table-cell table:style-name="ce7" office:value-type="date" office:date-value="2014-12-19" calcext:value-type="date">
            <text:p>12/19/2014</text:p>
          </table:table-cell>
          <table:table-cell table:style-name="ce8" office:value-type="string" calcext:value-type="string">
            <text:p>NHL111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" calcext:value-type="float">
            <text:p>2</text:p>
          </table:table-cell>
          <table:table-cell table:style-name="ce25" office:value-type="float" office:value="10.69" calcext:value-type="float">
            <text:p>10.69</text:p>
          </table:table-cell>
          <table:table-cell table:style-name="ce9" office:value-type="percentage" office:value="0.366" calcext:value-type="percentage">
            <text:p>36.60%</text:p>
          </table:table-cell>
          <table:table-cell table:style-name="ce8" office:value-type="string" calcext:value-type="string">
            <text:p>SU</text:p>
          </table:table-cell>
          <table:table-cell table:style-name="ce8" office:value-type="string" calcext:value-type="string">
            <text:p>HOME</text:p>
          </table:table-cell>
          <table:table-cell table:style-name="ce8"/>
          <table:table-cell table:style-name="ce3" office:value-type="string" calcext:value-type="string">
            <text:p>H and streak&lt;=-5 and 60&gt;=WP&gt;=51 and o:WP&lt;50</text:p>
          </table:table-cell>
          <table:table-cell table:style-name="ce12" office:value-type="string" calcext:value-type="string">
            <text:p><text:a xlink:href="http://sportsdatabase.com/nhl/query?output=default&amp;sdql=H+and+streak%3C%3D-5+and+60%3E%3DWP%3E%3D51+and+o%3AWP%3C50&amp;submit=++S+D+Q+L+%21++" xlink:type="simple">http://sportsdatabase.com/nhl/query?output=default&amp;sdql=H+and+streak%3C%3D-5+and+60%3E%3DWP%3E%3D51+and+o%3AWP%3C50&amp;submit=++S+D+Q+L+%21++</text:a></text:p>
          </table:table-cell>
          <table:table-cell table:style-name="ce8" office:value-type="string" calcext:value-type="string">
            <text:p>JMon</text:p>
          </table:table-cell>
          <table:table-cell table:style-name="ce8" office:value-type="string" calcext:value-type="string">
            <text:p>SU Back</text:p>
          </table:table-cell>
          <table:table-cell table:style-name="ce8" table:formula="of:=[.C113]+[.D113]" office:value-type="float" office:value="16" calcext:value-type="float">
            <text:p>16</text:p>
          </table:table-cell>
          <table:table-cell table:style-name="ce15" table:formula="of:=([.C113]-[.D113])/SQRT([.C113]+[.D113])" office:value-type="float" office:value="3" calcext:value-type="float">
            <text:p>3.00</text:p>
          </table:table-cell>
          <table:table-cell table:style-name="ce25" table:formula="of:=ABS([.O113])" office:value-type="float" office:value="3" calcext:value-type="float">
            <text:p>3.00</text:p>
          </table:table-cell>
          <table:table-cell table:style-name="ce33"/>
          <table:table-cell table:style-name="ce8"/>
          <table:table-cell table:number-columns-repeated="1006"/>
        </table:table-row>
        <table:table-row table:style-name="ro2">
          <table:table-cell table:style-name="ce7" office:value-type="date" office:date-value="2014-12-19" calcext:value-type="date">
            <text:p>12/19/2014</text:p>
          </table:table-cell>
          <table:table-cell table:style-name="ce8" office:value-type="string" calcext:value-type="string">
            <text:p>NHL112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8" calcext:value-type="float">
            <text:p>8</text:p>
          </table:table-cell>
          <table:table-cell table:style-name="ce25" table:formula="of:=([.C114]*0.8)-[.D114]" office:value-type="float" office:value="9.6" calcext:value-type="float">
            <text:p>9.60</text:p>
          </table:table-cell>
          <table:table-cell table:style-name="ce9" table:formula="of:=[.E114]/([.C114]+[.D114])" office:value-type="percentage" office:value="0.32" calcext:value-type="percentage">
            <text:p>32.00%</text:p>
          </table:table-cell>
          <table:table-cell table:style-name="ce8" office:value-type="string" calcext:value-type="string">
            <text:p>UNDER</text:p>
          </table:table-cell>
          <table:table-cell table:style-name="ce8" table:number-columns-repeated="2"/>
          <table:table-cell table:style-name="ce3" office:value-type="string" calcext:value-type="string">
            <text:p>H and p:HW and p:margin&gt;=2 and total=5.5 and rest=0 and o:rest&gt;0</text:p>
          </table:table-cell>
          <table:table-cell table:style-name="ce12" office:value-type="string" calcext:value-type="string">
            <text:p><text:a xlink:href="http://sportsdatabase.com/nhl/query?output=default&amp;sdql=H+and+p%3AHW+and+p%3Amargin%3E%3D2+and+total%3D5.5+and+rest%3D0+and+o%3Arest%3E0&amp;submit=++S+D+Q+L+%21++" xlink:type="simple">http://sportsdatabase.com/nhl/query?output=default&amp;sdql=H+and+p%3AHW+and+p%3Amargin%3E%3D2+and+total%3D5.5+and+rest%3D0+and+o%3Arest%3E0&amp;submit=++S+D+Q+L+%21++</text:a></text:p>
          </table:table-cell>
          <table:table-cell table:style-name="ce8" office:value-type="string" calcext:value-type="string">
            <text:p>JMon</text:p>
          </table:table-cell>
          <table:table-cell table:style-name="ce8" office:value-type="string" calcext:value-type="string">
            <text:p>Under</text:p>
          </table:table-cell>
          <table:table-cell table:style-name="ce8" table:formula="of:=[.C114]+[.D114]" office:value-type="float" office:value="30" calcext:value-type="float">
            <text:p>30</text:p>
          </table:table-cell>
          <table:table-cell table:style-name="ce15" table:formula="of:=([.C114]-[.D114])/SQRT([.C114]+[.D114])" office:value-type="float" office:value="2.55603860169077" calcext:value-type="float">
            <text:p>2.56</text:p>
          </table:table-cell>
          <table:table-cell table:style-name="ce25" table:formula="of:=ABS([.O114])" office:value-type="float" office:value="2.55603860169077" calcext:value-type="float">
            <text:p>2.56</text:p>
          </table:table-cell>
          <table:table-cell table:style-name="ce33"/>
          <table:table-cell table:style-name="ce8"/>
          <table:table-cell table:number-columns-repeated="1006"/>
        </table:table-row>
        <table:table-row table:style-name="ro2">
          <table:table-cell table:style-name="ce7" office:value-type="date" office:date-value="2014-12-19" calcext:value-type="date">
            <text:p>12/19/2014</text:p>
          </table:table-cell>
          <table:table-cell table:style-name="ce8" office:value-type="string" calcext:value-type="string">
            <text:p>NHL113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7" calcext:value-type="float">
            <text:p>7</text:p>
          </table:table-cell>
          <table:table-cell table:style-name="ce25" office:value-type="float" office:value="33.85" calcext:value-type="float">
            <text:p>33.85</text:p>
          </table:table-cell>
          <table:table-cell table:style-name="ce9" office:value-type="percentage" office:value="0.701" calcext:value-type="percentage">
            <text:p>70.10%</text:p>
          </table:table-cell>
          <table:table-cell table:style-name="ce8" office:value-type="string" calcext:value-type="string">
            <text:p>SU</text:p>
          </table:table-cell>
          <table:table-cell table:style-name="ce8" office:value-type="string" calcext:value-type="string">
            <text:p>HOME</text:p>
          </table:table-cell>
          <table:table-cell table:style-name="ce8"/>
          <table:table-cell table:style-name="ce3" office:value-type="string" calcext:value-type="string">
            <text:p>H and p:goals &lt;= 2 and pp:goals &lt;= 2 and ppp:goals &lt;= 2 and op:goals &gt;= 4 and opp:goals &gt;= 4 and 2010 &lt;= season and rest&lt;3</text:p>
          </table:table-cell>
          <table:table-cell table:style-name="ce12" office:value-type="string" calcext:value-type="string">
            <text:p><text:a xlink:href="http://sportsdatabase.com/nhl/query?output=default&amp;sdql=H+and+p%3Agoals+%3C%3D+2+and+pp%3Agoals+%3C%3D+2+and+ppp%3Agoals+%3C%3D+2+and+op%3Agoals+%3E%3D+4+and+opp%3Agoals+%3E%3D+4+and+2010+%3C%3D+season+and+rest%3C3&amp;submit=++S+D+Q+L+%21++" xlink:type="simple">http://sportsdatabase.com/nhl/query?output=default&amp;sdql=H+and+p%3Agoals+%3C%3D+2+and+pp%3Agoals+%3C%3D+2+and+ppp%3Agoals+%3C%3D+2+and+op%3Agoals+%3E%3D+4+and+opp%3Agoals+%3E%3D+4+and+2010+%3C%3D+season+and+rest%3C3&amp;submit=++S+D+Q+L+%21++</text:a></text:p>
          </table:table-cell>
          <table:table-cell table:style-name="ce8" office:value-type="string" calcext:value-type="string">
            <text:p>JMon</text:p>
          </table:table-cell>
          <table:table-cell table:style-name="ce8" office:value-type="string" calcext:value-type="string">
            <text:p>SU Back</text:p>
          </table:table-cell>
          <table:table-cell table:style-name="ce8" table:formula="of:=[.C115]+[.D115]" office:value-type="float" office:value="41" calcext:value-type="float">
            <text:p>41</text:p>
          </table:table-cell>
          <table:table-cell table:style-name="ce15" table:formula="of:=([.C115]-[.D115])/SQRT([.C115]+[.D115])" office:value-type="float" office:value="4.21669157099236" calcext:value-type="float">
            <text:p>4.22</text:p>
          </table:table-cell>
          <table:table-cell table:style-name="ce25" table:formula="of:=ABS([.O115])" office:value-type="float" office:value="4.21669157099236" calcext:value-type="float">
            <text:p>4.22</text:p>
          </table:table-cell>
          <table:table-cell table:style-name="ce33"/>
          <table:table-cell table:style-name="ce8"/>
          <table:table-cell table:number-columns-repeated="1006"/>
        </table:table-row>
        <table:table-row table:style-name="ro2">
          <table:table-cell table:style-name="ce7" office:value-type="date" office:date-value="2014-12-19" calcext:value-type="date">
            <text:p>12/19/2014</text:p>
          </table:table-cell>
          <table:table-cell table:style-name="ce8" office:value-type="string" calcext:value-type="string">
            <text:p>NHL114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8" calcext:value-type="float">
            <text:p>8</text:p>
          </table:table-cell>
          <table:table-cell table:style-name="ce25" office:value-type="float" office:value="13.3" calcext:value-type="float">
            <text:p>13.30</text:p>
          </table:table-cell>
          <table:table-cell table:style-name="ce9" office:value-type="percentage" office:value="0.396" calcext:value-type="percentage">
            <text:p>39.60%</text:p>
          </table:table-cell>
          <table:table-cell table:style-name="ce8" office:value-type="string" calcext:value-type="string">
            <text:p>SU</text:p>
          </table:table-cell>
          <table:table-cell table:style-name="ce8"/>
          <table:table-cell table:style-name="ce8" office:value-type="string" calcext:value-type="string">
            <text:p>FAV</text:p>
          </table:table-cell>
          <table:table-cell table:style-name="ce3" office:value-type="string" calcext:value-type="string">
            <text:p>D and streak &gt; 2 and (day = Saturday or day = Wednesday or day = Friday) and season &gt;= 2012 and -110 &lt; line &lt; 110</text:p>
          </table:table-cell>
          <table:table-cell table:style-name="ce12" office:value-type="string" calcext:value-type="string">
            <text:p><text:a xlink:href="http://sportsdatabase.com/nhl/query?output=default&amp;sdql=D+and+streak+%3E+2+and+%28day+%3D+Saturday+or+day+%3D+Wednesday+or+day+%3D+Friday%29+and+season+%3E%3D+2012+and+-110+%3C+line+%3C+110&amp;submit=++S+D+Q+L+%21++" xlink:type="simple">http://sportsdatabase.com/nhl/query?output=default&amp;sdql=D+and+streak+%3E+2+and+%28day+%3D+Saturday+or+day+%3D+Wednesday+or+day+%3D+Friday%29+and+season+%3E%3D+2012+and+-110+%3C+line+%3C+110&amp;submit=++S+D+Q+L+%21++</text:a></text:p>
          </table:table-cell>
          <table:table-cell table:style-name="ce8" office:value-type="string" calcext:value-type="string">
            <text:p>emceeaye</text:p>
          </table:table-cell>
          <table:table-cell table:style-name="ce8" office:value-type="string" calcext:value-type="string">
            <text:p>SU Fade</text:p>
          </table:table-cell>
          <table:table-cell table:style-name="ce8" table:formula="of:=[.C116]+[.D116]" office:value-type="float" office:value="30" calcext:value-type="float">
            <text:p>30</text:p>
          </table:table-cell>
          <table:table-cell table:style-name="ce15" table:formula="of:=([.C116]-[.D116])/SQRT([.C116]+[.D116])" office:value-type="float" office:value="2.55603860169077" calcext:value-type="float">
            <text:p>2.56</text:p>
          </table:table-cell>
          <table:table-cell table:style-name="ce25" table:formula="of:=ABS([.O116])" office:value-type="float" office:value="2.55603860169077" calcext:value-type="float">
            <text:p>2.56</text:p>
          </table:table-cell>
          <table:table-cell table:style-name="ce33"/>
          <table:table-cell table:style-name="ce8"/>
          <table:table-cell table:number-columns-repeated="1006"/>
        </table:table-row>
        <table:table-row table:style-name="ro2">
          <table:table-cell table:style-name="ce7" office:value-type="date" office:date-value="2014-12-19" calcext:value-type="date">
            <text:p>12/19/2014</text:p>
          </table:table-cell>
          <table:table-cell table:style-name="ce8" office:value-type="string" calcext:value-type="string">
            <text:p>NHL115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12" calcext:value-type="float">
            <text:p>12</text:p>
          </table:table-cell>
          <table:table-cell table:style-name="ce25" office:value-type="float" office:value="25.56" calcext:value-type="float">
            <text:p>25.56</text:p>
          </table:table-cell>
          <table:table-cell table:style-name="ce9" office:value-type="percentage" office:value="0.382" calcext:value-type="percentage">
            <text:p>38.20%</text:p>
          </table:table-cell>
          <table:table-cell table:style-name="ce8" office:value-type="string" calcext:value-type="string">
            <text:p>SU</text:p>
          </table:table-cell>
          <table:table-cell table:style-name="ce8" office:value-type="string" calcext:value-type="string">
            <text:p>AWAY</text:p>
          </table:table-cell>
          <table:table-cell table:style-name="ce8" office:value-type="string" calcext:value-type="string">
            <text:p>FAV</text:p>
          </table:table-cell>
          <table:table-cell table:style-name="ce3" office:value-type="string" calcext:value-type="string">
            <text:p>H and p:W and 40 &gt;= WP &gt; 31 and o:WP &lt; 50 and line &gt; 100</text:p>
          </table:table-cell>
          <table:table-cell table:style-name="ce12" office:value-type="string" calcext:value-type="string">
            <text:p><text:a xlink:href="http://sportsdatabase.com/nhl/query?output=default&amp;sdql=H+and+p%3AW+and+40+%3E%3D+WP+%3E+31+and+o%3AWP+%3C+50+and+line+%3E+100+&amp;submit=++S+D+Q+L+%21++" xlink:type="simple">http://sportsdatabase.com/nhl/query?output=default&amp;sdql=H+and+p%3AW+and+40+%3E%3D+WP+%3E+31+and+o%3AWP+%3C+50+and+line+%3E+100+&amp;submit=++S+D+Q+L+%21++</text:a></text:p>
          </table:table-cell>
          <table:table-cell table:style-name="ce8" office:value-type="string" calcext:value-type="string">
            <text:p>JMon</text:p>
          </table:table-cell>
          <table:table-cell table:style-name="ce8" office:value-type="string" calcext:value-type="string">
            <text:p>SU Fade</text:p>
          </table:table-cell>
          <table:table-cell table:style-name="ce8" table:formula="of:=[.C117]+[.D117]" office:value-type="float" office:value="53" calcext:value-type="float">
            <text:p>53</text:p>
          </table:table-cell>
          <table:table-cell table:style-name="ce15" table:formula="of:=([.C117]-[.D117])/SQRT([.C117]+[.D117])" office:value-type="float" office:value="3.98345635451198" calcext:value-type="float">
            <text:p>3.98</text:p>
          </table:table-cell>
          <table:table-cell table:style-name="ce25" table:formula="of:=ABS([.O117])" office:value-type="float" office:value="3.98345635451198" calcext:value-type="float">
            <text:p>3.98</text:p>
          </table:table-cell>
          <table:table-cell table:style-name="ce33"/>
          <table:table-cell table:style-name="ce8"/>
          <table:table-cell table:number-columns-repeated="1006"/>
        </table:table-row>
        <table:table-row table:style-name="ro2">
          <table:table-cell table:style-name="ce7" office:value-type="date" office:date-value="2014-12-19" calcext:value-type="date">
            <text:p>12/19/2014</text:p>
          </table:table-cell>
          <table:table-cell table:style-name="ce8" office:value-type="string" calcext:value-type="string">
            <text:p>NHL116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" calcext:value-type="float">
            <text:p>1</text:p>
          </table:table-cell>
          <table:table-cell table:style-name="ce25" table:formula="of:=([.C118]*0.8)-[.D118]" office:value-type="float" office:value="11" calcext:value-type="float">
            <text:p>11.00</text:p>
          </table:table-cell>
          <table:table-cell table:style-name="ce9" table:formula="of:=[.E118]/([.C118]+[.D118])" office:value-type="percentage" office:value="0.6875" calcext:value-type="percentage">
            <text:p>68.75%</text:p>
          </table:table-cell>
          <table:table-cell table:style-name="ce8" office:value-type="string" calcext:value-type="string">
            <text:p>UNDER</text:p>
          </table:table-cell>
          <table:table-cell table:style-name="ce8" table:number-columns-repeated="2"/>
          <table:table-cell table:style-name="ce3" office:value-type="string" calcext:value-type="string">
            <text:p>H and total=5.5 and tA(goals)&lt;=2.4 and p:goals&gt;=3 and pp:goals&gt;=3 and ppp:goals&gt;=3</text:p>
          </table:table-cell>
          <table:table-cell table:style-name="ce12" office:value-type="string" calcext:value-type="string">
            <text:p><text:a xlink:href="http://sportsdatabase.com/nhl/query?output=default&amp;sdql=H+and+total%3D5.5+and+tA%28goals%29%3C%3D2.4+and+p%3Agoals%3E%3D3+and+pp%3Agoals%3E%3D3+and+ppp%3Agoals%3E%3D3&amp;submit=++S+D+Q+L+%21++" xlink:type="simple">http://sportsdatabase.com/nhl/query?output=default&amp;sdql=H+and+total%3D5.5+and+tA%28goals%29%3C%3D2.4+and+p%3Agoals%3E%3D3+and+pp%3Agoals%3E%3D3+and+ppp%3Agoals%3E%3D3&amp;submit=++S+D+Q+L+%21++</text:a></text:p>
          </table:table-cell>
          <table:table-cell table:style-name="ce8" office:value-type="string" calcext:value-type="string">
            <text:p>JMon</text:p>
          </table:table-cell>
          <table:table-cell table:style-name="ce8" office:value-type="string" calcext:value-type="string">
            <text:p>Under</text:p>
          </table:table-cell>
          <table:table-cell table:style-name="ce8" table:formula="of:=[.C118]+[.D118]" office:value-type="float" office:value="16" calcext:value-type="float">
            <text:p>16</text:p>
          </table:table-cell>
          <table:table-cell table:style-name="ce15" table:formula="of:=([.C118]-[.D118])/SQRT([.C118]+[.D118])" office:value-type="float" office:value="3.5" calcext:value-type="float">
            <text:p>3.50</text:p>
          </table:table-cell>
          <table:table-cell table:style-name="ce25" table:formula="of:=ABS([.O118])" office:value-type="float" office:value="3.5" calcext:value-type="float">
            <text:p>3.50</text:p>
          </table:table-cell>
          <table:table-cell table:style-name="ce33"/>
          <table:table-cell table:style-name="ce8"/>
          <table:table-cell table:number-columns-repeated="1006"/>
        </table:table-row>
        <table:table-row table:style-name="ro2">
          <table:table-cell table:style-name="ce7" office:value-type="date" office:date-value="2014-12-19" calcext:value-type="date">
            <text:p>12/19/2014</text:p>
          </table:table-cell>
          <table:table-cell table:style-name="ce8" office:value-type="string" calcext:value-type="string">
            <text:p>NHL117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47" calcext:value-type="float">
            <text:p>47</text:p>
          </table:table-cell>
          <table:table-cell table:style-name="ce25" office:value-type="float" office:value="26.77" calcext:value-type="float">
            <text:p>26.77</text:p>
          </table:table-cell>
          <table:table-cell table:style-name="ce9" office:value-type="percentage" office:value="0.116" calcext:value-type="percentage">
            <text:p>11.60%</text:p>
          </table:table-cell>
          <table:table-cell table:style-name="ce8" office:value-type="string" calcext:value-type="string">
            <text:p>SU</text:p>
          </table:table-cell>
          <table:table-cell table:style-name="ce8"/>
          <table:table-cell table:style-name="ce8" office:value-type="string" calcext:value-type="string">
            <text:p>FAV</text:p>
          </table:table-cell>
          <table:table-cell table:style-name="ce3" office:value-type="string" calcext:value-type="string">
            <text:p>playoffs=1 and line&gt;=0 and p:WU</text:p>
          </table:table-cell>
          <table:table-cell table:style-name="ce12" office:value-type="string" calcext:value-type="string">
            <text:p><text:a xlink:href="http://sportsdatabase.com/nhl/query?output=default&amp;sdql=playoffs%3D1+and+line%3E%3D0+and+p%3AWU+&amp;submit=++S+D+Q+L+%21++" xlink:type="simple">http://sportsdatabase.com/nhl/query?output=default&amp;sdql=playoffs%3D1+and+line%3E%3D0+and+p%3AWU+&amp;submit=++S+D+Q+L+%21++</text:a></text:p>
          </table:table-cell>
          <table:table-cell table:style-name="ce8" office:value-type="string" calcext:value-type="string">
            <text:p>GoogleGr</text:p>
          </table:table-cell>
          <table:table-cell table:style-name="ce8" office:value-type="string" calcext:value-type="string">
            <text:p>SU Fade</text:p>
          </table:table-cell>
          <table:table-cell table:style-name="ce8" table:formula="of:=[.C119]+[.D119]" office:value-type="float" office:value="147" calcext:value-type="float">
            <text:p>147</text:p>
          </table:table-cell>
          <table:table-cell table:style-name="ce15" table:formula="of:=([.C119]-[.D119])/SQRT([.C119]+[.D119])" office:value-type="float" office:value="4.37136632386431" calcext:value-type="float">
            <text:p>4.37</text:p>
          </table:table-cell>
          <table:table-cell table:style-name="ce25" table:formula="of:=ABS([.O119])" office:value-type="float" office:value="4.37136632386431" calcext:value-type="float">
            <text:p>4.37</text:p>
          </table:table-cell>
          <table:table-cell table:style-name="ce33"/>
          <table:table-cell table:style-name="ce8"/>
          <table:table-cell table:number-columns-repeated="1006"/>
        </table:table-row>
        <table:table-row table:style-name="ro2">
          <table:table-cell table:style-name="ce7" office:value-type="date" office:date-value="2014-12-20" calcext:value-type="date">
            <text:p>12/20/2014</text:p>
          </table:table-cell>
          <table:table-cell table:style-name="ce8" office:value-type="string" calcext:value-type="string">
            <text:p>NHL118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15" calcext:value-type="float">
            <text:p>15</text:p>
          </table:table-cell>
          <table:table-cell table:style-name="ce25" table:formula="of:=([.C120]*0.8)-[.D120]" office:value-type="float" office:value="41" calcext:value-type="float">
            <text:p>41.00</text:p>
          </table:table-cell>
          <table:table-cell table:style-name="ce9" table:formula="of:=[.E120]/([.C120]+[.D120])" office:value-type="percentage" office:value="0.482352941176471" calcext:value-type="percentage">
            <text:p>48.24%</text:p>
          </table:table-cell>
          <table:table-cell table:style-name="ce8" office:value-type="string" calcext:value-type="string">
            <text:p>UNDER</text:p>
          </table:table-cell>
          <table:table-cell table:style-name="ce8" table:number-columns-repeated="2"/>
          <table:table-cell table:style-name="ce3" office:value-type="string" calcext:value-type="string">
            <text:p>month!=10 and month!=1 and (day=Friday or day=Saturday) and tA(goals+short handed goals)&lt;.94*A(goals+short handed goals) and oA(goals+short handed goals)&lt;.94*A(goals+short handed goals) and tA(o:goals+o:short handed goals)&lt;.94*A(o:goals+o:short handed goals) and oA(o:goals+short handed goals)&lt;.94*A(o:goals+o:short handed goals)</text:p>
          </table:table-cell>
          <table:table-cell table:style-name="ce12" office:value-type="string" calcext:value-type="string">
            <text:p><text:a xlink:href="http://sportsdatabase.com/nhl/query?output=default&amp;sdql=month%21%3D10+and+month%21%3D1+and+%28day%3DFriday+or+day%3DSaturday%29+and+tA%28goals%2Bshort+handed+goals%29%3C.94*A%28goals%2Bshort+handed+goals%29+and+oA%28goals%2Bshort+handed+goals%29%3C.94*A%28goals%2Bshort+handed+goals%29+and+tA%28o%3Agoals%2Bo%3Ashort+handed+goals%29%3C.94*A%28o%3Agoals%2Bo%3Ashort+handed+goals%29+and+oA%28o%3Agoals%2Bshort+handed+goals%29%3C.94*A%28o%3Agoals%2Bo%3Ashort+handed+goals%29&amp;submit=++S+D+Q+L+%21++" xlink:type="simple">http://sportsdatabase.com/nhl/query?output=default&amp;sdql=month%21%3D10+and+month%21%3D1+and+%28day%3DFriday+or+day%3DSaturday%29+and+tA%28goals%2Bshort+handed+goals%29%3C.94*A%28goals%2Bshort+handed+goals%29+and+oA%28goals%2Bshort+handed+goals%29%3C.94*A%28goals%2Bshort+handed+goals%29+and+tA%28o%3Agoals%2Bo%3Ashort+handed+goals%29%3C.94*A%28o%3Agoals%2Bo%3Ashort+handed+goals%29+and+oA%28o%3Agoals%2Bshort+handed+goals%29%3C.94*A%28o%3Agoals%2Bo%3Ashort+handed+goals%29&amp;submit=++S+D+Q+L+%21++</text:a></text:p>
          </table:table-cell>
          <table:table-cell table:style-name="ce8" office:value-type="string" calcext:value-type="string">
            <text:p>emceeaye</text:p>
          </table:table-cell>
          <table:table-cell table:style-name="ce8" office:value-type="string" calcext:value-type="string">
            <text:p>Under</text:p>
          </table:table-cell>
          <table:table-cell table:style-name="ce8" table:formula="of:=[.C120]+[.D120]" office:value-type="float" office:value="85" calcext:value-type="float">
            <text:p>85</text:p>
          </table:table-cell>
          <table:table-cell table:style-name="ce15" table:formula="of:=([.C120]-[.D120])/SQRT([.C120]+[.D120])" office:value-type="float" office:value="5.96558759001305" calcext:value-type="float">
            <text:p>5.97</text:p>
          </table:table-cell>
          <table:table-cell table:style-name="ce25" table:formula="of:=ABS([.O120])" office:value-type="float" office:value="5.96558759001305" calcext:value-type="float">
            <text:p>5.97</text:p>
          </table:table-cell>
          <table:table-cell table:style-name="ce33"/>
          <table:table-cell table:style-name="ce8"/>
          <table:table-cell table:number-columns-repeated="1006"/>
        </table:table-row>
        <table:table-row table:style-name="ro2">
          <table:table-cell table:style-name="ce7" office:value-type="date" office:date-value="2014-12-20" calcext:value-type="date">
            <text:p>12/20/2014</text:p>
          </table:table-cell>
          <table:table-cell table:style-name="ce8" office:value-type="string" calcext:value-type="string">
            <text:p>NHL119</text:p>
          </table:table-cell>
          <table:table-cell table:style-name="ce8" office:value-type="float" office:value="86" calcext:value-type="float">
            <text:p>86</text:p>
          </table:table-cell>
          <table:table-cell table:style-name="ce8" office:value-type="float" office:value="36" calcext:value-type="float">
            <text:p>36</text:p>
          </table:table-cell>
          <table:table-cell table:style-name="ce25" table:formula="of:=([.C121]*0.8)-[.D121]" office:value-type="float" office:value="32.8" calcext:value-type="float">
            <text:p>32.80</text:p>
          </table:table-cell>
          <table:table-cell table:style-name="ce9" table:formula="of:=[.E121]/([.C121]+[.D121])" office:value-type="percentage" office:value="0.268852459016393" calcext:value-type="percentage">
            <text:p>26.89%</text:p>
          </table:table-cell>
          <table:table-cell table:style-name="ce8" office:value-type="string" calcext:value-type="string">
            <text:p>OVER</text:p>
          </table:table-cell>
          <table:table-cell table:style-name="ce8" table:number-columns-repeated="2"/>
          <table:table-cell table:style-name="ce3" office:value-type="string" calcext:value-type="string">
            <text:p>season&gt;=2010 and (day=Monday or day=Wednesday or day=Friday) and (month=3 or month=4 or month=5 or month=12) and tA(minutes short handed+goals+short handed goals)&lt;.9*A(minutes short handed+goals+short handed goals) and oA(minutes short handed+goals+short handed goals)&lt;.9*A(minutes short handed+goals+short handed goals) and tA(o:minutes short handed+o:goals+o:short handed goals)&lt;.9*A(o:minutes short handed+o:goals+o:short handed goals) and oA(o:minutes short handed+o:goals+o:short handed goals)&lt;.9*A(o:minutes short handed+o:goals+o:short handed goals)</text:p>
          </table:table-cell>
          <table:table-cell table:style-name="ce12" office:value-type="string" calcext:value-type="string">
            <text:p><text:a xlink:href="http://sportsdatabase.com/nhl/query?output=default&amp;sdql=season%3E%3D2010+and+%28day%3DMonday+or+day%3DWednesday+or+day%3DFriday%29+and+%28month%3D3+or+month%3D4+or+month%3D5+or+month%3D12%29+and+tA%28minutes+short+handed%2Bgoals%2Bshort+handed+goals%29%3C.9*A%28minutes+short+handed%2Bgoals%2Bshort+handed+goals%29+and+oA%28minutes+short+handed%2Bgoals%2Bshort+handed+goals%29%3C.9*A%28minutes+short+handed%2Bgoals%2Bshort+handed+goals%29+and+tA%28o%3Aminutes+short+handed%2Bo%3Agoals%2Bo%3Ashort+handed+goals%29%3C.9*A%28o%3Aminutes+short+handed%2Bo%3Agoals%2Bo%3Ashort+handed+goals%29+and+oA%28o%3Aminutes+short+handed%2Bo%3Agoals%2Bo%3Ashort+handed+goals%29%3C.9*A%28o%3Aminutes+short+handed%2Bo%3Agoals%2Bo%3Ashort+handed+goals%29&amp;submit=++S+D+Q+L+%21++" xlink:type="simple">http://sportsdatabase.com/nhl/query?output=default&amp;sdql=season%3E%3D2010+and+%28day%3DMonday+or+day%3DWednesday+or+day%3DFriday%29+and+%28month%3D3+or+month%3D4+or+month%3D5+or+month%3D12%29+and+tA%28minutes+short+handed%2Bgoals%2Bshort+handed+goals%29%3C.9*A%28minutes+short+handed%2Bgoals%2Bshort+handed+goals%29+and+oA%28minutes+short+handed%2Bgoals%2Bshort+handed+goals%29%3C.9*A%28minutes+short+handed%2Bgoals%2Bshort+handed+goals%29+and+tA%28o%3Aminutes+short+handed%2Bo%3Agoals%2Bo%3Ashort+handed+goals%29%3C.9*A%28o%3Aminutes+short+handed%2Bo%3Agoals%2Bo%3Ashort+handed+goals%29+and+oA%28o%3Aminutes+short+handed%2Bo%3Agoals%2Bo%3Ashort+handed+goals%29%3C.9*A%28o%3Aminutes+short+handed%2Bo%3Agoals%2Bo%3Ashort+handed+goals%29&amp;submit=++S+D+Q+L+%21++</text:a></text:p>
          </table:table-cell>
          <table:table-cell table:style-name="ce8" office:value-type="string" calcext:value-type="string">
            <text:p>emceeaye</text:p>
          </table:table-cell>
          <table:table-cell table:style-name="ce8" office:value-type="string" calcext:value-type="string">
            <text:p>Over</text:p>
          </table:table-cell>
          <table:table-cell table:style-name="ce8" table:formula="of:=[.C121]+[.D121]" office:value-type="float" office:value="122" calcext:value-type="float">
            <text:p>122</text:p>
          </table:table-cell>
          <table:table-cell table:style-name="ce15" table:formula="of:=([.C121]-[.D121])/SQRT([.C121]+[.D121])" office:value-type="float" office:value="4.52678730212593" calcext:value-type="float">
            <text:p>4.53</text:p>
          </table:table-cell>
          <table:table-cell table:style-name="ce25" table:formula="of:=ABS([.O121])" office:value-type="float" office:value="4.52678730212593" calcext:value-type="float">
            <text:p>4.53</text:p>
          </table:table-cell>
          <table:table-cell table:style-name="ce33"/>
          <table:table-cell table:style-name="ce8"/>
          <table:table-cell table:number-columns-repeated="1006"/>
        </table:table-row>
        <table:table-row table:style-name="ro2">
          <table:table-cell table:style-name="ce7" office:value-type="date" office:date-value="2014-12-22" calcext:value-type="date">
            <text:p>12/22/2014</text:p>
          </table:table-cell>
          <table:table-cell table:style-name="ce8" office:value-type="string" calcext:value-type="string">
            <text:p>NHL120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14" calcext:value-type="float">
            <text:p>14</text:p>
          </table:table-cell>
          <table:table-cell table:style-name="ce25" table:formula="of:=([.C122]*0.8)-[.D122]" office:value-type="float" office:value="34" calcext:value-type="float">
            <text:p>34.00</text:p>
          </table:table-cell>
          <table:table-cell table:style-name="ce9" table:formula="of:=[.E122]/([.C122]+[.D122])" office:value-type="percentage" office:value="0.45945945945946" calcext:value-type="percentage">
            <text:p>45.95%</text:p>
          </table:table-cell>
          <table:table-cell table:style-name="ce8" office:value-type="string" calcext:value-type="string">
            <text:p>UNDER</text:p>
          </table:table-cell>
          <table:table-cell table:style-name="ce8" table:number-columns-repeated="2"/>
          <table:table-cell table:style-name="ce3" office:value-type="string" calcext:value-type="string">
            <text:p>month!=12 and month!=2 and month!=3 and tA(penalty minutes)&lt;=.87*A(penalty minutes) and oA(penalty minutes)&lt;=.87*A(penalty minutes) and season&gt;=2009 and (day=Tuesday or day=Wednesday) and tA(penalties)&lt;=.80*A(penalties) and oA(penalties)&lt;=.80*A(penalties)</text:p>
          </table:table-cell>
          <table:table-cell table:style-name="ce12" office:value-type="string" calcext:value-type="string">
            <text:p><text:a xlink:href="http://sportsdatabase.com/nhl/query?output=default&amp;sdql=month%21%3D12+and+month%21%3D2+and+month%21%3D3+and+tA%28penalty+minutes%29%3C%3D.87*A%28penalty+minutes%29+and+oA%28penalty+minutes%29%3C%3D.87*A%28penalty+minutes%29+and+season%3E%3D2009+and+%28day%3DTuesday+or+day%3DWednesday%29+and+tA%28penalties%29%3C%3D.80*A%28penalties%29+and+oA%28penalties%29%3C%3D.80*A%28penalties%29&amp;submit=++S+D+Q+L+%21++" xlink:type="simple">http://sportsdatabase.com/nhl/query?output=default&amp;sdql=month%21%3D12+and+month%21%3D2+and+month%21%3D3+and+tA%28penalty+minutes%29&lt;%3D.87*A%28penalty+minutes%29+and+oA%28penalty+minutes%29&lt;%3D.87*A%28penalty+minutes%29+and+season&gt;%3D2009+and+%28day%3DTuesday+or+day%3DWednesday%29+and+tA%28penalties%29&lt;%3D.80*A%28penalties%29+and+oA%28penalties%29&lt;%3D.80*A%28penalties%29&amp;submit=++S+D+Q+L+%21++</text:a></text:p>
          </table:table-cell>
          <table:table-cell table:style-name="ce8" office:value-type="string" calcext:value-type="string">
            <text:p>emceeaye</text:p>
          </table:table-cell>
          <table:table-cell table:style-name="ce8" office:value-type="string" calcext:value-type="string">
            <text:p>Under</text:p>
          </table:table-cell>
          <table:table-cell table:style-name="ce8" table:formula="of:=[.C122]+[.D122]" office:value-type="float" office:value="74" calcext:value-type="float">
            <text:p>74</text:p>
          </table:table-cell>
          <table:table-cell table:style-name="ce15" table:formula="of:=([.C122]-[.D122])/SQRT([.C122]+[.D122])" office:value-type="float" office:value="5.34739138221569" calcext:value-type="float">
            <text:p>5.35</text:p>
          </table:table-cell>
          <table:table-cell table:style-name="ce25" table:formula="of:=ABS([.O122])" office:value-type="float" office:value="5.34739138221569" calcext:value-type="float">
            <text:p>5.35</text:p>
          </table:table-cell>
          <table:table-cell table:style-name="ce33"/>
          <table:table-cell table:style-name="ce8"/>
          <table:table-cell table:number-columns-repeated="1006"/>
        </table:table-row>
        <table:table-row table:style-name="ro2">
          <table:table-cell table:style-name="ce7" office:value-type="date" office:date-value="2014-12-23" calcext:value-type="date">
            <text:p>12/23/2014</text:p>
          </table:table-cell>
          <table:table-cell table:style-name="ce8" office:value-type="string" calcext:value-type="string">
            <text:p>NHL121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42" calcext:value-type="float">
            <text:p>42</text:p>
          </table:table-cell>
          <table:table-cell table:style-name="ce25" table:formula="of:=([.C123]*0.8)-[.D123]" office:value-type="float" office:value="37.2" calcext:value-type="float">
            <text:p>37.20</text:p>
          </table:table-cell>
          <table:table-cell table:style-name="ce9" table:formula="of:=[.E123]/([.C123]+[.D123])" office:value-type="percentage" office:value="0.263829787234043" calcext:value-type="percentage">
            <text:p>26.38%</text:p>
          </table:table-cell>
          <table:table-cell table:style-name="ce8" office:value-type="string" calcext:value-type="string">
            <text:p>UNDER</text:p>
          </table:table-cell>
          <table:table-cell table:style-name="ce8" table:number-columns-repeated="2"/>
          <table:table-cell table:style-name="ce3" office:value-type="string" calcext:value-type="string">
            <text:p>H and ou streak&gt;=2 and 2.9&gt;=tA(goals)&gt;=2.5 and 2.9&gt;=oA(goals)&gt;=2.5 and 2010&lt;=season</text:p>
          </table:table-cell>
          <table:table-cell table:style-name="ce12" office:value-type="string" calcext:value-type="string">
            <text:p><text:a xlink:href="http://sportsdatabase.com/nhl/query?output=default&amp;sdql=H+and+ou+streak%3E%3D2+and+2.9%3E%3DtA%28goals%29%3E%3D2.5+and+2.9%3E%3DoA%28goals%29%3E%3D2.5+and+2010%3C%3Dseason&amp;submit=++S+D+Q+L+%21++" xlink:type="simple">http://sportsdatabase.com/nhl/query?output=default&amp;sdql=H+and+ou+streak%3E%3D2+and+2.9%3E%3DtA%28goals%29%3E%3D2.5+and+2.9%3E%3DoA%28goals%29%3E%3D2.5+and+2010%3C%3Dseason&amp;submit=++S+D+Q+L+%21++</text:a></text:p>
          </table:table-cell>
          <table:table-cell table:style-name="ce8" office:value-type="string" calcext:value-type="string">
            <text:p>JMon</text:p>
          </table:table-cell>
          <table:table-cell table:style-name="ce8" office:value-type="string" calcext:value-type="string">
            <text:p>Under</text:p>
          </table:table-cell>
          <table:table-cell table:style-name="ce8" table:formula="of:=[.C123]+[.D123]" office:value-type="float" office:value="141" calcext:value-type="float">
            <text:p>141</text:p>
          </table:table-cell>
          <table:table-cell table:style-name="ce15" table:formula="of:=([.C123]-[.D123])/SQRT([.C123]+[.D123])" office:value-type="float" office:value="4.80026595007916" calcext:value-type="float">
            <text:p>4.80</text:p>
          </table:table-cell>
          <table:table-cell table:style-name="ce25" table:formula="of:=ABS([.O123])" office:value-type="float" office:value="4.80026595007916" calcext:value-type="float">
            <text:p>4.80</text:p>
          </table:table-cell>
          <table:table-cell table:style-name="ce33"/>
          <table:table-cell table:style-name="ce8"/>
          <table:table-cell table:number-columns-repeated="1006"/>
        </table:table-row>
        <table:table-row table:style-name="ro2">
          <table:table-cell table:style-name="ce7" office:value-type="date" office:date-value="2014-12-23" calcext:value-type="date">
            <text:p>12/23/2014</text:p>
          </table:table-cell>
          <table:table-cell table:style-name="ce8" office:value-type="string" calcext:value-type="string">
            <text:p>NHL122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50" calcext:value-type="float">
            <text:p>50</text:p>
          </table:table-cell>
          <table:table-cell table:style-name="ce25" table:formula="of:=([.C124]*0.8)-[.D124]" office:value-type="float" office:value="23.6" calcext:value-type="float">
            <text:p>23.60</text:p>
          </table:table-cell>
          <table:table-cell table:style-name="ce9" table:formula="of:=[.E124]/([.C124]+[.D124])" office:value-type="percentage" office:value="0.166197183098592" calcext:value-type="percentage">
            <text:p>16.62%</text:p>
          </table:table-cell>
          <table:table-cell table:style-name="ce8" office:value-type="string" calcext:value-type="string">
            <text:p>UNDER</text:p>
          </table:table-cell>
          <table:table-cell table:style-name="ce8" table:number-columns-repeated="2"/>
          <table:table-cell table:style-name="ce3" office:value-type="string" calcext:value-type="string">
            <text:p>14 - (rest + p:rest + pp:rest + ppp:rest + pppp:rest + ppppp:rest + pppppp:rest) &gt;= 8 and A and total &lt;= 5.5 and tS(W, N=8) &gt;= 6</text:p>
          </table:table-cell>
          <table:table-cell table:style-name="ce12" office:value-type="string" calcext:value-type="string">
            <text:p><text:a xlink:href="http://sportsdatabase.com/nhl/query?output=default&amp;sdql=14+-+%28rest+%2B+p%3Arest+%2B+pp%3Arest+%2B+ppp%3Arest+%2B+pppp%3Arest+%2B+ppppp%3Arest+%2B+pppppp%3Arest%29+%3E%3D+8+and+A+and+total+%3C%3D+5.5+and+tS%28W%2C+N%3D8%29+%3E%3D+6&amp;submit=++S+D+Q+L+%21++" xlink:type="simple">http://sportsdatabase.com/nhl/query?output=default&amp;sdql=14+-+%28rest+%2B+p%3Arest+%2B+pp%3Arest+%2B+ppp%3Arest+%2B+pppp%3Arest+%2B+ppppp%3Arest+%2B+pppppp%3Arest%29+%3E%3D+8+and+A+and+total+%3C%3D+5.5+and+tS%28W%2C+N%3D8%29+%3E%3D+6&amp;submit=++S+D+Q+L+%21++</text:a></text:p>
          </table:table-cell>
          <table:table-cell table:style-name="ce8" office:value-type="string" calcext:value-type="string">
            <text:p>JMon</text:p>
          </table:table-cell>
          <table:table-cell table:style-name="ce8" office:value-type="string" calcext:value-type="string">
            <text:p>Under</text:p>
          </table:table-cell>
          <table:table-cell table:style-name="ce8" table:formula="of:=[.C124]+[.D124]" office:value-type="float" office:value="142" calcext:value-type="float">
            <text:p>142</text:p>
          </table:table-cell>
          <table:table-cell table:style-name="ce15" table:formula="of:=([.C124]-[.D124])/SQRT([.C124]+[.D124])" office:value-type="float" office:value="3.52456170484609" calcext:value-type="float">
            <text:p>3.52</text:p>
          </table:table-cell>
          <table:table-cell table:style-name="ce25" table:formula="of:=ABS([.O124])" office:value-type="float" office:value="3.52456170484609" calcext:value-type="float">
            <text:p>3.52</text:p>
          </table:table-cell>
          <table:table-cell table:style-name="ce33"/>
          <table:table-cell table:style-name="ce8"/>
          <table:table-cell table:number-columns-repeated="1006"/>
        </table:table-row>
        <table:table-row table:style-name="ro2">
          <table:table-cell table:style-name="ce7" office:value-type="date" office:date-value="2014-12-23" calcext:value-type="date">
            <text:p>12/23/2014</text:p>
          </table:table-cell>
          <table:table-cell table:style-name="ce8" office:value-type="string" calcext:value-type="string">
            <text:p>NHL123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float" office:value="32" calcext:value-type="float">
            <text:p>32</text:p>
          </table:table-cell>
          <table:table-cell table:style-name="ce25" office:value-type="float" office:value="23.97" calcext:value-type="float">
            <text:p>23.97</text:p>
          </table:table-cell>
          <table:table-cell table:style-name="ce9" office:value-type="percentage" office:value="0.155" calcext:value-type="percentage">
            <text:p>15.50%</text:p>
          </table:table-cell>
          <table:table-cell table:style-name="ce8" office:value-type="string" calcext:value-type="string">
            <text:p>SU</text:p>
          </table:table-cell>
          <table:table-cell table:style-name="ce8" office:value-type="string" calcext:value-type="string">
            <text:p>HOME</text:p>
          </table:table-cell>
          <table:table-cell table:style-name="ce8" office:value-type="string" calcext:value-type="string">
            <text:p>FAV</text:p>
          </table:table-cell>
          <table:table-cell table:style-name="ce3" office:value-type="string" calcext:value-type="string">
            <text:p>HF and p:goals=2 and op:goals=3 and 4&gt;pp:goals&gt;1 and season&gt;=2010</text:p>
          </table:table-cell>
          <table:table-cell table:style-name="ce12" office:value-type="string" calcext:value-type="string">
            <text:p><text:a xlink:href="http://sportsdatabase.com/nhl/query?output=default&amp;sdql=HF+and+p%3Agoals%3D2+and+op%3Agoals%3D3+and+4%3Epp%3Agoals%3E1+and+season%3E%3D2010&amp;submit=++S+D+Q+L+%21++" xlink:type="simple">http://sportsdatabase.com/nhl/query?output=default&amp;sdql=HF+and+p%3Agoals%3D2+and+op%3Agoals%3D3+and+4%3Epp%3Agoals%3E1+and+season%3E%3D2010&amp;submit=++S+D+Q+L+%21++</text:a></text:p>
          </table:table-cell>
          <table:table-cell table:style-name="ce8" office:value-type="string" calcext:value-type="string">
            <text:p>emceeaye</text:p>
          </table:table-cell>
          <table:table-cell table:style-name="ce8" office:value-type="string" calcext:value-type="string">
            <text:p>SU Back</text:p>
          </table:table-cell>
          <table:table-cell table:style-name="ce8" table:formula="of:=[.C125]+[.D125]" office:value-type="float" office:value="103" calcext:value-type="float">
            <text:p>103</text:p>
          </table:table-cell>
          <table:table-cell table:style-name="ce15" table:formula="of:=([.C125]-[.D125])/SQRT([.C125]+[.D125])" office:value-type="float" office:value="3.84278418484074" calcext:value-type="float">
            <text:p>3.84</text:p>
          </table:table-cell>
          <table:table-cell table:style-name="ce25" table:formula="of:=ABS([.O125])" office:value-type="float" office:value="3.84278418484074" calcext:value-type="float">
            <text:p>3.84</text:p>
          </table:table-cell>
          <table:table-cell table:style-name="ce33"/>
          <table:table-cell table:style-name="ce8"/>
          <table:table-cell table:number-columns-repeated="1006"/>
        </table:table-row>
        <table:table-row table:style-name="ro2">
          <table:table-cell table:style-name="ce7" office:value-type="date" office:date-value="2014-12-23" calcext:value-type="date">
            <text:p>12/23/2014</text:p>
          </table:table-cell>
          <table:table-cell table:style-name="ce8" office:value-type="string" calcext:value-type="string">
            <text:p>NHL124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8" calcext:value-type="float">
            <text:p>8</text:p>
          </table:table-cell>
          <table:table-cell table:style-name="ce25" office:value-type="float" office:value="21.72" calcext:value-type="float">
            <text:p>21.72</text:p>
          </table:table-cell>
          <table:table-cell table:style-name="ce9" office:value-type="percentage" office:value="0.359" calcext:value-type="percentage">
            <text:p>35.90%</text:p>
          </table:table-cell>
          <table:table-cell table:style-name="ce8" office:value-type="string" calcext:value-type="string">
            <text:p>SU</text:p>
          </table:table-cell>
          <table:table-cell table:style-name="ce8" office:value-type="string" calcext:value-type="string">
            <text:p>HOME</text:p>
          </table:table-cell>
          <table:table-cell table:style-name="ce8" office:value-type="string" calcext:value-type="string">
            <text:p>FAV</text:p>
          </table:table-cell>
          <table:table-cell table:style-name="ce3" office:value-type="string" calcext:value-type="string">
            <text:p>HF and p:goals=2 and op:goals=3 and 3&gt;pp:goals&gt;1 and season&gt;=2010</text:p>
          </table:table-cell>
          <table:table-cell table:style-name="ce12" office:value-type="string" calcext:value-type="string">
            <text:p><text:a xlink:href="http://sportsdatabase.com/nhl/query?output=default&amp;sdql=HF+and+p%3Agoals%3D2+and+op%3Agoals%3D3+and+3%3Epp%3Agoals%3E1+and+season%3E%3D2010&amp;submit=++S+D+Q+L+%21++" xlink:type="simple">http://sportsdatabase.com/nhl/query?output=default&amp;sdql=HF+and+p%3Agoals%3D2+and+op%3Agoals%3D3+and+3%3Epp%3Agoals%3E1+and+season%3E%3D2010&amp;submit=++S+D+Q+L+%21++</text:a></text:p>
          </table:table-cell>
          <table:table-cell table:style-name="ce8" office:value-type="string" calcext:value-type="string">
            <text:p>emceeaye</text:p>
          </table:table-cell>
          <table:table-cell table:style-name="ce8" office:value-type="string" calcext:value-type="string">
            <text:p>SU Back</text:p>
          </table:table-cell>
          <table:table-cell table:style-name="ce8" table:formula="of:=[.C126]+[.D126]" office:value-type="float" office:value="40" calcext:value-type="float">
            <text:p>40</text:p>
          </table:table-cell>
          <table:table-cell table:style-name="ce15" table:formula="of:=([.C126]-[.D126])/SQRT([.C126]+[.D126])" office:value-type="float" office:value="3.79473319220205" calcext:value-type="float">
            <text:p>3.79</text:p>
          </table:table-cell>
          <table:table-cell table:style-name="ce25" table:formula="of:=ABS([.O126])" office:value-type="float" office:value="3.79473319220205" calcext:value-type="float">
            <text:p>3.79</text:p>
          </table:table-cell>
          <table:table-cell table:style-name="ce33"/>
          <table:table-cell table:style-name="ce8"/>
          <table:table-cell table:number-columns-repeated="1006"/>
        </table:table-row>
        <table:table-row table:style-name="ro2">
          <table:table-cell table:style-name="ce7" office:value-type="date" office:date-value="2014-12-23" calcext:value-type="date">
            <text:p>12/23/2014</text:p>
          </table:table-cell>
          <table:table-cell table:style-name="ce8" office:value-type="string" calcext:value-type="string">
            <text:p>NHL125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13" calcext:value-type="float">
            <text:p>13</text:p>
          </table:table-cell>
          <table:table-cell table:style-name="ce25" office:value-type="float" office:value="45.1" calcext:value-type="float">
            <text:p>45.10</text:p>
          </table:table-cell>
          <table:table-cell table:style-name="ce9" office:value-type="percentage" office:value="0.429" calcext:value-type="percentage">
            <text:p>42.90%</text:p>
          </table:table-cell>
          <table:table-cell table:style-name="ce8" office:value-type="string" calcext:value-type="string">
            <text:p>SU</text:p>
          </table:table-cell>
          <table:table-cell table:style-name="ce8"/>
          <table:table-cell table:style-name="ce8" office:value-type="string" calcext:value-type="string">
            <text:p>FAV</text:p>
          </table:table-cell>
          <table:table-cell table:style-name="ce3" office:value-type="string" calcext:value-type="string">
            <text:p>F and tA(o:goals)&gt;=3 and po:goals&lt;=2 and ppo:goals&lt;=2 and 2009&lt;=season and o:WP&lt;50 and o:rest&lt;3</text:p>
          </table:table-cell>
          <table:table-cell table:style-name="ce12" office:value-type="string" calcext:value-type="string">
            <text:p><text:a xlink:href="http://sportsdatabase.com/nhl/query?output=default&amp;sdql=F+and+tA%28o%3Agoals%29%3E%3D3+and+po%3Agoals%3C%3D2+and+ppo%3Agoals%3C%3D2+and+2009%3C%3Dseason+and+o%3AWP%3C50+and+o%3Arest%3C3&amp;submit=++S+D+Q+L+%21++" xlink:type="simple">http://sportsdatabase.com/nhl/query?output=default&amp;sdql=F+and+tA%28o%3Agoals%29%3E%3D3+and+po%3Agoals%3C%3D2+and+ppo%3Agoals%3C%3D2+and+2009%3C%3Dseason+and+o%3AWP%3C50+and+o%3Arest%3C3&amp;submit=++S+D+Q+L+%21++</text:a></text:p>
          </table:table-cell>
          <table:table-cell table:style-name="ce8" office:value-type="string" calcext:value-type="string">
            <text:p>JMon</text:p>
          </table:table-cell>
          <table:table-cell table:style-name="ce8" office:value-type="string" calcext:value-type="string">
            <text:p>SU Back</text:p>
          </table:table-cell>
          <table:table-cell table:style-name="ce8" table:formula="of:=[.C127]+[.D127]" office:value-type="float" office:value="76" calcext:value-type="float">
            <text:p>76</text:p>
          </table:table-cell>
          <table:table-cell table:style-name="ce15" table:formula="of:=([.C127]-[.D127])/SQRT([.C127]+[.D127])" office:value-type="float" office:value="5.73539334676404" calcext:value-type="float">
            <text:p>5.74</text:p>
          </table:table-cell>
          <table:table-cell table:style-name="ce25" table:formula="of:=ABS([.O127])" office:value-type="float" office:value="5.73539334676404" calcext:value-type="float">
            <text:p>5.74</text:p>
          </table:table-cell>
          <table:table-cell table:style-name="ce33"/>
          <table:table-cell table:style-name="ce8"/>
          <table:table-cell table:number-columns-repeated="1006"/>
        </table:table-row>
        <table:table-row table:style-name="ro2">
          <table:table-cell table:style-name="ce7" office:value-type="date" office:date-value="2014-12-23" calcext:value-type="date">
            <text:p>12/23/2014</text:p>
          </table:table-cell>
          <table:table-cell table:style-name="ce8" office:value-type="string" calcext:value-type="string">
            <text:p>NHL126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22" calcext:value-type="float">
            <text:p>22</text:p>
          </table:table-cell>
          <table:table-cell table:style-name="ce25" office:value-type="float" office:value="35.64" calcext:value-type="float">
            <text:p>35.64</text:p>
          </table:table-cell>
          <table:table-cell table:style-name="ce9" office:value-type="percentage" office:value="0.278" calcext:value-type="percentage">
            <text:p>27.80%</text:p>
          </table:table-cell>
          <table:table-cell table:style-name="ce8" office:value-type="string" calcext:value-type="string">
            <text:p>SU</text:p>
          </table:table-cell>
          <table:table-cell table:style-name="ce8"/>
          <table:table-cell table:style-name="ce8" office:value-type="string" calcext:value-type="string">
            <text:p>FAV</text:p>
          </table:table-cell>
          <table:table-cell table:style-name="ce3" office:value-type="string" calcext:value-type="string">
            <text:p>D and P:HL and p:AL and p:goals=0 and 2007&lt;=season and line&lt;190</text:p>
          </table:table-cell>
          <table:table-cell table:style-name="ce12" office:value-type="string" calcext:value-type="string">
            <text:p><text:a xlink:href="http://sportsdatabase.com/nhl/query?output=default&amp;sdql=D+and+P%3AHL+and+p%3AAL+and+p%3Agoals%3D0+and+2007%3C%3Dseason+and+line%3C190&amp;submit=++S+D+Q+L+%21++" xlink:type="simple">http://sportsdatabase.com/nhl/query?output=default&amp;sdql=D+and+P%3AHL+and+p%3AAL+and+p%3Agoals%3D0+and+2007%3C%3Dseason+and+line%3C190&amp;submit=++S+D+Q+L+%21++</text:a></text:p>
          </table:table-cell>
          <table:table-cell table:style-name="ce8" office:value-type="string" calcext:value-type="string">
            <text:p>JMon</text:p>
          </table:table-cell>
          <table:table-cell table:style-name="ce8" office:value-type="string" calcext:value-type="string">
            <text:p>SU Fade</text:p>
          </table:table-cell>
          <table:table-cell table:style-name="ce8" table:formula="of:=[.C128]+[.D128]" office:value-type="float" office:value="88" calcext:value-type="float">
            <text:p>88</text:p>
          </table:table-cell>
          <table:table-cell table:style-name="ce15" table:formula="of:=([.C128]-[.D128])/SQRT([.C128]+[.D128])" office:value-type="float" office:value="4.69041575982343" calcext:value-type="float">
            <text:p>4.69</text:p>
          </table:table-cell>
          <table:table-cell table:style-name="ce25" table:formula="of:=ABS([.O128])" office:value-type="float" office:value="4.69041575982343" calcext:value-type="float">
            <text:p>4.69</text:p>
          </table:table-cell>
          <table:table-cell table:style-name="ce33"/>
          <table:table-cell table:style-name="ce8"/>
          <table:table-cell table:number-columns-repeated="1006"/>
        </table:table-row>
        <table:table-row table:style-name="ro2">
          <table:table-cell table:style-name="ce7" office:value-type="date" office:date-value="2014-12-27" calcext:value-type="date">
            <text:p>12/27/2014</text:p>
          </table:table-cell>
          <table:table-cell table:style-name="ce8" office:value-type="string" calcext:value-type="string">
            <text:p>NHL127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22" calcext:value-type="float">
            <text:p>22</text:p>
          </table:table-cell>
          <table:table-cell table:style-name="ce25" table:formula="of:=([.C129]*0.8)-[.D129]" office:value-type="float" office:value="19.6" calcext:value-type="float">
            <text:p>19.60</text:p>
          </table:table-cell>
          <table:table-cell table:style-name="ce9" table:formula="of:=[.E129]/([.C129]+[.D129])" office:value-type="percentage" office:value="0.264864864864865" calcext:value-type="percentage">
            <text:p>26.49%</text:p>
          </table:table-cell>
          <table:table-cell table:style-name="ce8" office:value-type="string" calcext:value-type="string">
            <text:p>UNDER</text:p>
          </table:table-cell>
          <table:table-cell table:style-name="ce8" table:number-columns-repeated="2"/>
          <table:table-cell table:style-name="ce3" office:value-type="string" calcext:value-type="string">
            <text:p>season&gt;=2012 and (day=Monday or day=Thursday or day=Friday or day=Sunday) and month!=10 and tA(minutes power play)*.96&gt;A(minutes power play) and oA(minutes power play)*.96&gt;A(minutes power play)</text:p>
          </table:table-cell>
          <table:table-cell table:style-name="ce12" office:value-type="string" calcext:value-type="string">
            <text:p><text:a xlink:href="http://www.killersports.com/nhl/query?sdql=season%3E%3D2012+and+%28day%3DMonday+or+day%3DThursday+or+day%3DFriday+or+day%3DSunday%29+and+month%21%3D10+and+tA%28minutes+power+play%29*.96%3EA%28minutes+power+play%29+and+oA%28minutes+power+play%29*.96%3EA%28minutes+power+play%29&amp;submit=++S+D+Q+L+%21++" xlink:type="simple">http://www.killersports.com/nhl/query?sdql=season&gt;%3D2012+and+%28day%3DMonday+or+day%3DThursday+or+day%3DFriday+or+day%3DSunday%29+and+month%21%3D10+and+tA%28minutes+power+play%29*.96&gt;A%28minutes+power+play%29+and+oA%28minutes+power+play%29*.96&gt;A%28minutes+power+play%29&amp;submit=++S+D+Q+L+%21++</text:a></text:p>
          </table:table-cell>
          <table:table-cell table:style-name="ce8" office:value-type="string" calcext:value-type="string">
            <text:p>emceeaye</text:p>
          </table:table-cell>
          <table:table-cell table:style-name="ce8" office:value-type="string" calcext:value-type="string">
            <text:p>Under</text:p>
          </table:table-cell>
          <table:table-cell table:style-name="ce8" table:formula="of:=[.C129]+[.D129]" office:value-type="float" office:value="74" calcext:value-type="float">
            <text:p>74</text:p>
          </table:table-cell>
          <table:table-cell table:style-name="ce15" table:formula="of:=([.C129]-[.D129])/SQRT([.C129]+[.D129])" office:value-type="float" office:value="3.48742916231458" calcext:value-type="float">
            <text:p>3.49</text:p>
          </table:table-cell>
          <table:table-cell table:style-name="ce25" table:formula="of:=ABS([.O129])" office:value-type="float" office:value="3.48742916231458" calcext:value-type="float">
            <text:p>3.49</text:p>
          </table:table-cell>
          <table:table-cell table:style-name="ce33"/>
          <table:table-cell table:style-name="ce8"/>
          <table:table-cell table:number-columns-repeated="1006"/>
        </table:table-row>
        <table:table-row table:style-name="ro2">
          <table:table-cell table:style-name="ce7" office:value-type="date" office:date-value="2014-12-27" calcext:value-type="date">
            <text:p>12/27/2014</text:p>
          </table:table-cell>
          <table:table-cell table:style-name="ce8" office:value-type="string" calcext:value-type="string">
            <text:p>NHL128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float" office:value="14" calcext:value-type="float">
            <text:p>14</text:p>
          </table:table-cell>
          <table:table-cell table:style-name="ce25" table:formula="of:=([.C130]*0.8)-[.D130]" office:value-type="float" office:value="32.4" calcext:value-type="float">
            <text:p>32.40</text:p>
          </table:table-cell>
          <table:table-cell table:style-name="ce9" table:formula="of:=[.E130]/([.C130]+[.D130])" office:value-type="percentage" office:value="0.45" calcext:value-type="percentage">
            <text:p>45.00%</text:p>
          </table:table-cell>
          <table:table-cell table:style-name="ce8" office:value-type="string" calcext:value-type="string">
            <text:p>UNDER</text:p>
          </table:table-cell>
          <table:table-cell table:style-name="ce8" table:number-columns-repeated="2"/>
          <table:table-cell table:style-name="ce3" office:value-type="string" calcext:value-type="string">
            <text:p>(month=12 or month=2 or month=3) and (day=Monday or day=Tuesday or day=Wednesday or day=Friday) and tA(faceoffs won+goals+short handed goals)&lt;.99*A(faceoffs won+goals+short handed goals) and oA(faceoffs won+goals+short handed goals)&lt;.99*A(faceoffs won+goals+short handed goals) and tA(o:faceoffs won+o:goals+o:short handed goals)&lt;.99*A(o:faceoffs won+o:goals+o:short handed goals) and oA(o:faceoffs won+o:goals+o:short handed goals)&lt;.99*A(o:faceoffs won+o:goals+o:short handed goals)</text:p>
          </table:table-cell>
          <table:table-cell table:style-name="ce12" office:value-type="string" calcext:value-type="string">
            <text:p><text:a xlink:href="http://www.killersports.com/nhl/query?sdql=%28month%3D12+or+month%3D2+or+month%3D3%29+and+%28day%3DMonday+or+day%3DTuesday+or+day%3DWednesday+or+day%3DFriday%29+and+tA%28faceoffs+won%2Bgoals%2Bshort+handed+goals%29%3C.99*A%28faceoffs+won%2Bgoals%2Bshort+handed+goals%29+and+oA%28faceoffs+won%2Bgoals%2Bshort+handed+goals%29%3C.99*A%28faceoffs+won%2Bgoals%2Bshort+handed+goals%29+and+tA%28o%3Afaceoffs+won%2Bo%3Agoals%2Bo%3Ashort+handed+goals%29%3C.99*A%28o%3Afaceoffs+won%2Bo%3Agoals%2Bo%3Ashort+handed+goals%29+and+oA%28o%3Afaceoffs+won%2Bo%3Agoals%2Bo%3Ashort+handed+goals%29%3C.99*A%28o%3Afaceoffs+won%2Bo%3Agoals%2Bo%3Ashort+handed+goals%29&amp;submit=++S+D+Q+L+%21++" xlink:type="simple">http://www.killersports.com/nhl/query?sdql=%28month%3D12+or+month%3D2+or+month%3D3%29+and+%28day%3DMonday+or+day%3DTuesday+or+day%3DWednesday+or+day%3DFriday%29+and+tA%28faceoffs+won%2Bgoals%2Bshort+handed+goals%29&lt;.99*A%28faceoffs+won%2Bgoals%2Bshort+handed+goals%29+and+oA%28faceoffs+won%2Bgoals%2Bshort+handed+goals%29&lt;.99*A%28faceoffs+won%2Bgoals%2Bshort+handed+goals%29+and+tA%28o%3Afaceoffs+won%2Bo%3Agoals%2Bo%3Ashort+handed+goals%29&lt;.99*A%28o%3Afaceoffs+won%2Bo%3Agoals%2Bo%3Ashort+handed+goals%29+and+oA%28o%3Afaceoffs+won%2Bo%3Agoals%2Bo%3Ashort+handed+goals%29&lt;.99*A%28o%3Afaceoffs+won%2Bo%3Agoals%2Bo%3Ashort+handed+goals%29&amp;submit=++S+D+Q+L+%21++</text:a></text:p>
          </table:table-cell>
          <table:table-cell table:style-name="ce8" office:value-type="string" calcext:value-type="string">
            <text:p>emceeaye</text:p>
          </table:table-cell>
          <table:table-cell table:style-name="ce8" office:value-type="string" calcext:value-type="string">
            <text:p>Under</text:p>
          </table:table-cell>
          <table:table-cell table:style-name="ce8" table:formula="of:=[.C130]+[.D130]" office:value-type="float" office:value="72" calcext:value-type="float">
            <text:p>72</text:p>
          </table:table-cell>
          <table:table-cell table:style-name="ce15" table:formula="of:=([.C130]-[.D130])/SQRT([.C130]+[.D130])" office:value-type="float" office:value="5.18544972870135" calcext:value-type="float">
            <text:p>5.19</text:p>
          </table:table-cell>
          <table:table-cell table:style-name="ce25" table:formula="of:=ABS([.O130])" office:value-type="float" office:value="5.18544972870135" calcext:value-type="float">
            <text:p>5.19</text:p>
          </table:table-cell>
          <table:table-cell table:style-name="ce33"/>
          <table:table-cell table:style-name="ce8"/>
          <table:table-cell table:number-columns-repeated="1006"/>
        </table:table-row>
        <table:table-row table:style-name="ro2">
          <table:table-cell table:style-name="ce7" office:value-type="date" office:date-value="2014-12-27" calcext:value-type="date">
            <text:p>12/27/2014</text:p>
          </table:table-cell>
          <table:table-cell table:style-name="ce8" office:value-type="string" calcext:value-type="string">
            <text:p>NHL129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10" calcext:value-type="float">
            <text:p>10</text:p>
          </table:table-cell>
          <table:table-cell table:style-name="ce25" table:formula="of:=([.C131]*0.8)-[.D131]" office:value-type="float" office:value="34.8" calcext:value-type="float">
            <text:p>34.80</text:p>
          </table:table-cell>
          <table:table-cell table:style-name="ce9" table:formula="of:=[.E131]/([.C131]+[.D131])" office:value-type="percentage" office:value="0.527272727272727" calcext:value-type="percentage">
            <text:p>52.73%</text:p>
          </table:table-cell>
          <table:table-cell table:style-name="ce8" office:value-type="string" calcext:value-type="string">
            <text:p>UNDER</text:p>
          </table:table-cell>
          <table:table-cell table:style-name="ce8" table:number-columns-repeated="2"/>
          <table:table-cell table:style-name="ce3" office:value-type="string" calcext:value-type="string">
            <text:p>(day=Monday or day=Tuesday or day=Friday) and (month=12 or month=2 or month=3) and tA(faceoffs won)&lt;.99*A(faceoffs won) and oA(faceoffs won)&lt;.99*A(faceoffs won) <text:s/>and tA(o:faceoffs won) &lt;.99*A(o:faceoffs won) and oA(o:faceoffs won)&lt;.99*A(o:faceoffs won)</text:p>
          </table:table-cell>
          <table:table-cell table:style-name="ce12" office:value-type="string" calcext:value-type="string">
            <text:p><text:a xlink:href="http://www.killersports.com/nhl/query?sdql=%28day%3DMonday+or+day%3DTuesday+or+day%3DFriday%29+and+%28month%3D12+or+month%3D2+or+month%3D3%29+and+tA%28faceoffs+won%29%3C.99*A%28faceoffs+won%29+and+oA%28faceoffs+won%29%3C.99*A%28faceoffs+won%29++and+tA%28o%3Afaceoffs+won%29+%3C.99*A%28o%3Afaceoffs+won%29+and+oA%28o%3Afaceoffs+won%29%3C.99*A%28o%3Afaceoffs+won%29&amp;submit=++S+D+Q+L+%21++" xlink:type="simple">http://www.killersports.com/nhl/query?sdql=%28day%3DMonday+or+day%3DTuesday+or+day%3DFriday%29+and+%28month%3D12+or+month%3D2+or+month%3D3%29+and+tA%28faceoffs+won%29&lt;.99*A%28faceoffs+won%29+and+oA%28faceoffs+won%29&lt;.99*A%28faceoffs+won%29++and+tA%28o%3Afaceoffs+won%29+&lt;.99*A%28o%3Afaceoffs+won%29+and+oA%28o%3Afaceoffs+won%29&lt;.99*A%28o%3Afaceoffs+won%29&amp;submit=++S+D+Q+L+%21++</text:a></text:p>
          </table:table-cell>
          <table:table-cell table:style-name="ce8" office:value-type="string" calcext:value-type="string">
            <text:p>emceeaye</text:p>
          </table:table-cell>
          <table:table-cell table:style-name="ce8" office:value-type="string" calcext:value-type="string">
            <text:p>Under</text:p>
          </table:table-cell>
          <table:table-cell table:style-name="ce8" table:formula="of:=[.C131]+[.D131]" office:value-type="float" office:value="66" calcext:value-type="float">
            <text:p>66</text:p>
          </table:table-cell>
          <table:table-cell table:style-name="ce15" table:formula="of:=([.C131]-[.D131])/SQRT([.C131]+[.D131])" office:value-type="float" office:value="5.66220858504931" calcext:value-type="float">
            <text:p>5.66</text:p>
          </table:table-cell>
          <table:table-cell table:style-name="ce25" table:formula="of:=ABS([.O131])" office:value-type="float" office:value="5.66220858504931" calcext:value-type="float">
            <text:p>5.66</text:p>
          </table:table-cell>
          <table:table-cell table:style-name="ce33"/>
          <table:table-cell table:style-name="ce8"/>
          <table:table-cell table:number-columns-repeated="1006"/>
        </table:table-row>
        <table:table-row table:style-name="ro2">
          <table:table-cell table:style-name="ce7" office:value-type="date" office:date-value="2014-12-27" calcext:value-type="date">
            <text:p>12/27/2014</text:p>
          </table:table-cell>
          <table:table-cell table:style-name="ce8" office:value-type="string" calcext:value-type="string">
            <text:p>NHL130</text:p>
          </table:table-cell>
          <table:table-cell table:style-name="ce8" office:value-type="float" office:value="552" calcext:value-type="float">
            <text:p>552</text:p>
          </table:table-cell>
          <table:table-cell table:style-name="ce8" office:value-type="float" office:value="390" calcext:value-type="float">
            <text:p>390</text:p>
          </table:table-cell>
          <table:table-cell table:style-name="ce25" table:formula="of:=([.C132]*0.8)-[.D132]" office:value-type="float" office:value="51.6" calcext:value-type="float">
            <text:p>51.60</text:p>
          </table:table-cell>
          <table:table-cell table:style-name="ce9" table:formula="of:=[.E132]/([.C132]+[.D132])" office:value-type="percentage" office:value="0.0547770700636943" calcext:value-type="percentage">
            <text:p>5.48%</text:p>
          </table:table-cell>
          <table:table-cell table:style-name="ce8" office:value-type="string" calcext:value-type="string">
            <text:p>UNDER</text:p>
          </table:table-cell>
          <table:table-cell table:style-name="ce8" table:number-columns-repeated="2"/>
          <table:table-cell table:style-name="ce31" office:value-type="string" calcext:value-type="string">
            <text:p>tA(ou margin)&lt;=.81*A(ou margin) and oA(ou margin)&lt;=.81*A(ou margin) and (day=Tuesday or day=Saturday) and month!=5 and month!=1 and month!=10</text:p>
          </table:table-cell>
          <table:table-cell table:style-name="ce12" office:value-type="string" calcext:value-type="string">
            <text:p><text:a xlink:href="http://sportsdatabase.com/nhl/query?output=default&amp;sdql=tA%28ou+margin%29%3C%3D.81*A%28ou+margin%29+and+oA%28ou+margin%29%3C%3D.81*A%28ou+margin%29+and+%28day%3DTuesday+or+day%3DSaturday%29+and+month%21%3D5+and+month%21%3D1+and+month%21%3D10&amp;submit=++S+D+Q+L+%21++" xlink:type="simple">http://sportsdatabase.com/nhl/query?output=default&amp;sdql=tA%28ou+margin%29%3C%3D.81*A%28ou+margin%29+and+oA%28ou+margin%29%3C%3D.81*A%28ou+margin%29+and+%28day%3DTuesday+or+day%3DSaturday%29+and+month%21%3D5+and+month%21%3D1+and+month%21%3D10&amp;submit=++S+D+Q+L+%21++</text:a></text:p>
          </table:table-cell>
          <table:table-cell table:style-name="ce8" office:value-type="string" calcext:value-type="string">
            <text:p>emceeaye</text:p>
          </table:table-cell>
          <table:table-cell table:style-name="ce8" office:value-type="string" calcext:value-type="string">
            <text:p>Under</text:p>
          </table:table-cell>
          <table:table-cell table:style-name="ce8" table:formula="of:=[.C132]+[.D132]" office:value-type="float" office:value="942" calcext:value-type="float">
            <text:p>942</text:p>
          </table:table-cell>
          <table:table-cell table:style-name="ce15" table:formula="of:=([.C132]-[.D132])/SQRT([.C132]+[.D132])" office:value-type="float" office:value="5.2782452208537" calcext:value-type="float">
            <text:p>5.28</text:p>
          </table:table-cell>
          <table:table-cell table:style-name="ce25" table:formula="of:=ABS([.O132])" office:value-type="float" office:value="5.2782452208537" calcext:value-type="float">
            <text:p>5.28</text:p>
          </table:table-cell>
          <table:table-cell table:style-name="ce33"/>
          <table:table-cell table:style-name="ce8"/>
          <table:table-cell/>
          <table:table-cell table:style-name="ce3" office:value-type="string" calcext:value-type="string">
            <text:p>Cut sample size in 1/2, as every game is counted twice by system</text:p>
          </table:table-cell>
          <table:table-cell table:number-columns-repeated="1004"/>
        </table:table-row>
        <table:table-row table:style-name="ro2">
          <table:table-cell table:style-name="ce7" office:value-type="date" office:date-value="2014-12-28" calcext:value-type="date">
            <text:p>12/28/2014</text:p>
          </table:table-cell>
          <table:table-cell table:style-name="ce8" office:value-type="string" calcext:value-type="string">
            <text:p>NHL131</text:p>
          </table:table-cell>
          <table:table-cell table:style-name="ce8" office:value-type="float" office:value="315" calcext:value-type="float">
            <text:p>315</text:p>
          </table:table-cell>
          <table:table-cell table:style-name="ce8" office:value-type="float" office:value="198" calcext:value-type="float">
            <text:p>198</text:p>
          </table:table-cell>
          <table:table-cell table:style-name="ce25" table:formula="of:=([.C133]*0.8)-[.D133]" office:value-type="float" office:value="54" calcext:value-type="float">
            <text:p>54.00</text:p>
          </table:table-cell>
          <table:table-cell table:style-name="ce9" table:formula="of:=[.E133]/([.C133]+[.D133])" office:value-type="percentage" office:value="0.105263157894737" calcext:value-type="percentage">
            <text:p>10.53%</text:p>
          </table:table-cell>
          <table:table-cell table:style-name="ce8" office:value-type="string" calcext:value-type="string">
            <text:p>UNDER</text:p>
          </table:table-cell>
          <table:table-cell table:style-name="ce8" table:number-columns-repeated="2"/>
          <table:table-cell table:style-name="ce3" office:value-type="string" calcext:value-type="string">
            <text:p>Average(W@team and season and overtime=1) &gt;=0.75 and game number&gt;20 and <text:s/>p:W and p:overtime=0</text:p>
          </table:table-cell>
          <table:table-cell table:style-name="ce12" office:value-type="string" calcext:value-type="string">
            <text:p><text:a xlink:href="http://sportsdatabase.com/nhl/query?output=default&amp;sdql=Average%28W%40team+and+season+and+overtime%3D1%29+%3E%3D0.75+and+game+number%3E20+and++p%3AW+and+p%3Aovertime%3D0+&amp;submit=++S+D+Q+L+!++" xlink:type="simple">http://sportsdatabase.com/nhl/query?output=default&amp;sdql=Average%28W%40team+and+season+and+overtime%3D1%29+%3E%3D0.75+and+game+number%3E20+and++p%3AW+and+p%3Aovertime%3D0+&amp;submit=++S+D+Q+L+!++</text:a></text:p>
          </table:table-cell>
          <table:table-cell table:style-name="ce8" office:value-type="string" calcext:value-type="string">
            <text:p>GG</text:p>
          </table:table-cell>
          <table:table-cell table:style-name="ce8" office:value-type="string" calcext:value-type="string">
            <text:p>Under</text:p>
          </table:table-cell>
          <table:table-cell table:style-name="ce8" table:formula="of:=[.C133]+[.D133]" office:value-type="float" office:value="513" calcext:value-type="float">
            <text:p>513</text:p>
          </table:table-cell>
          <table:table-cell table:style-name="ce15" table:formula="of:=([.C133]-[.D133])/SQRT([.C133]+[.D133])" office:value-type="float" office:value="5.16567619255367" calcext:value-type="float">
            <text:p>5.17</text:p>
          </table:table-cell>
          <table:table-cell table:style-name="ce25" table:formula="of:=ABS([.O133])" office:value-type="float" office:value="5.16567619255367" calcext:value-type="float">
            <text:p>5.17</text:p>
          </table:table-cell>
          <table:table-cell table:style-name="ce33"/>
          <table:table-cell table:style-name="ce8"/>
          <table:table-cell table:number-columns-repeated="1006"/>
        </table:table-row>
        <table:table-row table:style-name="ro2">
          <table:table-cell table:style-name="ce7" office:value-type="date" office:date-value="2014-12-28" calcext:value-type="date">
            <text:p>12/28/2014</text:p>
          </table:table-cell>
          <table:table-cell table:style-name="ce8" office:value-type="string" calcext:value-type="string">
            <text:p>NHL132</text:p>
          </table:table-cell>
          <table:table-cell table:style-name="ce8" office:value-type="float" office:value="192" calcext:value-type="float">
            <text:p>192</text:p>
          </table:table-cell>
          <table:table-cell table:style-name="ce8" office:value-type="float" office:value="134" calcext:value-type="float">
            <text:p>134</text:p>
          </table:table-cell>
          <table:table-cell table:style-name="ce25" table:formula="of:=([.C134]*0.8)-[.D134]" office:value-type="float" office:value="19.6" calcext:value-type="float">
            <text:p>19.60</text:p>
          </table:table-cell>
          <table:table-cell table:style-name="ce9" table:formula="of:=[.E134]/([.C134]+[.D134])" office:value-type="percentage" office:value="0.0601226993865031" calcext:value-type="percentage">
            <text:p>6.01%</text:p>
          </table:table-cell>
          <table:table-cell table:style-name="ce8" office:value-type="string" calcext:value-type="string">
            <text:p>UNDER</text:p>
          </table:table-cell>
          <table:table-cell table:style-name="ce8" table:number-columns-repeated="2"/>
          <table:table-cell table:style-name="ce3" office:value-type="string" calcext:value-type="string">
            <text:p>rest=0 and p:overtime=1 and op:O</text:p>
          </table:table-cell>
          <table:table-cell table:style-name="ce12" office:value-type="string" calcext:value-type="string">
            <text:p><text:a xlink:href="http://sportsdatabase.com/nhl/query?output=default&amp;sdql=rest%3D0+and+p%3Aovertime%3D1+and+op%3AO+&amp;submit=++S+D+Q+L+!++" xlink:type="simple">http://sportsdatabase.com/nhl/query?output=default&amp;sdql=rest%3D0+and+p%3Aovertime%3D1+and+op%3AO+&amp;submit=++S+D+Q+L+!++</text:a></text:p>
          </table:table-cell>
          <table:table-cell table:style-name="ce8" office:value-type="string" calcext:value-type="string">
            <text:p>GG</text:p>
          </table:table-cell>
          <table:table-cell table:style-name="ce8" office:value-type="string" calcext:value-type="string">
            <text:p>Under</text:p>
          </table:table-cell>
          <table:table-cell table:style-name="ce8" table:formula="of:=[.C134]+[.D134]" office:value-type="float" office:value="326" calcext:value-type="float">
            <text:p>326</text:p>
          </table:table-cell>
          <table:table-cell table:style-name="ce15" table:formula="of:=([.C134]-[.D134])/SQRT([.C134]+[.D134])" office:value-type="float" office:value="3.21232289860593" calcext:value-type="float">
            <text:p>3.21</text:p>
          </table:table-cell>
          <table:table-cell table:style-name="ce25" table:formula="of:=ABS([.O134])" office:value-type="float" office:value="3.21232289860593" calcext:value-type="float">
            <text:p>3.21</text:p>
          </table:table-cell>
          <table:table-cell table:style-name="ce33"/>
          <table:table-cell table:style-name="ce8"/>
          <table:table-cell table:number-columns-repeated="1006"/>
        </table:table-row>
        <table:table-row table:style-name="ro2">
          <table:table-cell table:style-name="ce7" office:value-type="date" office:date-value="2014-12-28" calcext:value-type="date">
            <text:p>12/28/2014</text:p>
          </table:table-cell>
          <table:table-cell table:style-name="ce8" office:value-type="string" calcext:value-type="string">
            <text:p>NHL133</text:p>
          </table:table-cell>
          <table:table-cell table:style-name="ce8" office:value-type="float" office:value="224" calcext:value-type="float">
            <text:p>224</text:p>
          </table:table-cell>
          <table:table-cell table:style-name="ce8" office:value-type="float" office:value="217" calcext:value-type="float">
            <text:p>217</text:p>
          </table:table-cell>
          <table:table-cell table:style-name="ce25" office:value-type="float" office:value="84.41" calcext:value-type="float">
            <text:p>84.41</text:p>
          </table:table-cell>
          <table:table-cell table:style-name="ce9" office:value-type="percentage" office:value="0.178" calcext:value-type="percentage">
            <text:p>17.80%</text:p>
          </table:table-cell>
          <table:table-cell table:style-name="ce8" office:value-type="string" calcext:value-type="string">
            <text:p>SU</text:p>
          </table:table-cell>
          <table:table-cell table:style-name="ce8" table:number-columns-repeated="2"/>
          <table:table-cell table:style-name="ce3" office:value-type="string" calcext:value-type="string">
            <text:p>p:overtime=1 and o:WP&gt;60 and game number&gt;40</text:p>
          </table:table-cell>
          <table:table-cell table:style-name="ce12" office:value-type="string" calcext:value-type="string">
            <text:p><text:a xlink:href="http://sportsdatabase.com/nhl/query?output=default&amp;sdql=p%3Aovertime%3D1+and+o%3AWP%3E60+and+game+number%3E40+++&amp;submit=++S+D+Q+L+!++" xlink:type="simple">http://sportsdatabase.com/nhl/query?output=default&amp;sdql=p%3Aovertime%3D1+and+o%3AWP%3E60+and+game+number%3E40+++&amp;submit=++S+D+Q+L+!++</text:a></text:p>
          </table:table-cell>
          <table:table-cell table:style-name="ce8" office:value-type="string" calcext:value-type="string">
            <text:p>GG</text:p>
          </table:table-cell>
          <table:table-cell table:style-name="ce8" office:value-type="string" calcext:value-type="string">
            <text:p>SU Back</text:p>
          </table:table-cell>
          <table:table-cell table:style-name="ce8" table:formula="of:=[.C135]+[.D135]" office:value-type="float" office:value="441" calcext:value-type="float">
            <text:p>441</text:p>
          </table:table-cell>
          <table:table-cell table:style-name="ce15" table:formula="of:=([.C135]-[.D135])/SQRT([.C135]+[.D135])" office:value-type="float" office:value="0.333333333333333" calcext:value-type="float">
            <text:p>0.33</text:p>
          </table:table-cell>
          <table:table-cell table:style-name="ce25" table:formula="of:=ABS([.O135])" office:value-type="float" office:value="0.333333333333333" calcext:value-type="float">
            <text:p>0.33</text:p>
          </table:table-cell>
          <table:table-cell table:style-name="ce33"/>
          <table:table-cell table:style-name="ce8"/>
          <table:table-cell table:number-columns-repeated="1006"/>
        </table:table-row>
        <table:table-row table:style-name="ro2">
          <table:table-cell table:style-name="ce7" office:value-type="date" office:date-value="2014-12-28" calcext:value-type="date">
            <text:p>12/28/2014</text:p>
          </table:table-cell>
          <table:table-cell table:style-name="ce8" office:value-type="string" calcext:value-type="string">
            <text:p>NHL134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59" calcext:value-type="float">
            <text:p>59</text:p>
          </table:table-cell>
          <table:table-cell table:style-name="ce25" office:value-type="float" office:value="25.09" calcext:value-type="float">
            <text:p>25.09</text:p>
          </table:table-cell>
          <table:table-cell table:style-name="ce9" office:value-type="percentage" office:value="0.178" calcext:value-type="percentage">
            <text:p>17.80%</text:p>
          </table:table-cell>
          <table:table-cell table:style-name="ce8" office:value-type="string" calcext:value-type="string">
            <text:p>SU</text:p>
          </table:table-cell>
          <table:table-cell table:style-name="ce8" table:number-columns-repeated="2"/>
          <table:table-cell table:style-name="ce3" office:value-type="string" calcext:value-type="string">
            <text:p>game number&lt;=4 and Sum(W@team and season and playoffs=1)[team and season-1 and playoffs=1] &gt;= 8</text:p>
          </table:table-cell>
          <table:table-cell table:style-name="ce12" office:value-type="string" calcext:value-type="string">
            <text:p><text:a xlink:href="http://sportsdatabase.com/nhl/query?output=default&amp;sdql=game+number%3C%3D4+and+Sum%28W%40team+and+season+and+playoffs%3D1%29[team+and+season-1+and+playoffs%3D1]+%3E%3D+8++&amp;submit=++S+D+Q+L+!++" xlink:type="simple">http://sportsdatabase.com/nhl/query?output=default&amp;sdql=game+number%3C%3D4+and+Sum%28W%40team+and+season+and+playoffs%3D1%29[team+and+season-1+and+playoffs%3D1]+%3E%3D+8++&amp;submit=++S+D+Q+L+!++</text:a></text:p>
          </table:table-cell>
          <table:table-cell table:style-name="ce8" office:value-type="string" calcext:value-type="string">
            <text:p>GG</text:p>
          </table:table-cell>
          <table:table-cell table:style-name="ce8" office:value-type="string" calcext:value-type="string">
            <text:p>SU Fade</text:p>
          </table:table-cell>
          <table:table-cell table:style-name="ce8" table:formula="of:=[.C136]+[.D136]" office:value-type="float" office:value="128" calcext:value-type="float">
            <text:p>128</text:p>
          </table:table-cell>
          <table:table-cell table:style-name="ce15" table:formula="of:=([.C136]-[.D136])/SQRT([.C136]+[.D136])" office:value-type="float" office:value="0.883883476483184" calcext:value-type="float">
            <text:p>0.88</text:p>
          </table:table-cell>
          <table:table-cell table:style-name="ce25" table:formula="of:=ABS([.O136])" office:value-type="float" office:value="0.883883476483184" calcext:value-type="float">
            <text:p>0.88</text:p>
          </table:table-cell>
          <table:table-cell table:style-name="ce33"/>
          <table:table-cell table:style-name="ce8"/>
          <table:table-cell table:number-columns-repeated="1006"/>
        </table:table-row>
        <table:table-row table:style-name="ro2">
          <table:table-cell table:style-name="ce7" office:value-type="date" office:date-value="2015-01-04" calcext:value-type="date">
            <text:p>1/4/2015</text:p>
          </table:table-cell>
          <table:table-cell table:style-name="ce8" office:value-type="string" calcext:value-type="string">
            <text:p>NHL135</text:p>
          </table:table-cell>
          <table:table-cell table:style-name="ce8" office:value-type="float" office:value="109" calcext:value-type="float">
            <text:p>109</text:p>
          </table:table-cell>
          <table:table-cell table:style-name="ce8" office:value-type="float" office:value="60" calcext:value-type="float">
            <text:p>60</text:p>
          </table:table-cell>
          <table:table-cell table:style-name="ce25" office:value-type="float" office:value="51.72" calcext:value-type="float">
            <text:p>51.72</text:p>
          </table:table-cell>
          <table:table-cell table:style-name="ce9" office:value-type="percentage" office:value="0.241" calcext:value-type="percentage">
            <text:p>24.10%</text:p>
          </table:table-cell>
          <table:table-cell table:style-name="ce8" office:value-type="string" calcext:value-type="string">
            <text:p>SU</text:p>
          </table:table-cell>
          <table:table-cell table:style-name="ce8" table:number-columns-repeated="2"/>
          <table:table-cell table:style-name="ce3" office:value-type="string" calcext:value-type="string">
            <text:p>total=5.5 and p:faceoffs won=33 and day!=Thursday and day!=Tuesday and 4&gt;streak&gt;0 and P:margin&gt;-4</text:p>
          </table:table-cell>
          <table:table-cell table:style-name="ce12" office:value-type="string" calcext:value-type="string">
            <text:p><text:a xlink:href="http://sportsdatabase.com/nhl/query?output=default&amp;sdql=total%3D5.5+and+p%3Afaceoffs+won%3D33+and+day%21%3DThursday+and+day%21%3DTuesday+and+4%3Estreak%3E0+and+P%3Amargin%3E-4+&amp;submit=++S+D+Q+L+%21++" xlink:type="simple">http://sportsdatabase.com/nhl/query?output=default&amp;sdql=total%3D5.5+and+p%3Afaceoffs+won%3D33+and+day%21%3DThursday+and+day%21%3DTuesday+and+4%3Estreak%3E0+and+P%3Amargin%3E-4+&amp;submit=++S+D+Q+L+%21++</text:a></text:p>
          </table:table-cell>
          <table:table-cell table:style-name="ce8" office:value-type="string" calcext:value-type="string">
            <text:p>Cutler</text:p>
          </table:table-cell>
          <table:table-cell table:style-name="ce8" office:value-type="string" calcext:value-type="string">
            <text:p>SU Back</text:p>
          </table:table-cell>
          <table:table-cell table:style-name="ce8" table:formula="of:=[.C137]+[.D137]" office:value-type="float" office:value="169" calcext:value-type="float">
            <text:p>169</text:p>
          </table:table-cell>
          <table:table-cell table:style-name="ce15" table:formula="of:=([.C137]-[.D137])/SQRT([.C137]+[.D137])" office:value-type="float" office:value="3.76923076923077" calcext:value-type="float">
            <text:p>3.77</text:p>
          </table:table-cell>
          <table:table-cell table:style-name="ce25" table:formula="of:=ABS([.O137])" office:value-type="float" office:value="3.76923076923077" calcext:value-type="float">
            <text:p>3.77</text:p>
          </table:table-cell>
          <table:table-cell table:style-name="ce33"/>
          <table:table-cell table:style-name="ce8"/>
          <table:table-cell table:number-columns-repeated="1006"/>
        </table:table-row>
        <table:table-row table:style-name="ro2">
          <table:table-cell table:style-name="ce7" office:value-type="date" office:date-value="2015-01-06" calcext:value-type="date">
            <text:p>1/6/2015</text:p>
          </table:table-cell>
          <table:table-cell table:style-name="ce8" office:value-type="string" calcext:value-type="string">
            <text:p>NHL136</text:p>
          </table:table-cell>
          <table:table-cell table:style-name="ce8" office:value-type="float" office:value="106" calcext:value-type="float">
            <text:p>106</text:p>
          </table:table-cell>
          <table:table-cell table:style-name="ce8" office:value-type="float" office:value="42" calcext:value-type="float">
            <text:p>42</text:p>
          </table:table-cell>
          <table:table-cell table:style-name="ce26" office:value-type="float" office:value="43.74" calcext:value-type="float">
            <text:p>43.74</text:p>
          </table:table-cell>
          <table:table-cell table:style-name="ce9" office:value-type="percentage" office:value="0.19" calcext:value-type="percentage">
            <text:p>19.00%</text:p>
          </table:table-cell>
          <table:table-cell table:style-name="ce8" office:value-type="string" calcext:value-type="string">
            <text:p>SU</text:p>
          </table:table-cell>
          <table:table-cell table:style-name="ce8" table:number-columns-repeated="2"/>
          <table:table-cell table:style-name="ce3" office:value-type="string" calcext:value-type="string">
            <text:p>po:conference=Western and season=2014 and F and o:division!=division and P:line&lt;159 and rest&gt;0</text:p>
          </table:table-cell>
          <table:table-cell table:style-name="ce12" office:value-type="string" calcext:value-type="string">
            <text:p><text:a xlink:href="http://www.sportsdatabase.com/nhl/query?output=default&amp;sdql=po%3Aconference%3DWestern+and+season%3D2014+and+F+and+o%3Adivision%21%3Ddivision+and+P%3Aline%3C159+and+rest%3E0&amp;submit=++S+D+Q+L+%21++" xlink:type="simple">http://www.sportsdatabase.com/nhl/query?output=default&amp;sdql=po%3Aconference%3DWestern+and+season%3D2014+and+F+and+o%3Adivision%21%3Ddivision+and+P%3Aline%3C159+and+rest%3E0&amp;submit=++S+D+Q+L+%21++</text:a></text:p>
          </table:table-cell>
          <table:table-cell table:style-name="ce8" office:value-type="string" calcext:value-type="string">
            <text:p>dew22</text:p>
          </table:table-cell>
          <table:table-cell table:style-name="ce8" office:value-type="string" calcext:value-type="string">
            <text:p>SU Back</text:p>
          </table:table-cell>
          <table:table-cell table:style-name="ce8" table:formula="of:=[.C138]+[.D138]" office:value-type="float" office:value="148" calcext:value-type="float">
            <text:p>148</text:p>
          </table:table-cell>
          <table:table-cell table:style-name="ce15" table:formula="of:=([.C138]-[.D138])/SQRT([.C138]+[.D138])" office:value-type="float" office:value="5.26076759377143" calcext:value-type="float">
            <text:p>5.26</text:p>
          </table:table-cell>
          <table:table-cell table:style-name="ce25" table:formula="of:=ABS([.O138])" office:value-type="float" office:value="5.26076759377143" calcext:value-type="float">
            <text:p>5.26</text:p>
          </table:table-cell>
          <table:table-cell table:style-name="ce33"/>
          <table:table-cell table:style-name="ce8"/>
          <table:table-cell/>
          <table:table-cell table:style-name="ce3" office:value-type="string" calcext:value-type="string">
            <text:p>Good for 2014 season ONLY</text:p>
          </table:table-cell>
          <table:table-cell table:number-columns-repeated="1004"/>
        </table:table-row>
        <table:table-row table:style-name="ro2">
          <table:table-cell table:style-name="ce7" office:value-type="date" office:date-value="2015-01-08" calcext:value-type="date">
            <text:p>1/8/2015</text:p>
          </table:table-cell>
          <table:table-cell table:style-name="ce8" office:value-type="string" calcext:value-type="string">
            <text:p>NHL137</text:p>
          </table:table-cell>
          <table:table-cell table:style-name="ce8" office:value-type="float" office:value="145" calcext:value-type="float">
            <text:p>145</text:p>
          </table:table-cell>
          <table:table-cell table:style-name="ce8" office:value-type="float" office:value="85" calcext:value-type="float">
            <text:p>85</text:p>
          </table:table-cell>
          <table:table-cell table:style-name="ce25" office:value-type="float" office:value="39.91" calcext:value-type="float">
            <text:p>39.91</text:p>
          </table:table-cell>
          <table:table-cell table:style-name="ce9" office:value-type="percentage" office:value="0.122" calcext:value-type="percentage">
            <text:p>12.20%</text:p>
          </table:table-cell>
          <table:table-cell table:style-name="ce8" office:value-type="string" calcext:value-type="string">
            <text:p>SU</text:p>
          </table:table-cell>
          <table:table-cell table:style-name="ce8" table:number-columns-repeated="2"/>
          <table:table-cell table:style-name="ce3" office:value-type="string" calcext:value-type="string">
            <text:p>po:shots on goal&gt;p:shots on goal*2 and p:UD</text:p>
          </table:table-cell>
          <table:table-cell table:style-name="ce12" office:value-type="string" calcext:value-type="string">
            <text:p><text:a xlink:href="http://killersports.com/nhl/query?sdql=po%3Ashots+on+goal%3Ep%3Ashots+on+goal*2+and+p%3AUD&amp;submit=++S+D+Q+L+!++" xlink:type="simple">http://killersports.com/nhl/query?sdql=po%3Ashots+on+goal%3Ep%3Ashots+on+goal*2+and+p%3AUD&amp;submit=++S+D+Q+L+!++</text:a></text:p>
          </table:table-cell>
          <table:table-cell table:style-name="ce20" office:value-type="string" calcext:value-type="string">
            <text:p>perryhs</text:p>
          </table:table-cell>
          <table:table-cell table:style-name="ce8" office:value-type="string" calcext:value-type="string">
            <text:p>SU Fade</text:p>
          </table:table-cell>
          <table:table-cell table:style-name="ce8" table:formula="of:=[.C139]+[.D139]" office:value-type="float" office:value="230" calcext:value-type="float">
            <text:p>230</text:p>
          </table:table-cell>
          <table:table-cell table:style-name="ce15" table:formula="of:=([.C139]-[.D139])/SQRT([.C139]+[.D139])" office:value-type="float" office:value="3.95628284037472" calcext:value-type="float">
            <text:p>3.96</text:p>
          </table:table-cell>
          <table:table-cell table:style-name="ce25" table:formula="of:=ABS([.O139])" office:value-type="float" office:value="3.95628284037472" calcext:value-type="float">
            <text:p>3.96</text:p>
          </table:table-cell>
          <table:table-cell table:style-name="ce33"/>
          <table:table-cell table:style-name="ce8"/>
          <table:table-cell table:number-columns-repeated="1006"/>
        </table:table-row>
        <table:table-row table:style-name="ro2">
          <table:table-cell table:style-name="ce7" office:value-type="date" office:date-value="2015-01-08" calcext:value-type="date">
            <text:p>1/8/2015</text:p>
          </table:table-cell>
          <table:table-cell table:style-name="ce8" office:value-type="string" calcext:value-type="string">
            <text:p>NHL138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34" calcext:value-type="float">
            <text:p>34</text:p>
          </table:table-cell>
          <table:table-cell table:style-name="ce25" office:value-type="float" office:value="23.44" calcext:value-type="float">
            <text:p>23.44</text:p>
          </table:table-cell>
          <table:table-cell table:style-name="ce9" office:value-type="percentage" office:value="0.18" calcext:value-type="percentage">
            <text:p>18.00%</text:p>
          </table:table-cell>
          <table:table-cell table:style-name="ce8" office:value-type="string" calcext:value-type="string">
            <text:p>SU</text:p>
          </table:table-cell>
          <table:table-cell table:style-name="ce8" table:number-columns-repeated="2"/>
          <table:table-cell table:style-name="ce3" office:value-type="string" calcext:value-type="string">
            <text:p>po:shots on goal&gt;p:shots on goal*2 and p:F</text:p>
          </table:table-cell>
          <table:table-cell table:style-name="ce12" office:value-type="string" calcext:value-type="string">
            <text:p><text:a xlink:href="http://killersports.com/nhl/query?sdql=po%3Ashots+on+goal%3Ep%3Ashots+on+goal*2+and+p%3AF+&amp;submit=++S+D+Q+L+!++" xlink:type="simple">http://killersports.com/nhl/query?sdql=po%3Ashots+on+goal%3Ep%3Ashots+on+goal*2+and+p%3AF+&amp;submit=++S+D+Q+L+!++</text:a></text:p>
          </table:table-cell>
          <table:table-cell table:style-name="ce20" office:value-type="string" calcext:value-type="string">
            <text:p>perryhs</text:p>
          </table:table-cell>
          <table:table-cell table:style-name="ce8" office:value-type="string" calcext:value-type="string">
            <text:p>SU Back</text:p>
          </table:table-cell>
          <table:table-cell table:style-name="ce8" table:formula="of:=[.C140]+[.D140]" office:value-type="float" office:value="96" calcext:value-type="float">
            <text:p>96</text:p>
          </table:table-cell>
          <table:table-cell table:style-name="ce15" table:formula="of:=([.C140]-[.D140])/SQRT([.C140]+[.D140])" office:value-type="float" office:value="2.85773803324704" calcext:value-type="float">
            <text:p>2.86</text:p>
          </table:table-cell>
          <table:table-cell table:style-name="ce25" table:formula="of:=ABS([.O140])" office:value-type="float" office:value="2.85773803324704" calcext:value-type="float">
            <text:p>2.86</text:p>
          </table:table-cell>
          <table:table-cell table:style-name="ce33"/>
          <table:table-cell table:style-name="ce8"/>
          <table:table-cell table:number-columns-repeated="1006"/>
        </table:table-row>
        <table:table-row table:style-name="ro2">
          <table:table-cell table:style-name="ce7" office:value-type="date" office:date-value="2015-01-08" calcext:value-type="date">
            <text:p>1/8/2015</text:p>
          </table:table-cell>
          <table:table-cell table:style-name="ce8" office:value-type="string" calcext:value-type="string">
            <text:p>NHL139</text:p>
          </table:table-cell>
          <table:table-cell table:style-name="ce8" office:value-type="float" office:value="196" calcext:value-type="float">
            <text:p>196</text:p>
          </table:table-cell>
          <table:table-cell table:style-name="ce8" office:value-type="float" office:value="87" calcext:value-type="float">
            <text:p>87</text:p>
          </table:table-cell>
          <table:table-cell table:style-name="ce25" office:value-type="float" office:value="72.95" calcext:value-type="float">
            <text:p>72.95</text:p>
          </table:table-cell>
          <table:table-cell table:style-name="ce9" office:value-type="percentage" office:value="0.179" calcext:value-type="percentage">
            <text:p>17.90%</text:p>
          </table:table-cell>
          <table:table-cell table:style-name="ce8" office:value-type="string" calcext:value-type="string">
            <text:p>SU</text:p>
          </table:table-cell>
          <table:table-cell table:style-name="ce8"/>
          <table:table-cell table:style-name="ce8" office:value-type="string" calcext:value-type="string">
            <text:p>FAV</text:p>
          </table:table-cell>
          <table:table-cell table:style-name="ce3" office:value-type="string" calcext:value-type="string">
            <text:p>D and streak&gt;3 and p:shots on goal &lt; op:shots on goal</text:p>
          </table:table-cell>
          <table:table-cell table:style-name="ce12" office:value-type="string" calcext:value-type="string">
            <text:p><text:a xlink:href="http://killersports.com/nhl/query?sdql=D+and+streak%3E3+and+p%3Ashots+on+goal+%3C+op%3Ashots+on+goal+&amp;submit=++S+D+Q+L+!++" xlink:type="simple">http://killersports.com/nhl/query?sdql=D+and+streak%3E3+and+p%3Ashots+on+goal+%3C+op%3Ashots+on+goal+&amp;submit=++S+D+Q+L+!++</text:a></text:p>
          </table:table-cell>
          <table:table-cell table:style-name="ce20" office:value-type="string" calcext:value-type="string">
            <text:p>perryhs</text:p>
          </table:table-cell>
          <table:table-cell table:style-name="ce8" office:value-type="string" calcext:value-type="string">
            <text:p>SU Fade</text:p>
          </table:table-cell>
          <table:table-cell table:style-name="ce8" table:formula="of:=[.C141]+[.D141]" office:value-type="float" office:value="283" calcext:value-type="float">
            <text:p>283</text:p>
          </table:table-cell>
          <table:table-cell table:style-name="ce15" table:formula="of:=([.C141]-[.D141])/SQRT([.C141]+[.D141])" office:value-type="float" office:value="6.47937745122763" calcext:value-type="float">
            <text:p>6.48</text:p>
          </table:table-cell>
          <table:table-cell table:style-name="ce25" table:formula="of:=ABS([.O141])" office:value-type="float" office:value="6.47937745122763" calcext:value-type="float">
            <text:p>6.48</text:p>
          </table:table-cell>
          <table:table-cell table:style-name="ce33"/>
          <table:table-cell table:style-name="ce8"/>
          <table:table-cell table:number-columns-repeated="1006"/>
        </table:table-row>
        <table:table-row table:style-name="ro2">
          <table:table-cell table:style-name="ce7" office:value-type="date" office:date-value="2015-01-08" calcext:value-type="date">
            <text:p>1/8/2015</text:p>
          </table:table-cell>
          <table:table-cell table:style-name="ce8" office:value-type="string" calcext:value-type="string">
            <text:p>NHL140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83" calcext:value-type="float">
            <text:p>83</text:p>
          </table:table-cell>
          <table:table-cell table:style-name="ce25" office:value-type="float" office:value="64.02" calcext:value-type="float">
            <text:p>64.02</text:p>
          </table:table-cell>
          <table:table-cell table:style-name="ce9" office:value-type="percentage" office:value="0.171" calcext:value-type="percentage">
            <text:p>17.10%</text:p>
          </table:table-cell>
          <table:table-cell table:style-name="ce8" office:value-type="string" calcext:value-type="string">
            <text:p>SU</text:p>
          </table:table-cell>
          <table:table-cell table:style-name="ce8"/>
          <table:table-cell table:style-name="ce8" office:value-type="string" calcext:value-type="string">
            <text:p>FAV</text:p>
          </table:table-cell>
          <table:table-cell table:style-name="ce3" office:value-type="string" calcext:value-type="string">
            <text:p>D and streak&gt;3 and p:shots on goal &lt; po:shots on goal</text:p>
          </table:table-cell>
          <table:table-cell table:style-name="ce12" office:value-type="string" calcext:value-type="string">
            <text:p><text:a xlink:href="http://killersports.com/nhl/query?sdql=D+and+streak%3E3+and+p%3Ashots+on+goal+%3C+po%3Ashots+on+goal+&amp;submit=++S+D+Q+L+!++" xlink:type="simple">http://killersports.com/nhl/query?sdql=D+and+streak%3E3+and+p%3Ashots+on+goal+%3C+po%3Ashots+on+goal+&amp;submit=++S+D+Q+L+!++</text:a></text:p>
          </table:table-cell>
          <table:table-cell table:style-name="ce20" office:value-type="string" calcext:value-type="string">
            <text:p>perryhs</text:p>
          </table:table-cell>
          <table:table-cell table:style-name="ce8" office:value-type="string" calcext:value-type="string">
            <text:p>SU Fade</text:p>
          </table:table-cell>
          <table:table-cell table:style-name="ce8" table:formula="of:=[.C142]+[.D142]" office:value-type="float" office:value="263" calcext:value-type="float">
            <text:p>263</text:p>
          </table:table-cell>
          <table:table-cell table:style-name="ce15" table:formula="of:=([.C142]-[.D142])/SQRT([.C142]+[.D142])" office:value-type="float" office:value="5.98127623498861" calcext:value-type="float">
            <text:p>5.98</text:p>
          </table:table-cell>
          <table:table-cell table:style-name="ce25" table:formula="of:=ABS([.O142])" office:value-type="float" office:value="5.98127623498861" calcext:value-type="float">
            <text:p>5.98</text:p>
          </table:table-cell>
          <table:table-cell table:style-name="ce33"/>
          <table:table-cell table:style-name="ce8"/>
          <table:table-cell table:number-columns-repeated="1006"/>
        </table:table-row>
        <table:table-row table:style-name="ro2">
          <table:table-cell table:style-name="ce7" office:value-type="date" office:date-value="2015-01-08" calcext:value-type="date">
            <text:p>1/8/2015</text:p>
          </table:table-cell>
          <table:table-cell table:style-name="ce8" office:value-type="string" calcext:value-type="string">
            <text:p>NHL141</text:p>
          </table:table-cell>
          <table:table-cell table:style-name="ce8" office:value-type="float" office:value="116" calcext:value-type="float">
            <text:p>116</text:p>
          </table:table-cell>
          <table:table-cell table:style-name="ce8" office:value-type="float" office:value="102" calcext:value-type="float">
            <text:p>102</text:p>
          </table:table-cell>
          <table:table-cell table:style-name="ce25" office:value-type="float" office:value="33.5" calcext:value-type="float">
            <text:p>33.50</text:p>
          </table:table-cell>
          <table:table-cell table:style-name="ce9" office:value-type="percentage" office:value="0.137" calcext:value-type="percentage">
            <text:p>13.70%</text:p>
          </table:table-cell>
          <table:table-cell table:style-name="ce8" office:value-type="string" calcext:value-type="string">
            <text:p>SU</text:p>
          </table:table-cell>
          <table:table-cell table:style-name="ce8" table:number-columns-repeated="2"/>
          <table:table-cell table:style-name="ce3" office:value-type="string" calcext:value-type="string">
            <text:p>streak&gt;=3 and p:margin+pp:margin+ppp:margin&gt;=10</text:p>
          </table:table-cell>
          <table:table-cell table:style-name="ce12" office:value-type="string" calcext:value-type="string">
            <text:p><text:a xlink:href="http://killersports.com/nhl/query?sdql=streak%3E%3D3+and+p%3Amargin%2Bpp%3Amargin%2Bppp%3Amargin%3E%3D10+&amp;submit=++S+D+Q+L+!++" xlink:type="simple">http://killersports.com/nhl/query?sdql=streak%3E%3D3+and+p%3Amargin%2Bpp%3Amargin%2Bppp%3Amargin%3E%3D10+&amp;submit=++S+D+Q+L+!++</text:a></text:p>
          </table:table-cell>
          <table:table-cell table:style-name="ce20" office:value-type="string" calcext:value-type="string">
            <text:p>perryhs</text:p>
          </table:table-cell>
          <table:table-cell table:style-name="ce8" office:value-type="string" calcext:value-type="string">
            <text:p>SU Fade</text:p>
          </table:table-cell>
          <table:table-cell table:style-name="ce8" table:formula="of:=[.C143]+[.D143]" office:value-type="float" office:value="218" calcext:value-type="float">
            <text:p>218</text:p>
          </table:table-cell>
          <table:table-cell table:style-name="ce15" table:formula="of:=([.C143]-[.D143])/SQRT([.C143]+[.D143])" office:value-type="float" office:value="0.948199646070035" calcext:value-type="float">
            <text:p>0.95</text:p>
          </table:table-cell>
          <table:table-cell table:style-name="ce25" table:formula="of:=ABS([.O143])" office:value-type="float" office:value="0.948199646070035" calcext:value-type="float">
            <text:p>0.95</text:p>
          </table:table-cell>
          <table:table-cell table:style-name="ce33"/>
          <table:table-cell table:style-name="ce8"/>
          <table:table-cell table:number-columns-repeated="1006"/>
        </table:table-row>
        <table:table-row table:style-name="ro2">
          <table:table-cell table:style-name="ce7" office:value-type="date" office:date-value="2015-01-08" calcext:value-type="date">
            <text:p>1/8/2015</text:p>
          </table:table-cell>
          <table:table-cell table:style-name="ce8" office:value-type="string" calcext:value-type="string">
            <text:p>NHL142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68" calcext:value-type="float">
            <text:p>68</text:p>
          </table:table-cell>
          <table:table-cell table:style-name="ce25" office:value-type="float" office:value="48.76" calcext:value-type="float">
            <text:p>48.76</text:p>
          </table:table-cell>
          <table:table-cell table:style-name="ce9" office:value-type="percentage" office:value="0.281" calcext:value-type="percentage">
            <text:p>28.10%</text:p>
          </table:table-cell>
          <table:table-cell table:style-name="ce8" office:value-type="string" calcext:value-type="string">
            <text:p>SU</text:p>
          </table:table-cell>
          <table:table-cell table:style-name="ce8" office:value-type="string" calcext:value-type="string">
            <text:p>AWAY</text:p>
          </table:table-cell>
          <table:table-cell table:style-name="ce8"/>
          <table:table-cell table:style-name="ce3" office:value-type="string" calcext:value-type="string">
            <text:p>streak&lt;=-2 and p:shots on goal&gt;40 and A</text:p>
          </table:table-cell>
          <table:table-cell table:style-name="ce12" office:value-type="string" calcext:value-type="string">
            <text:p><text:a xlink:href="http://killersports.com/nhl/query?sdql=streak%3C%3D-2+and+p%3Ashots+on+goal%3E40+and+A+&amp;submit=++S+D+Q+L+!++" xlink:type="simple">http://killersports.com/nhl/query?sdql=streak%3C%3D-2+and+p%3Ashots+on+goal%3E40+and+A+&amp;submit=++S+D+Q+L+!++</text:a></text:p>
          </table:table-cell>
          <table:table-cell table:style-name="ce20" office:value-type="string" calcext:value-type="string">
            <text:p>perryhs</text:p>
          </table:table-cell>
          <table:table-cell table:style-name="ce8" office:value-type="string" calcext:value-type="string">
            <text:p>SU Back</text:p>
          </table:table-cell>
          <table:table-cell table:style-name="ce8" table:formula="of:=[.C144]+[.D144]" office:value-type="float" office:value="161" calcext:value-type="float">
            <text:p>161</text:p>
          </table:table-cell>
          <table:table-cell table:style-name="ce15" table:formula="of:=([.C144]-[.D144])/SQRT([.C144]+[.D144])" office:value-type="float" office:value="1.97027601559775" calcext:value-type="float">
            <text:p>1.97</text:p>
          </table:table-cell>
          <table:table-cell table:style-name="ce25" table:formula="of:=ABS([.O144])" office:value-type="float" office:value="1.97027601559775" calcext:value-type="float">
            <text:p>1.97</text:p>
          </table:table-cell>
          <table:table-cell table:style-name="ce33"/>
          <table:table-cell table:style-name="ce8"/>
          <table:table-cell table:number-columns-repeated="1006"/>
        </table:table-row>
        <table:table-row table:style-name="ro2">
          <table:table-cell table:style-name="ce7" office:value-type="date" office:date-value="2015-01-09" calcext:value-type="date">
            <text:p>1/9/2015</text:p>
          </table:table-cell>
          <table:table-cell table:style-name="ce8" office:value-type="string" calcext:value-type="string">
            <text:p>NHL143</text:p>
          </table:table-cell>
          <table:table-cell table:style-name="ce8" office:value-type="float" office:value="231" calcext:value-type="float">
            <text:p>231</text:p>
          </table:table-cell>
          <table:table-cell table:style-name="ce8" office:value-type="float" office:value="267" calcext:value-type="float">
            <text:p>267</text:p>
          </table:table-cell>
          <table:table-cell table:style-name="ce25" office:value-type="float" office:value="84.62" calcext:value-type="float">
            <text:p>84.62</text:p>
          </table:table-cell>
          <table:table-cell table:style-name="ce9" office:value-type="percentage" office:value="0.173" calcext:value-type="percentage">
            <text:p>17.30%</text:p>
          </table:table-cell>
          <table:table-cell table:style-name="ce8" office:value-type="string" calcext:value-type="string">
            <text:p>SU</text:p>
          </table:table-cell>
          <table:table-cell table:style-name="ce8" office:value-type="string" calcext:value-type="string">
            <text:p>AWAY</text:p>
          </table:table-cell>
          <table:table-cell table:style-name="ce8" office:value-type="string" calcext:value-type="string">
            <text:p>DOG</text:p>
          </table:table-cell>
          <table:table-cell table:style-name="ce3" office:value-type="string" calcext:value-type="string">
            <text:p>p:power play goals&gt;=2 and 1&lt;=p:margin&lt;=3 and HF and (op:O or op:L)</text:p>
          </table:table-cell>
          <table:table-cell table:style-name="ce12" office:value-type="string" calcext:value-type="string">
            <text:p><text:a xlink:href="http://killersports.com/nhl/query?sdql=p%3Apower+play+goals%3E%3D2+and+1%3C%3Dp%3Amargin%3C%3D3+and+HF+and+%28op%3AO+or+op%3AL%29+&amp;submit=++S+D+Q+L+!++" xlink:type="simple">http://killersports.com/nhl/query?sdql=p%3Apower+play+goals%3E%3D2+and+1%3C%3Dp%3Amargin%3C%3D3+and+HF+and+%28op%3AO+or+op%3AL%29+&amp;submit=++S+D+Q+L+!++</text:a></text:p>
          </table:table-cell>
          <table:table-cell table:style-name="ce20" office:value-type="string" calcext:value-type="string">
            <text:p>perryhs</text:p>
          </table:table-cell>
          <table:table-cell table:style-name="ce8" office:value-type="string" calcext:value-type="string">
            <text:p>SU Fade</text:p>
          </table:table-cell>
          <table:table-cell table:style-name="ce8" table:formula="of:=[.C145]+[.D145]" office:value-type="float" office:value="498" calcext:value-type="float">
            <text:p>498</text:p>
          </table:table-cell>
          <table:table-cell table:style-name="ce15" table:formula="of:=([.C145]-[.D145])/SQRT([.C145]+[.D145])" office:value-type="float" office:value="-1.6131985738136" calcext:value-type="float">
            <text:p>-1.61</text:p>
          </table:table-cell>
          <table:table-cell table:style-name="ce25" table:formula="of:=ABS([.O145])" office:value-type="float" office:value="1.6131985738136" calcext:value-type="float">
            <text:p>1.61</text:p>
          </table:table-cell>
          <table:table-cell table:style-name="ce33"/>
          <table:table-cell table:style-name="ce8"/>
          <table:table-cell table:number-columns-repeated="1006"/>
        </table:table-row>
        <table:table-row table:style-name="ro2">
          <table:table-cell table:style-name="ce7" office:value-type="date" office:date-value="2015-01-09" calcext:value-type="date">
            <text:p>1/9/2015</text:p>
          </table:table-cell>
          <table:table-cell table:style-name="ce8" office:value-type="string" calcext:value-type="string">
            <text:p>NHL144</text:p>
          </table:table-cell>
          <table:table-cell table:style-name="ce8" office:value-type="float" office:value="173" calcext:value-type="float">
            <text:p>173</text:p>
          </table:table-cell>
          <table:table-cell table:style-name="ce8" office:value-type="float" office:value="190" calcext:value-type="float">
            <text:p>190</text:p>
          </table:table-cell>
          <table:table-cell table:style-name="ce25" office:value-type="float" office:value="53.74" calcext:value-type="float">
            <text:p>53.74</text:p>
          </table:table-cell>
          <table:table-cell table:style-name="ce9" office:value-type="percentage" office:value="0.148" calcext:value-type="percentage">
            <text:p>14.80%</text:p>
          </table:table-cell>
          <table:table-cell table:style-name="ce8" office:value-type="string" calcext:value-type="string">
            <text:p>SU</text:p>
          </table:table-cell>
          <table:table-cell table:style-name="ce8" office:value-type="string" calcext:value-type="string">
            <text:p>AWAY</text:p>
          </table:table-cell>
          <table:table-cell table:style-name="ce8" office:value-type="string" calcext:value-type="string">
            <text:p>DOG</text:p>
          </table:table-cell>
          <table:table-cell table:style-name="ce3" office:value-type="string" calcext:value-type="string">
            <text:p>po:power play goals&gt;=2 and p:L and HF and op:L</text:p>
          </table:table-cell>
          <table:table-cell table:style-name="ce12" office:value-type="string" calcext:value-type="string">
            <text:p><text:a xlink:href="http://killersports.com/nhl/query?sdql=po%3Apower+play+goals%3E%3D2+and+p%3AL+and+HF+and+op%3AL&amp;submit=++S+D+Q+L+!++" xlink:type="simple">http://killersports.com/nhl/query?sdql=po%3Apower+play+goals%3E%3D2+and+p%3AL+and+HF+and+op%3AL&amp;submit=++S+D+Q+L+!++</text:a></text:p>
          </table:table-cell>
          <table:table-cell table:style-name="ce20" office:value-type="string" calcext:value-type="string">
            <text:p>perryhs</text:p>
          </table:table-cell>
          <table:table-cell table:style-name="ce8" office:value-type="string" calcext:value-type="string">
            <text:p>SU Fade</text:p>
          </table:table-cell>
          <table:table-cell table:style-name="ce8" table:formula="of:=[.C146]+[.D146]" office:value-type="float" office:value="363" calcext:value-type="float">
            <text:p>363</text:p>
          </table:table-cell>
          <table:table-cell table:style-name="ce15" table:formula="of:=([.C146]-[.D146])/SQRT([.C146]+[.D146])" office:value-type="float" office:value="-0.892268597838513" calcext:value-type="float">
            <text:p>-0.89</text:p>
          </table:table-cell>
          <table:table-cell table:style-name="ce25" table:formula="of:=ABS([.O146])" office:value-type="float" office:value="0.892268597838513" calcext:value-type="float">
            <text:p>0.89</text:p>
          </table:table-cell>
          <table:table-cell table:style-name="ce33"/>
          <table:table-cell table:style-name="ce8"/>
          <table:table-cell table:number-columns-repeated="1006"/>
        </table:table-row>
        <table:table-row table:style-name="ro2">
          <table:table-cell table:style-name="ce7" office:value-type="date" office:date-value="2015-01-09" calcext:value-type="date">
            <text:p>1/9/2015</text:p>
          </table:table-cell>
          <table:table-cell table:style-name="ce8" office:value-type="string" calcext:value-type="string">
            <text:p>NHL145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99" calcext:value-type="float">
            <text:p>99</text:p>
          </table:table-cell>
          <table:table-cell table:style-name="ce25" office:value-type="float" office:value="34.73" calcext:value-type="float">
            <text:p>34.73</text:p>
          </table:table-cell>
          <table:table-cell table:style-name="ce9" office:value-type="percentage" office:value="0.179" calcext:value-type="percentage">
            <text:p>17.90%</text:p>
          </table:table-cell>
          <table:table-cell table:style-name="ce8" office:value-type="string" calcext:value-type="string">
            <text:p>SU</text:p>
          </table:table-cell>
          <table:table-cell table:style-name="ce8" office:value-type="string" calcext:value-type="string">
            <text:p>AWAY</text:p>
          </table:table-cell>
          <table:table-cell table:style-name="ce8" office:value-type="string" calcext:value-type="string">
            <text:p>DOG</text:p>
          </table:table-cell>
          <table:table-cell table:style-name="ce3" office:value-type="string" calcext:value-type="string">
            <text:p>p:margin&lt;=-4 and HF and op:L</text:p>
          </table:table-cell>
          <table:table-cell table:style-name="ce12" office:value-type="string" calcext:value-type="string">
            <text:p><text:a xlink:href="http://killersports.com/nhl/query?sdql=+p%3Amargin%3C%3D-4+and+HF+and+op%3AL+&amp;submit=++S+D+Q+L+!++" xlink:type="simple">http://killersports.com/nhl/query?sdql=+p%3Amargin%3C%3D-4+and+HF+and+op%3AL+&amp;submit=++S+D+Q+L+!++</text:a></text:p>
          </table:table-cell>
          <table:table-cell table:style-name="ce20" office:value-type="string" calcext:value-type="string">
            <text:p>perryhs</text:p>
          </table:table-cell>
          <table:table-cell table:style-name="ce8" office:value-type="string" calcext:value-type="string">
            <text:p>SU Fade</text:p>
          </table:table-cell>
          <table:table-cell table:style-name="ce8" table:formula="of:=[.C147]+[.D147]" office:value-type="float" office:value="194" calcext:value-type="float">
            <text:p>194</text:p>
          </table:table-cell>
          <table:table-cell table:style-name="ce15" table:formula="of:=([.C147]-[.D147])/SQRT([.C147]+[.D147])" office:value-type="float" office:value="-0.287183263447095" calcext:value-type="float">
            <text:p>-0.29</text:p>
          </table:table-cell>
          <table:table-cell table:style-name="ce25" table:formula="of:=ABS([.O147])" office:value-type="float" office:value="0.287183263447095" calcext:value-type="float">
            <text:p>0.29</text:p>
          </table:table-cell>
          <table:table-cell table:style-name="ce33"/>
          <table:table-cell table:style-name="ce8"/>
          <table:table-cell table:number-columns-repeated="1006"/>
        </table:table-row>
        <table:table-row table:style-name="ro2">
          <table:table-cell table:style-name="ce7" office:value-type="date" office:date-value="2015-01-09" calcext:value-type="date">
            <text:p>1/9/2015</text:p>
          </table:table-cell>
          <table:table-cell table:style-name="ce8" office:value-type="string" calcext:value-type="string">
            <text:p>NHL146</text:p>
          </table:table-cell>
          <table:table-cell table:style-name="ce8" office:value-type="float" office:value="144" calcext:value-type="float">
            <text:p>144</text:p>
          </table:table-cell>
          <table:table-cell table:style-name="ce8" office:value-type="float" office:value="162" calcext:value-type="float">
            <text:p>162</text:p>
          </table:table-cell>
          <table:table-cell table:style-name="ce25" office:value-type="float" office:value="41.64" calcext:value-type="float">
            <text:p>41.64</text:p>
          </table:table-cell>
          <table:table-cell table:style-name="ce9" office:value-type="percentage" office:value="0.136" calcext:value-type="percentage">
            <text:p>13.60%</text:p>
          </table:table-cell>
          <table:table-cell table:style-name="ce8" office:value-type="string" calcext:value-type="string">
            <text:p>SU</text:p>
          </table:table-cell>
          <table:table-cell table:style-name="ce8" office:value-type="string" calcext:value-type="string">
            <text:p>AWAY</text:p>
          </table:table-cell>
          <table:table-cell table:style-name="ce8" office:value-type="string" calcext:value-type="string">
            <text:p>DOG</text:p>
          </table:table-cell>
          <table:table-cell table:style-name="ce3" office:value-type="string" calcext:value-type="string">
            <text:p>p:assists+5 &lt; po:assists and HF and op:L</text:p>
          </table:table-cell>
          <table:table-cell table:style-name="ce12" office:value-type="string" calcext:value-type="string">
            <text:p><text:a xlink:href="http://killersports.com/nhl/query?sdql=p%3Aassists%2B5+%3C+po%3Aassists+and+HF+and+op%3AL&amp;submit=++S+D+Q+L+!++" xlink:type="simple">http://killersports.com/nhl/query?sdql=p%3Aassists%2B5+%3C+po%3Aassists+and+HF+and+op%3AL&amp;submit=++S+D+Q+L+!++</text:a></text:p>
          </table:table-cell>
          <table:table-cell table:style-name="ce20" office:value-type="string" calcext:value-type="string">
            <text:p>perryhs</text:p>
          </table:table-cell>
          <table:table-cell table:style-name="ce8" office:value-type="string" calcext:value-type="string">
            <text:p>SU Fade</text:p>
          </table:table-cell>
          <table:table-cell table:style-name="ce8" table:formula="of:=[.C148]+[.D148]" office:value-type="float" office:value="306" calcext:value-type="float">
            <text:p>306</text:p>
          </table:table-cell>
          <table:table-cell table:style-name="ce15" table:formula="of:=([.C148]-[.D148])/SQRT([.C148]+[.D148])" office:value-type="float" office:value="-1.02899151085505" calcext:value-type="float">
            <text:p>-1.03</text:p>
          </table:table-cell>
          <table:table-cell table:style-name="ce25" table:formula="of:=ABS([.O148])" office:value-type="float" office:value="1.02899151085505" calcext:value-type="float">
            <text:p>1.03</text:p>
          </table:table-cell>
          <table:table-cell table:style-name="ce33"/>
          <table:table-cell table:style-name="ce8"/>
          <table:table-cell table:number-columns-repeated="1006"/>
        </table:table-row>
        <table:table-row table:style-name="ro2">
          <table:table-cell table:style-name="ce7" office:value-type="date" office:date-value="2015-01-09" calcext:value-type="date">
            <text:p>1/9/2015</text:p>
          </table:table-cell>
          <table:table-cell table:style-name="ce8" office:value-type="string" calcext:value-type="string">
            <text:p>NHL147</text:p>
          </table:table-cell>
          <table:table-cell table:style-name="ce8" office:value-type="float" office:value="153" calcext:value-type="float">
            <text:p>153</text:p>
          </table:table-cell>
          <table:table-cell table:style-name="ce8" office:value-type="float" office:value="97" calcext:value-type="float">
            <text:p>97</text:p>
          </table:table-cell>
          <table:table-cell table:style-name="ce25" office:value-type="float" office:value="52.59" calcext:value-type="float">
            <text:p>52.59</text:p>
          </table:table-cell>
          <table:table-cell table:style-name="ce9" office:value-type="percentage" office:value="0.16" calcext:value-type="percentage">
            <text:p>16.00%</text:p>
          </table:table-cell>
          <table:table-cell table:style-name="ce8" office:value-type="string" calcext:value-type="string">
            <text:p>SU</text:p>
          </table:table-cell>
          <table:table-cell table:style-name="ce8" table:number-columns-repeated="2"/>
          <table:table-cell table:style-name="ce3" office:value-type="string" calcext:value-type="string">
            <text:p>p:margin&gt;=4 and p:total=5</text:p>
          </table:table-cell>
          <table:table-cell table:style-name="ce12" office:value-type="string" calcext:value-type="string">
            <text:p><text:a xlink:href="http://killersports.com/nhl/query?sdql=p%3Amargin%3E%3D4+and+p%3Atotal%3D5+&amp;submit=++S+D+Q+L+!++" xlink:type="simple">http://killersports.com/nhl/query?sdql=p%3Amargin%3E%3D4+and+p%3Atotal%3D5+&amp;submit=++S+D+Q+L+!++</text:a></text:p>
          </table:table-cell>
          <table:table-cell table:style-name="ce20" office:value-type="string" calcext:value-type="string">
            <text:p>perryhs</text:p>
          </table:table-cell>
          <table:table-cell table:style-name="ce8" office:value-type="string" calcext:value-type="string">
            <text:p>SU Back</text:p>
          </table:table-cell>
          <table:table-cell table:style-name="ce8" table:formula="of:=[.C149]+[.D149]" office:value-type="float" office:value="250" calcext:value-type="float">
            <text:p>250</text:p>
          </table:table-cell>
          <table:table-cell table:style-name="ce15" table:formula="of:=([.C149]-[.D149])/SQRT([.C149]+[.D149])" office:value-type="float" office:value="3.54175097938858" calcext:value-type="float">
            <text:p>3.54</text:p>
          </table:table-cell>
          <table:table-cell table:style-name="ce25" table:formula="of:=ABS([.O149])" office:value-type="float" office:value="3.54175097938858" calcext:value-type="float">
            <text:p>3.54</text:p>
          </table:table-cell>
          <table:table-cell table:style-name="ce33"/>
          <table:table-cell table:style-name="ce8"/>
          <table:table-cell table:number-columns-repeated="1006"/>
        </table:table-row>
        <table:table-row table:style-name="ro2">
          <table:table-cell table:style-name="ce7" office:value-type="date" office:date-value="2015-01-09" calcext:value-type="date">
            <text:p>1/9/2015</text:p>
          </table:table-cell>
          <table:table-cell table:style-name="ce8" office:value-type="string" calcext:value-type="string">
            <text:p>NHL148</text:p>
          </table:table-cell>
          <table:table-cell table:style-name="ce8" office:value-type="float" office:value="101" calcext:value-type="float">
            <text:p>101</text:p>
          </table:table-cell>
          <table:table-cell table:style-name="ce8" office:value-type="float" office:value="39" calcext:value-type="float">
            <text:p>39</text:p>
          </table:table-cell>
          <table:table-cell table:style-name="ce25" office:value-type="float" office:value="43.95" calcext:value-type="float">
            <text:p>43.95</text:p>
          </table:table-cell>
          <table:table-cell table:style-name="ce9" office:value-type="percentage" office:value="0.202" calcext:value-type="percentage">
            <text:p>20.20%</text:p>
          </table:table-cell>
          <table:table-cell table:style-name="ce8" office:value-type="string" calcext:value-type="string">
            <text:p>SU</text:p>
          </table:table-cell>
          <table:table-cell table:style-name="ce8"/>
          <table:table-cell table:style-name="ce8" office:value-type="string" calcext:value-type="string">
            <text:p>FAV</text:p>
          </table:table-cell>
          <table:table-cell table:style-name="ce3" office:value-type="string" calcext:value-type="string">
            <text:p>p:margin&gt;=4 and p:total=5 and F</text:p>
          </table:table-cell>
          <table:table-cell table:style-name="ce12" office:value-type="string" calcext:value-type="string">
            <text:p><text:a xlink:href="http://killersports.com/nhl/query?sdql=p%3Amargin%3E%3D4+and+p%3Atotal%3D5+and+F+&amp;submit=++S+D+Q+L+!++" xlink:type="simple">http://killersports.com/nhl/query?sdql=p%3Amargin%3E%3D4+and+p%3Atotal%3D5+and+F+&amp;submit=++S+D+Q+L+!++</text:a></text:p>
          </table:table-cell>
          <table:table-cell table:style-name="ce20" office:value-type="string" calcext:value-type="string">
            <text:p>perryhs</text:p>
          </table:table-cell>
          <table:table-cell table:style-name="ce8" office:value-type="string" calcext:value-type="string">
            <text:p>SU Back</text:p>
          </table:table-cell>
          <table:table-cell table:style-name="ce8" table:formula="of:=[.C150]+[.D150]" office:value-type="float" office:value="140" calcext:value-type="float">
            <text:p>140</text:p>
          </table:table-cell>
          <table:table-cell table:style-name="ce15" table:formula="of:=([.C150]-[.D150])/SQRT([.C150]+[.D150])" office:value-type="float" office:value="5.2399563793168" calcext:value-type="float">
            <text:p>5.24</text:p>
          </table:table-cell>
          <table:table-cell table:style-name="ce25" table:formula="of:=ABS([.O150])" office:value-type="float" office:value="5.2399563793168" calcext:value-type="float">
            <text:p>5.24</text:p>
          </table:table-cell>
          <table:table-cell table:style-name="ce33"/>
          <table:table-cell table:style-name="ce8"/>
          <table:table-cell table:number-columns-repeated="1006"/>
        </table:table-row>
        <table:table-row table:style-name="ro2">
          <table:table-cell table:style-name="ce7" office:value-type="date" office:date-value="2015-01-09" calcext:value-type="date">
            <text:p>1/9/2015</text:p>
          </table:table-cell>
          <table:table-cell table:style-name="ce8" office:value-type="string" calcext:value-type="string">
            <text:p>NHL149</text:p>
          </table:table-cell>
          <table:table-cell table:style-name="ce8" office:value-type="float" office:value="103" calcext:value-type="float">
            <text:p>103</text:p>
          </table:table-cell>
          <table:table-cell table:style-name="ce8" office:value-type="float" office:value="53" calcext:value-type="float">
            <text:p>53</text:p>
          </table:table-cell>
          <table:table-cell table:style-name="ce25" office:value-type="float" office:value="48.4" calcext:value-type="float">
            <text:p>48.40</text:p>
          </table:table-cell>
          <table:table-cell table:style-name="ce9" office:value-type="percentage" office:value="0.228" calcext:value-type="percentage">
            <text:p>22.80%</text:p>
          </table:table-cell>
          <table:table-cell table:style-name="ce8" office:value-type="string" calcext:value-type="string">
            <text:p>SU</text:p>
          </table:table-cell>
          <table:table-cell table:style-name="ce8" table:number-columns-repeated="2"/>
          <table:table-cell table:style-name="ce3" office:value-type="string" calcext:value-type="string">
            <text:p>po:power play goals=0 and p:short handed goals&gt;=1 and p:DU</text:p>
          </table:table-cell>
          <table:table-cell table:style-name="ce12" office:value-type="string" calcext:value-type="string">
            <text:p><text:a xlink:href="http://killersports.com/nhl/query?sdql=po%3Apower+play+goals%3D0+and+p%3Ashort+handed+goals%3E%3D1+and+p%3ADU+&amp;submit=++S+D+Q+L+!++" xlink:type="simple">http://killersports.com/nhl/query?sdql=po%3Apower+play+goals%3D0+and+p%3Ashort+handed+goals%3E%3D1+and+p%3ADU+&amp;submit=++S+D+Q+L+!++</text:a></text:p>
          </table:table-cell>
          <table:table-cell table:style-name="ce20" office:value-type="string" calcext:value-type="string">
            <text:p>perryhs</text:p>
          </table:table-cell>
          <table:table-cell table:style-name="ce8" office:value-type="string" calcext:value-type="string">
            <text:p>SU Fade</text:p>
          </table:table-cell>
          <table:table-cell table:style-name="ce8" table:formula="of:=[.C151]+[.D151]" office:value-type="float" office:value="156" calcext:value-type="float">
            <text:p>156</text:p>
          </table:table-cell>
          <table:table-cell table:style-name="ce15" table:formula="of:=([.C151]-[.D151])/SQRT([.C151]+[.D151])" office:value-type="float" office:value="4.00320384512718" calcext:value-type="float">
            <text:p>4.00</text:p>
          </table:table-cell>
          <table:table-cell table:style-name="ce25" table:formula="of:=ABS([.O151])" office:value-type="float" office:value="4.00320384512718" calcext:value-type="float">
            <text:p>4.00</text:p>
          </table:table-cell>
          <table:table-cell table:style-name="ce33"/>
          <table:table-cell table:style-name="ce8"/>
          <table:table-cell table:number-columns-repeated="1006"/>
        </table:table-row>
        <table:table-row table:style-name="ro2">
          <table:table-cell table:style-name="ce7" office:value-type="date" office:date-value="2015-01-09" calcext:value-type="date">
            <text:p>1/9/2015</text:p>
          </table:table-cell>
          <table:table-cell table:style-name="ce8" office:value-type="string" calcext:value-type="string">
            <text:p>NHL150</text:p>
          </table:table-cell>
          <table:table-cell table:style-name="ce8" office:value-type="float" office:value="102" calcext:value-type="float">
            <text:p>102</text:p>
          </table:table-cell>
          <table:table-cell table:style-name="ce8" office:value-type="float" office:value="93" calcext:value-type="float">
            <text:p>93</text:p>
          </table:table-cell>
          <table:table-cell table:style-name="ce25" office:value-type="float" office:value="36.16" calcext:value-type="float">
            <text:p>36.16</text:p>
          </table:table-cell>
          <table:table-cell table:style-name="ce9" office:value-type="percentage" office:value="0.172" calcext:value-type="percentage">
            <text:p>17.20%</text:p>
          </table:table-cell>
          <table:table-cell table:style-name="ce8" office:value-type="string" calcext:value-type="string">
            <text:p>SU</text:p>
          </table:table-cell>
          <table:table-cell table:style-name="ce8" office:value-type="string" calcext:value-type="string">
            <text:p>AWAY</text:p>
          </table:table-cell>
          <table:table-cell table:style-name="ce8"/>
          <table:table-cell table:style-name="ce3" office:value-type="string" calcext:value-type="string">
            <text:p>p:shots on goal +15 &lt; pp:shots on goal and p:H and H</text:p>
          </table:table-cell>
          <table:table-cell table:style-name="ce12" office:value-type="string" calcext:value-type="string">
            <text:p><text:a xlink:href="http://killersports.com/nhl/query?sdql=p%3Ashots+on+goal+%2B15+%3C+pp%3Ashots+on+goal+and+p%3AH+and+H+&amp;submit=++S+D+Q+L+!++" xlink:type="simple">http://killersports.com/nhl/query?sdql=p%3Ashots+on+goal+%2B15+%3C+pp%3Ashots+on+goal+and+p%3AH+and+H+&amp;submit=++S+D+Q+L+!++</text:a></text:p>
          </table:table-cell>
          <table:table-cell table:style-name="ce20" office:value-type="string" calcext:value-type="string">
            <text:p>perryhs</text:p>
          </table:table-cell>
          <table:table-cell table:style-name="ce8" office:value-type="string" calcext:value-type="string">
            <text:p>SU Fade</text:p>
          </table:table-cell>
          <table:table-cell table:style-name="ce8" table:formula="of:=[.C152]+[.D152]" office:value-type="float" office:value="195" calcext:value-type="float">
            <text:p>195</text:p>
          </table:table-cell>
          <table:table-cell table:style-name="ce15" table:formula="of:=([.C152]-[.D152])/SQRT([.C152]+[.D152])" office:value-type="float" office:value="0.64450338663549" calcext:value-type="float">
            <text:p>0.64</text:p>
          </table:table-cell>
          <table:table-cell table:style-name="ce25" table:formula="of:=ABS([.O152])" office:value-type="float" office:value="0.64450338663549" calcext:value-type="float">
            <text:p>0.64</text:p>
          </table:table-cell>
          <table:table-cell table:style-name="ce33"/>
          <table:table-cell table:style-name="ce8"/>
          <table:table-cell table:number-columns-repeated="1006"/>
        </table:table-row>
        <table:table-row table:style-name="ro2">
          <table:table-cell table:style-name="ce7" office:value-type="date" office:date-value="2015-01-09" calcext:value-type="date">
            <text:p>1/9/2015</text:p>
          </table:table-cell>
          <table:table-cell table:style-name="ce8" office:value-type="string" calcext:value-type="string">
            <text:p>NHL151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84" calcext:value-type="float">
            <text:p>84</text:p>
          </table:table-cell>
          <table:table-cell table:style-name="ce25" office:value-type="float" office:value="35.86" calcext:value-type="float">
            <text:p>35.86</text:p>
          </table:table-cell>
          <table:table-cell table:style-name="ce9" office:value-type="percentage" office:value="0.201" calcext:value-type="percentage">
            <text:p>20.10%</text:p>
          </table:table-cell>
          <table:table-cell table:style-name="ce8" office:value-type="string" calcext:value-type="string">
            <text:p>SU</text:p>
          </table:table-cell>
          <table:table-cell table:style-name="ce8" office:value-type="string" calcext:value-type="string">
            <text:p>AWAY</text:p>
          </table:table-cell>
          <table:table-cell table:style-name="ce8"/>
          <table:table-cell table:style-name="ce3" office:value-type="string" calcext:value-type="string">
            <text:p>rest=0 and o:rest&gt;=3 and A and (p:U or op:U)</text:p>
          </table:table-cell>
          <table:table-cell table:style-name="ce12" office:value-type="string" calcext:value-type="string">
            <text:p><text:a xlink:href="http://killersports.com/nhl/query?sdql=rest%3D0+and+o%3Arest%3E%3D3+and+A+and+%28p%3AU+or+op%3AU%29+&amp;submit=++S+D+Q+L+!++" xlink:type="simple">http://killersports.com/nhl/query?sdql=rest%3D0+and+o%3Arest%3E%3D3+and+A+and+%28p%3AU+or+op%3AU%29+&amp;submit=++S+D+Q+L+!++</text:a></text:p>
          </table:table-cell>
          <table:table-cell table:style-name="ce20" office:value-type="string" calcext:value-type="string">
            <text:p>perryhs</text:p>
          </table:table-cell>
          <table:table-cell table:style-name="ce8" office:value-type="string" calcext:value-type="string">
            <text:p>SU Back</text:p>
          </table:table-cell>
          <table:table-cell table:style-name="ce8" table:formula="of:=[.C153]+[.D153]" office:value-type="float" office:value="172" calcext:value-type="float">
            <text:p>172</text:p>
          </table:table-cell>
          <table:table-cell table:style-name="ce15" table:formula="of:=([.C153]-[.D153])/SQRT([.C153]+[.D153])" office:value-type="float" office:value="0.304997140665209" calcext:value-type="float">
            <text:p>0.30</text:p>
          </table:table-cell>
          <table:table-cell table:style-name="ce25" table:formula="of:=ABS([.O153])" office:value-type="float" office:value="0.304997140665209" calcext:value-type="float">
            <text:p>0.30</text:p>
          </table:table-cell>
          <table:table-cell table:style-name="ce33"/>
          <table:table-cell table:style-name="ce8"/>
          <table:table-cell table:number-columns-repeated="1006"/>
        </table:table-row>
        <table:table-row table:style-name="ro1" table:number-rows-repeated="847">
          <table:table-cell table:style-name="ce8" table:number-columns-repeated="4"/>
          <table:table-cell table:style-name="ce25"/>
          <table:table-cell table:style-name="ce9"/>
          <table:table-cell table:style-name="ce8" table:number-columns-repeated="3"/>
          <table:table-cell table:number-columns-repeated="2"/>
          <table:table-cell table:style-name="ce8" table:number-columns-repeated="5"/>
          <table:table-cell table:style-name="ce33"/>
          <table:table-cell table:style-name="ce8"/>
          <table:table-cell table:number-columns-repeated="1006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CAAFB" table:style-name="ta5" table:print="false">
        <office:forms form:automatic-focus="false" form:apply-design-mode="false"/>
        <table:table-column table:style-name="co2" table:default-cell-style-name="Excel_20_Built-in_20_Normal"/>
        <table:table-column table:style-name="co26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2" table:number-columns-repeated="2" table:default-cell-style-name="Excel_20_Built-in_20_Normal"/>
        <table:table-column table:style-name="co13" table:default-cell-style-name="Excel_20_Built-in_20_Normal"/>
        <table:table-column table:style-name="co15" table:number-columns-repeated="2" table:default-cell-style-name="Excel_20_Built-in_20_Normal"/>
        <table:table-column table:style-name="co16" table:default-cell-style-name="Excel_20_Built-in_20_Normal"/>
        <table:table-column table:style-name="co1" table:number-columns-repeated="1009" table:default-cell-style-name="Excel_20_Built-in_20_Normal"/>
        <table:table-row table:style-name="ro1">
          <table:table-cell table:style-name="ce5" office:value-type="string" calcext:value-type="string">
            <text:p>Please enter Details of your query if available. I calculate Profit based in avg odds of 1,91 for ATS and TOT</text:p>
          </table:table-cell>
          <table:table-cell table:style-name="ce5" table:number-columns-repeated="11"/>
          <table:table-cell table:style-name="ce8" table:number-columns-repeated="2"/>
          <table:table-cell table:style-name="ce37"/>
          <table:table-cell table:number-columns-repeated="1009"/>
        </table:table-row>
        <table:table-row table:style-name="ro1">
          <table:table-cell table:style-name="ce6" office:value-type="string" calcext:value-type="string">
            <text:p>Date of Contirbution</text:p>
          </table:table-cell>
          <table:table-cell table:style-name="ce6" office:value-type="string" calcext:value-type="string">
            <text:p>Trend No.</text:p>
          </table:table-cell>
          <table:table-cell table:style-name="ce6" office:value-type="string" calcext:value-type="string">
            <text:p>Wins</text:p>
          </table:table-cell>
          <table:table-cell table:style-name="ce6" office:value-type="string" calcext:value-type="string">
            <text:p>Losses</text:p>
          </table:table-cell>
          <table:table-cell table:style-name="ce6" office:value-type="string" calcext:value-type="string">
            <text:p>Profit</text:p>
          </table:table-cell>
          <table:table-cell table:style-name="ce6" office:value-type="string" calcext:value-type="string">
            <text:p>ROI</text:p>
          </table:table-cell>
          <table:table-cell table:style-name="ce6" office:value-type="string" calcext:value-type="string">
            <text:p>SU/ATS/TOT</text:p>
          </table:table-cell>
          <table:table-cell table:style-name="ce6" office:value-type="string" calcext:value-type="string">
            <text:p>Home/Away</text:p>
          </table:table-cell>
          <table:table-cell table:style-name="ce6" office:value-type="string" calcext:value-type="string">
            <text:p>Dog/Fav</text:p>
          </table:table-cell>
          <table:table-cell table:style-name="ce6" office:value-type="string" calcext:value-type="string">
            <text:p>Trend Code</text:p>
          </table:table-cell>
          <table:table-cell table:style-name="ce6" office:value-type="string" calcext:value-type="string">
            <text:p>Trend Link</text:p>
          </table:table-cell>
          <table:table-cell table:style-name="ce6" office:value-type="string" calcext:value-type="string">
            <text:p>Contributor</text:p>
          </table:table-cell>
          <table:table-cell table:style-name="ce8" office:value-type="string" calcext:value-type="string">
            <text:p>TypeDetail</text:p>
          </table:table-cell>
          <table:table-cell table:style-name="ce8" office:value-type="string" calcext:value-type="string">
            <text:p>Total Games</text:p>
          </table:table-cell>
          <table:table-cell table:style-name="ce15" office:value-type="string" calcext:value-type="string">
            <text:p>Z Score</text:p>
          </table:table-cell>
          <table:table-cell table:number-columns-repeated="1009"/>
        </table:table-row>
        <table:table-row table:style-name="ro2">
          <table:table-cell table:style-name="ce7" office:value-type="date" office:date-value="2014-11-09" calcext:value-type="date">
            <text:p>11/9/2014</text:p>
          </table:table-cell>
          <table:table-cell table:style-name="ce8" office:value-type="string" calcext:value-type="string">
            <text:p>NCAAF01</text:p>
          </table:table-cell>
          <table:table-cell table:style-name="ce8" office:value-type="float" office:value="752" calcext:value-type="float">
            <text:p>752</text:p>
          </table:table-cell>
          <table:table-cell table:style-name="ce8" office:value-type="float" office:value="588" calcext:value-type="float">
            <text:p>588</text:p>
          </table:table-cell>
          <table:table-cell table:style-name="ce8" table:formula="of:=([.C3]*0.91)-[.D3]" office:value-type="float" office:value="96.3200000000001" calcext:value-type="float">
            <text:p>96.3200000000001</text:p>
          </table:table-cell>
          <table:table-cell table:style-name="ce9" table:formula="of:=[.E3]/([.C3]+[.D3])" office:value-type="percentage" office:value="0.0718805970149254" calcext:value-type="percentage">
            <text:p>7.19%</text:p>
          </table:table-cell>
          <table:table-cell table:style-name="ce8" office:value-type="string" calcext:value-type="string">
            <text:p>ATS</text:p>
          </table:table-cell>
          <table:table-cell table:style-name="ce8" office:value-type="string" calcext:value-type="string">
            <text:p>HOME</text:p>
          </table:table-cell>
          <table:table-cell table:style-name="ce8"/>
          <table:table-cell table:style-name="ce3" office:value-type="string" calcext:value-type="string">
            <text:p>p:margin &gt; 34 and site == 'home'</text:p>
          </table:table-cell>
          <table:table-cell table:style-name="ce12" office:value-type="string" calcext:value-type="string">
            <text:p><text:a xlink:href="http://sportsdatabase.com/ncaafb/query?output=default&amp;sdql=p%3Amargin+%3E+34+and+site+%3D%3D+%27home%27&amp;submit=++S+D+Q+L+%21++" xlink:type="simple">http://sportsdatabase.com/ncaafb/query?output=default&amp;sdql=p%3Amargin+%3E+34+and+site+%3D%3D+%27home%27&amp;submit=++S+D+Q+L+%21++</text:a></text:p>
          </table:table-cell>
          <table:table-cell table:style-name="ce8" office:value-type="string" calcext:value-type="string">
            <text:p>Nash13</text:p>
          </table:table-cell>
          <table:table-cell table:style-name="ce8" office:value-type="string" calcext:value-type="string">
            <text:p>ATS Back</text:p>
          </table:table-cell>
          <table:table-cell table:style-name="ce8" table:formula="of:=[.C3]+[.D3]" office:value-type="float" office:value="1340" calcext:value-type="float">
            <text:p>1340</text:p>
          </table:table-cell>
          <table:table-cell table:style-name="ce15" table:formula="of:=([.C3]-[.D3])/SQRT([.C3]+[.D3])" office:value-type="float" office:value="4.48013859060686" calcext:value-type="float">
            <text:p>4.48</text:p>
          </table:table-cell>
          <table:table-cell table:number-columns-repeated="1009"/>
        </table:table-row>
        <table:table-row table:style-name="ro2">
          <table:table-cell table:style-name="ce7" office:value-type="date" office:date-value="2014-11-09" calcext:value-type="date">
            <text:p>11/9/2014</text:p>
          </table:table-cell>
          <table:table-cell table:style-name="ce8" office:value-type="string" calcext:value-type="string">
            <text:p>NCAAF02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float" office:value="17" calcext:value-type="float">
            <text:p>17</text:p>
          </table:table-cell>
          <table:table-cell table:style-name="ce8" table:formula="of:=([.C4]*0.91)-[.D4]" office:value-type="float" office:value="36.69" calcext:value-type="float">
            <text:p>36.69</text:p>
          </table:table-cell>
          <table:table-cell table:style-name="ce9" table:formula="of:=[.E4]/([.C4]+[.D4])" office:value-type="percentage" office:value="0.482763157894737" calcext:value-type="percentage">
            <text:p>48.28%</text:p>
          </table:table-cell>
          <table:table-cell table:style-name="ce8" office:value-type="string" calcext:value-type="string">
            <text:p>ATS</text:p>
          </table:table-cell>
          <table:table-cell table:style-name="ce8" office:value-type="string" calcext:value-type="string">
            <text:p>HOME</text:p>
          </table:table-cell>
          <table:table-cell table:style-name="ce8" office:value-type="string" calcext:value-type="string">
            <text:p>FAV</text:p>
          </table:table-cell>
          <table:table-cell table:style-name="ce3" office:value-type="string" calcext:value-type="string">
            <text:p>HF and line&lt;-3 and line&gt;-10.5 and p:margin&gt;34 and op:points + opo:points&gt;59</text:p>
          </table:table-cell>
          <table:table-cell table:style-name="ce12" office:value-type="string" calcext:value-type="string">
            <text:p><text:a xlink:href="http://sportsdatabase.com/ncaafb/query?output=default&amp;sdql=HF+and+line%3C-3+and+line%3E-10.5+and+p%3Amargin%3E34+and+op%3Apoints+%2B+opo%3Apoints%3E59&amp;submit=++S+D+Q+L+%21++" xlink:type="simple">http://sportsdatabase.com/ncaafb/query?output=default&amp;sdql=HF+and+line%3C-3+and+line%3E-10.5+and+p%3Amargin%3E34+and+op%3Apoints+%2B+opo%3Apoints%3E59&amp;submit=++S+D+Q+L+%21++</text:a></text:p>
          </table:table-cell>
          <table:table-cell table:style-name="ce8" office:value-type="string" calcext:value-type="string">
            <text:p>Nash13</text:p>
          </table:table-cell>
          <table:table-cell table:style-name="ce8" office:value-type="string" calcext:value-type="string">
            <text:p>ATS Back</text:p>
          </table:table-cell>
          <table:table-cell table:style-name="ce8" table:formula="of:=[.C4]+[.D4]" office:value-type="float" office:value="76" calcext:value-type="float">
            <text:p>76</text:p>
          </table:table-cell>
          <table:table-cell table:style-name="ce15" table:formula="of:=([.C4]-[.D4])/SQRT([.C4]+[.D4])" office:value-type="float" office:value="4.8177304112818" calcext:value-type="float">
            <text:p>4.82</text:p>
          </table:table-cell>
          <table:table-cell table:number-columns-repeated="1009"/>
        </table:table-row>
        <table:table-row table:style-name="ro2">
          <table:table-cell table:style-name="ce7" office:value-type="date" office:date-value="2014-11-09" calcext:value-type="date">
            <text:p>11/9/2014</text:p>
          </table:table-cell>
          <table:table-cell table:style-name="ce8" office:value-type="string" calcext:value-type="string">
            <text:p>NCAAF03</text:p>
          </table:table-cell>
          <table:table-cell table:style-name="ce8" office:value-type="float" office:value="368" calcext:value-type="float">
            <text:p>368</text:p>
          </table:table-cell>
          <table:table-cell table:style-name="ce8" office:value-type="float" office:value="255" calcext:value-type="float">
            <text:p>255</text:p>
          </table:table-cell>
          <table:table-cell table:style-name="ce8" table:formula="of:=([.C5]*0.91)-[.D5]" office:value-type="float" office:value="79.88" calcext:value-type="float">
            <text:p>79.88</text:p>
          </table:table-cell>
          <table:table-cell table:style-name="ce9" table:formula="of:=[.E5]/([.C5]+[.D5])" office:value-type="percentage" office:value="0.128218298555377" calcext:value-type="percentage">
            <text:p>12.82%</text:p>
          </table:table-cell>
          <table:table-cell table:style-name="ce8" office:value-type="string" calcext:value-type="string">
            <text:p>ATS</text:p>
          </table:table-cell>
          <table:table-cell table:style-name="ce8" office:value-type="string" calcext:value-type="string">
            <text:p>HOME</text:p>
          </table:table-cell>
          <table:table-cell table:style-name="ce8" office:value-type="string" calcext:value-type="string">
            <text:p>FAV</text:p>
          </table:table-cell>
          <table:table-cell table:style-name="ce3" office:value-type="string" calcext:value-type="string">
            <text:p>p:points &gt; 49 and site == home and po:points &lt; p:points and line &gt; -32.5 and p:line &lt; 0 and site == home and line &lt; 0</text:p>
          </table:table-cell>
          <table:table-cell table:style-name="ce12" office:value-type="string" calcext:value-type="string">
            <text:p><text:a xlink:href="http://sportsdatabase.com/ncaafb/query?output=default&amp;sdql=p%3Apoints+%3E+49+and+site+%3D%3D+home+and+po%3Apoints+%3C+p%3Apoints+and+line+%3E+-32.5+and+p%3Aline+%3C+0+and+site+%3D%3D+home+and+line+%3C+0&amp;submit=++S+D+Q+L+%21++" xlink:type="simple">http://sportsdatabase.com/ncaafb/query?output=default&amp;sdql=p%3Apoints+%3E+49+and+site+%3D%3D+home+and+po%3Apoints+%3C+p%3Apoints+and+line+%3E+-32.5+and+p%3Aline+%3C+0+and+site+%3D%3D+home+and+line+%3C+0&amp;submit=++S+D+Q+L+%21++</text:a></text:p>
          </table:table-cell>
          <table:table-cell table:style-name="ce8" office:value-type="string" calcext:value-type="string">
            <text:p>Nash13</text:p>
          </table:table-cell>
          <table:table-cell table:style-name="ce8" office:value-type="string" calcext:value-type="string">
            <text:p>ATS Back</text:p>
          </table:table-cell>
          <table:table-cell table:style-name="ce8" table:formula="of:=[.C5]+[.D5]" office:value-type="float" office:value="623" calcext:value-type="float">
            <text:p>623</text:p>
          </table:table-cell>
          <table:table-cell table:style-name="ce15" table:formula="of:=([.C5]-[.D5])/SQRT([.C5]+[.D5])" office:value-type="float" office:value="4.52724940321477" calcext:value-type="float">
            <text:p>4.53</text:p>
          </table:table-cell>
          <table:table-cell table:number-columns-repeated="1009"/>
        </table:table-row>
        <table:table-row table:style-name="ro2">
          <table:table-cell table:style-name="ce7" office:value-type="date" office:date-value="2014-11-09" calcext:value-type="date">
            <text:p>11/9/2014</text:p>
          </table:table-cell>
          <table:table-cell table:style-name="ce8" office:value-type="string" calcext:value-type="string">
            <text:p>NCAAF04</text:p>
          </table:table-cell>
          <table:table-cell table:style-name="ce8" office:value-type="float" office:value="158" calcext:value-type="float">
            <text:p>158</text:p>
          </table:table-cell>
          <table:table-cell table:style-name="ce8" office:value-type="float" office:value="87" calcext:value-type="float">
            <text:p>87</text:p>
          </table:table-cell>
          <table:table-cell table:style-name="ce8" table:formula="of:=([.C6]*0.91)-[.D6]" office:value-type="float" office:value="56.78" calcext:value-type="float">
            <text:p>56.78</text:p>
          </table:table-cell>
          <table:table-cell table:style-name="ce9" table:formula="of:=[.E6]/([.C6]+[.D6])" office:value-type="percentage" office:value="0.231755102040816" calcext:value-type="percentage">
            <text:p>23.18%</text:p>
          </table:table-cell>
          <table:table-cell table:style-name="ce8" office:value-type="string" calcext:value-type="string">
            <text:p>ATS</text:p>
          </table:table-cell>
          <table:table-cell table:style-name="ce8" office:value-type="string" calcext:value-type="string">
            <text:p>HOME</text:p>
          </table:table-cell>
          <table:table-cell table:style-name="ce8" office:value-type="string" calcext:value-type="string">
            <text:p>FAV</text:p>
          </table:table-cell>
          <table:table-cell table:style-name="ce3" office:value-type="string" calcext:value-type="string">
            <text:p>HF and p:margin&gt;34 and opo:points&gt;28 and op:points + opo:points&gt;57</text:p>
          </table:table-cell>
          <table:table-cell table:style-name="ce12" office:value-type="string" calcext:value-type="string">
            <text:p><text:a xlink:href="http://sportsdatabase.com/ncaafb/query?output=default&amp;sdql=HF+and+p%3Amargin%3E34+and+opo%3Apoints%3E28+and+op%3Apoints+%2B+opo%3Apoints%3E57&amp;submit=++S+D+Q+L+%21++" xlink:type="simple">http://sportsdatabase.com/ncaafb/query?output=default&amp;sdql=HF+and+p%3Amargin%3E34+and+opo%3Apoints%3E28+and+op%3Apoints+%2B+opo%3Apoints%3E57&amp;submit=++S+D+Q+L+%21++</text:a></text:p>
          </table:table-cell>
          <table:table-cell table:style-name="ce8" office:value-type="string" calcext:value-type="string">
            <text:p>Nash13</text:p>
          </table:table-cell>
          <table:table-cell table:style-name="ce8" office:value-type="string" calcext:value-type="string">
            <text:p>ATS Back</text:p>
          </table:table-cell>
          <table:table-cell table:style-name="ce8" table:formula="of:=[.C6]+[.D6]" office:value-type="float" office:value="245" calcext:value-type="float">
            <text:p>245</text:p>
          </table:table-cell>
          <table:table-cell table:style-name="ce15" table:formula="of:=([.C6]-[.D6])/SQRT([.C6]+[.D6])" office:value-type="float" office:value="4.53602361149957" calcext:value-type="float">
            <text:p>4.54</text:p>
          </table:table-cell>
          <table:table-cell table:number-columns-repeated="1009"/>
        </table:table-row>
        <table:table-row table:style-name="ro2">
          <table:table-cell table:style-name="ce7" office:value-type="date" office:date-value="2014-11-09" calcext:value-type="date">
            <text:p>11/9/2014</text:p>
          </table:table-cell>
          <table:table-cell table:style-name="ce8" office:value-type="string" calcext:value-type="string">
            <text:p>NCAAF05</text:p>
          </table:table-cell>
          <table:table-cell table:style-name="ce8" office:value-type="float" office:value="145" calcext:value-type="float">
            <text:p>145</text:p>
          </table:table-cell>
          <table:table-cell table:style-name="ce8" office:value-type="float" office:value="69" calcext:value-type="float">
            <text:p>69</text:p>
          </table:table-cell>
          <table:table-cell table:style-name="ce8" table:formula="of:=([.C7]*0.91)-[.D7]" office:value-type="float" office:value="62.95" calcext:value-type="float">
            <text:p>62.95</text:p>
          </table:table-cell>
          <table:table-cell table:style-name="ce9" table:formula="of:=[.E7]/([.C7]+[.D7])" office:value-type="percentage" office:value="0.294158878504673" calcext:value-type="percentage">
            <text:p>29.42%</text:p>
          </table:table-cell>
          <table:table-cell table:style-name="ce8" office:value-type="string" calcext:value-type="string">
            <text:p>ATS</text:p>
          </table:table-cell>
          <table:table-cell table:style-name="ce8" office:value-type="string" calcext:value-type="string">
            <text:p>HOME</text:p>
          </table:table-cell>
          <table:table-cell table:style-name="ce8" office:value-type="string" calcext:value-type="string">
            <text:p>FAV</text:p>
          </table:table-cell>
          <table:table-cell table:style-name="ce3" office:value-type="string" calcext:value-type="string">
            <text:p>HF and p:margin&gt;34 and opo:points&gt;28 and op:points + opo:points&gt;57 and -3&gt;=line&gt;-40</text:p>
          </table:table-cell>
          <table:table-cell table:style-name="ce12" office:value-type="string" calcext:value-type="string">
            <text:p><text:a xlink:href="http://sportsdatabase.com/ncaafb/query?output=default&amp;sdql=HF+and+p%3Amargin%3E34+and+opo%3Apoints%3E28+and+op%3Apoints+%2B+opo%3Apoints%3E57+and+-3%3E%3Dline%3E-40&amp;submit=++S+D+Q+L+%21++" xlink:type="simple">http://sportsdatabase.com/ncaafb/query?output=default&amp;sdql=HF+and+p%3Amargin%3E34+and+opo%3Apoints%3E28+and+op%3Apoints+%2B+opo%3Apoints%3E57+and+-3%3E%3Dline%3E-40&amp;submit=++S+D+Q+L+%21++</text:a></text:p>
          </table:table-cell>
          <table:table-cell table:style-name="ce8" office:value-type="string" calcext:value-type="string">
            <text:p>Nash13</text:p>
          </table:table-cell>
          <table:table-cell table:style-name="ce8" office:value-type="string" calcext:value-type="string">
            <text:p>ATS Back</text:p>
          </table:table-cell>
          <table:table-cell table:style-name="ce8" table:formula="of:=[.C7]+[.D7]" office:value-type="float" office:value="214" calcext:value-type="float">
            <text:p>214</text:p>
          </table:table-cell>
          <table:table-cell table:style-name="ce15" table:formula="of:=([.C7]-[.D7])/SQRT([.C7]+[.D7])" office:value-type="float" office:value="5.19525304538744" calcext:value-type="float">
            <text:p>5.20</text:p>
          </table:table-cell>
          <table:table-cell table:number-columns-repeated="1009"/>
        </table:table-row>
        <table:table-row table:style-name="ro2">
          <table:table-cell table:style-name="ce7" office:value-type="date" office:date-value="2014-11-09" calcext:value-type="date">
            <text:p>11/9/2014</text:p>
          </table:table-cell>
          <table:table-cell table:style-name="ce8" office:value-type="string" calcext:value-type="string">
            <text:p>NCAAF06</text:p>
          </table:table-cell>
          <table:table-cell table:style-name="ce8" office:value-type="float" office:value="273" calcext:value-type="float">
            <text:p>273</text:p>
          </table:table-cell>
          <table:table-cell table:style-name="ce8" office:value-type="float" office:value="174" calcext:value-type="float">
            <text:p>174</text:p>
          </table:table-cell>
          <table:table-cell table:style-name="ce8" table:formula="of:=([.C8]*0.91)-[.D8]" office:value-type="float" office:value="74.43" calcext:value-type="float">
            <text:p>74.43</text:p>
          </table:table-cell>
          <table:table-cell table:style-name="ce9" table:formula="of:=[.E8]/([.C8]+[.D8])" office:value-type="percentage" office:value="0.166510067114094" calcext:value-type="percentage">
            <text:p>16.65%</text:p>
          </table:table-cell>
          <table:table-cell table:style-name="ce8" office:value-type="string" calcext:value-type="string">
            <text:p>ATS</text:p>
          </table:table-cell>
          <table:table-cell table:style-name="ce8"/>
          <table:table-cell table:style-name="ce8" office:value-type="string" calcext:value-type="string">
            <text:p>FAV</text:p>
          </table:table-cell>
          <table:table-cell table:style-name="ce3" office:value-type="string" calcext:value-type="string">
            <text:p>p:DL and F and n:D and line&lt;=-7 and op:points&lt;15</text:p>
          </table:table-cell>
          <table:table-cell table:style-name="ce12" office:value-type="string" calcext:value-type="string">
            <text:p><text:a xlink:href="http://sportsdatabase.com/ncaafb/query?output=default&amp;sdql=p%3ADL+and+F+and+n%3AD+and+line%3C%3D-7+and+op%3Apoints%3C15&amp;submit=++S+D+Q+L+%21++" xlink:type="simple">http://sportsdatabase.com/ncaafb/query?output=default&amp;sdql=p%3ADL+and+F+and+n%3AD+and+line%3C%3D-7+and+op%3Apoints%3C15&amp;submit=++S+D+Q+L+%21++</text:a></text:p>
          </table:table-cell>
          <table:table-cell table:style-name="ce8" office:value-type="string" calcext:value-type="string">
            <text:p>Nash13</text:p>
          </table:table-cell>
          <table:table-cell table:style-name="ce8" office:value-type="string" calcext:value-type="string">
            <text:p>ATS Fade</text:p>
          </table:table-cell>
          <table:table-cell table:style-name="ce8" table:formula="of:=[.C8]+[.D8]" office:value-type="float" office:value="447" calcext:value-type="float">
            <text:p>447</text:p>
          </table:table-cell>
          <table:table-cell table:style-name="ce15" table:formula="of:=([.C8]-[.D8])/SQRT([.C8]+[.D8])" office:value-type="float" office:value="4.68253932141998" calcext:value-type="float">
            <text:p>4.68</text:p>
          </table:table-cell>
          <table:table-cell table:number-columns-repeated="1009"/>
        </table:table-row>
        <table:table-row table:style-name="ro2">
          <table:table-cell table:style-name="ce7" office:value-type="date" office:date-value="2014-11-09" calcext:value-type="date">
            <text:p>11/9/2014</text:p>
          </table:table-cell>
          <table:table-cell table:style-name="ce8" office:value-type="string" calcext:value-type="string">
            <text:p>NCAAF07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48" calcext:value-type="float">
            <text:p>48</text:p>
          </table:table-cell>
          <table:table-cell table:style-name="ce8" table:formula="of:=([.C9]*0.91)-[.D9]" office:value-type="float" office:value="22.98" calcext:value-type="float">
            <text:p>22.98</text:p>
          </table:table-cell>
          <table:table-cell table:style-name="ce9" table:formula="of:=[.E9]/([.C9]+[.D9])" office:value-type="percentage" office:value="0.182380952380952" calcext:value-type="percentage">
            <text:p>18.24%</text:p>
          </table:table-cell>
          <table:table-cell table:style-name="ce8" office:value-type="string" calcext:value-type="string">
            <text:p>UNDER</text:p>
          </table:table-cell>
          <table:table-cell table:style-name="ce8" table:number-columns-repeated="2"/>
          <table:table-cell table:style-name="ce3" office:value-type="string" calcext:value-type="string">
            <text:p>p:DL and F and n:D and line&lt;=-7 and op:points&lt;15</text:p>
          </table:table-cell>
          <table:table-cell table:style-name="ce12" office:value-type="string" calcext:value-type="string">
            <text:p><text:a xlink:href="http://sportsdatabase.com/ncaafb/query?output=default&amp;sdql=p%3ADL+and+F+and+n%3AD+and+line%3C%3D-7+and+op%3Apoints%3C15&amp;submit=++S+D+Q+L+%21++" xlink:type="simple">http://sportsdatabase.com/ncaafb/query?output=default&amp;sdql=p%3ADL+and+F+and+n%3AD+and+line%3C%3D-7+and+op%3Apoints%3C15&amp;submit=++S+D+Q+L+%21++</text:a></text:p>
          </table:table-cell>
          <table:table-cell table:style-name="ce8" office:value-type="string" calcext:value-type="string">
            <text:p>Nash13</text:p>
          </table:table-cell>
          <table:table-cell table:style-name="ce8" office:value-type="string" calcext:value-type="string">
            <text:p>Under</text:p>
          </table:table-cell>
          <table:table-cell table:style-name="ce8" table:formula="of:=[.C9]+[.D9]" office:value-type="float" office:value="126" calcext:value-type="float">
            <text:p>126</text:p>
          </table:table-cell>
          <table:table-cell table:style-name="ce15" table:formula="of:=([.C9]-[.D9])/SQRT([.C9]+[.D9])" office:value-type="float" office:value="2.67261241912424" calcext:value-type="float">
            <text:p>2.67</text:p>
          </table:table-cell>
          <table:table-cell table:number-columns-repeated="1009"/>
        </table:table-row>
        <table:table-row table:style-name="ro2">
          <table:table-cell table:style-name="ce7" office:value-type="date" office:date-value="2014-11-21" calcext:value-type="date">
            <text:p>11/21/2014</text:p>
          </table:table-cell>
          <table:table-cell table:style-name="ce8" office:value-type="string" calcext:value-type="string">
            <text:p>NCAAF08</text:p>
          </table:table-cell>
          <table:table-cell table:style-name="ce8" office:value-type="float" office:value="136" calcext:value-type="float">
            <text:p>136</text:p>
          </table:table-cell>
          <table:table-cell table:style-name="ce8" office:value-type="float" office:value="73" calcext:value-type="float">
            <text:p>73</text:p>
          </table:table-cell>
          <table:table-cell table:style-name="ce8" table:formula="of:=([.C10]*0.91)-[.D10]" office:value-type="float" office:value="50.76" calcext:value-type="float">
            <text:p>50.76</text:p>
          </table:table-cell>
          <table:table-cell table:style-name="ce9" table:formula="of:=[.E10]/([.C10]+[.D10])" office:value-type="percentage" office:value="0.242870813397129" calcext:value-type="percentage">
            <text:p>24.29%</text:p>
          </table:table-cell>
          <table:table-cell table:style-name="ce8" office:value-type="string" calcext:value-type="string">
            <text:p>ATS</text:p>
          </table:table-cell>
          <table:table-cell table:style-name="ce8"/>
          <table:table-cell table:style-name="ce8" office:value-type="string" calcext:value-type="string">
            <text:p>FAV</text:p>
          </table:table-cell>
          <table:table-cell table:style-name="ce3" office:value-type="string" calcext:value-type="string">
            <text:p>p:DL and n:D and -28 &lt; line &lt;=-7 and op:points&lt;15 and rest&lt;=6 and p:margin&gt;-21</text:p>
          </table:table-cell>
          <table:table-cell table:style-name="ce12" office:value-type="string" calcext:value-type="string">
            <text:p><text:a xlink:href="http://sportsdatabase.com/ncaafb/query?output=default&amp;sdql=p%3ADL+and+n%3AD+and+-28+%3C+line+%3C%3D-7+and+op%3Apoints%3C15+and+rest%3C%3D6+and+p%3Amargin%3E-21&amp;submit=++S+D+Q+L+%21++" xlink:type="simple">http://sportsdatabase.com/ncaafb/query?output=default&amp;sdql=p%3ADL+and+n%3AD+and+-28+%3C+line+%3C%3D-7+and+op%3Apoints%3C15+and+rest%3C%3D6+and+p%3Amargin%3E-21&amp;submit=++S+D+Q+L+%21++</text:a></text:p>
          </table:table-cell>
          <table:table-cell table:style-name="ce8" office:value-type="string" calcext:value-type="string">
            <text:p>JMon</text:p>
          </table:table-cell>
          <table:table-cell table:style-name="ce8" office:value-type="string" calcext:value-type="string">
            <text:p>ATS Fade</text:p>
          </table:table-cell>
          <table:table-cell table:style-name="ce8" table:formula="of:=[.C10]+[.D10]" office:value-type="float" office:value="209" calcext:value-type="float">
            <text:p>209</text:p>
          </table:table-cell>
          <table:table-cell table:style-name="ce15" table:formula="of:=([.C10]-[.D10])/SQRT([.C10]+[.D10])" office:value-type="float" office:value="4.35780112235627" calcext:value-type="float">
            <text:p>4.36</text:p>
          </table:table-cell>
          <table:table-cell table:number-columns-repeated="1009"/>
        </table:table-row>
        <table:table-row table:style-name="ro2">
          <table:table-cell table:style-name="ce7" office:value-type="date" office:date-value="2014-11-23" calcext:value-type="date">
            <text:p>11/23/2014</text:p>
          </table:table-cell>
          <table:table-cell table:style-name="ce8" office:value-type="string" calcext:value-type="string">
            <text:p>NCAAF09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41" calcext:value-type="float">
            <text:p>41</text:p>
          </table:table-cell>
          <table:table-cell table:style-name="ce8" table:formula="of:=([.C11]*0.91)-[.D11]" office:value-type="float" office:value="21.79" calcext:value-type="float">
            <text:p>21.79</text:p>
          </table:table-cell>
          <table:table-cell table:style-name="ce9" table:formula="of:=[.E11]/([.C11]+[.D11])" office:value-type="percentage" office:value="0.198090909090909" calcext:value-type="percentage">
            <text:p>19.81%</text:p>
          </table:table-cell>
          <table:table-cell table:style-name="ce8" office:value-type="string" calcext:value-type="string">
            <text:p>ATS</text:p>
          </table:table-cell>
          <table:table-cell table:style-name="ce8"/>
          <table:table-cell table:style-name="ce8" office:value-type="string" calcext:value-type="string">
            <text:p>FAV</text:p>
          </table:table-cell>
          <table:table-cell table:style-name="ce3" office:value-type="string" calcext:value-type="string">
            <text:p>game number&gt;10 and wins=5 and F and conference=o:conference</text:p>
          </table:table-cell>
          <table:table-cell table:style-name="ce12" office:value-type="string" calcext:value-type="string">
            <text:p><text:a xlink:href="http://sportsdatabase.com/ncaafb/query?output=default&amp;sdql=game+number%3E10+and+wins%3D5+and+F+and+conference%3Do%3Aconference&amp;submit=++S+D+Q+L+%21++" xlink:type="simple">http://sportsdatabase.com/ncaafb/query?output=default&amp;sdql=game+number%3E10+and+wins%3D5+and+F+and+conference%3Do%3Aconference&amp;submit=++S+D+Q+L+%21++</text:a></text:p>
          </table:table-cell>
          <table:table-cell table:style-name="ce8" office:value-type="string" calcext:value-type="string">
            <text:p>GoogleGr</text:p>
          </table:table-cell>
          <table:table-cell table:style-name="ce8" office:value-type="string" calcext:value-type="string">
            <text:p>ATS Back</text:p>
          </table:table-cell>
          <table:table-cell table:style-name="ce8" table:formula="of:=[.C11]+[.D11]" office:value-type="float" office:value="110" calcext:value-type="float">
            <text:p>110</text:p>
          </table:table-cell>
          <table:table-cell table:style-name="ce15" table:formula="of:=([.C11]-[.D11])/SQRT([.C11]+[.D11])" office:value-type="float" office:value="2.66969524988766" calcext:value-type="float">
            <text:p>2.67</text:p>
          </table:table-cell>
          <table:table-cell table:number-columns-repeated="1009"/>
        </table:table-row>
        <table:table-row table:style-name="ro2">
          <table:table-cell table:style-name="ce7" office:value-type="date" office:date-value="2014-11-23" calcext:value-type="date">
            <text:p>11/23/2014</text:p>
          </table:table-cell>
          <table:table-cell table:style-name="ce8" office:value-type="string" calcext:value-type="string">
            <text:p>NCAAF10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48" calcext:value-type="float">
            <text:p>48</text:p>
          </table:table-cell>
          <table:table-cell table:style-name="ce8" table:formula="of:=([.C12]*0.91)-[.D12]" office:value-type="float" office:value="9.33000000000001" calcext:value-type="float">
            <text:p>9.33000000000001</text:p>
          </table:table-cell>
          <table:table-cell table:style-name="ce9" table:formula="of:=[.E12]/([.C12]+[.D12])" office:value-type="percentage" office:value="0.0840540540540541" calcext:value-type="percentage">
            <text:p>8.41%</text:p>
          </table:table-cell>
          <table:table-cell table:style-name="ce8" office:value-type="string" calcext:value-type="string">
            <text:p>UNDER</text:p>
          </table:table-cell>
          <table:table-cell table:style-name="ce8" table:number-columns-repeated="2"/>
          <table:table-cell table:style-name="ce3" office:value-type="string" calcext:value-type="string">
            <text:p>game number&gt;10 and wins=5 and F and conference=o:conference</text:p>
          </table:table-cell>
          <table:table-cell table:style-name="ce12" office:value-type="string" calcext:value-type="string">
            <text:p><text:a xlink:href="http://sportsdatabase.com/ncaafb/query?output=default&amp;sdql=game+number%3E10+and+wins%3D5+and+F+and+conference%3Do%3Aconference&amp;submit=++S+D+Q+L+%21++" xlink:type="simple">http://sportsdatabase.com/ncaafb/query?output=default&amp;sdql=game+number%3E10+and+wins%3D5+and+F+and+conference%3Do%3Aconference&amp;submit=++S+D+Q+L+%21++</text:a></text:p>
          </table:table-cell>
          <table:table-cell table:style-name="ce8" office:value-type="string" calcext:value-type="string">
            <text:p>GoogleGr</text:p>
          </table:table-cell>
          <table:table-cell table:style-name="ce8" office:value-type="string" calcext:value-type="string">
            <text:p>Under</text:p>
          </table:table-cell>
          <table:table-cell table:style-name="ce8" table:formula="of:=[.C12]+[.D12]" office:value-type="float" office:value="111" calcext:value-type="float">
            <text:p>111</text:p>
          </table:table-cell>
          <table:table-cell table:style-name="ce15" table:formula="of:=([.C12]-[.D12])/SQRT([.C12]+[.D12])" office:value-type="float" office:value="1.42373699362875" calcext:value-type="float">
            <text:p>1.42</text:p>
          </table:table-cell>
          <table:table-cell table:number-columns-repeated="1009"/>
        </table:table-row>
        <table:table-row table:style-name="ro2">
          <table:table-cell table:style-name="ce7" office:value-type="date" office:date-value="2014-11-29" calcext:value-type="date">
            <text:p>11/29/2014</text:p>
          </table:table-cell>
          <table:table-cell table:style-name="ce8" office:value-type="string" calcext:value-type="string">
            <text:p>NCAAF11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13" calcext:value-type="float">
            <text:p>13</text:p>
          </table:table-cell>
          <table:table-cell table:style-name="ce8" table:formula="of:=([.C13]*0.91)-[.D13]" office:value-type="float" office:value="28.86" calcext:value-type="float">
            <text:p>28.86</text:p>
          </table:table-cell>
          <table:table-cell table:style-name="ce9" table:formula="of:=[.E13]/([.C13]+[.D13])" office:value-type="percentage" office:value="0.489152542372881" calcext:value-type="percentage">
            <text:p>48.92%</text:p>
          </table:table-cell>
          <table:table-cell table:style-name="ce8" office:value-type="string" calcext:value-type="string">
            <text:p>UNDER</text:p>
          </table:table-cell>
          <table:table-cell table:style-name="ce8" table:number-columns-repeated="2"/>
          <table:table-cell table:style-name="ce3" office:value-type="string" calcext:value-type="string">
            <text:p>o:rest&gt;8 and p:conference=conference and pp:conference=conference and o:conference=ACC and line&gt;-9.5 and line&lt;-2 and ou streak&gt;-3</text:p>
          </table:table-cell>
          <table:table-cell table:style-name="ce12" office:value-type="string" calcext:value-type="string">
            <text:p><text:a xlink:href="http://sportsdatabase.com/ncaafb/query?output=default&amp;sdql=o%3Arest%3E8+and+p%3Aconference%3Dconference+and+pp%3Aconference%3Dconference+and+o%3Aconference%3DACC+and+line%3E-9.5+and+line%3C-2+and+ou+streak%3E-3&amp;submit=++S+D+Q+L+%21++" xlink:type="simple">http://sportsdatabase.com/ncaafb/query?output=default&amp;sdql=o%3Arest%3E8+and+p%3Aconference%3Dconference+and+pp%3Aconference%3Dconference+and+o%3Aconference%3DACC+and+line%3E-9.5+and+line%3C-2+and+ou+streak%3E-3&amp;submit=++S+D+Q+L+%21++</text:a></text:p>
          </table:table-cell>
          <table:table-cell table:style-name="ce8" office:value-type="string" calcext:value-type="string">
            <text:p>dew22</text:p>
          </table:table-cell>
          <table:table-cell table:style-name="ce8" office:value-type="string" calcext:value-type="string">
            <text:p>Under</text:p>
          </table:table-cell>
          <table:table-cell table:style-name="ce8" table:formula="of:=[.C13]+[.D13]" office:value-type="float" office:value="59" calcext:value-type="float">
            <text:p>59</text:p>
          </table:table-cell>
          <table:table-cell table:style-name="ce15" table:formula="of:=([.C13]-[.D13])/SQRT([.C13]+[.D13])" office:value-type="float" office:value="4.29623406236719" calcext:value-type="float">
            <text:p>4.30</text:p>
          </table:table-cell>
          <table:table-cell table:number-columns-repeated="1009"/>
        </table:table-row>
        <table:table-row table:style-name="ro2">
          <table:table-cell table:style-name="ce7" office:value-type="date" office:date-value="2014-12-01" calcext:value-type="date">
            <text:p>12/1/2014</text:p>
          </table:table-cell>
          <table:table-cell table:style-name="ce8" office:value-type="string" calcext:value-type="string">
            <text:p>NCAAF12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83" calcext:value-type="float">
            <text:p>83</text:p>
          </table:table-cell>
          <table:table-cell table:style-name="ce8" table:formula="of:=([.C14]*0.91)-[.D14]" office:value-type="float" office:value="23.47" calcext:value-type="float">
            <text:p>23.47</text:p>
          </table:table-cell>
          <table:table-cell table:style-name="ce9" table:formula="of:=[.E14]/([.C14]+[.D14])" office:value-type="percentage" office:value="0.11735" calcext:value-type="percentage">
            <text:p>11.74%</text:p>
          </table:table-cell>
          <table:table-cell table:style-name="ce8" office:value-type="string" calcext:value-type="string">
            <text:p>UNDER</text:p>
          </table:table-cell>
          <table:table-cell table:style-name="ce8" table:number-columns-repeated="2"/>
          <table:table-cell table:style-name="ce3" office:value-type="string" calcext:value-type="string">
            <text:p>ou streak&gt;=2 and o:ou streak&gt;=2 and ((ou streak=o:ou streak and H) or ou streak&gt;o:ou streak)</text:p>
          </table:table-cell>
          <table:table-cell table:style-name="ce12" office:value-type="string" calcext:value-type="string">
            <text:p><text:a xlink:href="http://sportsdatabase.com/ncaafb/query?output=default&amp;sdql=ou+streak%3E%3D2+and+o%3Aou+streak%3E%3D2+and+%28%28ou+streak%3Do%3Aou+streak+and+H%29+or+ou+streak%3Eo%3Aou+streak%29+&amp;submit=++S+D+Q+L+%21++" xlink:type="simple">http://sportsdatabase.com/ncaafb/query?output=default&amp;sdql=ou+streak%3E%3D2+and+o%3Aou+streak%3E%3D2+and+%28%28ou+streak%3Do%3Aou+streak+and+H%29+or+ou+streak%3Eo%3Aou+streak%29+&amp;submit=++S+D+Q+L+%21++</text:a></text:p>
          </table:table-cell>
          <table:table-cell table:style-name="ce8" office:value-type="string" calcext:value-type="string">
            <text:p>GG</text:p>
          </table:table-cell>
          <table:table-cell table:style-name="ce8" office:value-type="string" calcext:value-type="string">
            <text:p>Under</text:p>
          </table:table-cell>
          <table:table-cell table:style-name="ce8" table:formula="of:=[.C14]+[.D14]" office:value-type="float" office:value="200" calcext:value-type="float">
            <text:p>200</text:p>
          </table:table-cell>
          <table:table-cell table:style-name="ce15" table:formula="of:=([.C14]-[.D14])/SQRT([.C14]+[.D14])" office:value-type="float" office:value="2.40416305603426" calcext:value-type="float">
            <text:p>2.40</text:p>
          </table:table-cell>
          <table:table-cell table:number-columns-repeated="1009"/>
        </table:table-row>
        <table:table-row table:style-name="ro2">
          <table:table-cell table:style-name="ce7" office:value-type="date" office:date-value="2014-12-01" calcext:value-type="date">
            <text:p>12/1/2014</text:p>
          </table:table-cell>
          <table:table-cell table:style-name="ce8" office:value-type="string" calcext:value-type="string">
            <text:p>NCAAF13</text:p>
          </table:table-cell>
          <table:table-cell table:style-name="ce8" office:value-type="float" office:value="126" calcext:value-type="float">
            <text:p>126</text:p>
          </table:table-cell>
          <table:table-cell table:style-name="ce8" office:value-type="float" office:value="85" calcext:value-type="float">
            <text:p>85</text:p>
          </table:table-cell>
          <table:table-cell table:style-name="ce8" table:formula="of:=([.C15]*0.91)-[.D15]" office:value-type="float" office:value="29.66" calcext:value-type="float">
            <text:p>29.66</text:p>
          </table:table-cell>
          <table:table-cell table:style-name="ce9" table:formula="of:=[.E15]/([.C15]+[.D15])" office:value-type="percentage" office:value="0.140568720379147" calcext:value-type="percentage">
            <text:p>14.06%</text:p>
          </table:table-cell>
          <table:table-cell table:style-name="ce8" office:value-type="string" calcext:value-type="string">
            <text:p>UNDER</text:p>
          </table:table-cell>
          <table:table-cell table:style-name="ce8" table:number-columns-repeated="2"/>
          <table:table-cell table:style-name="ce3" office:value-type="string" calcext:value-type="string">
            <text:p>p:interceptions&gt;=3 and op:interceptions&gt;=2 and <text:s/>((p:interceptions&gt;op:interceptions) or (p:interceptions=op:interceptions and H))</text:p>
          </table:table-cell>
          <table:table-cell table:style-name="ce12" office:value-type="string" calcext:value-type="string">
            <text:p><text:a xlink:href="http://sportsdatabase.com/ncaafb/query?output=default&amp;sdql=p%3Ainterceptions%3E%3D3+and+op%3Ainterceptions%3E%3D2+and++%28%28p%3Ainterceptions%3Eop%3Ainterceptions%29+or+%28p%3Ainterceptions%3Dop%3Ainterceptions+and+H%29%29&amp;submit=++S+D+Q+L+%21++" xlink:type="simple">http://sportsdatabase.com/ncaafb/query?output=default&amp;sdql=p%3Ainterceptions%3E%3D3+and+op%3Ainterceptions%3E%3D2+and++%28%28p%3Ainterceptions%3Eop%3Ainterceptions%29+or+%28p%3Ainterceptions%3Dop%3Ainterceptions+and+H%29%29&amp;submit=++S+D+Q+L+%21++</text:a></text:p>
          </table:table-cell>
          <table:table-cell table:style-name="ce8" office:value-type="string" calcext:value-type="string">
            <text:p>GG</text:p>
          </table:table-cell>
          <table:table-cell table:style-name="ce8" office:value-type="string" calcext:value-type="string">
            <text:p>Under</text:p>
          </table:table-cell>
          <table:table-cell table:style-name="ce8" table:formula="of:=[.C15]+[.D15]" office:value-type="float" office:value="211" calcext:value-type="float">
            <text:p>211</text:p>
          </table:table-cell>
          <table:table-cell table:style-name="ce15" table:formula="of:=([.C15]-[.D15])/SQRT([.C15]+[.D15])" office:value-type="float" office:value="2.82255640236821" calcext:value-type="float">
            <text:p>2.82</text:p>
          </table:table-cell>
          <table:table-cell table:number-columns-repeated="1009"/>
        </table:table-row>
        <table:table-row table:style-name="ro2">
          <table:table-cell table:style-name="ce7" office:value-type="date" office:date-value="2014-12-01" calcext:value-type="date">
            <text:p>12/1/2014</text:p>
          </table:table-cell>
          <table:table-cell table:style-name="ce8" office:value-type="string" calcext:value-type="string">
            <text:p>NCAAF14</text:p>
          </table:table-cell>
          <table:table-cell table:style-name="ce8" office:value-type="float" office:value="380" calcext:value-type="float">
            <text:p>380</text:p>
          </table:table-cell>
          <table:table-cell table:style-name="ce8" office:value-type="float" office:value="264" calcext:value-type="float">
            <text:p>264</text:p>
          </table:table-cell>
          <table:table-cell table:style-name="ce8" table:formula="of:=([.C16]*0.91)-[.D16]" office:value-type="float" office:value="81.8" calcext:value-type="float">
            <text:p>81.8</text:p>
          </table:table-cell>
          <table:table-cell table:style-name="ce9" table:formula="of:=[.E16]/([.C16]+[.D16])" office:value-type="percentage" office:value="0.127018633540373" calcext:value-type="percentage">
            <text:p>12.70%</text:p>
          </table:table-cell>
          <table:table-cell table:style-name="ce8" office:value-type="string" calcext:value-type="string">
            <text:p>UNDER</text:p>
          </table:table-cell>
          <table:table-cell table:style-name="ce8" table:number-columns-repeated="2"/>
          <table:table-cell table:style-name="ce3" office:value-type="string" calcext:value-type="string">
            <text:p>p:rushing yards&gt;300 and line&gt;-10</text:p>
          </table:table-cell>
          <table:table-cell table:style-name="ce12" office:value-type="string" calcext:value-type="string">
            <text:p><text:a xlink:href="http://sportsdatabase.com/ncaafb/query?output=default&amp;sdql=p%3Arushing+yards%3E300+and+line%3E-10&amp;submit=++S+D+Q+L+%21++" xlink:type="simple">http://sportsdatabase.com/ncaafb/query?output=default&amp;sdql=p%3Arushing+yards%3E300+and+line%3E-10&amp;submit=++S+D+Q+L+%21++</text:a></text:p>
          </table:table-cell>
          <table:table-cell table:style-name="ce8" office:value-type="string" calcext:value-type="string">
            <text:p>GG</text:p>
          </table:table-cell>
          <table:table-cell table:style-name="ce8" office:value-type="string" calcext:value-type="string">
            <text:p>Under</text:p>
          </table:table-cell>
          <table:table-cell table:style-name="ce8" table:formula="of:=[.C16]+[.D16]" office:value-type="float" office:value="644" calcext:value-type="float">
            <text:p>644</text:p>
          </table:table-cell>
          <table:table-cell table:style-name="ce15" table:formula="of:=([.C16]-[.D16])/SQRT([.C16]+[.D16])" office:value-type="float" office:value="4.57104035618678" calcext:value-type="float">
            <text:p>4.57</text:p>
          </table:table-cell>
          <table:table-cell table:number-columns-repeated="1009"/>
        </table:table-row>
        <table:table-row table:style-name="ro2">
          <table:table-cell table:style-name="ce7" office:value-type="date" office:date-value="2014-12-01" calcext:value-type="date">
            <text:p>12/1/2014</text:p>
          </table:table-cell>
          <table:table-cell table:style-name="ce8" office:value-type="string" calcext:value-type="string">
            <text:p>NCAAF15</text:p>
          </table:table-cell>
          <table:table-cell table:style-name="ce8" office:value-type="float" office:value="145" calcext:value-type="float">
            <text:p>145</text:p>
          </table:table-cell>
          <table:table-cell table:style-name="ce8" office:value-type="float" office:value="104" calcext:value-type="float">
            <text:p>104</text:p>
          </table:table-cell>
          <table:table-cell table:style-name="ce8" table:formula="of:=([.C17]*0.91)-[.D17]" office:value-type="float" office:value="27.95" calcext:value-type="float">
            <text:p>27.95</text:p>
          </table:table-cell>
          <table:table-cell table:style-name="ce9" table:formula="of:=[.E17]/([.C17]+[.D17])" office:value-type="percentage" office:value="0.112248995983936" calcext:value-type="percentage">
            <text:p>11.22%</text:p>
          </table:table-cell>
          <table:table-cell table:style-name="ce8" office:value-type="string" calcext:value-type="string">
            <text:p>OVER</text:p>
          </table:table-cell>
          <table:table-cell table:style-name="ce8" table:number-columns-repeated="2"/>
          <table:table-cell table:style-name="ce3" office:value-type="string" calcext:value-type="string">
            <text:p>line&gt;0 and p:line&gt;0 and line&gt;p:line+17</text:p>
          </table:table-cell>
          <table:table-cell table:style-name="ce12" office:value-type="string" calcext:value-type="string">
            <text:p><text:a xlink:href="http://sportsdatabase.com/ncaafb/query?output=default&amp;sdql=line%3E0+and+p%3Aline%3E0+and+line%3Ep%3Aline%2B17&amp;submit=++S+D+Q+L+%21++" xlink:type="simple">http://sportsdatabase.com/ncaafb/query?output=default&amp;sdql=line%3E0+and+p%3Aline%3E0+and+line%3Ep%3Aline%2B17&amp;submit=++S+D+Q+L+%21++</text:a></text:p>
          </table:table-cell>
          <table:table-cell table:style-name="ce8" office:value-type="string" calcext:value-type="string">
            <text:p>GG</text:p>
          </table:table-cell>
          <table:table-cell table:style-name="ce8" office:value-type="string" calcext:value-type="string">
            <text:p>Over</text:p>
          </table:table-cell>
          <table:table-cell table:style-name="ce8" table:formula="of:=[.C17]+[.D17]" office:value-type="float" office:value="249" calcext:value-type="float">
            <text:p>249</text:p>
          </table:table-cell>
          <table:table-cell table:style-name="ce15" table:formula="of:=([.C17]-[.D17])/SQRT([.C17]+[.D17])" office:value-type="float" office:value="2.59826942715036" calcext:value-type="float">
            <text:p>2.60</text:p>
          </table:table-cell>
          <table:table-cell table:number-columns-repeated="1009"/>
        </table:table-row>
        <table:table-row table:style-name="ro2">
          <table:table-cell table:style-name="ce7" office:value-type="date" office:date-value="2014-12-01" calcext:value-type="date">
            <text:p>12/1/2014</text:p>
          </table:table-cell>
          <table:table-cell table:style-name="ce8" office:value-type="string" calcext:value-type="string">
            <text:p>NCAAF16</text:p>
          </table:table-cell>
          <table:table-cell table:style-name="ce8" office:value-type="float" office:value="264" calcext:value-type="float">
            <text:p>264</text:p>
          </table:table-cell>
          <table:table-cell table:style-name="ce8" office:value-type="float" office:value="186" calcext:value-type="float">
            <text:p>186</text:p>
          </table:table-cell>
          <table:table-cell table:style-name="ce8" table:formula="of:=([.C18]*0.91)-[.D18]" office:value-type="float" office:value="54.24" calcext:value-type="float">
            <text:p>54.24</text:p>
          </table:table-cell>
          <table:table-cell table:style-name="ce9" table:formula="of:=[.E18]/([.C18]+[.D18])" office:value-type="percentage" office:value="0.120533333333333" calcext:value-type="percentage">
            <text:p>12.05%</text:p>
          </table:table-cell>
          <table:table-cell table:style-name="ce8" office:value-type="string" calcext:value-type="string">
            <text:p>UNDER</text:p>
          </table:table-cell>
          <table:table-cell table:style-name="ce8" table:number-columns-repeated="2"/>
          <table:table-cell table:style-name="ce3" office:value-type="string" calcext:value-type="string">
            <text:p>3600&gt;p:time of possession&gt;2200 <text:s/>and p:line&lt;0</text:p>
          </table:table-cell>
          <table:table-cell table:style-name="ce12" office:value-type="string" calcext:value-type="string">
            <text:p><text:a xlink:href="http://sportsdatabase.com/ncaafb/query?output=default&amp;sdql=3600%3Ep%3Atime+of+possession%3E2200++and+p%3Aline%3C0+&amp;submit=++S+D+Q+L+%21++" xlink:type="simple">http://sportsdatabase.com/ncaafb/query?output=default&amp;sdql=3600%3Ep%3Atime+of+possession%3E2200++and+p%3Aline%3C0+&amp;submit=++S+D+Q+L+%21++</text:a></text:p>
          </table:table-cell>
          <table:table-cell table:style-name="ce8" office:value-type="string" calcext:value-type="string">
            <text:p>GG</text:p>
          </table:table-cell>
          <table:table-cell table:style-name="ce8" office:value-type="string" calcext:value-type="string">
            <text:p>Under</text:p>
          </table:table-cell>
          <table:table-cell table:style-name="ce8" table:formula="of:=[.C18]+[.D18]" office:value-type="float" office:value="450" calcext:value-type="float">
            <text:p>450</text:p>
          </table:table-cell>
          <table:table-cell table:style-name="ce15" table:formula="of:=([.C18]-[.D18])/SQRT([.C18]+[.D18])" office:value-type="float" office:value="3.67695526217005" calcext:value-type="float">
            <text:p>3.68</text:p>
          </table:table-cell>
          <table:table-cell table:number-columns-repeated="1009"/>
        </table:table-row>
        <table:table-row table:style-name="ro2">
          <table:table-cell table:style-name="ce7" office:value-type="date" office:date-value="2014-12-01" calcext:value-type="date">
            <text:p>12/1/2014</text:p>
          </table:table-cell>
          <table:table-cell table:style-name="ce8" office:value-type="string" calcext:value-type="string">
            <text:p>NCAAF17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47" calcext:value-type="float">
            <text:p>47</text:p>
          </table:table-cell>
          <table:table-cell table:style-name="ce8" table:formula="of:=([.C19]*0.91)-[.D19]" office:value-type="float" office:value="33.08" calcext:value-type="float">
            <text:p>33.08</text:p>
          </table:table-cell>
          <table:table-cell table:style-name="ce9" table:formula="of:=[.E19]/([.C19]+[.D19])" office:value-type="percentage" office:value="0.245037037037037" calcext:value-type="percentage">
            <text:p>24.50%</text:p>
          </table:table-cell>
          <table:table-cell table:style-name="ce8" office:value-type="string" calcext:value-type="string">
            <text:p>UNDER</text:p>
          </table:table-cell>
          <table:table-cell table:style-name="ce8" table:number-columns-repeated="2"/>
          <table:table-cell table:style-name="ce3" office:value-type="string" calcext:value-type="string">
            <text:p>wins&gt;=9 and p:O and conference!=o:conference</text:p>
          </table:table-cell>
          <table:table-cell table:style-name="ce12" office:value-type="string" calcext:value-type="string">
            <text:p><text:a xlink:href="http://sportsdatabase.com/ncaafb/query?output=default&amp;sdql=wins%3E%3D9+and+p%3AO+and+conference%21%3Do%3Aconference+&amp;submit=++S+D+Q+L+%21++" xlink:type="simple">http://sportsdatabase.com/ncaafb/query?output=default&amp;sdql=wins%3E%3D9+and+p%3AO+and+conference%21%3Do%3Aconference+&amp;submit=++S+D+Q+L+%21++</text:a></text:p>
          </table:table-cell>
          <table:table-cell table:style-name="ce8" office:value-type="string" calcext:value-type="string">
            <text:p>GG</text:p>
          </table:table-cell>
          <table:table-cell table:style-name="ce8" office:value-type="string" calcext:value-type="string">
            <text:p>Under</text:p>
          </table:table-cell>
          <table:table-cell table:style-name="ce8" table:formula="of:=[.C19]+[.D19]" office:value-type="float" office:value="135" calcext:value-type="float">
            <text:p>135</text:p>
          </table:table-cell>
          <table:table-cell table:style-name="ce15" table:formula="of:=([.C19]-[.D19])/SQRT([.C19]+[.D19])" office:value-type="float" office:value="3.52871815987787" calcext:value-type="float">
            <text:p>3.53</text:p>
          </table:table-cell>
          <table:table-cell table:number-columns-repeated="1009"/>
        </table:table-row>
        <table:table-row table:style-name="ro2">
          <table:table-cell table:style-name="ce7" office:value-type="date" office:date-value="2014-12-01" calcext:value-type="date">
            <text:p>12/1/2014</text:p>
          </table:table-cell>
          <table:table-cell table:style-name="ce8" office:value-type="string" calcext:value-type="string">
            <text:p>NCAAF18</text:p>
          </table:table-cell>
          <table:table-cell table:style-name="ce8" office:value-type="float" office:value="295" calcext:value-type="float">
            <text:p>295</text:p>
          </table:table-cell>
          <table:table-cell table:style-name="ce8" office:value-type="float" office:value="203" calcext:value-type="float">
            <text:p>203</text:p>
          </table:table-cell>
          <table:table-cell table:style-name="ce8" table:formula="of:=([.C20]*0.91)-[.D20]" office:value-type="float" office:value="65.45" calcext:value-type="float">
            <text:p>65.45</text:p>
          </table:table-cell>
          <table:table-cell table:style-name="ce9" table:formula="of:=[.E20]/([.C20]+[.D20])" office:value-type="percentage" office:value="0.131425702811245" calcext:value-type="percentage">
            <text:p>13.14%</text:p>
          </table:table-cell>
          <table:table-cell table:style-name="ce8" office:value-type="string" calcext:value-type="string">
            <text:p>ATS</text:p>
          </table:table-cell>
          <table:table-cell table:style-name="ce8" table:number-columns-repeated="2"/>
          <table:table-cell table:style-name="ce3" office:value-type="string" calcext:value-type="string">
            <text:p>p:first downs&gt;=22 and p:DL and op:W</text:p>
          </table:table-cell>
          <table:table-cell table:style-name="ce12" office:value-type="string" calcext:value-type="string">
            <text:p><text:a xlink:href="http://sportsdatabase.com/ncaafb/query?output=default&amp;sdql=p%3Afirst+downs%3E%3D22+and+p%3ADL+and+op%3AW+&amp;submit=++S+D+Q+L+%21++" xlink:type="simple">http://sportsdatabase.com/ncaafb/query?output=default&amp;sdql=p%3Afirst+downs%3E%3D22+and+p%3ADL+and+op%3AW+&amp;submit=++S+D+Q+L+%21++</text:a></text:p>
          </table:table-cell>
          <table:table-cell table:style-name="ce8" office:value-type="string" calcext:value-type="string">
            <text:p>GG</text:p>
          </table:table-cell>
          <table:table-cell table:style-name="ce8" office:value-type="string" calcext:value-type="string">
            <text:p>ATS Fade</text:p>
          </table:table-cell>
          <table:table-cell table:style-name="ce8" table:formula="of:=[.C20]+[.D20]" office:value-type="float" office:value="498" calcext:value-type="float">
            <text:p>498</text:p>
          </table:table-cell>
          <table:table-cell table:style-name="ce15" table:formula="of:=([.C20]-[.D20])/SQRT([.C20]+[.D20])" office:value-type="float" office:value="4.12261857752363" calcext:value-type="float">
            <text:p>4.12</text:p>
          </table:table-cell>
          <table:table-cell table:number-columns-repeated="1009"/>
        </table:table-row>
        <table:table-row table:style-name="ro2">
          <table:table-cell table:style-name="ce7" office:value-type="date" office:date-value="2014-12-02" calcext:value-type="date">
            <text:p>12/2/2014</text:p>
          </table:table-cell>
          <table:table-cell table:style-name="ce8" office:value-type="string" calcext:value-type="string">
            <text:p>NCAAF19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63" calcext:value-type="float">
            <text:p>63</text:p>
          </table:table-cell>
          <table:table-cell table:style-name="ce8" table:formula="of:=([.C21]*0.91)-[.D21]" office:value-type="float" office:value="27.09" calcext:value-type="float">
            <text:p>27.09</text:p>
          </table:table-cell>
          <table:table-cell table:style-name="ce9" table:formula="of:=[.E21]/([.C21]+[.D21])" office:value-type="percentage" office:value="0.167222222222222" calcext:value-type="percentage">
            <text:p>16.72%</text:p>
          </table:table-cell>
          <table:table-cell table:style-name="ce8" office:value-type="string" calcext:value-type="string">
            <text:p>UNDER</text:p>
          </table:table-cell>
          <table:table-cell table:style-name="ce8" table:number-columns-repeated="2"/>
          <table:table-cell table:style-name="ce3" office:value-type="string" calcext:value-type="string">
            <text:p>po:passing yards + po:rushing yards &lt; 240 and p:WO and op:O</text:p>
          </table:table-cell>
          <table:table-cell table:style-name="ce12" office:value-type="string" calcext:value-type="string">
            <text:p><text:a xlink:href="http://sportsdatabase.com/ncaafb/query?output=default&amp;sdql=po%3Apassing+yards%2Bpo%3Arushing+yards%3C240+and+p%3AWO+and+op%3AO&amp;submit=++S+D+Q+L+!++" xlink:type="simple">http://sportsdatabase.com/ncaafb/query?output=default&amp;sdql=po%3Apassing+yards%2Bpo%3Arushing+yards%3C240+and+p%3AWO+and+op%3AO&amp;submit=++S+D+Q+L+!++</text:a></text:p>
          </table:table-cell>
          <table:table-cell table:style-name="ce8" office:value-type="string" calcext:value-type="string">
            <text:p>GG</text:p>
          </table:table-cell>
          <table:table-cell table:style-name="ce8" office:value-type="string" calcext:value-type="string">
            <text:p>Under</text:p>
          </table:table-cell>
          <table:table-cell table:style-name="ce8" table:formula="of:=[.C21]+[.D21]" office:value-type="float" office:value="162" calcext:value-type="float">
            <text:p>162</text:p>
          </table:table-cell>
          <table:table-cell table:style-name="ce15" table:formula="of:=([.C21]-[.D21])/SQRT([.C21]+[.D21])" office:value-type="float" office:value="2.82842712474619" calcext:value-type="float">
            <text:p>2.83</text:p>
          </table:table-cell>
          <table:table-cell table:number-columns-repeated="1009"/>
        </table:table-row>
        <table:table-row table:style-name="ro2">
          <table:table-cell table:style-name="ce7" office:value-type="date" office:date-value="2014-12-02" calcext:value-type="date">
            <text:p>12/2/2014</text:p>
          </table:table-cell>
          <table:table-cell table:style-name="ce8" office:value-type="string" calcext:value-type="string">
            <text:p>NCAAF20</text:p>
          </table:table-cell>
          <table:table-cell table:style-name="ce8" office:value-type="float" office:value="116" calcext:value-type="float">
            <text:p>116</text:p>
          </table:table-cell>
          <table:table-cell table:style-name="ce8" office:value-type="float" office:value="80" calcext:value-type="float">
            <text:p>80</text:p>
          </table:table-cell>
          <table:table-cell table:style-name="ce8" table:formula="of:=([.C22]*0.91)-[.D22]" office:value-type="float" office:value="25.56" calcext:value-type="float">
            <text:p>25.56</text:p>
          </table:table-cell>
          <table:table-cell table:style-name="ce9" table:formula="of:=[.E22]/([.C22]+[.D22])" office:value-type="percentage" office:value="0.130408163265306" calcext:value-type="percentage">
            <text:p>13.04%</text:p>
          </table:table-cell>
          <table:table-cell table:style-name="ce8" office:value-type="string" calcext:value-type="string">
            <text:p>ATS</text:p>
          </table:table-cell>
          <table:table-cell table:style-name="ce8" table:number-columns-repeated="2"/>
          <table:table-cell table:style-name="ce3" office:value-type="string" calcext:value-type="string">
            <text:p>po:passing yards+po:rushing yards&lt;250 and p:L</text:p>
          </table:table-cell>
          <table:table-cell table:style-name="ce12" office:value-type="string" calcext:value-type="string">
            <text:p><text:a xlink:href="http://sportsdatabase.com/ncaafb/query?output=default&amp;sdql=po%3Apassing+yards%2Bpo%3Arushing+yards%3C250+and+p%3AL+&amp;submit=++S+D+Q+L+!++" xlink:type="simple">http://sportsdatabase.com/ncaafb/query?output=default&amp;sdql=po%3Apassing+yards%2Bpo%3Arushing+yards%3C250+and+p%3AL+&amp;submit=++S+D+Q+L+!++</text:a></text:p>
          </table:table-cell>
          <table:table-cell table:style-name="ce8" office:value-type="string" calcext:value-type="string">
            <text:p>GG</text:p>
          </table:table-cell>
          <table:table-cell table:style-name="ce8" office:value-type="string" calcext:value-type="string">
            <text:p>ATS Back</text:p>
          </table:table-cell>
          <table:table-cell table:style-name="ce8" table:formula="of:=[.C22]+[.D22]" office:value-type="float" office:value="196" calcext:value-type="float">
            <text:p>196</text:p>
          </table:table-cell>
          <table:table-cell table:style-name="ce15" table:formula="of:=([.C22]-[.D22])/SQRT([.C22]+[.D22])" office:value-type="float" office:value="2.57142857142857" calcext:value-type="float">
            <text:p>2.57</text:p>
          </table:table-cell>
          <table:table-cell table:number-columns-repeated="1009"/>
        </table:table-row>
        <table:table-row table:style-name="ro2">
          <table:table-cell table:style-name="ce7" office:value-type="date" office:date-value="2014-12-02" calcext:value-type="date">
            <text:p>12/2/2014</text:p>
          </table:table-cell>
          <table:table-cell table:style-name="ce8" office:value-type="string" calcext:value-type="string">
            <text:p>NCAAF21</text:p>
          </table:table-cell>
          <table:table-cell table:style-name="ce8" office:value-type="float" office:value="103" calcext:value-type="float">
            <text:p>103</text:p>
          </table:table-cell>
          <table:table-cell table:style-name="ce8" office:value-type="float" office:value="64" calcext:value-type="float">
            <text:p>64</text:p>
          </table:table-cell>
          <table:table-cell table:style-name="ce8" table:formula="of:=([.C23]*0.91)-[.D23]" office:value-type="float" office:value="29.73" calcext:value-type="float">
            <text:p>29.73</text:p>
          </table:table-cell>
          <table:table-cell table:style-name="ce9" table:formula="of:=[.E23]/([.C23]+[.D23])" office:value-type="percentage" office:value="0.178023952095808" calcext:value-type="percentage">
            <text:p>17.80%</text:p>
          </table:table-cell>
          <table:table-cell table:style-name="ce8" office:value-type="string" calcext:value-type="string">
            <text:p>OVER</text:p>
          </table:table-cell>
          <table:table-cell table:style-name="ce8" table:number-columns-repeated="2"/>
          <table:table-cell table:style-name="ce3" office:value-type="string" calcext:value-type="string">
            <text:p>conference!=o:conference and A and p:AW</text:p>
          </table:table-cell>
          <table:table-cell table:style-name="ce12" office:value-type="string" calcext:value-type="string">
            <text:p><text:a xlink:href="http://sportsdatabase.com/ncaafb/query?output=default&amp;sdql=conference!%3Do%3Aconference+and+A+and+p%3AAW+&amp;submit=++S+D+Q+L+!++" xlink:type="simple">http://sportsdatabase.com/ncaafb/query?output=default&amp;sdql=conference!%3Do%3Aconference+and+A+and+p%3AAW+&amp;submit=++S+D+Q+L+!++</text:a></text:p>
          </table:table-cell>
          <table:table-cell table:style-name="ce8" office:value-type="string" calcext:value-type="string">
            <text:p>GG</text:p>
          </table:table-cell>
          <table:table-cell table:style-name="ce8" office:value-type="string" calcext:value-type="string">
            <text:p>Over</text:p>
          </table:table-cell>
          <table:table-cell table:style-name="ce8" table:formula="of:=[.C23]+[.D23]" office:value-type="float" office:value="167" calcext:value-type="float">
            <text:p>167</text:p>
          </table:table-cell>
          <table:table-cell table:style-name="ce15" table:formula="of:=([.C23]-[.D23])/SQRT([.C23]+[.D23])" office:value-type="float" office:value="3.01791060688313" calcext:value-type="float">
            <text:p>3.02</text:p>
          </table:table-cell>
          <table:table-cell table:number-columns-repeated="1009"/>
        </table:table-row>
        <table:table-row table:style-name="ro2">
          <table:table-cell table:style-name="ce7" office:value-type="date" office:date-value="2014-12-02" calcext:value-type="date">
            <text:p>12/2/2014</text:p>
          </table:table-cell>
          <table:table-cell table:style-name="ce8" office:value-type="string" calcext:value-type="string">
            <text:p>NCAAF22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62" calcext:value-type="float">
            <text:p>62</text:p>
          </table:table-cell>
          <table:table-cell table:style-name="ce8" table:formula="of:=([.C24]*0.91)-[.D24]" office:value-type="float" office:value="22.63" calcext:value-type="float">
            <text:p>22.63</text:p>
          </table:table-cell>
          <table:table-cell table:style-name="ce9" table:formula="of:=[.E24]/([.C24]+[.D24])" office:value-type="percentage" office:value="0.146" calcext:value-type="percentage">
            <text:p>14.60%</text:p>
          </table:table-cell>
          <table:table-cell table:style-name="ce8" office:value-type="string" calcext:value-type="string">
            <text:p>UNDER</text:p>
          </table:table-cell>
          <table:table-cell table:style-name="ce8" table:number-columns-repeated="2"/>
          <table:table-cell table:style-name="ce3" office:value-type="string" calcext:value-type="string">
            <text:p>p:passes&gt;40 and <text:s/>p:passing yards&lt;210</text:p>
          </table:table-cell>
          <table:table-cell table:style-name="ce12" office:value-type="string" calcext:value-type="string">
            <text:p><text:a xlink:href="http://sportsdatabase.com/ncaafb/query?output=default&amp;sdql=p%3Apasses%3E40+and++p%3Apassing+yards%3C210++&amp;submit=++S+D+Q+L+!++" xlink:type="simple">http://sportsdatabase.com/ncaafb/query?output=default&amp;sdql=p%3Apasses%3E40+and++p%3Apassing+yards%3C210++&amp;submit=++S+D+Q+L+!++</text:a></text:p>
          </table:table-cell>
          <table:table-cell table:style-name="ce8" office:value-type="string" calcext:value-type="string">
            <text:p>GG</text:p>
          </table:table-cell>
          <table:table-cell table:style-name="ce8" office:value-type="string" calcext:value-type="string">
            <text:p>Under</text:p>
          </table:table-cell>
          <table:table-cell table:style-name="ce8" table:formula="of:=[.C24]+[.D24]" office:value-type="float" office:value="155" calcext:value-type="float">
            <text:p>155</text:p>
          </table:table-cell>
          <table:table-cell table:style-name="ce15" table:formula="of:=([.C24]-[.D24])/SQRT([.C24]+[.D24])" office:value-type="float" office:value="2.48997991959775" calcext:value-type="float">
            <text:p>2.49</text:p>
          </table:table-cell>
          <table:table-cell table:number-columns-repeated="1009"/>
        </table:table-row>
        <table:table-row table:style-name="ro2">
          <table:table-cell table:style-name="ce7" office:value-type="date" office:date-value="2014-12-02" calcext:value-type="date">
            <text:p>12/2/2014</text:p>
          </table:table-cell>
          <table:table-cell table:style-name="ce8" office:value-type="string" calcext:value-type="string">
            <text:p>NCAAF23</text:p>
          </table:table-cell>
          <table:table-cell table:style-name="ce8" office:value-type="float" office:value="221" calcext:value-type="float">
            <text:p>221</text:p>
          </table:table-cell>
          <table:table-cell table:style-name="ce8" office:value-type="float" office:value="145" calcext:value-type="float">
            <text:p>145</text:p>
          </table:table-cell>
          <table:table-cell table:style-name="ce8" table:formula="of:=([.C25]*0.91)-[.D25]" office:value-type="float" office:value="56.11" calcext:value-type="float">
            <text:p>56.11</text:p>
          </table:table-cell>
          <table:table-cell table:style-name="ce9" table:formula="of:=[.E25]/([.C25]+[.D25])" office:value-type="percentage" office:value="0.153306010928962" calcext:value-type="percentage">
            <text:p>15.33%</text:p>
          </table:table-cell>
          <table:table-cell table:style-name="ce8" office:value-type="string" calcext:value-type="string">
            <text:p>OVER</text:p>
          </table:table-cell>
          <table:table-cell table:style-name="ce8" table:number-columns-repeated="2"/>
          <table:table-cell table:style-name="ce3" office:value-type="string" calcext:value-type="string">
            <text:p>p:turnovers &gt;= 2 and p:fourth downs attempted &gt;= 2 and p:WU</text:p>
          </table:table-cell>
          <table:table-cell table:style-name="ce12" office:value-type="string" calcext:value-type="string">
            <text:p><text:a xlink:href="http://sportsdatabase.com/ncaafb/query?output=default&amp;sdql=p%3Aturnovers%3E%3D2+and+p%3Afourth+downs+attempted%3E%3D2+and+p%3AWU&amp;submit=++S+D+Q+L+!++" xlink:type="simple">http://sportsdatabase.com/ncaafb/query?output=default&amp;sdql=p%3Aturnovers%3E%3D2+and+p%3Afourth+downs+attempted%3E%3D2+and+p%3AWU&amp;submit=++S+D+Q+L+!++</text:a></text:p>
          </table:table-cell>
          <table:table-cell table:style-name="ce8" office:value-type="string" calcext:value-type="string">
            <text:p>GG</text:p>
          </table:table-cell>
          <table:table-cell table:style-name="ce8" office:value-type="string" calcext:value-type="string">
            <text:p>Over</text:p>
          </table:table-cell>
          <table:table-cell table:style-name="ce8" table:formula="of:=[.C25]+[.D25]" office:value-type="float" office:value="366" calcext:value-type="float">
            <text:p>366</text:p>
          </table:table-cell>
          <table:table-cell table:style-name="ce15" table:formula="of:=([.C25]-[.D25])/SQRT([.C25]+[.D25])" office:value-type="float" office:value="3.97258363851881" calcext:value-type="float">
            <text:p>3.97</text:p>
          </table:table-cell>
          <table:table-cell table:number-columns-repeated="1009"/>
        </table:table-row>
        <table:table-row table:style-name="ro2">
          <table:table-cell table:style-name="ce7" office:value-type="date" office:date-value="2014-01-04" calcext:value-type="date">
            <text:p>1/4/2014</text:p>
          </table:table-cell>
          <table:table-cell table:style-name="ce8" office:value-type="string" calcext:value-type="string">
            <text:p>NCAAF24</text:p>
          </table:table-cell>
          <table:table-cell table:style-name="ce8" office:value-type="float" office:value="106" calcext:value-type="float">
            <text:p>106</text:p>
          </table:table-cell>
          <table:table-cell table:style-name="ce8" office:value-type="float" office:value="75" calcext:value-type="float">
            <text:p>75</text:p>
          </table:table-cell>
          <table:table-cell table:style-name="ce8" table:formula="of:=([.C26]*0.91)-[.D26]" office:value-type="float" office:value="21.46" calcext:value-type="float">
            <text:p>21.46</text:p>
          </table:table-cell>
          <table:table-cell table:style-name="ce9" table:formula="of:=[.E26]/([.C26]+[.D26])" office:value-type="percentage" office:value="0.118563535911602" calcext:value-type="percentage">
            <text:p>11.86%</text:p>
          </table:table-cell>
          <table:table-cell table:style-name="ce8" office:value-type="string" calcext:value-type="string">
            <text:p>ATS</text:p>
          </table:table-cell>
          <table:table-cell table:style-name="ce8" table:number-columns-repeated="2"/>
          <table:table-cell table:style-name="ce3" office:value-type="string" calcext:value-type="string">
            <text:p>p:punt yards&gt;400 and p:first downs&lt;15</text:p>
          </table:table-cell>
          <table:table-cell table:style-name="ce12" office:value-type="string" calcext:value-type="string">
            <text:p><text:a xlink:href="http://sportsdatabase.com/ncaafb/query?output=default&amp;sdql=p%3Apunt+yards%3E400+and+p%3Afirst+downs%3C15&amp;submit=++S+D+Q+L+%21++" xlink:type="simple">http://sportsdatabase.com/ncaafb/query?output=default&amp;sdql=p%3Apunt+yards%3E400+and+p%3Afirst+downs%3C15&amp;submit=++S+D+Q+L+%21++</text:a></text:p>
          </table:table-cell>
          <table:table-cell table:style-name="ce8" office:value-type="string" calcext:value-type="string">
            <text:p>GG</text:p>
          </table:table-cell>
          <table:table-cell table:style-name="ce8" office:value-type="string" calcext:value-type="string">
            <text:p>ATS Fade</text:p>
          </table:table-cell>
          <table:table-cell table:style-name="ce8" table:formula="of:=[.C26]+[.D26]" office:value-type="float" office:value="181" calcext:value-type="float">
            <text:p>181</text:p>
          </table:table-cell>
          <table:table-cell table:style-name="ce15" table:formula="of:=([.C26]-[.D26])/SQRT([.C26]+[.D26])" office:value-type="float" office:value="2.30421185336622" calcext:value-type="float">
            <text:p>2.30</text:p>
          </table:table-cell>
          <table:table-cell table:number-columns-repeated="1009"/>
        </table:table-row>
        <table:table-row table:style-name="ro2">
          <table:table-cell table:style-name="ce7" office:value-type="date" office:date-value="2015-01-05" calcext:value-type="date">
            <text:p>1/5/2015</text:p>
          </table:table-cell>
          <table:table-cell table:style-name="ce8" office:value-type="string" calcext:value-type="string">
            <text:p>NCAAF25</text:p>
          </table:table-cell>
          <table:table-cell table:style-name="ce8" office:value-type="float" office:value="175" calcext:value-type="float">
            <text:p>175</text:p>
          </table:table-cell>
          <table:table-cell table:style-name="ce8" office:value-type="float" office:value="114" calcext:value-type="float">
            <text:p>114</text:p>
          </table:table-cell>
          <table:table-cell table:style-name="ce8" table:formula="of:=([.C27]*0.91)-[.D27]" office:value-type="float" office:value="45.25" calcext:value-type="float">
            <text:p>45.25</text:p>
          </table:table-cell>
          <table:table-cell table:style-name="ce9" table:formula="of:=[.E27]/([.C27]+[.D27])" office:value-type="percentage" office:value="0.156574394463668" calcext:value-type="percentage">
            <text:p>15.66%</text:p>
          </table:table-cell>
          <table:table-cell table:style-name="ce8" office:value-type="string" calcext:value-type="string">
            <text:p>UNDER</text:p>
          </table:table-cell>
          <table:table-cell table:style-name="ce8" table:number-columns-repeated="2"/>
          <table:table-cell table:style-name="ce3" office:value-type="string" calcext:value-type="string">
            <text:p>p:first downs&gt;po:first downs*3 and p:W</text:p>
          </table:table-cell>
          <table:table-cell table:style-name="ce12" office:value-type="string" calcext:value-type="string">
            <text:p><text:a xlink:href="http://killersports.com/ncaafb/query?sdql=p%3Afirst+downs%3Epo%3Afirst+downs*3+and+p%3AW++&amp;submit=++S+D+Q+L+!++" xlink:type="simple">http://killersports.com/ncaafb/query?sdql=p%3Afirst+downs%3Epo%3Afirst+downs*3+and+p%3AW++&amp;submit=++S+D+Q+L+!++</text:a></text:p>
          </table:table-cell>
          <table:table-cell table:style-name="ce8" office:value-type="string" calcext:value-type="string">
            <text:p>GG</text:p>
          </table:table-cell>
          <table:table-cell table:style-name="ce8" office:value-type="string" calcext:value-type="string">
            <text:p>Under</text:p>
          </table:table-cell>
          <table:table-cell table:style-name="ce8" table:formula="of:=[.C27]+[.D27]" office:value-type="float" office:value="289" calcext:value-type="float">
            <text:p>289</text:p>
          </table:table-cell>
          <table:table-cell table:style-name="ce15" table:formula="of:=([.C27]-[.D27])/SQRT([.C27]+[.D27])" office:value-type="float" office:value="3.58823529411765" calcext:value-type="float">
            <text:p>3.59</text:p>
          </table:table-cell>
          <table:table-cell table:number-columns-repeated="1009"/>
        </table:table-row>
        <table:table-row table:style-name="ro1" table:number-rows-repeated="42">
          <table:table-cell table:style-name="ce8" table:number-columns-repeated="9"/>
          <table:table-cell table:number-columns-repeated="2"/>
          <table:table-cell table:style-name="ce8" table:number-columns-repeated="3"/>
          <table:table-cell table:style-name="ce15"/>
          <table:table-cell table:number-columns-repeated="1009"/>
        </table:table-row>
        <table:table-row table:style-name="ro1" table:number-rows-repeated="931">
          <table:table-cell table:style-name="ce8" table:number-columns-repeated="9"/>
          <table:table-cell table:number-columns-repeated="2"/>
          <table:table-cell table:style-name="ce8" table:number-columns-repeated="3"/>
          <table:table-cell table:style-name="ce37"/>
          <table:table-cell table:number-columns-repeated="1009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CAABB" table:style-name="ta6" table:print="false">
        <office:forms form:automatic-focus="false" form:apply-design-mode="false"/>
        <table:table-column table:style-name="co2" table:default-cell-style-name="Excel_20_Built-in_20_Normal"/>
        <table:table-column table:style-name="co27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28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2" table:number-columns-repeated="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" table:number-columns-repeated="1009" table:default-cell-style-name="Excel_20_Built-in_20_Normal"/>
        <table:table-row table:style-name="ro1">
          <table:table-cell table:style-name="ce38" office:value-type="string" calcext:value-type="string">
            <text:p>Please enter Details of your query if available. I calculate Profit based in avg odds of 1,91 for ATS and TOT (CAUTION: NCAAB Database is in beta status)</text:p>
          </table:table-cell>
          <table:table-cell table:style-name="ce38" table:number-columns-repeated="3"/>
          <table:table-cell table:style-name="ce42"/>
          <table:table-cell table:style-name="ce38" table:number-columns-repeated="6"/>
          <table:table-cell table:style-name="ce47"/>
          <table:table-cell table:style-name="ce41" table:number-columns-repeated="2"/>
          <table:table-cell table:style-name="ce48"/>
          <table:table-cell table:style-name="ce1" table:number-columns-repeated="12"/>
          <table:table-cell table:number-columns-repeated="997"/>
        </table:table-row>
        <table:table-row table:style-name="ro1">
          <table:table-cell table:style-name="ce39" office:value-type="string" calcext:value-type="string">
            <text:p>Date of Contirbution</text:p>
          </table:table-cell>
          <table:table-cell table:style-name="ce39" office:value-type="string" calcext:value-type="string">
            <text:p>Trend No.</text:p>
          </table:table-cell>
          <table:table-cell table:style-name="ce39" office:value-type="string" calcext:value-type="string">
            <text:p>Wins</text:p>
          </table:table-cell>
          <table:table-cell table:style-name="ce39" office:value-type="string" calcext:value-type="string">
            <text:p>Losses</text:p>
          </table:table-cell>
          <table:table-cell table:style-name="ce43" office:value-type="string" calcext:value-type="string">
            <text:p>Profit</text:p>
          </table:table-cell>
          <table:table-cell table:style-name="ce39" office:value-type="string" calcext:value-type="string">
            <text:p>ROI</text:p>
          </table:table-cell>
          <table:table-cell table:style-name="ce39" office:value-type="string" calcext:value-type="string">
            <text:p>SU/ATS/TOT</text:p>
          </table:table-cell>
          <table:table-cell table:style-name="ce39" office:value-type="string" calcext:value-type="string">
            <text:p>Home/Away</text:p>
          </table:table-cell>
          <table:table-cell table:style-name="ce39" office:value-type="string" calcext:value-type="string">
            <text:p>Dog/Fav</text:p>
          </table:table-cell>
          <table:table-cell table:style-name="ce39" office:value-type="string" calcext:value-type="string">
            <text:p>Trend Code</text:p>
          </table:table-cell>
          <table:table-cell table:style-name="ce39" office:value-type="string" calcext:value-type="string">
            <text:p>Trend Link</text:p>
          </table:table-cell>
          <table:table-cell table:style-name="ce39" office:value-type="string" calcext:value-type="string">
            <text:p>Contributor</text:p>
          </table:table-cell>
          <table:table-cell table:style-name="ce41" office:value-type="string" calcext:value-type="string">
            <text:p>TypeDetail</text:p>
          </table:table-cell>
          <table:table-cell table:style-name="ce41" office:value-type="string" calcext:value-type="string">
            <text:p>Total Games</text:p>
          </table:table-cell>
          <table:table-cell table:style-name="ce15" office:value-type="string" calcext:value-type="string">
            <text:p>Z Score</text:p>
          </table:table-cell>
          <table:table-cell table:style-name="ce1" table:number-columns-repeated="12"/>
          <table:table-cell table:number-columns-repeated="997"/>
        </table:table-row>
        <table:table-row table:style-name="ro2">
          <table:table-cell table:style-name="ce40" office:value-type="date" office:date-value="2014-11-09" calcext:value-type="date">
            <text:p>11/9/2014</text:p>
          </table:table-cell>
          <table:table-cell table:style-name="ce41" office:value-type="string" calcext:value-type="string">
            <text:p>NCAAB01</text:p>
          </table:table-cell>
          <table:table-cell table:style-name="ce41" office:value-type="float" office:value="108" calcext:value-type="float">
            <text:p>108</text:p>
          </table:table-cell>
          <table:table-cell table:style-name="ce41" office:value-type="float" office:value="50" calcext:value-type="float">
            <text:p>50</text:p>
          </table:table-cell>
          <table:table-cell table:style-name="ce44" table:formula="of:=([.C3]*0.91)-[.D3]" office:value-type="float" office:value="48.28" calcext:value-type="float">
            <text:p>48.28</text:p>
          </table:table-cell>
          <table:table-cell table:style-name="ce45" table:formula="of:=[.E3]/([.C3]+[.D3])" office:value-type="percentage" office:value="0.305569620253165" calcext:value-type="percentage">
            <text:p>30.56%</text:p>
          </table:table-cell>
          <table:table-cell table:style-name="ce41" office:value-type="string" calcext:value-type="string">
            <text:p>ATS</text:p>
          </table:table-cell>
          <table:table-cell table:style-name="ce41" office:value-type="string" calcext:value-type="string">
            <text:p>AWAY</text:p>
          </table:table-cell>
          <table:table-cell table:style-name="ce41"/>
          <table:table-cell table:style-name="ce1" office:value-type="string" calcext:value-type="string">
            <text:p>A and P:L and Po:points &gt; 74 and WP &gt;= 40 and WP &lt;= 49 and o:WP &gt; 29 and o:WP &lt; 54 and rest &gt; 0</text:p>
          </table:table-cell>
          <table:table-cell table:style-name="ce46" office:value-type="string" calcext:value-type="string">
            <text:p><text:a xlink:href="http://sportsdatabase.com/ncaabb/query?output=default&amp;sdql=A+and+P%3AL+and+Po%3Apoints+%3E+74+and+WP+%3E%3D+40+and+WP+%3C%3D+49+and+o%3AWP+%3E+29+and+o%3AWP+%3C+54+and+rest+%3E+0&amp;submit=++S+D+Q+L+%21++" xlink:type="simple">http://sportsdatabase.com/ncaabb/query?output=default&amp;sdql=A+and+P%3AL+and+Po%3Apoints+%3E+74+and+WP+%3E%3D+40+and+WP+%3C%3D+49+and+o%3AWP+%3E+29+and+o%3AWP+%3C+54+and+rest+%3E+0&amp;submit=++S+D+Q+L+%21++</text:a></text:p>
          </table:table-cell>
          <table:table-cell table:style-name="ce41" office:value-type="string" calcext:value-type="string">
            <text:p>Nash13</text:p>
          </table:table-cell>
          <table:table-cell table:style-name="ce41" office:value-type="string" calcext:value-type="string">
            <text:p>ATS Back</text:p>
          </table:table-cell>
          <table:table-cell table:style-name="ce41" table:formula="of:=[.C3]+[.D3]" office:value-type="float" office:value="158" calcext:value-type="float">
            <text:p>158</text:p>
          </table:table-cell>
          <table:table-cell table:style-name="ce15" table:formula="of:=([.C3]-[.D3])/SQRT([.C3]+[.D3])" office:value-type="float" office:value="4.61423224821923" calcext:value-type="float">
            <text:p>4.61</text:p>
          </table:table-cell>
          <table:table-cell table:style-name="ce1" table:number-columns-repeated="12"/>
          <table:table-cell table:number-columns-repeated="997"/>
        </table:table-row>
        <table:table-row table:style-name="ro2">
          <table:table-cell table:style-name="ce40" office:value-type="date" office:date-value="2014-11-09" calcext:value-type="date">
            <text:p>11/9/2014</text:p>
          </table:table-cell>
          <table:table-cell table:style-name="ce41" office:value-type="string" calcext:value-type="string">
            <text:p>NCAAB02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32" calcext:value-type="float">
            <text:p>32</text:p>
          </table:table-cell>
          <table:table-cell table:style-name="ce44" table:formula="of:=([.C4]*0.91)-[.D4]" office:value-type="float" office:value="22.6" calcext:value-type="float">
            <text:p>22.60</text:p>
          </table:table-cell>
          <table:table-cell table:style-name="ce45" table:formula="of:=[.E4]/([.C4]+[.D4])" office:value-type="percentage" office:value="0.245652173913043" calcext:value-type="percentage">
            <text:p>24.57%</text:p>
          </table:table-cell>
          <table:table-cell table:style-name="ce41" office:value-type="string" calcext:value-type="string">
            <text:p>ATS</text:p>
          </table:table-cell>
          <table:table-cell table:style-name="ce41" office:value-type="string" calcext:value-type="string">
            <text:p>AWAY</text:p>
          </table:table-cell>
          <table:table-cell table:style-name="ce41"/>
          <table:table-cell table:style-name="ce1" office:value-type="string" calcext:value-type="string">
            <text:p>A and line&lt;=-3.5 and line&gt;=-9.5 and p:CW and pp:CW and ppp:CW and WP&gt;=60 and WP&lt;=80 and o:WP&gt;=20 and o:WP&lt;=40</text:p>
          </table:table-cell>
          <table:table-cell table:style-name="ce46" office:value-type="string" calcext:value-type="string">
            <text:p><text:a xlink:href="http://www.sportsdatabase.com/ncaabb/query?sdql=A+and+line%3C%3D-3.5+and+line%3E%3D-9.5+and+p%3ACW+and+pp%3ACW+and+ppp%3ACW+and+WP%3E%3D60+and+WP%3C%3D80+and+o%3AWP%3E%3D20+and+o%3AWP%3C%3D40&amp;submit=S+D+Q+L+%21" xlink:type="simple">http://www.sportsdatabase.com/ncaabb/query?sdql=A+and+line%3C%3D-3.5+and+line%3E%3D-9.5+and+p%3ACW+and+pp%3ACW+and+ppp%3ACW+and+WP%3E%3D60+and+WP%3C%3D80+and+o%3AWP%3E%3D20+and+o%3AWP%3C%3D40&amp;submit=S+D+Q+L+%21</text:a></text:p>
          </table:table-cell>
          <table:table-cell table:style-name="ce41" office:value-type="string" calcext:value-type="string">
            <text:p>Nash13</text:p>
          </table:table-cell>
          <table:table-cell table:style-name="ce41" office:value-type="string" calcext:value-type="string">
            <text:p>ATS Back</text:p>
          </table:table-cell>
          <table:table-cell table:style-name="ce41" table:formula="of:=[.C4]+[.D4]" office:value-type="float" office:value="92" calcext:value-type="float">
            <text:p>92</text:p>
          </table:table-cell>
          <table:table-cell table:style-name="ce15" table:formula="of:=([.C4]-[.D4])/SQRT([.C4]+[.D4])" office:value-type="float" office:value="2.91920179679905" calcext:value-type="float">
            <text:p>2.92</text:p>
          </table:table-cell>
          <table:table-cell table:style-name="ce1" table:number-columns-repeated="12"/>
          <table:table-cell table:number-columns-repeated="997"/>
        </table:table-row>
        <table:table-row table:style-name="ro2">
          <table:table-cell table:style-name="ce40" office:value-type="date" office:date-value="2014-11-09" calcext:value-type="date">
            <text:p>11/9/2014</text:p>
          </table:table-cell>
          <table:table-cell table:style-name="ce41" office:value-type="string" calcext:value-type="string">
            <text:p>NCAAB05</text:p>
          </table:table-cell>
          <table:table-cell table:style-name="ce41" office:value-type="float" office:value="208" calcext:value-type="float">
            <text:p>208</text:p>
          </table:table-cell>
          <table:table-cell table:style-name="ce41" office:value-type="float" office:value="117" calcext:value-type="float">
            <text:p>117</text:p>
          </table:table-cell>
          <table:table-cell table:style-name="ce44" table:formula="of:=([.C5]*0.91)-[.D5]" office:value-type="float" office:value="72.28" calcext:value-type="float">
            <text:p>72.28</text:p>
          </table:table-cell>
          <table:table-cell table:style-name="ce45" table:formula="of:=[.E5]/([.C5]+[.D5])" office:value-type="percentage" office:value="0.2224" calcext:value-type="percentage">
            <text:p>22.24%</text:p>
          </table:table-cell>
          <table:table-cell table:style-name="ce41" office:value-type="string" calcext:value-type="string">
            <text:p>ATS</text:p>
          </table:table-cell>
          <table:table-cell table:style-name="ce41" office:value-type="string" calcext:value-type="string">
            <text:p>AWAY</text:p>
          </table:table-cell>
          <table:table-cell table:style-name="ce41" office:value-type="string" calcext:value-type="string">
            <text:p>DOG</text:p>
          </table:table-cell>
          <table:table-cell table:style-name="ce1" office:value-type="string" calcext:value-type="string">
            <text:p>Average(points@team and season)&lt;=64 and po:points&lt;=60 and ppo:points&lt;=60 and (site=='away' and line&gt;0) and line&gt;5</text:p>
          </table:table-cell>
          <table:table-cell table:style-name="ce46" office:value-type="string" calcext:value-type="string">
            <text:p><text:a xlink:href="http://sportsdatabase.com/ncaabb/query?sdql=%28Average%28points%40team%20and%20season%29%3C%3D64%20and%20po%3Apoints%3C%3D60%20and%20ppo%3Apoints%3C%3D60%20and%20%28site%3D%3D%27away%27%20and%20line%3E0%29%20and%20line%3E5%29%20as%20%22Average%28points%40team%20and%20season%29%3C%3D64%20and%20po%3Apoints%3C%3D60%20and%20ppo%3Apoints%3C%3D60%20and%20AD%20and%20line%3E5%22" xlink:type="simple">http://sportsdatabase.com/ncaabb/query?sdql=%28Average%28points%40team%20and%20season%29%3C%3D64%20and%20po%3Apoints%3C%3D60%20and%20ppo%3Apoints%3C%3D60%20and%20%28site%3D%3D%27away%27%20and%20line%3E0%29%20and%20line%3E5%29%20as%20%22Average%28points%40team%20and%20season%29%3C%3D64%20and%20po%3Apoints%3C%3D60%20and%20ppo%3Apoints%3C%3D60%20and%20AD%20and%20line%3E5%22</text:a></text:p>
          </table:table-cell>
          <table:table-cell table:style-name="ce41" office:value-type="string" calcext:value-type="string">
            <text:p>Nash13</text:p>
          </table:table-cell>
          <table:table-cell table:style-name="ce41" office:value-type="string" calcext:value-type="string">
            <text:p>ATS Back</text:p>
          </table:table-cell>
          <table:table-cell table:style-name="ce41" table:formula="of:=[.C5]+[.D5]" office:value-type="float" office:value="325" calcext:value-type="float">
            <text:p>325</text:p>
          </table:table-cell>
          <table:table-cell table:style-name="ce15" table:formula="of:=([.C5]-[.D5])/SQRT([.C5]+[.D5])" office:value-type="float" office:value="5.04777178564959" calcext:value-type="float">
            <text:p>5.05</text:p>
          </table:table-cell>
          <table:table-cell table:style-name="ce1" table:number-columns-repeated="12"/>
          <table:table-cell table:number-columns-repeated="997"/>
        </table:table-row>
        <table:table-row table:style-name="ro2">
          <table:table-cell table:style-name="ce40" office:value-type="date" office:date-value="2014-11-09" calcext:value-type="date">
            <text:p>11/9/2014</text:p>
          </table:table-cell>
          <table:table-cell table:style-name="ce41" office:value-type="string" calcext:value-type="string">
            <text:p>NCAAB06</text:p>
          </table:table-cell>
          <table:table-cell table:style-name="ce41" office:value-type="float" office:value="105" calcext:value-type="float">
            <text:p>105</text:p>
          </table:table-cell>
          <table:table-cell table:style-name="ce41" office:value-type="float" office:value="33" calcext:value-type="float">
            <text:p>33</text:p>
          </table:table-cell>
          <table:table-cell table:style-name="ce44" table:formula="of:=([.C6]*0.91)-[.D6]" office:value-type="float" office:value="62.55" calcext:value-type="float">
            <text:p>62.55</text:p>
          </table:table-cell>
          <table:table-cell table:style-name="ce45" table:formula="of:=[.E6]/([.C6]+[.D6])" office:value-type="percentage" office:value="0.453260869565217" calcext:value-type="percentage">
            <text:p>45.33%</text:p>
          </table:table-cell>
          <table:table-cell table:style-name="ce41" office:value-type="string" calcext:value-type="string">
            <text:p>UNDER</text:p>
          </table:table-cell>
          <table:table-cell table:style-name="ce41" table:number-columns-repeated="2"/>
          <table:table-cell table:style-name="ce1" office:value-type="string" calcext:value-type="string">
            <text:p>p:AL and pp:AL and p:margin &lt;= -8 and pp:margin &lt;= -11 and WP &lt;= 50 and rest &lt;= 5 and not C and po:points &gt;= 82 and total &gt; 0</text:p>
          </table:table-cell>
          <table:table-cell table:style-name="ce12" office:value-type="string" calcext:value-type="string">
            <text:p><text:a xlink:href="http://sportsdatabase.com/ncaabb/query?output=default&amp;sdql=p%3AAL+and+pp%3AAL+and+p%3Amargin+%3C%3D+-8+and+pp%3Amargin+%3C%3D+-11+and+WP+%3C%3D+50+and+rest+%3C%3D+5+and+not+C+and+po%3Apoints+%3E%3D+82+and+total+%3E+0&amp;submit=++S+D+Q+L+!++" xlink:type="simple">http://sportsdatabase.com/ncaabb/query?output=default&amp;sdql=p%3AAL+and+pp%3AAL+and+p%3Amargin+%3C%3D+-8+and+pp%3Amargin+%3C%3D+-11+and+WP+%3C%3D+50+and+rest+%3C%3D+5+and+not+C+and+po%3Apoints+%3E%3D+82+and+total+%3E+0&amp;submit=++S+D+Q+L+!++</text:a></text:p>
          </table:table-cell>
          <table:table-cell table:style-name="ce41" office:value-type="string" calcext:value-type="string">
            <text:p>Nash13</text:p>
          </table:table-cell>
          <table:table-cell table:style-name="ce41" office:value-type="string" calcext:value-type="string">
            <text:p>Under</text:p>
          </table:table-cell>
          <table:table-cell table:style-name="ce41" table:formula="of:=[.C6]+[.D6]" office:value-type="float" office:value="138" calcext:value-type="float">
            <text:p>138</text:p>
          </table:table-cell>
          <table:table-cell table:style-name="ce15" table:formula="of:=([.C6]-[.D6])/SQRT([.C6]+[.D6])" office:value-type="float" office:value="6.12904702146299" calcext:value-type="float">
            <text:p>6.13</text:p>
          </table:table-cell>
          <table:table-cell table:style-name="ce1" table:number-columns-repeated="12"/>
          <table:table-cell table:number-columns-repeated="997"/>
        </table:table-row>
        <table:table-row table:style-name="ro2">
          <table:table-cell table:style-name="ce40" office:value-type="date" office:date-value="2014-11-09" calcext:value-type="date">
            <text:p>11/9/2014</text:p>
          </table:table-cell>
          <table:table-cell table:style-name="ce41" office:value-type="string" calcext:value-type="string">
            <text:p>NCAAB07</text:p>
          </table:table-cell>
          <table:table-cell table:style-name="ce41" office:value-type="float" office:value="514" calcext:value-type="float">
            <text:p>514</text:p>
          </table:table-cell>
          <table:table-cell table:style-name="ce41" office:value-type="float" office:value="390" calcext:value-type="float">
            <text:p>390</text:p>
          </table:table-cell>
          <table:table-cell table:style-name="ce44" table:formula="of:=([.C7]*0.91)-[.D7]" office:value-type="float" office:value="77.74" calcext:value-type="float">
            <text:p>77.74</text:p>
          </table:table-cell>
          <table:table-cell table:style-name="ce45" table:formula="of:=[.E7]/([.C7]+[.D7])" office:value-type="percentage" office:value="0.085995575221239" calcext:value-type="percentage">
            <text:p>8.60%</text:p>
          </table:table-cell>
          <table:table-cell table:style-name="ce41" office:value-type="string" calcext:value-type="string">
            <text:p>ATS</text:p>
          </table:table-cell>
          <table:table-cell table:style-name="ce41" table:number-columns-repeated="2"/>
          <table:table-cell table:style-name="ce1" office:value-type="string" calcext:value-type="string">
            <text:p>p:HW and pp:HW and op:points&gt;74 and opo:points&gt;74 and (HF or A)</text:p>
          </table:table-cell>
          <table:table-cell table:style-name="ce46" office:value-type="string" calcext:value-type="string">
            <text:p><text:a xlink:href="http://sportsdatabase.com/ncaabb/query?output=default&amp;sdql=p%3AHW+and+pp%3AHW+and+op%3Apoints%3E74+and+opo%3Apoints%3E74+and+%28HF+or+A%29&amp;submit=++S+D+Q+L+%21++" xlink:type="simple">http://sportsdatabase.com/ncaabb/query?output=default&amp;sdql=p%3AHW+and+pp%3AHW+and+op%3Apoints%3E74+and+opo%3Apoints%3E74+and+%28HF+or+A%29&amp;submit=++S+D+Q+L+%21++</text:a></text:p>
          </table:table-cell>
          <table:table-cell table:style-name="ce41" office:value-type="string" calcext:value-type="string">
            <text:p>Nash13</text:p>
          </table:table-cell>
          <table:table-cell table:style-name="ce41" office:value-type="string" calcext:value-type="string">
            <text:p>ATS Back</text:p>
          </table:table-cell>
          <table:table-cell table:style-name="ce41" table:formula="of:=[.C7]+[.D7]" office:value-type="float" office:value="904" calcext:value-type="float">
            <text:p>904</text:p>
          </table:table-cell>
          <table:table-cell table:style-name="ce15" table:formula="of:=([.C7]-[.D7])/SQRT([.C7]+[.D7])" office:value-type="float" office:value="4.12417865247398" calcext:value-type="float">
            <text:p>4.12</text:p>
          </table:table-cell>
          <table:table-cell table:style-name="ce1" table:number-columns-repeated="12"/>
          <table:table-cell table:number-columns-repeated="997"/>
        </table:table-row>
        <table:table-row table:style-name="ro2">
          <table:table-cell table:style-name="ce40" office:value-type="date" office:date-value="2014-12-03" calcext:value-type="date">
            <text:p>12/3/2014</text:p>
          </table:table-cell>
          <table:table-cell table:style-name="ce41" office:value-type="string" calcext:value-type="string">
            <text:p>NCAAB08</text:p>
          </table:table-cell>
          <table:table-cell table:style-name="ce41" office:value-type="float" office:value="285" calcext:value-type="float">
            <text:p>285</text:p>
          </table:table-cell>
          <table:table-cell table:style-name="ce41" office:value-type="float" office:value="189" calcext:value-type="float">
            <text:p>189</text:p>
          </table:table-cell>
          <table:table-cell table:style-name="ce44" table:formula="of:=([.C8]*0.91)-[.D8]" office:value-type="float" office:value="70.35" calcext:value-type="float">
            <text:p>70.35</text:p>
          </table:table-cell>
          <table:table-cell table:style-name="ce45" table:formula="of:=[.E8]/([.C8]+[.D8])" office:value-type="percentage" office:value="0.148417721518987" calcext:value-type="percentage">
            <text:p>14.84%</text:p>
          </table:table-cell>
          <table:table-cell table:style-name="ce41" office:value-type="string" calcext:value-type="string">
            <text:p>OVER</text:p>
          </table:table-cell>
          <table:table-cell table:style-name="ce41" table:number-columns-repeated="2"/>
          <table:table-cell table:style-name="ce3" office:value-type="string" calcext:value-type="string">
            <text:p>rank is None and o:rank is None and p:steals &gt;= 13 and p:O</text:p>
          </table:table-cell>
          <table:table-cell table:style-name="ce2" office:value-type="string" calcext:value-type="string">
            <text:p><text:a xlink:href="http://sportsdatabase.com/ncaabb/query?output=default&amp;sdql=rank+is+None+and+o%3Arank+is+None+and++p%3Asteals%3E%3D13+and+p%3AO+&amp;submit=++S+D+Q+L+!++" xlink:type="simple">http://sportsdatabase.com/ncaabb/query?output=default&amp;sdql=rank+is+None+and+o%3Arank+is+None+and++p%3Asteals%3E%3D13+and+p%3AO+&amp;submit=++S+D+Q+L+!++</text:a></text:p>
          </table:table-cell>
          <table:table-cell table:style-name="ce41" office:value-type="string" calcext:value-type="string">
            <text:p>GG</text:p>
          </table:table-cell>
          <table:table-cell table:style-name="ce41" office:value-type="string" calcext:value-type="string">
            <text:p>Over</text:p>
          </table:table-cell>
          <table:table-cell table:style-name="ce41" table:formula="of:=[.C8]+[.D8]" office:value-type="float" office:value="474" calcext:value-type="float">
            <text:p>474</text:p>
          </table:table-cell>
          <table:table-cell table:style-name="ce15" table:formula="of:=([.C8]-[.D8])/SQRT([.C8]+[.D8])" office:value-type="float" office:value="4.4094260368764" calcext:value-type="float">
            <text:p>4.41</text:p>
          </table:table-cell>
          <table:table-cell table:style-name="ce1" table:number-columns-repeated="12"/>
          <table:table-cell table:number-columns-repeated="997"/>
        </table:table-row>
        <table:table-row table:style-name="ro2">
          <table:table-cell table:style-name="ce40" office:value-type="date" office:date-value="2014-12-03" calcext:value-type="date">
            <text:p>12/3/2014</text:p>
          </table:table-cell>
          <table:table-cell table:style-name="ce41" office:value-type="string" calcext:value-type="string">
            <text:p>NCAAB09</text:p>
          </table:table-cell>
          <table:table-cell table:style-name="ce41" office:value-type="float" office:value="115" calcext:value-type="float">
            <text:p>115</text:p>
          </table:table-cell>
          <table:table-cell table:style-name="ce41" office:value-type="float" office:value="82" calcext:value-type="float">
            <text:p>82</text:p>
          </table:table-cell>
          <table:table-cell table:style-name="ce44" table:formula="of:=([.C9]*0.91)-[.D9]" office:value-type="float" office:value="22.65" calcext:value-type="float">
            <text:p>22.65</text:p>
          </table:table-cell>
          <table:table-cell table:style-name="ce45" table:formula="of:=[.E9]/([.C9]+[.D9])" office:value-type="percentage" office:value="0.11497461928934" calcext:value-type="percentage">
            <text:p>11.50%</text:p>
          </table:table-cell>
          <table:table-cell table:style-name="ce41" office:value-type="string" calcext:value-type="string">
            <text:p>UNDER</text:p>
          </table:table-cell>
          <table:table-cell table:style-name="ce41" table:number-columns-repeated="2"/>
          <table:table-cell table:style-name="ce1" office:value-type="string" calcext:value-type="string">
            <text:p>rank&lt;=20 and o:rank is None and p:margin&gt;20 and p:U and op:W</text:p>
          </table:table-cell>
          <table:table-cell table:style-name="ce2" office:value-type="string" calcext:value-type="string">
            <text:p><text:a xlink:href="http://sportsdatabase.com/ncaabb/query?output=default&amp;sdql=rank%3C%3D20+and+o%3Arank+is+None+and+p%3Amargin%3E20+and+p%3AU+and+op%3AW+&amp;submit=++S+D+Q+L+!++" xlink:type="simple">http://sportsdatabase.com/ncaabb/query?output=default&amp;sdql=rank%3C%3D20+and+o%3Arank+is+None+and+p%3Amargin%3E20+and+p%3AU+and+op%3AW+&amp;submit=++S+D+Q+L+!++</text:a></text:p>
          </table:table-cell>
          <table:table-cell table:style-name="ce41" office:value-type="string" calcext:value-type="string">
            <text:p>GG</text:p>
          </table:table-cell>
          <table:table-cell table:style-name="ce41" office:value-type="string" calcext:value-type="string">
            <text:p>Under</text:p>
          </table:table-cell>
          <table:table-cell table:style-name="ce41" table:formula="of:=[.C9]+[.D9]" office:value-type="float" office:value="197" calcext:value-type="float">
            <text:p>197</text:p>
          </table:table-cell>
          <table:table-cell table:style-name="ce15" table:formula="of:=([.C9]-[.D9])/SQRT([.C9]+[.D9])" office:value-type="float" office:value="2.35115264960102" calcext:value-type="float">
            <text:p>2.35</text:p>
          </table:table-cell>
          <table:table-cell table:style-name="ce1" table:number-columns-repeated="12"/>
          <table:table-cell table:number-columns-repeated="997"/>
        </table:table-row>
        <table:table-row table:style-name="ro2">
          <table:table-cell table:style-name="ce40" office:value-type="date" office:date-value="2014-12-03" calcext:value-type="date">
            <text:p>12/3/2014</text:p>
          </table:table-cell>
          <table:table-cell table:style-name="ce41" office:value-type="string" calcext:value-type="string">
            <text:p>NCAAB10</text:p>
          </table:table-cell>
          <table:table-cell table:style-name="ce41" office:value-type="float" office:value="233" calcext:value-type="float">
            <text:p>233</text:p>
          </table:table-cell>
          <table:table-cell table:style-name="ce41" office:value-type="float" office:value="159" calcext:value-type="float">
            <text:p>159</text:p>
          </table:table-cell>
          <table:table-cell table:style-name="ce44" table:formula="of:=([.C10]*0.91)-[.D10]" office:value-type="float" office:value="53.03" calcext:value-type="float">
            <text:p>53.03</text:p>
          </table:table-cell>
          <table:table-cell table:style-name="ce45" table:formula="of:=[.E10]/([.C10]+[.D10])" office:value-type="percentage" office:value="0.135280612244898" calcext:value-type="percentage">
            <text:p>13.53%</text:p>
          </table:table-cell>
          <table:table-cell table:style-name="ce41" office:value-type="string" calcext:value-type="string">
            <text:p>UNDER</text:p>
          </table:table-cell>
          <table:table-cell table:style-name="ce41" table:number-columns-repeated="2"/>
          <table:table-cell table:style-name="ce3" office:value-type="string" calcext:value-type="string">
            <text:p>rank is None and o:rank is None and po:streak &gt;= 5 and p:WU</text:p>
          </table:table-cell>
          <table:table-cell table:style-name="ce2" office:value-type="string" calcext:value-type="string">
            <text:p><text:a xlink:href="http://sportsdatabase.com/ncaabb/query?output=default&amp;sdql=rank+is+None+and+o%3Arank+is+None+and+po%3Astreak%3E%3D5+and+p%3AWU&amp;submit=++S+D+Q+L+!++" xlink:type="simple">http://sportsdatabase.com/ncaabb/query?output=default&amp;sdql=rank+is+None+and+o%3Arank+is+None+and+po%3Astreak%3E%3D5+and+p%3AWU&amp;submit=++S+D+Q+L+!++</text:a></text:p>
          </table:table-cell>
          <table:table-cell table:style-name="ce41" office:value-type="string" calcext:value-type="string">
            <text:p>GG</text:p>
          </table:table-cell>
          <table:table-cell table:style-name="ce41" office:value-type="string" calcext:value-type="string">
            <text:p>Under</text:p>
          </table:table-cell>
          <table:table-cell table:style-name="ce41" table:formula="of:=[.C10]+[.D10]" office:value-type="float" office:value="392" calcext:value-type="float">
            <text:p>392</text:p>
          </table:table-cell>
          <table:table-cell table:style-name="ce15" table:formula="of:=([.C10]-[.D10])/SQRT([.C10]+[.D10])" office:value-type="float" office:value="3.73756441484318" calcext:value-type="float">
            <text:p>3.74</text:p>
          </table:table-cell>
          <table:table-cell table:style-name="ce1" table:number-columns-repeated="12"/>
          <table:table-cell table:number-columns-repeated="997"/>
        </table:table-row>
        <table:table-row table:style-name="ro2">
          <table:table-cell table:style-name="ce40" office:value-type="date" office:date-value="2014-12-03" calcext:value-type="date">
            <text:p>12/3/2014</text:p>
          </table:table-cell>
          <table:table-cell table:style-name="ce41" office:value-type="string" calcext:value-type="string">
            <text:p>NCAAB11</text:p>
          </table:table-cell>
          <table:table-cell table:style-name="ce41" office:value-type="float" office:value="109" calcext:value-type="float">
            <text:p>109</text:p>
          </table:table-cell>
          <table:table-cell table:style-name="ce41" office:value-type="float" office:value="76" calcext:value-type="float">
            <text:p>76</text:p>
          </table:table-cell>
          <table:table-cell table:style-name="ce44" table:formula="of:=([.C11]*0.91)-[.D11]" office:value-type="float" office:value="23.19" calcext:value-type="float">
            <text:p>23.19</text:p>
          </table:table-cell>
          <table:table-cell table:style-name="ce45" table:formula="of:=[.E11]/([.C11]+[.D11])" office:value-type="percentage" office:value="0.125351351351351" calcext:value-type="percentage">
            <text:p>12.54%</text:p>
          </table:table-cell>
          <table:table-cell table:style-name="ce41" office:value-type="string" calcext:value-type="string">
            <text:p>ATS</text:p>
          </table:table-cell>
          <table:table-cell table:style-name="ce41"/>
          <table:table-cell table:style-name="ce41" office:value-type="string" calcext:value-type="string">
            <text:p>DOG</text:p>
          </table:table-cell>
          <table:table-cell table:style-name="ce3" office:value-type="string" calcext:value-type="string">
            <text:p>rank &lt;= 20 and o:rank is None and P:L and op:W and line &lt;= -5</text:p>
          </table:table-cell>
          <table:table-cell table:style-name="ce2" office:value-type="string" calcext:value-type="string">
            <text:p><text:a xlink:href="http://sportsdatabase.com/ncaabb/query?output=default&amp;sdql=rank%3C%3D20+and+o%3Arank+is+None+and+P%3AL+and+op%3AW+and+line%3C%3D-5&amp;submit=++S+D+Q+L+!++" xlink:type="simple">http://sportsdatabase.com/ncaabb/query?output=default&amp;sdql=rank%3C%3D20+and+o%3Arank+is+None+and+P%3AL+and+op%3AW+and+line%3C%3D-5&amp;submit=++S+D+Q+L+!++</text:a></text:p>
          </table:table-cell>
          <table:table-cell table:style-name="ce41" office:value-type="string" calcext:value-type="string">
            <text:p>GG</text:p>
          </table:table-cell>
          <table:table-cell table:style-name="ce41" office:value-type="string" calcext:value-type="string">
            <text:p>ATS Fade</text:p>
          </table:table-cell>
          <table:table-cell table:style-name="ce41" table:formula="of:=[.C11]+[.D11]" office:value-type="float" office:value="185" calcext:value-type="float">
            <text:p>185</text:p>
          </table:table-cell>
          <table:table-cell table:style-name="ce15" table:formula="of:=([.C11]-[.D11])/SQRT([.C11]+[.D11])" office:value-type="float" office:value="2.42620825290957" calcext:value-type="float">
            <text:p>2.43</text:p>
          </table:table-cell>
          <table:table-cell table:style-name="ce1" table:number-columns-repeated="12"/>
          <table:table-cell table:number-columns-repeated="997"/>
        </table:table-row>
        <table:table-row table:style-name="ro2">
          <table:table-cell table:style-name="ce40" office:value-type="date" office:date-value="2014-12-03" calcext:value-type="date">
            <text:p>12/3/2014</text:p>
          </table:table-cell>
          <table:table-cell table:style-name="ce41" office:value-type="string" calcext:value-type="string">
            <text:p>NCAAB12</text:p>
          </table:table-cell>
          <table:table-cell table:style-name="ce41" office:value-type="float" office:value="120" calcext:value-type="float">
            <text:p>120</text:p>
          </table:table-cell>
          <table:table-cell table:style-name="ce41" office:value-type="float" office:value="75" calcext:value-type="float">
            <text:p>75</text:p>
          </table:table-cell>
          <table:table-cell table:style-name="ce44" table:formula="of:=([.C12]*0.91)-[.D12]" office:value-type="float" office:value="34.2" calcext:value-type="float">
            <text:p>34.20</text:p>
          </table:table-cell>
          <table:table-cell table:style-name="ce45" table:formula="of:=[.E12]/([.C12]+[.D12])" office:value-type="percentage" office:value="0.175384615384615" calcext:value-type="percentage">
            <text:p>17.54%</text:p>
          </table:table-cell>
          <table:table-cell table:style-name="ce41" office:value-type="string" calcext:value-type="string">
            <text:p>UNDER</text:p>
          </table:table-cell>
          <table:table-cell table:style-name="ce41" table:number-columns-repeated="2"/>
          <table:table-cell table:style-name="ce1" office:value-type="string" calcext:value-type="string">
            <text:p>p:rank is None and po:rank&lt;=25 and p:W and H and o:rank is None and line&gt;-10</text:p>
          </table:table-cell>
          <table:table-cell table:style-name="ce2" office:value-type="string" calcext:value-type="string">
            <text:p><text:a xlink:href="http://sportsdatabase.com/ncaabb/query?output=default&amp;sdql=p%3Arank+is+None+and+po%3Arank%3C%3D25+and+p%3AW+and+H+and+o%3Arank+is+None+and+line%3E-10+&amp;submit=++S+D+Q+L+!++" xlink:type="simple">http://sportsdatabase.com/ncaabb/query?output=default&amp;sdql=p%3Arank+is+None+and+po%3Arank%3C%3D25+and+p%3AW+and+H+and+o%3Arank+is+None+and+line%3E-10+&amp;submit=++S+D+Q+L+!++</text:a></text:p>
          </table:table-cell>
          <table:table-cell table:style-name="ce41" office:value-type="string" calcext:value-type="string">
            <text:p>GG</text:p>
          </table:table-cell>
          <table:table-cell table:style-name="ce41" office:value-type="string" calcext:value-type="string">
            <text:p>Under</text:p>
          </table:table-cell>
          <table:table-cell table:style-name="ce41" table:formula="of:=[.C12]+[.D12]" office:value-type="float" office:value="195" calcext:value-type="float">
            <text:p>195</text:p>
          </table:table-cell>
          <table:table-cell table:style-name="ce15" table:formula="of:=([.C12]-[.D12])/SQRT([.C12]+[.D12])" office:value-type="float" office:value="3.22251693317745" calcext:value-type="float">
            <text:p>3.22</text:p>
          </table:table-cell>
          <table:table-cell table:style-name="ce1" table:number-columns-repeated="12"/>
          <table:table-cell table:number-columns-repeated="997"/>
        </table:table-row>
        <table:table-row table:style-name="ro2">
          <table:table-cell table:style-name="ce40" office:value-type="date" office:date-value="2014-12-03" calcext:value-type="date">
            <text:p>12/3/2014</text:p>
          </table:table-cell>
          <table:table-cell table:style-name="ce41" office:value-type="string" calcext:value-type="string">
            <text:p>NCAAB13</text:p>
          </table:table-cell>
          <table:table-cell table:style-name="ce41" office:value-type="float" office:value="580" calcext:value-type="float">
            <text:p>580</text:p>
          </table:table-cell>
          <table:table-cell table:style-name="ce41" office:value-type="float" office:value="433" calcext:value-type="float">
            <text:p>433</text:p>
          </table:table-cell>
          <table:table-cell table:style-name="ce44" table:formula="of:=([.C13]*0.91)-[.D13]" office:value-type="float" office:value="94.8000000000001" calcext:value-type="float">
            <text:p>94.80</text:p>
          </table:table-cell>
          <table:table-cell table:style-name="ce45" table:formula="of:=[.E13]/([.C13]+[.D13])" office:value-type="percentage" office:value="0.093583415597236" calcext:value-type="percentage">
            <text:p>9.36%</text:p>
          </table:table-cell>
          <table:table-cell table:style-name="ce41" office:value-type="string" calcext:value-type="string">
            <text:p>UNDER</text:p>
          </table:table-cell>
          <table:table-cell table:style-name="ce41" table:number-columns-repeated="2"/>
          <table:table-cell table:style-name="ce3" office:value-type="string" calcext:value-type="string">
            <text:p>rank &lt;= 20 and o:rank is None and ((pp:U and p:O) or (ppp:O and pp:O and p:U))</text:p>
          </table:table-cell>
          <table:table-cell table:style-name="ce2" office:value-type="string" calcext:value-type="string">
            <text:p><text:a xlink:href="http://sportsdatabase.com/ncaabb/query?output=default&amp;sdql=rank%3C%3D20+and+o%3Arank+is+None++and++%28%28pp%3AU+and+p%3AO%29+or+%28ppp%3AO+and+pp%3AO+and+p%3AU%29%29++&amp;submit=++S+D+Q+L+!++" xlink:type="simple">http://sportsdatabase.com/ncaabb/query?output=default&amp;sdql=rank%3C%3D20+and+o%3Arank+is+None++and++%28%28pp%3AU+and+p%3AO%29+or+%28ppp%3AO+and+pp%3AO+and+p%3AU%29%29++&amp;submit=++S+D+Q+L+!++</text:a></text:p>
          </table:table-cell>
          <table:table-cell table:style-name="ce41" office:value-type="string" calcext:value-type="string">
            <text:p>GG</text:p>
          </table:table-cell>
          <table:table-cell table:style-name="ce41" office:value-type="string" calcext:value-type="string">
            <text:p>Under</text:p>
          </table:table-cell>
          <table:table-cell table:style-name="ce41" table:formula="of:=[.C13]+[.D13]" office:value-type="float" office:value="1013" calcext:value-type="float">
            <text:p>1013</text:p>
          </table:table-cell>
          <table:table-cell table:style-name="ce15" table:formula="of:=([.C13]-[.D13])/SQRT([.C13]+[.D13])" office:value-type="float" office:value="4.61862404350921" calcext:value-type="float">
            <text:p>4.62</text:p>
          </table:table-cell>
          <table:table-cell table:style-name="ce1" table:number-columns-repeated="12"/>
          <table:table-cell table:number-columns-repeated="997"/>
        </table:table-row>
        <table:table-row table:style-name="ro2">
          <table:table-cell table:style-name="ce40" office:value-type="date" office:date-value="2014-12-04" calcext:value-type="date">
            <text:p>12/4/2014</text:p>
          </table:table-cell>
          <table:table-cell table:style-name="ce41" office:value-type="string" calcext:value-type="string">
            <text:p>NCAAB14</text:p>
          </table:table-cell>
          <table:table-cell table:style-name="ce41" office:value-type="float" office:value="107" calcext:value-type="float">
            <text:p>107</text:p>
          </table:table-cell>
          <table:table-cell table:style-name="ce41" office:value-type="float" office:value="72" calcext:value-type="float">
            <text:p>72</text:p>
          </table:table-cell>
          <table:table-cell table:style-name="ce44" table:formula="of:=([.C14]*0.91)-[.D14]" office:value-type="float" office:value="25.37" calcext:value-type="float">
            <text:p>25.37</text:p>
          </table:table-cell>
          <table:table-cell table:style-name="ce45" table:formula="of:=[.E14]/([.C14]+[.D14])" office:value-type="percentage" office:value="0.141731843575419" calcext:value-type="percentage">
            <text:p>14.17%</text:p>
          </table:table-cell>
          <table:table-cell table:style-name="ce41" office:value-type="string" calcext:value-type="string">
            <text:p>UNDER</text:p>
          </table:table-cell>
          <table:table-cell table:style-name="ce41" table:number-columns-repeated="2"/>
          <table:table-cell table:style-name="ce3" office:value-type="string" calcext:value-type="string">
            <text:p>rank is None and o:rank is None and p:line &gt; 12 and p:W</text:p>
          </table:table-cell>
          <table:table-cell table:style-name="ce2" office:value-type="string" calcext:value-type="string">
            <text:p><text:a xlink:href="http://sportsdatabase.com/ncaabb/query?output=default&amp;sdql=rank+is+None+and+o%3Arank+is+None+and++p%3Aline%3E12+and++p%3AW+&amp;submit=++S+D+Q+L+!++" xlink:type="simple">http://sportsdatabase.com/ncaabb/query?output=default&amp;sdql=rank+is+None+and+o%3Arank+is+None+and++p%3Aline%3E12+and++p%3AW+&amp;submit=++S+D+Q+L+!++</text:a></text:p>
          </table:table-cell>
          <table:table-cell table:style-name="ce41" office:value-type="string" calcext:value-type="string">
            <text:p>GG</text:p>
          </table:table-cell>
          <table:table-cell table:style-name="ce41" office:value-type="string" calcext:value-type="string">
            <text:p>Under</text:p>
          </table:table-cell>
          <table:table-cell table:style-name="ce41" table:formula="of:=[.C14]+[.D14]" office:value-type="float" office:value="179" calcext:value-type="float">
            <text:p>179</text:p>
          </table:table-cell>
          <table:table-cell table:style-name="ce15" table:formula="of:=([.C14]-[.D14])/SQRT([.C14]+[.D14])" office:value-type="float" office:value="2.61602282463178" calcext:value-type="float">
            <text:p>2.62</text:p>
          </table:table-cell>
          <table:table-cell table:style-name="ce1" table:number-columns-repeated="12"/>
          <table:table-cell table:number-columns-repeated="997"/>
        </table:table-row>
        <table:table-row table:style-name="ro2">
          <table:table-cell table:style-name="ce40" office:value-type="date" office:date-value="2014-12-04" calcext:value-type="date">
            <text:p>12/4/2014</text:p>
          </table:table-cell>
          <table:table-cell table:style-name="ce41" office:value-type="string" calcext:value-type="string">
            <text:p>NCAAB15</text:p>
          </table:table-cell>
          <table:table-cell table:style-name="ce41" office:value-type="float" office:value="141" calcext:value-type="float">
            <text:p>141</text:p>
          </table:table-cell>
          <table:table-cell table:style-name="ce41" office:value-type="float" office:value="99" calcext:value-type="float">
            <text:p>99</text:p>
          </table:table-cell>
          <table:table-cell table:style-name="ce44" table:formula="of:=([.C15]*0.91)-[.D15]" office:value-type="float" office:value="29.31" calcext:value-type="float">
            <text:p>29.31</text:p>
          </table:table-cell>
          <table:table-cell table:style-name="ce45" table:formula="of:=[.E15]/([.C15]+[.D15])" office:value-type="percentage" office:value="0.122125" calcext:value-type="percentage">
            <text:p>12.21%</text:p>
          </table:table-cell>
          <table:table-cell table:style-name="ce41" office:value-type="string" calcext:value-type="string">
            <text:p>UNDER</text:p>
          </table:table-cell>
          <table:table-cell table:style-name="ce41" table:number-columns-repeated="2"/>
          <table:table-cell table:style-name="ce3" office:value-type="string" calcext:value-type="string">
            <text:p>rest = 0 and o:rest &gt;= 5</text:p>
          </table:table-cell>
          <table:table-cell table:style-name="ce2" office:value-type="string" calcext:value-type="string">
            <text:p><text:a xlink:href="http://sportsdatabase.com/ncaabb/query?output=default&amp;sdql=rest%3D0+and+o%3Arest%3E%3D5+&amp;submit=++S+D+Q+L+!++" xlink:type="simple">http://sportsdatabase.com/ncaabb/query?output=default&amp;sdql=rest%3D0+and+o%3Arest%3E%3D5+&amp;submit=++S+D+Q+L+!++</text:a></text:p>
          </table:table-cell>
          <table:table-cell table:style-name="ce41" office:value-type="string" calcext:value-type="string">
            <text:p>GG</text:p>
          </table:table-cell>
          <table:table-cell table:style-name="ce41" office:value-type="string" calcext:value-type="string">
            <text:p>Under</text:p>
          </table:table-cell>
          <table:table-cell table:style-name="ce41" table:formula="of:=[.C15]+[.D15]" office:value-type="float" office:value="240" calcext:value-type="float">
            <text:p>240</text:p>
          </table:table-cell>
          <table:table-cell table:style-name="ce15" table:formula="of:=([.C15]-[.D15])/SQRT([.C15]+[.D15])" office:value-type="float" office:value="2.71108834234519" calcext:value-type="float">
            <text:p>2.71</text:p>
          </table:table-cell>
          <table:table-cell table:style-name="ce1" table:number-columns-repeated="12"/>
          <table:table-cell table:number-columns-repeated="997"/>
        </table:table-row>
        <table:table-row table:style-name="ro2">
          <table:table-cell table:style-name="ce40" office:value-type="date" office:date-value="2014-12-04" calcext:value-type="date">
            <text:p>12/4/2014</text:p>
          </table:table-cell>
          <table:table-cell table:style-name="ce41" office:value-type="string" calcext:value-type="string">
            <text:p>NCAAB16</text:p>
          </table:table-cell>
          <table:table-cell table:style-name="ce41" office:value-type="float" office:value="213" calcext:value-type="float">
            <text:p>213</text:p>
          </table:table-cell>
          <table:table-cell table:style-name="ce41" office:value-type="float" office:value="142" calcext:value-type="float">
            <text:p>142</text:p>
          </table:table-cell>
          <table:table-cell table:style-name="ce44" table:formula="of:=([.C16]*0.91)-[.D16]" office:value-type="float" office:value="51.83" calcext:value-type="float">
            <text:p>51.83</text:p>
          </table:table-cell>
          <table:table-cell table:style-name="ce45" table:formula="of:=[.E16]/([.C16]+[.D16])" office:value-type="percentage" office:value="0.146" calcext:value-type="percentage">
            <text:p>14.60%</text:p>
          </table:table-cell>
          <table:table-cell table:style-name="ce41" office:value-type="string" calcext:value-type="string">
            <text:p>UNDER</text:p>
          </table:table-cell>
          <table:table-cell table:style-name="ce41" table:number-columns-repeated="2"/>
          <table:table-cell table:style-name="ce3" office:value-type="string" calcext:value-type="string">
            <text:p>(p:margin &lt; -40 and o:rank is None) or (p:margin &gt; 40 and p:line is not None)</text:p>
          </table:table-cell>
          <table:table-cell table:style-name="ce2" office:value-type="string" calcext:value-type="string">
            <text:p><text:a xlink:href="http://sportsdatabase.com/ncaabb/query?output=default&amp;sdql=%28p%3Amargin%3C-40+and+o%3Arank+is+None%29++or+%28p%3Amargin%3E40+and+p%3Aline+is+not+None%29+&amp;submit=++S+D+Q+L+!++" xlink:type="simple">http://sportsdatabase.com/ncaabb/query?output=default&amp;sdql=%28p%3Amargin%3C-40+and+o%3Arank+is+None%29++or+%28p%3Amargin%3E40+and+p%3Aline+is+not+None%29+&amp;submit=++S+D+Q+L+!++</text:a></text:p>
          </table:table-cell>
          <table:table-cell table:style-name="ce41" office:value-type="string" calcext:value-type="string">
            <text:p>GG</text:p>
          </table:table-cell>
          <table:table-cell table:style-name="ce41" office:value-type="string" calcext:value-type="string">
            <text:p>Under</text:p>
          </table:table-cell>
          <table:table-cell table:style-name="ce41" table:formula="of:=[.C16]+[.D16]" office:value-type="float" office:value="355" calcext:value-type="float">
            <text:p>355</text:p>
          </table:table-cell>
          <table:table-cell table:style-name="ce15" table:formula="of:=([.C16]-[.D16])/SQRT([.C16]+[.D16])" office:value-type="float" office:value="3.76828873628335" calcext:value-type="float">
            <text:p>3.77</text:p>
          </table:table-cell>
          <table:table-cell table:style-name="ce1" table:number-columns-repeated="12"/>
          <table:table-cell table:number-columns-repeated="997"/>
        </table:table-row>
        <table:table-row table:style-name="ro2">
          <table:table-cell table:style-name="ce40" office:value-type="date" office:date-value="2014-12-04" calcext:value-type="date">
            <text:p>12/4/2014</text:p>
          </table:table-cell>
          <table:table-cell table:style-name="ce41" office:value-type="string" calcext:value-type="string">
            <text:p>NCAAB17</text:p>
          </table:table-cell>
          <table:table-cell table:style-name="ce41" office:value-type="float" office:value="160" calcext:value-type="float">
            <text:p>160</text:p>
          </table:table-cell>
          <table:table-cell table:style-name="ce41" office:value-type="float" office:value="108" calcext:value-type="float">
            <text:p>108</text:p>
          </table:table-cell>
          <table:table-cell table:style-name="ce44" table:formula="of:=([.C17]*0.91)-[.D17]" office:value-type="float" office:value="37.6" calcext:value-type="float">
            <text:p>37.60</text:p>
          </table:table-cell>
          <table:table-cell table:style-name="ce45" table:formula="of:=[.E17]/([.C17]+[.D17])" office:value-type="percentage" office:value="0.140298507462687" calcext:value-type="percentage">
            <text:p>14.03%</text:p>
          </table:table-cell>
          <table:table-cell table:style-name="ce41" office:value-type="string" calcext:value-type="string">
            <text:p>OVER</text:p>
          </table:table-cell>
          <table:table-cell table:style-name="ce41" table:number-columns-repeated="2"/>
          <table:table-cell table:style-name="ce3" office:value-type="string" calcext:value-type="string">
            <text:p>rank &lt;= 10 and line &gt;= 4</text:p>
          </table:table-cell>
          <table:table-cell table:style-name="ce2" office:value-type="string" calcext:value-type="string">
            <text:p><text:a xlink:href="http://sportsdatabase.com/ncaabb/query?output=default&amp;sdql=rank%3C%3D10+and+line%3E%3D4&amp;submit=++S+D+Q+L+!++" xlink:type="simple">http://sportsdatabase.com/ncaabb/query?output=default&amp;sdql=rank%3C%3D10+and+line%3E%3D4&amp;submit=++S+D+Q+L+!++</text:a></text:p>
          </table:table-cell>
          <table:table-cell table:style-name="ce41" office:value-type="string" calcext:value-type="string">
            <text:p>GG</text:p>
          </table:table-cell>
          <table:table-cell table:style-name="ce41" office:value-type="string" calcext:value-type="string">
            <text:p>Over</text:p>
          </table:table-cell>
          <table:table-cell table:style-name="ce41" table:formula="of:=[.C17]+[.D17]" office:value-type="float" office:value="268" calcext:value-type="float">
            <text:p>268</text:p>
          </table:table-cell>
          <table:table-cell table:style-name="ce15" table:formula="of:=([.C17]-[.D17])/SQRT([.C17]+[.D17])" office:value-type="float" office:value="3.17640555326394" calcext:value-type="float">
            <text:p>3.18</text:p>
          </table:table-cell>
          <table:table-cell table:style-name="ce1" table:number-columns-repeated="12"/>
          <table:table-cell table:number-columns-repeated="997"/>
        </table:table-row>
        <table:table-row table:style-name="ro2">
          <table:table-cell table:style-name="ce40" office:value-type="date" office:date-value="2014-12-27" calcext:value-type="date">
            <text:p>12/27/2014</text:p>
          </table:table-cell>
          <table:table-cell table:style-name="ce41" office:value-type="string" calcext:value-type="string">
            <text:p>NCAAB18</text:p>
          </table:table-cell>
          <table:table-cell table:style-name="ce41" office:value-type="float" office:value="340" calcext:value-type="float">
            <text:p>340</text:p>
          </table:table-cell>
          <table:table-cell table:style-name="ce41" office:value-type="float" office:value="256" calcext:value-type="float">
            <text:p>256</text:p>
          </table:table-cell>
          <table:table-cell table:style-name="ce44" table:formula="of:=([.C18]*0.91)-[.D18]" office:value-type="float" office:value="53.4" calcext:value-type="float">
            <text:p>53.40</text:p>
          </table:table-cell>
          <table:table-cell table:style-name="ce45" table:formula="of:=[.E18]/([.C18]+[.D18])" office:value-type="percentage" office:value="0.0895973154362417" calcext:value-type="percentage">
            <text:p>8.96%</text:p>
          </table:table-cell>
          <table:table-cell table:style-name="ce41" office:value-type="string" calcext:value-type="string">
            <text:p>UNDER</text:p>
          </table:table-cell>
          <table:table-cell table:style-name="ce41" table:number-columns-repeated="2"/>
          <table:table-cell table:style-name="ce1" office:value-type="string" calcext:value-type="string">
            <text:p>p:free throws made&gt;=30 and p:points&lt;90</text:p>
          </table:table-cell>
          <table:table-cell table:style-name="ce2" office:value-type="string" calcext:value-type="string">
            <text:p><text:a xlink:href="http://sportsdatabase.com/ncaabb/query?output=default&amp;sdql=p%3Afree+throws+made%3E%3D30+and+p%3Apoints%3C90&amp;submit=++S+D+Q+L+%21++" xlink:type="simple">http://sportsdatabase.com/ncaabb/query?output=default&amp;sdql=p%3Afree+throws+made%3E%3D30+and+p%3Apoints%3C90&amp;submit=++S+D+Q+L+%21++</text:a></text:p>
          </table:table-cell>
          <table:table-cell table:style-name="ce41" office:value-type="string" calcext:value-type="string">
            <text:p>GG</text:p>
          </table:table-cell>
          <table:table-cell table:style-name="ce41" office:value-type="string" calcext:value-type="string">
            <text:p>Under</text:p>
          </table:table-cell>
          <table:table-cell table:style-name="ce41" table:formula="of:=[.C18]+[.D18]" office:value-type="float" office:value="596" calcext:value-type="float">
            <text:p>596</text:p>
          </table:table-cell>
          <table:table-cell table:style-name="ce15" table:formula="of:=([.C18]-[.D18])/SQRT([.C18]+[.D18])" office:value-type="float" office:value="3.44077406617997" calcext:value-type="float">
            <text:p>3.44</text:p>
          </table:table-cell>
          <table:table-cell table:style-name="ce1" table:number-columns-repeated="12"/>
          <table:table-cell table:number-columns-repeated="997"/>
        </table:table-row>
        <table:table-row table:style-name="ro2">
          <table:table-cell table:style-name="ce40" office:value-type="date" office:date-value="2014-12-27" calcext:value-type="date">
            <text:p>12/27/2014</text:p>
          </table:table-cell>
          <table:table-cell table:style-name="ce41" office:value-type="string" calcext:value-type="string">
            <text:p>NCAAB19</text:p>
          </table:table-cell>
          <table:table-cell table:style-name="ce41" office:value-type="float" office:value="498" calcext:value-type="float">
            <text:p>498</text:p>
          </table:table-cell>
          <table:table-cell table:style-name="ce41" office:value-type="float" office:value="365" calcext:value-type="float">
            <text:p>365</text:p>
          </table:table-cell>
          <table:table-cell table:style-name="ce44" table:formula="of:=([.C19]*0.91)-[.D19]" office:value-type="float" office:value="88.18" calcext:value-type="float">
            <text:p>88.18</text:p>
          </table:table-cell>
          <table:table-cell table:style-name="ce45" table:formula="of:=[.E19]/([.C19]+[.D19])" office:value-type="percentage" office:value="0.102178447276941" calcext:value-type="percentage">
            <text:p>10.22%</text:p>
          </table:table-cell>
          <table:table-cell table:style-name="ce41" office:value-type="string" calcext:value-type="string">
            <text:p>UNDER</text:p>
          </table:table-cell>
          <table:table-cell table:style-name="ce41" table:number-columns-repeated="2"/>
          <table:table-cell table:style-name="ce1" office:value-type="string" calcext:value-type="string">
            <text:p>p:overtime&gt;=1 <text:s/>and A and op:W</text:p>
          </table:table-cell>
          <table:table-cell table:style-name="ce2" office:value-type="string" calcext:value-type="string">
            <text:p><text:a xlink:href="http://sportsdatabase.com/ncaabb/query?output=default&amp;sdql=p%3Aovertime%3E%3D1++and+A+and+op%3AW++&amp;submit=++S+D+Q+L+%21++" xlink:type="simple">http://sportsdatabase.com/ncaabb/query?output=default&amp;sdql=p%3Aovertime%3E%3D1++and+A+and+op%3AW++&amp;submit=++S+D+Q+L+%21++</text:a></text:p>
          </table:table-cell>
          <table:table-cell table:style-name="ce41" office:value-type="string" calcext:value-type="string">
            <text:p>GG</text:p>
          </table:table-cell>
          <table:table-cell table:style-name="ce41" office:value-type="string" calcext:value-type="string">
            <text:p>Under</text:p>
          </table:table-cell>
          <table:table-cell table:style-name="ce41" table:formula="of:=[.C19]+[.D19]" office:value-type="float" office:value="863" calcext:value-type="float">
            <text:p>863</text:p>
          </table:table-cell>
          <table:table-cell table:style-name="ce15" table:formula="of:=([.C19]-[.D19])/SQRT([.C19]+[.D19])" office:value-type="float" office:value="4.52737265183915" calcext:value-type="float">
            <text:p>4.53</text:p>
          </table:table-cell>
          <table:table-cell table:style-name="ce1" table:number-columns-repeated="12"/>
          <table:table-cell table:number-columns-repeated="997"/>
        </table:table-row>
        <table:table-row table:style-name="ro2">
          <table:table-cell table:style-name="ce40" office:value-type="date" office:date-value="2014-12-27" calcext:value-type="date">
            <text:p>12/27/2014</text:p>
          </table:table-cell>
          <table:table-cell table:style-name="ce41" office:value-type="string" calcext:value-type="string">
            <text:p>NCAAB20</text:p>
          </table:table-cell>
          <table:table-cell table:style-name="ce41" office:value-type="float" office:value="129" calcext:value-type="float">
            <text:p>129</text:p>
          </table:table-cell>
          <table:table-cell table:style-name="ce41" office:value-type="float" office:value="85" calcext:value-type="float">
            <text:p>85</text:p>
          </table:table-cell>
          <table:table-cell table:style-name="ce44" table:formula="of:=([.C20]*0.91)-[.D20]" office:value-type="float" office:value="32.39" calcext:value-type="float">
            <text:p>32.39</text:p>
          </table:table-cell>
          <table:table-cell table:style-name="ce45" table:formula="of:=[.E20]/([.C20]+[.D20])" office:value-type="percentage" office:value="0.151355140186916" calcext:value-type="percentage">
            <text:p>15.14%</text:p>
          </table:table-cell>
          <table:table-cell table:style-name="ce41" office:value-type="string" calcext:value-type="string">
            <text:p>UNDER</text:p>
          </table:table-cell>
          <table:table-cell table:style-name="ce41" table:number-columns-repeated="2"/>
          <table:table-cell table:style-name="ce1" office:value-type="string" calcext:value-type="string">
            <text:p>p:overtime&gt;=1 and rest=0</text:p>
          </table:table-cell>
          <table:table-cell table:style-name="ce2" office:value-type="string" calcext:value-type="string">
            <text:p><text:a xlink:href="http://sportsdatabase.com/ncaabb/query?output=default&amp;sdql=p%3Aovertime%3E%3D1+and+rest%3D0+&amp;submit=++S+D+Q+L+%21++" xlink:type="simple">http://sportsdatabase.com/ncaabb/query?output=default&amp;sdql=p%3Aovertime%3E%3D1+and+rest%3D0+&amp;submit=++S+D+Q+L+%21++</text:a></text:p>
          </table:table-cell>
          <table:table-cell table:style-name="ce41" office:value-type="string" calcext:value-type="string">
            <text:p>GG</text:p>
          </table:table-cell>
          <table:table-cell table:style-name="ce41" office:value-type="string" calcext:value-type="string">
            <text:p>Under</text:p>
          </table:table-cell>
          <table:table-cell table:style-name="ce41" table:formula="of:=[.C20]+[.D20]" office:value-type="float" office:value="214" calcext:value-type="float">
            <text:p>214</text:p>
          </table:table-cell>
          <table:table-cell table:style-name="ce15" table:formula="of:=([.C20]-[.D20])/SQRT([.C20]+[.D20])" office:value-type="float" office:value="3.00777807890852" calcext:value-type="float">
            <text:p>3.01</text:p>
          </table:table-cell>
          <table:table-cell table:style-name="ce1" table:number-columns-repeated="12"/>
          <table:table-cell table:number-columns-repeated="997"/>
        </table:table-row>
        <table:table-row table:style-name="ro2">
          <table:table-cell table:style-name="ce40" office:value-type="date" office:date-value="2014-12-27" calcext:value-type="date">
            <text:p>12/27/2014</text:p>
          </table:table-cell>
          <table:table-cell table:style-name="ce41" office:value-type="string" calcext:value-type="string">
            <text:p>NCAAB21</text:p>
          </table:table-cell>
          <table:table-cell table:style-name="ce41" office:value-type="float" office:value="141" calcext:value-type="float">
            <text:p>141</text:p>
          </table:table-cell>
          <table:table-cell table:style-name="ce41" office:value-type="float" office:value="99" calcext:value-type="float">
            <text:p>99</text:p>
          </table:table-cell>
          <table:table-cell table:style-name="ce44" table:formula="of:=([.C21]*0.91)-[.D21]" office:value-type="float" office:value="29.31" calcext:value-type="float">
            <text:p>29.31</text:p>
          </table:table-cell>
          <table:table-cell table:style-name="ce45" table:formula="of:=[.E21]/([.C21]+[.D21])" office:value-type="percentage" office:value="0.122125" calcext:value-type="percentage">
            <text:p>12.21%</text:p>
          </table:table-cell>
          <table:table-cell table:style-name="ce41" office:value-type="string" calcext:value-type="string">
            <text:p>UNDER</text:p>
          </table:table-cell>
          <table:table-cell table:style-name="ce41" table:number-columns-repeated="2"/>
          <table:table-cell table:style-name="ce1" office:value-type="string" calcext:value-type="string">
            <text:p>rest&gt;=5 and o:rest=0</text:p>
          </table:table-cell>
          <table:table-cell table:style-name="ce2" office:value-type="string" calcext:value-type="string">
            <text:p><text:a xlink:href="http://sportsdatabase.com/ncaabb/query?output=default&amp;sdql=rest%3E%3D5+and+o%3Arest%3D0+&amp;submit=++S+D+Q+L+%21++" xlink:type="simple">http://sportsdatabase.com/ncaabb/query?output=default&amp;sdql=rest%3E%3D5+and+o%3Arest%3D0+&amp;submit=++S+D+Q+L+%21++</text:a></text:p>
          </table:table-cell>
          <table:table-cell table:style-name="ce41" office:value-type="string" calcext:value-type="string">
            <text:p>GG</text:p>
          </table:table-cell>
          <table:table-cell table:style-name="ce41" office:value-type="string" calcext:value-type="string">
            <text:p>Under</text:p>
          </table:table-cell>
          <table:table-cell table:style-name="ce41" table:formula="of:=[.C21]+[.D21]" office:value-type="float" office:value="240" calcext:value-type="float">
            <text:p>240</text:p>
          </table:table-cell>
          <table:table-cell table:style-name="ce15" table:formula="of:=([.C21]-[.D21])/SQRT([.C21]+[.D21])" office:value-type="float" office:value="2.71108834234519" calcext:value-type="float">
            <text:p>2.71</text:p>
          </table:table-cell>
          <table:table-cell table:style-name="ce1" table:number-columns-repeated="12"/>
          <table:table-cell table:number-columns-repeated="997"/>
        </table:table-row>
        <table:table-row table:style-name="ro2">
          <table:table-cell table:style-name="ce40" office:value-type="date" office:date-value="2014-12-27" calcext:value-type="date">
            <text:p>12/27/2014</text:p>
          </table:table-cell>
          <table:table-cell table:style-name="ce41" office:value-type="string" calcext:value-type="string">
            <text:p>NCAAB22</text:p>
          </table:table-cell>
          <table:table-cell table:style-name="ce41" office:value-type="float" office:value="157" calcext:value-type="float">
            <text:p>157</text:p>
          </table:table-cell>
          <table:table-cell table:style-name="ce41" office:value-type="float" office:value="110" calcext:value-type="float">
            <text:p>110</text:p>
          </table:table-cell>
          <table:table-cell table:style-name="ce44" table:formula="of:=([.C22]*0.91)-[.D22]" office:value-type="float" office:value="32.87" calcext:value-type="float">
            <text:p>32.87</text:p>
          </table:table-cell>
          <table:table-cell table:style-name="ce45" table:formula="of:=[.E22]/([.C22]+[.D22])" office:value-type="percentage" office:value="0.12310861423221" calcext:value-type="percentage">
            <text:p>12.31%</text:p>
          </table:table-cell>
          <table:table-cell table:style-name="ce41" office:value-type="string" calcext:value-type="string">
            <text:p>UNDER</text:p>
          </table:table-cell>
          <table:table-cell table:style-name="ce41" table:number-columns-repeated="2"/>
          <table:table-cell table:style-name="ce1" office:value-type="string" calcext:value-type="string">
            <text:p>rest=0 and o:rest=0 and H and p:A and op:A</text:p>
          </table:table-cell>
          <table:table-cell table:style-name="ce2" office:value-type="string" calcext:value-type="string">
            <text:p><text:a xlink:href="http://sportsdatabase.com/ncaabb/query?output=default&amp;sdql=rest%3D0+and+o%3Arest%3D0+and+H+and+p%3AA+and+op%3AA+&amp;submit=++S+D+Q+L+%21++" xlink:type="simple">http://sportsdatabase.com/ncaabb/query?output=default&amp;sdql=rest%3D0+and+o%3Arest%3D0+and+H+and+p%3AA+and+op%3AA+&amp;submit=++S+D+Q+L+%21++</text:a></text:p>
          </table:table-cell>
          <table:table-cell table:style-name="ce41" office:value-type="string" calcext:value-type="string">
            <text:p>GG</text:p>
          </table:table-cell>
          <table:table-cell table:style-name="ce41" office:value-type="string" calcext:value-type="string">
            <text:p>Under</text:p>
          </table:table-cell>
          <table:table-cell table:style-name="ce41" table:formula="of:=[.C22]+[.D22]" office:value-type="float" office:value="267" calcext:value-type="float">
            <text:p>267</text:p>
          </table:table-cell>
          <table:table-cell table:style-name="ce15" table:formula="of:=([.C22]-[.D22])/SQRT([.C22]+[.D22])" office:value-type="float" office:value="2.87635328840189" calcext:value-type="float">
            <text:p>2.88</text:p>
          </table:table-cell>
          <table:table-cell table:style-name="ce1" table:number-columns-repeated="12"/>
          <table:table-cell table:number-columns-repeated="997"/>
        </table:table-row>
        <table:table-row table:style-name="ro2">
          <table:table-cell table:style-name="ce40" office:value-type="date" office:date-value="2014-12-28" calcext:value-type="date">
            <text:p>12/28/2014</text:p>
          </table:table-cell>
          <table:table-cell table:style-name="ce41" office:value-type="string" calcext:value-type="string">
            <text:p>NCAAB23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21" calcext:value-type="float">
            <text:p>21</text:p>
          </table:table-cell>
          <table:table-cell table:style-name="ce44" table:formula="of:=([.C23]*0.91)-[.D23]" office:value-type="float" office:value="29.96" calcext:value-type="float">
            <text:p>29.96</text:p>
          </table:table-cell>
          <table:table-cell table:style-name="ce45" table:formula="of:=[.E23]/([.C23]+[.D23])" office:value-type="percentage" office:value="0.389090909090909" calcext:value-type="percentage">
            <text:p>38.91%</text:p>
          </table:table-cell>
          <table:table-cell table:style-name="ce41" office:value-type="string" calcext:value-type="string">
            <text:p>UNDER</text:p>
          </table:table-cell>
          <table:table-cell table:style-name="ce41" table:number-columns-repeated="2"/>
          <table:table-cell table:style-name="ce1" office:value-type="string" calcext:value-type="string">
            <text:p>149&gt;=total &gt;= 140 and tS(L, N=5) = 4 and WP &lt;= 20 and o:WP &gt; 50 and 2007&lt;= season</text:p>
          </table:table-cell>
          <table:table-cell table:style-name="ce2" office:value-type="string" calcext:value-type="string">
            <text:p><text:a xlink:href="http://sportsdatabase.com/ncaabb/query?output=default&amp;sdql=149%3E%3Dtotal+%3E%3D+140+and+tS%28L%2C+N%3D5%29+%3D+4+and+WP+%3C%3D+20+and+o%3AWP+%3E+50+and+2007%3C%3D+season&amp;submit=++S+D+Q+L+!++" xlink:type="simple">http://sportsdatabase.com/ncaabb/query?output=default&amp;sdql=149%3E%3Dtotal+%3E%3D+140+and+tS%28L%2C+N%3D5%29+%3D+4+and+WP+%3C%3D+20+and+o%3AWP+%3E+50+and+2007%3C%3D+season&amp;submit=++S+D+Q+L+!++</text:a></text:p>
          </table:table-cell>
          <table:table-cell table:style-name="ce41" office:value-type="string" calcext:value-type="string">
            <text:p>JMon</text:p>
          </table:table-cell>
          <table:table-cell table:style-name="ce41" office:value-type="string" calcext:value-type="string">
            <text:p>Under</text:p>
          </table:table-cell>
          <table:table-cell table:style-name="ce41" table:formula="of:=[.C23]+[.D23]" office:value-type="float" office:value="77" calcext:value-type="float">
            <text:p>77</text:p>
          </table:table-cell>
          <table:table-cell table:style-name="ce15" table:formula="of:=([.C23]-[.D23])/SQRT([.C23]+[.D23])" office:value-type="float" office:value="3.98862017608733" calcext:value-type="float">
            <text:p>3.99</text:p>
          </table:table-cell>
          <table:table-cell table:style-name="ce1" table:number-columns-repeated="12"/>
          <table:table-cell table:number-columns-repeated="997"/>
        </table:table-row>
        <table:table-row table:style-name="ro2">
          <table:table-cell table:style-name="ce40" office:value-type="date" office:date-value="2014-12-28" calcext:value-type="date">
            <text:p>12/28/2014</text:p>
          </table:table-cell>
          <table:table-cell table:style-name="ce41" office:value-type="string" calcext:value-type="string">
            <text:p>NCAAB24</text:p>
          </table:table-cell>
          <table:table-cell table:style-name="ce41" office:value-type="float" office:value="129" calcext:value-type="float">
            <text:p>129</text:p>
          </table:table-cell>
          <table:table-cell table:style-name="ce41" office:value-type="float" office:value="85" calcext:value-type="float">
            <text:p>85</text:p>
          </table:table-cell>
          <table:table-cell table:style-name="ce44" table:formula="of:=([.C24]*0.91)-[.D24]" office:value-type="float" office:value="32.39" calcext:value-type="float">
            <text:p>32.39</text:p>
          </table:table-cell>
          <table:table-cell table:style-name="ce45" table:formula="of:=[.E24]/([.C24]+[.D24])" office:value-type="percentage" office:value="0.151355140186916" calcext:value-type="percentage">
            <text:p>15.14%</text:p>
          </table:table-cell>
          <table:table-cell table:style-name="ce41" office:value-type="string" calcext:value-type="string">
            <text:p>ATS</text:p>
          </table:table-cell>
          <table:table-cell table:style-name="ce41" table:number-columns-repeated="2"/>
          <table:table-cell table:style-name="ce1" office:value-type="string" calcext:value-type="string">
            <text:p>po:free throws made&lt;=2 and p:W and op:L</text:p>
          </table:table-cell>
          <table:table-cell table:style-name="ce2" office:value-type="string" calcext:value-type="string">
            <text:p><text:a xlink:href="http://sportsdatabase.com/ncaabb/query?output=default&amp;sdql=po%3Afree+throws+made%3C%3D2+and+p%3AW+and+op%3AL&amp;submit=++S+D+Q+L+!++" xlink:type="simple">http://sportsdatabase.com/ncaabb/query?output=default&amp;sdql=po%3Afree+throws+made%3C%3D2+and+p%3AW+and+op%3AL&amp;submit=++S+D+Q+L+!++</text:a></text:p>
          </table:table-cell>
          <table:table-cell table:style-name="ce41" office:value-type="string" calcext:value-type="string">
            <text:p>GG</text:p>
          </table:table-cell>
          <table:table-cell table:style-name="ce41" office:value-type="string" calcext:value-type="string">
            <text:p>ATS Fade</text:p>
          </table:table-cell>
          <table:table-cell table:style-name="ce41" table:formula="of:=[.C24]+[.D24]" office:value-type="float" office:value="214" calcext:value-type="float">
            <text:p>214</text:p>
          </table:table-cell>
          <table:table-cell table:style-name="ce15" table:formula="of:=([.C24]-[.D24])/SQRT([.C24]+[.D24])" office:value-type="float" office:value="3.00777807890852" calcext:value-type="float">
            <text:p>3.01</text:p>
          </table:table-cell>
          <table:table-cell table:style-name="ce1" table:number-columns-repeated="12"/>
          <table:table-cell table:number-columns-repeated="997"/>
        </table:table-row>
        <table:table-row table:style-name="ro2">
          <table:table-cell table:style-name="ce40" office:value-type="date" office:date-value="2014-12-28" calcext:value-type="date">
            <text:p>12/28/2014</text:p>
          </table:table-cell>
          <table:table-cell table:style-name="ce41" office:value-type="string" calcext:value-type="string">
            <text:p>NCAAB25</text:p>
          </table:table-cell>
          <table:table-cell table:style-name="ce41" office:value-type="float" office:value="153" calcext:value-type="float">
            <text:p>153</text:p>
          </table:table-cell>
          <table:table-cell table:style-name="ce41" office:value-type="float" office:value="116" calcext:value-type="float">
            <text:p>116</text:p>
          </table:table-cell>
          <table:table-cell table:style-name="ce44" table:formula="of:=([.C25]*0.91)-[.D25]" office:value-type="float" office:value="23.23" calcext:value-type="float">
            <text:p>23.23</text:p>
          </table:table-cell>
          <table:table-cell table:style-name="ce45" table:formula="of:=[.E25]/([.C25]+[.D25])" office:value-type="percentage" office:value="0.0863568773234201" calcext:value-type="percentage">
            <text:p>8.64%</text:p>
          </table:table-cell>
          <table:table-cell table:style-name="ce41" office:value-type="string" calcext:value-type="string">
            <text:p>ATS</text:p>
          </table:table-cell>
          <table:table-cell table:style-name="ce41" table:number-columns-repeated="2"/>
          <table:table-cell table:style-name="ce1" office:value-type="string" calcext:value-type="string">
            <text:p>p:field goals made&lt;18 and p:W <text:s/>and p:ou margin&gt;-20</text:p>
          </table:table-cell>
          <table:table-cell table:style-name="ce2" office:value-type="string" calcext:value-type="string">
            <text:p><text:a xlink:href="http://sportsdatabase.com/ncaabb/query?output=default&amp;sdql=p%3Afield+goals+made%3C18+and+p%3AW++and+p%3Aou+margin%3E-20+&amp;submit=++S+D+Q+L+!++" xlink:type="simple">http://sportsdatabase.com/ncaabb/query?output=default&amp;sdql=p%3Afield+goals+made%3C18+and+p%3AW++and+p%3Aou+margin%3E-20+&amp;submit=++S+D+Q+L+!++</text:a></text:p>
          </table:table-cell>
          <table:table-cell table:style-name="ce41" office:value-type="string" calcext:value-type="string">
            <text:p>GG</text:p>
          </table:table-cell>
          <table:table-cell table:style-name="ce41" office:value-type="string" calcext:value-type="string">
            <text:p>ATS Fade</text:p>
          </table:table-cell>
          <table:table-cell table:style-name="ce41" table:formula="of:=[.C25]+[.D25]" office:value-type="float" office:value="269" calcext:value-type="float">
            <text:p>269</text:p>
          </table:table-cell>
          <table:table-cell table:style-name="ce15" table:formula="of:=([.C25]-[.D25])/SQRT([.C25]+[.D25])" office:value-type="float" office:value="2.25592981514386" calcext:value-type="float">
            <text:p>2.26</text:p>
          </table:table-cell>
          <table:table-cell table:style-name="ce1" table:number-columns-repeated="12"/>
          <table:table-cell table:number-columns-repeated="997"/>
        </table:table-row>
        <table:table-row table:style-name="ro2">
          <table:table-cell table:style-name="ce40" office:value-type="date" office:date-value="2014-12-28" calcext:value-type="date">
            <text:p>12/28/2014</text:p>
          </table:table-cell>
          <table:table-cell table:style-name="ce41" office:value-type="string" calcext:value-type="string">
            <text:p>NCAAB26</text:p>
          </table:table-cell>
          <table:table-cell table:style-name="ce41" office:value-type="float" office:value="270" calcext:value-type="float">
            <text:p>270</text:p>
          </table:table-cell>
          <table:table-cell table:style-name="ce41" office:value-type="float" office:value="209" calcext:value-type="float">
            <text:p>209</text:p>
          </table:table-cell>
          <table:table-cell table:style-name="ce44" table:formula="of:=([.C26]*0.91)-[.D26]" office:value-type="float" office:value="36.7" calcext:value-type="float">
            <text:p>36.70</text:p>
          </table:table-cell>
          <table:table-cell table:style-name="ce45" table:formula="of:=[.E26]/([.C26]+[.D26])" office:value-type="percentage" office:value="0.0766179540709813" calcext:value-type="percentage">
            <text:p>7.66%</text:p>
          </table:table-cell>
          <table:table-cell table:style-name="ce41" office:value-type="string" calcext:value-type="string">
            <text:p>UNDER</text:p>
          </table:table-cell>
          <table:table-cell table:style-name="ce41" table:number-columns-repeated="2"/>
          <table:table-cell table:style-name="ce1" office:value-type="string" calcext:value-type="string">
            <text:p>po:field goals made&gt;35 and p:L</text:p>
          </table:table-cell>
          <table:table-cell table:style-name="ce2" office:value-type="string" calcext:value-type="string">
            <text:p><text:a xlink:href="http://sportsdatabase.com/ncaabb/query?output=default&amp;sdql=po%3Afield+goals+made%3E35+and+p%3AL&amp;submit=++S+D+Q+L+!++" xlink:type="simple">http://sportsdatabase.com/ncaabb/query?output=default&amp;sdql=po%3Afield+goals+made%3E35+and+p%3AL&amp;submit=++S+D+Q+L+!++</text:a></text:p>
          </table:table-cell>
          <table:table-cell table:style-name="ce41" office:value-type="string" calcext:value-type="string">
            <text:p>GG</text:p>
          </table:table-cell>
          <table:table-cell table:style-name="ce41" office:value-type="string" calcext:value-type="string">
            <text:p>Under</text:p>
          </table:table-cell>
          <table:table-cell table:style-name="ce41" table:formula="of:=[.C26]+[.D26]" office:value-type="float" office:value="479" calcext:value-type="float">
            <text:p>479</text:p>
          </table:table-cell>
          <table:table-cell table:style-name="ce15" table:formula="of:=([.C26]-[.D26])/SQRT([.C26]+[.D26])" office:value-type="float" office:value="2.78716114054822" calcext:value-type="float">
            <text:p>2.79</text:p>
          </table:table-cell>
          <table:table-cell table:style-name="ce1" table:number-columns-repeated="12"/>
          <table:table-cell table:number-columns-repeated="997"/>
        </table:table-row>
        <table:table-row table:style-name="ro2">
          <table:table-cell table:style-name="ce40" office:value-type="date" office:date-value="2014-12-28" calcext:value-type="date">
            <text:p>12/28/2014</text:p>
          </table:table-cell>
          <table:table-cell table:style-name="ce41" office:value-type="string" calcext:value-type="string">
            <text:p>NCAAB27</text:p>
          </table:table-cell>
          <table:table-cell table:style-name="ce41" office:value-type="float" office:value="153" calcext:value-type="float">
            <text:p>153</text:p>
          </table:table-cell>
          <table:table-cell table:style-name="ce41" office:value-type="float" office:value="111" calcext:value-type="float">
            <text:p>111</text:p>
          </table:table-cell>
          <table:table-cell table:style-name="ce44" table:formula="of:=([.C27]*0.91)-[.D27]" office:value-type="float" office:value="28.23" calcext:value-type="float">
            <text:p>28.23</text:p>
          </table:table-cell>
          <table:table-cell table:style-name="ce45" table:formula="of:=[.E27]/([.C27]+[.D27])" office:value-type="percentage" office:value="0.106931818181818" calcext:value-type="percentage">
            <text:p>10.69%</text:p>
          </table:table-cell>
          <table:table-cell table:style-name="ce41" office:value-type="string" calcext:value-type="string">
            <text:p>ATS</text:p>
          </table:table-cell>
          <table:table-cell table:style-name="ce41" table:number-columns-repeated="2"/>
          <table:table-cell table:style-name="ce1" office:value-type="string" calcext:value-type="string">
            <text:p>po:assists&lt;5 and p:W and op:L</text:p>
          </table:table-cell>
          <table:table-cell table:style-name="ce2" office:value-type="string" calcext:value-type="string">
            <text:p><text:a xlink:href="http://sportsdatabase.com/ncaabb/query?output=default&amp;sdql=po%3Aassists%3C5+and+p%3AW+and+op%3AL&amp;submit=++S+D+Q+L+!++" xlink:type="simple">http://sportsdatabase.com/ncaabb/query?output=default&amp;sdql=po%3Aassists%3C5+and+p%3AW+and+op%3AL&amp;submit=++S+D+Q+L+!++</text:a></text:p>
          </table:table-cell>
          <table:table-cell table:style-name="ce41" office:value-type="string" calcext:value-type="string">
            <text:p>GG</text:p>
          </table:table-cell>
          <table:table-cell table:style-name="ce41" office:value-type="string" calcext:value-type="string">
            <text:p>ATS Fade</text:p>
          </table:table-cell>
          <table:table-cell table:style-name="ce41" table:formula="of:=[.C27]+[.D27]" office:value-type="float" office:value="264" calcext:value-type="float">
            <text:p>264</text:p>
          </table:table-cell>
          <table:table-cell table:style-name="ce15" table:formula="of:=([.C27]-[.D27])/SQRT([.C27]+[.D27])" office:value-type="float" office:value="2.58492131056599" calcext:value-type="float">
            <text:p>2.58</text:p>
          </table:table-cell>
          <table:table-cell table:style-name="ce1" table:number-columns-repeated="12"/>
          <table:table-cell table:number-columns-repeated="997"/>
        </table:table-row>
        <table:table-row table:style-name="ro2">
          <table:table-cell table:style-name="ce40" office:value-type="date" office:date-value="2014-12-28" calcext:value-type="date">
            <text:p>12/28/2014</text:p>
          </table:table-cell>
          <table:table-cell table:style-name="ce41" office:value-type="string" calcext:value-type="string">
            <text:p>NCAAB28</text:p>
          </table:table-cell>
          <table:table-cell table:style-name="ce41" office:value-type="float" office:value="111" calcext:value-type="float">
            <text:p>111</text:p>
          </table:table-cell>
          <table:table-cell table:style-name="ce41" office:value-type="float" office:value="76" calcext:value-type="float">
            <text:p>76</text:p>
          </table:table-cell>
          <table:table-cell table:style-name="ce44" table:formula="of:=([.C28]*0.91)-[.D28]" office:value-type="float" office:value="25.01" calcext:value-type="float">
            <text:p>25.01</text:p>
          </table:table-cell>
          <table:table-cell table:style-name="ce45" table:formula="of:=[.E28]/([.C28]+[.D28])" office:value-type="percentage" office:value="0.133743315508021" calcext:value-type="percentage">
            <text:p>13.37%</text:p>
          </table:table-cell>
          <table:table-cell table:style-name="ce41" office:value-type="string" calcext:value-type="string">
            <text:p>ATS</text:p>
          </table:table-cell>
          <table:table-cell table:style-name="ce41" table:number-columns-repeated="2"/>
          <table:table-cell table:style-name="ce1" office:value-type="string" calcext:value-type="string">
            <text:p>p:free throws attempted= p:free throws made and p:free throws made&lt;10 and op:L</text:p>
          </table:table-cell>
          <table:table-cell table:style-name="ce2" office:value-type="string" calcext:value-type="string">
            <text:p><text:a xlink:href="http://sportsdatabase.com/ncaabb/query?output=default&amp;sdql=p%3Afree+throws+attempted%3D+p%3Afree+throws+made+and+p%3Afree+throws+made%3C10+and+op%3AL+&amp;submit=++S+D+Q+L+!++" xlink:type="simple">http://sportsdatabase.com/ncaabb/query?output=default&amp;sdql=p%3Afree+throws+attempted%3D+p%3Afree+throws+made+and+p%3Afree+throws+made%3C10+and+op%3AL+&amp;submit=++S+D+Q+L+!++</text:a></text:p>
          </table:table-cell>
          <table:table-cell table:style-name="ce41" office:value-type="string" calcext:value-type="string">
            <text:p>GG</text:p>
          </table:table-cell>
          <table:table-cell table:style-name="ce41" office:value-type="string" calcext:value-type="string">
            <text:p>ATS Back</text:p>
          </table:table-cell>
          <table:table-cell table:style-name="ce41" table:formula="of:=[.C28]+[.D28]" office:value-type="float" office:value="187" calcext:value-type="float">
            <text:p>187</text:p>
          </table:table-cell>
          <table:table-cell table:style-name="ce15" table:formula="of:=([.C28]-[.D28])/SQRT([.C28]+[.D28])" office:value-type="float" office:value="2.55945348444496" calcext:value-type="float">
            <text:p>2.56</text:p>
          </table:table-cell>
          <table:table-cell table:style-name="ce1" table:number-columns-repeated="12"/>
          <table:table-cell table:number-columns-repeated="997"/>
        </table:table-row>
        <table:table-row table:style-name="ro2">
          <table:table-cell table:style-name="ce40" office:value-type="date" office:date-value="2014-12-28" calcext:value-type="date">
            <text:p>12/28/2014</text:p>
          </table:table-cell>
          <table:table-cell table:style-name="ce41" office:value-type="string" calcext:value-type="string">
            <text:p>NCAAB29</text:p>
          </table:table-cell>
          <table:table-cell table:style-name="ce41" office:value-type="float" office:value="263" calcext:value-type="float">
            <text:p>263</text:p>
          </table:table-cell>
          <table:table-cell table:style-name="ce41" office:value-type="float" office:value="203" calcext:value-type="float">
            <text:p>203</text:p>
          </table:table-cell>
          <table:table-cell table:style-name="ce44" table:formula="of:=([.C29]*0.91)-[.D29]" office:value-type="float" office:value="36.33" calcext:value-type="float">
            <text:p>36.33</text:p>
          </table:table-cell>
          <table:table-cell table:style-name="ce45" table:formula="of:=[.E29]/([.C29]+[.D29])" office:value-type="percentage" office:value="0.077961373390558" calcext:value-type="percentage">
            <text:p>7.80%</text:p>
          </table:table-cell>
          <table:table-cell table:style-name="ce41" office:value-type="string" calcext:value-type="string">
            <text:p>UNDER</text:p>
          </table:table-cell>
          <table:table-cell table:style-name="ce41" table:number-columns-repeated="2"/>
          <table:table-cell table:style-name="ce1" office:value-type="string" calcext:value-type="string">
            <text:p>(p:three pointers made/p:three pointers attempted)&gt;0.6 and op:U</text:p>
          </table:table-cell>
          <table:table-cell table:style-name="ce2" office:value-type="string" calcext:value-type="string">
            <text:p><text:a xlink:href="http://sportsdatabase.com/ncaabb/query?output=default&amp;sdql=%28p%3Athree+pointers+made%2Fp%3Athree+pointers+attempted%29%3E0.6+and+op%3AU+&amp;submit=++S+D+Q+L+!++" xlink:type="simple">http://sportsdatabase.com/ncaabb/query?output=default&amp;sdql=%28p%3Athree+pointers+made%2Fp%3Athree+pointers+attempted%29%3E0.6+and+op%3AU+&amp;submit=++S+D+Q+L+!++</text:a></text:p>
          </table:table-cell>
          <table:table-cell table:style-name="ce41" office:value-type="string" calcext:value-type="string">
            <text:p>GG</text:p>
          </table:table-cell>
          <table:table-cell table:style-name="ce41" office:value-type="string" calcext:value-type="string">
            <text:p>Under</text:p>
          </table:table-cell>
          <table:table-cell table:style-name="ce41" table:formula="of:=[.C29]+[.D29]" office:value-type="float" office:value="466" calcext:value-type="float">
            <text:p>466</text:p>
          </table:table-cell>
          <table:table-cell table:style-name="ce15" table:formula="of:=([.C29]-[.D29])/SQRT([.C29]+[.D29])" office:value-type="float" office:value="2.77944632767248" calcext:value-type="float">
            <text:p>2.78</text:p>
          </table:table-cell>
          <table:table-cell table:style-name="ce1" table:number-columns-repeated="12"/>
          <table:table-cell table:number-columns-repeated="997"/>
        </table:table-row>
        <table:table-row table:style-name="ro2">
          <table:table-cell table:style-name="ce40" office:value-type="date" office:date-value="2014-12-28" calcext:value-type="date">
            <text:p>12/28/2014</text:p>
          </table:table-cell>
          <table:table-cell table:style-name="ce41" office:value-type="string" calcext:value-type="string">
            <text:p>NCAAB30</text:p>
          </table:table-cell>
          <table:table-cell table:style-name="ce41" office:value-type="float" office:value="215" calcext:value-type="float">
            <text:p>215</text:p>
          </table:table-cell>
          <table:table-cell table:style-name="ce41" office:value-type="float" office:value="156" calcext:value-type="float">
            <text:p>156</text:p>
          </table:table-cell>
          <table:table-cell table:style-name="ce44" table:formula="of:=([.C30]*0.91)-[.D30]" office:value-type="float" office:value="39.65" calcext:value-type="float">
            <text:p>39.65</text:p>
          </table:table-cell>
          <table:table-cell table:style-name="ce45" table:formula="of:=[.E30]/([.C30]+[.D30])" office:value-type="percentage" office:value="0.106873315363881" calcext:value-type="percentage">
            <text:p>10.69%</text:p>
          </table:table-cell>
          <table:table-cell table:style-name="ce41" office:value-type="string" calcext:value-type="string">
            <text:p>ATS</text:p>
          </table:table-cell>
          <table:table-cell table:style-name="ce41"/>
          <table:table-cell table:style-name="ce41" office:value-type="string" calcext:value-type="string">
            <text:p>FAV</text:p>
          </table:table-cell>
          <table:table-cell table:style-name="ce1" office:value-type="string" calcext:value-type="string">
            <text:p>p:line is None and F and op:O <text:s/>and p:points&gt;75</text:p>
          </table:table-cell>
          <table:table-cell table:style-name="ce2" office:value-type="string" calcext:value-type="string">
            <text:p><text:a xlink:href="http://sportsdatabase.com/ncaabb/query?output=default&amp;sdql=p%3Aline+is+None+and+F+and+op%3AO++and+p%3Apoints%3E75&amp;submit=++S+D+Q+L+!++" xlink:type="simple">http://sportsdatabase.com/ncaabb/query?output=default&amp;sdql=p%3Aline+is+None+and+F+and+op%3AO++and+p%3Apoints%3E75&amp;submit=++S+D+Q+L+!++</text:a></text:p>
          </table:table-cell>
          <table:table-cell table:style-name="ce41" office:value-type="string" calcext:value-type="string">
            <text:p>GG</text:p>
          </table:table-cell>
          <table:table-cell table:style-name="ce41" office:value-type="string" calcext:value-type="string">
            <text:p>ATS Back</text:p>
          </table:table-cell>
          <table:table-cell table:style-name="ce41" table:formula="of:=[.C30]+[.D30]" office:value-type="float" office:value="371" calcext:value-type="float">
            <text:p>371</text:p>
          </table:table-cell>
          <table:table-cell table:style-name="ce15" table:formula="of:=([.C30]-[.D30])/SQRT([.C30]+[.D30])" office:value-type="float" office:value="3.06312737674187" calcext:value-type="float">
            <text:p>3.06</text:p>
          </table:table-cell>
          <table:table-cell table:style-name="ce1" table:number-columns-repeated="12"/>
          <table:table-cell table:number-columns-repeated="997"/>
        </table:table-row>
        <table:table-row table:style-name="ro2">
          <table:table-cell table:style-name="ce40" office:value-type="date" office:date-value="2014-12-28" calcext:value-type="date">
            <text:p>12/28/2014</text:p>
          </table:table-cell>
          <table:table-cell table:style-name="ce41" office:value-type="string" calcext:value-type="string">
            <text:p>NCAAB31</text:p>
          </table:table-cell>
          <table:table-cell table:style-name="ce41" office:value-type="float" office:value="113" calcext:value-type="float">
            <text:p>113</text:p>
          </table:table-cell>
          <table:table-cell table:style-name="ce41" office:value-type="float" office:value="80" calcext:value-type="float">
            <text:p>80</text:p>
          </table:table-cell>
          <table:table-cell table:style-name="ce44" table:formula="of:=([.C31]*0.91)-[.D31]" office:value-type="float" office:value="22.83" calcext:value-type="float">
            <text:p>22.83</text:p>
          </table:table-cell>
          <table:table-cell table:style-name="ce45" table:formula="of:=[.E31]/([.C31]+[.D31])" office:value-type="percentage" office:value="0.118290155440415" calcext:value-type="percentage">
            <text:p>11.83%</text:p>
          </table:table-cell>
          <table:table-cell table:style-name="ce41" office:value-type="string" calcext:value-type="string">
            <text:p>ATS</text:p>
          </table:table-cell>
          <table:table-cell table:style-name="ce41" table:number-columns-repeated="2"/>
          <table:table-cell table:style-name="ce1" office:value-type="string" calcext:value-type="string">
            <text:p>rank&lt;=25 and p:line is None and p:W and p:margin&lt;25</text:p>
          </table:table-cell>
          <table:table-cell table:style-name="ce2" office:value-type="string" calcext:value-type="string">
            <text:p><text:a xlink:href="http://sportsdatabase.com/ncaabb/query?output=default&amp;sdql=rank%3C%3D25+and+p%3Aline+is+None+and+p%3AW+and+p%3Amargin%3C25&amp;submit=++S+D+Q+L+!++" xlink:type="simple">http://sportsdatabase.com/ncaabb/query?output=default&amp;sdql=rank%3C%3D25+and+p%3Aline+is+None+and+p%3AW+and+p%3Amargin%3C25&amp;submit=++S+D+Q+L+!++</text:a></text:p>
          </table:table-cell>
          <table:table-cell table:style-name="ce41" office:value-type="string" calcext:value-type="string">
            <text:p>GG</text:p>
          </table:table-cell>
          <table:table-cell table:style-name="ce41" office:value-type="string" calcext:value-type="string">
            <text:p>ATS Back</text:p>
          </table:table-cell>
          <table:table-cell table:style-name="ce41" table:formula="of:=[.C31]+[.D31]" office:value-type="float" office:value="193" calcext:value-type="float">
            <text:p>193</text:p>
          </table:table-cell>
          <table:table-cell table:style-name="ce15" table:formula="of:=([.C31]-[.D31])/SQRT([.C31]+[.D31])" office:value-type="float" office:value="2.37539197747069" calcext:value-type="float">
            <text:p>2.38</text:p>
          </table:table-cell>
          <table:table-cell table:style-name="ce1" table:number-columns-repeated="12"/>
          <table:table-cell table:number-columns-repeated="997"/>
        </table:table-row>
        <table:table-row table:style-name="ro2">
          <table:table-cell table:style-name="ce40" office:value-type="date" office:date-value="2014-12-28" calcext:value-type="date">
            <text:p>12/28/2014</text:p>
          </table:table-cell>
          <table:table-cell table:style-name="ce41" office:value-type="string" calcext:value-type="string">
            <text:p>NCAAB32</text:p>
          </table:table-cell>
          <table:table-cell table:style-name="ce41" office:value-type="float" office:value="192" calcext:value-type="float">
            <text:p>192</text:p>
          </table:table-cell>
          <table:table-cell table:style-name="ce41" office:value-type="float" office:value="130" calcext:value-type="float">
            <text:p>130</text:p>
          </table:table-cell>
          <table:table-cell table:style-name="ce44" table:formula="of:=([.C32]*0.91)-[.D32]" office:value-type="float" office:value="44.72" calcext:value-type="float">
            <text:p>44.72</text:p>
          </table:table-cell>
          <table:table-cell table:style-name="ce45" table:formula="of:=[.E32]/([.C32]+[.D32])" office:value-type="percentage" office:value="0.13888198757764" calcext:value-type="percentage">
            <text:p>13.89%</text:p>
          </table:table-cell>
          <table:table-cell table:style-name="ce41" office:value-type="string" calcext:value-type="string">
            <text:p>UNDER</text:p>
          </table:table-cell>
          <table:table-cell table:style-name="ce41" table:number-columns-repeated="2"/>
          <table:table-cell table:style-name="ce1" office:value-type="string" calcext:value-type="string">
            <text:p>p:line is None and pp:line is None and p:L and pp:L</text:p>
          </table:table-cell>
          <table:table-cell table:style-name="ce2" office:value-type="string" calcext:value-type="string">
            <text:p><text:a xlink:href="http://sportsdatabase.com/ncaabb/query?output=default&amp;sdql=+p%3Aline+is+None+and+pp%3Aline+is+None+and+p%3AL+and+pp%3AL+&amp;submit=++S+D+Q+L+!++" xlink:type="simple">http://sportsdatabase.com/ncaabb/query?output=default&amp;sdql=+p%3Aline+is+None+and+pp%3Aline+is+None+and+p%3AL+and+pp%3AL+&amp;submit=++S+D+Q+L+!++</text:a></text:p>
          </table:table-cell>
          <table:table-cell table:style-name="ce41" office:value-type="string" calcext:value-type="string">
            <text:p>GG</text:p>
          </table:table-cell>
          <table:table-cell table:style-name="ce41" office:value-type="string" calcext:value-type="string">
            <text:p>Under</text:p>
          </table:table-cell>
          <table:table-cell table:style-name="ce41" table:formula="of:=[.C32]+[.D32]" office:value-type="float" office:value="322" calcext:value-type="float">
            <text:p>322</text:p>
          </table:table-cell>
          <table:table-cell table:style-name="ce15" table:formula="of:=([.C32]-[.D32])/SQRT([.C32]+[.D32])" office:value-type="float" office:value="3.45512491796719" calcext:value-type="float">
            <text:p>3.46</text:p>
          </table:table-cell>
          <table:table-cell table:style-name="ce1" table:number-columns-repeated="12"/>
          <table:table-cell table:number-columns-repeated="997"/>
        </table:table-row>
        <table:table-row table:style-name="ro2">
          <table:table-cell table:style-name="ce40" office:value-type="date" office:date-value="2015-01-04" calcext:value-type="date">
            <text:p>1/4/2015</text:p>
          </table:table-cell>
          <table:table-cell table:style-name="ce41" office:value-type="string" calcext:value-type="string">
            <text:p>NCAAB33</text:p>
          </table:table-cell>
          <table:table-cell table:style-name="ce41" office:value-type="float" office:value="127" calcext:value-type="float">
            <text:p>127</text:p>
          </table:table-cell>
          <table:table-cell table:style-name="ce41" office:value-type="float" office:value="74" calcext:value-type="float">
            <text:p>74</text:p>
          </table:table-cell>
          <table:table-cell table:style-name="ce44" table:formula="of:=([.C33]*0.91)-[.D33]" office:value-type="float" office:value="41.57" calcext:value-type="float">
            <text:p>41.57</text:p>
          </table:table-cell>
          <table:table-cell table:style-name="ce45" table:formula="of:=[.E33]/([.C33]+[.D33])" office:value-type="percentage" office:value="0.20681592039801" calcext:value-type="percentage">
            <text:p>20.68%</text:p>
          </table:table-cell>
          <table:table-cell table:style-name="ce41" office:value-type="string" calcext:value-type="string">
            <text:p>OVER</text:p>
          </table:table-cell>
          <table:table-cell table:style-name="ce41" table:number-columns-repeated="2"/>
          <table:table-cell table:style-name="ce1" office:value-type="string" calcext:value-type="string">
            <text:p>p:three pointers made*3&gt;p:points*0.6</text:p>
          </table:table-cell>
          <table:table-cell table:style-name="ce2" office:value-type="string" calcext:value-type="string">
            <text:p><text:a xlink:href="http://sportsdatabase.com/ncaabb/query?output=default&amp;sdql=p%3Athree+pointers+made*3%3Ep%3Apoints*0.6+&amp;submit=++S+D+Q+L+%21++" xlink:type="simple">http://sportsdatabase.com/ncaabb/query?output=default&amp;sdql=p%3Athree+pointers+made*3%3Ep%3Apoints*0.6+&amp;submit=++S+D+Q+L+%21++</text:a></text:p>
          </table:table-cell>
          <table:table-cell table:style-name="ce41" office:value-type="string" calcext:value-type="string">
            <text:p>GG</text:p>
          </table:table-cell>
          <table:table-cell table:style-name="ce41" office:value-type="string" calcext:value-type="string">
            <text:p>Over</text:p>
          </table:table-cell>
          <table:table-cell table:style-name="ce41" table:formula="of:=[.C33]+[.D33]" office:value-type="float" office:value="201" calcext:value-type="float">
            <text:p>201</text:p>
          </table:table-cell>
          <table:table-cell table:style-name="ce15" table:formula="of:=([.C33]-[.D33])/SQRT([.C33]+[.D33])" office:value-type="float" office:value="3.73833176405057" calcext:value-type="float">
            <text:p>3.74</text:p>
          </table:table-cell>
          <table:table-cell table:style-name="ce1" table:number-columns-repeated="12"/>
          <table:table-cell table:number-columns-repeated="997"/>
        </table:table-row>
        <table:table-row table:style-name="ro2">
          <table:table-cell table:style-name="ce40" office:value-type="date" office:date-value="2015-01-04" calcext:value-type="date">
            <text:p>1/4/2015</text:p>
          </table:table-cell>
          <table:table-cell table:style-name="ce41" office:value-type="string" calcext:value-type="string">
            <text:p>NCAAB34</text:p>
          </table:table-cell>
          <table:table-cell table:style-name="ce41" office:value-type="float" office:value="261" calcext:value-type="float">
            <text:p>261</text:p>
          </table:table-cell>
          <table:table-cell table:style-name="ce41" office:value-type="float" office:value="184" calcext:value-type="float">
            <text:p>184</text:p>
          </table:table-cell>
          <table:table-cell table:style-name="ce44" table:formula="of:=([.C34]*0.91)-[.D34]" office:value-type="float" office:value="53.51" calcext:value-type="float">
            <text:p>53.51</text:p>
          </table:table-cell>
          <table:table-cell table:style-name="ce45" table:formula="of:=[.E34]/([.C34]+[.D34])" office:value-type="percentage" office:value="0.120247191011236" calcext:value-type="percentage">
            <text:p>12.02%</text:p>
          </table:table-cell>
          <table:table-cell table:style-name="ce41" office:value-type="string" calcext:value-type="string">
            <text:p>UNDER</text:p>
          </table:table-cell>
          <table:table-cell table:style-name="ce41" table:number-columns-repeated="2"/>
          <table:table-cell table:style-name="ce1" office:value-type="string" calcext:value-type="string">
            <text:p>25&gt;=rank&gt;p:rank and op:total&lt;140 and game number&lt;30</text:p>
          </table:table-cell>
          <table:table-cell table:style-name="ce2" office:value-type="string" calcext:value-type="string">
            <text:p><text:a xlink:href="http://sportsdatabase.com/ncaabb/query?output=default&amp;sdql=25%3E%3Drank%3Ep%3Arank+and+op%3Atotal%3C140+and+game+number%3C30+&amp;submit=++S+D+Q+L+%21++" xlink:type="simple">http://sportsdatabase.com/ncaabb/query?output=default&amp;sdql=25%3E%3Drank%3Ep%3Arank+and+op%3Atotal%3C140+and+game+number%3C30+&amp;submit=++S+D+Q+L+%21++</text:a></text:p>
          </table:table-cell>
          <table:table-cell table:style-name="ce41" office:value-type="string" calcext:value-type="string">
            <text:p>GG</text:p>
          </table:table-cell>
          <table:table-cell table:style-name="ce41" office:value-type="string" calcext:value-type="string">
            <text:p>Under</text:p>
          </table:table-cell>
          <table:table-cell table:style-name="ce41" table:formula="of:=[.C34]+[.D34]" office:value-type="float" office:value="445" calcext:value-type="float">
            <text:p>445</text:p>
          </table:table-cell>
          <table:table-cell table:style-name="ce15" table:formula="of:=([.C34]-[.D34])/SQRT([.C34]+[.D34])" office:value-type="float" office:value="3.65015006617782" calcext:value-type="float">
            <text:p>3.65</text:p>
          </table:table-cell>
          <table:table-cell table:style-name="ce1" table:number-columns-repeated="12"/>
          <table:table-cell table:number-columns-repeated="997"/>
        </table:table-row>
        <table:table-row table:style-name="ro2">
          <table:table-cell table:style-name="ce40" office:value-type="date" office:date-value="2015-01-04" calcext:value-type="date">
            <text:p>1/4/2015</text:p>
          </table:table-cell>
          <table:table-cell table:style-name="ce41" office:value-type="string" calcext:value-type="string">
            <text:p>NCAAB35</text:p>
          </table:table-cell>
          <table:table-cell table:style-name="ce41" office:value-type="float" office:value="280" calcext:value-type="float">
            <text:p>280</text:p>
          </table:table-cell>
          <table:table-cell table:style-name="ce41" office:value-type="float" office:value="203" calcext:value-type="float">
            <text:p>203</text:p>
          </table:table-cell>
          <table:table-cell table:style-name="ce44" table:formula="of:=([.C35]*0.91)-[.D35]" office:value-type="float" office:value="51.8" calcext:value-type="float">
            <text:p>51.80</text:p>
          </table:table-cell>
          <table:table-cell table:style-name="ce45" table:formula="of:=[.E35]/([.C35]+[.D35])" office:value-type="percentage" office:value="0.107246376811594" calcext:value-type="percentage">
            <text:p>10.72%</text:p>
          </table:table-cell>
          <table:table-cell table:style-name="ce41" office:value-type="string" calcext:value-type="string">
            <text:p>UNDER</text:p>
          </table:table-cell>
          <table:table-cell table:style-name="ce41" table:number-columns-repeated="2"/>
          <table:table-cell table:style-name="ce1" office:value-type="string" calcext:value-type="string">
            <text:p>rank&lt;=25 <text:s/>and <text:s/>p:AO <text:s/>and op:L</text:p>
          </table:table-cell>
          <table:table-cell table:style-name="ce2" office:value-type="string" calcext:value-type="string">
            <text:p><text:a xlink:href="http://sportsdatabase.com/ncaabb/query?output=default&amp;sdql=rank%3C%3D25++and++p%3AAO++and+op%3AL+&amp;submit=++S+D+Q+L+%21++" xlink:type="simple">http://sportsdatabase.com/ncaabb/query?output=default&amp;sdql=rank%3C%3D25++and++p%3AAO++and+op%3AL+&amp;submit=++S+D+Q+L+%21++</text:a></text:p>
          </table:table-cell>
          <table:table-cell table:style-name="ce41" office:value-type="string" calcext:value-type="string">
            <text:p>GG</text:p>
          </table:table-cell>
          <table:table-cell table:style-name="ce41" office:value-type="string" calcext:value-type="string">
            <text:p>Under</text:p>
          </table:table-cell>
          <table:table-cell table:style-name="ce41" table:formula="of:=[.C35]+[.D35]" office:value-type="float" office:value="483" calcext:value-type="float">
            <text:p>483</text:p>
          </table:table-cell>
          <table:table-cell table:style-name="ce15" table:formula="of:=([.C35]-[.D35])/SQRT([.C35]+[.D35])" office:value-type="float" office:value="3.50362131498833" calcext:value-type="float">
            <text:p>3.50</text:p>
          </table:table-cell>
          <table:table-cell table:style-name="ce1" table:number-columns-repeated="12"/>
          <table:table-cell table:number-columns-repeated="997"/>
        </table:table-row>
        <table:table-row table:style-name="ro2">
          <table:table-cell table:style-name="ce40" office:value-type="date" office:date-value="2015-01-04" calcext:value-type="date">
            <text:p>1/4/2015</text:p>
          </table:table-cell>
          <table:table-cell table:style-name="ce41" office:value-type="string" calcext:value-type="string">
            <text:p>NCAAB36</text:p>
          </table:table-cell>
          <table:table-cell table:style-name="ce41" office:value-type="float" office:value="105" calcext:value-type="float">
            <text:p>105</text:p>
          </table:table-cell>
          <table:table-cell table:style-name="ce41" office:value-type="float" office:value="71" calcext:value-type="float">
            <text:p>71</text:p>
          </table:table-cell>
          <table:table-cell table:style-name="ce44" table:formula="of:=([.C36]*0.91)-[.D36]" office:value-type="float" office:value="24.55" calcext:value-type="float">
            <text:p>24.55</text:p>
          </table:table-cell>
          <table:table-cell table:style-name="ce45" table:formula="of:=[.E36]/([.C36]+[.D36])" office:value-type="percentage" office:value="0.139488636363636" calcext:value-type="percentage">
            <text:p>13.95%</text:p>
          </table:table-cell>
          <table:table-cell table:style-name="ce41" office:value-type="string" calcext:value-type="string">
            <text:p>UNDER</text:p>
          </table:table-cell>
          <table:table-cell table:style-name="ce41" table:number-columns-repeated="2"/>
          <table:table-cell table:style-name="ce1" office:value-type="string" calcext:value-type="string">
            <text:p>p:rank is None and rank&lt;=25 and <text:s/>p:A and op:L</text:p>
          </table:table-cell>
          <table:table-cell table:style-name="ce2" office:value-type="string" calcext:value-type="string">
            <text:p><text:a xlink:href="http://sportsdatabase.com/ncaabb/query?output=default&amp;sdql=p%3Arank+is+None+and+rank%3C%3D25+and++p%3AA+and+op%3AL+&amp;submit=++S+D+Q+L+%21++" xlink:type="simple">http://sportsdatabase.com/ncaabb/query?output=default&amp;sdql=p%3Arank+is+None+and+rank%3C%3D25+and++p%3AA+and+op%3AL+&amp;submit=++S+D+Q+L+%21++</text:a></text:p>
          </table:table-cell>
          <table:table-cell table:style-name="ce41" office:value-type="string" calcext:value-type="string">
            <text:p>GG</text:p>
          </table:table-cell>
          <table:table-cell table:style-name="ce41" office:value-type="string" calcext:value-type="string">
            <text:p>Under</text:p>
          </table:table-cell>
          <table:table-cell table:style-name="ce41" table:formula="of:=[.C36]+[.D36]" office:value-type="float" office:value="176" calcext:value-type="float">
            <text:p>176</text:p>
          </table:table-cell>
          <table:table-cell table:style-name="ce15" table:formula="of:=([.C36]-[.D36])/SQRT([.C36]+[.D36])" office:value-type="float" office:value="2.56284642891099" calcext:value-type="float">
            <text:p>2.56</text:p>
          </table:table-cell>
          <table:table-cell table:style-name="ce1" table:number-columns-repeated="12"/>
          <table:table-cell table:number-columns-repeated="997"/>
        </table:table-row>
        <table:table-row table:style-name="ro2">
          <table:table-cell table:style-name="ce40" office:value-type="date" office:date-value="2015-01-04" calcext:value-type="date">
            <text:p>1/4/2015</text:p>
          </table:table-cell>
          <table:table-cell table:style-name="ce41" office:value-type="string" calcext:value-type="string">
            <text:p>NCAAB37</text:p>
          </table:table-cell>
          <table:table-cell table:style-name="ce41" office:value-type="float" office:value="101" calcext:value-type="float">
            <text:p>101</text:p>
          </table:table-cell>
          <table:table-cell table:style-name="ce41" office:value-type="float" office:value="67" calcext:value-type="float">
            <text:p>67</text:p>
          </table:table-cell>
          <table:table-cell table:style-name="ce44" table:formula="of:=([.C37]*0.91)-[.D37]" office:value-type="float" office:value="24.91" calcext:value-type="float">
            <text:p>24.91</text:p>
          </table:table-cell>
          <table:table-cell table:style-name="ce45" table:formula="of:=[.E37]/([.C37]+[.D37])" office:value-type="percentage" office:value="0.148273809523809" calcext:value-type="percentage">
            <text:p>14.83%</text:p>
          </table:table-cell>
          <table:table-cell table:style-name="ce41" office:value-type="string" calcext:value-type="string">
            <text:p>ATS</text:p>
          </table:table-cell>
          <table:table-cell table:style-name="ce41" table:number-columns-repeated="2"/>
          <table:table-cell table:style-name="ce1" office:value-type="string" calcext:value-type="string">
            <text:p>p:rank&lt;=25 and rank is None and p:U</text:p>
          </table:table-cell>
          <table:table-cell table:style-name="ce2" office:value-type="string" calcext:value-type="string">
            <text:p><text:a xlink:href="http://sportsdatabase.com/ncaabb/query?output=default&amp;sdql=p%3Arank%3C%3D25+and+rank+is+None+and+p%3AU&amp;submit=++S+D+Q+L+%21++" xlink:type="simple">http://sportsdatabase.com/ncaabb/query?output=default&amp;sdql=p%3Arank%3C%3D25+and+rank+is+None+and+p%3AU&amp;submit=++S+D+Q+L+%21++</text:a></text:p>
          </table:table-cell>
          <table:table-cell table:style-name="ce41" office:value-type="string" calcext:value-type="string">
            <text:p>GG</text:p>
          </table:table-cell>
          <table:table-cell table:style-name="ce41" office:value-type="string" calcext:value-type="string">
            <text:p>ATS Fade</text:p>
          </table:table-cell>
          <table:table-cell table:style-name="ce41" table:formula="of:=[.C37]+[.D37]" office:value-type="float" office:value="168" calcext:value-type="float">
            <text:p>168</text:p>
          </table:table-cell>
          <table:table-cell table:style-name="ce15" table:formula="of:=([.C37]-[.D37])/SQRT([.C37]+[.D37])" office:value-type="float" office:value="2.62315694935556" calcext:value-type="float">
            <text:p>2.62</text:p>
          </table:table-cell>
          <table:table-cell table:style-name="ce1" table:number-columns-repeated="12"/>
          <table:table-cell table:number-columns-repeated="997"/>
        </table:table-row>
        <table:table-row table:style-name="ro2">
          <table:table-cell table:style-name="ce40" office:value-type="date" office:date-value="2015-01-04" calcext:value-type="date">
            <text:p>1/4/2015</text:p>
          </table:table-cell>
          <table:table-cell table:style-name="ce41" office:value-type="string" calcext:value-type="string">
            <text:p>NCAAB38</text:p>
          </table:table-cell>
          <table:table-cell table:style-name="ce41" office:value-type="float" office:value="156" calcext:value-type="float">
            <text:p>156</text:p>
          </table:table-cell>
          <table:table-cell table:style-name="ce41" office:value-type="float" office:value="110" calcext:value-type="float">
            <text:p>110</text:p>
          </table:table-cell>
          <table:table-cell table:style-name="ce44" table:formula="of:=([.C38]*0.91)-[.D38]" office:value-type="float" office:value="31.96" calcext:value-type="float">
            <text:p>31.96</text:p>
          </table:table-cell>
          <table:table-cell table:style-name="ce45" table:formula="of:=[.E38]/([.C38]+[.D38])" office:value-type="percentage" office:value="0.12015037593985" calcext:value-type="percentage">
            <text:p>12.02%</text:p>
          </table:table-cell>
          <table:table-cell table:style-name="ce41" office:value-type="string" calcext:value-type="string">
            <text:p>ATS</text:p>
          </table:table-cell>
          <table:table-cell table:style-name="ce41" table:number-columns-repeated="2"/>
          <table:table-cell table:style-name="ce1" office:value-type="string" calcext:value-type="string">
            <text:p>p:points*2&lt;op:points</text:p>
          </table:table-cell>
          <table:table-cell table:style-name="ce2" office:value-type="string" calcext:value-type="string">
            <text:p><text:a xlink:href="http://sportsdatabase.com/ncaabb/query?output=default&amp;sdql=p%3Apoints*2%3Cop%3Apoints++&amp;submit=++S+D+Q+L+%21++" xlink:type="simple">http://sportsdatabase.com/ncaabb/query?output=default&amp;sdql=p%3Apoints*2%3Cop%3Apoints++&amp;submit=++S+D+Q+L+%21++</text:a></text:p>
          </table:table-cell>
          <table:table-cell table:style-name="ce41" office:value-type="string" calcext:value-type="string">
            <text:p>GG</text:p>
          </table:table-cell>
          <table:table-cell table:style-name="ce41" office:value-type="string" calcext:value-type="string">
            <text:p>ATS Back</text:p>
          </table:table-cell>
          <table:table-cell table:style-name="ce41" table:formula="of:=[.C38]+[.D38]" office:value-type="float" office:value="266" calcext:value-type="float">
            <text:p>266</text:p>
          </table:table-cell>
          <table:table-cell table:style-name="ce15" table:formula="of:=([.C38]-[.D38])/SQRT([.C38]+[.D38])" office:value-type="float" office:value="2.82044096163084" calcext:value-type="float">
            <text:p>2.82</text:p>
          </table:table-cell>
          <table:table-cell table:style-name="ce1" table:number-columns-repeated="12"/>
          <table:table-cell table:number-columns-repeated="997"/>
        </table:table-row>
        <table:table-row table:style-name="ro2">
          <table:table-cell table:style-name="ce40" office:value-type="date" office:date-value="2015-01-04" calcext:value-type="date">
            <text:p>1/4/2015</text:p>
          </table:table-cell>
          <table:table-cell table:style-name="ce41" office:value-type="string" calcext:value-type="string">
            <text:p>NCAAB39</text:p>
          </table:table-cell>
          <table:table-cell table:style-name="ce41" office:value-type="float" office:value="98" calcext:value-type="float">
            <text:p>98</text:p>
          </table:table-cell>
          <table:table-cell table:style-name="ce41" office:value-type="float" office:value="55" calcext:value-type="float">
            <text:p>55</text:p>
          </table:table-cell>
          <table:table-cell table:style-name="ce44" table:formula="of:=([.C39]*0.91)-[.D39]" office:value-type="float" office:value="34.18" calcext:value-type="float">
            <text:p>34.18</text:p>
          </table:table-cell>
          <table:table-cell table:style-name="ce45" table:formula="of:=[.E39]/([.C39]+[.D39])" office:value-type="percentage" office:value="0.223398692810458" calcext:value-type="percentage">
            <text:p>22.34%</text:p>
          </table:table-cell>
          <table:table-cell table:style-name="ce41" office:value-type="string" calcext:value-type="string">
            <text:p>OVER</text:p>
          </table:table-cell>
          <table:table-cell table:style-name="ce41" table:number-columns-repeated="2"/>
          <table:table-cell table:style-name="ce1" office:value-type="string" calcext:value-type="string">
            <text:p>p:WH and <text:s/>p:margin at the half&lt;-10 <text:s/>and op:W</text:p>
          </table:table-cell>
          <table:table-cell table:style-name="ce2" office:value-type="string" calcext:value-type="string">
            <text:p><text:a xlink:href="http://sportsdatabase.com/ncaabb/query?output=default&amp;sdql=p%3AWH+and++p%3Amargin+at+the+half%3C-10++and+op%3AW++&amp;submit=++S+D+Q+L+%21++" xlink:type="simple">http://sportsdatabase.com/ncaabb/query?output=default&amp;sdql=p%3AWH+and++p%3Amargin+at+the+half%3C-10++and+op%3AW++&amp;submit=++S+D+Q+L+%21++</text:a></text:p>
          </table:table-cell>
          <table:table-cell table:style-name="ce41" office:value-type="string" calcext:value-type="string">
            <text:p>GG</text:p>
          </table:table-cell>
          <table:table-cell table:style-name="ce41" office:value-type="string" calcext:value-type="string">
            <text:p>Over</text:p>
          </table:table-cell>
          <table:table-cell table:style-name="ce41" table:formula="of:=[.C39]+[.D39]" office:value-type="float" office:value="153" calcext:value-type="float">
            <text:p>153</text:p>
          </table:table-cell>
          <table:table-cell table:style-name="ce15" table:formula="of:=([.C39]-[.D39])/SQRT([.C39]+[.D39])" office:value-type="float" office:value="3.47634395885411" calcext:value-type="float">
            <text:p>3.48</text:p>
          </table:table-cell>
          <table:table-cell table:style-name="ce1" table:number-columns-repeated="12"/>
          <table:table-cell table:number-columns-repeated="997"/>
        </table:table-row>
        <table:table-row table:style-name="ro2">
          <table:table-cell table:style-name="ce40" office:value-type="date" office:date-value="2015-01-05" calcext:value-type="date">
            <text:p>1/5/2015</text:p>
          </table:table-cell>
          <table:table-cell table:style-name="ce41" office:value-type="string" calcext:value-type="string">
            <text:p>NCAAB40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18" calcext:value-type="float">
            <text:p>18</text:p>
          </table:table-cell>
          <table:table-cell table:style-name="ce44" table:formula="of:=([.C40]*0.91)-[.D40]" office:value-type="float" office:value="32.96" calcext:value-type="float">
            <text:p>32.96</text:p>
          </table:table-cell>
          <table:table-cell table:style-name="ce45" table:formula="of:=[.E40]/([.C40]+[.D40])" office:value-type="percentage" office:value="0.445405405405405" calcext:value-type="percentage">
            <text:p>44.54%</text:p>
          </table:table-cell>
          <table:table-cell table:style-name="ce41" office:value-type="string" calcext:value-type="string">
            <text:p>ATS</text:p>
          </table:table-cell>
          <table:table-cell table:style-name="ce41" table:number-columns-repeated="2"/>
          <table:table-cell table:style-name="ce30" office:value-type="string" calcext:value-type="string">
            <text:p>AF and streak&gt;=3 and 60&gt;=WP&gt;=51 and o:WP&lt;45 and o:rest&lt;4</text:p>
          </table:table-cell>
          <table:table-cell table:style-name="ce2" office:value-type="string" calcext:value-type="string">
            <text:p><text:a xlink:href="http://sportsdatabase.com/ncaabb/query?output=default&amp;sdql=AF+and+streak%3E%3D3+and+60%3E%3DWP%3E%3D51+and+o%3AWP%3C45+and+o%3Arest%3C4+&amp;submit=++S+D+Q+L+%21++" xlink:type="simple">http://sportsdatabase.com/ncaabb/query?output=default&amp;sdql=AF+and+streak%3E%3D3+and+60%3E%3DWP%3E%3D51+and+o%3AWP%3C45+and+o%3Arest%3C4+&amp;submit=++S+D+Q+L+%21++</text:a></text:p>
          </table:table-cell>
          <table:table-cell table:style-name="ce41" office:value-type="string" calcext:value-type="string">
            <text:p>JMon</text:p>
          </table:table-cell>
          <table:table-cell table:style-name="ce41" office:value-type="string" calcext:value-type="string">
            <text:p>ATS Back</text:p>
          </table:table-cell>
          <table:table-cell table:style-name="ce41" table:formula="of:=[.C40]+[.D40]" office:value-type="float" office:value="74" calcext:value-type="float">
            <text:p>74</text:p>
          </table:table-cell>
          <table:table-cell table:style-name="ce15" table:formula="of:=([.C40]-[.D40])/SQRT([.C40]+[.D40])" office:value-type="float" office:value="4.41741027226513" calcext:value-type="float">
            <text:p>4.42</text:p>
          </table:table-cell>
          <table:table-cell table:style-name="ce1" table:number-columns-repeated="12"/>
          <table:table-cell table:number-columns-repeated="997"/>
        </table:table-row>
        <table:table-row table:style-name="ro2">
          <table:table-cell table:style-name="ce40" office:value-type="date" office:date-value="2015-01-05" calcext:value-type="date">
            <text:p>1/5/2015</text:p>
          </table:table-cell>
          <table:table-cell table:style-name="ce41" office:value-type="string" calcext:value-type="string">
            <text:p>NCAAB41</text:p>
          </table:table-cell>
          <table:table-cell table:style-name="ce41" office:value-type="float" office:value="132" calcext:value-type="float">
            <text:p>132</text:p>
          </table:table-cell>
          <table:table-cell table:style-name="ce41" office:value-type="float" office:value="81" calcext:value-type="float">
            <text:p>81</text:p>
          </table:table-cell>
          <table:table-cell table:style-name="ce44" table:formula="of:=([.C41]*0.91)-[.D41]" office:value-type="float" office:value="39.12" calcext:value-type="float">
            <text:p>39.12</text:p>
          </table:table-cell>
          <table:table-cell table:style-name="ce45" table:formula="of:=[.E41]/([.C41]+[.D41])" office:value-type="percentage" office:value="0.183661971830986" calcext:value-type="percentage">
            <text:p>18.37%</text:p>
          </table:table-cell>
          <table:table-cell table:style-name="ce41" office:value-type="string" calcext:value-type="string">
            <text:p>ATS</text:p>
          </table:table-cell>
          <table:table-cell table:style-name="ce41" table:number-columns-repeated="2"/>
          <table:table-cell table:style-name="ce1" office:value-type="string" calcext:value-type="string">
            <text:p>p:assists&gt;po:assists*4 and total&lt;140</text:p>
          </table:table-cell>
          <table:table-cell table:style-name="ce2" office:value-type="string" calcext:value-type="string">
            <text:p><text:a xlink:href="http://sportsdatabase.com/ncaabb/query?output=default&amp;sdql=p%3Aassists%3Epo%3Aassists*4+and+total%3C140&amp;submit=++S+D+Q+L+!++" xlink:type="simple">http://sportsdatabase.com/ncaabb/query?output=default&amp;sdql=p%3Aassists%3Epo%3Aassists*4+and+total%3C140&amp;submit=++S+D+Q+L+!++</text:a></text:p>
          </table:table-cell>
          <table:table-cell table:style-name="ce41" office:value-type="string" calcext:value-type="string">
            <text:p>GG</text:p>
          </table:table-cell>
          <table:table-cell table:style-name="ce41" office:value-type="string" calcext:value-type="string">
            <text:p>ATS Fade</text:p>
          </table:table-cell>
          <table:table-cell table:style-name="ce41" table:formula="of:=[.C41]+[.D41]" office:value-type="float" office:value="213" calcext:value-type="float">
            <text:p>213</text:p>
          </table:table-cell>
          <table:table-cell table:style-name="ce15" table:formula="of:=([.C41]-[.D41])/SQRT([.C41]+[.D41])" office:value-type="float" office:value="3.49446242012041" calcext:value-type="float">
            <text:p>3.49</text:p>
          </table:table-cell>
          <table:table-cell table:style-name="ce1" table:number-columns-repeated="12"/>
          <table:table-cell table:number-columns-repeated="997"/>
        </table:table-row>
        <table:table-row table:style-name="ro2">
          <table:table-cell table:style-name="ce40" office:value-type="date" office:date-value="2015-01-05" calcext:value-type="date">
            <text:p>1/5/2015</text:p>
          </table:table-cell>
          <table:table-cell table:style-name="ce41" office:value-type="string" calcext:value-type="string">
            <text:p>NCAAB42</text:p>
          </table:table-cell>
          <table:table-cell table:style-name="ce41" office:value-type="float" office:value="114" calcext:value-type="float">
            <text:p>114</text:p>
          </table:table-cell>
          <table:table-cell table:style-name="ce41" office:value-type="float" office:value="73" calcext:value-type="float">
            <text:p>73</text:p>
          </table:table-cell>
          <table:table-cell table:style-name="ce44" table:formula="of:=([.C42]*0.91)-[.D42]" office:value-type="float" office:value="30.74" calcext:value-type="float">
            <text:p>30.74</text:p>
          </table:table-cell>
          <table:table-cell table:style-name="ce45" table:formula="of:=[.E42]/([.C42]+[.D42])" office:value-type="percentage" office:value="0.164385026737968" calcext:value-type="percentage">
            <text:p>16.44%</text:p>
          </table:table-cell>
          <table:table-cell table:style-name="ce41" office:value-type="string" calcext:value-type="string">
            <text:p>UNDER</text:p>
          </table:table-cell>
          <table:table-cell table:style-name="ce41" table:number-columns-repeated="2"/>
          <table:table-cell table:style-name="ce3" office:value-type="string" calcext:value-type="string">
            <text:p>(p:field goals made / p:field goals attempted) - (po:field goals made / po:field goals attempted) &gt; 0.3</text:p>
          </table:table-cell>
          <table:table-cell table:style-name="ce2" office:value-type="string" calcext:value-type="string">
            <text:p><text:a xlink:href="http://sportsdatabase.com/ncaabb/query?output=default&amp;sdql=%28p%3Afield+goals+made%2Fp%3Afield+goals+attempted%29-%28po%3Afield+goals+made%2Fpo%3Afield+goals+attempted%29%3E0.3&amp;submit=++S+D+Q+L+!++" xlink:type="simple">http://sportsdatabase.com/ncaabb/query?output=default&amp;sdql=%28p%3Afield+goals+made%2Fp%3Afield+goals+attempted%29-%28po%3Afield+goals+made%2Fpo%3Afield+goals+attempted%29%3E0.3&amp;submit=++S+D+Q+L+!++</text:a></text:p>
          </table:table-cell>
          <table:table-cell table:style-name="ce41" office:value-type="string" calcext:value-type="string">
            <text:p>GG</text:p>
          </table:table-cell>
          <table:table-cell table:style-name="ce41" office:value-type="string" calcext:value-type="string">
            <text:p>Under</text:p>
          </table:table-cell>
          <table:table-cell table:style-name="ce41" table:formula="of:=[.C42]+[.D42]" office:value-type="float" office:value="187" calcext:value-type="float">
            <text:p>187</text:p>
          </table:table-cell>
          <table:table-cell table:style-name="ce15" table:formula="of:=([.C42]-[.D42])/SQRT([.C42]+[.D42])" office:value-type="float" office:value="2.99821693892124" calcext:value-type="float">
            <text:p>3.00</text:p>
          </table:table-cell>
          <table:table-cell table:style-name="ce1" table:number-columns-repeated="12"/>
          <table:table-cell table:number-columns-repeated="997"/>
        </table:table-row>
        <table:table-row table:style-name="ro2">
          <table:table-cell table:style-name="ce40" office:value-type="date" office:date-value="2015-01-05" calcext:value-type="date">
            <text:p>1/5/2015</text:p>
          </table:table-cell>
          <table:table-cell table:style-name="ce41" office:value-type="string" calcext:value-type="string">
            <text:p>NCAAB43</text:p>
          </table:table-cell>
          <table:table-cell table:style-name="ce41" office:value-type="float" office:value="139" calcext:value-type="float">
            <text:p>139</text:p>
          </table:table-cell>
          <table:table-cell table:style-name="ce41" office:value-type="float" office:value="91" calcext:value-type="float">
            <text:p>91</text:p>
          </table:table-cell>
          <table:table-cell table:style-name="ce44" table:formula="of:=([.C43]*0.91)-[.D43]" office:value-type="float" office:value="35.49" calcext:value-type="float">
            <text:p>35.49</text:p>
          </table:table-cell>
          <table:table-cell table:style-name="ce45" table:formula="of:=[.E43]/([.C43]+[.D43])" office:value-type="percentage" office:value="0.154304347826087" calcext:value-type="percentage">
            <text:p>15.43%</text:p>
          </table:table-cell>
          <table:table-cell table:style-name="ce41" office:value-type="string" calcext:value-type="string">
            <text:p>UNDER</text:p>
          </table:table-cell>
          <table:table-cell table:style-name="ce41" table:number-columns-repeated="2"/>
          <table:table-cell table:style-name="ce3" office:value-type="string" calcext:value-type="string">
            <text:p>p:rebounds &gt; po:rebounds * 2 and p:U</text:p>
          </table:table-cell>
          <table:table-cell table:style-name="ce2" office:value-type="string" calcext:value-type="string">
            <text:p><text:a xlink:href="http://sportsdatabase.com/ncaabb/query?output=default&amp;sdql=p%3Arebounds%3Epo%3Arebounds*2++and+p%3AU&amp;submit=++S+D+Q+L+!++" xlink:type="simple">http://sportsdatabase.com/ncaabb/query?output=default&amp;sdql=p%3Arebounds%3Epo%3Arebounds*2++and+p%3AU&amp;submit=++S+D+Q+L+!++</text:a></text:p>
          </table:table-cell>
          <table:table-cell table:style-name="ce41" office:value-type="string" calcext:value-type="string">
            <text:p>GG</text:p>
          </table:table-cell>
          <table:table-cell table:style-name="ce41" office:value-type="string" calcext:value-type="string">
            <text:p>Under</text:p>
          </table:table-cell>
          <table:table-cell table:style-name="ce41" table:formula="of:=[.C43]+[.D43]" office:value-type="float" office:value="230" calcext:value-type="float">
            <text:p>230</text:p>
          </table:table-cell>
          <table:table-cell table:style-name="ce15" table:formula="of:=([.C43]-[.D43])/SQRT([.C43]+[.D43])" office:value-type="float" office:value="3.16502627229978" calcext:value-type="float">
            <text:p>3.17</text:p>
          </table:table-cell>
          <table:table-cell table:style-name="ce1" table:number-columns-repeated="12"/>
          <table:table-cell table:number-columns-repeated="997"/>
        </table:table-row>
        <table:table-row table:style-name="ro2">
          <table:table-cell table:style-name="ce40" office:value-type="date" office:date-value="2015-01-08" calcext:value-type="date">
            <text:p>1/8/2015</text:p>
          </table:table-cell>
          <table:table-cell table:style-name="ce41" office:value-type="string" calcext:value-type="string">
            <text:p>NCAAB44</text:p>
          </table:table-cell>
          <table:table-cell table:style-name="ce41" office:value-type="float" office:value="126" calcext:value-type="float">
            <text:p>126</text:p>
          </table:table-cell>
          <table:table-cell table:style-name="ce41" office:value-type="float" office:value="87" calcext:value-type="float">
            <text:p>87</text:p>
          </table:table-cell>
          <table:table-cell table:style-name="ce44" table:formula="of:=([.C44]*0.91)-[.D44]" office:value-type="float" office:value="27.66" calcext:value-type="float">
            <text:p>27.66</text:p>
          </table:table-cell>
          <table:table-cell table:style-name="ce45" table:formula="of:=[.E44]/([.C44]+[.D44])" office:value-type="percentage" office:value="0.129859154929578" calcext:value-type="percentage">
            <text:p>12.99%</text:p>
          </table:table-cell>
          <table:table-cell table:style-name="ce41" office:value-type="string" calcext:value-type="string">
            <text:p>UNDER</text:p>
          </table:table-cell>
          <table:table-cell table:style-name="ce41" table:number-columns-repeated="2"/>
          <table:table-cell table:style-name="ce1" office:value-type="string" calcext:value-type="string">
            <text:p>streak&gt;=3 and p:margin+pp:margin+ppp:margin&lt;=13 and p:H</text:p>
          </table:table-cell>
          <table:table-cell table:style-name="ce2" office:value-type="string" calcext:value-type="string">
            <text:p><text:a xlink:href="http://killersports.com/ncaabb/query?sdql=streak%3E%3D3+and+p%3Amargin%2Bpp%3Amargin%2Bppp%3Amargin%3C%3D13+and+p%3AH+&amp;submit=++S+D+Q+L+!++" xlink:type="simple">http://killersports.com/ncaabb/query?sdql=streak%3E%3D3+and+p%3Amargin%2Bpp%3Amargin%2Bppp%3Amargin%3C%3D13+and+p%3AH+&amp;submit=++S+D+Q+L+!++</text:a></text:p>
          </table:table-cell>
          <table:table-cell table:style-name="ce20" office:value-type="string" calcext:value-type="string">
            <text:p>perryhs</text:p>
          </table:table-cell>
          <table:table-cell table:style-name="ce41" office:value-type="string" calcext:value-type="string">
            <text:p>Under</text:p>
          </table:table-cell>
          <table:table-cell table:style-name="ce41" table:formula="of:=[.C44]+[.D44]" office:value-type="float" office:value="213" calcext:value-type="float">
            <text:p>213</text:p>
          </table:table-cell>
          <table:table-cell table:style-name="ce15" table:formula="of:=([.C44]-[.D44])/SQRT([.C44]+[.D44])" office:value-type="float" office:value="2.67223596832737" calcext:value-type="float">
            <text:p>2.67</text:p>
          </table:table-cell>
          <table:table-cell table:style-name="ce1" table:number-columns-repeated="12"/>
          <table:table-cell table:number-columns-repeated="997"/>
        </table:table-row>
        <table:table-row table:style-name="ro2">
          <table:table-cell table:style-name="ce40" office:value-type="date" office:date-value="2015-01-08" calcext:value-type="date">
            <text:p>1/8/2015</text:p>
          </table:table-cell>
          <table:table-cell table:style-name="ce41" office:value-type="string" calcext:value-type="string">
            <text:p>NCAAB45</text:p>
          </table:table-cell>
          <table:table-cell table:style-name="ce41" office:value-type="float" office:value="263" calcext:value-type="float">
            <text:p>263</text:p>
          </table:table-cell>
          <table:table-cell table:style-name="ce41" office:value-type="float" office:value="190" calcext:value-type="float">
            <text:p>190</text:p>
          </table:table-cell>
          <table:table-cell table:style-name="ce44" table:formula="of:=([.C45]*0.91)-[.D45]" office:value-type="float" office:value="49.33" calcext:value-type="float">
            <text:p>49.33</text:p>
          </table:table-cell>
          <table:table-cell table:style-name="ce45" table:formula="of:=[.E45]/([.C45]+[.D45])" office:value-type="percentage" office:value="0.108896247240618" calcext:value-type="percentage">
            <text:p>10.89%</text:p>
          </table:table-cell>
          <table:table-cell table:style-name="ce41" office:value-type="string" calcext:value-type="string">
            <text:p>UNDER</text:p>
          </table:table-cell>
          <table:table-cell table:style-name="ce41" table:number-columns-repeated="2"/>
          <table:table-cell table:style-name="ce1" office:value-type="string" calcext:value-type="string">
            <text:p>streak&lt;=-3 and p:margin+pp:margin+ppp:margin&lt;=-60 and po:points&gt;70</text:p>
          </table:table-cell>
          <table:table-cell table:style-name="ce2" office:value-type="string" calcext:value-type="string">
            <text:p><text:a xlink:href="http://killersports.com/ncaabb/query?sdql=streak%3C%3D-3+and+p%3Amargin%2Bpp%3Amargin%2Bppp%3Amargin%3C%3D-60+and+po%3Apoints%3E70&amp;submit=++S+D+Q+L+!++" xlink:type="simple">http://killersports.com/ncaabb/query?sdql=streak%3C%3D-3+and+p%3Amargin%2Bpp%3Amargin%2Bppp%3Amargin%3C%3D-60+and+po%3Apoints%3E70&amp;submit=++S+D+Q+L+!++</text:a></text:p>
          </table:table-cell>
          <table:table-cell table:style-name="ce20" office:value-type="string" calcext:value-type="string">
            <text:p>perryhs</text:p>
          </table:table-cell>
          <table:table-cell table:style-name="ce41" office:value-type="string" calcext:value-type="string">
            <text:p>Under</text:p>
          </table:table-cell>
          <table:table-cell table:style-name="ce41" table:formula="of:=[.C45]+[.D45]" office:value-type="float" office:value="453" calcext:value-type="float">
            <text:p>453</text:p>
          </table:table-cell>
          <table:table-cell table:style-name="ce15" table:formula="of:=([.C45]-[.D45])/SQRT([.C45]+[.D45])" office:value-type="float" office:value="3.42983919586506" calcext:value-type="float">
            <text:p>3.43</text:p>
          </table:table-cell>
          <table:table-cell table:style-name="ce1" table:number-columns-repeated="12"/>
          <table:table-cell table:number-columns-repeated="997"/>
        </table:table-row>
        <table:table-row table:style-name="ro1" table:number-rows-repeated="22">
          <table:table-cell table:style-name="ce41" table:number-columns-repeated="4"/>
          <table:table-cell table:style-name="ce44"/>
          <table:table-cell table:style-name="ce41" table:number-columns-repeated="4"/>
          <table:table-cell table:style-name="ce1" table:number-columns-repeated="2"/>
          <table:table-cell table:style-name="ce41" table:number-columns-repeated="3"/>
          <table:table-cell table:style-name="ce15"/>
          <table:table-cell table:style-name="ce1" table:number-columns-repeated="12"/>
          <table:table-cell table:number-columns-repeated="997"/>
        </table:table-row>
        <table:table-row table:style-name="ro1" table:number-rows-repeated="931">
          <table:table-cell table:style-name="ce41" table:number-columns-repeated="4"/>
          <table:table-cell table:style-name="ce44"/>
          <table:table-cell table:style-name="ce41" table:number-columns-repeated="4"/>
          <table:table-cell table:style-name="ce1" table:number-columns-repeated="2"/>
          <table:table-cell table:style-name="ce41" table:number-columns-repeated="3"/>
          <table:table-cell table:style-name="ce48"/>
          <table:table-cell table:style-name="ce1" table:number-columns-repeated="12"/>
          <table:table-cell table:number-columns-repeated="997"/>
        </table:table-row>
        <table:table-row table:style-name="ro3" table:number-rows-repeated="1047576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expression table:name="_xlnm._FilterDatabase" table:base-cell-address="$Description.$A$1" table:expression="#REF!"/>
        <table:named-expression table:name="_xlnm._FilterDatabase_1" table:base-cell-address="$Description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number-style style:name="N121">
      <number:number number:decimal-places="1" loext:min-decimal-places="1" number:min-integer-digits="1"/>
    </number:number-style>
    <number:date-style style:name="N122">
      <number:day number:style="long"/>
      <number:text>.</number:text>
      <number:month number:style="long"/>
      <number:text>.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5P0" style:volatile="true" number:language="en" number:country="US">
      <number:text> </number:text>
      <number:number number:decimal-places="0" loext:min-decimal-places="0" number:min-integer-digits="1" number:grouping="true"/>
      <number:text> </number:text>
    </number:number-style>
    <number:number-style style:name="N10145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5P2" style:volatile="true" number:language="en" number:country="US">
      <number:text> - </number:text>
    </number:number-style>
    <number:text-style style:name="N10145" number:language="en" number:country="US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currency-style style:name="N1014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8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8P2" style:volatile="true" number:language="en" number:country="US">
      <number:currency-symbol/>
      <number:text>- </number:text>
    </number:currency-style>
    <number:text-style style:name="N10148" number:language="en" number:country="US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en" number:country="US">
      <number:text> </number:text>
      <number:number number:decimal-places="2" loext:min-decimal-places="2" number:min-integer-digits="1" number:grouping="true"/>
      <number:text> </number:text>
    </number:number-style>
    <number:number-style style:name="N10152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2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52" number:language="en" number:country="US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currency-style style:name="N1015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56" number:language="en" number:country="US">
      <number:minutes number:style="long"/>
      <number:text>:</number:text>
      <number:seconds number:style="long"/>
    </number:time-style>
    <number:time-style style:name="N1015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8" number:language="en" number:country="US">
      <number:minutes number:style="long"/>
      <number:text>:</number:text>
      <number:seconds number:style="long" number:decimal-places="1"/>
    </number:time-style>
    <number:number-style style:name="N10159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5">00/00/0000</text:date>, <text:time style:data-style-name="N2" text:time-value="16:59:50.1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escription" style:display-name="PageStyle_Descrip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t" style:display-name="PageStyle_Cha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tributors" style:display-name="PageStyle_Contributo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FL" style:display-name="PageStyle_NF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LB" style:display-name="PageStyle_ML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BA" style:display-name="PageStyle_NB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HL" style:display-name="PageStyle_NH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CAAFB" style:display-name="PageStyle_NCAAF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CAABB" style:display-name="PageStyle_NCAAB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FL" style:display-name="PageStyle_CF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BA_20_Best_20_Bet" style:display-name="PageStyle_NBA Best B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5T17:01:29.753000000</dc:date>
    <meta:generator>LibreOffice/6.0.6.2$Windows_X86_64 LibreOffice_project/0c292870b25a325b5ed35f6b45599d2ea4458e77</meta:generator>
    <meta:editing-duration>PT1M49S</meta:editing-duration>
    <meta:editing-cycles>2</meta:editing-cycles>
    <meta:document-statistic meta:table-count="6" meta:cell-count="5716" meta:object-count="0"/>
  </office:meta>
</office:document-meta>
</file>